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839in"/>
    </style:style>
    <style:style style:name="co3" style:family="table-column">
      <style:table-column-properties fo:break-before="auto" style:column-width="1.5335in"/>
    </style:style>
    <style:style style:name="co4" style:family="table-column">
      <style:table-column-properties fo:break-before="auto" style:column-width="3.1201in"/>
    </style:style>
    <style:style style:name="co5" style:family="table-column">
      <style:table-column-properties fo:break-before="auto" style:column-width="2.8953in"/>
    </style:style>
    <style:style style:name="co6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color="#93a1a1" style:text-outline="false" style:text-line-through-style="none" style:text-line-through-type="none" style:font-name="Monospace" fo:font-size="10pt" fo:language="none" fo:country="none" fo:font-style="normal" fo:text-shadow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93a1a1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/>
    <style:style style:name="ce6" style:family="table-cell" style:parent-style-name="Default" style:data-style-name="N2"/>
    <style:style style:name="ce7" style:family="table-cell" style:parent-style-name="Default">
      <style:text-properties fo:color="#b589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93a1a1" style:font-name="Monospace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onospace" style:font-name-complex="Monospac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b58900" style:font-name="Monospace" fo:font-size="10pt" style:font-name-asian="Monospace" style:font-name-complex="Monospace" style:font-size-asian="10pt" style:font-size-complex="10pt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268bd2"/>
    </style:style>
    <style:style style:name="T4" style:family="text">
      <style:text-properties style:font-name="Monospace" fo:font-size="10pt" style:font-name-asian="Monospace" style:font-name-complex="Monospace" style:font-size-asian="10pt" style:font-size-complex="10pt" fo:color="#b58900"/>
    </style:style>
    <style:style style:name="T5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 fo:color="#859900"/>
    </style:style>
    <style:style style:name="T7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8" style:family="text">
      <style:text-properties style:font-name="Monospace" fo:font-size="10pt" style:font-name-asian="Monospace" style:font-name-complex="Monospace" style:font-size-asian="10pt" style:font-size-complex="10pt" fo:color="#d3368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ce6"/>
        <table:table-column table:style-name="co1" table:number-columns-repeated="2" table:default-cell-style-name="ce6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<text:span text:style-name="T1">vishay</text:span><text:tab/></text:p>
          </table:table-cell>
          <table:table-cell table:style-name="ce3" office:value-type="string" calcext:value-type="string">
            <text:p>NTCLE203E3103SBO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<text:span text:style-name="T2"> </text:span><text:span text:style-name="T3">RNTC25</text:span><text:span text:style-name="T4"> </text:span><text:tab/><text:tab/><text:span text:style-name="T2">10000.0</text:span>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Rpullup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//#define B25_85 VALUE <text:s text:c="2"/>39770.0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// from NTC calculator https://www.vishay.com/thermistors/ntc-rt-calculator/</text:p>
          </table:table-cell>
          <table:table-cell table:number-columns-repeated="13"/>
        </table:table-row>
        <table:table-row table:style-name="ro1">
          <table:table-cell/>
          <table:table-cell table:style-name="ce4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<text:span text:style-name="T2">#define </text:span><text:span text:style-name="T3">AVALUE</text:span><text:tab/><text:tab/><text:span text:style-name="T2">0.001125308852122</text:span>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<text:span text:style-name="T2">#define </text:span><text:span text:style-name="T3">BVALUE</text:span><text:tab/><text:tab/><text:span text:style-name="T2">0.000234711863267</text:span>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<text:span text:style-name="T2">#define </text:span><text:span text:style-name="T3">CVALUE</text:span><text:tab/><text:tab/><text:span text:style-name="T2">0.000000085663516</text:span>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style-name="ce2" office:value-type="string" calcext:value-type="string">
            <text:p><text:tab/><text:span text:style-name="T5">temp </text:span><text:span text:style-name="T6">=</text:span><text:span text:style-name="T7"> (</text:span><text:span text:style-name="T8">1.0</text:span><text:span text:style-name="T7"> </text:span><text:span text:style-name="T6">/</text:span><text:span text:style-name="T7"> (AVALUE </text:span><text:span text:style-name="T6">+</text:span><text:span text:style-name="T7"> BVALUE </text:span><text:span text:style-name="T6">*</text:span><text:span text:style-name="T7"> rLog </text:span><text:span text:style-name="T6">+</text:span><text:span text:style-name="T7">  CVALUE </text:span><text:span text:style-name="T6">*</text:span><text:span text:style-name="T7"> rLog </text:span><text:span text:style-name="T6">*</text:span><text:span text:style-name="T7">rLog</text:span><text:span text:style-name="T6">*</text:span><text:span text:style-name="T7"> rLog) ) </text:span><text:span text:style-name="T6">-</text:span><text:span text:style-name="T7"> </text:span><text:span text:style-name="T8">273.15</text:span><text:span text:style-name="T7">;</text:span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.00335401643468053" calcext:value-type="float">
            <text:p>0.00335401643468053</text:p>
          </table:table-cell>
          <table:table-cell table:number-columns-repeated="10"/>
          <table:table-cell table:style-name="ce7" office:value-type="float" office:value="0.001125308852122" calcext:value-type="float">
            <text:p>0.0011253088521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.000256523550896126" calcext:value-type="float">
            <text:p>0.000256523550896126</text:p>
          </table:table-cell>
          <table:table-cell table:number-columns-repeated="3"/>
          <table:table-cell office:value-type="string" calcext:value-type="string">
            <text:p>T=1/(A1+B1*LN(RT/R25)+C1*LN(RT/R25)^2+D1*LN(RT/R25)^3)-273.15</text:p>
          </table:table-cell>
          <table:table-cell table:number-columns-repeated="6"/>
          <table:table-cell table:style-name="ce7" office:value-type="float" office:value="0.000234711863267" calcext:value-type="float">
            <text:p>0.0002347118632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0.00000260597012072052" calcext:value-type="float">
            <text:p>2.60597012072052E-06</text:p>
          </table:table-cell>
          <table:table-cell table:number-columns-repeated="10"/>
          <table:table-cell table:style-name="ce7" office:value-type="float" office:value="0.000000085663516" calcext:value-type="float">
            <text:p>0.0000000856635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0.000000063292612648746" calcext:value-type="float">
            <text:p>6.3292612648746E-08</text:p>
          </table:table-cell>
          <table:table-cell table:number-columns-repeated="5"/>
          <table:table-cell office:value-type="string" calcext:value-type="string">
            <text:p>AD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ADREF</text:p>
          </table:table-cell>
          <table:table-cell office:value-type="float" office:value="4096" calcext:value-type="float">
            <text:p>4096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8"/>
          <table:table-cell table:style-name="ce5"/>
          <table:table-cell table:number-columns-repeated="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5218.1" calcext:value-type="float">
            <text:p>55218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3" calcext:value-type="float">
            <text:p>-5.43</text:p>
          </table:table-cell>
          <table:table-cell/>
          <table:table-cell table:style-name="ce5" table:formula="of:=[.$J$16] * [.B20]/ ([.$J$3]+[.B20])" office:value-type="float" office:value="3467.95349143873" calcext:value-type="float">
            <text:p>3468</text:p>
          </table:table-cell>
          <table:table-cell table:formula="of:=LN([.B20]/[.$C$3])" office:value-type="float" office:value="1.70870570509275" calcext:value-type="float">
            <text:p>1.70870570509275</text:p>
          </table:table-cell>
          <table:table-cell table:formula="of:=1/([.$C$12]+[.$C$13]*[.J20]+[.$C$14]*[.J20]*[.J20]*[.J20])-273.15" office:value-type="float" office:value="-10.3614286258824" calcext:value-type="float">
            <text:p>-10.36</text:p>
          </table:table-cell>
          <table:table-cell/>
          <table:table-cell table:formula="of:=1/([.$C$12]+[.$C$13]*[.J20]+[.$C$14]*[.J20]*[.J20] +[.$C$15]*[.$J20]*[.J20]*[.$J20]) -273.15" office:value-type="float" office:value="-10.0103889115255" calcext:value-type="float">
            <text:p>-10.01</text:p>
          </table:table-cell>
          <table:table-cell/>
          <table:table-cell table:formula="of:=[.C12]*3" office:value-type="float" office:value="0.0100620493040416" calcext:value-type="float">
            <text:p>0.0100620493040416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54919.14" calcext:value-type="float">
            <text:p>54919.1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3" calcext:value-type="float">
            <text:p>-5.43</text:p>
          </table:table-cell>
          <table:table-cell/>
          <table:table-cell table:style-name="ce5" table:formula="of:=[.$J$16] * [.B21]/ ([.$J$3]+[.B21])" office:value-type="float" office:value="3465.06126606113" calcext:value-type="float">
            <text:p>3465</text:p>
          </table:table-cell>
          <table:table-cell table:formula="of:=LN([.B21]/[.$C$3])" office:value-type="float" office:value="1.70327682864255" calcext:value-type="float">
            <text:p>1.70327682864255</text:p>
          </table:table-cell>
          <table:table-cell table:formula="of:=1/([.$C$12]+[.$C$13]*[.J21]+[.$C$14]*[.J21]*[.J21]*[.J21])-273.15" office:value-type="float" office:value="-10.2566841961381" calcext:value-type="float">
            <text:p>-10.26</text:p>
          </table:table-cell>
          <table:table-cell/>
          <table:table-cell table:formula="of:=1/([.$C$12]+[.$C$13]*[.J21]+[.$C$14]*[.J21]*[.J21] +[.$C$15]*[.$J21]*[.J21]*[.$J21]) -273.15" office:value-type="float" office:value="-9.91037132979506" calcext:value-type="float">
            <text:p>-9.91</text:p>
          </table:table-cell>
          <table:table-cell table:number-columns-repeated="2"/>
        </table:table-row>
        <table:table-row table:style-name="ro1">
          <table:table-cell office:value-type="float" office:value="-9.8" calcext:value-type="float">
            <text:p>-9.8</text:p>
          </table:table-cell>
          <table:table-cell office:value-type="float" office:value="54621.98" calcext:value-type="float">
            <text:p>54621.9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2" calcext:value-type="float">
            <text:p>-5.42</text:p>
          </table:table-cell>
          <table:table-cell/>
          <table:table-cell table:style-name="ce5" table:formula="of:=[.$J$16] * [.B22]/ ([.$J$3]+[.B22])" office:value-type="float" office:value="3462.15993505615" calcext:value-type="float">
            <text:p>3462</text:p>
          </table:table-cell>
          <table:table-cell table:formula="of:=LN([.B22]/[.$C$3])" office:value-type="float" office:value="1.69785127285219" calcext:value-type="float">
            <text:p>1.69785127285219</text:p>
          </table:table-cell>
          <table:table-cell table:formula="of:=1/([.$C$12]+[.$C$13]*[.J22]+[.$C$14]*[.J22]*[.J22]*[.J22])-273.15" office:value-type="float" office:value="-10.1519746201878" calcext:value-type="float">
            <text:p>-10.15</text:p>
          </table:table-cell>
          <table:table-cell/>
          <table:table-cell table:formula="of:=1/([.$C$12]+[.$C$13]*[.J22]+[.$C$14]*[.J22]*[.J22] +[.$C$15]*[.$J22]*[.J22]*[.$J22]) -273.15" office:value-type="float" office:value="-9.81035089785786" calcext:value-type="float">
            <text:p>-9.81</text:p>
          </table:table-cell>
          <table:table-cell table:number-columns-repeated="2"/>
        </table:table-row>
        <table:table-row table:style-name="ro1">
          <table:table-cell office:value-type="float" office:value="-9.7" calcext:value-type="float">
            <text:p>-9.7</text:p>
          </table:table-cell>
          <table:table-cell office:value-type="float" office:value="54326.62" calcext:value-type="float">
            <text:p>54326.6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2" calcext:value-type="float">
            <text:p>-5.42</text:p>
          </table:table-cell>
          <table:table-cell/>
          <table:table-cell table:style-name="ce5" table:formula="of:=[.$J$16] * [.B23]/ ([.$J$3]+[.B23])" office:value-type="float" office:value="3459.24961578892" calcext:value-type="float">
            <text:p>3459</text:p>
          </table:table-cell>
          <table:table-cell table:formula="of:=LN([.B23]/[.$C$3])" office:value-type="float" office:value="1.69242925322845" calcext:value-type="float">
            <text:p>1.69242925322845</text:p>
          </table:table-cell>
          <table:table-cell table:formula="of:=1/([.$C$12]+[.$C$13]*[.J23]+[.$C$14]*[.J23]*[.J23]*[.J23])-273.15" office:value-type="float" office:value="-10.0473039696917" calcext:value-type="float">
            <text:p>-10.05</text:p>
          </table:table-cell>
          <table:table-cell/>
          <table:table-cell table:formula="of:=1/([.$C$12]+[.$C$13]*[.J23]+[.$C$14]*[.J23]*[.J23] +[.$C$15]*[.$J23]*[.J23]*[.$J23]) -273.15" office:value-type="float" office:value="-9.71033164642984" calcext:value-type="float">
            <text:p>-9.71</text:p>
          </table:table-cell>
          <table:table-cell table:number-columns-repeated="2"/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54033.04" calcext:value-type="float">
            <text:p>54033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2" calcext:value-type="float">
            <text:p>-5.42</text:p>
          </table:table-cell>
          <table:table-cell/>
          <table:table-cell table:style-name="ce5" table:formula="of:=[.$J$16] * [.B24]/ ([.$J$3]+[.B24])" office:value-type="float" office:value="3456.33022951901" calcext:value-type="float">
            <text:p>3456</text:p>
          </table:table-cell>
          <table:table-cell table:formula="of:=LN([.B24]/[.$C$3])" office:value-type="float" office:value="1.68701061831705" calcext:value-type="float">
            <text:p>1.68701061831705</text:p>
          </table:table-cell>
          <table:table-cell table:formula="of:=1/([.$C$12]+[.$C$13]*[.J24]+[.$C$14]*[.J24]*[.J24]*[.J24])-273.15" office:value-type="float" office:value="-9.94266923394906" calcext:value-type="float">
            <text:p>-9.94</text:p>
          </table:table-cell>
          <table:table-cell/>
          <table:table-cell table:formula="of:=1/([.$C$12]+[.$C$13]*[.J24]+[.$C$14]*[.J24]*[.J24] +[.$C$15]*[.$J24]*[.J24]*[.$J24]) -273.15" office:value-type="float" office:value="-9.61031084070362" calcext:value-type="float">
            <text:p>-9.61</text:p>
          </table:table-cell>
          <table:table-cell table:number-columns-repeated="2"/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53741.23" calcext:value-type="float">
            <text:p>53741.2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1" calcext:value-type="float">
            <text:p>-5.41</text:p>
          </table:table-cell>
          <table:table-cell/>
          <table:table-cell table:style-name="ce5" table:formula="of:=[.$J$16] * [.B25]/ ([.$J$3]+[.B25])" office:value-type="float" office:value="3453.40179472533" calcext:value-type="float">
            <text:p>3453</text:p>
          </table:table-cell>
          <table:table-cell table:formula="of:=LN([.B25]/[.$C$3])" office:value-type="float" office:value="1.68159539791053" calcext:value-type="float">
            <text:p>1.68159539791053</text:p>
          </table:table-cell>
          <table:table-cell table:formula="of:=1/([.$C$12]+[.$C$13]*[.J25]+[.$C$14]*[.J25]*[.J25]*[.J25])-273.15" office:value-type="float" office:value="-9.83807090039539" calcext:value-type="float">
            <text:p>-9.84</text:p>
          </table:table-cell>
          <table:table-cell/>
          <table:table-cell table:formula="of:=1/([.$C$12]+[.$C$13]*[.J25]+[.$C$14]*[.J25]*[.J25] +[.$C$15]*[.$J25]*[.J25]*[.$J25]) -273.15" office:value-type="float" office:value="-9.51028908758224" calcext:value-type="float">
            <text:p>-9.51</text:p>
          </table:table-cell>
          <table:table-cell table:number-columns-repeated="2"/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53451.19" calcext:value-type="float">
            <text:p>53451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1" calcext:value-type="float">
            <text:p>-5.41</text:p>
          </table:table-cell>
          <table:table-cell/>
          <table:table-cell table:style-name="ce5" table:formula="of:=[.$J$16] * [.B26]/ ([.$J$3]+[.B26])" office:value-type="float" office:value="3450.46443163635" calcext:value-type="float">
            <text:p>3450</text:p>
          </table:table-cell>
          <table:table-cell table:formula="of:=LN([.B26]/[.$C$3])" office:value-type="float" office:value="1.67618380802712" calcext:value-type="float">
            <text:p>1.67618380802712</text:p>
          </table:table-cell>
          <table:table-cell table:formula="of:=1/([.$C$12]+[.$C$13]*[.J26]+[.$C$14]*[.J26]*[.J26]*[.J26])-273.15" office:value-type="float" office:value="-9.73351305575358" calcext:value-type="float">
            <text:p>-9.73</text:p>
          </table:table-cell>
          <table:table-cell/>
          <table:table-cell table:formula="of:=1/([.$C$12]+[.$C$13]*[.J26]+[.$C$14]*[.J26]*[.J26] +[.$C$15]*[.$J26]*[.J26]*[.$J26]) -273.15" office:value-type="float" office:value="-9.4102704384361" calcext:value-type="float">
            <text:p>-9.41</text:p>
          </table:table-cell>
          <table:table-cell table:number-columns-repeated="2"/>
        </table:table-row>
        <table:table-row table:style-name="ro1">
          <table:table-cell office:value-type="float" office:value="-9.3" calcext:value-type="float">
            <text:p>-9.3</text:p>
          </table:table-cell>
          <table:table-cell office:value-type="float" office:value="53162.89" calcext:value-type="float">
            <text:p>53162.8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1" calcext:value-type="float">
            <text:p>-5.41</text:p>
          </table:table-cell>
          <table:table-cell/>
          <table:table-cell table:style-name="ce5" table:formula="of:=[.$J$16] * [.B27]/ ([.$J$3]+[.B27])" office:value-type="float" office:value="3447.51795619231" calcext:value-type="float">
            <text:p>3448</text:p>
          </table:table-cell>
          <table:table-cell table:formula="of:=LN([.B27]/[.$C$3])" office:value-type="float" office:value="1.67077550355692" calcext:value-type="float">
            <text:p>1.67077550355692</text:p>
          </table:table-cell>
          <table:table-cell table:formula="of:=1/([.$C$12]+[.$C$13]*[.J27]+[.$C$14]*[.J27]*[.J27]*[.J27])-273.15" office:value-type="float" office:value="-9.62898894530844" calcext:value-type="float">
            <text:p>-9.63</text:p>
          </table:table-cell>
          <table:table-cell/>
          <table:table-cell table:formula="of:=1/([.$C$12]+[.$C$13]*[.J27]+[.$C$14]*[.J27]*[.J27] +[.$C$15]*[.$J27]*[.J27]*[.$J27]) -273.15" office:value-type="float" office:value="-9.31024857403895" calcext:value-type="float">
            <text:p>-9.31</text:p>
          </table:table-cell>
          <table:table-cell table:number-columns-repeated="2"/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52876.33" calcext:value-type="float">
            <text:p>52876.3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" calcext:value-type="float">
            <text:p>-5.4</text:p>
          </table:table-cell>
          <table:table-cell/>
          <table:table-cell table:style-name="ce5" table:formula="of:=[.$J$16] * [.B28]/ ([.$J$3]+[.B28])" office:value-type="float" office:value="3444.56248766428" calcext:value-type="float">
            <text:p>3445</text:p>
          </table:table-cell>
          <table:table-cell table:formula="of:=LN([.B28]/[.$C$3])" office:value-type="float" office:value="1.66537069772035" calcext:value-type="float">
            <text:p>1.66537069772035</text:p>
          </table:table-cell>
          <table:table-cell table:formula="of:=1/([.$C$12]+[.$C$13]*[.J28]+[.$C$14]*[.J28]*[.J28]*[.J28])-273.15" office:value-type="float" office:value="-9.52450260203233" calcext:value-type="float">
            <text:p>-9.52</text:p>
          </table:table-cell>
          <table:table-cell/>
          <table:table-cell table:formula="of:=1/([.$C$12]+[.$C$13]*[.J28]+[.$C$14]*[.J28]*[.J28] +[.$C$15]*[.$J28]*[.J28]*[.$J28]) -273.15" office:value-type="float" office:value="-9.21022749465641" calcext:value-type="float">
            <text:p>-9.21</text:p>
          </table:table-cell>
          <table:table-cell table:number-columns-repeated="2"/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52591.5" calcext:value-type="float">
            <text:p>52591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" calcext:value-type="float">
            <text:p>-5.4</text:p>
          </table:table-cell>
          <table:table-cell/>
          <table:table-cell table:style-name="ce5" table:formula="of:=[.$J$16] * [.B29]/ ([.$J$3]+[.B29])" office:value-type="float" office:value="3441.59804446291" calcext:value-type="float">
            <text:p>3442</text:p>
          </table:table-cell>
          <table:table-cell table:formula="of:=LN([.B29]/[.$C$3])" office:value-type="float" office:value="1.65996941673325" calcext:value-type="float">
            <text:p>1.65996941673325</text:p>
          </table:table-cell>
          <table:table-cell table:formula="of:=1/([.$C$12]+[.$C$13]*[.J29]+[.$C$14]*[.J29]*[.J29]*[.J29])-273.15" office:value-type="float" office:value="-9.42005444691313" calcext:value-type="float">
            <text:p>-9.42</text:p>
          </table:table-cell>
          <table:table-cell/>
          <table:table-cell table:formula="of:=1/([.$C$12]+[.$C$13]*[.J29]+[.$C$14]*[.J29]*[.J29] +[.$C$15]*[.$J29]*[.J29]*[.$J29]) -273.15" office:value-type="float" office:value="-9.11020774670442" calcext:value-type="float">
            <text:p>-9.11</text:p>
          </table:table-cell>
          <table:table-cell table:number-columns-repeated="2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52308.38" calcext:value-type="float">
            <text:p>52308.3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" calcext:value-type="float">
            <text:p>-5.4</text:p>
          </table:table-cell>
          <table:table-cell/>
          <table:table-cell table:style-name="ce5" table:formula="of:=[.$J$16] * [.B30]/ ([.$J$3]+[.B30])" office:value-type="float" office:value="3438.62453942792" calcext:value-type="float">
            <text:p>3439</text:p>
          </table:table-cell>
          <table:table-cell table:formula="of:=LN([.B30]/[.$C$3])" office:value-type="float" office:value="1.65457149468697" calcext:value-type="float">
            <text:p>1.65457149468697</text:p>
          </table:table-cell>
          <table:table-cell table:formula="of:=1/([.$C$12]+[.$C$13]*[.J30]+[.$C$14]*[.J30]*[.J30]*[.J30])-273.15" office:value-type="float" office:value="-9.31564118473756" calcext:value-type="float">
            <text:p>-9.32</text:p>
          </table:table-cell>
          <table:table-cell/>
          <table:table-cell table:formula="of:=1/([.$C$12]+[.$C$13]*[.J30]+[.$C$14]*[.J30]*[.J30] +[.$C$15]*[.$J30]*[.J30]*[.$J30]) -273.15" office:value-type="float" office:value="-9.01018631679062" calcext:value-type="float">
            <text:p>-9.01</text:p>
          </table:table-cell>
          <table:table-cell table:number-columns-repeated="2"/>
        </table:table-row>
        <table:table-row table:style-name="ro1">
          <table:table-cell office:value-type="float" office:value="-8.9" calcext:value-type="float">
            <text:p>-8.9</text:p>
          </table:table-cell>
          <table:table-cell office:value-type="float" office:value="52026.96" calcext:value-type="float">
            <text:p>52026.9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9" calcext:value-type="float">
            <text:p>-5.39</text:p>
          </table:table-cell>
          <table:table-cell/>
          <table:table-cell table:style-name="ce5" table:formula="of:=[.$J$16] * [.B31]/ ([.$J$3]+[.B31])" office:value-type="float" office:value="3435.64198793557" calcext:value-type="float">
            <text:p>3436</text:p>
          </table:table-cell>
          <table:table-cell table:formula="of:=LN([.B31]/[.$C$3])" office:value-type="float" office:value="1.6491769527711" calcext:value-type="float">
            <text:p>1.6491769527711</text:p>
          </table:table-cell>
          <table:table-cell table:formula="of:=1/([.$C$12]+[.$C$13]*[.J31]+[.$C$14]*[.J31]*[.J31]*[.J31])-273.15" office:value-type="float" office:value="-9.21126313729201" calcext:value-type="float">
            <text:p>-9.21</text:p>
          </table:table-cell>
          <table:table-cell/>
          <table:table-cell table:formula="of:=1/([.$C$12]+[.$C$13]*[.J31]+[.$C$14]*[.J31]*[.J31] +[.$C$15]*[.$J31]*[.J31]*[.$J31]) -273.15" office:value-type="float" office:value="-8.91016365392716" calcext:value-type="float">
            <text:p>-8.91</text:p>
          </table:table-cell>
          <table:table-cell table:number-columns-repeated="2"/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51747.24" calcext:value-type="float">
            <text:p>51747.2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9" calcext:value-type="float">
            <text:p>-5.39</text:p>
          </table:table-cell>
          <table:table-cell/>
          <table:table-cell table:style-name="ce5" table:formula="of:=[.$J$16] * [.B32]/ ([.$J$3]+[.B32])" office:value-type="float" office:value="3432.6505126383" calcext:value-type="float">
            <text:p>3433</text:p>
          </table:table-cell>
          <table:table-cell table:formula="of:=LN([.B32]/[.$C$3])" office:value-type="float" office:value="1.64378600439583" calcext:value-type="float">
            <text:p>1.64378600439583</text:p>
          </table:table-cell>
          <table:table-cell table:formula="of:=1/([.$C$12]+[.$C$13]*[.J32]+[.$C$14]*[.J32]*[.J32]*[.J32])-273.15" office:value-type="float" office:value="-9.10692434774501" calcext:value-type="float">
            <text:p>-9.11</text:p>
          </table:table-cell>
          <table:table-cell/>
          <table:table-cell table:formula="of:=1/([.$C$12]+[.$C$13]*[.J32]+[.$C$14]*[.J32]*[.J32] +[.$C$15]*[.$J32]*[.J32]*[.$J32]) -273.15" office:value-type="float" office:value="-8.81014377567271" calcext:value-type="float">
            <text:p>-8.81</text:p>
          </table:table-cell>
          <table:table-cell table:number-columns-repeated="2"/>
        </table:table-row>
        <table:table-row table:style-name="ro1">
          <table:table-cell office:value-type="float" office:value="-8.7" calcext:value-type="float">
            <text:p>-8.7</text:p>
          </table:table-cell>
          <table:table-cell office:value-type="float" office:value="51469.2" calcext:value-type="float">
            <text:p>51469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9" calcext:value-type="float">
            <text:p>-5.39</text:p>
          </table:table-cell>
          <table:table-cell/>
          <table:table-cell table:style-name="ce5" table:formula="of:=[.$J$16] * [.B33]/ ([.$J$3]+[.B33])" office:value-type="float" office:value="3429.650023101" calcext:value-type="float">
            <text:p>3430</text:p>
          </table:table-cell>
          <table:table-cell table:formula="of:=LN([.B33]/[.$C$3])" office:value-type="float" office:value="1.63839847751505" calcext:value-type="float">
            <text:p>1.63839847751505</text:p>
          </table:table-cell>
          <table:table-cell table:formula="of:=1/([.$C$12]+[.$C$13]*[.J33]+[.$C$14]*[.J33]*[.J33]*[.J33])-273.15" office:value-type="float" office:value="-9.00262140057947" calcext:value-type="float">
            <text:p>-9.00</text:p>
          </table:table-cell>
          <table:table-cell/>
          <table:table-cell table:formula="of:=1/([.$C$12]+[.$C$13]*[.J33]+[.$C$14]*[.J33]*[.J33] +[.$C$15]*[.$J33]*[.J33]*[.$J33]) -273.15" office:value-type="float" office:value="-8.71012355144154" calcext:value-type="float">
            <text:p>-8.71</text:p>
          </table:table-cell>
          <table:table-cell table:number-columns-repeated="2"/>
        </table:table-row>
        <table:table-row table:style-name="ro1">
          <table:table-cell office:value-type="float" office:value="-8.6" calcext:value-type="float">
            <text:p>-8.6</text:p>
          </table:table-cell>
          <table:table-cell office:value-type="float" office:value="51192.82" calcext:value-type="float">
            <text:p>51192.8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8" calcext:value-type="float">
            <text:p>-5.38</text:p>
          </table:table-cell>
          <table:table-cell/>
          <table:table-cell table:style-name="ce5" table:formula="of:=[.$J$16] * [.B34]/ ([.$J$3]+[.B34])" office:value-type="float" office:value="3426.64042480801" calcext:value-type="float">
            <text:p>3427</text:p>
          </table:table-cell>
          <table:table-cell table:formula="of:=LN([.B34]/[.$C$3])" office:value-type="float" office:value="1.63301419484266" calcext:value-type="float">
            <text:p>1.63301419484266</text:p>
          </table:table-cell>
          <table:table-cell table:formula="of:=1/([.$C$12]+[.$C$13]*[.J34]+[.$C$14]*[.J34]*[.J34]*[.J34])-273.15" office:value-type="float" office:value="-8.89835077495951" calcext:value-type="float">
            <text:p>-8.90</text:p>
          </table:table-cell>
          <table:table-cell/>
          <table:table-cell table:formula="of:=1/([.$C$12]+[.$C$13]*[.J34]+[.$C$14]*[.J34]*[.J34] +[.$C$15]*[.$J34]*[.J34]*[.$J34]) -273.15" office:value-type="float" office:value="-8.61009974519942" calcext:value-type="float">
            <text:p>-8.61</text:p>
          </table:table-cell>
          <table:table-cell table:number-columns-repeated="2"/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50918.11" calcext:value-type="float">
            <text:p>50918.1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8" calcext:value-type="float">
            <text:p>-5.38</text:p>
          </table:table-cell>
          <table:table-cell/>
          <table:table-cell table:style-name="ce5" table:formula="of:=[.$J$16] * [.B35]/ ([.$J$3]+[.B35])" office:value-type="float" office:value="3423.62195018854" calcext:value-type="float">
            <text:p>3424</text:p>
          </table:table-cell>
          <table:table-cell table:formula="of:=LN([.B35]/[.$C$3])" office:value-type="float" office:value="1.62763356295996" calcext:value-type="float">
            <text:p>1.62763356295996</text:p>
          </table:table-cell>
          <table:table-cell table:formula="of:=1/([.$C$12]+[.$C$13]*[.J35]+[.$C$14]*[.J35]*[.J35]*[.J35])-273.15" office:value-type="float" office:value="-8.79412025807187" calcext:value-type="float">
            <text:p>-8.79</text:p>
          </table:table-cell>
          <table:table-cell/>
          <table:table-cell table:formula="of:=1/([.$C$12]+[.$C$13]*[.J35]+[.$C$14]*[.J35]*[.J35] +[.$C$15]*[.$J35]*[.J35]*[.$J35]) -273.15" office:value-type="float" office:value="-8.51007996946964" calcext:value-type="float">
            <text:p>-8.51</text:p>
          </table:table-cell>
          <table:table-cell table:number-columns-repeated="2"/>
        </table:table-row>
        <table:table-row table:style-name="ro1">
          <table:table-cell office:value-type="float" office:value="-8.4" calcext:value-type="float">
            <text:p>-8.4</text:p>
          </table:table-cell>
          <table:table-cell office:value-type="float" office:value="50645.04" calcext:value-type="float">
            <text:p>50645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8" calcext:value-type="float">
            <text:p>-5.38</text:p>
          </table:table-cell>
          <table:table-cell/>
          <table:table-cell table:style-name="ce5" table:formula="of:=[.$J$16] * [.B36]/ ([.$J$3]+[.B36])" office:value-type="float" office:value="3420.59439386964" calcext:value-type="float">
            <text:p>3421</text:p>
          </table:table-cell>
          <table:table-cell table:formula="of:=LN([.B36]/[.$C$3])" office:value-type="float" office:value="1.62225620595584" calcext:value-type="float">
            <text:p>1.62225620595584</text:p>
          </table:table-cell>
          <table:table-cell table:formula="of:=1/([.$C$12]+[.$C$13]*[.J36]+[.$C$14]*[.J36]*[.J36]*[.J36])-273.15" office:value-type="float" office:value="-8.68992248173555" calcext:value-type="float">
            <text:p>-8.69</text:p>
          </table:table-cell>
          <table:table-cell/>
          <table:table-cell table:formula="of:=1/([.$C$12]+[.$C$13]*[.J36]+[.$C$14]*[.J36]*[.J36] +[.$C$15]*[.$J36]*[.J36]*[.$J36]) -273.15" office:value-type="float" office:value="-8.41005729658269" calcext:value-type="float">
            <text:p>-8.41</text:p>
          </table:table-cell>
          <table:table-cell table:number-columns-repeated="2"/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50373.61" calcext:value-type="float">
            <text:p>50373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7" calcext:value-type="float">
            <text:p>-5.37</text:p>
          </table:table-cell>
          <table:table-cell/>
          <table:table-cell table:style-name="ce5" table:formula="of:=[.$J$16] * [.B37]/ ([.$J$3]+[.B37])" office:value-type="float" office:value="3417.55787934497" calcext:value-type="float">
            <text:p>3418</text:p>
          </table:table-cell>
          <table:table-cell table:formula="of:=LN([.B37]/[.$C$3])" office:value-type="float" office:value="1.61688233384" calcext:value-type="float">
            <text:p>1.61688233384</text:p>
          </table:table-cell>
          <table:table-cell table:formula="of:=1/([.$C$12]+[.$C$13]*[.J37]+[.$C$14]*[.J37]*[.J37]*[.J37])-273.15" office:value-type="float" office:value="-8.5857614277312" calcext:value-type="float">
            <text:p>-8.59</text:p>
          </table:table-cell>
          <table:table-cell/>
          <table:table-cell table:formula="of:=1/([.$C$12]+[.$C$13]*[.J37]+[.$C$14]*[.J37]*[.J37] +[.$C$15]*[.$J37]*[.J37]*[.$J37]) -273.15" office:value-type="float" office:value="-8.31003569008425" calcext:value-type="float">
            <text:p>-8.31</text:p>
          </table:table-cell>
          <table:table-cell table:number-columns-repeated="2"/>
        </table:table-row>
        <table:table-row table:style-name="ro1">
          <table:table-cell office:value-type="float" office:value="-8.2" calcext:value-type="float">
            <text:p>-8.2</text:p>
          </table:table-cell>
          <table:table-cell office:value-type="float" office:value="50103.8" calcext:value-type="float">
            <text:p>50103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7" calcext:value-type="float">
            <text:p>-5.37</text:p>
          </table:table-cell>
          <table:table-cell/>
          <table:table-cell table:style-name="ce5" table:formula="of:=[.$J$16] * [.B38]/ ([.$J$3]+[.B38])" office:value-type="float" office:value="3414.51230704215" calcext:value-type="float">
            <text:p>3415</text:p>
          </table:table-cell>
          <table:table-cell table:formula="of:=LN([.B38]/[.$C$3])" office:value-type="float" office:value="1.61151176052383" calcext:value-type="float">
            <text:p>1.61151176052383</text:p>
          </table:table-cell>
          <table:table-cell table:formula="of:=1/([.$C$12]+[.$C$13]*[.J38]+[.$C$14]*[.J38]*[.J38]*[.J38])-273.15" office:value-type="float" office:value="-8.48163340177683" calcext:value-type="float">
            <text:p>-8.48</text:p>
          </table:table-cell>
          <table:table-cell/>
          <table:table-cell table:formula="of:=1/([.$C$12]+[.$C$13]*[.J38]+[.$C$14]*[.J38]*[.J38] +[.$C$15]*[.$J38]*[.J38]*[.$J38]) -273.15" office:value-type="float" office:value="-8.21001174410412" calcext:value-type="float">
            <text:p>-8.21</text:p>
          </table:table-cell>
          <table:table-cell table:number-columns-repeated="2"/>
        </table:table-row>
        <table:table-row table:style-name="ro1">
          <table:table-cell office:value-type="float" office:value="-8.1" calcext:value-type="float">
            <text:p>-8.1</text:p>
          </table:table-cell>
          <table:table-cell office:value-type="float" office:value="49835.61" calcext:value-type="float">
            <text:p>49835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7" calcext:value-type="float">
            <text:p>-5.37</text:p>
          </table:table-cell>
          <table:table-cell/>
          <table:table-cell table:style-name="ce5" table:formula="of:=[.$J$16] * [.B39]/ ([.$J$3]+[.B39])" office:value-type="float" office:value="3411.45780180063" calcext:value-type="float">
            <text:p>3411</text:p>
          </table:table-cell>
          <table:table-cell table:formula="of:=LN([.B39]/[.$C$3])" office:value-type="float" office:value="1.60614469574376" calcext:value-type="float">
            <text:p>1.60614469574376</text:p>
          </table:table-cell>
          <table:table-cell table:formula="of:=1/([.$C$12]+[.$C$13]*[.J39]+[.$C$14]*[.J39]*[.J39]*[.J39])-273.15" office:value-type="float" office:value="-8.37754238328483" calcext:value-type="float">
            <text:p>-8.38</text:p>
          </table:table-cell>
          <table:table-cell/>
          <table:table-cell table:formula="of:=1/([.$C$12]+[.$C$13]*[.J39]+[.$C$14]*[.J39]*[.J39] +[.$C$15]*[.$J39]*[.J39]*[.$J39]) -273.15" office:value-type="float" office:value="-8.10998942308515" calcext:value-type="float">
            <text:p>-8.11</text:p>
          </table:table-cell>
          <table:table-cell table:number-columns-repeated="2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9569.02" calcext:value-type="float">
            <text:p>49569.0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6" calcext:value-type="float">
            <text:p>-5.36</text:p>
          </table:table-cell>
          <table:table-cell/>
          <table:table-cell table:style-name="ce5" table:formula="of:=[.$J$16] * [.B40]/ ([.$J$3]+[.B40])" office:value-type="float" office:value="3408.39426131234" calcext:value-type="float">
            <text:p>3408</text:p>
          </table:table-cell>
          <table:table-cell table:formula="of:=LN([.B40]/[.$C$3])" office:value-type="float" office:value="1.60078094882082" calcext:value-type="float">
            <text:p>1.60078094882082</text:p>
          </table:table-cell>
          <table:table-cell table:formula="of:=1/([.$C$12]+[.$C$13]*[.J40]+[.$C$14]*[.J40]*[.J40]*[.J40])-273.15" office:value-type="float" office:value="-8.27348458728238" calcext:value-type="float">
            <text:p>-8.27</text:p>
          </table:table-cell>
          <table:table-cell/>
          <table:table-cell table:formula="of:=1/([.$C$12]+[.$C$13]*[.J40]+[.$C$14]*[.J40]*[.J40] +[.$C$15]*[.$J40]*[.J40]*[.$J40]) -273.15" office:value-type="float" office:value="-8.00996523210893" calcext:value-type="float">
            <text:p>-8.01</text:p>
          </table:table-cell>
          <table:table-cell table:number-columns-repeated="2"/>
        </table:table-row>
        <table:table-row table:style-name="ro1">
          <table:table-cell office:value-type="float" office:value="-7.9" calcext:value-type="float">
            <text:p>-7.9</text:p>
          </table:table-cell>
          <table:table-cell office:value-type="float" office:value="49304.03" calcext:value-type="float">
            <text:p>49304.0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6" calcext:value-type="float">
            <text:p>-5.36</text:p>
          </table:table-cell>
          <table:table-cell/>
          <table:table-cell table:style-name="ce5" table:formula="of:=[.$J$16] * [.B41]/ ([.$J$3]+[.B41])" office:value-type="float" office:value="3405.32181168801" calcext:value-type="float">
            <text:p>3405</text:p>
          </table:table-cell>
          <table:table-cell table:formula="of:=LN([.B41]/[.$C$3])" office:value-type="float" office:value="1.59542072913561" calcext:value-type="float">
            <text:p>1.59542072913561</text:p>
          </table:table-cell>
          <table:table-cell table:formula="of:=1/([.$C$12]+[.$C$13]*[.J41]+[.$C$14]*[.J41]*[.J41]*[.J41])-273.15" office:value-type="float" office:value="-8.1694639891553" calcext:value-type="float">
            <text:p>-8.17</text:p>
          </table:table-cell>
          <table:table-cell/>
          <table:table-cell table:formula="of:=1/([.$C$12]+[.$C$13]*[.J41]+[.$C$14]*[.J41]*[.J41] +[.$C$15]*[.$J41]*[.J41]*[.$J41]) -273.15" office:value-type="float" office:value="-7.90994313479359" calcext:value-type="float">
            <text:p>-7.91</text:p>
          </table:table-cell>
          <table:table-cell table:number-columns-repeated="2"/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49040.62" calcext:value-type="float">
            <text:p>49040.6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6" calcext:value-type="float">
            <text:p>-5.36</text:p>
          </table:table-cell>
          <table:table-cell/>
          <table:table-cell table:style-name="ce5" table:formula="of:=[.$J$16] * [.B42]/ ([.$J$3]+[.B42])" office:value-type="float" office:value="3402.24034774703" calcext:value-type="float">
            <text:p>3402</text:p>
          </table:table-cell>
          <table:table-cell table:formula="of:=LN([.B42]/[.$C$3])" office:value-type="float" office:value="1.59006384129461" calcext:value-type="float">
            <text:p>1.59006384129461</text:p>
          </table:table-cell>
          <table:table-cell table:formula="of:=1/([.$C$12]+[.$C$13]*[.J42]+[.$C$14]*[.J42]*[.J42]*[.J42])-273.15" office:value-type="float" office:value="-8.06547671063095" calcext:value-type="float">
            <text:p>-8.07</text:p>
          </table:table-cell>
          <table:table-cell/>
          <table:table-cell table:formula="of:=1/([.$C$12]+[.$C$13]*[.J42]+[.$C$14]*[.J42]*[.J42] +[.$C$15]*[.$J42]*[.J42]*[.$J42]) -273.15" office:value-type="float" office:value="-7.80991954445676" calcext:value-type="float">
            <text:p>-7.81</text:p>
          </table:table-cell>
          <table:table-cell table:number-columns-repeated="2"/>
        </table:table-row>
        <table:table-row table:style-name="ro1">
          <table:table-cell office:value-type="float" office:value="-7.7" calcext:value-type="float">
            <text:p>-7.7</text:p>
          </table:table-cell>
          <table:table-cell office:value-type="float" office:value="48778.79" calcext:value-type="float">
            <text:p>48778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5" calcext:value-type="float">
            <text:p>-5.35</text:p>
          </table:table-cell>
          <table:table-cell/>
          <table:table-cell table:style-name="ce5" table:formula="of:=[.$J$16] * [.B43]/ ([.$J$3]+[.B43])" office:value-type="float" office:value="3399.14999679306" calcext:value-type="float">
            <text:p>3399</text:p>
          </table:table-cell>
          <table:table-cell table:formula="of:=LN([.B43]/[.$C$3])" office:value-type="float" office:value="1.58471049423802" calcext:value-type="float">
            <text:p>1.58471049423802</text:p>
          </table:table-cell>
          <table:table-cell table:formula="of:=1/([.$C$12]+[.$C$13]*[.J43]+[.$C$14]*[.J43]*[.J43]*[.J43])-273.15" office:value-type="float" office:value="-7.9615267213602" calcext:value-type="float">
            <text:p>-7.96</text:p>
          </table:table-cell>
          <table:table-cell/>
          <table:table-cell table:formula="of:=1/([.$C$12]+[.$C$13]*[.J43]+[.$C$14]*[.J43]*[.J43] +[.$C$15]*[.$J43]*[.J43]*[.$J43]) -273.15" office:value-type="float" office:value="-7.70989842211844" calcext:value-type="float">
            <text:p>-7.71</text:p>
          </table:table-cell>
          <table:table-cell table:number-columns-repeated="2"/>
        </table:table-row>
        <table:table-row table:style-name="ro1">
          <table:table-cell office:value-type="float" office:value="-7.6" calcext:value-type="float">
            <text:p>-7.6</text:p>
          </table:table-cell>
          <table:table-cell office:value-type="float" office:value="48518.52" calcext:value-type="float">
            <text:p>48518.5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5" calcext:value-type="float">
            <text:p>-5.35</text:p>
          </table:table-cell>
          <table:table-cell/>
          <table:table-cell table:style-name="ce5" table:formula="of:=[.$J$16] * [.B44]/ ([.$J$3]+[.B44])" office:value-type="float" office:value="3396.05065063163" calcext:value-type="float">
            <text:p>3396</text:p>
          </table:table-cell>
          <table:table-cell table:formula="of:=LN([.B44]/[.$C$3])" office:value-type="float" office:value="1.57936048773117" calcext:value-type="float">
            <text:p>1.57936048773117</text:p>
          </table:table-cell>
          <table:table-cell table:formula="of:=1/([.$C$12]+[.$C$13]*[.J44]+[.$C$14]*[.J44]*[.J44]*[.J44])-273.15" office:value-type="float" office:value="-7.85761004710406" calcext:value-type="float">
            <text:p>-7.86</text:p>
          </table:table-cell>
          <table:table-cell/>
          <table:table-cell table:formula="of:=1/([.$C$12]+[.$C$13]*[.J44]+[.$C$14]*[.J44]*[.J44] +[.$C$15]*[.$J44]*[.J44]*[.$J44]) -273.15" office:value-type="float" office:value="-7.60987608655495" calcext:value-type="float">
            <text:p>-7.61</text:p>
          </table:table-cell>
          <table:table-cell table:number-columns-repeated="2"/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48259.8" calcext:value-type="float">
            <text:p>48259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4" calcext:value-type="float">
            <text:p>-5.34</text:p>
          </table:table-cell>
          <table:table-cell/>
          <table:table-cell table:style-name="ce5" table:formula="of:=[.$J$16] * [.B45]/ ([.$J$3]+[.B45])" office:value-type="float" office:value="3392.94231700075" calcext:value-type="float">
            <text:p>3393</text:p>
          </table:table-cell>
          <table:table-cell table:formula="of:=LN([.B45]/[.$C$3])" office:value-type="float" office:value="1.57401382297544" calcext:value-type="float">
            <text:p>1.57401382297544</text:p>
          </table:table-cell>
          <table:table-cell table:formula="of:=1/([.$C$12]+[.$C$13]*[.J45]+[.$C$14]*[.J45]*[.J45]*[.J45])-273.15" office:value-type="float" office:value="-7.75372662336883" calcext:value-type="float">
            <text:p>-7.75</text:p>
          </table:table-cell>
          <table:table-cell/>
          <table:table-cell table:formula="of:=1/([.$C$12]+[.$C$13]*[.J45]+[.$C$14]*[.J45]*[.J45] +[.$C$15]*[.$J45]*[.J45]*[.$J45]) -273.15" office:value-type="float" office:value="-7.50985261668541" calcext:value-type="float">
            <text:p>-7.51</text:p>
          </table:table-cell>
          <table:table-cell table:number-columns-repeated="2"/>
        </table:table-row>
        <table:table-row table:style-name="ro1">
          <table:table-cell office:value-type="float" office:value="-7.4" calcext:value-type="float">
            <text:p>-7.4</text:p>
          </table:table-cell>
          <table:table-cell office:value-type="float" office:value="48002.62" calcext:value-type="float">
            <text:p>48002.6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4" calcext:value-type="float">
            <text:p>-5.34</text:p>
          </table:table-cell>
          <table:table-cell/>
          <table:table-cell table:style-name="ce5" table:formula="of:=[.$J$16] * [.B46]/ ([.$J$3]+[.B46])" office:value-type="float" office:value="3389.82500307745" calcext:value-type="float">
            <text:p>3390</text:p>
          </table:table-cell>
          <table:table-cell table:formula="of:=LN([.B46]/[.$C$3])" office:value-type="float" office:value="1.56867049975756" calcext:value-type="float">
            <text:p>1.56867049975756</text:p>
          </table:table-cell>
          <table:table-cell table:formula="of:=1/([.$C$12]+[.$C$13]*[.J46]+[.$C$14]*[.J46]*[.J46]*[.J46])-273.15" office:value-type="float" office:value="-7.64987635824747" calcext:value-type="float">
            <text:p>-7.65</text:p>
          </table:table-cell>
          <table:table-cell/>
          <table:table-cell table:formula="of:=1/([.$C$12]+[.$C$13]*[.J46]+[.$C$14]*[.J46]*[.J46] +[.$C$15]*[.$J46]*[.J46]*[.$J46]) -273.15" office:value-type="float" office:value="-7.40982806507321" calcext:value-type="float">
            <text:p>-7.41</text:p>
          </table:table-cell>
          <table:table-cell table:number-columns-repeated="2"/>
        </table:table-row>
        <table:table-row table:style-name="ro1">
          <table:table-cell office:value-type="float" office:value="-7.3" calcext:value-type="float">
            <text:p>-7.3</text:p>
          </table:table-cell>
          <table:table-cell office:value-type="float" office:value="47746.97" calcext:value-type="float">
            <text:p>47746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4" calcext:value-type="float">
            <text:p>-5.34</text:p>
          </table:table-cell>
          <table:table-cell/>
          <table:table-cell table:style-name="ce5" table:formula="of:=[.$J$16] * [.B47]/ ([.$J$3]+[.B47])" office:value-type="float" office:value="3386.69871544775" calcext:value-type="float">
            <text:p>3387</text:p>
          </table:table-cell>
          <table:table-cell table:formula="of:=LN([.B47]/[.$C$3])" office:value-type="float" office:value="1.56333051642193" calcext:value-type="float">
            <text:p>1.56333051642193</text:p>
          </table:table-cell>
          <table:table-cell table:formula="of:=1/([.$C$12]+[.$C$13]*[.J47]+[.$C$14]*[.J47]*[.J47]*[.J47])-273.15" office:value-type="float" office:value="-7.54605913183855" calcext:value-type="float">
            <text:p>-7.55</text:p>
          </table:table-cell>
          <table:table-cell/>
          <table:table-cell table:formula="of:=1/([.$C$12]+[.$C$13]*[.J47]+[.$C$14]*[.J47]*[.J47] +[.$C$15]*[.$J47]*[.J47]*[.$J47]) -273.15" office:value-type="float" office:value="-7.30980245732235" calcext:value-type="float">
            <text:p>-7.31</text:p>
          </table:table-cell>
          <table:table-cell table:number-columns-repeated="2"/>
        </table:table-row>
        <table:table-row table:style-name="ro1">
          <table:table-cell office:value-type="float" office:value="-7.2" calcext:value-type="float">
            <text:p>-7.2</text:p>
          </table:table-cell>
          <table:table-cell office:value-type="float" office:value="47492.85" calcext:value-type="float">
            <text:p>47492.8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3" calcext:value-type="float">
            <text:p>-5.33</text:p>
          </table:table-cell>
          <table:table-cell/>
          <table:table-cell table:style-name="ce5" table:formula="of:=[.$J$16] * [.B48]/ ([.$J$3]+[.B48])" office:value-type="float" office:value="3383.56358399349" calcext:value-type="float">
            <text:p>3384</text:p>
          </table:table-cell>
          <table:table-cell table:formula="of:=LN([.B48]/[.$C$3])" office:value-type="float" office:value="1.55799408040054" calcext:value-type="float">
            <text:p>1.55799408040054</text:p>
          </table:table-cell>
          <table:table-cell table:formula="of:=1/([.$C$12]+[.$C$13]*[.J48]+[.$C$14]*[.J48]*[.J48]*[.J48])-273.15" office:value-type="float" office:value="-7.44227889111522" calcext:value-type="float">
            <text:p>-7.44</text:p>
          </table:table-cell>
          <table:table-cell/>
          <table:table-cell table:formula="of:=1/([.$C$12]+[.$C$13]*[.J48]+[.$C$14]*[.J48]*[.J48] +[.$C$15]*[.$J48]*[.J48]*[.$J48]) -273.15" office:value-type="float" office:value="-7.2097797392841" calcext:value-type="float">
            <text:p>-7.21</text:p>
          </table:table-cell>
          <table:table-cell table:number-columns-repeated="2"/>
        </table:table-row>
        <table:table-row table:style-name="ro1">
          <table:table-cell office:value-type="float" office:value="-7.1" calcext:value-type="float">
            <text:p>-7.1</text:p>
          </table:table-cell>
          <table:table-cell office:value-type="float" office:value="47240.24" calcext:value-type="float">
            <text:p>47240.2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3" calcext:value-type="float">
            <text:p>-5.33</text:p>
          </table:table-cell>
          <table:table-cell/>
          <table:table-cell table:style-name="ce5" table:formula="of:=[.$J$16] * [.B49]/ ([.$J$3]+[.B49])" office:value-type="float" office:value="3380.41949230122" calcext:value-type="float">
            <text:p>3380</text:p>
          </table:table-cell>
          <table:table-cell table:formula="of:=LN([.B49]/[.$C$3])" office:value-type="float" office:value="1.55266097876252" calcext:value-type="float">
            <text:p>1.55266097876252</text:p>
          </table:table-cell>
          <table:table-cell table:formula="of:=1/([.$C$12]+[.$C$13]*[.J49]+[.$C$14]*[.J49]*[.J49]*[.J49])-273.15" office:value-type="float" office:value="-7.33853140931512" calcext:value-type="float">
            <text:p>-7.34</text:p>
          </table:table-cell>
          <table:table-cell/>
          <table:table-cell table:formula="of:=1/([.$C$12]+[.$C$13]*[.J49]+[.$C$14]*[.J49]*[.J49] +[.$C$15]*[.$J49]*[.J49]*[.$J49]) -273.15" office:value-type="float" office:value="-7.1097559802497" calcext:value-type="float">
            <text:p>-7.11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6989.13" calcext:value-type="float">
            <text:p>46989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3" calcext:value-type="float">
            <text:p>-5.33</text:p>
          </table:table-cell>
          <table:table-cell/>
          <table:table-cell table:style-name="ce5" table:formula="of:=[.$J$16] * [.B50]/ ([.$J$3]+[.B50])" office:value-type="float" office:value="3377.26644502206" calcext:value-type="float">
            <text:p>3377</text:p>
          </table:table-cell>
          <table:table-cell table:formula="of:=LN([.B50]/[.$C$3])" office:value-type="float" office:value="1.54733120537171" calcext:value-type="float">
            <text:p>1.54733120537171</text:p>
          </table:table-cell>
          <table:table-cell table:formula="of:=1/([.$C$12]+[.$C$13]*[.J50]+[.$C$14]*[.J50]*[.J50]*[.J50])-273.15" office:value-type="float" office:value="-7.23481647936745" calcext:value-type="float">
            <text:p>-7.23</text:p>
          </table:table-cell>
          <table:table-cell/>
          <table:table-cell table:formula="of:=1/([.$C$12]+[.$C$13]*[.J50]+[.$C$14]*[.J50]*[.J50] +[.$C$15]*[.$J50]*[.J50]*[.$J50]) -273.15" office:value-type="float" office:value="-7.00973112162762" calcext:value-type="float">
            <text:p>-7.01</text:p>
          </table:table-cell>
          <table:table-cell table:number-columns-repeated="2"/>
        </table:table-row>
        <table:table-row table:style-name="ro1">
          <table:table-cell office:value-type="float" office:value="-6.9" calcext:value-type="float">
            <text:p>-6.9</text:p>
          </table:table-cell>
          <table:table-cell office:value-type="float" office:value="46739.52" calcext:value-type="float">
            <text:p>46739.5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2" calcext:value-type="float">
            <text:p>-5.32</text:p>
          </table:table-cell>
          <table:table-cell/>
          <table:table-cell table:style-name="ce5" table:formula="of:=[.$J$16] * [.B51]/ ([.$J$3]+[.B51])" office:value-type="float" office:value="3374.10457332032" calcext:value-type="float">
            <text:p>3374</text:p>
          </table:table-cell>
          <table:table-cell table:formula="of:=LN([.B51]/[.$C$3])" office:value-type="float" office:value="1.54200496648755" calcext:value-type="float">
            <text:p>1.54200496648755</text:p>
          </table:table-cell>
          <table:table-cell table:formula="of:=1/([.$C$12]+[.$C$13]*[.J51]+[.$C$14]*[.J51]*[.J51]*[.J51])-273.15" office:value-type="float" office:value="-7.13113802916661" calcext:value-type="float">
            <text:p>-7.13</text:p>
          </table:table-cell>
          <table:table-cell/>
          <table:table-cell table:formula="of:=1/([.$C$12]+[.$C$13]*[.J51]+[.$C$14]*[.J51]*[.J51] +[.$C$15]*[.$J51]*[.J51]*[.$J51]) -273.15" office:value-type="float" office:value="-6.90970909447719" calcext:value-type="float">
            <text:p>-6.91</text:p>
          </table:table-cell>
          <table:table-cell table:number-columns-repeated="2"/>
        </table:table-row>
        <table:table-row table:style-name="ro1">
          <table:table-cell office:value-type="float" office:value="-6.8" calcext:value-type="float">
            <text:p>-6.8</text:p>
          </table:table-cell>
          <table:table-cell office:value-type="float" office:value="46491.38" calcext:value-type="float">
            <text:p>46491.3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2" calcext:value-type="float">
            <text:p>-5.32</text:p>
          </table:table-cell>
          <table:table-cell/>
          <table:table-cell table:style-name="ce5" table:formula="of:=[.$J$16] * [.B52]/ ([.$J$3]+[.B52])" office:value-type="float" office:value="3370.93362704186" calcext:value-type="float">
            <text:p>3371</text:p>
          </table:table-cell>
          <table:table-cell table:formula="of:=LN([.B52]/[.$C$3])" office:value-type="float" office:value="1.53668182607086" calcext:value-type="float">
            <text:p>1.53668182607086</text:p>
          </table:table-cell>
          <table:table-cell table:formula="of:=1/([.$C$12]+[.$C$13]*[.J52]+[.$C$14]*[.J52]*[.J52]*[.J52])-273.15" office:value-type="float" office:value="-7.02748748310046" calcext:value-type="float">
            <text:p>-7.03</text:p>
          </table:table-cell>
          <table:table-cell/>
          <table:table-cell table:formula="of:=1/([.$C$12]+[.$C$13]*[.J52]+[.$C$14]*[.J52]*[.J52] +[.$C$15]*[.$J52]*[.J52]*[.$J52]) -273.15" office:value-type="float" office:value="-6.80968176648759" calcext:value-type="float">
            <text:p>-6.81</text:p>
          </table:table-cell>
          <table:table-cell table:number-columns-repeated="2"/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46244.72" calcext:value-type="float">
            <text:p>46244.7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2" calcext:value-type="float">
            <text:p>-5.32</text:p>
          </table:table-cell>
          <table:table-cell/>
          <table:table-cell table:style-name="ce5" table:formula="of:=[.$J$16] * [.B53]/ ([.$J$3]+[.B53])" office:value-type="float" office:value="3367.75386418494" calcext:value-type="float">
            <text:p>3368</text:p>
          </table:table-cell>
          <table:table-cell table:formula="of:=LN([.B53]/[.$C$3])" office:value-type="float" office:value="1.53136220228523" calcext:value-type="float">
            <text:p>1.53136220228523</text:p>
          </table:table-cell>
          <table:table-cell table:formula="of:=1/([.$C$12]+[.$C$13]*[.J53]+[.$C$14]*[.J53]*[.J53]*[.J53])-273.15" office:value-type="float" office:value="-6.92387289557843" calcext:value-type="float">
            <text:p>-6.92</text:p>
          </table:table-cell>
          <table:table-cell/>
          <table:table-cell table:formula="of:=1/([.$C$12]+[.$C$13]*[.J53]+[.$C$14]*[.J53]*[.J53] +[.$C$15]*[.$J53]*[.J53]*[.$J53]) -273.15" office:value-type="float" office:value="-6.70965705126162" calcext:value-type="float">
            <text:p>-6.71</text:p>
          </table:table-cell>
          <table:table-cell table:number-columns-repeated="2"/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45999.53" calcext:value-type="float">
            <text:p>45999.5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1" calcext:value-type="float">
            <text:p>-5.31</text:p>
          </table:table-cell>
          <table:table-cell/>
          <table:table-cell table:style-name="ce5" table:formula="of:=[.$J$16] * [.B54]/ ([.$J$3]+[.B54])" office:value-type="float" office:value="3364.5652897444" calcext:value-type="float">
            <text:p>3365</text:p>
          </table:table-cell>
          <table:table-cell table:formula="of:=LN([.B54]/[.$C$3])" office:value-type="float" office:value="1.52604608605155" calcext:value-type="float">
            <text:p>1.52604608605155</text:p>
          </table:table-cell>
          <table:table-cell table:formula="of:=1/([.$C$12]+[.$C$13]*[.J54]+[.$C$14]*[.J54]*[.J54]*[.J54])-273.15" office:value-type="float" office:value="-6.82029400563857" calcext:value-type="float">
            <text:p>-6.82</text:p>
          </table:table-cell>
          <table:table-cell/>
          <table:table-cell table:formula="of:=1/([.$C$12]+[.$C$13]*[.J54]+[.$C$14]*[.J54]*[.J54] +[.$C$15]*[.$J54]*[.J54]*[.$J54]) -273.15" office:value-type="float" office:value="-6.60963484135891" calcext:value-type="float">
            <text:p>-6.61</text:p>
          </table:table-cell>
          <table:table-cell table:number-columns-repeated="2"/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45755.79" calcext:value-type="float">
            <text:p>45755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1" calcext:value-type="float">
            <text:p>-5.31</text:p>
          </table:table-cell>
          <table:table-cell/>
          <table:table-cell table:style-name="ce5" table:formula="of:=[.$J$16] * [.B55]/ ([.$J$3]+[.B55])" office:value-type="float" office:value="3361.36777615383" calcext:value-type="float">
            <text:p>3361</text:p>
          </table:table-cell>
          <table:table-cell table:formula="of:=LN([.B55]/[.$C$3])" office:value-type="float" office:value="1.52073324809682" calcext:value-type="float">
            <text:p>1.52073324809682</text:p>
          </table:table-cell>
          <table:table-cell table:formula="of:=1/([.$C$12]+[.$C$13]*[.J55]+[.$C$14]*[.J55]*[.J55]*[.J55])-273.15" office:value-type="float" office:value="-6.71674625990585" calcext:value-type="float">
            <text:p>-6.72</text:p>
          </table:table-cell>
          <table:table-cell/>
          <table:table-cell table:formula="of:=1/([.$C$12]+[.$C$13]*[.J55]+[.$C$14]*[.J55]*[.J55] +[.$C$15]*[.$J55]*[.J55]*[.$J55]) -273.15" office:value-type="float" office:value="-6.50961088211687" calcext:value-type="float">
            <text:p>-6.51</text:p>
          </table:table-cell>
          <table:table-cell table:number-columns-repeated="2"/>
        </table:table-row>
        <table:table-row table:style-name="ro1">
          <table:table-cell office:value-type="float" office:value="-6.4" calcext:value-type="float">
            <text:p>-6.4</text:p>
          </table:table-cell>
          <table:table-cell office:value-type="float" office:value="45513.49" calcext:value-type="float">
            <text:p>45513.4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1" calcext:value-type="float">
            <text:p>-5.31</text:p>
          </table:table-cell>
          <table:table-cell/>
          <table:table-cell table:style-name="ce5" table:formula="of:=[.$J$16] * [.B56]/ ([.$J$3]+[.B56])" office:value-type="float" office:value="3358.16132331078" calcext:value-type="float">
            <text:p>3358</text:p>
          </table:table-cell>
          <table:table-cell table:formula="of:=LN([.B56]/[.$C$3])" office:value-type="float" office:value="1.51542367253679" calcext:value-type="float">
            <text:p>1.51542367253679</text:p>
          </table:table-cell>
          <table:table-cell table:formula="of:=1/([.$C$12]+[.$C$13]*[.J56]+[.$C$14]*[.J56]*[.J56]*[.J56])-273.15" office:value-type="float" office:value="-6.6132292603628" calcext:value-type="float">
            <text:p>-6.61</text:p>
          </table:table-cell>
          <table:table-cell/>
          <table:table-cell table:formula="of:=1/([.$C$12]+[.$C$13]*[.J56]+[.$C$14]*[.J56]*[.J56] +[.$C$15]*[.$J56]*[.J56]*[.$J56]) -273.15" office:value-type="float" office:value="-6.4095849292579" calcext:value-type="float">
            <text:p>-6.41</text:p>
          </table:table-cell>
          <table:table-cell table:number-columns-repeated="2"/>
        </table:table-row>
        <table:table-row table:style-name="ro1">
          <table:table-cell office:value-type="float" office:value="-6.3" calcext:value-type="float">
            <text:p>-6.3</text:p>
          </table:table-cell>
          <table:table-cell office:value-type="float" office:value="45272.63" calcext:value-type="float">
            <text:p>45272.6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" calcext:value-type="float">
            <text:p>-5.3</text:p>
          </table:table-cell>
          <table:table-cell/>
          <table:table-cell table:style-name="ce5" table:formula="of:=[.$J$16] * [.B57]/ ([.$J$3]+[.B57])" office:value-type="float" office:value="3354.94606426363" calcext:value-type="float">
            <text:p>3355</text:p>
          </table:table-cell>
          <table:table-cell table:formula="of:=LN([.B57]/[.$C$3])" office:value-type="float" office:value="1.51011756263555" calcext:value-type="float">
            <text:p>1.51011756263555</text:p>
          </table:table-cell>
          <table:table-cell table:formula="of:=1/([.$C$12]+[.$C$13]*[.J57]+[.$C$14]*[.J57]*[.J57]*[.J57])-273.15" office:value-type="float" office:value="-6.50974688327835" calcext:value-type="float">
            <text:p>-6.51</text:p>
          </table:table-cell>
          <table:table-cell/>
          <table:table-cell table:formula="of:=1/([.$C$12]+[.$C$13]*[.J57]+[.$C$14]*[.J57]*[.J57] +[.$C$15]*[.$J57]*[.J57]*[.$J57]) -273.15" office:value-type="float" office:value="-6.30956087023765" calcext:value-type="float">
            <text:p>-6.31</text:p>
          </table:table-cell>
          <table:table-cell table:number-columns-repeated="2"/>
        </table:table-row>
        <table:table-row table:style-name="ro1">
          <table:table-cell office:value-type="float" office:value="-6.2" calcext:value-type="float">
            <text:p>-6.2</text:p>
          </table:table-cell>
          <table:table-cell office:value-type="float" office:value="45033.19" calcext:value-type="float">
            <text:p>45033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" calcext:value-type="float">
            <text:p>-5.3</text:p>
          </table:table-cell>
          <table:table-cell/>
          <table:table-cell table:style-name="ce5" table:formula="of:=[.$J$16] * [.B58]/ ([.$J$3]+[.B58])" office:value-type="float" office:value="3351.7218652962" calcext:value-type="float">
            <text:p>3352</text:p>
          </table:table-cell>
          <table:table-cell table:formula="of:=LN([.B58]/[.$C$3])" office:value-type="float" office:value="1.5048146804714" calcext:value-type="float">
            <text:p>1.5048146804714</text:p>
          </table:table-cell>
          <table:table-cell table:formula="of:=1/([.$C$12]+[.$C$13]*[.J58]+[.$C$14]*[.J58]*[.J58]*[.J58])-273.15" office:value-type="float" office:value="-6.40629440170523" calcext:value-type="float">
            <text:p>-6.41</text:p>
          </table:table-cell>
          <table:table-cell/>
          <table:table-cell table:formula="of:=1/([.$C$12]+[.$C$13]*[.J58]+[.$C$14]*[.J58]*[.J58] +[.$C$15]*[.$J58]*[.J58]*[.$J58]) -273.15" office:value-type="float" office:value="-6.20953427771985" calcext:value-type="float">
            <text:p>-6.21</text:p>
          </table:table-cell>
          <table:table-cell table:number-columns-repeated="2"/>
        </table:table-row>
        <table:table-row table:style-name="ro1">
          <table:table-cell office:value-type="float" office:value="-6.1" calcext:value-type="float">
            <text:p>-6.1</text:p>
          </table:table-cell>
          <table:table-cell office:value-type="float" office:value="44795.17" calcext:value-type="float">
            <text:p>44795.1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" calcext:value-type="float">
            <text:p>-5.3</text:p>
          </table:table-cell>
          <table:table-cell/>
          <table:table-cell table:style-name="ce5" table:formula="of:=[.$J$16] * [.B59]/ ([.$J$3]+[.B59])" office:value-type="float" office:value="3348.48885987579" calcext:value-type="float">
            <text:p>3348</text:p>
          </table:table-cell>
          <table:table-cell table:formula="of:=LN([.B59]/[.$C$3])" office:value-type="float" office:value="1.49951522811471" calcext:value-type="float">
            <text:p>1.49951522811471</text:p>
          </table:table-cell>
          <table:table-cell table:formula="of:=1/([.$C$12]+[.$C$13]*[.J59]+[.$C$14]*[.J59]*[.J59]*[.J59])-273.15" office:value-type="float" office:value="-6.30287567063772" calcext:value-type="float">
            <text:p>-6.30</text:p>
          </table:table-cell>
          <table:table-cell/>
          <table:table-cell table:formula="of:=1/([.$C$12]+[.$C$13]*[.J59]+[.$C$14]*[.J59]*[.J59] +[.$C$15]*[.$J59]*[.J59]*[.$J59]) -273.15" office:value-type="float" office:value="-6.10950902039139" calcext:value-type="float">
            <text:p>-6.11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4558.56" calcext:value-type="float">
            <text:p>44558.5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9" calcext:value-type="float">
            <text:p>-5.29</text:p>
          </table:table-cell>
          <table:table-cell/>
          <table:table-cell table:style-name="ce5" table:formula="of:=[.$J$16] * [.B60]/ ([.$J$3]+[.B60])" office:value-type="float" office:value="3345.24704757604" calcext:value-type="float">
            <text:p>3345</text:p>
          </table:table-cell>
          <table:table-cell table:formula="of:=LN([.B60]/[.$C$3])" office:value-type="float" office:value="1.49421918612435" calcext:value-type="float">
            <text:p>1.49421918612435</text:p>
          </table:table-cell>
          <table:table-cell table:formula="of:=1/([.$C$12]+[.$C$13]*[.J60]+[.$C$14]*[.J60]*[.J60]*[.J60])-273.15" office:value-type="float" office:value="-6.19949022533035" calcext:value-type="float">
            <text:p>-6.20</text:p>
          </table:table-cell>
          <table:table-cell/>
          <table:table-cell table:formula="of:=1/([.$C$12]+[.$C$13]*[.J60]+[.$C$14]*[.J60]*[.J60] +[.$C$15]*[.$J60]*[.J60]*[.$J60]) -273.15" office:value-type="float" office:value="-6.0094847917581" calcext:value-type="float">
            <text:p>-6.01</text:p>
          </table:table-cell>
          <table:table-cell table:number-columns-repeated="2"/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44323.34" calcext:value-type="float">
            <text:p>44323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9" calcext:value-type="float">
            <text:p>-5.29</text:p>
          </table:table-cell>
          <table:table-cell/>
          <table:table-cell table:style-name="ce5" table:formula="of:=[.$J$16] * [.B61]/ ([.$J$3]+[.B61])" office:value-type="float" office:value="3341.99628815165" calcext:value-type="float">
            <text:p>3342</text:p>
          </table:table-cell>
          <table:table-cell table:formula="of:=LN([.B61]/[.$C$3])" office:value-type="float" office:value="1.48892630761631" calcext:value-type="float">
            <text:p>1.48892630761631</text:p>
          </table:table-cell>
          <table:table-cell table:formula="of:=1/([.$C$12]+[.$C$13]*[.J61]+[.$C$14]*[.J61]*[.J61]*[.J61])-273.15" office:value-type="float" office:value="-6.09613315850601" calcext:value-type="float">
            <text:p>-6.10</text:p>
          </table:table-cell>
          <table:table-cell/>
          <table:table-cell table:formula="of:=1/([.$C$12]+[.$C$13]*[.J61]+[.$C$14]*[.J61]*[.J61] +[.$C$15]*[.$J61]*[.J61]*[.$J61]) -273.15" office:value-type="float" office:value="-5.90945698476901" calcext:value-type="float">
            <text:p>-5.91</text:p>
          </table:table-cell>
          <table:table-cell table:number-columns-repeated="2"/>
        </table:table-row>
        <table:table-row table:style-name="ro1">
          <table:table-cell office:value-type="float" office:value="-5.8" calcext:value-type="float">
            <text:p>-5.8</text:p>
          </table:table-cell>
          <table:table-cell office:value-type="float" office:value="44089.52" calcext:value-type="float">
            <text:p>44089.5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9" calcext:value-type="float">
            <text:p>-5.29</text:p>
          </table:table-cell>
          <table:table-cell/>
          <table:table-cell table:style-name="ce5" table:formula="of:=[.$J$16] * [.B62]/ ([.$J$3]+[.B62])" office:value-type="float" office:value="3338.73685549437" calcext:value-type="float">
            <text:p>3339</text:p>
          </table:table-cell>
          <table:table-cell table:formula="of:=LN([.B62]/[.$C$3])" office:value-type="float" office:value="1.48363701949413" calcext:value-type="float">
            <text:p>1.48363701949413</text:p>
          </table:table-cell>
          <table:table-cell table:formula="of:=1/([.$C$12]+[.$C$13]*[.J62]+[.$C$14]*[.J62]*[.J62]*[.J62])-273.15" office:value-type="float" office:value="-5.99281272054753" calcext:value-type="float">
            <text:p>-5.99</text:p>
          </table:table-cell>
          <table:table-cell/>
          <table:table-cell table:formula="of:=1/([.$C$12]+[.$C$13]*[.J62]+[.$C$14]*[.J62]*[.J62] +[.$C$15]*[.$J62]*[.J62]*[.$J62]) -273.15" office:value-type="float" office:value="-5.80943372634636" calcext:value-type="float">
            <text:p>-5.81</text:p>
          </table:table-cell>
          <table:table-cell table:number-columns-repeated="2"/>
        </table:table-row>
        <table:table-row table:style-name="ro1">
          <table:table-cell office:value-type="float" office:value="-5.7" calcext:value-type="float">
            <text:p>-5.7</text:p>
          </table:table-cell>
          <table:table-cell office:value-type="float" office:value="43857.07" calcext:value-type="float">
            <text:p>43857.0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8" calcext:value-type="float">
            <text:p>-5.28</text:p>
          </table:table-cell>
          <table:table-cell/>
          <table:table-cell table:style-name="ce5" table:formula="of:=[.$J$16] * [.B63]/ ([.$J$3]+[.B63])" office:value-type="float" office:value="3335.46846718546" calcext:value-type="float">
            <text:p>3335</text:p>
          </table:table-cell>
          <table:table-cell table:formula="of:=LN([.B63]/[.$C$3])" office:value-type="float" office:value="1.47835084429867" calcext:value-type="float">
            <text:p>1.47835084429867</text:p>
          </table:table-cell>
          <table:table-cell table:formula="of:=1/([.$C$12]+[.$C$13]*[.J63]+[.$C$14]*[.J63]*[.J63]*[.J63])-273.15" office:value-type="float" office:value="-5.88951949839935" calcext:value-type="float">
            <text:p>-5.89</text:p>
          </table:table-cell>
          <table:table-cell/>
          <table:table-cell table:formula="of:=1/([.$C$12]+[.$C$13]*[.J63]+[.$C$14]*[.J63]*[.J63] +[.$C$15]*[.$J63]*[.J63]*[.$J63]) -273.15" office:value-type="float" office:value="-5.7094060457095" calcext:value-type="float">
            <text:p>-5.71</text:p>
          </table:table-cell>
          <table:table-cell table:number-columns-repeated="2"/>
        </table:table-row>
        <table:table-row table:style-name="ro1">
          <table:table-cell office:value-type="float" office:value="-5.6" calcext:value-type="float">
            <text:p>-5.6</text:p>
          </table:table-cell>
          <table:table-cell office:value-type="float" office:value="43626" calcext:value-type="float">
            <text:p>4362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8" calcext:value-type="float">
            <text:p>-5.28</text:p>
          </table:table-cell>
          <table:table-cell/>
          <table:table-cell table:style-name="ce5" table:formula="of:=[.$J$16] * [.B64]/ ([.$J$3]+[.B64])" office:value-type="float" office:value="3332.19139969418" calcext:value-type="float">
            <text:p>3332</text:p>
          </table:table-cell>
          <table:table-cell table:formula="of:=LN([.B64]/[.$C$3])" office:value-type="float" office:value="1.47306820990193" calcext:value-type="float">
            <text:p>1.47306820990193</text:p>
          </table:table-cell>
          <table:table-cell table:formula="of:=1/([.$C$12]+[.$C$13]*[.J64]+[.$C$14]*[.J64]*[.J64]*[.J64])-273.15" office:value-type="float" office:value="-5.78626176598601" calcext:value-type="float">
            <text:p>-5.79</text:p>
          </table:table-cell>
          <table:table-cell/>
          <table:table-cell table:formula="of:=1/([.$C$12]+[.$C$13]*[.J64]+[.$C$14]*[.J64]*[.J64] +[.$C$15]*[.$J64]*[.J64]*[.$J64]) -273.15" office:value-type="float" office:value="-5.60938209668308" calcext:value-type="float">
            <text:p>-5.61</text:p>
          </table:table-cell>
          <table:table-cell table:number-columns-repeated="2"/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43396.28" calcext:value-type="float">
            <text:p>43396.2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8" calcext:value-type="float">
            <text:p>-5.28</text:p>
          </table:table-cell>
          <table:table-cell/>
          <table:table-cell table:style-name="ce5" table:formula="of:=[.$J$16] * [.B65]/ ([.$J$3]+[.B65])" office:value-type="float" office:value="3328.90536344479" calcext:value-type="float">
            <text:p>3329</text:p>
          </table:table-cell>
          <table:table-cell table:formula="of:=LN([.B65]/[.$C$3])" office:value-type="float" office:value="1.46778863015292" calcext:value-type="float">
            <text:p>1.46778863015292</text:p>
          </table:table-cell>
          <table:table-cell table:formula="of:=1/([.$C$12]+[.$C$13]*[.J65]+[.$C$14]*[.J65]*[.J65]*[.J65])-273.15" office:value-type="float" office:value="-5.68302993339546" calcext:value-type="float">
            <text:p>-5.68</text:p>
          </table:table-cell>
          <table:table-cell/>
          <table:table-cell table:formula="of:=1/([.$C$12]+[.$C$13]*[.J65]+[.$C$14]*[.J65]*[.J65] +[.$C$15]*[.$J65]*[.J65]*[.$J65]) -273.15" office:value-type="float" office:value="-5.50935273069189" calcext:value-type="float">
            <text:p>-5.51</text:p>
          </table:table-cell>
          <table:table-cell table:number-columns-repeated="2"/>
        </table:table-row>
        <table:table-row table:style-name="ro1">
          <table:table-cell office:value-type="float" office:value="-5.4" calcext:value-type="float">
            <text:p>-5.4</text:p>
          </table:table-cell>
          <table:table-cell office:value-type="float" office:value="43167.93" calcext:value-type="float">
            <text:p>43167.9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7" calcext:value-type="float">
            <text:p>-5.27</text:p>
          </table:table-cell>
          <table:table-cell/>
          <table:table-cell table:style-name="ce5" table:formula="of:=[.$J$16] * [.B66]/ ([.$J$3]+[.B66])" office:value-type="float" office:value="3325.61078228925" calcext:value-type="float">
            <text:p>3326</text:p>
          </table:table-cell>
          <table:table-cell table:formula="of:=LN([.B66]/[.$C$3])" office:value-type="float" office:value="1.46251276545845" calcext:value-type="float">
            <text:p>1.46251276545845</text:p>
          </table:table-cell>
          <table:table-cell table:formula="of:=1/([.$C$12]+[.$C$13]*[.J66]+[.$C$14]*[.J66]*[.J66]*[.J66])-273.15" office:value-type="float" office:value="-5.57983682805497" calcext:value-type="float">
            <text:p>-5.58</text:p>
          </table:table-cell>
          <table:table-cell/>
          <table:table-cell table:formula="of:=1/([.$C$12]+[.$C$13]*[.J66]+[.$C$14]*[.J66]*[.J66] +[.$C$15]*[.$J66]*[.J66]*[.$J66]) -273.15" office:value-type="float" office:value="-5.40933051976265" calcext:value-type="float">
            <text:p>-5.41</text:p>
          </table:table-cell>
          <table:table-cell table:number-columns-repeated="2"/>
        </table:table-row>
        <table:table-row table:style-name="ro1">
          <table:table-cell office:value-type="float" office:value="-5.3" calcext:value-type="float">
            <text:p>-5.3</text:p>
          </table:table-cell>
          <table:table-cell office:value-type="float" office:value="42940.91" calcext:value-type="float">
            <text:p>42940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7" calcext:value-type="float">
            <text:p>-5.27</text:p>
          </table:table-cell>
          <table:table-cell/>
          <table:table-cell table:style-name="ce5" table:formula="of:=[.$J$16] * [.B67]/ ([.$J$3]+[.B67])" office:value-type="float" office:value="3322.30721685744" calcext:value-type="float">
            <text:p>3322</text:p>
          </table:table-cell>
          <table:table-cell table:formula="of:=LN([.B67]/[.$C$3])" office:value-type="float" office:value="1.45723989159347" calcext:value-type="float">
            <text:p>1.45723989159347</text:p>
          </table:table-cell>
          <table:table-cell table:formula="of:=1/([.$C$12]+[.$C$13]*[.J67]+[.$C$14]*[.J67]*[.J67]*[.J67])-273.15" office:value-type="float" office:value="-5.47666819843181" calcext:value-type="float">
            <text:p>-5.48</text:p>
          </table:table-cell>
          <table:table-cell/>
          <table:table-cell table:formula="of:=1/([.$C$12]+[.$C$13]*[.J67]+[.$C$14]*[.J67]*[.J67] +[.$C$15]*[.$J67]*[.J67]*[.$J67]) -273.15" office:value-type="float" office:value="-5.30930179229256" calcext:value-type="float">
            <text:p>-5.31</text:p>
          </table:table-cell>
          <table:table-cell table:number-columns-repeated="2"/>
        </table:table-row>
        <table:table-row table:style-name="ro1">
          <table:table-cell office:value-type="float" office:value="-5.2" calcext:value-type="float">
            <text:p>-5.2</text:p>
          </table:table-cell>
          <table:table-cell office:value-type="float" office:value="42715.23" calcext:value-type="float">
            <text:p>42715.2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7" calcext:value-type="float">
            <text:p>-5.27</text:p>
          </table:table-cell>
          <table:table-cell/>
          <table:table-cell table:style-name="ce5" table:formula="of:=[.$J$16] * [.B68]/ ([.$J$3]+[.B68])" office:value-type="float" office:value="3318.99494851867" calcext:value-type="float">
            <text:p>3319</text:p>
          </table:table-cell>
          <table:table-cell table:formula="of:=LN([.B68]/[.$C$3])" office:value-type="float" office:value="1.45197043812038" calcext:value-type="float">
            <text:p>1.45197043812038</text:p>
          </table:table-cell>
          <table:table-cell table:formula="of:=1/([.$C$12]+[.$C$13]*[.J68]+[.$C$14]*[.J68]*[.J68]*[.J68])-273.15" office:value-type="float" office:value="-5.3735323604638" calcext:value-type="float">
            <text:p>-5.37</text:p>
          </table:table-cell>
          <table:table-cell/>
          <table:table-cell table:formula="of:=1/([.$C$12]+[.$C$13]*[.J68]+[.$C$14]*[.J68]*[.J68] +[.$C$15]*[.$J68]*[.J68]*[.$J68]) -273.15" office:value-type="float" office:value="-5.20927475062825" calcext:value-type="float">
            <text:p>-5.21</text:p>
          </table:table-cell>
          <table:table-cell table:number-columns-repeated="2"/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42490.88" calcext:value-type="float">
            <text:p>42490.8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6" calcext:value-type="float">
            <text:p>-5.26</text:p>
          </table:table-cell>
          <table:table-cell/>
          <table:table-cell table:style-name="ce5" table:formula="of:=[.$J$16] * [.B69]/ ([.$J$3]+[.B69])" office:value-type="float" office:value="3315.6739700306" calcext:value-type="float">
            <text:p>3316</text:p>
          </table:table-cell>
          <table:table-cell table:formula="of:=LN([.B69]/[.$C$3])" office:value-type="float" office:value="1.44670437167368" calcext:value-type="float">
            <text:p>1.44670437167368</text:p>
          </table:table-cell>
          <table:table-cell table:formula="of:=1/([.$C$12]+[.$C$13]*[.J69]+[.$C$14]*[.J69]*[.J69]*[.J69])-273.15" office:value-type="float" office:value="-5.2704285761842" calcext:value-type="float">
            <text:p>-5.27</text:p>
          </table:table-cell>
          <table:table-cell/>
          <table:table-cell table:formula="of:=1/([.$C$12]+[.$C$13]*[.J69]+[.$C$14]*[.J69]*[.J69] +[.$C$15]*[.$J69]*[.J69]*[.$J69]) -273.15" office:value-type="float" office:value="-5.10924882197389" calcext:value-type="float">
            <text:p>-5.11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2267.85" calcext:value-type="float">
            <text:p>42267.8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6" calcext:value-type="float">
            <text:p>-5.26</text:p>
          </table:table-cell>
          <table:table-cell/>
          <table:table-cell table:style-name="ce5" table:formula="of:=[.$J$16] * [.B70]/ ([.$J$3]+[.B70])" office:value-type="float" office:value="3312.3442728178" calcext:value-type="float">
            <text:p>3312</text:p>
          </table:table-cell>
          <table:table-cell table:formula="of:=LN([.B70]/[.$C$3])" office:value-type="float" office:value="1.44144165679449" calcext:value-type="float">
            <text:p>1.44144165679449</text:p>
          </table:table-cell>
          <table:table-cell table:formula="of:=1/([.$C$12]+[.$C$13]*[.J70]+[.$C$14]*[.J70]*[.J70]*[.J70])-273.15" office:value-type="float" office:value="-5.16735606584251" calcext:value-type="float">
            <text:p>-5.17</text:p>
          </table:table-cell>
          <table:table-cell/>
          <table:table-cell table:formula="of:=1/([.$C$12]+[.$C$13]*[.J70]+[.$C$14]*[.J70]*[.J70] +[.$C$15]*[.$J70]*[.J70]*[.$J70]) -273.15" office:value-type="float" office:value="-5.00922339221057" calcext:value-type="float">
            <text:p>-5.01</text:p>
          </table:table-cell>
          <table:table-cell table:number-columns-repeated="2"/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42046.13" calcext:value-type="float">
            <text:p>42046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6" calcext:value-type="float">
            <text:p>-5.26</text:p>
          </table:table-cell>
          <table:table-cell/>
          <table:table-cell table:style-name="ce5" table:formula="of:=[.$J$16] * [.B71]/ ([.$J$3]+[.B71])" office:value-type="float" office:value="3309.00584692848" calcext:value-type="float">
            <text:p>3309</text:p>
          </table:table-cell>
          <table:table-cell table:formula="of:=LN([.B71]/[.$C$3])" office:value-type="float" office:value="1.43618225589589" calcext:value-type="float">
            <text:p>1.43618225589589</text:p>
          </table:table-cell>
          <table:table-cell table:formula="of:=1/([.$C$12]+[.$C$13]*[.J71]+[.$C$14]*[.J71]*[.J71]*[.J71])-273.15" office:value-type="float" office:value="-5.06431400714928" calcext:value-type="float">
            <text:p>-5.06</text:p>
          </table:table-cell>
          <table:table-cell/>
          <table:table-cell table:formula="of:=1/([.$C$12]+[.$C$13]*[.J71]+[.$C$14]*[.J71]*[.J71] +[.$C$15]*[.$J71]*[.J71]*[.$J71]) -273.15" office:value-type="float" office:value="-4.90919780510978" calcext:value-type="float">
            <text:p>-4.91</text:p>
          </table:table-cell>
          <table:table-cell table:number-columns-repeated="2"/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41825.71" calcext:value-type="float">
            <text:p>41825.7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5" calcext:value-type="float">
            <text:p>-5.25</text:p>
          </table:table-cell>
          <table:table-cell/>
          <table:table-cell table:style-name="ce5" table:formula="of:=[.$J$16] * [.B72]/ ([.$J$3]+[.B72])" office:value-type="float" office:value="3305.65868099057" calcext:value-type="float">
            <text:p>3306</text:p>
          </table:table-cell>
          <table:table-cell table:formula="of:=LN([.B72]/[.$C$3])" office:value-type="float" office:value="1.43092612922789" calcext:value-type="float">
            <text:p>1.43092612922789</text:p>
          </table:table-cell>
          <table:table-cell table:formula="of:=1/([.$C$12]+[.$C$13]*[.J72]+[.$C$14]*[.J72]*[.J72]*[.J72])-273.15" office:value-type="float" office:value="-4.96130153451162" calcext:value-type="float">
            <text:p>-4.96</text:p>
          </table:table-cell>
          <table:table-cell/>
          <table:table-cell table:formula="of:=1/([.$C$12]+[.$C$13]*[.J72]+[.$C$14]*[.J72]*[.J72] +[.$C$15]*[.$J72]*[.J72]*[.$J72]) -273.15" office:value-type="float" office:value="-4.80917136153721" calcext:value-type="float">
            <text:p>-4.81</text:p>
          </table:table-cell>
          <table:table-cell table:number-columns-repeated="2"/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41606.58" calcext:value-type="float">
            <text:p>41606.5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5" calcext:value-type="float">
            <text:p>-5.25</text:p>
          </table:table-cell>
          <table:table-cell/>
          <table:table-cell table:style-name="ce5" table:formula="of:=[.$J$16] * [.B73]/ ([.$J$3]+[.B73])" office:value-type="float" office:value="3302.30276216715" calcext:value-type="float">
            <text:p>3302</text:p>
          </table:table-cell>
          <table:table-cell table:formula="of:=LN([.B73]/[.$C$3])" office:value-type="float" office:value="1.42567323484205" calcext:value-type="float">
            <text:p>1.42567323484205</text:p>
          </table:table-cell>
          <table:table-cell table:formula="of:=1/([.$C$12]+[.$C$13]*[.J73]+[.$C$14]*[.J73]*[.J73]*[.J73])-273.15" office:value-type="float" office:value="-4.8583177382601" calcext:value-type="float">
            <text:p>-4.86</text:p>
          </table:table-cell>
          <table:table-cell/>
          <table:table-cell table:formula="of:=1/([.$C$12]+[.$C$13]*[.J73]+[.$C$14]*[.J73]*[.J73] +[.$C$15]*[.$J73]*[.J73]*[.$J73]) -273.15" office:value-type="float" office:value="-4.70914331864765" calcext:value-type="float">
            <text:p>-4.71</text:p>
          </table:table-cell>
          <table:table-cell table:number-columns-repeated="2"/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41388.73" calcext:value-type="float">
            <text:p>41388.7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5" calcext:value-type="float">
            <text:p>-5.25</text:p>
          </table:table-cell>
          <table:table-cell/>
          <table:table-cell table:style-name="ce5" table:formula="of:=[.$J$16] * [.B74]/ ([.$J$3]+[.B74])" office:value-type="float" office:value="3298.93807611124" calcext:value-type="float">
            <text:p>3299</text:p>
          </table:table-cell>
          <table:table-cell table:formula="of:=LN([.B74]/[.$C$3])" office:value-type="float" office:value="1.42042352855581" calcext:value-type="float">
            <text:p>1.42042352855581</text:p>
          </table:table-cell>
          <table:table-cell table:formula="of:=1/([.$C$12]+[.$C$13]*[.J74]+[.$C$14]*[.J74]*[.J74]*[.J74])-273.15" office:value-type="float" office:value="-4.75536166386644" calcext:value-type="float">
            <text:p>-4.76</text:p>
          </table:table-cell>
          <table:table-cell/>
          <table:table-cell table:formula="of:=1/([.$C$12]+[.$C$13]*[.J74]+[.$C$14]*[.J74]*[.J74] +[.$C$15]*[.$J74]*[.J74]*[.$J74]) -273.15" office:value-type="float" office:value="-4.6091128890701" calcext:value-type="float">
            <text:p>-4.61</text:p>
          </table:table-cell>
          <table:table-cell table:number-columns-repeated="2"/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41172.17" calcext:value-type="float">
            <text:p>41172.1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4" calcext:value-type="float">
            <text:p>-5.24</text:p>
          </table:table-cell>
          <table:table-cell/>
          <table:table-cell table:style-name="ce5" table:formula="of:=[.$J$16] * [.B75]/ ([.$J$3]+[.B75])" office:value-type="float" office:value="3295.5649197601" calcext:value-type="float">
            <text:p>3296</text:p>
          </table:table-cell>
          <table:table-cell table:formula="of:=LN([.B75]/[.$C$3])" office:value-type="float" office:value="1.41517744968147" calcext:value-type="float">
            <text:p>1.41517744968147</text:p>
          </table:table-cell>
          <table:table-cell table:formula="of:=1/([.$C$12]+[.$C$13]*[.J75]+[.$C$14]*[.J75]*[.J75]*[.J75])-273.15" office:value-type="float" office:value="-4.65244184271955" calcext:value-type="float">
            <text:p>-4.65</text:p>
          </table:table-cell>
          <table:table-cell/>
          <table:table-cell table:formula="of:=1/([.$C$12]+[.$C$13]*[.J75]+[.$C$14]*[.J75]*[.J75] +[.$C$15]*[.$J75]*[.J75]*[.$J75]) -273.15" office:value-type="float" office:value="-4.50908850484814" calcext:value-type="float">
            <text:p>-4.51</text:p>
          </table:table-cell>
          <table:table-cell table:number-columns-repeated="2"/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40956.87" calcext:value-type="float">
            <text:p>40956.8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4" calcext:value-type="float">
            <text:p>-5.24</text:p>
          </table:table-cell>
          <table:table-cell/>
          <table:table-cell table:style-name="ce5" table:formula="of:=[.$J$16] * [.B76]/ ([.$J$3]+[.B76])" office:value-type="float" office:value="3292.18296806692" calcext:value-type="float">
            <text:p>3292</text:p>
          </table:table-cell>
          <table:table-cell table:formula="of:=LN([.B76]/[.$C$3])" office:value-type="float" office:value="1.40993446880173" calcext:value-type="float">
            <text:p>1.40993446880173</text:p>
          </table:table-cell>
          <table:table-cell table:formula="of:=1/([.$C$12]+[.$C$13]*[.J76]+[.$C$14]*[.J76]*[.J76]*[.J76])-273.15" office:value-type="float" office:value="-4.54954780336715" calcext:value-type="float">
            <text:p>-4.55</text:p>
          </table:table-cell>
          <table:table-cell/>
          <table:table-cell table:formula="of:=1/([.$C$12]+[.$C$13]*[.J76]+[.$C$14]*[.J76]*[.J76] +[.$C$15]*[.$J76]*[.J76]*[.$J76]) -273.15" office:value-type="float" office:value="-4.40906013147117" calcext:value-type="float">
            <text:p>-4.41</text:p>
          </table:table-cell>
          <table:table-cell table:number-columns-repeated="2"/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40742.83" calcext:value-type="float">
            <text:p>40742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4" calcext:value-type="float">
            <text:p>-5.24</text:p>
          </table:table-cell>
          <table:table-cell/>
          <table:table-cell table:style-name="ce5" table:formula="of:=[.$J$16] * [.B77]/ ([.$J$3]+[.B77])" office:value-type="float" office:value="3288.79236100943" calcext:value-type="float">
            <text:p>3289</text:p>
          </table:table-cell>
          <table:table-cell table:formula="of:=LN([.B77]/[.$C$3])" office:value-type="float" office:value="1.4046947802914" calcext:value-type="float">
            <text:p>1.4046947802914</text:p>
          </table:table-cell>
          <table:table-cell table:formula="of:=1/([.$C$12]+[.$C$13]*[.J77]+[.$C$14]*[.J77]*[.J77]*[.J77])-273.15" office:value-type="float" office:value="-4.44668327205119" calcext:value-type="float">
            <text:p>-4.45</text:p>
          </table:table-cell>
          <table:table-cell/>
          <table:table-cell table:formula="of:=1/([.$C$12]+[.$C$13]*[.J77]+[.$C$14]*[.J77]*[.J77] +[.$C$15]*[.$J77]*[.J77]*[.$J77]) -273.15" office:value-type="float" office:value="-4.30903153098438" calcext:value-type="float">
            <text:p>-4.31</text:p>
          </table:table-cell>
          <table:table-cell table:number-columns-repeated="2"/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40530.05" calcext:value-type="float">
            <text:p>40530.0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3" calcext:value-type="float">
            <text:p>-5.23</text:p>
          </table:table-cell>
          <table:table-cell/>
          <table:table-cell table:style-name="ce5" table:formula="of:=[.$J$16] * [.B78]/ ([.$J$3]+[.B78])" office:value-type="float" office:value="3285.39324223902" calcext:value-type="float">
            <text:p>3285</text:p>
          </table:table-cell>
          <table:table-cell table:formula="of:=LN([.B78]/[.$C$3])" office:value-type="float" office:value="1.39945858129949" calcext:value-type="float">
            <text:p>1.39945858129949</text:p>
          </table:table-cell>
          <table:table-cell table:formula="of:=1/([.$C$12]+[.$C$13]*[.J78]+[.$C$14]*[.J78]*[.J78]*[.J78])-273.15" office:value-type="float" office:value="-4.34385203479894" calcext:value-type="float">
            <text:p>-4.34</text:p>
          </table:table-cell>
          <table:table-cell/>
          <table:table-cell table:formula="of:=1/([.$C$12]+[.$C$13]*[.J78]+[.$C$14]*[.J78]*[.J78] +[.$C$15]*[.$J78]*[.J78]*[.$J78]) -273.15" office:value-type="float" office:value="-4.20900652787452" calcext:value-type="float">
            <text:p>-4.21</text:p>
          </table:table-cell>
          <table:table-cell table:number-columns-repeated="2"/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40318.51" calcext:value-type="float">
            <text:p>40318.5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3" calcext:value-type="float">
            <text:p>-5.23</text:p>
          </table:table-cell>
          <table:table-cell/>
          <table:table-cell table:style-name="ce5" table:formula="of:=[.$J$16] * [.B79]/ ([.$J$3]+[.B79])" office:value-type="float" office:value="3281.98543557828" calcext:value-type="float">
            <text:p>3282</text:p>
          </table:table-cell>
          <table:table-cell table:formula="of:=LN([.B79]/[.$C$3])" office:value-type="float" office:value="1.39422557572116" calcext:value-type="float">
            <text:p>1.39422557572116</text:p>
          </table:table-cell>
          <table:table-cell table:formula="of:=1/([.$C$12]+[.$C$13]*[.J79]+[.$C$14]*[.J79]*[.J79]*[.J79])-273.15" office:value-type="float" office:value="-4.24104819127848" calcext:value-type="float">
            <text:p>-4.24</text:p>
          </table:table-cell>
          <table:table-cell/>
          <table:table-cell table:formula="of:=1/([.$C$12]+[.$C$13]*[.J79]+[.$C$14]*[.J79]*[.J79] +[.$C$15]*[.$J79]*[.J79]*[.$J79]) -273.15" office:value-type="float" office:value="-4.10897952486135" calcext:value-type="float">
            <text:p>-4.11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0108.2" calcext:value-type="float">
            <text:p>40108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3" calcext:value-type="float">
            <text:p>-5.23</text:p>
          </table:table-cell>
          <table:table-cell/>
          <table:table-cell table:style-name="ce5" table:formula="of:=[.$J$16] * [.B80]/ ([.$J$3]+[.B80])" office:value-type="float" office:value="3278.56892085527" calcext:value-type="float">
            <text:p>3279</text:p>
          </table:table-cell>
          <table:table-cell table:formula="of:=LN([.B80]/[.$C$3])" office:value-type="float" office:value="1.38899570919155" calcext:value-type="float">
            <text:p>1.38899570919155</text:p>
          </table:table-cell>
          <table:table-cell table:formula="of:=1/([.$C$12]+[.$C$13]*[.J80]+[.$C$14]*[.J80]*[.J80]*[.J80])-273.15" office:value-type="float" office:value="-4.13827058474419" calcext:value-type="float">
            <text:p>-4.14</text:p>
          </table:table-cell>
          <table:table-cell/>
          <table:table-cell table:formula="of:=1/([.$C$12]+[.$C$13]*[.J80]+[.$C$14]*[.J80]*[.J80] +[.$C$15]*[.$J80]*[.J80]*[.$J80]) -273.15" office:value-type="float" office:value="-4.0089495356188" calcext:value-type="float">
            <text:p>-4.01</text:p>
          </table:table-cell>
          <table:table-cell table:number-columns-repeated="2"/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39899.13" calcext:value-type="float">
            <text:p>39899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2" calcext:value-type="float">
            <text:p>-5.22</text:p>
          </table:table-cell>
          <table:table-cell/>
          <table:table-cell table:style-name="ce5" table:formula="of:=[.$J$16] * [.B81]/ ([.$J$3]+[.B81])" office:value-type="float" office:value="3275.14400511592" calcext:value-type="float">
            <text:p>3275</text:p>
          </table:table-cell>
          <table:table-cell table:formula="of:=LN([.B81]/[.$C$3])" office:value-type="float" office:value="1.38376942615277" calcext:value-type="float">
            <text:p>1.38376942615277</text:p>
          </table:table-cell>
          <table:table-cell table:formula="of:=1/([.$C$12]+[.$C$13]*[.J81]+[.$C$14]*[.J81]*[.J81]*[.J81])-273.15" office:value-type="float" office:value="-4.03552786471408" calcext:value-type="float">
            <text:p>-4.04</text:p>
          </table:table-cell>
          <table:table-cell/>
          <table:table-cell table:formula="of:=1/([.$C$12]+[.$C$13]*[.J81]+[.$C$14]*[.J81]*[.J81] +[.$C$15]*[.$J81]*[.J81]*[.$J81]) -273.15" office:value-type="float" office:value="-3.90892512081035" calcext:value-type="float">
            <text:p>-3.91</text:p>
          </table:table-cell>
          <table:table-cell table:number-columns-repeated="2"/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39691.27" calcext:value-type="float">
            <text:p>39691.2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2" calcext:value-type="float">
            <text:p>-5.22</text:p>
          </table:table-cell>
          <table:table-cell/>
          <table:table-cell table:style-name="ce5" table:formula="of:=[.$J$16] * [.B82]/ ([.$J$3]+[.B82])" office:value-type="float" office:value="3271.71034107198" calcext:value-type="float">
            <text:p>3272</text:p>
          </table:table-cell>
          <table:table-cell table:formula="of:=LN([.B82]/[.$C$3])" office:value-type="float" office:value="1.37854617127338" calcext:value-type="float">
            <text:p>1.37854617127338</text:p>
          </table:table-cell>
          <table:table-cell table:formula="of:=1/([.$C$12]+[.$C$13]*[.J82]+[.$C$14]*[.J82]*[.J82]*[.J82])-273.15" office:value-type="float" office:value="-3.93280902828536" calcext:value-type="float">
            <text:p>-3.93</text:p>
          </table:table-cell>
          <table:table-cell/>
          <table:table-cell table:formula="of:=1/([.$C$12]+[.$C$13]*[.J82]+[.$C$14]*[.J82]*[.J82] +[.$C$15]*[.$J82]*[.J82]*[.$J82]) -273.15" office:value-type="float" office:value="-3.8088957101308" calcext:value-type="float">
            <text:p>-3.81</text:p>
          </table:table-cell>
          <table:table-cell table:number-columns-repeated="2"/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39484.62" calcext:value-type="float">
            <text:p>39484.6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2" calcext:value-type="float">
            <text:p>-5.22</text:p>
          </table:table-cell>
          <table:table-cell/>
          <table:table-cell table:style-name="ce5" table:formula="of:=[.$J$16] * [.B83]/ ([.$J$3]+[.B83])" office:value-type="float" office:value="3268.26807036206" calcext:value-type="float">
            <text:p>3268</text:p>
          </table:table-cell>
          <table:table-cell table:formula="of:=LN([.B83]/[.$C$3])" office:value-type="float" office:value="1.37332613600138" calcext:value-type="float">
            <text:p>1.37332613600138</text:p>
          </table:table-cell>
          <table:table-cell table:formula="of:=1/([.$C$12]+[.$C$13]*[.J83]+[.$C$14]*[.J83]*[.J83]*[.J83])-273.15" office:value-type="float" office:value="-3.8301177510474" calcext:value-type="float">
            <text:p>-3.83</text:p>
          </table:table-cell>
          <table:table-cell/>
          <table:table-cell table:formula="of:=1/([.$C$12]+[.$C$13]*[.J83]+[.$C$14]*[.J83]*[.J83] +[.$C$15]*[.$J83]*[.J83]*[.$J83]) -273.15" office:value-type="float" office:value="-3.70886502148846" calcext:value-type="float">
            <text:p>-3.71</text:p>
          </table:table-cell>
          <table:table-cell table:number-columns-repeated="2"/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39279.18" calcext:value-type="float">
            <text:p>39279.1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1" calcext:value-type="float">
            <text:p>-5.21</text:p>
          </table:table-cell>
          <table:table-cell/>
          <table:table-cell table:style-name="ce5" table:formula="of:=[.$J$16] * [.B84]/ ([.$J$3]+[.B84])" office:value-type="float" office:value="3264.81733827552" calcext:value-type="float">
            <text:p>3265</text:p>
          </table:table-cell>
          <table:table-cell table:formula="of:=LN([.B84]/[.$C$3])" office:value-type="float" office:value="1.36810951451057" calcext:value-type="float">
            <text:p>1.36810951451057</text:p>
          </table:table-cell>
          <table:table-cell table:formula="of:=1/([.$C$12]+[.$C$13]*[.J84]+[.$C$14]*[.J84]*[.J84]*[.J84])-273.15" office:value-type="float" office:value="-3.72745776756807" calcext:value-type="float">
            <text:p>-3.73</text:p>
          </table:table-cell>
          <table:table-cell/>
          <table:table-cell table:formula="of:=1/([.$C$12]+[.$C$13]*[.J84]+[.$C$14]*[.J84]*[.J84] +[.$C$15]*[.$J84]*[.J84]*[.$J84]) -273.15" office:value-type="float" office:value="-3.60883683438271" calcext:value-type="float">
            <text:p>-3.61</text:p>
          </table:table-cell>
          <table:table-cell table:number-columns-repeated="2"/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39074.94" calcext:value-type="float">
            <text:p>39074.9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1" calcext:value-type="float">
            <text:p>-5.21</text:p>
          </table:table-cell>
          <table:table-cell/>
          <table:table-cell table:style-name="ce5" table:formula="of:=[.$J$16] * [.B85]/ ([.$J$3]+[.B85])" office:value-type="float" office:value="3261.35812371854" calcext:value-type="float">
            <text:p>3261</text:p>
          </table:table-cell>
          <table:table-cell table:formula="of:=LN([.B85]/[.$C$3])" office:value-type="float" office:value="1.36289624780368" calcext:value-type="float">
            <text:p>1.36289624780368</text:p>
          </table:table-cell>
          <table:table-cell table:formula="of:=1/([.$C$12]+[.$C$13]*[.J85]+[.$C$14]*[.J85]*[.J85]*[.J85])-273.15" office:value-type="float" office:value="-3.62482783298765" calcext:value-type="float">
            <text:p>-3.62</text:p>
          </table:table-cell>
          <table:table-cell/>
          <table:table-cell table:formula="of:=1/([.$C$12]+[.$C$13]*[.J85]+[.$C$14]*[.J85]*[.J85] +[.$C$15]*[.$J85]*[.J85]*[.$J85]) -273.15" office:value-type="float" office:value="-3.50881007864706" calcext:value-type="float">
            <text:p>-3.51</text:p>
          </table:table-cell>
          <table:table-cell table:number-columns-repeated="2"/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38871.89" calcext:value-type="float">
            <text:p>38871.8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1" calcext:value-type="float">
            <text:p>-5.21</text:p>
          </table:table-cell>
          <table:table-cell/>
          <table:table-cell table:style-name="ce5" table:formula="of:=[.$J$16] * [.B86]/ ([.$J$3]+[.B86])" office:value-type="float" office:value="3257.89040366558" calcext:value-type="float">
            <text:p>3258</text:p>
          </table:table-cell>
          <table:table-cell table:formula="of:=LN([.B86]/[.$C$3])" office:value-type="float" office:value="1.35768627430518" calcext:value-type="float">
            <text:p>1.35768627430518</text:p>
          </table:table-cell>
          <table:table-cell table:formula="of:=1/([.$C$12]+[.$C$13]*[.J86]+[.$C$14]*[.J86]*[.J86]*[.J86])-273.15" office:value-type="float" office:value="-3.52222665013858" calcext:value-type="float">
            <text:p>-3.52</text:p>
          </table:table-cell>
          <table:table-cell/>
          <table:table-cell table:formula="of:=1/([.$C$12]+[.$C$13]*[.J86]+[.$C$14]*[.J86]*[.J86] +[.$C$15]*[.$J86]*[.J86]*[.$J86]) -273.15" office:value-type="float" office:value="-3.40878363183043" calcext:value-type="float">
            <text:p>-3.41</text:p>
          </table:table-cell>
          <table:table-cell table:number-columns-repeated="2"/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38670.02" calcext:value-type="float">
            <text:p>38670.0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1" calcext:value-type="float">
            <text:p>-5.21</text:p>
          </table:table-cell>
          <table:table-cell/>
          <table:table-cell table:style-name="ce5" table:formula="of:=[.$J$16] * [.B87]/ ([.$J$3]+[.B87])" office:value-type="float" office:value="3254.41415310698" calcext:value-type="float">
            <text:p>3254</text:p>
          </table:table-cell>
          <table:table-cell table:formula="of:=LN([.B87]/[.$C$3])" office:value-type="float" office:value="1.35247952982182" calcext:value-type="float">
            <text:p>1.35247952982182</text:p>
          </table:table-cell>
          <table:table-cell table:formula="of:=1/([.$C$12]+[.$C$13]*[.J87]+[.$C$14]*[.J87]*[.J87]*[.J87])-273.15" office:value-type="float" office:value="-3.41965286866383" calcext:value-type="float">
            <text:p>-3.42</text:p>
          </table:table-cell>
          <table:table-cell/>
          <table:table-cell table:formula="of:=1/([.$C$12]+[.$C$13]*[.J87]+[.$C$14]*[.J87]*[.J87] +[.$C$15]*[.$J87]*[.J87]*[.$J87]) -273.15" office:value-type="float" office:value="-3.30875631827979" calcext:value-type="float">
            <text:p>-3.31</text:p>
          </table:table-cell>
          <table:table-cell table:number-columns-repeated="2"/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38469.32" calcext:value-type="float">
            <text:p>38469.3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" calcext:value-type="float">
            <text:p>-5.2</text:p>
          </table:table-cell>
          <table:table-cell/>
          <table:table-cell table:style-name="ce5" table:formula="of:=[.$J$16] * [.B88]/ ([.$J$3]+[.B88])" office:value-type="float" office:value="3250.92934499597" calcext:value-type="float">
            <text:p>3251</text:p>
          </table:table-cell>
          <table:table-cell table:formula="of:=LN([.B88]/[.$C$3])" office:value-type="float" office:value="1.34727594750268" calcext:value-type="float">
            <text:p>1.34727594750268</text:p>
          </table:table-cell>
          <table:table-cell table:formula="of:=1/([.$C$12]+[.$C$13]*[.J88]+[.$C$14]*[.J88]*[.J88]*[.J88])-273.15" office:value-type="float" office:value="-3.31710508412368" calcext:value-type="float">
            <text:p>-3.32</text:p>
          </table:table-cell>
          <table:table-cell/>
          <table:table-cell table:formula="of:=1/([.$C$12]+[.$C$13]*[.J88]+[.$C$14]*[.J88]*[.J88] +[.$C$15]*[.$J88]*[.J88]*[.$J88]) -273.15" office:value-type="float" office:value="-3.20872690821221" calcext:value-type="float">
            <text:p>-3.21</text:p>
          </table:table-cell>
          <table:table-cell table:number-columns-repeated="2"/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38269.79" calcext:value-type="float">
            <text:p>38269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" calcext:value-type="float">
            <text:p>-5.2</text:p>
          </table:table-cell>
          <table:table-cell/>
          <table:table-cell table:style-name="ce5" table:formula="of:=[.$J$16] * [.B89]/ ([.$J$3]+[.B89])" office:value-type="float" office:value="3247.43612599102" calcext:value-type="float">
            <text:p>3247</text:p>
          </table:table-cell>
          <table:table-cell table:formula="of:=LN([.B89]/[.$C$3])" office:value-type="float" office:value="1.34207571910162" calcext:value-type="float">
            <text:p>1.34207571910162</text:p>
          </table:table-cell>
          <table:table-cell table:formula="of:=1/([.$C$12]+[.$C$13]*[.J89]+[.$C$14]*[.J89]*[.J89]*[.J89])-273.15" office:value-type="float" office:value="-3.21458698937198" calcext:value-type="float">
            <text:p>-3.21</text:p>
          </table:table-cell>
          <table:table-cell/>
          <table:table-cell table:formula="of:=1/([.$C$12]+[.$C$13]*[.J89]+[.$C$14]*[.J89]*[.J89] +[.$C$15]*[.$J89]*[.J89]*[.$J89]) -273.15" office:value-type="float" office:value="-3.10869914458181" calcext:value-type="float">
            <text:p>-3.11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8071.41" calcext:value-type="float">
            <text:p>38071.4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" calcext:value-type="float">
            <text:p>-5.2</text:p>
          </table:table-cell>
          <table:table-cell/>
          <table:table-cell table:style-name="ce5" table:formula="of:=[.$J$16] * [.B90]/ ([.$J$3]+[.B90])" office:value-type="float" office:value="3243.93429192112" calcext:value-type="float">
            <text:p>3244</text:p>
          </table:table-cell>
          <table:table-cell table:formula="of:=LN([.B90]/[.$C$3])" office:value-type="float" office:value="1.33687851375154" calcext:value-type="float">
            <text:p>1.33687851375154</text:p>
          </table:table-cell>
          <table:table-cell table:formula="of:=1/([.$C$12]+[.$C$13]*[.J90]+[.$C$14]*[.J90]*[.J90]*[.J90])-273.15" office:value-type="float" office:value="-3.1120919741976" calcext:value-type="float">
            <text:p>-3.11</text:p>
          </table:table-cell>
          <table:table-cell/>
          <table:table-cell table:formula="of:=1/([.$C$12]+[.$C$13]*[.J90]+[.$C$14]*[.J90]*[.J90] +[.$C$15]*[.$J90]*[.J90]*[.$J90]) -273.15" office:value-type="float" office:value="-3.00866671745951" calcext:value-type="float">
            <text:p>-3.01</text:p>
          </table:table-cell>
          <table:table-cell table:number-columns-repeated="2"/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37874.19" calcext:value-type="float">
            <text:p>37874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9" calcext:value-type="float">
            <text:p>-5.19</text:p>
          </table:table-cell>
          <table:table-cell/>
          <table:table-cell table:style-name="ce5" table:formula="of:=[.$J$16] * [.B91]/ ([.$J$3]+[.B91])" office:value-type="float" office:value="3240.42416675875" calcext:value-type="float">
            <text:p>3240</text:p>
          </table:table-cell>
          <table:table-cell table:formula="of:=LN([.B91]/[.$C$3])" office:value-type="float" office:value="1.33168478446819" calcext:value-type="float">
            <text:p>1.33168478446819</text:p>
          </table:table-cell>
          <table:table-cell table:formula="of:=1/([.$C$12]+[.$C$13]*[.J91]+[.$C$14]*[.J91]*[.J91]*[.J91])-273.15" office:value-type="float" office:value="-3.00962888654067" calcext:value-type="float">
            <text:p>-3.01</text:p>
          </table:table-cell>
          <table:table-cell/>
          <table:table-cell table:formula="of:=1/([.$C$12]+[.$C$13]*[.J91]+[.$C$14]*[.J91]*[.J91] +[.$C$15]*[.$J91]*[.J91]*[.$J91]) -273.15" office:value-type="float" office:value="-2.908638402875" calcext:value-type="float">
            <text:p>-2.91</text:p>
          </table:table-cell>
          <table:table-cell table:number-columns-repeated="2"/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37678.12" calcext:value-type="float">
            <text:p>37678.1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9" calcext:value-type="float">
            <text:p>-5.19</text:p>
          </table:table-cell>
          <table:table-cell/>
          <table:table-cell table:style-name="ce5" table:formula="of:=[.$J$16] * [.B92]/ ([.$J$3]+[.B92])" office:value-type="float" office:value="3236.90572363172" calcext:value-type="float">
            <text:p>3237</text:p>
          </table:table-cell>
          <table:table-cell table:formula="of:=LN([.B92]/[.$C$3])" office:value-type="float" office:value="1.32649446162649" calcext:value-type="float">
            <text:p>1.32649446162649</text:p>
          </table:table-cell>
          <table:table-cell table:formula="of:=1/([.$C$12]+[.$C$13]*[.J92]+[.$C$14]*[.J92]*[.J92]*[.J92])-273.15" office:value-type="float" office:value="-2.90719627091647" calcext:value-type="float">
            <text:p>-2.91</text:p>
          </table:table-cell>
          <table:table-cell/>
          <table:table-cell table:formula="of:=1/([.$C$12]+[.$C$13]*[.J92]+[.$C$14]*[.J92]*[.J92] +[.$C$15]*[.$J92]*[.J92]*[.$J92]) -273.15" office:value-type="float" office:value="-2.80861292359515" calcext:value-type="float">
            <text:p>-2.81</text:p>
          </table:table-cell>
          <table:table-cell table:number-columns-repeated="2"/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37483.18" calcext:value-type="float">
            <text:p>37483.1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9" calcext:value-type="float">
            <text:p>-5.19</text:p>
          </table:table-cell>
          <table:table-cell/>
          <table:table-cell table:style-name="ce5" table:formula="of:=[.$J$16] * [.B93]/ ([.$J$3]+[.B93])" office:value-type="float" office:value="3233.37875180222" calcext:value-type="float">
            <text:p>3233</text:p>
          </table:table-cell>
          <table:table-cell table:formula="of:=LN([.B93]/[.$C$3])" office:value-type="float" office:value="1.32130720602782" calcext:value-type="float">
            <text:p>1.32130720602782</text:p>
          </table:table-cell>
          <table:table-cell table:formula="of:=1/([.$C$12]+[.$C$13]*[.J93]+[.$C$14]*[.J93]*[.J93]*[.J93])-273.15" office:value-type="float" office:value="-2.80478734699653" calcext:value-type="float">
            <text:p>-2.80</text:p>
          </table:table-cell>
          <table:table-cell/>
          <table:table-cell table:formula="of:=1/([.$C$12]+[.$C$13]*[.J93]+[.$C$14]*[.J93]*[.J93] +[.$C$15]*[.$J93]*[.J93]*[.$J93]) -273.15" office:value-type="float" office:value="-2.70858379910919" calcext:value-type="float">
            <text:p>-2.71</text:p>
          </table:table-cell>
          <table:table-cell table:number-columns-repeated="2"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37289.37" calcext:value-type="float">
            <text:p>37289.3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8" calcext:value-type="float">
            <text:p>-5.18</text:p>
          </table:table-cell>
          <table:table-cell/>
          <table:table-cell table:style-name="ce5" table:formula="of:=[.$J$16] * [.B94]/ ([.$J$3]+[.B94])" office:value-type="float" office:value="3229.84339863272" calcext:value-type="float">
            <text:p>3230</text:p>
          </table:table-cell>
          <table:table-cell table:formula="of:=LN([.B94]/[.$C$3])" office:value-type="float" office:value="1.31612320644415" calcext:value-type="float">
            <text:p>1.31612320644415</text:p>
          </table:table-cell>
          <table:table-cell table:formula="of:=1/([.$C$12]+[.$C$13]*[.J94]+[.$C$14]*[.J94]*[.J94]*[.J94])-273.15" office:value-type="float" office:value="-2.70240575394524" calcext:value-type="float">
            <text:p>-2.70</text:p>
          </table:table-cell>
          <table:table-cell/>
          <table:table-cell table:formula="of:=1/([.$C$12]+[.$C$13]*[.J94]+[.$C$14]*[.J94]*[.J94] +[.$C$15]*[.$J94]*[.J94]*[.$J94]) -273.15" office:value-type="float" office:value="-2.60855472333844" calcext:value-type="float">
            <text:p>-2.61</text:p>
          </table:table-cell>
          <table:table-cell table:number-columns-repeated="2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37096.68" calcext:value-type="float">
            <text:p>37096.6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8" calcext:value-type="float">
            <text:p>-5.18</text:p>
          </table:table-cell>
          <table:table-cell/>
          <table:table-cell table:style-name="ce5" table:formula="of:=[.$J$16] * [.B95]/ ([.$J$3]+[.B95])" office:value-type="float" office:value="3226.29963046227" calcext:value-type="float">
            <text:p>3226</text:p>
          </table:table-cell>
          <table:table-cell table:formula="of:=LN([.B95]/[.$C$3])" office:value-type="float" office:value="1.31094238474445" calcext:value-type="float">
            <text:p>1.31094238474445</text:p>
          </table:table-cell>
          <table:table-cell table:formula="of:=1/([.$C$12]+[.$C$13]*[.J95]+[.$C$14]*[.J95]*[.J95]*[.J95])-273.15" office:value-type="float" office:value="-2.60004986232968" calcext:value-type="float">
            <text:p>-2.60</text:p>
          </table:table-cell>
          <table:table-cell/>
          <table:table-cell table:formula="of:=1/([.$C$12]+[.$C$13]*[.J95]+[.$C$14]*[.J95]*[.J95] +[.$C$15]*[.$J95]*[.J95]*[.$J95]) -273.15" office:value-type="float" office:value="-2.50852424448073" calcext:value-type="float">
            <text:p>-2.51</text:p>
          </table:table-cell>
          <table:table-cell table:number-columns-repeated="2"/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36905.11" calcext:value-type="float">
            <text:p>36905.1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8" calcext:value-type="float">
            <text:p>-5.18</text:p>
          </table:table-cell>
          <table:table-cell/>
          <table:table-cell table:style-name="ce5" table:formula="of:=[.$J$16] * [.B96]/ ([.$J$3]+[.B96])" office:value-type="float" office:value="3222.74759743661" calcext:value-type="float">
            <text:p>3223</text:p>
          </table:table-cell>
          <table:table-cell table:formula="of:=LN([.B96]/[.$C$3])" office:value-type="float" office:value="1.30576493084946" calcext:value-type="float">
            <text:p>1.30576493084946</text:p>
          </table:table-cell>
          <table:table-cell table:formula="of:=1/([.$C$12]+[.$C$13]*[.J96]+[.$C$14]*[.J96]*[.J96]*[.J96])-273.15" office:value-type="float" office:value="-2.49772333927359" calcext:value-type="float">
            <text:p>-2.50</text:p>
          </table:table-cell>
          <table:table-cell/>
          <table:table-cell table:formula="of:=1/([.$C$12]+[.$C$13]*[.J96]+[.$C$14]*[.J96]*[.J96] +[.$C$15]*[.$J96]*[.J96]*[.$J96]) -273.15" office:value-type="float" office:value="-2.40849608739524" calcext:value-type="float">
            <text:p>-2.41</text:p>
          </table:table-cell>
          <table:table-cell table:number-columns-repeated="2"/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36714.64" calcext:value-type="float">
            <text:p>36714.6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7" calcext:value-type="float">
            <text:p>-5.17</text:p>
          </table:table-cell>
          <table:table-cell/>
          <table:table-cell table:style-name="ce5" table:formula="of:=[.$J$16] * [.B97]/ ([.$J$3]+[.B97])" office:value-type="float" office:value="3219.18707796956" calcext:value-type="float">
            <text:p>3219</text:p>
          </table:table-cell>
          <table:table-cell table:formula="of:=LN([.B97]/[.$C$3])" office:value-type="float" office:value="1.30059049260475" calcext:value-type="float">
            <text:p>1.30059049260475</text:p>
          </table:table-cell>
          <table:table-cell table:formula="of:=1/([.$C$12]+[.$C$13]*[.J97]+[.$C$14]*[.J97]*[.J97]*[.J97])-273.15" office:value-type="float" office:value="-2.39541913810479" calcext:value-type="float">
            <text:p>-2.40</text:p>
          </table:table-cell>
          <table:table-cell/>
          <table:table-cell table:formula="of:=1/([.$C$12]+[.$C$13]*[.J97]+[.$C$14]*[.J97]*[.J97] +[.$C$15]*[.$J97]*[.J97]*[.$J97]) -273.15" office:value-type="float" office:value="-2.30846350350123" calcext:value-type="float">
            <text:p>-2.31</text:p>
          </table:table-cell>
          <table:table-cell table:number-columns-repeated="2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36525.28" calcext:value-type="float">
            <text:p>36525.2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7" calcext:value-type="float">
            <text:p>-5.17</text:p>
          </table:table-cell>
          <table:table-cell/>
          <table:table-cell table:style-name="ce5" table:formula="of:=[.$J$16] * [.B98]/ ([.$J$3]+[.B98])" office:value-type="float" office:value="3215.61840960441" calcext:value-type="float">
            <text:p>3216</text:p>
          </table:table-cell>
          <table:table-cell table:formula="of:=LN([.B98]/[.$C$3])" office:value-type="float" office:value="1.29541953059554" calcext:value-type="float">
            <text:p>1.29541953059554</text:p>
          </table:table-cell>
          <table:table-cell table:formula="of:=1/([.$C$12]+[.$C$13]*[.J98]+[.$C$14]*[.J98]*[.J98]*[.J98])-273.15" office:value-type="float" office:value="-2.2931462796243" calcext:value-type="float">
            <text:p>-2.29</text:p>
          </table:table-cell>
          <table:table-cell/>
          <table:table-cell table:formula="of:=1/([.$C$12]+[.$C$13]*[.J98]+[.$C$14]*[.J98]*[.J98] +[.$C$15]*[.$J98]*[.J98]*[.$J98]) -273.15" office:value-type="float" office:value="-2.20843545393524" calcext:value-type="float">
            <text:p>-2.21</text:p>
          </table:table-cell>
          <table:table-cell table:number-columns-repeated="2"/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36337.01" calcext:value-type="float">
            <text:p>36337.0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7" calcext:value-type="float">
            <text:p>-5.17</text:p>
          </table:table-cell>
          <table:table-cell/>
          <table:table-cell table:style-name="ce5" table:formula="of:=[.$J$16] * [.B99]/ ([.$J$3]+[.B99])" office:value-type="float" office:value="3212.04136736488" calcext:value-type="float">
            <text:p>3212</text:p>
          </table:table-cell>
          <table:table-cell table:formula="of:=LN([.B99]/[.$C$3])" office:value-type="float" office:value="1.29025168810791" calcext:value-type="float">
            <text:p>1.29025168810791</text:p>
          </table:table-cell>
          <table:table-cell table:formula="of:=1/([.$C$12]+[.$C$13]*[.J99]+[.$C$14]*[.J99]*[.J99]*[.J99])-273.15" office:value-type="float" office:value="-2.19089762439592" calcext:value-type="float">
            <text:p>-2.19</text:p>
          </table:table-cell>
          <table:table-cell/>
          <table:table-cell table:formula="of:=1/([.$C$12]+[.$C$13]*[.J99]+[.$C$14]*[.J99]*[.J99] +[.$C$15]*[.$J99]*[.J99]*[.$J99]) -273.15" office:value-type="float" office:value="-2.10840509739194" calcext:value-type="float">
            <text:p>-2.11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6149.83" calcext:value-type="float">
            <text:p>36149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6" calcext:value-type="float">
            <text:p>-5.16</text:p>
          </table:table-cell>
          <table:table-cell/>
          <table:table-cell table:style-name="ce5" table:formula="of:=[.$J$16] * [.B100]/ ([.$J$3]+[.B100])" office:value-type="float" office:value="3208.45610222183" calcext:value-type="float">
            <text:p>3208</text:p>
          </table:table-cell>
          <table:table-cell table:formula="of:=LN([.B100]/[.$C$3])" office:value-type="float" office:value="1.28508715297173" calcext:value-type="float">
            <text:p>1.28508715297173</text:p>
          </table:table-cell>
          <table:table-cell table:formula="of:=1/([.$C$12]+[.$C$13]*[.J100]+[.$C$14]*[.J100]*[.J100]*[.J100])-273.15" office:value-type="float" office:value="-2.08867680276859" calcext:value-type="float">
            <text:p>-2.09</text:p>
          </table:table-cell>
          <table:table-cell/>
          <table:table-cell table:formula="of:=1/([.$C$12]+[.$C$13]*[.J100]+[.$C$14]*[.J100]*[.J100] +[.$C$15]*[.$J100]*[.J100]*[.$J100]) -273.15" office:value-type="float" office:value="-2.00837612560468" calcext:value-type="float">
            <text:p>-2.01</text:p>
          </table:table-cell>
          <table:table-cell table:number-columns-repeated="2"/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35963.73" calcext:value-type="float">
            <text:p>35963.7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6" calcext:value-type="float">
            <text:p>-5.16</text:p>
          </table:table-cell>
          <table:table-cell/>
          <table:table-cell table:style-name="ce5" table:formula="of:=[.$J$16] * [.B101]/ ([.$J$3]+[.B101])" office:value-type="float" office:value="3204.86257490417" calcext:value-type="float">
            <text:p>3205</text:p>
          </table:table-cell>
          <table:table-cell table:formula="of:=LN([.B101]/[.$C$3])" office:value-type="float" office:value="1.27992583759279" calcext:value-type="float">
            <text:p>1.27992583759279</text:p>
          </table:table-cell>
          <table:table-cell table:formula="of:=1/([.$C$12]+[.$C$13]*[.J101]+[.$C$14]*[.J101]*[.J101]*[.J101])-273.15" office:value-type="float" office:value="-1.98648199622727" calcext:value-type="float">
            <text:p>-1.99</text:p>
          </table:table-cell>
          <table:table-cell/>
          <table:table-cell table:formula="of:=1/([.$C$12]+[.$C$13]*[.J101]+[.$C$14]*[.J101]*[.J101] +[.$C$15]*[.$J101]*[.J101]*[.$J101]) -273.15" office:value-type="float" office:value="-1.90834689994824" calcext:value-type="float">
            <text:p>-1.91</text:p>
          </table:table-cell>
          <table:table-cell table:number-columns-repeated="2"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35778.7" calcext:value-type="float">
            <text:p>35778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6" calcext:value-type="float">
            <text:p>-5.16</text:p>
          </table:table-cell>
          <table:table-cell/>
          <table:table-cell table:style-name="ce5" table:formula="of:=[.$J$16] * [.B102]/ ([.$J$3]+[.B102])" office:value-type="float" office:value="3201.26074353357" calcext:value-type="float">
            <text:p>3201</text:p>
          </table:table-cell>
          <table:table-cell table:formula="of:=LN([.B102]/[.$C$3])" office:value-type="float" office:value="1.27476765127945" calcext:value-type="float">
            <text:p>1.27476765127945</text:p>
          </table:table-cell>
          <table:table-cell table:formula="of:=1/([.$C$12]+[.$C$13]*[.J102]+[.$C$14]*[.J102]*[.J102]*[.J102])-273.15" office:value-type="float" office:value="-1.88431132243261" calcext:value-type="float">
            <text:p>-1.88</text:p>
          </table:table-cell>
          <table:table-cell/>
          <table:table-cell table:formula="of:=1/([.$C$12]+[.$C$13]*[.J102]+[.$C$14]*[.J102]*[.J102] +[.$C$15]*[.$J102]*[.J102]*[.$J102]) -273.15" office:value-type="float" office:value="-1.80831571753549" calcext:value-type="float">
            <text:p>-1.81</text:p>
          </table:table-cell>
          <table:table-cell table:number-columns-repeated="2"/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35594.74" calcext:value-type="float">
            <text:p>35594.7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5" calcext:value-type="float">
            <text:p>-5.15</text:p>
          </table:table-cell>
          <table:table-cell/>
          <table:table-cell table:style-name="ce5" table:formula="of:=[.$J$16] * [.B103]/ ([.$J$3]+[.B103])" office:value-type="float" office:value="3197.65076059212" calcext:value-type="float">
            <text:p>3198</text:p>
          </table:table-cell>
          <table:table-cell table:formula="of:=LN([.B103]/[.$C$3])" office:value-type="float" office:value="1.26961278113843" calcext:value-type="float">
            <text:p>1.26961278113843</text:p>
          </table:table-cell>
          <table:table-cell table:formula="of:=1/([.$C$12]+[.$C$13]*[.J103]+[.$C$14]*[.J103]*[.J103]*[.J103])-273.15" office:value-type="float" office:value="-1.78216840202589" calcext:value-type="float">
            <text:p>-1.78</text:p>
          </table:table-cell>
          <table:table-cell/>
          <table:table-cell table:formula="of:=1/([.$C$12]+[.$C$13]*[.J103]+[.$C$14]*[.J103]*[.J103] +[.$C$15]*[.$J103]*[.J103]*[.$J103]) -273.15" office:value-type="float" office:value="-1.70828626346946" calcext:value-type="float">
            <text:p>-1.71</text:p>
          </table:table-cell>
          <table:table-cell table:number-columns-repeated="2"/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35411.84" calcext:value-type="float">
            <text:p>35411.8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5" calcext:value-type="float">
            <text:p>-5.15</text:p>
          </table:table-cell>
          <table:table-cell/>
          <table:table-cell table:style-name="ce5" table:formula="of:=[.$J$16] * [.B104]/ ([.$J$3]+[.B104])" office:value-type="float" office:value="3194.03258357292" calcext:value-type="float">
            <text:p>3194</text:p>
          </table:table-cell>
          <table:table-cell table:formula="of:=LN([.B104]/[.$C$3])" office:value-type="float" office:value="1.26446113450215" calcext:value-type="float">
            <text:p>1.26446113450215</text:p>
          </table:table-cell>
          <table:table-cell table:formula="of:=1/([.$C$12]+[.$C$13]*[.J104]+[.$C$14]*[.J104]*[.J104]*[.J104])-273.15" office:value-type="float" office:value="-1.68005131448791" calcext:value-type="float">
            <text:p>-1.68</text:p>
          </table:table-cell>
          <table:table-cell/>
          <table:table-cell table:formula="of:=1/([.$C$12]+[.$C$13]*[.J104]+[.$C$14]*[.J104]*[.J104] +[.$C$15]*[.$J104]*[.J104]*[.$J104]) -273.15" office:value-type="float" office:value="-1.60825679794249" calcext:value-type="float">
            <text:p>-1.61</text:p>
          </table:table-cell>
          <table:table-cell table:number-columns-repeated="2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35230" calcext:value-type="float">
            <text:p>3523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5" calcext:value-type="float">
            <text:p>-5.15</text:p>
          </table:table-cell>
          <table:table-cell/>
          <table:table-cell table:style-name="ce5" table:formula="of:=[.$J$16] * [.B105]/ ([.$J$3]+[.B105])" office:value-type="float" office:value="3190.40636745523" calcext:value-type="float">
            <text:p>3190</text:p>
          </table:table-cell>
          <table:table-cell table:formula="of:=LN([.B105]/[.$C$3])" office:value-type="float" office:value="1.2593128993591" calcext:value-type="float">
            <text:p>1.2593128993591</text:p>
          </table:table-cell>
          <table:table-cell table:formula="of:=1/([.$C$12]+[.$C$13]*[.J105]+[.$C$14]*[.J105]*[.J105]*[.J105])-273.15" office:value-type="float" office:value="-1.5779637030148" calcext:value-type="float">
            <text:p>-1.58</text:p>
          </table:table-cell>
          <table:table-cell/>
          <table:table-cell table:formula="of:=1/([.$C$12]+[.$C$13]*[.J105]+[.$C$14]*[.J105]*[.J105] +[.$C$15]*[.$J105]*[.J105]*[.$J105]) -273.15" office:value-type="float" office:value="-1.50823103133075" calcext:value-type="float">
            <text:p>-1.51</text:p>
          </table:table-cell>
          <table:table-cell table:number-columns-repeated="2"/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35049.19" calcext:value-type="float">
            <text:p>35049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4" calcext:value-type="float">
            <text:p>-5.14</text:p>
          </table:table-cell>
          <table:table-cell/>
          <table:table-cell table:style-name="ce5" table:formula="of:=[.$J$16] * [.B106]/ ([.$J$3]+[.B106])" office:value-type="float" office:value="3186.7716653729" calcext:value-type="float">
            <text:p>3187</text:p>
          </table:table-cell>
          <table:table-cell table:formula="of:=LN([.B106]/[.$C$3])" office:value-type="float" office:value="1.25416741037644" calcext:value-type="float">
            <text:p>1.25416741037644</text:p>
          </table:table-cell>
          <table:table-cell table:formula="of:=1/([.$C$12]+[.$C$13]*[.J106]+[.$C$14]*[.J106]*[.J106]*[.J106])-273.15" office:value-type="float" office:value="-1.4758922859333" calcext:value-type="float">
            <text:p>-1.48</text:p>
          </table:table-cell>
          <table:table-cell/>
          <table:table-cell table:formula="of:=1/([.$C$12]+[.$C$13]*[.J106]+[.$C$14]*[.J106]*[.J106] +[.$C$15]*[.$J106]*[.J106]*[.$J106]) -273.15" office:value-type="float" office:value="-1.40819608837018" calcext:value-type="float">
            <text:p>-1.41</text:p>
          </table:table-cell>
          <table:table-cell table:number-columns-repeated="2"/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34869.43" calcext:value-type="float">
            <text:p>34869.4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4" calcext:value-type="float">
            <text:p>-5.14</text:p>
          </table:table-cell>
          <table:table-cell/>
          <table:table-cell table:style-name="ce5" table:formula="of:=[.$J$16] * [.B107]/ ([.$J$3]+[.B107])" office:value-type="float" office:value="3183.12903194892" calcext:value-type="float">
            <text:p>3183</text:p>
          </table:table-cell>
          <table:table-cell table:formula="of:=LN([.B107]/[.$C$3])" office:value-type="float" office:value="1.24902542113031" calcext:value-type="float">
            <text:p>1.24902542113031</text:p>
          </table:table-cell>
          <table:table-cell table:formula="of:=1/([.$C$12]+[.$C$13]*[.J107]+[.$C$14]*[.J107]*[.J107]*[.J107])-273.15" office:value-type="float" office:value="-1.37385192470134" calcext:value-type="float">
            <text:p>-1.37</text:p>
          </table:table-cell>
          <table:table-cell/>
          <table:table-cell table:formula="of:=1/([.$C$12]+[.$C$13]*[.J107]+[.$C$14]*[.J107]*[.J107] +[.$C$15]*[.$J107]*[.J107]*[.$J107]) -273.15" office:value-type="float" office:value="-1.30816667281596" calcext:value-type="float">
            <text:p>-1.31</text:p>
          </table:table-cell>
          <table:table-cell table:number-columns-repeated="2"/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34690.71" calcext:value-type="float">
            <text:p>34690.7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4" calcext:value-type="float">
            <text:p>-5.14</text:p>
          </table:table-cell>
          <table:table-cell/>
          <table:table-cell table:style-name="ce5" table:formula="of:=[.$J$16] * [.B108]/ ([.$J$3]+[.B108])" office:value-type="float" office:value="3179.47842314432" calcext:value-type="float">
            <text:p>3179</text:p>
          </table:table-cell>
          <table:table-cell table:formula="of:=LN([.B108]/[.$C$3])" office:value-type="float" office:value="1.24388683477154" calcext:value-type="float">
            <text:p>1.24388683477154</text:p>
          </table:table-cell>
          <table:table-cell table:formula="of:=1/([.$C$12]+[.$C$13]*[.J108]+[.$C$14]*[.J108]*[.J108]*[.J108])-273.15" office:value-type="float" office:value="-1.27184061756674" calcext:value-type="float">
            <text:p>-1.27</text:p>
          </table:table-cell>
          <table:table-cell/>
          <table:table-cell table:formula="of:=1/([.$C$12]+[.$C$13]*[.J108]+[.$C$14]*[.J108]*[.J108] +[.$C$15]*[.$J108]*[.J108]*[.$J108]) -273.15" office:value-type="float" office:value="-1.20814096593" calcext:value-type="float">
            <text:p>-1.21</text:p>
          </table:table-cell>
          <table:table-cell table:number-columns-repeated="2"/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34513" calcext:value-type="float">
            <text:p>345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3" calcext:value-type="float">
            <text:p>-5.13</text:p>
          </table:table-cell>
          <table:table-cell/>
          <table:table-cell table:style-name="ce5" table:formula="of:=[.$J$16] * [.B109]/ ([.$J$3]+[.B109])" office:value-type="float" office:value="3175.8193786085" calcext:value-type="float">
            <text:p>3176</text:p>
          </table:table-cell>
          <table:table-cell table:formula="of:=LN([.B109]/[.$C$3])" office:value-type="float" office:value="1.23875097166181" calcext:value-type="float">
            <text:p>1.23875097166181</text:p>
          </table:table-cell>
          <table:table-cell table:formula="of:=1/([.$C$12]+[.$C$13]*[.J109]+[.$C$14]*[.J109]*[.J109]*[.J109])-273.15" office:value-type="float" office:value="-1.16984478389861" calcext:value-type="float">
            <text:p>-1.17</text:p>
          </table:table-cell>
          <table:table-cell/>
          <table:table-cell table:formula="of:=1/([.$C$12]+[.$C$13]*[.J109]+[.$C$14]*[.J109]*[.J109] +[.$C$15]*[.$J109]*[.J109]*[.$J109]) -273.15" office:value-type="float" office:value="-1.10810578936236" calcext:value-type="float">
            <text:p>-1.1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4336.32" calcext:value-type="float">
            <text:p>34336.3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3" calcext:value-type="float">
            <text:p>-5.13</text:p>
          </table:table-cell>
          <table:table-cell/>
          <table:table-cell table:style-name="ce5" table:formula="of:=[.$J$16] * [.B110]/ ([.$J$3]+[.B110])" office:value-type="float" office:value="3172.15246371372" calcext:value-type="float">
            <text:p>3172</text:p>
          </table:table-cell>
          <table:table-cell table:formula="of:=LN([.B110]/[.$C$3])" office:value-type="float" office:value="1.23361859307531" calcext:value-type="float">
            <text:p>1.23361859307531</text:p>
          </table:table-cell>
          <table:table-cell table:formula="of:=1/([.$C$12]+[.$C$13]*[.J110]+[.$C$14]*[.J110]*[.J110]*[.J110])-273.15" office:value-type="float" office:value="-1.06787945482506" calcext:value-type="float">
            <text:p>-1.07</text:p>
          </table:table-cell>
          <table:table-cell/>
          <table:table-cell table:formula="of:=1/([.$C$12]+[.$C$13]*[.J110]+[.$C$14]*[.J110]*[.J110] +[.$C$15]*[.$J110]*[.J110]*[.$J110]) -273.15" office:value-type="float" office:value="-1.00807602382497" calcext:value-type="float">
            <text:p>-1.01</text:p>
          </table:table-cell>
          <table:table-cell table:number-columns-repeated="2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34160.66" calcext:value-type="float">
            <text:p>34160.6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3" calcext:value-type="float">
            <text:p>-5.13</text:p>
          </table:table-cell>
          <table:table-cell/>
          <table:table-cell table:style-name="ce5" table:formula="of:=[.$J$16] * [.B111]/ ([.$J$3]+[.B111])" office:value-type="float" office:value="3168.47763054266" calcext:value-type="float">
            <text:p>3168</text:p>
          </table:table-cell>
          <table:table-cell table:formula="of:=LN([.B111]/[.$C$3])" office:value-type="float" office:value="1.22848959658277" calcext:value-type="float">
            <text:p>1.22848959658277</text:p>
          </table:table-cell>
          <table:table-cell table:formula="of:=1/([.$C$12]+[.$C$13]*[.J111]+[.$C$14]*[.J111]*[.J111]*[.J111])-273.15" office:value-type="float" office:value="-0.965942515516133" calcext:value-type="float">
            <text:p>-0.97</text:p>
          </table:table-cell>
          <table:table-cell/>
          <table:table-cell table:formula="of:=1/([.$C$12]+[.$C$13]*[.J111]+[.$C$14]*[.J111]*[.J111] +[.$C$15]*[.$J111]*[.J111]*[.$J111]) -273.15" office:value-type="float" office:value="-0.908049737864815" calcext:value-type="float">
            <text:p>-0.91</text:p>
          </table:table-cell>
          <table:table-cell table:number-columns-repeated="2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33986" calcext:value-type="float">
            <text:p>339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2" calcext:value-type="float">
            <text:p>-5.12</text:p>
          </table:table-cell>
          <table:table-cell/>
          <table:table-cell table:style-name="ce5" table:formula="of:=[.$J$16] * [.B112]/ ([.$J$3]+[.B112])" office:value-type="float" office:value="3164.79461646888" calcext:value-type="float">
            <text:p>3165</text:p>
          </table:table-cell>
          <table:table-cell table:formula="of:=LN([.B112]/[.$C$3])" office:value-type="float" office:value="1.22336358211787" calcext:value-type="float">
            <text:p>1.22336358211787</text:p>
          </table:table-cell>
          <table:table-cell table:formula="of:=1/([.$C$12]+[.$C$13]*[.J112]+[.$C$14]*[.J112]*[.J112]*[.J112])-273.15" office:value-type="float" office:value="-0.86402592935616" calcext:value-type="float">
            <text:p>-0.86</text:p>
          </table:table-cell>
          <table:table-cell/>
          <table:table-cell table:formula="of:=1/([.$C$12]+[.$C$13]*[.J112]+[.$C$14]*[.J112]*[.J112] +[.$C$15]*[.$J112]*[.J112]*[.$J112]) -273.15" office:value-type="float" office:value="-0.808019185129297" calcext:value-type="float">
            <text:p>-0.81</text:p>
          </table:table-cell>
          <table:table-cell table:number-columns-repeated="2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33812.34" calcext:value-type="float">
            <text:p>33812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2" calcext:value-type="float">
            <text:p>-5.12</text:p>
          </table:table-cell>
          <table:table-cell/>
          <table:table-cell table:style-name="ce5" table:formula="of:=[.$J$16] * [.B113]/ ([.$J$3]+[.B113])" office:value-type="float" office:value="3161.10357584187" calcext:value-type="float">
            <text:p>3161</text:p>
          </table:table-cell>
          <table:table-cell table:formula="of:=LN([.B113]/[.$C$3])" office:value-type="float" office:value="1.21824073162364" calcext:value-type="float">
            <text:p>1.21824073162364</text:p>
          </table:table-cell>
          <table:table-cell table:formula="of:=1/([.$C$12]+[.$C$13]*[.J113]+[.$C$14]*[.J113]*[.J113]*[.J113])-273.15" office:value-type="float" office:value="-0.762133225952823" calcext:value-type="float">
            <text:p>-0.76</text:p>
          </table:table-cell>
          <table:table-cell/>
          <table:table-cell table:formula="of:=1/([.$C$12]+[.$C$13]*[.J113]+[.$C$14]*[.J113]*[.J113] +[.$C$15]*[.$J113]*[.J113]*[.$J113]) -273.15" office:value-type="float" office:value="-0.707987967985162" calcext:value-type="float">
            <text:p>-0.71</text:p>
          </table:table-cell>
          <table:table-cell table:number-columns-repeated="2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33639.67" calcext:value-type="float">
            <text:p>33639.6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2" calcext:value-type="float">
            <text:p>-5.12</text:p>
          </table:table-cell>
          <table:table-cell/>
          <table:table-cell table:style-name="ce5" table:formula="of:=[.$J$16] * [.B114]/ ([.$J$3]+[.B114])" office:value-type="float" office:value="3157.40445150021" calcext:value-type="float">
            <text:p>3157</text:p>
          </table:table-cell>
          <table:table-cell table:formula="of:=LN([.B114]/[.$C$3])" office:value-type="float" office:value="1.21312093231229" calcext:value-type="float">
            <text:p>1.21312093231229</text:p>
          </table:table-cell>
          <table:table-cell table:formula="of:=1/([.$C$12]+[.$C$13]*[.J114]+[.$C$14]*[.J114]*[.J114]*[.J114])-273.15" office:value-type="float" office:value="-0.660262075027617" calcext:value-type="float">
            <text:p>-0.66</text:p>
          </table:table-cell>
          <table:table-cell/>
          <table:table-cell table:formula="of:=1/([.$C$12]+[.$C$13]*[.J114]+[.$C$14]*[.J114]*[.J114] +[.$C$15]*[.$J114]*[.J114]*[.$J114]) -273.15" office:value-type="float" office:value="-0.607953937295235" calcext:value-type="float">
            <text:p>-0.61</text:p>
          </table:table-cell>
          <table:table-cell table:number-columns-repeated="2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33468" calcext:value-type="float">
            <text:p>3346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1" calcext:value-type="float">
            <text:p>-5.11</text:p>
          </table:table-cell>
          <table:table-cell/>
          <table:table-cell table:style-name="ce5" table:formula="of:=[.$J$16] * [.B115]/ ([.$J$3]+[.B115])" office:value-type="float" office:value="3153.69761663753" calcext:value-type="float">
            <text:p>3154</text:p>
          </table:table-cell>
          <table:table-cell table:formula="of:=LN([.B115]/[.$C$3])" office:value-type="float" office:value="1.20800466543931" calcext:value-type="float">
            <text:p>1.20800466543931</text:p>
          </table:table-cell>
          <table:table-cell table:formula="of:=1/([.$C$12]+[.$C$13]*[.J115]+[.$C$14]*[.J115]*[.J115]*[.J115])-273.15" office:value-type="float" office:value="-0.55842196974919" calcext:value-type="float">
            <text:p>-0.56</text:p>
          </table:table-cell>
          <table:table-cell/>
          <table:table-cell table:formula="of:=1/([.$C$12]+[.$C$13]*[.J115]+[.$C$14]*[.J115]*[.J115] +[.$C$15]*[.$J115]*[.J115]*[.$J115]) -273.15" office:value-type="float" office:value="-0.507926556170162" calcext:value-type="float">
            <text:p>-0.51</text:p>
          </table:table-cell>
          <table:table-cell table:number-columns-repeated="2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33297.31" calcext:value-type="float">
            <text:p>33297.3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1" calcext:value-type="float">
            <text:p>-5.11</text:p>
          </table:table-cell>
          <table:table-cell/>
          <table:table-cell table:style-name="ce5" table:formula="of:=[.$J$16] * [.B116]/ ([.$J$3]+[.B116])" office:value-type="float" office:value="3149.98279939331" calcext:value-type="float">
            <text:p>3150</text:p>
          </table:table-cell>
          <table:table-cell table:formula="of:=LN([.B116]/[.$C$3])" office:value-type="float" office:value="1.20289151994863" calcext:value-type="float">
            <text:p>1.20289151994863</text:p>
          </table:table-cell>
          <table:table-cell table:formula="of:=1/([.$C$12]+[.$C$13]*[.J116]+[.$C$14]*[.J116]*[.J116]*[.J116])-273.15" office:value-type="float" office:value="-0.456604646300832" calcext:value-type="float">
            <text:p>-0.46</text:p>
          </table:table-cell>
          <table:table-cell/>
          <table:table-cell table:formula="of:=1/([.$C$12]+[.$C$13]*[.J116]+[.$C$14]*[.J116]*[.J116] +[.$C$15]*[.$J116]*[.J116]*[.$J116]) -273.15" office:value-type="float" office:value="-0.407897849493963" calcext:value-type="float">
            <text:p>-0.41</text:p>
          </table:table-cell>
          <table:table-cell table:number-columns-repeated="2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33127.59" calcext:value-type="float">
            <text:p>33127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1" calcext:value-type="float">
            <text:p>-5.11</text:p>
          </table:table-cell>
          <table:table-cell/>
          <table:table-cell table:style-name="ce5" table:formula="of:=[.$J$16] * [.B117]/ ([.$J$3]+[.B117])" office:value-type="float" office:value="3146.25993801184" calcext:value-type="float">
            <text:p>3146</text:p>
          </table:table-cell>
          <table:table-cell table:formula="of:=LN([.B117]/[.$C$3])" office:value-type="float" office:value="1.19778137693501" calcext:value-type="float">
            <text:p>1.19778137693501</text:p>
          </table:table-cell>
          <table:table-cell table:formula="of:=1/([.$C$12]+[.$C$13]*[.J117]+[.$C$14]*[.J117]*[.J117]*[.J117])-273.15" office:value-type="float" office:value="-0.354807649254667" calcext:value-type="float">
            <text:p>-0.35</text:p>
          </table:table-cell>
          <table:table-cell/>
          <table:table-cell table:formula="of:=1/([.$C$12]+[.$C$13]*[.J117]+[.$C$14]*[.J117]*[.J117] +[.$C$15]*[.$J117]*[.J117]*[.$J117]) -273.15" office:value-type="float" office:value="-0.307865542878972" calcext:value-type="float">
            <text:p>-0.31</text:p>
          </table:table-cell>
          <table:table-cell table:number-columns-repeated="2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32958.84" calcext:value-type="float">
            <text:p>32958.8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1" calcext:value-type="float">
            <text:p>-5.11</text:p>
          </table:table-cell>
          <table:table-cell/>
          <table:table-cell table:style-name="ce5" table:formula="of:=[.$J$16] * [.B118]/ ([.$J$3]+[.B118])" office:value-type="float" office:value="3142.52918933565" calcext:value-type="float">
            <text:p>3143</text:p>
          </table:table-cell>
          <table:table-cell table:formula="of:=LN([.B118]/[.$C$3])" office:value-type="float" office:value="1.19267441725314" calcext:value-type="float">
            <text:p>1.19267441725314</text:p>
          </table:table-cell>
          <table:table-cell table:formula="of:=1/([.$C$12]+[.$C$13]*[.J118]+[.$C$14]*[.J118]*[.J118]*[.J118])-273.15" office:value-type="float" office:value="-0.253034494468352" calcext:value-type="float">
            <text:p>-0.25</text:p>
          </table:table-cell>
          <table:table-cell/>
          <table:table-cell table:formula="of:=1/([.$C$12]+[.$C$13]*[.J118]+[.$C$14]*[.J118]*[.J118] +[.$C$15]*[.$J118]*[.J118]*[.$J118]) -273.15" office:value-type="float" office:value="-0.207833229566802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32791.06" calcext:value-type="float">
            <text:p>32791.0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" calcext:value-type="float">
            <text:p>-5.1</text:p>
          </table:table-cell>
          <table:table-cell/>
          <table:table-cell table:style-name="ce5" table:formula="of:=[.$J$16] * [.B119]/ ([.$J$3]+[.B119])" office:value-type="float" office:value="3138.79071376124" calcext:value-type="float">
            <text:p>3139</text:p>
          </table:table-cell>
          <table:table-cell table:formula="of:=LN([.B119]/[.$C$3])" office:value-type="float" office:value="1.18757082426895" calcext:value-type="float">
            <text:p>1.18757082426895</text:p>
          </table:table-cell>
          <table:table-cell table:formula="of:=1/([.$C$12]+[.$C$13]*[.J119]+[.$C$14]*[.J119]*[.J119]*[.J119])-273.15" office:value-type="float" office:value="-0.151288753590052" calcext:value-type="float">
            <text:p>-0.15</text:p>
          </table:table-cell>
          <table:table-cell/>
          <table:table-cell table:formula="of:=1/([.$C$12]+[.$C$13]*[.J119]+[.$C$14]*[.J119]*[.J119] +[.$C$15]*[.$J119]*[.J119]*[.$J119]) -273.15" office:value-type="float" office:value="-0.107804560935676" calcext:value-type="float">
            <text:p>-0.1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24.23" calcext:value-type="float">
            <text:p>32624.2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" calcext:value-type="float">
            <text:p>-5.1</text:p>
          </table:table-cell>
          <table:table-cell/>
          <table:table-cell table:style-name="ce5" table:formula="of:=[.$J$16] * [.B120]/ ([.$J$3]+[.B120])" office:value-type="float" office:value="3135.0442243766" calcext:value-type="float">
            <text:p>3135</text:p>
          </table:table-cell>
          <table:table-cell table:formula="of:=LN([.B120]/[.$C$3])" office:value-type="float" office:value="1.18247017083772" calcext:value-type="float">
            <text:p>1.18247017083772</text:p>
          </table:table-cell>
          <table:table-cell table:formula="of:=1/([.$C$12]+[.$C$13]*[.J120]+[.$C$14]*[.J120]*[.J120]*[.J120])-273.15" office:value-type="float" office:value="-0.0495618257597243" calcext:value-type="float">
            <text:p>-0.05</text:p>
          </table:table-cell>
          <table:table-cell/>
          <table:table-cell table:formula="of:=1/([.$C$12]+[.$C$13]*[.J120]+[.$C$14]*[.J120]*[.J120] +[.$C$15]*[.$J120]*[.J120]*[.$J120]) -273.15" office:value-type="float" office:value="-0.00777122041284883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2458.36" calcext:value-type="float">
            <text:p>32458.3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" calcext:value-type="float">
            <text:p>-5.1</text:p>
          </table:table-cell>
          <table:table-cell/>
          <table:table-cell table:style-name="ce5" table:formula="of:=[.$J$16] * [.B121]/ ([.$J$3]+[.B121])" office:value-type="float" office:value="3131.29010541151" calcext:value-type="float">
            <text:p>3131</text:p>
          </table:table-cell>
          <table:table-cell table:formula="of:=LN([.B121]/[.$C$3])" office:value-type="float" office:value="1.17737294409453" calcext:value-type="float">
            <text:p>1.17737294409453</text:p>
          </table:table-cell>
          <table:table-cell table:formula="of:=1/([.$C$12]+[.$C$13]*[.J121]+[.$C$14]*[.J121]*[.J121]*[.J121])-273.15" office:value-type="float" office:value="0.0521366580886706" calcext:value-type="float">
            <text:p>0.05</text:p>
          </table:table-cell>
          <table:table-cell/>
          <table:table-cell table:formula="of:=1/([.$C$12]+[.$C$13]*[.J121]+[.$C$14]*[.J121]*[.J121] +[.$C$15]*[.$J121]*[.J121]*[.$J121]) -273.15" office:value-type="float" office:value="0.0922571818822462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2293.43" calcext:value-type="float">
            <text:p>32293.4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9" calcext:value-type="float">
            <text:p>-5.09</text:p>
          </table:table-cell>
          <table:table-cell/>
          <table:table-cell table:style-name="ce5" table:formula="of:=[.$J$16] * [.B122]/ ([.$J$3]+[.B122])" office:value-type="float" office:value="3127.52806476089" calcext:value-type="float">
            <text:p>3128</text:p>
          </table:table-cell>
          <table:table-cell table:formula="of:=LN([.B122]/[.$C$3])" office:value-type="float" office:value="1.17227871097209" calcext:value-type="float">
            <text:p>1.17227871097209</text:p>
          </table:table-cell>
          <table:table-cell table:formula="of:=1/([.$C$12]+[.$C$13]*[.J122]+[.$C$14]*[.J122]*[.J122]*[.J122])-273.15" office:value-type="float" office:value="0.153815422093487" calcext:value-type="float">
            <text:p>0.15</text:p>
          </table:table-cell>
          <table:table-cell/>
          <table:table-cell table:formula="of:=1/([.$C$12]+[.$C$13]*[.J122]+[.$C$14]*[.J122]*[.J122] +[.$C$15]*[.$J122]*[.J122]*[.$J122]) -273.15" office:value-type="float" office:value="0.192289086943902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2129.44" calcext:value-type="float">
            <text:p>32129.4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9" calcext:value-type="float">
            <text:p>-5.09</text:p>
          </table:table-cell>
          <table:table-cell/>
          <table:table-cell table:style-name="ce5" table:formula="of:=[.$J$16] * [.B123]/ ([.$J$3]+[.B123])" office:value-type="float" office:value="3123.75826120641" calcext:value-type="float">
            <text:p>3124</text:p>
          </table:table-cell>
          <table:table-cell table:formula="of:=LN([.B123]/[.$C$3])" office:value-type="float" office:value="1.16718765078793" calcext:value-type="float">
            <text:p>1.16718765078793</text:p>
          </table:table-cell>
          <table:table-cell table:formula="of:=1/([.$C$12]+[.$C$13]*[.J123]+[.$C$14]*[.J123]*[.J123]*[.J123])-273.15" office:value-type="float" office:value="0.255470973724584" calcext:value-type="float">
            <text:p>0.26</text:p>
          </table:table-cell>
          <table:table-cell/>
          <table:table-cell table:formula="of:=1/([.$C$12]+[.$C$13]*[.J123]+[.$C$14]*[.J123]*[.J123] +[.$C$15]*[.$J123]*[.J123]*[.$J123]) -273.15" office:value-type="float" office:value="0.29232092066178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1966.38" calcext:value-type="float">
            <text:p>31966.3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9" calcext:value-type="float">
            <text:p>-5.09</text:p>
          </table:table-cell>
          <table:table-cell/>
          <table:table-cell table:style-name="ce5" table:formula="of:=[.$J$16] * [.B124]/ ([.$J$3]+[.B124])" office:value-type="float" office:value="3119.98062449037" calcext:value-type="float">
            <text:p>3120</text:p>
          </table:table-cell>
          <table:table-cell table:formula="of:=LN([.B124]/[.$C$3])" office:value-type="float" office:value="1.16209963251237" calcext:value-type="float">
            <text:p>1.16209963251237</text:p>
          </table:table-cell>
          <table:table-cell table:formula="of:=1/([.$C$12]+[.$C$13]*[.J124]+[.$C$14]*[.J124]*[.J124]*[.J124])-273.15" office:value-type="float" office:value="0.35710601521572" calcext:value-type="float">
            <text:p>0.36</text:p>
          </table:table-cell>
          <table:table-cell/>
          <table:table-cell table:formula="of:=1/([.$C$12]+[.$C$13]*[.J124]+[.$C$14]*[.J124]*[.J124] +[.$C$15]*[.$J124]*[.J124]*[.$J124]) -273.15" office:value-type="float" office:value="0.392355203642865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1804.26" calcext:value-type="float">
            <text:p>31804.2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8" calcext:value-type="float">
            <text:p>-5.08</text:p>
          </table:table-cell>
          <table:table-cell/>
          <table:table-cell table:style-name="ce5" table:formula="of:=[.$J$16] * [.B125]/ ([.$J$3]+[.B125])" office:value-type="float" office:value="3116.19554944879" calcext:value-type="float">
            <text:p>3116</text:p>
          </table:table-cell>
          <table:table-cell table:formula="of:=LN([.B125]/[.$C$3])" office:value-type="float" office:value="1.15701515008409" calcext:value-type="float">
            <text:p>1.15701515008409</text:p>
          </table:table-cell>
          <table:table-cell table:formula="of:=1/([.$C$12]+[.$C$13]*[.J125]+[.$C$14]*[.J125]*[.J125]*[.J125])-273.15" office:value-type="float" office:value="0.458710761434077" calcext:value-type="float">
            <text:p>0.46</text:p>
          </table:table-cell>
          <table:table-cell/>
          <table:table-cell table:formula="of:=1/([.$C$12]+[.$C$13]*[.J125]+[.$C$14]*[.J125]*[.J125] +[.$C$15]*[.$J125]*[.J125]*[.$J125]) -273.15" office:value-type="float" office:value="0.492382164013634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1643.05" calcext:value-type="float">
            <text:p>31643.0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8" calcext:value-type="float">
            <text:p>-5.08</text:p>
          </table:table-cell>
          <table:table-cell/>
          <table:table-cell table:style-name="ce5" table:formula="of:=[.$J$16] * [.B126]/ ([.$J$3]+[.B126])" office:value-type="float" office:value="3112.40249693526" calcext:value-type="float">
            <text:p>3112</text:p>
          </table:table-cell>
          <table:table-cell table:formula="of:=LN([.B126]/[.$C$3])" office:value-type="float" office:value="1.15193344222538" calcext:value-type="float">
            <text:p>1.15193344222538</text:p>
          </table:table-cell>
          <table:table-cell table:formula="of:=1/([.$C$12]+[.$C$13]*[.J126]+[.$C$14]*[.J126]*[.J126]*[.J126])-273.15" office:value-type="float" office:value="0.560300509766364" calcext:value-type="float">
            <text:p>0.56</text:p>
          </table:table-cell>
          <table:table-cell/>
          <table:table-cell table:formula="of:=1/([.$C$12]+[.$C$13]*[.J126]+[.$C$14]*[.J126]*[.J126] +[.$C$15]*[.$J126]*[.J126]*[.$J126]) -273.15" office:value-type="float" office:value="0.5924167225489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1482.76" calcext:value-type="float">
            <text:p>31482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8" calcext:value-type="float">
            <text:p>-5.08</text:p>
          </table:table-cell>
          <table:table-cell/>
          <table:table-cell table:style-name="ce5" table:formula="of:=[.$J$16] * [.B127]/ ([.$J$3]+[.B127])" office:value-type="float" office:value="3108.60186159262" calcext:value-type="float">
            <text:p>3109</text:p>
          </table:table-cell>
          <table:table-cell table:formula="of:=LN([.B127]/[.$C$3])" office:value-type="float" office:value="1.14685500142606" calcext:value-type="float">
            <text:p>1.14685500142606</text:p>
          </table:table-cell>
          <table:table-cell table:formula="of:=1/([.$C$12]+[.$C$13]*[.J127]+[.$C$14]*[.J127]*[.J127]*[.J127])-273.15" office:value-type="float" office:value="0.661865502358694" calcext:value-type="float">
            <text:p>0.66</text:p>
          </table:table-cell>
          <table:table-cell/>
          <table:table-cell table:formula="of:=1/([.$C$12]+[.$C$13]*[.J127]+[.$C$14]*[.J127]*[.J127] +[.$C$15]*[.$J127]*[.J127]*[.$J127]) -273.15" office:value-type="float" office:value="0.692449133503374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1323.39" calcext:value-type="float">
            <text:p>31323.3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7" calcext:value-type="float">
            <text:p>-5.07</text:p>
          </table:table-cell>
          <table:table-cell/>
          <table:table-cell table:style-name="ce5" table:formula="of:=[.$J$16] * [.B128]/ ([.$J$3]+[.B128])" office:value-type="float" office:value="3104.7938090268" calcext:value-type="float">
            <text:p>3105</text:p>
          </table:table-cell>
          <table:table-cell table:formula="of:=LN([.B128]/[.$C$3])" office:value-type="float" office:value="1.14178000981919" calcext:value-type="float">
            <text:p>1.14178000981919</text:p>
          </table:table-cell>
          <table:table-cell table:formula="of:=1/([.$C$12]+[.$C$13]*[.J128]+[.$C$14]*[.J128]*[.J128]*[.J128])-273.15" office:value-type="float" office:value="0.763402176126647" calcext:value-type="float">
            <text:p>0.76</text:p>
          </table:table-cell>
          <table:table-cell/>
          <table:table-cell table:formula="of:=1/([.$C$12]+[.$C$13]*[.J128]+[.$C$14]*[.J128]*[.J128] +[.$C$15]*[.$J128]*[.J128]*[.$J128]) -273.15" office:value-type="float" office:value="0.792475745883678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1164.91" calcext:value-type="float">
            <text:p>31164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7" calcext:value-type="float">
            <text:p>-5.07</text:p>
          </table:table-cell>
          <table:table-cell/>
          <table:table-cell table:style-name="ce5" table:formula="of:=[.$J$16] * [.B129]/ ([.$J$3]+[.B129])" office:value-type="float" office:value="3100.97778326249" calcext:value-type="float">
            <text:p>3101</text:p>
          </table:table-cell>
          <table:table-cell table:formula="of:=LN([.B129]/[.$C$3])" office:value-type="float" office:value="1.13670768940763" calcext:value-type="float">
            <text:p>1.13670768940763</text:p>
          </table:table-cell>
          <table:table-cell table:formula="of:=1/([.$C$12]+[.$C$13]*[.J129]+[.$C$14]*[.J129]*[.J129]*[.J129])-273.15" office:value-type="float" office:value="0.864926183147304" calcext:value-type="float">
            <text:p>0.86</text:p>
          </table:table-cell>
          <table:table-cell/>
          <table:table-cell table:formula="of:=1/([.$C$12]+[.$C$13]*[.J129]+[.$C$14]*[.J129]*[.J129] +[.$C$15]*[.$J129]*[.J129]*[.$J129]) -273.15" office:value-type="float" office:value="0.892511841226451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07.34" calcext:value-type="float">
            <text:p>31007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7" calcext:value-type="float">
            <text:p>-5.07</text:p>
          </table:table-cell>
          <table:table-cell/>
          <table:table-cell table:style-name="ce5" table:formula="of:=[.$J$16] * [.B130]/ ([.$J$3]+[.B130])" office:value-type="float" office:value="3097.15442747567" calcext:value-type="float">
            <text:p>3097</text:p>
          </table:table-cell>
          <table:table-cell table:formula="of:=LN([.B130]/[.$C$3])" office:value-type="float" office:value="1.13163885765806" calcext:value-type="float">
            <text:p>1.13163885765806</text:p>
          </table:table-cell>
          <table:table-cell table:formula="of:=1/([.$C$12]+[.$C$13]*[.J130]+[.$C$14]*[.J130]*[.J130]*[.J130])-273.15" office:value-type="float" office:value="0.966421247473534" calcext:value-type="float">
            <text:p>0.97</text:p>
          </table:table-cell>
          <table:table-cell/>
          <table:table-cell table:formula="of:=1/([.$C$12]+[.$C$13]*[.J130]+[.$C$14]*[.J130]*[.J130] +[.$C$15]*[.$J130]*[.J130]*[.$J130]) -273.15" office:value-type="float" office:value="0.992541244126471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0850.66" calcext:value-type="float">
            <text:p>30850.6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6" calcext:value-type="float">
            <text:p>-5.06</text:p>
          </table:table-cell>
          <table:table-cell/>
          <table:table-cell table:style-name="ce5" table:formula="of:=[.$J$16] * [.B131]/ ([.$J$3]+[.B131])" office:value-type="float" office:value="3093.32342145757" calcext:value-type="float">
            <text:p>3093</text:p>
          </table:table-cell>
          <table:table-cell table:formula="of:=LN([.B131]/[.$C$3])" office:value-type="float" office:value="1.12657305096967" calcext:value-type="float">
            <text:p>1.12657305096967</text:p>
          </table:table-cell>
          <table:table-cell table:formula="of:=1/([.$C$12]+[.$C$13]*[.J131]+[.$C$14]*[.J131]*[.J131]*[.J131])-273.15" office:value-type="float" office:value="1.06789673345662" calcext:value-type="float">
            <text:p>1.07</text:p>
          </table:table-cell>
          <table:table-cell/>
          <table:table-cell table:formula="of:=1/([.$C$12]+[.$C$13]*[.J131]+[.$C$14]*[.J131]*[.J131] +[.$C$15]*[.$J131]*[.J131]*[.$J131]) -273.15" office:value-type="float" office:value="1.09257304344476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0694.87" calcext:value-type="float">
            <text:p>30694.8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6" calcext:value-type="float">
            <text:p>-5.06</text:p>
          </table:table-cell>
          <table:table-cell/>
          <table:table-cell table:style-name="ce5" table:formula="of:=[.$J$16] * [.B132]/ ([.$J$3]+[.B132])" office:value-type="float" office:value="3089.48492819857" calcext:value-type="float">
            <text:p>3089</text:p>
          </table:table-cell>
          <table:table-cell table:formula="of:=LN([.B132]/[.$C$3])" office:value-type="float" office:value="1.12151044665898" calcext:value-type="float">
            <text:p>1.12151044665898</text:p>
          </table:table-cell>
          <table:table-cell table:formula="of:=1/([.$C$12]+[.$C$13]*[.J132]+[.$C$14]*[.J132]*[.J132]*[.J132])-273.15" office:value-type="float" office:value="1.16934917403745" calcext:value-type="float">
            <text:p>1.17</text:p>
          </table:table-cell>
          <table:table-cell/>
          <table:table-cell table:formula="of:=1/([.$C$12]+[.$C$13]*[.J132]+[.$C$14]*[.J132]*[.J132] +[.$C$15]*[.$J132]*[.J132]*[.$J132]) -273.15" office:value-type="float" office:value="1.19260368305828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0539.96" calcext:value-type="float">
            <text:p>30539.9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6" calcext:value-type="float">
            <text:p>-5.06</text:p>
          </table:table-cell>
          <table:table-cell/>
          <table:table-cell table:style-name="ce5" table:formula="of:=[.$J$16] * [.B133]/ ([.$J$3]+[.B133])" office:value-type="float" office:value="3085.63886496188" calcext:value-type="float">
            <text:p>3086</text:p>
          </table:table-cell>
          <table:table-cell table:formula="of:=LN([.B133]/[.$C$3])" office:value-type="float" office:value="1.11645089703789" calcext:value-type="float">
            <text:p>1.11645089703789</text:p>
          </table:table-cell>
          <table:table-cell table:formula="of:=1/([.$C$12]+[.$C$13]*[.J133]+[.$C$14]*[.J133]*[.J133]*[.J133])-273.15" office:value-type="float" office:value="1.27078161320054" calcext:value-type="float">
            <text:p>1.27</text:p>
          </table:table-cell>
          <table:table-cell/>
          <table:table-cell table:formula="of:=1/([.$C$12]+[.$C$13]*[.J133]+[.$C$14]*[.J133]*[.J133] +[.$C$15]*[.$J133]*[.J133]*[.$J133]) -273.15" office:value-type="float" office:value="1.29263602573252" calcext:value-type="float">
            <text:p>1.29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0385.93" calcext:value-type="float">
            <text:p>30385.9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5" calcext:value-type="float">
            <text:p>-5.05</text:p>
          </table:table-cell>
          <table:table-cell/>
          <table:table-cell table:style-name="ce5" table:formula="of:=[.$J$16] * [.B134]/ ([.$J$3]+[.B134])" office:value-type="float" office:value="3081.78539605254" calcext:value-type="float">
            <text:p>3082</text:p>
          </table:table-cell>
          <table:table-cell table:formula="of:=LN([.B134]/[.$C$3])" office:value-type="float" office:value="1.11139457933239" calcext:value-type="float">
            <text:p>1.11139457933239</text:p>
          </table:table-cell>
          <table:table-cell table:formula="of:=1/([.$C$12]+[.$C$13]*[.J134]+[.$C$14]*[.J134]*[.J134]*[.J134])-273.15" office:value-type="float" office:value="1.37219058186469" calcext:value-type="float">
            <text:p>1.37</text:p>
          </table:table-cell>
          <table:table-cell/>
          <table:table-cell table:formula="of:=1/([.$C$12]+[.$C$13]*[.J134]+[.$C$14]*[.J134]*[.J134] +[.$C$15]*[.$J134]*[.J134]*[.$J134]) -273.15" office:value-type="float" office:value="1.39266651155162" calcext:value-type="float">
            <text:p>1.39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0232.77" calcext:value-type="float">
            <text:p>30232.7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5" calcext:value-type="float">
            <text:p>-5.05</text:p>
          </table:table-cell>
          <table:table-cell/>
          <table:table-cell table:style-name="ce5" table:formula="of:=[.$J$16] * [.B135]/ ([.$J$3]+[.B135])" office:value-type="float" office:value="3077.9244362245" calcext:value-type="float">
            <text:p>3078</text:p>
          </table:table-cell>
          <table:table-cell table:formula="of:=LN([.B135]/[.$C$3])" office:value-type="float" office:value="1.10634134242977" calcext:value-type="float">
            <text:p>1.10634134242977</text:p>
          </table:table-cell>
          <table:table-cell table:formula="of:=1/([.$C$12]+[.$C$13]*[.J135]+[.$C$14]*[.J135]*[.J135]*[.J135])-273.15" office:value-type="float" office:value="1.47357919418903" calcext:value-type="float">
            <text:p>1.47</text:p>
          </table:table-cell>
          <table:table-cell/>
          <table:table-cell table:formula="of:=1/([.$C$12]+[.$C$13]*[.J135]+[.$C$14]*[.J135]*[.J135] +[.$C$15]*[.$J135]*[.J135]*[.$J135]) -273.15" office:value-type="float" office:value="1.49269807348429" calcext:value-type="float">
            <text:p>1.49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0080.47" calcext:value-type="float">
            <text:p>30080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5" calcext:value-type="float">
            <text:p>-5.05</text:p>
          </table:table-cell>
          <table:table-cell/>
          <table:table-cell table:style-name="ce5" table:formula="of:=[.$J$16] * [.B136]/ ([.$J$3]+[.B136])" office:value-type="float" office:value="3074.05589605112" calcext:value-type="float">
            <text:p>3074</text:p>
          </table:table-cell>
          <table:table-cell table:formula="of:=LN([.B136]/[.$C$3])" office:value-type="float" office:value="1.10129103096552" calcext:value-type="float">
            <text:p>1.10129103096552</text:p>
          </table:table-cell>
          <table:table-cell table:formula="of:=1/([.$C$12]+[.$C$13]*[.J136]+[.$C$14]*[.J136]*[.J136]*[.J136])-273.15" office:value-type="float" office:value="1.57495065453986" calcext:value-type="float">
            <text:p>1.57</text:p>
          </table:table-cell>
          <table:table-cell/>
          <table:table-cell table:formula="of:=1/([.$C$12]+[.$C$13]*[.J136]+[.$C$14]*[.J136]*[.J136] +[.$C$15]*[.$J136]*[.J136]*[.$J136]) -273.15" office:value-type="float" office:value="1.59273373609278" calcext:value-type="float">
            <text:p>1.59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9929.04" calcext:value-type="float">
            <text:p>29929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5" calcext:value-type="float">
            <text:p>-5.05</text:p>
          </table:table-cell>
          <table:table-cell/>
          <table:table-cell table:style-name="ce5" table:formula="of:=[.$J$16] * [.B137]/ ([.$J$3]+[.B137])" office:value-type="float" office:value="3070.18019566711" calcext:value-type="float">
            <text:p>3070</text:p>
          </table:table-cell>
          <table:table-cell table:formula="of:=LN([.B137]/[.$C$3])" office:value-type="float" office:value="1.09624415351486" calcext:value-type="float">
            <text:p>1.09624415351486</text:p>
          </table:table-cell>
          <table:table-cell table:formula="of:=1/([.$C$12]+[.$C$13]*[.J137]+[.$C$14]*[.J137]*[.J137]*[.J137])-273.15" office:value-type="float" office:value="1.67629483727404" calcext:value-type="float">
            <text:p>1.68</text:p>
          </table:table-cell>
          <table:table-cell/>
          <table:table-cell table:formula="of:=1/([.$C$12]+[.$C$13]*[.J137]+[.$C$14]*[.J137]*[.J137] +[.$C$15]*[.$J137]*[.J137]*[.$J137]) -273.15" office:value-type="float" office:value="1.69276336806922" calcext:value-type="float">
            <text:p>1.69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9778.46" calcext:value-type="float">
            <text:p>29778.4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4" calcext:value-type="float">
            <text:p>-5.04</text:p>
          </table:table-cell>
          <table:table-cell/>
          <table:table-cell table:style-name="ce5" table:formula="of:=[.$J$16] * [.B138]/ ([.$J$3]+[.B138])" office:value-type="float" office:value="3066.29698987844" calcext:value-type="float">
            <text:p>3066</text:p>
          </table:table-cell>
          <table:table-cell table:formula="of:=LN([.B138]/[.$C$3])" office:value-type="float" office:value="1.09120022036591" calcext:value-type="float">
            <text:p>1.09120022036591</text:p>
          </table:table-cell>
          <table:table-cell table:formula="of:=1/([.$C$12]+[.$C$13]*[.J138]+[.$C$14]*[.J138]*[.J138]*[.J138])-273.15" office:value-type="float" office:value="1.77762165837339" calcext:value-type="float">
            <text:p>1.78</text:p>
          </table:table-cell>
          <table:table-cell/>
          <table:table-cell table:formula="of:=1/([.$C$12]+[.$C$13]*[.J138]+[.$C$14]*[.J138]*[.J138] +[.$C$15]*[.$J138]*[.J138]*[.$J138]) -273.15" office:value-type="float" office:value="1.79279661759227" calcext:value-type="float">
            <text:p>1.79</text:p>
          </table:table-cell>
          <table:table-cell table:number-columns-repeated="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9628.74" calcext:value-type="float">
            <text:p>29628.7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4" calcext:value-type="float">
            <text:p>-5.04</text:p>
          </table:table-cell>
          <table:table-cell/>
          <table:table-cell table:style-name="ce5" table:formula="of:=[.$J$16] * [.B139]/ ([.$J$3]+[.B139])" office:value-type="float" office:value="3062.40670382152" calcext:value-type="float">
            <text:p>3062</text:p>
          </table:table-cell>
          <table:table-cell table:formula="of:=LN([.B139]/[.$C$3])" office:value-type="float" office:value="1.08615974321879" calcext:value-type="float">
            <text:p>1.08615974321879</text:p>
          </table:table-cell>
          <table:table-cell table:formula="of:=1/([.$C$12]+[.$C$13]*[.J139]+[.$C$14]*[.J139]*[.J139]*[.J139])-273.15" office:value-type="float" office:value="1.87892092024487" calcext:value-type="float">
            <text:p>1.88</text:p>
          </table:table-cell>
          <table:table-cell/>
          <table:table-cell table:formula="of:=1/([.$C$12]+[.$C$13]*[.J139]+[.$C$14]*[.J139]*[.J139] +[.$C$15]*[.$J139]*[.J139]*[.$J139]) -273.15" office:value-type="float" office:value="1.89282327798367" calcext:value-type="float">
            <text:p>1.8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79.85" calcext:value-type="float">
            <text:p>29479.8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4" calcext:value-type="float">
            <text:p>-5.04</text:p>
          </table:table-cell>
          <table:table-cell/>
          <table:table-cell table:style-name="ce5" table:formula="of:=[.$J$16] * [.B140]/ ([.$J$3]+[.B140])" office:value-type="float" office:value="3058.50872280417" calcext:value-type="float">
            <text:p>3059</text:p>
          </table:table-cell>
          <table:table-cell table:formula="of:=LN([.B140]/[.$C$3])" office:value-type="float" office:value="1.08112188611876" calcext:value-type="float">
            <text:p>1.08112188611876</text:p>
          </table:table-cell>
          <table:table-cell table:formula="of:=1/([.$C$12]+[.$C$13]*[.J140]+[.$C$14]*[.J140]*[.J140]*[.J140])-273.15" office:value-type="float" office:value="1.98020950900917" calcext:value-type="float">
            <text:p>1.98</text:p>
          </table:table-cell>
          <table:table-cell/>
          <table:table-cell table:formula="of:=1/([.$C$12]+[.$C$13]*[.J140]+[.$C$14]*[.J140]*[.J140] +[.$C$15]*[.$J140]*[.J140]*[.$J140]) -273.15" office:value-type="float" office:value="1.99285988596438" calcext:value-type="float">
            <text:p>1.99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9331.81" calcext:value-type="float">
            <text:p>29331.8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3" calcext:value-type="float">
            <text:p>-5.03</text:p>
          </table:table-cell>
          <table:table-cell/>
          <table:table-cell table:style-name="ce5" table:formula="of:=[.$J$16] * [.B141]/ ([.$J$3]+[.B141])" office:value-type="float" office:value="3054.60373575485" calcext:value-type="float">
            <text:p>3055</text:p>
          </table:table-cell>
          <table:table-cell table:formula="of:=LN([.B141]/[.$C$3])" office:value-type="float" office:value="1.07608749964937" calcext:value-type="float">
            <text:p>1.07608749964937</text:p>
          </table:table-cell>
          <table:table-cell table:formula="of:=1/([.$C$12]+[.$C$13]*[.J141]+[.$C$14]*[.J141]*[.J141]*[.J141])-273.15" office:value-type="float" office:value="2.08147040876605" calcext:value-type="float">
            <text:p>2.08</text:p>
          </table:table-cell>
          <table:table-cell/>
          <table:table-cell table:formula="of:=1/([.$C$12]+[.$C$13]*[.J141]+[.$C$14]*[.J141]*[.J141] +[.$C$15]*[.$J141]*[.J141]*[.$J141]) -273.15" office:value-type="float" office:value="2.09288949863947" calcext:value-type="float">
            <text:p>2.09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9184.6" calcext:value-type="float">
            <text:p>29184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3" calcext:value-type="float">
            <text:p>-5.03</text:p>
          </table:table-cell>
          <table:table-cell/>
          <table:table-cell table:style-name="ce5" table:formula="of:=[.$J$16] * [.B142]/ ([.$J$3]+[.B142])" office:value-type="float" office:value="3050.69138385999" calcext:value-type="float">
            <text:p>3051</text:p>
          </table:table-cell>
          <table:table-cell table:formula="of:=LN([.B142]/[.$C$3])" office:value-type="float" office:value="1.07105607989706" calcext:value-type="float">
            <text:p>1.07105607989706</text:p>
          </table:table-cell>
          <table:table-cell table:formula="of:=1/([.$C$12]+[.$C$13]*[.J142]+[.$C$14]*[.J142]*[.J142]*[.J142])-273.15" office:value-type="float" office:value="2.18271383619862" calcext:value-type="float">
            <text:p>2.18</text:p>
          </table:table-cell>
          <table:table-cell/>
          <table:table-cell table:formula="of:=1/([.$C$12]+[.$C$13]*[.J142]+[.$C$14]*[.J142]*[.J142] +[.$C$15]*[.$J142]*[.J142]*[.$J142]) -273.15" office:value-type="float" office:value="2.19292206906266" calcext:value-type="float">
            <text:p>2.19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9038.22" calcext:value-type="float">
            <text:p>29038.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3" calcext:value-type="float">
            <text:p>-5.03</text:p>
          </table:table-cell>
          <table:table-cell/>
          <table:table-cell table:style-name="ce5" table:formula="of:=[.$J$16] * [.B143]/ ([.$J$3]+[.B143])" office:value-type="float" office:value="3046.77183334691" calcext:value-type="float">
            <text:p>3047</text:p>
          </table:table-cell>
          <table:table-cell table:formula="of:=LN([.B143]/[.$C$3])" office:value-type="float" office:value="1.06602780031811" calcext:value-type="float">
            <text:p>1.06602780031811</text:p>
          </table:table-cell>
          <table:table-cell table:formula="of:=1/([.$C$12]+[.$C$13]*[.J143]+[.$C$14]*[.J143]*[.J143]*[.J143])-273.15" office:value-type="float" office:value="2.2839363860453" calcext:value-type="float">
            <text:p>2.28</text:p>
          </table:table-cell>
          <table:table-cell/>
          <table:table-cell table:formula="of:=1/([.$C$12]+[.$C$13]*[.J143]+[.$C$14]*[.J143]*[.J143] +[.$C$15]*[.$J143]*[.J143]*[.$J143]) -273.15" office:value-type="float" office:value="2.29295409533074" calcext:value-type="float">
            <text:p>2.29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8892.66" calcext:value-type="float">
            <text:p>28892.6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2" calcext:value-type="float">
            <text:p>-5.02</text:p>
          </table:table-cell>
          <table:table-cell/>
          <table:table-cell table:style-name="ce5" table:formula="of:=[.$J$16] * [.B144]/ ([.$J$3]+[.B144])" office:value-type="float" office:value="3042.84498308935" calcext:value-type="float">
            <text:p>3043</text:p>
          </table:table-cell>
          <table:table-cell table:formula="of:=LN([.B144]/[.$C$3])" office:value-type="float" office:value="1.0610024906274" calcext:value-type="float">
            <text:p>1.0610024906274</text:p>
          </table:table-cell>
          <table:table-cell table:formula="of:=1/([.$C$12]+[.$C$13]*[.J144]+[.$C$14]*[.J144]*[.J144]*[.J144])-273.15" office:value-type="float" office:value="2.38514157117294" calcext:value-type="float">
            <text:p>2.39</text:p>
          </table:table-cell>
          <table:table-cell/>
          <table:table-cell table:formula="of:=1/([.$C$12]+[.$C$13]*[.J144]+[.$C$14]*[.J144]*[.J144] +[.$C$15]*[.$J144]*[.J144]*[.$J144]) -273.15" office:value-type="float" office:value="2.39298891162872" calcext:value-type="float">
            <text:p>2.39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8747.93" calcext:value-type="float">
            <text:p>28747.9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2" calcext:value-type="float">
            <text:p>-5.02</text:p>
          </table:table-cell>
          <table:table-cell/>
          <table:table-cell table:style-name="ce5" table:formula="of:=[.$J$16] * [.B145]/ ([.$J$3]+[.B145])" office:value-type="float" office:value="3038.91127293768" calcext:value-type="float">
            <text:p>3039</text:p>
          </table:table-cell>
          <table:table-cell table:formula="of:=LN([.B145]/[.$C$3])" office:value-type="float" office:value="1.05598067165719" calcext:value-type="float">
            <text:p>1.05598067165719</text:p>
          </table:table-cell>
          <table:table-cell table:formula="of:=1/([.$C$12]+[.$C$13]*[.J145]+[.$C$14]*[.J145]*[.J145]*[.J145])-273.15" office:value-type="float" office:value="2.48631898283469" calcext:value-type="float">
            <text:p>2.49</text:p>
          </table:table-cell>
          <table:table-cell/>
          <table:table-cell table:formula="of:=1/([.$C$12]+[.$C$13]*[.J145]+[.$C$14]*[.J145]*[.J145] +[.$C$15]*[.$J145]*[.J145]*[.$J145]) -273.15" office:value-type="float" office:value="2.49301609016982" calcext:value-type="float">
            <text:p>2.49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8604" calcext:value-type="float">
            <text:p>286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2" calcext:value-type="float">
            <text:p>-5.02</text:p>
          </table:table-cell>
          <table:table-cell/>
          <table:table-cell table:style-name="ce5" table:formula="of:=[.$J$16] * [.B146]/ ([.$J$3]+[.B146])" office:value-type="float" office:value="3034.97005491659" calcext:value-type="float">
            <text:p>3035</text:p>
          </table:table-cell>
          <table:table-cell table:formula="of:=LN([.B146]/[.$C$3])" office:value-type="float" office:value="1.0509614751921" calcext:value-type="float">
            <text:p>1.0509614751921</text:p>
          </table:table-cell>
          <table:table-cell table:formula="of:=1/([.$C$12]+[.$C$13]*[.J146]+[.$C$14]*[.J146]*[.J146]*[.J146])-273.15" office:value-type="float" office:value="2.5874861980937" calcext:value-type="float">
            <text:p>2.59</text:p>
          </table:table-cell>
          <table:table-cell/>
          <table:table-cell table:formula="of:=1/([.$C$12]+[.$C$13]*[.J146]+[.$C$14]*[.J146]*[.J146] +[.$C$15]*[.$J146]*[.J146]*[.$J146]) -273.15" office:value-type="float" office:value="2.59305287086687" calcext:value-type="float">
            <text:p>2.59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8460.89" calcext:value-type="float">
            <text:p>28460.8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1" calcext:value-type="float">
            <text:p>-5.01</text:p>
          </table:table-cell>
          <table:table-cell/>
          <table:table-cell table:style-name="ce5" table:formula="of:=[.$J$16] * [.B147]/ ([.$J$3]+[.B147])" office:value-type="float" office:value="3031.02204447167" calcext:value-type="float">
            <text:p>3031</text:p>
          </table:table-cell>
          <table:table-cell table:formula="of:=LN([.B147]/[.$C$3])" office:value-type="float" office:value="1.04594577113935" calcext:value-type="float">
            <text:p>1.04594577113935</text:p>
          </table:table-cell>
          <table:table-cell table:formula="of:=1/([.$C$12]+[.$C$13]*[.J147]+[.$C$14]*[.J147]*[.J147]*[.J147])-273.15" office:value-type="float" office:value="2.68862576753486" calcext:value-type="float">
            <text:p>2.69</text:p>
          </table:table-cell>
          <table:table-cell/>
          <table:table-cell table:formula="of:=1/([.$C$12]+[.$C$13]*[.J147]+[.$C$14]*[.J147]*[.J147] +[.$C$15]*[.$J147]*[.J147]*[.$J147]) -273.15" office:value-type="float" office:value="2.69308186198776" calcext:value-type="float">
            <text:p>2.69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8318.58" calcext:value-type="float">
            <text:p>28318.5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1" calcext:value-type="float">
            <text:p>-5.01</text:p>
          </table:table-cell>
          <table:table-cell/>
          <table:table-cell table:style-name="ce5" table:formula="of:=[.$J$16] * [.B148]/ ([.$J$3]+[.B148])" office:value-type="float" office:value="3027.06686103713" calcext:value-type="float">
            <text:p>3027</text:p>
          </table:table-cell>
          <table:table-cell table:formula="of:=LN([.B148]/[.$C$3])" office:value-type="float" office:value="1.04093303333142" calcext:value-type="float">
            <text:p>1.04093303333142</text:p>
          </table:table-cell>
          <table:table-cell table:formula="of:=1/([.$C$12]+[.$C$13]*[.J148]+[.$C$14]*[.J148]*[.J148]*[.J148])-273.15" office:value-type="float" office:value="2.78974838107825" calcext:value-type="float">
            <text:p>2.79</text:p>
          </table:table-cell>
          <table:table-cell/>
          <table:table-cell table:formula="of:=1/([.$C$12]+[.$C$13]*[.J148]+[.$C$14]*[.J148]*[.J148] +[.$C$15]*[.$J148]*[.J148]*[.$J148]) -273.15" office:value-type="float" office:value="2.79311349679614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8177.07" calcext:value-type="float">
            <text:p>28177.0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1" calcext:value-type="float">
            <text:p>-5.01</text:p>
          </table:table-cell>
          <table:table-cell/>
          <table:table-cell table:style-name="ce5" table:formula="of:=[.$J$16] * [.B149]/ ([.$J$3]+[.B149])" office:value-type="float" office:value="3023.10467304065" calcext:value-type="float">
            <text:p>3023</text:p>
          </table:table-cell>
          <table:table-cell table:formula="of:=LN([.B149]/[.$C$3])" office:value-type="float" office:value="1.03592343362081" calcext:value-type="float">
            <text:p>1.03592343362081</text:p>
          </table:table-cell>
          <table:table-cell table:formula="of:=1/([.$C$12]+[.$C$13]*[.J149]+[.$C$14]*[.J149]*[.J149]*[.J149])-273.15" office:value-type="float" office:value="2.89085065629956" calcext:value-type="float">
            <text:p>2.89</text:p>
          </table:table-cell>
          <table:table-cell/>
          <table:table-cell table:formula="of:=1/([.$C$12]+[.$C$13]*[.J149]+[.$C$14]*[.J149]*[.J149] +[.$C$15]*[.$J149]*[.J149]*[.$J149]) -273.15" office:value-type="float" office:value="2.89314429219013" calcext:value-type="float">
            <text:p>2.8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036.35" calcext:value-type="float">
            <text:p>28036.3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1" calcext:value-type="float">
            <text:p>-5.01</text:p>
          </table:table-cell>
          <table:table-cell/>
          <table:table-cell table:style-name="ce5" table:formula="of:=[.$J$16] * [.B150]/ ([.$J$3]+[.B150])" office:value-type="float" office:value="3019.13536919289" calcext:value-type="float">
            <text:p>3019</text:p>
          </table:table-cell>
          <table:table-cell table:formula="of:=LN([.B150]/[.$C$3])" office:value-type="float" office:value="1.03091678951532" calcext:value-type="float">
            <text:p>1.03091678951532</text:p>
          </table:table-cell>
          <table:table-cell table:formula="of:=1/([.$C$12]+[.$C$13]*[.J150]+[.$C$14]*[.J150]*[.J150]*[.J150])-273.15" office:value-type="float" office:value="2.99193636060386" calcext:value-type="float">
            <text:p>2.99</text:p>
          </table:table-cell>
          <table:table-cell/>
          <table:table-cell table:formula="of:=1/([.$C$12]+[.$C$13]*[.J150]+[.$C$14]*[.J150]*[.J150] +[.$C$15]*[.$J150]*[.J150]*[.$J150]) -273.15" office:value-type="float" office:value="2.99317783856668" calcext:value-type="float">
            <text:p>2.99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7896.42" calcext:value-type="float">
            <text:p>27896.4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5" table:formula="of:=[.$J$16] * [.B151]/ ([.$J$3]+[.B151])" office:value-type="float" office:value="3015.15911846027" calcext:value-type="float">
            <text:p>3015</text:p>
          </table:table-cell>
          <table:table-cell table:formula="of:=LN([.B151]/[.$C$3])" office:value-type="float" office:value="1.02591327218796" calcext:value-type="float">
            <text:p>1.02591327218796</text:p>
          </table:table-cell>
          <table:table-cell table:formula="of:=1/([.$C$12]+[.$C$13]*[.J151]+[.$C$14]*[.J151]*[.J151]*[.J151])-273.15" office:value-type="float" office:value="3.09300212238099" calcext:value-type="float">
            <text:p>3.09</text:p>
          </table:table-cell>
          <table:table-cell/>
          <table:table-cell table:formula="of:=1/([.$C$12]+[.$C$13]*[.J151]+[.$C$14]*[.J151]*[.J151] +[.$C$15]*[.$J151]*[.J151]*[.$J151]) -273.15" office:value-type="float" office:value="3.09321066242529" calcext:value-type="float">
            <text:p>3.09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7757.27" calcext:value-type="float">
            <text:p>27757.2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5" table:formula="of:=[.$J$16] * [.B152]/ ([.$J$3]+[.B152])" office:value-type="float" office:value="3011.17580587791" calcext:value-type="float">
            <text:p>3011</text:p>
          </table:table-cell>
          <table:table-cell table:formula="of:=LN([.B152]/[.$C$3])" office:value-type="float" office:value="1.02091269486909" calcext:value-type="float">
            <text:p>1.02091269486909</text:p>
          </table:table-cell>
          <table:table-cell table:formula="of:=1/([.$C$12]+[.$C$13]*[.J152]+[.$C$14]*[.J152]*[.J152]*[.J152])-273.15" office:value-type="float" office:value="3.19405179869443" calcext:value-type="float">
            <text:p>3.19</text:p>
          </table:table-cell>
          <table:table-cell/>
          <table:table-cell table:formula="of:=1/([.$C$12]+[.$C$13]*[.J152]+[.$C$14]*[.J152]*[.J152] +[.$C$15]*[.$J152]*[.J152]*[.$J152]) -273.15" office:value-type="float" office:value="3.19324644454076" calcext:value-type="float">
            <text:p>3.19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7618.91" calcext:value-type="float">
            <text:p>27618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5" table:formula="of:=[.$J$16] * [.B153]/ ([.$J$3]+[.B153])" office:value-type="float" office:value="3007.18589028762" calcext:value-type="float">
            <text:p>3007</text:p>
          </table:table-cell>
          <table:table-cell table:formula="of:=LN([.B153]/[.$C$3])" office:value-type="float" office:value="1.01591559005196" calcext:value-type="float">
            <text:p>1.01591559005196</text:p>
          </table:table-cell>
          <table:table-cell table:formula="of:=1/([.$C$12]+[.$C$13]*[.J153]+[.$C$14]*[.J153]*[.J153]*[.J153])-273.15" office:value-type="float" office:value="3.29507470901768" calcext:value-type="float">
            <text:p>3.30</text:p>
          </table:table-cell>
          <table:table-cell/>
          <table:table-cell table:formula="of:=1/([.$C$12]+[.$C$13]*[.J153]+[.$C$14]*[.J153]*[.J153] +[.$C$15]*[.$J153]*[.J153]*[.$J153]) -273.15" office:value-type="float" office:value="3.29327447277342" calcext:value-type="float">
            <text:p>3.29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7481.31" calcext:value-type="float">
            <text:p>27481.3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9" calcext:value-type="float">
            <text:p>-4.99</text:p>
          </table:table-cell>
          <table:table-cell/>
          <table:table-cell table:style-name="ce5" table:formula="of:=[.$J$16] * [.B154]/ ([.$J$3]+[.B154])" office:value-type="float" office:value="3003.18867616954" calcext:value-type="float">
            <text:p>3003</text:p>
          </table:table-cell>
          <table:table-cell table:formula="of:=LN([.B154]/[.$C$3])" office:value-type="float" office:value="1.01092104425735" calcext:value-type="float">
            <text:p>1.01092104425735</text:p>
          </table:table-cell>
          <table:table-cell table:formula="of:=1/([.$C$12]+[.$C$13]*[.J154]+[.$C$14]*[.J154]*[.J154]*[.J154])-273.15" office:value-type="float" office:value="3.39608940524118" calcext:value-type="float">
            <text:p>3.40</text:p>
          </table:table-cell>
          <table:table-cell/>
          <table:table-cell table:formula="of:=1/([.$C$12]+[.$C$13]*[.J154]+[.$C$14]*[.J154]*[.J154] +[.$C$15]*[.$J154]*[.J154]*[.$J154]) -273.15" office:value-type="float" office:value="3.39331297971057" calcext:value-type="float">
            <text:p>3.39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7344.49" calcext:value-type="float">
            <text:p>27344.4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9" calcext:value-type="float">
            <text:p>-4.99</text:p>
          </table:table-cell>
          <table:table-cell/>
          <table:table-cell table:style-name="ce5" table:formula="of:=[.$J$16] * [.B155]/ ([.$J$3]+[.B155])" office:value-type="float" office:value="2999.18491429392" calcext:value-type="float">
            <text:p>2999</text:p>
          </table:table-cell>
          <table:table-cell table:formula="of:=LN([.B155]/[.$C$3])" office:value-type="float" office:value="1.00592995305479" calcext:value-type="float">
            <text:p>1.00592995305479</text:p>
          </table:table-cell>
          <table:table-cell table:formula="of:=1/([.$C$12]+[.$C$13]*[.J155]+[.$C$14]*[.J155]*[.J155]*[.J155])-273.15" office:value-type="float" office:value="3.49707785930275" calcext:value-type="float">
            <text:p>3.50</text:p>
          </table:table-cell>
          <table:table-cell/>
          <table:table-cell table:formula="of:=1/([.$C$12]+[.$C$13]*[.J155]+[.$C$14]*[.J155]*[.J155] +[.$C$15]*[.$J155]*[.J155]*[.$J155]) -273.15" office:value-type="float" office:value="3.49334397504987" calcext:value-type="float">
            <text:p>3.49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7208.44" calcext:value-type="float">
            <text:p>27208.4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9" calcext:value-type="float">
            <text:p>-4.99</text:p>
          </table:table-cell>
          <table:table-cell/>
          <table:table-cell table:style-name="ce5" table:formula="of:=[.$J$16] * [.B156]/ ([.$J$3]+[.B156])" office:value-type="float" office:value="2995.17448836877" calcext:value-type="float">
            <text:p>2995</text:p>
          </table:table-cell>
          <table:table-cell table:formula="of:=LN([.B156]/[.$C$3])" office:value-type="float" office:value="1.00094212629429" calcext:value-type="float">
            <text:p>1.00094212629429</text:p>
          </table:table-cell>
          <table:table-cell table:formula="of:=1/([.$C$12]+[.$C$13]*[.J156]+[.$C$14]*[.J156]*[.J156]*[.J156])-273.15" office:value-type="float" office:value="3.5980439940974" calcext:value-type="float">
            <text:p>3.60</text:p>
          </table:table-cell>
          <table:table-cell/>
          <table:table-cell table:formula="of:=1/([.$C$12]+[.$C$13]*[.J156]+[.$C$14]*[.J156]*[.J156] +[.$C$15]*[.$J156]*[.J156]*[.$J156]) -273.15" office:value-type="float" office:value="3.59337120416427" calcext:value-type="float">
            <text:p>3.59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7073.14" calcext:value-type="float">
            <text:p>27073.1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8" calcext:value-type="float">
            <text:p>-4.98</text:p>
          </table:table-cell>
          <table:table-cell/>
          <table:table-cell table:style-name="ce5" table:formula="of:=[.$J$16] * [.B157]/ ([.$J$3]+[.B157])" office:value-type="float" office:value="2991.15697888013" calcext:value-type="float">
            <text:p>2991</text:p>
          </table:table-cell>
          <table:table-cell table:formula="of:=LN([.B157]/[.$C$3])" office:value-type="float" office:value="0.995956999472247" calcext:value-type="float">
            <text:p>0.995956999472247</text:p>
          </table:table-cell>
          <table:table-cell table:formula="of:=1/([.$C$12]+[.$C$13]*[.J157]+[.$C$14]*[.J157]*[.J157]*[.J157])-273.15" office:value-type="float" office:value="3.69899932182983" calcext:value-type="float">
            <text:p>3.70</text:p>
          </table:table-cell>
          <table:table-cell/>
          <table:table-cell table:formula="of:=1/([.$C$12]+[.$C$13]*[.J157]+[.$C$14]*[.J157]*[.J157] +[.$C$15]*[.$J157]*[.J157]*[.$J157]) -273.15" office:value-type="float" office:value="3.69340593608689" calcext:value-type="float">
            <text:p>3.69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6938.6" calcext:value-type="float">
            <text:p>26938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8" calcext:value-type="float">
            <text:p>-4.98</text:p>
          </table:table-cell>
          <table:table-cell/>
          <table:table-cell table:style-name="ce5" table:formula="of:=[.$J$16] * [.B158]/ ([.$J$3]+[.B158])" office:value-type="float" office:value="2987.13285289643" calcext:value-type="float">
            <text:p>2987</text:p>
          </table:table-cell>
          <table:table-cell table:formula="of:=LN([.B158]/[.$C$3])" office:value-type="float" office:value="0.990975109303005" calcext:value-type="float">
            <text:p>0.990975109303005</text:p>
          </table:table-cell>
          <table:table-cell table:formula="of:=1/([.$C$12]+[.$C$13]*[.J158]+[.$C$14]*[.J158]*[.J158]*[.J158])-273.15" office:value-type="float" office:value="3.79993305881186" calcext:value-type="float">
            <text:p>3.80</text:p>
          </table:table-cell>
          <table:table-cell/>
          <table:table-cell table:formula="of:=1/([.$C$12]+[.$C$13]*[.J158]+[.$C$14]*[.J158]*[.J158] +[.$C$15]*[.$J158]*[.J158]*[.$J158]) -273.15" office:value-type="float" office:value="3.79343734953471" calcext:value-type="float">
            <text:p>3.79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6804.81" calcext:value-type="float">
            <text:p>26804.8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8" calcext:value-type="float">
            <text:p>-4.98</text:p>
          </table:table-cell>
          <table:table-cell/>
          <table:table-cell table:style-name="ce5" table:formula="of:=[.$J$16] * [.B159]/ ([.$J$3]+[.B159])" office:value-type="float" office:value="2983.10198476775" calcext:value-type="float">
            <text:p>2983</text:p>
          </table:table-cell>
          <table:table-cell table:formula="of:=LN([.B159]/[.$C$3])" office:value-type="float" office:value="0.985996256030526" calcext:value-type="float">
            <text:p>0.985996256030526</text:p>
          </table:table-cell>
          <table:table-cell table:formula="of:=1/([.$C$12]+[.$C$13]*[.J159]+[.$C$14]*[.J159]*[.J159]*[.J159])-273.15" office:value-type="float" office:value="3.9008493330266" calcext:value-type="float">
            <text:p>3.90</text:p>
          </table:table-cell>
          <table:table-cell/>
          <table:table-cell table:formula="of:=1/([.$C$12]+[.$C$13]*[.J159]+[.$C$14]*[.J159]*[.J159] +[.$C$15]*[.$J159]*[.J159]*[.$J159]) -273.15" office:value-type="float" office:value="3.8934693978581" calcext:value-type="float">
            <text:p>3.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71.76" calcext:value-type="float">
            <text:p>26671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7" calcext:value-type="float">
            <text:p>-4.97</text:p>
          </table:table-cell>
          <table:table-cell/>
          <table:table-cell table:style-name="ce5" table:formula="of:=[.$J$16] * [.B160]/ ([.$J$3]+[.B160])" office:value-type="float" office:value="2979.06424343964" calcext:value-type="float">
            <text:p>2979</text:p>
          </table:table-cell>
          <table:table-cell table:formula="of:=LN([.B160]/[.$C$3])" office:value-type="float" office:value="0.981020234773549" calcext:value-type="float">
            <text:p>0.981020234773549</text:p>
          </table:table-cell>
          <table:table-cell table:formula="of:=1/([.$C$12]+[.$C$13]*[.J160]+[.$C$14]*[.J160]*[.J160]*[.J160])-273.15" office:value-type="float" office:value="4.00175238335578" calcext:value-type="float">
            <text:p>4.00</text:p>
          </table:table-cell>
          <table:table-cell/>
          <table:table-cell table:formula="of:=1/([.$C$12]+[.$C$13]*[.J160]+[.$C$14]*[.J160]*[.J160] +[.$C$15]*[.$J160]*[.J160]*[.$J160]) -273.15" office:value-type="float" office:value="3.99350614729264" calcext:value-type="float">
            <text:p>3.99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6539.46" calcext:value-type="float">
            <text:p>26539.4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7" calcext:value-type="float">
            <text:p>-4.97</text:p>
          </table:table-cell>
          <table:table-cell/>
          <table:table-cell table:style-name="ce5" table:formula="of:=[.$J$16] * [.B161]/ ([.$J$3]+[.B161])" office:value-type="float" office:value="2975.02010593479" calcext:value-type="float">
            <text:p>2975</text:p>
          </table:table-cell>
          <table:table-cell table:formula="of:=LN([.B161]/[.$C$3])" office:value-type="float" office:value="0.976047589056449" calcext:value-type="float">
            <text:p>0.976047589056449</text:p>
          </table:table-cell>
          <table:table-cell table:formula="of:=1/([.$C$12]+[.$C$13]*[.J161]+[.$C$14]*[.J161]*[.J161]*[.J161])-273.15" office:value-type="float" office:value="4.10263126979828" calcext:value-type="float">
            <text:p>4.10</text:p>
          </table:table-cell>
          <table:table-cell/>
          <table:table-cell table:formula="of:=1/([.$C$12]+[.$C$13]*[.J161]+[.$C$14]*[.J161]*[.J161] +[.$C$15]*[.$J161]*[.J161]*[.$J161]) -273.15" office:value-type="float" office:value="4.09353661448125" calcext:value-type="float">
            <text:p>4.09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6407.89" calcext:value-type="float">
            <text:p>26407.8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7" calcext:value-type="float">
            <text:p>-4.97</text:p>
          </table:table-cell>
          <table:table-cell/>
          <table:table-cell table:style-name="ce5" table:formula="of:=[.$J$16] * [.B162]/ ([.$J$3]+[.B162])" office:value-type="float" office:value="2970.96913443762" calcext:value-type="float">
            <text:p>2971</text:p>
          </table:table-cell>
          <table:table-cell table:formula="of:=LN([.B162]/[.$C$3])" office:value-type="float" office:value="0.971077736143748" calcext:value-type="float">
            <text:p>0.971077736143748</text:p>
          </table:table-cell>
          <table:table-cell table:formula="of:=1/([.$C$12]+[.$C$13]*[.J162]+[.$C$14]*[.J162]*[.J162]*[.J162])-273.15" office:value-type="float" office:value="4.20349789607877" calcext:value-type="float">
            <text:p>4.20</text:p>
          </table:table-cell>
          <table:table-cell/>
          <table:table-cell table:formula="of:=1/([.$C$12]+[.$C$13]*[.J162]+[.$C$14]*[.J162]*[.J162] +[.$C$15]*[.$J162]*[.J162]*[.$J162]) -273.15" office:value-type="float" office:value="4.1935724660022" calcext:value-type="float">
            <text:p>4.19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6277.06" calcext:value-type="float">
            <text:p>26277.0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7" calcext:value-type="float">
            <text:p>-4.97</text:p>
          </table:table-cell>
          <table:table-cell/>
          <table:table-cell table:style-name="ce5" table:formula="of:=[.$J$16] * [.B163]/ ([.$J$3]+[.B163])" office:value-type="float" office:value="2966.91181038375" calcext:value-type="float">
            <text:p>2967</text:p>
          </table:table-cell>
          <table:table-cell table:formula="of:=LN([.B163]/[.$C$3])" office:value-type="float" office:value="0.96611122221809" calcext:value-type="float">
            <text:p>0.96611122221809</text:p>
          </table:table-cell>
          <table:table-cell table:formula="of:=1/([.$C$12]+[.$C$13]*[.J163]+[.$C$14]*[.J163]*[.J163]*[.J163])-273.15" office:value-type="float" office:value="4.30434125929395" calcext:value-type="float">
            <text:p>4.30</text:p>
          </table:table-cell>
          <table:table-cell/>
          <table:table-cell table:formula="of:=1/([.$C$12]+[.$C$13]*[.J163]+[.$C$14]*[.J163]*[.J163] +[.$C$15]*[.$J163]*[.J163]*[.$J163]) -273.15" office:value-type="float" office:value="4.29360265279166" calcext:value-type="float">
            <text:p>4.29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6146.95" calcext:value-type="float">
            <text:p>26146.9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6" calcext:value-type="float">
            <text:p>-4.96</text:p>
          </table:table-cell>
          <table:table-cell/>
          <table:table-cell table:style-name="ce5" table:formula="of:=[.$J$16] * [.B164]/ ([.$J$3]+[.B164])" office:value-type="float" office:value="2962.84768701094" calcext:value-type="float">
            <text:p>2963</text:p>
          </table:table-cell>
          <table:table-cell table:formula="of:=LN([.B164]/[.$C$3])" office:value-type="float" office:value="0.961147455915284" calcext:value-type="float">
            <text:p>0.961147455915284</text:p>
          </table:table-cell>
          <table:table-cell table:formula="of:=1/([.$C$12]+[.$C$13]*[.J164]+[.$C$14]*[.J164]*[.J164]*[.J164])-273.15" office:value-type="float" office:value="4.40517344963246" calcext:value-type="float">
            <text:p>4.41</text:p>
          </table:table-cell>
          <table:table-cell/>
          <table:table-cell table:formula="of:=1/([.$C$12]+[.$C$13]*[.J164]+[.$C$14]*[.J164]*[.J164] +[.$C$15]*[.$J164]*[.J164]*[.$J164]) -273.15" office:value-type="float" office:value="4.39363903103458" calcext:value-type="float">
            <text:p>4.39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6017.57" calcext:value-type="float">
            <text:p>26017.5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6" calcext:value-type="float">
            <text:p>-4.96</text:p>
          </table:table-cell>
          <table:table-cell/>
          <table:table-cell table:style-name="ce5" table:formula="of:=[.$J$16] * [.B165]/ ([.$J$3]+[.B165])" office:value-type="float" office:value="2958.77725010321" calcext:value-type="float">
            <text:p>2959</text:p>
          </table:table-cell>
          <table:table-cell table:formula="of:=LN([.B165]/[.$C$3])" office:value-type="float" office:value="0.956186986028993" calcext:value-type="float">
            <text:p>0.956186986028993</text:p>
          </table:table-cell>
          <table:table-cell table:formula="of:=1/([.$C$12]+[.$C$13]*[.J165]+[.$C$14]*[.J165]*[.J165]*[.J165])-273.15" office:value-type="float" office:value="4.50598340227106" calcext:value-type="float">
            <text:p>4.51</text:p>
          </table:table-cell>
          <table:table-cell/>
          <table:table-cell table:formula="of:=1/([.$C$12]+[.$C$13]*[.J165]+[.$C$14]*[.J165]*[.J165] +[.$C$15]*[.$J165]*[.J165]*[.$J165]) -273.15" office:value-type="float" office:value="4.4936704869973" calcext:value-type="float">
            <text:p>4.49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5888.91" calcext:value-type="float">
            <text:p>25888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6" calcext:value-type="float">
            <text:p>-4.96</text:p>
          </table:table-cell>
          <table:table-cell/>
          <table:table-cell table:style-name="ce5" table:formula="of:=[.$J$16] * [.B166]/ ([.$J$3]+[.B166])" office:value-type="float" office:value="2954.70036175521" calcext:value-type="float">
            <text:p>2955</text:p>
          </table:table-cell>
          <table:table-cell table:formula="of:=LN([.B166]/[.$C$3])" office:value-type="float" office:value="0.951229598685747" calcext:value-type="float">
            <text:p>0.951229598685747</text:p>
          </table:table-cell>
          <table:table-cell table:formula="of:=1/([.$C$12]+[.$C$13]*[.J166]+[.$C$14]*[.J166]*[.J166]*[.J166])-273.15" office:value-type="float" office:value="4.60677554220177" calcext:value-type="float">
            <text:p>4.61</text:p>
          </table:table-cell>
          <table:table-cell/>
          <table:table-cell table:formula="of:=1/([.$C$12]+[.$C$13]*[.J166]+[.$C$14]*[.J166]*[.J166] +[.$C$15]*[.$J166]*[.J166]*[.$J166]) -273.15" office:value-type="float" office:value="4.59370127357408" calcext:value-type="float">
            <text:p>4.59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760.96" calcext:value-type="float">
            <text:p>25760.9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5" calcext:value-type="float">
            <text:p>-4.95</text:p>
          </table:table-cell>
          <table:table-cell/>
          <table:table-cell table:style-name="ce5" table:formula="of:=[.$J$16] * [.B167]/ ([.$J$3]+[.B167])" office:value-type="float" office:value="2950.6168782941" calcext:value-type="float">
            <text:p>2951</text:p>
          </table:table-cell>
          <table:table-cell table:formula="of:=LN([.B167]/[.$C$3])" office:value-type="float" office:value="0.946275074628452" calcext:value-type="float">
            <text:p>0.946275074628452</text:p>
          </table:table-cell>
          <table:table-cell table:formula="of:=1/([.$C$12]+[.$C$13]*[.J167]+[.$C$14]*[.J167]*[.J167]*[.J167])-273.15" office:value-type="float" office:value="4.70755441154734" calcext:value-type="float">
            <text:p>4.71</text:p>
          </table:table-cell>
          <table:table-cell/>
          <table:table-cell table:formula="of:=1/([.$C$12]+[.$C$13]*[.J167]+[.$C$14]*[.J167]*[.J167] +[.$C$15]*[.$J167]*[.J167]*[.$J167]) -273.15" office:value-type="float" office:value="4.69373576293054" calcext:value-type="float">
            <text:p>4.69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5633.72" calcext:value-type="float">
            <text:p>25633.7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5" calcext:value-type="float">
            <text:p>-4.95</text:p>
          </table:table-cell>
          <table:table-cell/>
          <table:table-cell table:style-name="ce5" table:formula="of:=[.$J$16] * [.B168]/ ([.$J$3]+[.B168])" office:value-type="float" office:value="2946.52697276625" calcext:value-type="float">
            <text:p>2947</text:p>
          </table:table-cell>
          <table:table-cell table:formula="of:=LN([.B168]/[.$C$3])" office:value-type="float" office:value="0.94132357926103" calcext:value-type="float">
            <text:p>0.94132357926103</text:p>
          </table:table-cell>
          <table:table-cell table:formula="of:=1/([.$C$12]+[.$C$13]*[.J168]+[.$C$14]*[.J168]*[.J168]*[.J168])-273.15" office:value-type="float" office:value="4.80831673072646" calcext:value-type="float">
            <text:p>4.81</text:p>
          </table:table-cell>
          <table:table-cell/>
          <table:table-cell table:formula="of:=1/([.$C$12]+[.$C$13]*[.J168]+[.$C$14]*[.J168]*[.J168] +[.$C$15]*[.$J168]*[.J168]*[.$J168]) -273.15" office:value-type="float" office:value="4.79377056437443" calcext:value-type="float">
            <text:p>4.79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5507.19" calcext:value-type="float">
            <text:p>25507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5" calcext:value-type="float">
            <text:p>-4.95</text:p>
          </table:table-cell>
          <table:table-cell/>
          <table:table-cell table:style-name="ce5" table:formula="of:=[.$J$16] * [.B169]/ ([.$J$3]+[.B169])" office:value-type="float" office:value="2942.43082147588" calcext:value-type="float">
            <text:p>2942</text:p>
          </table:table-cell>
          <table:table-cell table:formula="of:=LN([.B169]/[.$C$3])" office:value-type="float" office:value="0.936375280211177" calcext:value-type="float">
            <text:p>0.936375280211177</text:p>
          </table:table-cell>
          <table:table-cell table:formula="of:=1/([.$C$12]+[.$C$13]*[.J169]+[.$C$14]*[.J169]*[.J169]*[.J169])-273.15" office:value-type="float" office:value="4.90905916872333" calcext:value-type="float">
            <text:p>4.91</text:p>
          </table:table-cell>
          <table:table-cell/>
          <table:table-cell table:formula="of:=1/([.$C$12]+[.$C$13]*[.J169]+[.$C$14]*[.J169]*[.J169] +[.$C$15]*[.$J169]*[.J169]*[.$J169]) -273.15" office:value-type="float" office:value="4.89380223396245" calcext:value-type="float">
            <text:p>4.8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81.36" calcext:value-type="float">
            <text:p>25381.3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4" calcext:value-type="float">
            <text:p>-4.94</text:p>
          </table:table-cell>
          <table:table-cell/>
          <table:table-cell table:style-name="ce5" table:formula="of:=[.$J$16] * [.B170]/ ([.$J$3]+[.B170])" office:value-type="float" office:value="2938.32827681016" calcext:value-type="float">
            <text:p>2938</text:p>
          </table:table-cell>
          <table:table-cell table:formula="of:=LN([.B170]/[.$C$3])" office:value-type="float" office:value="0.931429953356938" calcext:value-type="float">
            <text:p>0.931429953356938</text:p>
          </table:table-cell>
          <table:table-cell table:formula="of:=1/([.$C$12]+[.$C$13]*[.J170]+[.$C$14]*[.J170]*[.J170]*[.J170])-273.15" office:value-type="float" office:value="5.00978636925885" calcext:value-type="float">
            <text:p>5.01</text:p>
          </table:table-cell>
          <table:table-cell/>
          <table:table-cell table:formula="of:=1/([.$C$12]+[.$C$13]*[.J170]+[.$C$14]*[.J170]*[.J170] +[.$C$15]*[.$J170]*[.J170]*[.$J170]) -273.15" office:value-type="float" office:value="4.99383524601245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5256.23" calcext:value-type="float">
            <text:p>25256.2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4" calcext:value-type="float">
            <text:p>-4.94</text:p>
          </table:table-cell>
          <table:table-cell/>
          <table:table-cell table:style-name="ce5" table:formula="of:=[.$J$16] * [.B171]/ ([.$J$3]+[.B171])" office:value-type="float" office:value="2934.21951467868" calcext:value-type="float">
            <text:p>2934</text:p>
          </table:table-cell>
          <table:table-cell table:formula="of:=LN([.B171]/[.$C$3])" office:value-type="float" office:value="0.92648776496709" calcext:value-type="float">
            <text:p>0.92648776496709</text:p>
          </table:table-cell>
          <table:table-cell table:formula="of:=1/([.$C$12]+[.$C$13]*[.J171]+[.$C$14]*[.J171]*[.J171]*[.J171])-273.15" office:value-type="float" office:value="5.11049502721727" calcext:value-type="float">
            <text:p>5.11</text:p>
          </table:table-cell>
          <table:table-cell/>
          <table:table-cell table:formula="of:=1/([.$C$12]+[.$C$13]*[.J171]+[.$C$14]*[.J171]*[.J171] +[.$C$15]*[.$J171]*[.J171]*[.$J171]) -273.15" office:value-type="float" office:value="5.09386618189183" calcext:value-type="float">
            <text:p>5.09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5131.79" calcext:value-type="float">
            <text:p>25131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4" calcext:value-type="float">
            <text:p>-4.94</text:p>
          </table:table-cell>
          <table:table-cell/>
          <table:table-cell table:style-name="ce5" table:formula="of:=[.$J$16] * [.B172]/ ([.$J$3]+[.B172])" office:value-type="float" office:value="2930.10438238416" calcext:value-type="float">
            <text:p>2930</text:p>
          </table:table-cell>
          <table:table-cell table:formula="of:=LN([.B172]/[.$C$3])" office:value-type="float" office:value="0.921548485630796" calcext:value-type="float">
            <text:p>0.921548485630796</text:p>
          </table:table-cell>
          <table:table-cell table:formula="of:=1/([.$C$12]+[.$C$13]*[.J172]+[.$C$14]*[.J172]*[.J172]*[.J172])-273.15" office:value-type="float" office:value="5.21118989959331" calcext:value-type="float">
            <text:p>5.21</text:p>
          </table:table-cell>
          <table:table-cell/>
          <table:table-cell table:formula="of:=1/([.$C$12]+[.$C$13]*[.J172]+[.$C$14]*[.J172]*[.J172] +[.$C$15]*[.$J172]*[.J172]*[.$J172]) -273.15" office:value-type="float" office:value="5.19389963064765" calcext:value-type="float">
            <text:p>5.19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5008.04" calcext:value-type="float">
            <text:p>25008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3" calcext:value-type="float">
            <text:p>-4.93</text:p>
          </table:table-cell>
          <table:table-cell/>
          <table:table-cell table:style-name="ce5" table:formula="of:=[.$J$16] * [.B173]/ ([.$J$3]+[.B173])" office:value-type="float" office:value="2925.98305532101" calcext:value-type="float">
            <text:p>2926</text:p>
          </table:table-cell>
          <table:table-cell table:formula="of:=LN([.B173]/[.$C$3])" office:value-type="float" office:value="0.91661228017196" calcext:value-type="float">
            <text:p>0.91661228017196</text:p>
          </table:table-cell>
          <table:table-cell table:formula="of:=1/([.$C$12]+[.$C$13]*[.J173]+[.$C$14]*[.J173]*[.J173]*[.J173])-273.15" office:value-type="float" office:value="5.311867709166" calcext:value-type="float">
            <text:p>5.31</text:p>
          </table:table-cell>
          <table:table-cell/>
          <table:table-cell table:formula="of:=1/([.$C$12]+[.$C$13]*[.J173]+[.$C$14]*[.J173]*[.J173] +[.$C$15]*[.$J173]*[.J173]*[.$J173]) -273.15" office:value-type="float" office:value="5.29393220101758" calcext:value-type="float">
            <text:p>5.29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4884.97" calcext:value-type="float">
            <text:p>24884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3" calcext:value-type="float">
            <text:p>-4.93</text:p>
          </table:table-cell>
          <table:table-cell/>
          <table:table-cell table:style-name="ce5" table:formula="of:=[.$J$16] * [.B174]/ ([.$J$3]+[.B174])" office:value-type="float" office:value="2921.85537553852" calcext:value-type="float">
            <text:p>2922</text:p>
          </table:table-cell>
          <table:table-cell table:formula="of:=LN([.B174]/[.$C$3])" office:value-type="float" office:value="0.911678913770236" calcext:value-type="float">
            <text:p>0.911678913770236</text:p>
          </table:table-cell>
          <table:table-cell table:formula="of:=1/([.$C$12]+[.$C$13]*[.J174]+[.$C$14]*[.J174]*[.J174]*[.J174])-273.15" office:value-type="float" office:value="5.41253332910031" calcext:value-type="float">
            <text:p>5.41</text:p>
          </table:table-cell>
          <table:table-cell/>
          <table:table-cell table:formula="of:=1/([.$C$12]+[.$C$13]*[.J174]+[.$C$14]*[.J174]*[.J174] +[.$C$15]*[.$J174]*[.J174]*[.$J174]) -273.15" office:value-type="float" office:value="5.39396859974738" calcext:value-type="float">
            <text:p>5.39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4762.59" calcext:value-type="float">
            <text:p>24762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3" calcext:value-type="float">
            <text:p>-4.93</text:p>
          </table:table-cell>
          <table:table-cell/>
          <table:table-cell table:style-name="ce5" table:formula="of:=[.$J$16] * [.B175]/ ([.$J$3]+[.B175])" office:value-type="float" office:value="2917.72185674313" calcext:value-type="float">
            <text:p>2918</text:p>
          </table:table-cell>
          <table:table-cell table:formula="of:=LN([.B175]/[.$C$3])" office:value-type="float" office:value="0.906748953552035" calcext:value-type="float">
            <text:p>0.906748953552035</text:p>
          </table:table-cell>
          <table:table-cell table:formula="of:=1/([.$C$12]+[.$C$13]*[.J175]+[.$C$14]*[.J175]*[.J175]*[.J175])-273.15" office:value-type="float" office:value="5.51317526620443" calcext:value-type="float">
            <text:p>5.51</text:p>
          </table:table-cell>
          <table:table-cell/>
          <table:table-cell table:formula="of:=1/([.$C$12]+[.$C$13]*[.J175]+[.$C$14]*[.J175]*[.J175] +[.$C$15]*[.$J175]*[.J175]*[.$J175]) -273.15" office:value-type="float" office:value="5.49399726874589" calcext:value-type="float">
            <text:p>5.49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4640.88" calcext:value-type="float">
            <text:p>24640.8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3" calcext:value-type="float">
            <text:p>-4.93</text:p>
          </table:table-cell>
          <table:table-cell/>
          <table:table-cell table:style-name="ce5" table:formula="of:=[.$J$16] * [.B176]/ ([.$J$3]+[.B176])" office:value-type="float" office:value="2913.58200138103" calcext:value-type="float">
            <text:p>2914</text:p>
          </table:table-cell>
          <table:table-cell table:formula="of:=LN([.B176]/[.$C$3])" office:value-type="float" office:value="0.901821759319248" calcext:value-type="float">
            <text:p>0.901821759319248</text:p>
          </table:table-cell>
          <table:table-cell table:formula="of:=1/([.$C$12]+[.$C$13]*[.J176]+[.$C$14]*[.J176]*[.J176]*[.J176])-273.15" office:value-type="float" office:value="5.61380666964328" calcext:value-type="float">
            <text:p>5.61</text:p>
          </table:table-cell>
          <table:table-cell/>
          <table:table-cell table:formula="of:=1/([.$C$12]+[.$C$13]*[.J176]+[.$C$14]*[.J176]*[.J176] +[.$C$15]*[.$J176]*[.J176]*[.$J176]) -273.15" office:value-type="float" office:value="5.59403114071932" calcext:value-type="float">
            <text:p>5.59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4519.84" calcext:value-type="float">
            <text:p>24519.8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2" calcext:value-type="float">
            <text:p>-4.92</text:p>
          </table:table-cell>
          <table:table-cell/>
          <table:table-cell table:style-name="ce5" table:formula="of:=[.$J$16] * [.B177]/ ([.$J$3]+[.B177])" office:value-type="float" office:value="2909.4359834808" calcext:value-type="float">
            <text:p>2909</text:p>
          </table:table-cell>
          <table:table-cell table:formula="of:=LN([.B177]/[.$C$3])" office:value-type="float" office:value="0.896897492767194" calcext:value-type="float">
            <text:p>0.896897492767194</text:p>
          </table:table-cell>
          <table:table-cell table:formula="of:=1/([.$C$12]+[.$C$13]*[.J177]+[.$C$14]*[.J177]*[.J177]*[.J177])-273.15" office:value-type="float" office:value="5.71442432349738" calcext:value-type="float">
            <text:p>5.71</text:p>
          </table:table-cell>
          <table:table-cell/>
          <table:table-cell table:formula="of:=1/([.$C$12]+[.$C$13]*[.J177]+[.$C$14]*[.J177]*[.J177] +[.$C$15]*[.$J177]*[.J177]*[.$J177]) -273.15" office:value-type="float" office:value="5.69406688484264" calcext:value-type="float">
            <text:p>5.69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4399.47" calcext:value-type="float">
            <text:p>24399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2" calcext:value-type="float">
            <text:p>-4.92</text:p>
          </table:table-cell>
          <table:table-cell/>
          <table:table-cell table:style-name="ce5" table:formula="of:=[.$J$16] * [.B178]/ ([.$J$3]+[.B178])" office:value-type="float" office:value="2905.28398024737" calcext:value-type="float">
            <text:p>2905</text:p>
          </table:table-cell>
          <table:table-cell table:formula="of:=LN([.B178]/[.$C$3])" office:value-type="float" office:value="0.891976317757724" calcext:value-type="float">
            <text:p>0.891976317757724</text:p>
          </table:table-cell>
          <table:table-cell table:formula="of:=1/([.$C$12]+[.$C$13]*[.J178]+[.$C$14]*[.J178]*[.J178]*[.J178])-273.15" office:value-type="float" office:value="5.81502496137949" calcext:value-type="float">
            <text:p>5.82</text:p>
          </table:table-cell>
          <table:table-cell/>
          <table:table-cell table:formula="of:=1/([.$C$12]+[.$C$13]*[.J178]+[.$C$14]*[.J178]*[.J178] +[.$C$15]*[.$J178]*[.J178]*[.$J178]) -273.15" office:value-type="float" office:value="5.79410111811711" calcext:value-type="float">
            <text:p>5.79</text:p>
          </table:table-cell>
          <table:table-cell table:number-columns-repeated="2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4279.77" calcext:value-type="float">
            <text:p>24279.7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2" calcext:value-type="float">
            <text:p>-4.92</text:p>
          </table:table-cell>
          <table:table-cell/>
          <table:table-cell table:style-name="ce5" table:formula="of:=[.$J$16] * [.B179]/ ([.$J$3]+[.B179])" office:value-type="float" office:value="2901.12617208342" calcext:value-type="float">
            <text:p>2901</text:p>
          </table:table-cell>
          <table:table-cell table:formula="of:=LN([.B179]/[.$C$3])" office:value-type="float" office:value="0.887058400335251" calcext:value-type="float">
            <text:p>0.887058400335251</text:p>
          </table:table-cell>
          <table:table-cell table:formula="of:=1/([.$C$12]+[.$C$13]*[.J179]+[.$C$14]*[.J179]*[.J179]*[.J179])-273.15" office:value-type="float" office:value="5.91560526595845" calcext:value-type="float">
            <text:p>5.92</text:p>
          </table:table-cell>
          <table:table-cell/>
          <table:table-cell table:formula="of:=1/([.$C$12]+[.$C$13]*[.J179]+[.$C$14]*[.J179]*[.J179] +[.$C$15]*[.$J179]*[.J179]*[.$J179]) -273.15" office:value-type="float" office:value="5.89413040490183" calcext:value-type="float">
            <text:p>5.8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160.73" calcext:value-type="float">
            <text:p>24160.7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1" calcext:value-type="float">
            <text:p>-4.91</text:p>
          </table:table-cell>
          <table:table-cell/>
          <table:table-cell table:style-name="ce5" table:formula="of:=[.$J$16] * [.B180]/ ([.$J$3]+[.B180])" office:value-type="float" office:value="2896.96239161165" calcext:value-type="float">
            <text:p>2897</text:p>
          </table:table-cell>
          <table:table-cell table:formula="of:=LN([.B180]/[.$C$3])" office:value-type="float" office:value="0.882143494847886" calcext:value-type="float">
            <text:p>0.882143494847886</text:p>
          </table:table-cell>
          <table:table-cell table:formula="of:=1/([.$C$12]+[.$C$13]*[.J180]+[.$C$14]*[.J180]*[.J180]*[.J180])-273.15" office:value-type="float" office:value="6.01617033924168" calcext:value-type="float">
            <text:p>6.02</text:p>
          </table:table-cell>
          <table:table-cell/>
          <table:table-cell table:formula="of:=1/([.$C$12]+[.$C$13]*[.J180]+[.$C$14]*[.J180]*[.J180] +[.$C$15]*[.$J180]*[.J180]*[.$J180]) -273.15" office:value-type="float" office:value="5.99415968270813" calcext:value-type="float">
            <text:p>5.99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4042.34" calcext:value-type="float">
            <text:p>24042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1" calcext:value-type="float">
            <text:p>-4.91</text:p>
          </table:table-cell>
          <table:table-cell/>
          <table:table-cell table:style-name="ce5" table:formula="of:=[.$J$16] * [.B181]/ ([.$J$3]+[.B181])" office:value-type="float" office:value="2892.79246491281" calcext:value-type="float">
            <text:p>2893</text:p>
          </table:table-cell>
          <table:table-cell table:formula="of:=LN([.B181]/[.$C$3])" office:value-type="float" office:value="0.877231349706331" calcext:value-type="float">
            <text:p>0.877231349706331</text:p>
          </table:table-cell>
          <table:table-cell table:formula="of:=1/([.$C$12]+[.$C$13]*[.J181]+[.$C$14]*[.J181]*[.J181]*[.J181])-273.15" office:value-type="float" office:value="6.11672541394046" calcext:value-type="float">
            <text:p>6.12</text:p>
          </table:table-cell>
          <table:table-cell/>
          <table:table-cell table:formula="of:=1/([.$C$12]+[.$C$13]*[.J181]+[.$C$14]*[.J181]*[.J181] +[.$C$15]*[.$J181]*[.J181]*[.$J181]) -273.15" office:value-type="float" office:value="6.09419402217401" calcext:value-type="float">
            <text:p>6.09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3924.6" calcext:value-type="float">
            <text:p>23924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1" calcext:value-type="float">
            <text:p>-4.91</text:p>
          </table:table-cell>
          <table:table-cell/>
          <table:table-cell table:style-name="ce5" table:formula="of:=[.$J$16] * [.B182]/ ([.$J$3]+[.B182])" office:value-type="float" office:value="2888.61656732872" calcext:value-type="float">
            <text:p>2889</text:p>
          </table:table-cell>
          <table:table-cell table:formula="of:=LN([.B182]/[.$C$3])" office:value-type="float" office:value="0.872322125291939" calcext:value-type="float">
            <text:p>0.872322125291939</text:p>
          </table:table-cell>
          <table:table-cell table:formula="of:=1/([.$C$12]+[.$C$13]*[.J182]+[.$C$14]*[.J182]*[.J182]*[.J182])-273.15" office:value-type="float" office:value="6.21726729299451" calcext:value-type="float">
            <text:p>6.22</text:p>
          </table:table-cell>
          <table:table-cell/>
          <table:table-cell table:formula="of:=1/([.$C$12]+[.$C$13]*[.J182]+[.$C$14]*[.J182]*[.J182] +[.$C$15]*[.$J182]*[.J182]*[.$J182]) -273.15" office:value-type="float" office:value="6.19423010905592" calcext:value-type="float">
            <text:p>6.19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3807.51" calcext:value-type="float">
            <text:p>23807.5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" calcext:value-type="float">
            <text:p>-4.9</text:p>
          </table:table-cell>
          <table:table-cell/>
          <table:table-cell table:style-name="ce5" table:formula="of:=[.$J$16] * [.B183]/ ([.$J$3]+[.B183])" office:value-type="float" office:value="2884.43487733938" calcext:value-type="float">
            <text:p>2884</text:p>
          </table:table-cell>
          <table:table-cell table:formula="of:=LN([.B183]/[.$C$3])" office:value-type="float" office:value="0.867415984127633" calcext:value-type="float">
            <text:p>0.867415984127633</text:p>
          </table:table-cell>
          <table:table-cell table:formula="of:=1/([.$C$12]+[.$C$13]*[.J183]+[.$C$14]*[.J183]*[.J183]*[.J183])-273.15" office:value-type="float" office:value="6.31779272924081" calcext:value-type="float">
            <text:p>6.32</text:p>
          </table:table-cell>
          <table:table-cell/>
          <table:table-cell table:formula="of:=1/([.$C$12]+[.$C$13]*[.J183]+[.$C$14]*[.J183]*[.J183] +[.$C$15]*[.$J183]*[.J183]*[.$J183]) -273.15" office:value-type="float" office:value="6.29426457736201" calcext:value-type="float">
            <text:p>6.29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3691.07" calcext:value-type="float">
            <text:p>23691.0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" calcext:value-type="float">
            <text:p>-4.9</text:p>
          </table:table-cell>
          <table:table-cell/>
          <table:table-cell table:style-name="ce5" table:formula="of:=[.$J$16] * [.B184]/ ([.$J$3]+[.B184])" office:value-type="float" office:value="2880.24757658335" calcext:value-type="float">
            <text:p>2880</text:p>
          </table:table-cell>
          <table:table-cell table:formula="of:=LN([.B184]/[.$C$3])" office:value-type="float" office:value="0.862513090893682" calcext:value-type="float">
            <text:p>0.862513090893682</text:p>
          </table:table-cell>
          <table:table-cell table:formula="of:=1/([.$C$12]+[.$C$13]*[.J184]+[.$C$14]*[.J184]*[.J184]*[.J184])-273.15" office:value-type="float" office:value="6.4182984249419" calcext:value-type="float">
            <text:p>6.42</text:p>
          </table:table-cell>
          <table:table-cell/>
          <table:table-cell table:formula="of:=1/([.$C$12]+[.$C$13]*[.J184]+[.$C$14]*[.J184]*[.J184] +[.$C$15]*[.$J184]*[.J184]*[.$J184]) -273.15" office:value-type="float" office:value="6.39429400889037" calcext:value-type="float">
            <text:p>6.39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3575.26" calcext:value-type="float">
            <text:p>23575.2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" calcext:value-type="float">
            <text:p>-4.9</text:p>
          </table:table-cell>
          <table:table-cell/>
          <table:table-cell table:style-name="ce5" table:formula="of:=[.$J$16] * [.B185]/ ([.$J$3]+[.B185])" office:value-type="float" office:value="2876.05412318475" calcext:value-type="float">
            <text:p>2876</text:p>
          </table:table-cell>
          <table:table-cell table:formula="of:=LN([.B185]/[.$C$3])" office:value-type="float" office:value="0.857612764096686" calcext:value-type="float">
            <text:p>0.857612764096686</text:p>
          </table:table-cell>
          <table:table-cell table:formula="of:=1/([.$C$12]+[.$C$13]*[.J185]+[.$C$14]*[.J185]*[.J185]*[.J185])-273.15" office:value-type="float" office:value="6.5187984339891" calcext:value-type="float">
            <text:p>6.52</text:p>
          </table:table-cell>
          <table:table-cell/>
          <table:table-cell table:formula="of:=1/([.$C$12]+[.$C$13]*[.J185]+[.$C$14]*[.J185]*[.J185] +[.$C$15]*[.$J185]*[.J185]*[.$J185]) -273.15" office:value-type="float" office:value="6.49433225672885" calcext:value-type="float">
            <text:p>6.49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3460.1" calcext:value-type="float">
            <text:p>23460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" calcext:value-type="float">
            <text:p>-4.9</text:p>
          </table:table-cell>
          <table:table-cell/>
          <table:table-cell table:style-name="ce5" table:formula="of:=[.$J$16] * [.B186]/ ([.$J$3]+[.B186])" office:value-type="float" office:value="2871.85542183078" calcext:value-type="float">
            <text:p>2872</text:p>
          </table:table-cell>
          <table:table-cell table:formula="of:=LN([.B186]/[.$C$3])" office:value-type="float" office:value="0.852716012796794" calcext:value-type="float">
            <text:p>0.852716012796794</text:p>
          </table:table-cell>
          <table:table-cell table:formula="of:=1/([.$C$12]+[.$C$13]*[.J186]+[.$C$14]*[.J186]*[.J186]*[.J186])-273.15" office:value-type="float" office:value="6.61927214065094" calcext:value-type="float">
            <text:p>6.62</text:p>
          </table:table-cell>
          <table:table-cell/>
          <table:table-cell table:formula="of:=1/([.$C$12]+[.$C$13]*[.J186]+[.$C$14]*[.J186]*[.J186] +[.$C$15]*[.$J186]*[.J186]*[.$J186]) -273.15" office:value-type="float" office:value="6.59435866427918" calcext:value-type="float">
            <text:p>6.59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3345.56" calcext:value-type="float">
            <text:p>23345.5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9" calcext:value-type="float">
            <text:p>-4.89</text:p>
          </table:table-cell>
          <table:table-cell/>
          <table:table-cell table:style-name="ce5" table:formula="of:=[.$J$16] * [.B187]/ ([.$J$3]+[.B187])" office:value-type="float" office:value="2867.65055857512" calcext:value-type="float">
            <text:p>2868</text:p>
          </table:table-cell>
          <table:table-cell table:formula="of:=LN([.B187]/[.$C$3])" office:value-type="float" office:value="0.847821723147144" calcext:value-type="float">
            <text:p>0.847821723147144</text:p>
          </table:table-cell>
          <table:table-cell table:formula="of:=1/([.$C$12]+[.$C$13]*[.J187]+[.$C$14]*[.J187]*[.J187]*[.J187])-273.15" office:value-type="float" office:value="6.71974247963203" calcext:value-type="float">
            <text:p>6.72</text:p>
          </table:table-cell>
          <table:table-cell/>
          <table:table-cell table:formula="of:=1/([.$C$12]+[.$C$13]*[.J187]+[.$C$14]*[.J187]*[.J187] +[.$C$15]*[.$J187]*[.J187]*[.$J187]) -273.15" office:value-type="float" office:value="6.69439592906213" calcext:value-type="float">
            <text:p>6.69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3231.65" calcext:value-type="float">
            <text:p>23231.6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9" calcext:value-type="float">
            <text:p>-4.89</text:p>
          </table:table-cell>
          <table:table-cell/>
          <table:table-cell table:style-name="ce5" table:formula="of:=[.$J$16] * [.B188]/ ([.$J$3]+[.B188])" office:value-type="float" office:value="2863.44007595169" calcext:value-type="float">
            <text:p>2863</text:p>
          </table:table-cell>
          <table:table-cell table:formula="of:=LN([.B188]/[.$C$3])" office:value-type="float" office:value="0.842930480107858" calcext:value-type="float">
            <text:p>0.842930480107858</text:p>
          </table:table-cell>
          <table:table-cell table:formula="of:=1/([.$C$12]+[.$C$13]*[.J188]+[.$C$14]*[.J188]*[.J188]*[.J188])-273.15" office:value-type="float" office:value="6.82019753063332" calcext:value-type="float">
            <text:p>6.82</text:p>
          </table:table-cell>
          <table:table-cell/>
          <table:table-cell table:formula="of:=1/([.$C$12]+[.$C$13]*[.J188]+[.$C$14]*[.J188]*[.J188] +[.$C$15]*[.$J188]*[.J188]*[.$J188]) -273.15" office:value-type="float" office:value="6.79443204943885" calcext:value-type="float">
            <text:p>6.79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3118.37" calcext:value-type="float">
            <text:p>23118.3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9" calcext:value-type="float">
            <text:p>-4.89</text:p>
          </table:table-cell>
          <table:table-cell/>
          <table:table-cell table:style-name="ce5" table:formula="of:=[.$J$16] * [.B189]/ ([.$J$3]+[.B189])" office:value-type="float" office:value="2859.22415626131" calcext:value-type="float">
            <text:p>2859</text:p>
          </table:table-cell>
          <table:table-cell table:formula="of:=LN([.B189]/[.$C$3])" office:value-type="float" office:value="0.838042446594663" calcext:value-type="float">
            <text:p>0.838042446594663</text:p>
          </table:table-cell>
          <table:table-cell table:formula="of:=1/([.$C$12]+[.$C$13]*[.J189]+[.$C$14]*[.J189]*[.J189]*[.J189])-273.15" office:value-type="float" office:value="6.92063402457546" calcext:value-type="float">
            <text:p>6.92</text:p>
          </table:table-cell>
          <table:table-cell/>
          <table:table-cell table:formula="of:=1/([.$C$12]+[.$C$13]*[.J189]+[.$C$14]*[.J189]*[.J189] +[.$C$15]*[.$J189]*[.J189]*[.$J189]) -273.15" office:value-type="float" office:value="6.89446363406086" calcext:value-type="float">
            <text:p>6.8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05.71" calcext:value-type="float">
            <text:p>23005.7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8" calcext:value-type="float">
            <text:p>-4.88</text:p>
          </table:table-cell>
          <table:table-cell/>
          <table:table-cell table:style-name="ce5" table:formula="of:=[.$J$16] * [.B190]/ ([.$J$3]+[.B190])" office:value-type="float" office:value="2855.00260894251" calcext:value-type="float">
            <text:p>2855</text:p>
          </table:table-cell>
          <table:table-cell table:formula="of:=LN([.B190]/[.$C$3])" office:value-type="float" office:value="0.833157352993039" calcext:value-type="float">
            <text:p>0.833157352993039</text:p>
          </table:table-cell>
          <table:table-cell table:formula="of:=1/([.$C$12]+[.$C$13]*[.J190]+[.$C$14]*[.J190]*[.J190]*[.J190])-273.15" office:value-type="float" office:value="7.02105757957776" calcext:value-type="float">
            <text:p>7.02</text:p>
          </table:table-cell>
          <table:table-cell/>
          <table:table-cell table:formula="of:=1/([.$C$12]+[.$C$13]*[.J190]+[.$C$14]*[.J190]*[.J190] +[.$C$15]*[.$J190]*[.J190]*[.$J190]) -273.15" office:value-type="float" office:value="6.99449614302506" calcext:value-type="float">
            <text:p>6.99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2893.67" calcext:value-type="float">
            <text:p>22893.6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8" calcext:value-type="float">
            <text:p>-4.88</text:p>
          </table:table-cell>
          <table:table-cell/>
          <table:table-cell table:style-name="ce5" table:formula="of:=[.$J$16] * [.B191]/ ([.$J$3]+[.B191])" office:value-type="float" office:value="2850.77561488274" calcext:value-type="float">
            <text:p>2851</text:p>
          </table:table-cell>
          <table:table-cell table:formula="of:=LN([.B191]/[.$C$3])" office:value-type="float" office:value="0.828275360141342" calcext:value-type="float">
            <text:p>0.828275360141342</text:p>
          </table:table-cell>
          <table:table-cell table:formula="of:=1/([.$C$12]+[.$C$13]*[.J191]+[.$C$14]*[.J191]*[.J191]*[.J191])-273.15" office:value-type="float" office:value="7.1214649689291" calcext:value-type="float">
            <text:p>7.12</text:p>
          </table:table-cell>
          <table:table-cell/>
          <table:table-cell table:formula="of:=1/([.$C$12]+[.$C$13]*[.J191]+[.$C$14]*[.J191]*[.J191] +[.$C$15]*[.$J191]*[.J191]*[.$J191]) -273.15" office:value-type="float" office:value="7.09452622734551" calcext:value-type="float">
            <text:p>7.09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2782.24" calcext:value-type="float">
            <text:p>22782.2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8" calcext:value-type="float">
            <text:p>-4.88</text:p>
          </table:table-cell>
          <table:table-cell/>
          <table:table-cell table:style-name="ce5" table:formula="of:=[.$J$16] * [.B192]/ ([.$J$3]+[.B192])" office:value-type="float" office:value="2846.54297692897" calcext:value-type="float">
            <text:p>2847</text:p>
          </table:table-cell>
          <table:table-cell table:formula="of:=LN([.B192]/[.$C$3])" office:value-type="float" office:value="0.823396192060791" calcext:value-type="float">
            <text:p>0.823396192060791</text:p>
          </table:table-cell>
          <table:table-cell table:formula="of:=1/([.$C$12]+[.$C$13]*[.J192]+[.$C$14]*[.J192]*[.J192]*[.J192])-273.15" office:value-type="float" office:value="7.22186194986369" calcext:value-type="float">
            <text:p>7.22</text:p>
          </table:table-cell>
          <table:table-cell/>
          <table:table-cell table:formula="of:=1/([.$C$12]+[.$C$13]*[.J192]+[.$C$14]*[.J192]*[.J192] +[.$C$15]*[.$J192]*[.J192]*[.$J192]) -273.15" office:value-type="float" office:value="7.19455948832433" calcext:value-type="float">
            <text:p>7.19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2671.42" calcext:value-type="float">
            <text:p>22671.4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7" calcext:value-type="float">
            <text:p>-4.87</text:p>
          </table:table-cell>
          <table:table-cell/>
          <table:table-cell table:style-name="ce5" table:formula="of:=[.$J$16] * [.B193]/ ([.$J$3]+[.B193])" office:value-type="float" office:value="2842.30487441317" calcext:value-type="float">
            <text:p>2842</text:p>
          </table:table-cell>
          <table:table-cell table:formula="of:=LN([.B193]/[.$C$3])" office:value-type="float" office:value="0.818520007411099" calcext:value-type="float">
            <text:p>0.818520007411099</text:p>
          </table:table-cell>
          <table:table-cell table:formula="of:=1/([.$C$12]+[.$C$13]*[.J193]+[.$C$14]*[.J193]*[.J193]*[.J193])-273.15" office:value-type="float" office:value="7.32224534048709" calcext:value-type="float">
            <text:p>7.32</text:p>
          </table:table-cell>
          <table:table-cell/>
          <table:table-cell table:formula="of:=1/([.$C$12]+[.$C$13]*[.J193]+[.$C$14]*[.J193]*[.J193] +[.$C$15]*[.$J193]*[.J193]*[.$J193]) -273.15" office:value-type="float" office:value="7.2945926218423" calcext:value-type="float">
            <text:p>7.29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2561.2" calcext:value-type="float">
            <text:p>22561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7" calcext:value-type="float">
            <text:p>-4.87</text:p>
          </table:table-cell>
          <table:table-cell/>
          <table:table-cell table:style-name="ce5" table:formula="of:=[.$J$16] * [.B194]/ ([.$J$3]+[.B194])" office:value-type="float" office:value="2838.06110339914" calcext:value-type="float">
            <text:p>2838</text:p>
          </table:table-cell>
          <table:table-cell table:formula="of:=LN([.B194]/[.$C$3])" office:value-type="float" office:value="0.813646523710557" calcext:value-type="float">
            <text:p>0.813646523710557</text:p>
          </table:table-cell>
          <table:table-cell table:formula="of:=1/([.$C$12]+[.$C$13]*[.J194]+[.$C$14]*[.J194]*[.J194]*[.J194])-273.15" office:value-type="float" office:value="7.42262104059148" calcext:value-type="float">
            <text:p>7.42</text:p>
          </table:table-cell>
          <table:table-cell/>
          <table:table-cell table:formula="of:=1/([.$C$12]+[.$C$13]*[.J194]+[.$C$14]*[.J194]*[.J194] +[.$C$15]*[.$J194]*[.J194]*[.$J194]) -273.15" office:value-type="float" office:value="7.39463137390703" calcext:value-type="float">
            <text:p>7.39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2451.59" calcext:value-type="float">
            <text:p>22451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7" calcext:value-type="float">
            <text:p>-4.87</text:p>
          </table:table-cell>
          <table:table-cell/>
          <table:table-cell table:style-name="ce5" table:formula="of:=[.$J$16] * [.B195]/ ([.$J$3]+[.B195])" office:value-type="float" office:value="2833.8122304639" calcext:value-type="float">
            <text:p>2834</text:p>
          </table:table-cell>
          <table:table-cell table:formula="of:=LN([.B195]/[.$C$3])" office:value-type="float" office:value="0.808776342739765" calcext:value-type="float">
            <text:p>0.808776342739765</text:p>
          </table:table-cell>
          <table:table-cell table:formula="of:=1/([.$C$12]+[.$C$13]*[.J195]+[.$C$14]*[.J195]*[.J195]*[.J195])-273.15" office:value-type="float" office:value="7.52297673536998" calcext:value-type="float">
            <text:p>7.52</text:p>
          </table:table-cell>
          <table:table-cell/>
          <table:table-cell table:formula="of:=1/([.$C$12]+[.$C$13]*[.J195]+[.$C$14]*[.J195]*[.J195] +[.$C$15]*[.$J195]*[.J195]*[.$J195]) -273.15" office:value-type="float" office:value="7.49466333660735" calcext:value-type="float">
            <text:p>7.49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2342.58" calcext:value-type="float">
            <text:p>22342.5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7" calcext:value-type="float">
            <text:p>-4.87</text:p>
          </table:table-cell>
          <table:table-cell/>
          <table:table-cell table:style-name="ce5" table:formula="of:=[.$J$16] * [.B196]/ ([.$J$3]+[.B196])" office:value-type="float" office:value="2829.55805257342" calcext:value-type="float">
            <text:p>2830</text:p>
          </table:table-cell>
          <table:table-cell table:formula="of:=LN([.B196]/[.$C$3])" office:value-type="float" office:value="0.803909181892849" calcext:value-type="float">
            <text:p>0.803909181892849</text:p>
          </table:table-cell>
          <table:table-cell table:formula="of:=1/([.$C$12]+[.$C$13]*[.J196]+[.$C$14]*[.J196]*[.J196]*[.J196])-273.15" office:value-type="float" office:value="7.62331832301237" calcext:value-type="float">
            <text:p>7.62</text:p>
          </table:table-cell>
          <table:table-cell/>
          <table:table-cell table:formula="of:=1/([.$C$12]+[.$C$13]*[.J196]+[.$C$14]*[.J196]*[.J196] +[.$C$15]*[.$J196]*[.J196]*[.$J196]) -273.15" office:value-type="float" office:value="7.59469425344236" calcext:value-type="float">
            <text:p>7.59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2234.16" calcext:value-type="float">
            <text:p>22234.1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6" calcext:value-type="float">
            <text:p>-4.86</text:p>
          </table:table-cell>
          <table:table-cell/>
          <table:table-cell table:style-name="ce5" table:formula="of:=[.$J$16] * [.B197]/ ([.$J$3]+[.B197])" office:value-type="float" office:value="2825.29835925614" calcext:value-type="float">
            <text:p>2825</text:p>
          </table:table-cell>
          <table:table-cell table:formula="of:=LN([.B197]/[.$C$3])" office:value-type="float" office:value="0.799044751977507" calcext:value-type="float">
            <text:p>0.799044751977507</text:p>
          </table:table-cell>
          <table:table-cell table:formula="of:=1/([.$C$12]+[.$C$13]*[.J197]+[.$C$14]*[.J197]*[.J197]*[.J197])-273.15" office:value-type="float" office:value="7.72365184861883" calcext:value-type="float">
            <text:p>7.72</text:p>
          </table:table-cell>
          <table:table-cell/>
          <table:table-cell table:formula="of:=1/([.$C$12]+[.$C$13]*[.J197]+[.$C$14]*[.J197]*[.J197] +[.$C$15]*[.$J197]*[.J197]*[.$J197]) -273.15" office:value-type="float" office:value="7.69473001749475" calcext:value-type="float">
            <text:p>7.69</text:p>
          </table:table-cell>
          <table:table-cell table:number-columns-repeated="2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2126.34" calcext:value-type="float">
            <text:p>22126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6" calcext:value-type="float">
            <text:p>-4.86</text:p>
          </table:table-cell>
          <table:table-cell/>
          <table:table-cell table:style-name="ce5" table:formula="of:=[.$J$16] * [.B198]/ ([.$J$3]+[.B198])" office:value-type="float" office:value="2821.03372621967" calcext:value-type="float">
            <text:p>2821</text:p>
          </table:table-cell>
          <table:table-cell table:formula="of:=LN([.B198]/[.$C$3])" office:value-type="float" office:value="0.794183661037715" calcext:value-type="float">
            <text:p>0.794183661037715</text:p>
          </table:table-cell>
          <table:table-cell table:formula="of:=1/([.$C$12]+[.$C$13]*[.J198]+[.$C$14]*[.J198]*[.J198]*[.J198])-273.15" office:value-type="float" office:value="7.82396484890677" calcext:value-type="float">
            <text:p>7.82</text:p>
          </table:table-cell>
          <table:table-cell/>
          <table:table-cell table:formula="of:=1/([.$C$12]+[.$C$13]*[.J198]+[.$C$14]*[.J198]*[.J198] +[.$C$15]*[.$J198]*[.J198]*[.$J198]) -273.15" office:value-type="float" office:value="7.79475806797075" calcext:value-type="float">
            <text:p>7.79</text:p>
          </table:table-cell>
          <table:table-cell table:number-columns-repeated="2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2019.1" calcext:value-type="float">
            <text:p>22019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6" calcext:value-type="float">
            <text:p>-4.86</text:p>
          </table:table-cell>
          <table:table-cell/>
          <table:table-cell table:style-name="ce5" table:formula="of:=[.$J$16] * [.B199]/ ([.$J$3]+[.B199])" office:value-type="float" office:value="2816.76354425952" calcext:value-type="float">
            <text:p>2817</text:p>
          </table:table-cell>
          <table:table-cell table:formula="of:=LN([.B199]/[.$C$3])" office:value-type="float" office:value="0.789325165530603" calcext:value-type="float">
            <text:p>0.789325165530603</text:p>
          </table:table-cell>
          <table:table-cell table:formula="of:=1/([.$C$12]+[.$C$13]*[.J199]+[.$C$14]*[.J199]*[.J199]*[.J199])-273.15" office:value-type="float" office:value="7.92427274764651" calcext:value-type="float">
            <text:p>7.92</text:p>
          </table:table-cell>
          <table:table-cell/>
          <table:table-cell table:formula="of:=1/([.$C$12]+[.$C$13]*[.J199]+[.$C$14]*[.J199]*[.J199] +[.$C$15]*[.$J199]*[.J199]*[.$J199]) -273.15" office:value-type="float" office:value="7.89479365092029" calcext:value-type="float">
            <text:p>7.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912.45" calcext:value-type="float">
            <text:p>21912.4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5" calcext:value-type="float">
            <text:p>-4.85</text:p>
          </table:table-cell>
          <table:table-cell/>
          <table:table-cell table:style-name="ce5" table:formula="of:=[.$J$16] * [.B200]/ ([.$J$3]+[.B200])" office:value-type="float" office:value="2812.48839246125" calcext:value-type="float">
            <text:p>2812</text:p>
          </table:table-cell>
          <table:table-cell table:formula="of:=LN([.B200]/[.$C$3])" office:value-type="float" office:value="0.78446987544808" calcext:value-type="float">
            <text:p>0.78446987544808</text:p>
          </table:table-cell>
          <table:table-cell table:formula="of:=1/([.$C$12]+[.$C$13]*[.J200]+[.$C$14]*[.J200]*[.J200]*[.J200])-273.15" office:value-type="float" office:value="8.02456303295753" calcext:value-type="float">
            <text:p>8.02</text:p>
          </table:table-cell>
          <table:table-cell/>
          <table:table-cell table:formula="of:=1/([.$C$12]+[.$C$13]*[.J200]+[.$C$14]*[.J200]*[.J200] +[.$C$15]*[.$J200]*[.J200]*[.$J200]) -273.15" office:value-type="float" office:value="7.9948241551138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1806.38" calcext:value-type="float">
            <text:p>21806.3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5" calcext:value-type="float">
            <text:p>-4.85</text:p>
          </table:table-cell>
          <table:table-cell/>
          <table:table-cell table:style-name="ce5" table:formula="of:=[.$J$16] * [.B201]/ ([.$J$3]+[.B201])" office:value-type="float" office:value="2808.20805385586" calcext:value-type="float">
            <text:p>2808</text:p>
          </table:table-cell>
          <table:table-cell table:formula="of:=LN([.B201]/[.$C$3])" office:value-type="float" office:value="0.779617494534711" calcext:value-type="float">
            <text:p>0.779617494534711</text:p>
          </table:table-cell>
          <table:table-cell table:formula="of:=1/([.$C$12]+[.$C$13]*[.J201]+[.$C$14]*[.J201]*[.J201]*[.J201])-273.15" office:value-type="float" office:value="8.12484190134808" calcext:value-type="float">
            <text:p>8.12</text:p>
          </table:table-cell>
          <table:table-cell/>
          <table:table-cell table:formula="of:=1/([.$C$12]+[.$C$13]*[.J201]+[.$C$14]*[.J201]*[.J201] +[.$C$15]*[.$J201]*[.J201]*[.$J201]) -273.15" office:value-type="float" office:value="8.09485562654282" calcext:value-type="float">
            <text:p>8.09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1700.88" calcext:value-type="float">
            <text:p>21700.8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5" calcext:value-type="float">
            <text:p>-4.85</text:p>
          </table:table-cell>
          <table:table-cell/>
          <table:table-cell table:style-name="ce5" table:formula="of:=[.$J$16] * [.B202]/ ([.$J$3]+[.B202])" office:value-type="float" office:value="2803.92230373416" calcext:value-type="float">
            <text:p>2804</text:p>
          </table:table-cell>
          <table:table-cell table:formula="of:=LN([.B202]/[.$C$3])" office:value-type="float" office:value="0.77476771972551" calcext:value-type="float">
            <text:p>0.77476771972551</text:p>
          </table:table-cell>
          <table:table-cell table:formula="of:=1/([.$C$12]+[.$C$13]*[.J202]+[.$C$14]*[.J202]*[.J202]*[.J202])-273.15" office:value-type="float" office:value="8.22511570190557" calcext:value-type="float">
            <text:p>8.23</text:p>
          </table:table-cell>
          <table:table-cell/>
          <table:table-cell table:formula="of:=1/([.$C$12]+[.$C$13]*[.J202]+[.$C$14]*[.J202]*[.J202] +[.$C$15]*[.$J202]*[.J202]*[.$J202]) -273.15" office:value-type="float" office:value="8.19489426651143" calcext:value-type="float">
            <text:p>8.19</text:p>
          </table:table-cell>
          <table:table-cell table:number-columns-repeated="2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1595.96" calcext:value-type="float">
            <text:p>21595.9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5" calcext:value-type="float">
            <text:p>-4.85</text:p>
          </table:table-cell>
          <table:table-cell/>
          <table:table-cell table:style-name="ce5" table:formula="of:=[.$J$16] * [.B203]/ ([.$J$3]+[.B203])" office:value-type="float" office:value="2799.63173013259" calcext:value-type="float">
            <text:p>2800</text:p>
          </table:table-cell>
          <table:table-cell table:formula="of:=LN([.B203]/[.$C$3])" office:value-type="float" office:value="0.769921167165429" calcext:value-type="float">
            <text:p>0.769921167165429</text:p>
          </table:table-cell>
          <table:table-cell table:formula="of:=1/([.$C$12]+[.$C$13]*[.J203]+[.$C$14]*[.J203]*[.J203]*[.J203])-273.15" office:value-type="float" office:value="8.32537177635078" calcext:value-type="float">
            <text:p>8.33</text:p>
          </table:table-cell>
          <table:table-cell/>
          <table:table-cell table:formula="of:=1/([.$C$12]+[.$C$13]*[.J203]+[.$C$14]*[.J203]*[.J203] +[.$C$15]*[.$J203]*[.J203]*[.$J203]) -273.15" office:value-type="float" office:value="8.29492731317856" calcext:value-type="float">
            <text:p>8.29</text:p>
          </table:table-cell>
          <table:table-cell table:number-columns-repeated="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1491.61" calcext:value-type="float">
            <text:p>21491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4" calcext:value-type="float">
            <text:p>-4.84</text:p>
          </table:table-cell>
          <table:table-cell/>
          <table:table-cell table:style-name="ce5" table:formula="of:=[.$J$16] * [.B204]/ ([.$J$3]+[.B204])" office:value-type="float" office:value="2795.33610888742" calcext:value-type="float">
            <text:p>2795</text:p>
          </table:table-cell>
          <table:table-cell table:formula="of:=LN([.B204]/[.$C$3])" office:value-type="float" office:value="0.765077533420893" calcext:value-type="float">
            <text:p>0.765077533420893</text:p>
          </table:table-cell>
          <table:table-cell table:formula="of:=1/([.$C$12]+[.$C$13]*[.J204]+[.$C$14]*[.J204]*[.J204]*[.J204])-273.15" office:value-type="float" office:value="8.4256164777691" calcext:value-type="float">
            <text:p>8.43</text:p>
          </table:table-cell>
          <table:table-cell/>
          <table:table-cell table:formula="of:=1/([.$C$12]+[.$C$13]*[.J204]+[.$C$14]*[.J204]*[.J204] +[.$C$15]*[.$J204]*[.J204]*[.$J204]) -273.15" office:value-type="float" office:value="8.39496097114397" calcext:value-type="float">
            <text:p>8.39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1387.83" calcext:value-type="float">
            <text:p>21387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4" calcext:value-type="float">
            <text:p>-4.84</text:p>
          </table:table-cell>
          <table:table-cell/>
          <table:table-cell table:style-name="ce5" table:formula="of:=[.$J$16] * [.B205]/ ([.$J$3]+[.B205])" office:value-type="float" office:value="2791.03562367962" calcext:value-type="float">
            <text:p>2791</text:p>
          </table:table-cell>
          <table:table-cell table:formula="of:=LN([.B205]/[.$C$3])" office:value-type="float" office:value="0.760236975678581" calcext:value-type="float">
            <text:p>0.760236975678581</text:p>
          </table:table-cell>
          <table:table-cell table:formula="of:=1/([.$C$12]+[.$C$13]*[.J205]+[.$C$14]*[.J205]*[.J205]*[.J205])-273.15" office:value-type="float" office:value="8.52584663129255" calcext:value-type="float">
            <text:p>8.53</text:p>
          </table:table-cell>
          <table:table-cell/>
          <table:table-cell table:formula="of:=1/([.$C$12]+[.$C$13]*[.J205]+[.$C$14]*[.J205]*[.J205] +[.$C$15]*[.$J205]*[.J205]*[.$J205]) -273.15" office:value-type="float" office:value="8.49499193849567" calcext:value-type="float">
            <text:p>8.49</text:p>
          </table:table-cell>
          <table:table-cell table:number-columns-repeated="2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1284.61" calcext:value-type="float">
            <text:p>21284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4" calcext:value-type="float">
            <text:p>-4.84</text:p>
          </table:table-cell>
          <table:table-cell/>
          <table:table-cell table:style-name="ce5" table:formula="of:=[.$J$16] * [.B206]/ ([.$J$3]+[.B206])" office:value-type="float" office:value="2786.73004266315" calcext:value-type="float">
            <text:p>2787</text:p>
          </table:table-cell>
          <table:table-cell table:formula="of:=LN([.B206]/[.$C$3])" office:value-type="float" office:value="0.755399183355697" calcext:value-type="float">
            <text:p>0.755399183355697</text:p>
          </table:table-cell>
          <table:table-cell table:formula="of:=1/([.$C$12]+[.$C$13]*[.J206]+[.$C$14]*[.J206]*[.J206]*[.J206])-273.15" office:value-type="float" office:value="8.62606874843561" calcext:value-type="float">
            <text:p>8.63</text:p>
          </table:table-cell>
          <table:table-cell/>
          <table:table-cell table:formula="of:=1/([.$C$12]+[.$C$13]*[.J206]+[.$C$14]*[.J206]*[.J206] +[.$C$15]*[.$J206]*[.J206]*[.$J206]) -273.15" office:value-type="float" office:value="8.59502658070733" calcext:value-type="float">
            <text:p>8.60</text:p>
          </table:table-cell>
          <table:table-cell table:number-columns-repeated="2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1181.95" calcext:value-type="float">
            <text:p>21181.9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3" calcext:value-type="float">
            <text:p>-4.83</text:p>
          </table:table-cell>
          <table:table-cell/>
          <table:table-cell table:style-name="ce5" table:formula="of:=[.$J$16] * [.B207]/ ([.$J$3]+[.B207])" office:value-type="float" office:value="2782.419547206" calcext:value-type="float">
            <text:p>2782</text:p>
          </table:table-cell>
          <table:table-cell table:formula="of:=LN([.B207]/[.$C$3])" office:value-type="float" office:value="0.750564310929886" calcext:value-type="float">
            <text:p>0.750564310929886</text:p>
          </table:table-cell>
          <table:table-cell table:formula="of:=1/([.$C$12]+[.$C$13]*[.J207]+[.$C$14]*[.J207]*[.J207]*[.J207])-273.15" office:value-type="float" office:value="8.7262797116918" calcext:value-type="float">
            <text:p>8.73</text:p>
          </table:table-cell>
          <table:table-cell/>
          <table:table-cell table:formula="of:=1/([.$C$12]+[.$C$13]*[.J207]+[.$C$14]*[.J207]*[.J207] +[.$C$15]*[.$J207]*[.J207]*[.$J207]) -273.15" office:value-type="float" office:value="8.69506165363151" calcext:value-type="float">
            <text:p>8.70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1079.85" calcext:value-type="float">
            <text:p>21079.8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3" calcext:value-type="float">
            <text:p>-4.83</text:p>
          </table:table-cell>
          <table:table-cell/>
          <table:table-cell table:style-name="ce5" table:formula="of:=[.$J$16] * [.B208]/ ([.$J$3]+[.B208])" office:value-type="float" office:value="2778.1043216103" calcext:value-type="float">
            <text:p>2778</text:p>
          </table:table-cell>
          <table:table-cell table:formula="of:=LN([.B208]/[.$C$3])" office:value-type="float" office:value="0.745732514904273" calcext:value-type="float">
            <text:p>0.745732514904273</text:p>
          </table:table-cell>
          <table:table-cell table:formula="of:=1/([.$C$12]+[.$C$13]*[.J208]+[.$C$14]*[.J208]*[.J208]*[.J208])-273.15" office:value-type="float" office:value="8.8264763550942" calcext:value-type="float">
            <text:p>8.83</text:p>
          </table:table-cell>
          <table:table-cell/>
          <table:table-cell table:formula="of:=1/([.$C$12]+[.$C$13]*[.J208]+[.$C$14]*[.J208]*[.J208] +[.$C$15]*[.$J208]*[.J208]*[.$J208]) -273.15" office:value-type="float" office:value="8.79509386333535" calcext:value-type="float">
            <text:p>8.80</text:p>
          </table:table-cell>
          <table:table-cell table:number-columns-repeated="2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0978.31" calcext:value-type="float">
            <text:p>20978.3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3" calcext:value-type="float">
            <text:p>-4.83</text:p>
          </table:table-cell>
          <table:table-cell/>
          <table:table-cell table:style-name="ce5" table:formula="of:=[.$J$16] * [.B209]/ ([.$J$3]+[.B209])" office:value-type="float" office:value="2773.78455312766" calcext:value-type="float">
            <text:p>2774</text:p>
          </table:table-cell>
          <table:table-cell table:formula="of:=LN([.B209]/[.$C$3])" office:value-type="float" office:value="0.740903953822015" calcext:value-type="float">
            <text:p>0.740903953822015</text:p>
          </table:table-cell>
          <table:table-cell table:formula="of:=1/([.$C$12]+[.$C$13]*[.J209]+[.$C$14]*[.J209]*[.J209]*[.J209])-273.15" office:value-type="float" office:value="8.92665546376401" calcext:value-type="float">
            <text:p>8.93</text:p>
          </table:table-cell>
          <table:table-cell/>
          <table:table-cell table:formula="of:=1/([.$C$12]+[.$C$13]*[.J209]+[.$C$14]*[.J209]*[.J209] +[.$C$15]*[.$J209]*[.J209]*[.$J209]) -273.15" office:value-type="float" office:value="8.89511986566492" calcext:value-type="float">
            <text:p>8.9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877.31" calcext:value-type="float">
            <text:p>20877.3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2" calcext:value-type="float">
            <text:p>-4.82</text:p>
          </table:table-cell>
          <table:table-cell/>
          <table:table-cell table:style-name="ce5" table:formula="of:=[.$J$16] * [.B210]/ ([.$J$3]+[.B210])" office:value-type="float" office:value="2769.45957274128" calcext:value-type="float">
            <text:p>2769</text:p>
          </table:table-cell>
          <table:table-cell table:formula="of:=LN([.B210]/[.$C$3])" office:value-type="float" office:value="0.736077830303288" calcext:value-type="float">
            <text:p>0.736077830303288</text:p>
          </table:table-cell>
          <table:table-cell table:formula="of:=1/([.$C$12]+[.$C$13]*[.J210]+[.$C$14]*[.J210]*[.J210]*[.J210])-273.15" office:value-type="float" office:value="9.02683366360412" calcext:value-type="float">
            <text:p>9.03</text:p>
          </table:table-cell>
          <table:table-cell/>
          <table:table-cell table:formula="of:=1/([.$C$12]+[.$C$13]*[.J210]+[.$C$14]*[.J210]*[.J210] +[.$C$15]*[.$J210]*[.J210]*[.$J210]) -273.15" office:value-type="float" office:value="8.99515612887461" calcext:value-type="float">
            <text:p>9.00</text:p>
          </table:table-cell>
          <table:table-cell table:number-columns-repeated="2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0776.86" calcext:value-type="float">
            <text:p>20776.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2" calcext:value-type="float">
            <text:p>-4.82</text:p>
          </table:table-cell>
          <table:table-cell/>
          <table:table-cell table:style-name="ce5" table:formula="of:=[.$J$16] * [.B211]/ ([.$J$3]+[.B211])" office:value-type="float" office:value="2765.12998921917" calcext:value-type="float">
            <text:p>2765</text:p>
          </table:table-cell>
          <table:table-cell table:formula="of:=LN([.B211]/[.$C$3])" office:value-type="float" office:value="0.731254774425754" calcext:value-type="float">
            <text:p>0.731254774425754</text:p>
          </table:table-cell>
          <table:table-cell table:formula="of:=1/([.$C$12]+[.$C$13]*[.J211]+[.$C$14]*[.J211]*[.J211]*[.J211])-273.15" office:value-type="float" office:value="9.12699796073633" calcext:value-type="float">
            <text:p>9.13</text:p>
          </table:table-cell>
          <table:table-cell/>
          <table:table-cell table:formula="of:=1/([.$C$12]+[.$C$13]*[.J211]+[.$C$14]*[.J211]*[.J211] +[.$C$15]*[.$J211]*[.J211]*[.$J211]) -273.15" office:value-type="float" office:value="9.09518954589834" calcext:value-type="float">
            <text:p>9.10</text:p>
          </table:table-cell>
          <table:table-cell table:number-columns-repeated="2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0676.95" calcext:value-type="float">
            <text:p>20676.9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2" calcext:value-type="float">
            <text:p>-4.82</text:p>
          </table:table-cell>
          <table:table-cell/>
          <table:table-cell table:style-name="ce5" table:formula="of:=[.$J$16] * [.B212]/ ([.$J$3]+[.B212])" office:value-type="float" office:value="2760.7955549688" calcext:value-type="float">
            <text:p>2761</text:p>
          </table:table-cell>
          <table:table-cell table:formula="of:=LN([.B212]/[.$C$3])" office:value-type="float" office:value="0.726434460275898" calcext:value-type="float">
            <text:p>0.726434460275898</text:p>
          </table:table-cell>
          <table:table-cell table:formula="of:=1/([.$C$12]+[.$C$13]*[.J212]+[.$C$14]*[.J212]*[.J212]*[.J212])-273.15" office:value-type="float" office:value="9.22715520379308" calcext:value-type="float">
            <text:p>9.23</text:p>
          </table:table-cell>
          <table:table-cell/>
          <table:table-cell table:formula="of:=1/([.$C$12]+[.$C$13]*[.J212]+[.$C$14]*[.J212]*[.J212] +[.$C$15]*[.$J212]*[.J212]*[.$J212]) -273.15" office:value-type="float" office:value="9.19522682382461" calcext:value-type="float">
            <text:p>9.20</text:p>
          </table:table-cell>
          <table:table-cell table:number-columns-repeated="2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0577.59" calcext:value-type="float">
            <text:p>20577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2" calcext:value-type="float">
            <text:p>-4.82</text:p>
          </table:table-cell>
          <table:table-cell/>
          <table:table-cell table:style-name="ce5" table:formula="of:=[.$J$16] * [.B213]/ ([.$J$3]+[.B213])" office:value-type="float" office:value="2756.45689016041" calcext:value-type="float">
            <text:p>2756</text:p>
          </table:table-cell>
          <table:table-cell table:formula="of:=LN([.B213]/[.$C$3])" office:value-type="float" office:value="0.7216175265702" calcext:value-type="float">
            <text:p>0.7216175265702</text:p>
          </table:table-cell>
          <table:table-cell table:formula="of:=1/([.$C$12]+[.$C$13]*[.J213]+[.$C$14]*[.J213]*[.J213]*[.J213])-273.15" office:value-type="float" office:value="9.32729219652339" calcext:value-type="float">
            <text:p>9.33</text:p>
          </table:table-cell>
          <table:table-cell/>
          <table:table-cell table:formula="of:=1/([.$C$12]+[.$C$13]*[.J213]+[.$C$14]*[.J213]*[.J213] +[.$C$15]*[.$J213]*[.J213]*[.$J213]) -273.15" office:value-type="float" office:value="9.29525464863906" calcext:value-type="float">
            <text:p>9.30</text:p>
          </table:table-cell>
          <table:table-cell table:number-columns-repeated="2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0478.76" calcext:value-type="float">
            <text:p>20478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1" calcext:value-type="float">
            <text:p>-4.81</text:p>
          </table:table-cell>
          <table:table-cell/>
          <table:table-cell table:style-name="ce5" table:formula="of:=[.$J$16] * [.B214]/ ([.$J$3]+[.B214])" office:value-type="float" office:value="2752.11330644685" calcext:value-type="float">
            <text:p>2752</text:p>
          </table:table-cell>
          <table:table-cell table:formula="of:=LN([.B214]/[.$C$3])" office:value-type="float" office:value="0.716803158469225" calcext:value-type="float">
            <text:p>0.716803158469225</text:p>
          </table:table-cell>
          <table:table-cell table:formula="of:=1/([.$C$12]+[.$C$13]*[.J214]+[.$C$14]*[.J214]*[.J214]*[.J214])-273.15" office:value-type="float" office:value="9.42742595593796" calcext:value-type="float">
            <text:p>9.43</text:p>
          </table:table-cell>
          <table:table-cell/>
          <table:table-cell table:formula="of:=1/([.$C$12]+[.$C$13]*[.J214]+[.$C$14]*[.J214]*[.J214] +[.$C$15]*[.$J214]*[.J214]*[.$J214]) -273.15" office:value-type="float" office:value="9.3952898858945" calcext:value-type="float">
            <text:p>9.40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0380.47" calcext:value-type="float">
            <text:p>20380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1" calcext:value-type="float">
            <text:p>-4.81</text:p>
          </table:table-cell>
          <table:table-cell/>
          <table:table-cell table:style-name="ce5" table:formula="of:=[.$J$16] * [.B215]/ ([.$J$3]+[.B215])" office:value-type="float" office:value="2747.76542693382" calcext:value-type="float">
            <text:p>2748</text:p>
          </table:table-cell>
          <table:table-cell table:formula="of:=LN([.B215]/[.$C$3])" office:value-type="float" office:value="0.711991996359932" calcext:value-type="float">
            <text:p>0.711991996359932</text:p>
          </table:table-cell>
          <table:table-cell table:formula="of:=1/([.$C$12]+[.$C$13]*[.J215]+[.$C$14]*[.J215]*[.J215]*[.J215])-273.15" office:value-type="float" office:value="9.52754324291783" calcext:value-type="float">
            <text:p>9.53</text:p>
          </table:table-cell>
          <table:table-cell/>
          <table:table-cell table:formula="of:=1/([.$C$12]+[.$C$13]*[.J215]+[.$C$14]*[.J215]*[.J215] +[.$C$15]*[.$J215]*[.J215]*[.$J215]) -273.15" office:value-type="float" office:value="9.49531917725489" calcext:value-type="float">
            <text:p>9.50</text:p>
          </table:table-cell>
          <table:table-cell table:number-columns-repeated="2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0282.7" calcext:value-type="float">
            <text:p>20282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1" calcext:value-type="float">
            <text:p>-4.81</text:p>
          </table:table-cell>
          <table:table-cell/>
          <table:table-cell table:style-name="ce5" table:formula="of:=[.$J$16] * [.B216]/ ([.$J$3]+[.B216])" office:value-type="float" office:value="2743.41254907918" calcext:value-type="float">
            <text:p>2743</text:p>
          </table:table-cell>
          <table:table-cell table:formula="of:=LN([.B216]/[.$C$3])" office:value-type="float" office:value="0.707183212961788" calcext:value-type="float">
            <text:p>0.707183212961788</text:p>
          </table:table-cell>
          <table:table-cell table:formula="of:=1/([.$C$12]+[.$C$13]*[.J216]+[.$C$14]*[.J216]*[.J216]*[.J216])-273.15" office:value-type="float" office:value="9.62766135571388" calcext:value-type="float">
            <text:p>9.63</text:p>
          </table:table-cell>
          <table:table-cell/>
          <table:table-cell table:formula="of:=1/([.$C$12]+[.$C$13]*[.J216]+[.$C$14]*[.J216]*[.J216] +[.$C$15]*[.$J216]*[.J216]*[.$J216]) -273.15" office:value-type="float" office:value="9.59535967418373" calcext:value-type="float">
            <text:p>9.60</text:p>
          </table:table-cell>
          <table:table-cell table:number-columns-repeated="2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0185.47" calcext:value-type="float">
            <text:p>20185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" calcext:value-type="float">
            <text:p>-4.8</text:p>
          </table:table-cell>
          <table:table-cell/>
          <table:table-cell table:style-name="ce5" table:formula="of:=[.$J$16] * [.B217]/ ([.$J$3]+[.B217])" office:value-type="float" office:value="2739.05574834515" calcext:value-type="float">
            <text:p>2739</text:p>
          </table:table-cell>
          <table:table-cell table:formula="of:=LN([.B217]/[.$C$3])" office:value-type="float" office:value="0.702377945657066" calcext:value-type="float">
            <text:p>0.702377945657066</text:p>
          </table:table-cell>
          <table:table-cell table:formula="of:=1/([.$C$12]+[.$C$13]*[.J217]+[.$C$14]*[.J217]*[.J217]*[.J217])-273.15" office:value-type="float" office:value="9.72775669223614" calcext:value-type="float">
            <text:p>9.73</text:p>
          </table:table-cell>
          <table:table-cell/>
          <table:table-cell table:formula="of:=1/([.$C$12]+[.$C$13]*[.J217]+[.$C$14]*[.J217]*[.J217] +[.$C$15]*[.$J217]*[.J217]*[.$J217]) -273.15" office:value-type="float" office:value="9.69538766038204" calcext:value-type="float">
            <text:p>9.70</text:p>
          </table:table-cell>
          <table:table-cell table:number-columns-repeated="2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0088.76" calcext:value-type="float">
            <text:p>20088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" calcext:value-type="float">
            <text:p>-4.8</text:p>
          </table:table-cell>
          <table:table-cell/>
          <table:table-cell table:style-name="ce5" table:formula="of:=[.$J$16] * [.B218]/ ([.$J$3]+[.B218])" office:value-type="float" office:value="2734.69431641583" calcext:value-type="float">
            <text:p>2735</text:p>
          </table:table-cell>
          <table:table-cell table:formula="of:=LN([.B218]/[.$C$3])" office:value-type="float" office:value="0.697575361678025" calcext:value-type="float">
            <text:p>0.697575361678025</text:p>
          </table:table-cell>
          <table:table-cell table:formula="of:=1/([.$C$12]+[.$C$13]*[.J218]+[.$C$14]*[.J218]*[.J218]*[.J218])-273.15" office:value-type="float" office:value="9.82784667240395" calcext:value-type="float">
            <text:p>9.83</text:p>
          </table:table-cell>
          <table:table-cell/>
          <table:table-cell table:formula="of:=1/([.$C$12]+[.$C$13]*[.J218]+[.$C$14]*[.J218]*[.J218] +[.$C$15]*[.$J218]*[.J218]*[.$J218]) -273.15" office:value-type="float" office:value="9.79542041064087" calcext:value-type="float">
            <text:p>9.80</text:p>
          </table:table-cell>
          <table:table-cell table:number-columns-repeated="2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9992.57" calcext:value-type="float">
            <text:p>19992.5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" calcext:value-type="float">
            <text:p>-4.8</text:p>
          </table:table-cell>
          <table:table-cell/>
          <table:table-cell table:style-name="ce5" table:formula="of:=[.$J$16] * [.B219]/ ([.$J$3]+[.B219])" office:value-type="float" office:value="2730.32843534249" calcext:value-type="float">
            <text:p>2730</text:p>
          </table:table-cell>
          <table:table-cell table:formula="of:=LN([.B219]/[.$C$3])" office:value-type="float" office:value="0.692775611536725" calcext:value-type="float">
            <text:p>0.692775611536725</text:p>
          </table:table-cell>
          <table:table-cell table:formula="of:=1/([.$C$12]+[.$C$13]*[.J219]+[.$C$14]*[.J219]*[.J219]*[.J219])-273.15" office:value-type="float" office:value="9.92792824311056" calcext:value-type="float">
            <text:p>9.93</text:p>
          </table:table-cell>
          <table:table-cell/>
          <table:table-cell table:formula="of:=1/([.$C$12]+[.$C$13]*[.J219]+[.$C$14]*[.J219]*[.J219] +[.$C$15]*[.$J219]*[.J219]*[.$J219]) -273.15" office:value-type="float" office:value="9.8954547424309" calcext:value-type="float">
            <text:p>9.9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896.9" calcext:value-type="float">
            <text:p>19896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" calcext:value-type="float">
            <text:p>-4.8</text:p>
          </table:table-cell>
          <table:table-cell/>
          <table:table-cell table:style-name="ce5" table:formula="of:=[.$J$16] * [.B220]/ ([.$J$3]+[.B220])" office:value-type="float" office:value="2725.95828998993" calcext:value-type="float">
            <text:p>2726</text:p>
          </table:table-cell>
          <table:table-cell table:formula="of:=LN([.B220]/[.$C$3])" office:value-type="float" office:value="0.687978847707137" calcext:value-type="float">
            <text:p>0.687978847707137</text:p>
          </table:table-cell>
          <table:table-cell table:formula="of:=1/([.$C$12]+[.$C$13]*[.J220]+[.$C$14]*[.J220]*[.J220]*[.J220])-273.15" office:value-type="float" office:value="10.0279983038199" calcext:value-type="float">
            <text:p>10.03</text:p>
          </table:table-cell>
          <table:table-cell/>
          <table:table-cell table:formula="of:=1/([.$C$12]+[.$C$13]*[.J220]+[.$C$14]*[.J220]*[.J220] +[.$C$15]*[.$J220]*[.J220]*[.$J220]) -273.15" office:value-type="float" office:value="9.99548742462844" calcext:value-type="float">
            <text:p>10.00</text:p>
          </table:table-cell>
          <table:table-cell table:number-columns-repeated="2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9801.74" calcext:value-type="float">
            <text:p>19801.7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9" calcext:value-type="float">
            <text:p>-4.79</text:p>
          </table:table-cell>
          <table:table-cell/>
          <table:table-cell table:style-name="ce5" table:formula="of:=[.$J$16] * [.B221]/ ([.$J$3]+[.B221])" office:value-type="float" office:value="2721.58360686322" calcext:value-type="float">
            <text:p>2722</text:p>
          </table:table-cell>
          <table:table-cell table:formula="of:=LN([.B221]/[.$C$3])" office:value-type="float" office:value="0.683184719633208" calcext:value-type="float">
            <text:p>0.683184719633208</text:p>
          </table:table-cell>
          <table:table-cell table:formula="of:=1/([.$C$12]+[.$C$13]*[.J221]+[.$C$14]*[.J221]*[.J221]*[.J221])-273.15" office:value-type="float" office:value="10.1280642495997" calcext:value-type="float">
            <text:p>10.13</text:p>
          </table:table-cell>
          <table:table-cell/>
          <table:table-cell table:formula="of:=1/([.$C$12]+[.$C$13]*[.J221]+[.$C$14]*[.J221]*[.J221] +[.$C$15]*[.$J221]*[.J221]*[.$J221]) -273.15" office:value-type="float" office:value="10.0955257181608" calcext:value-type="float">
            <text:p>10.10</text:p>
          </table:table-cell>
          <table:table-cell table:number-columns-repeated="2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9707.1" calcext:value-type="float">
            <text:p>19707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9" calcext:value-type="float">
            <text:p>-4.79</text:p>
          </table:table-cell>
          <table:table-cell/>
          <table:table-cell table:style-name="ce5" table:formula="of:=[.$J$16] * [.B222]/ ([.$J$3]+[.B222])" office:value-type="float" office:value="2717.20503179375" calcext:value-type="float">
            <text:p>2717</text:p>
          </table:table-cell>
          <table:table-cell table:formula="of:=LN([.B222]/[.$C$3])" office:value-type="float" office:value="0.678393883910593" calcext:value-type="float">
            <text:p>0.678393883910593</text:p>
          </table:table-cell>
          <table:table-cell table:formula="of:=1/([.$C$12]+[.$C$13]*[.J222]+[.$C$14]*[.J222]*[.J222]*[.J222])-273.15" office:value-type="float" office:value="10.2281124523284" calcext:value-type="float">
            <text:p>10.23</text:p>
          </table:table-cell>
          <table:table-cell/>
          <table:table-cell table:formula="of:=1/([.$C$12]+[.$C$13]*[.J222]+[.$C$14]*[.J222]*[.J222] +[.$C$15]*[.$J222]*[.J222]*[.$J222]) -273.15" office:value-type="float" office:value="10.1955558664436" calcext:value-type="float">
            <text:p>10.20</text:p>
          </table:table-cell>
          <table:table-cell table:number-columns-repeated="2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9612.97" calcext:value-type="float">
            <text:p>19612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9" calcext:value-type="float">
            <text:p>-4.79</text:p>
          </table:table-cell>
          <table:table-cell/>
          <table:table-cell table:style-name="ce5" table:formula="of:=[.$J$16] * [.B223]/ ([.$J$3]+[.B223])" office:value-type="float" office:value="2712.82229104342" calcext:value-type="float">
            <text:p>2713</text:p>
          </table:table-cell>
          <table:table-cell table:formula="of:=LN([.B223]/[.$C$3])" office:value-type="float" office:value="0.673605989086443" calcext:value-type="float">
            <text:p>0.673605989086443</text:p>
          </table:table-cell>
          <table:table-cell table:formula="of:=1/([.$C$12]+[.$C$13]*[.J223]+[.$C$14]*[.J223]*[.J223]*[.J223])-273.15" office:value-type="float" office:value="10.3281503231888" calcext:value-type="float">
            <text:p>10.33</text:p>
          </table:table-cell>
          <table:table-cell/>
          <table:table-cell table:formula="of:=1/([.$C$12]+[.$C$13]*[.J223]+[.$C$14]*[.J223]*[.J223] +[.$C$15]*[.$J223]*[.J223]*[.$J223]) -273.15" office:value-type="float" office:value="10.2955851462648" calcext:value-type="float">
            <text:p>10.30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9519.34" calcext:value-type="float">
            <text:p>19519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8" calcext:value-type="float">
            <text:p>-4.78</text:p>
          </table:table-cell>
          <table:table-cell/>
          <table:table-cell table:style-name="ce5" table:formula="of:=[.$J$16] * [.B224]/ ([.$J$3]+[.B224])" office:value-type="float" office:value="2708.43510186881" calcext:value-type="float">
            <text:p>2708</text:p>
          </table:table-cell>
          <table:table-cell table:formula="of:=LN([.B224]/[.$C$3])" office:value-type="float" office:value="0.66882067594387" calcext:value-type="float">
            <text:p>0.66882067594387</text:p>
          </table:table-cell>
          <table:table-cell table:formula="of:=1/([.$C$12]+[.$C$13]*[.J224]+[.$C$14]*[.J224]*[.J224]*[.J224])-273.15" office:value-type="float" office:value="10.4281854505508" calcext:value-type="float">
            <text:p>10.43</text:p>
          </table:table-cell>
          <table:table-cell/>
          <table:table-cell table:formula="of:=1/([.$C$12]+[.$C$13]*[.J224]+[.$C$14]*[.J224]*[.J224] +[.$C$15]*[.$J224]*[.J224]*[.$J224]) -273.15" office:value-type="float" office:value="10.3956210144729" calcext:value-type="float">
            <text:p>10.40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9426.22" calcext:value-type="float">
            <text:p>19426.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8" calcext:value-type="float">
            <text:p>-4.78</text:p>
          </table:table-cell>
          <table:table-cell/>
          <table:table-cell table:style-name="ce5" table:formula="of:=[.$J$16] * [.B225]/ ([.$J$3]+[.B225])" office:value-type="float" office:value="2704.04411847665" calcext:value-type="float">
            <text:p>2704</text:p>
          </table:table-cell>
          <table:table-cell table:formula="of:=LN([.B225]/[.$C$3])" office:value-type="float" office:value="0.664038606950278" calcext:value-type="float">
            <text:p>0.664038606950278</text:p>
          </table:table-cell>
          <table:table-cell table:formula="of:=1/([.$C$12]+[.$C$13]*[.J225]+[.$C$14]*[.J225]*[.J225]*[.J225])-273.15" office:value-type="float" office:value="10.5282040636935" calcext:value-type="float">
            <text:p>10.53</text:p>
          </table:table-cell>
          <table:table-cell/>
          <table:table-cell table:formula="of:=1/([.$C$12]+[.$C$13]*[.J225]+[.$C$14]*[.J225]*[.J225] +[.$C$15]*[.$J225]*[.J225]*[.$J225]) -273.15" office:value-type="float" office:value="10.4956495685638" calcext:value-type="float">
            <text:p>10.50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9333.59" calcext:value-type="float">
            <text:p>19333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8" calcext:value-type="float">
            <text:p>-4.78</text:p>
          </table:table-cell>
          <table:table-cell/>
          <table:table-cell table:style-name="ce5" table:formula="of:=[.$J$16] * [.B226]/ ([.$J$3]+[.B226])" office:value-type="float" office:value="2699.64858171127" calcext:value-type="float">
            <text:p>2700</text:p>
          </table:table-cell>
          <table:table-cell table:formula="of:=LN([.B226]/[.$C$3])" office:value-type="float" office:value="0.65925890465821" calcext:value-type="float">
            <text:p>0.65925890465821</text:p>
          </table:table-cell>
          <table:table-cell table:formula="of:=1/([.$C$12]+[.$C$13]*[.J226]+[.$C$14]*[.J226]*[.J226]*[.J226])-273.15" office:value-type="float" office:value="10.628224595967" calcext:value-type="float">
            <text:p>10.63</text:p>
          </table:table-cell>
          <table:table-cell/>
          <table:table-cell table:formula="of:=1/([.$C$12]+[.$C$13]*[.J226]+[.$C$14]*[.J226]*[.J226] +[.$C$15]*[.$J226]*[.J226]*[.$J226]) -273.15" office:value-type="float" office:value="10.5956891127165" calcext:value-type="float">
            <text:p>10.60</text:p>
          </table:table-cell>
          <table:table-cell table:number-columns-repeated="2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9241.47" calcext:value-type="float">
            <text:p>19241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8" calcext:value-type="float">
            <text:p>-4.78</text:p>
          </table:table-cell>
          <table:table-cell/>
          <table:table-cell table:style-name="ce5" table:formula="of:=[.$J$16] * [.B227]/ ([.$J$3]+[.B227])" office:value-type="float" office:value="2695.24962732722" calcext:value-type="float">
            <text:p>2695</text:p>
          </table:table-cell>
          <table:table-cell table:formula="of:=LN([.B227]/[.$C$3])" office:value-type="float" office:value="0.654482752651333" calcext:value-type="float">
            <text:p>0.654482752651333</text:p>
          </table:table-cell>
          <table:table-cell table:formula="of:=1/([.$C$12]+[.$C$13]*[.J227]+[.$C$14]*[.J227]*[.J227]*[.J227])-273.15" office:value-type="float" office:value="10.7282223557049" calcext:value-type="float">
            <text:p>10.73</text:p>
          </table:table-cell>
          <table:table-cell/>
          <table:table-cell table:formula="of:=1/([.$C$12]+[.$C$13]*[.J227]+[.$C$14]*[.J227]*[.J227] +[.$C$15]*[.$J227]*[.J227]*[.$J227]) -273.15" office:value-type="float" office:value="10.695714818789" calcext:value-type="float">
            <text:p>10.70</text:p>
          </table:table-cell>
          <table:table-cell table:number-columns-repeated="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9149.83" calcext:value-type="float">
            <text:p>19149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7" calcext:value-type="float">
            <text:p>-4.77</text:p>
          </table:table-cell>
          <table:table-cell/>
          <table:table-cell table:style-name="ce5" table:formula="of:=[.$J$16] * [.B228]/ ([.$J$3]+[.B228])" office:value-type="float" office:value="2690.84600767826" calcext:value-type="float">
            <text:p>2691</text:p>
          </table:table-cell>
          <table:table-cell table:formula="of:=LN([.B228]/[.$C$3])" office:value-type="float" office:value="0.649708745308611" calcext:value-type="float">
            <text:p>0.649708745308611</text:p>
          </table:table-cell>
          <table:table-cell table:formula="of:=1/([.$C$12]+[.$C$13]*[.J228]+[.$C$14]*[.J228]*[.J228]*[.J228])-273.15" office:value-type="float" office:value="10.8282268518274" calcext:value-type="float">
            <text:p>10.83</text:p>
          </table:table-cell>
          <table:table-cell/>
          <table:table-cell table:formula="of:=1/([.$C$12]+[.$C$13]*[.J228]+[.$C$14]*[.J228]*[.J228] +[.$C$15]*[.$J228]*[.J228]*[.$J228]) -273.15" office:value-type="float" office:value="10.7957560728477" calcext:value-type="float">
            <text:p>10.80</text:p>
          </table:table-cell>
          <table:table-cell table:number-columns-repeated="2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9058.69" calcext:value-type="float">
            <text:p>19058.6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7" calcext:value-type="float">
            <text:p>-4.77</text:p>
          </table:table-cell>
          <table:table-cell/>
          <table:table-cell table:style-name="ce5" table:formula="of:=[.$J$16] * [.B229]/ ([.$J$3]+[.B229])" office:value-type="float" office:value="2686.43886699641" calcext:value-type="float">
            <text:p>2686</text:p>
          </table:table-cell>
          <table:table-cell table:formula="of:=LN([.B229]/[.$C$3])" office:value-type="float" office:value="0.644938072544685" calcext:value-type="float">
            <text:p>0.644938072544685</text:p>
          </table:table-cell>
          <table:table-cell table:formula="of:=1/([.$C$12]+[.$C$13]*[.J229]+[.$C$14]*[.J229]*[.J229]*[.J229])-273.15" office:value-type="float" office:value="10.9282132412815" calcext:value-type="float">
            <text:p>10.93</text:p>
          </table:table-cell>
          <table:table-cell/>
          <table:table-cell table:formula="of:=1/([.$C$12]+[.$C$13]*[.J229]+[.$C$14]*[.J229]*[.J229] +[.$C$15]*[.$J229]*[.J229]*[.$J229]) -273.15" office:value-type="float" office:value="10.8957878922888" calcext:value-type="float">
            <text:p>10.9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968.04" calcext:value-type="float">
            <text:p>18968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7" calcext:value-type="float">
            <text:p>-4.77</text:p>
          </table:table-cell>
          <table:table-cell/>
          <table:table-cell table:style-name="ce5" table:formula="of:=[.$J$16] * [.B230]/ ([.$J$3]+[.B230])" office:value-type="float" office:value="2682.02791214041" calcext:value-type="float">
            <text:p>2682</text:p>
          </table:table-cell>
          <table:table-cell table:formula="of:=LN([.B230]/[.$C$3])" office:value-type="float" office:value="0.640170364581681" calcext:value-type="float">
            <text:p>0.640170364581681</text:p>
          </table:table-cell>
          <table:table-cell table:formula="of:=1/([.$C$12]+[.$C$13]*[.J230]+[.$C$14]*[.J230]*[.J230]*[.J230])-273.15" office:value-type="float" office:value="11.0281893435135" calcext:value-type="float">
            <text:p>11.03</text:p>
          </table:table-cell>
          <table:table-cell/>
          <table:table-cell table:formula="of:=1/([.$C$12]+[.$C$13]*[.J230]+[.$C$14]*[.J230]*[.J230] +[.$C$15]*[.$J230]*[.J230]*[.$J230]) -273.15" office:value-type="float" office:value="10.9958179675288" calcext:value-type="float">
            <text:p>11.00</text:p>
          </table:table-cell>
          <table:table-cell table:number-columns-repeated="2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8877.87" calcext:value-type="float">
            <text:p>18877.8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6" calcext:value-type="float">
            <text:p>-4.76</text:p>
          </table:table-cell>
          <table:table-cell/>
          <table:table-cell table:style-name="ce5" table:formula="of:=[.$J$16] * [.B231]/ ([.$J$3]+[.B231])" office:value-type="float" office:value="2677.61284055922" calcext:value-type="float">
            <text:p>2678</text:p>
          </table:table-cell>
          <table:table-cell table:formula="of:=LN([.B231]/[.$C$3])" office:value-type="float" office:value="0.635405243562292" calcext:value-type="float">
            <text:p>0.635405243562292</text:p>
          </table:table-cell>
          <table:table-cell table:formula="of:=1/([.$C$12]+[.$C$13]*[.J231]+[.$C$14]*[.J231]*[.J231]*[.J231])-273.15" office:value-type="float" office:value="11.1281631634424" calcext:value-type="float">
            <text:p>11.13</text:p>
          </table:table-cell>
          <table:table-cell/>
          <table:table-cell table:formula="of:=1/([.$C$12]+[.$C$13]*[.J231]+[.$C$14]*[.J231]*[.J231] +[.$C$15]*[.$J231]*[.J231]*[.$J231]) -273.15" office:value-type="float" office:value="11.0958541773271" calcext:value-type="float">
            <text:p>11.10</text:p>
          </table:table-cell>
          <table:table-cell table:number-columns-repeated="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8788.19" calcext:value-type="float">
            <text:p>18788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6" calcext:value-type="float">
            <text:p>-4.76</text:p>
          </table:table-cell>
          <table:table-cell/>
          <table:table-cell table:style-name="ce5" table:formula="of:=[.$J$16] * [.B232]/ ([.$J$3]+[.B232])" office:value-type="float" office:value="2673.19432864657" calcext:value-type="float">
            <text:p>2673</text:p>
          </table:table-cell>
          <table:table-cell table:formula="of:=LN([.B232]/[.$C$3])" office:value-type="float" office:value="0.63064338795755" calcext:value-type="float">
            <text:p>0.63064338795755</text:p>
          </table:table-cell>
          <table:table-cell table:formula="of:=1/([.$C$12]+[.$C$13]*[.J232]+[.$C$14]*[.J232]*[.J232]*[.J232])-273.15" office:value-type="float" office:value="11.2281205429124" calcext:value-type="float">
            <text:p>11.23</text:p>
          </table:table-cell>
          <table:table-cell/>
          <table:table-cell table:formula="of:=1/([.$C$12]+[.$C$13]*[.J232]+[.$C$14]*[.J232]*[.J232] +[.$C$15]*[.$J232]*[.J232]*[.$J232]) -273.15" office:value-type="float" office:value="11.1958822234981" calcext:value-type="float">
            <text:p>11.20</text:p>
          </table:table-cell>
          <table:table-cell table:number-columns-repeated="2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8698.99" calcext:value-type="float">
            <text:p>18698.9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6" calcext:value-type="float">
            <text:p>-4.76</text:p>
          </table:table-cell>
          <table:table-cell/>
          <table:table-cell table:style-name="ce5" table:formula="of:=[.$J$16] * [.B233]/ ([.$J$3]+[.B233])" office:value-type="float" office:value="2668.77207316355" calcext:value-type="float">
            <text:p>2669</text:p>
          </table:table-cell>
          <table:table-cell table:formula="of:=LN([.B233]/[.$C$3])" office:value-type="float" office:value="0.625884418712678" calcext:value-type="float">
            <text:p>0.625884418712678</text:p>
          </table:table-cell>
          <table:table-cell table:formula="of:=1/([.$C$12]+[.$C$13]*[.J233]+[.$C$14]*[.J233]*[.J233]*[.J233])-273.15" office:value-type="float" office:value="11.3280695100804" calcext:value-type="float">
            <text:p>11.33</text:p>
          </table:table-cell>
          <table:table-cell/>
          <table:table-cell table:formula="of:=1/([.$C$12]+[.$C$13]*[.J233]+[.$C$14]*[.J233]*[.J233] +[.$C$15]*[.$J233]*[.J233]*[.$J233]) -273.15" office:value-type="float" office:value="11.2959100079881" calcext:value-type="float">
            <text:p>11.30</text:p>
          </table:table-cell>
          <table:table-cell table:number-columns-repeated="2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8610.26" calcext:value-type="float">
            <text:p>18610.2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5" calcext:value-type="float">
            <text:p>-4.75</text:p>
          </table:table-cell>
          <table:table-cell/>
          <table:table-cell table:style-name="ce5" table:formula="of:=[.$J$16] * [.B234]/ ([.$J$3]+[.B234])" office:value-type="float" office:value="2664.34576127585" calcext:value-type="float">
            <text:p>2664</text:p>
          </table:table-cell>
          <table:table-cell table:formula="of:=LN([.B234]/[.$C$3])" office:value-type="float" office:value="0.621127948545863" calcext:value-type="float">
            <text:p>0.621127948545863</text:p>
          </table:table-cell>
          <table:table-cell table:formula="of:=1/([.$C$12]+[.$C$13]*[.J234]+[.$C$14]*[.J234]*[.J234]*[.J234])-273.15" office:value-type="float" office:value="11.4280182824933" calcext:value-type="float">
            <text:p>11.43</text:p>
          </table:table-cell>
          <table:table-cell/>
          <table:table-cell table:formula="of:=1/([.$C$12]+[.$C$13]*[.J234]+[.$C$14]*[.J234]*[.J234] +[.$C$15]*[.$J234]*[.J234]*[.$J234]) -273.15" office:value-type="float" office:value="11.3959456249891" calcext:value-type="float">
            <text:p>11.40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8522" calcext:value-type="float">
            <text:p>185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5" calcext:value-type="float">
            <text:p>-4.75</text:p>
          </table:table-cell>
          <table:table-cell/>
          <table:table-cell table:style-name="ce5" table:formula="of:=[.$J$16] * [.B235]/ ([.$J$3]+[.B235])" office:value-type="float" office:value="2659.91557394292" calcext:value-type="float">
            <text:p>2660</text:p>
          </table:table-cell>
          <table:table-cell table:formula="of:=LN([.B235]/[.$C$3])" office:value-type="float" office:value="0.616374121754032" calcext:value-type="float">
            <text:p>0.616374121754032</text:p>
          </table:table-cell>
          <table:table-cell table:formula="of:=1/([.$C$12]+[.$C$13]*[.J235]+[.$C$14]*[.J235]*[.J235]*[.J235])-273.15" office:value-type="float" office:value="11.5279639156636" calcext:value-type="float">
            <text:p>11.53</text:p>
          </table:table-cell>
          <table:table-cell/>
          <table:table-cell table:formula="of:=1/([.$C$12]+[.$C$13]*[.J235]+[.$C$14]*[.J235]*[.J235] +[.$C$15]*[.$J235]*[.J235]*[.$J235]) -273.15" office:value-type="float" office:value="11.4959859982825" calcext:value-type="float">
            <text:p>11.50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8434.22" calcext:value-type="float">
            <text:p>18434.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5" calcext:value-type="float">
            <text:p>-4.75</text:p>
          </table:table-cell>
          <table:table-cell/>
          <table:table-cell table:style-name="ce5" table:formula="of:=[.$J$16] * [.B236]/ ([.$J$3]+[.B236])" office:value-type="float" office:value="2655.48220137567" calcext:value-type="float">
            <text:p>2655</text:p>
          </table:table-cell>
          <table:table-cell table:formula="of:=LN([.B236]/[.$C$3])" office:value-type="float" office:value="0.611623626975128" calcext:value-type="float">
            <text:p>0.611623626975128</text:p>
          </table:table-cell>
          <table:table-cell table:formula="of:=1/([.$C$12]+[.$C$13]*[.J236]+[.$C$14]*[.J236]*[.J236]*[.J236])-273.15" office:value-type="float" office:value="11.6278920052364" calcext:value-type="float">
            <text:p>11.63</text:p>
          </table:table-cell>
          <table:table-cell/>
          <table:table-cell table:formula="of:=1/([.$C$12]+[.$C$13]*[.J236]+[.$C$14]*[.J236]*[.J236] +[.$C$15]*[.$J236]*[.J236]*[.$J236]) -273.15" office:value-type="float" office:value="11.5960165786822" calcext:value-type="float">
            <text:p>11.60</text:p>
          </table:table-cell>
          <table:table-cell table:number-columns-repeated="2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8346.91" calcext:value-type="float">
            <text:p>18346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5" calcext:value-type="float">
            <text:p>-4.75</text:p>
          </table:table-cell>
          <table:table-cell/>
          <table:table-cell table:style-name="ce5" table:formula="of:=[.$J$16] * [.B237]/ ([.$J$3]+[.B237])" office:value-type="float" office:value="2651.04532945566" calcext:value-type="float">
            <text:p>2651</text:p>
          </table:table-cell>
          <table:table-cell table:formula="of:=LN([.B237]/[.$C$3])" office:value-type="float" office:value="0.606876074956374" calcext:value-type="float">
            <text:p>0.606876074956374</text:p>
          </table:table-cell>
          <table:table-cell table:formula="of:=1/([.$C$12]+[.$C$13]*[.J237]+[.$C$14]*[.J237]*[.J237]*[.J237])-273.15" office:value-type="float" office:value="11.7278108078597" calcext:value-type="float">
            <text:p>11.73</text:p>
          </table:table-cell>
          <table:table-cell/>
          <table:table-cell table:formula="of:=1/([.$C$12]+[.$C$13]*[.J237]+[.$C$14]*[.J237]*[.J237] +[.$C$15]*[.$J237]*[.J237]*[.$J237]) -273.15" office:value-type="float" office:value="11.6960454994962" calcext:value-type="float">
            <text:p>11.70</text:p>
          </table:table-cell>
          <table:table-cell table:number-columns-repeated="2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8260.06" calcext:value-type="float">
            <text:p>18260.0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4" calcext:value-type="float">
            <text:p>-4.74</text:p>
          </table:table-cell>
          <table:table-cell/>
          <table:table-cell table:style-name="ce5" table:formula="of:=[.$J$16] * [.B238]/ ([.$J$3]+[.B238])" office:value-type="float" office:value="2646.60463424352" calcext:value-type="float">
            <text:p>2647</text:p>
          </table:table-cell>
          <table:table-cell table:formula="of:=LN([.B238]/[.$C$3])" office:value-type="float" office:value="0.602131068038134" calcext:value-type="float">
            <text:p>0.602131068038134</text:p>
          </table:table-cell>
          <table:table-cell table:formula="of:=1/([.$C$12]+[.$C$13]*[.J238]+[.$C$14]*[.J238]*[.J238]*[.J238])-273.15" office:value-type="float" office:value="11.8277287743438" calcext:value-type="float">
            <text:p>11.83</text:p>
          </table:table-cell>
          <table:table-cell/>
          <table:table-cell table:formula="of:=1/([.$C$12]+[.$C$13]*[.J238]+[.$C$14]*[.J238]*[.J238] +[.$C$15]*[.$J238]*[.J238]*[.$J238]) -273.15" office:value-type="float" office:value="11.7960810910313" calcext:value-type="float">
            <text:p>11.80</text:p>
          </table:table-cell>
          <table:table-cell table:number-columns-repeated="2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8173.68" calcext:value-type="float">
            <text:p>18173.6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4" calcext:value-type="float">
            <text:p>-4.74</text:p>
          </table:table-cell>
          <table:table-cell/>
          <table:table-cell table:style-name="ce5" table:formula="of:=[.$J$16] * [.B239]/ ([.$J$3]+[.B239])" office:value-type="float" office:value="2642.16081392278" calcext:value-type="float">
            <text:p>2642</text:p>
          </table:table-cell>
          <table:table-cell table:formula="of:=LN([.B239]/[.$C$3])" office:value-type="float" office:value="0.597389300552839" calcext:value-type="float">
            <text:p>0.597389300552839</text:p>
          </table:table-cell>
          <table:table-cell table:formula="of:=1/([.$C$12]+[.$C$13]*[.J239]+[.$C$14]*[.J239]*[.J239]*[.J239])-273.15" office:value-type="float" office:value="11.9276313601956" calcext:value-type="float">
            <text:p>11.93</text:p>
          </table:table-cell>
          <table:table-cell/>
          <table:table-cell table:formula="of:=1/([.$C$12]+[.$C$13]*[.J239]+[.$C$14]*[.J239]*[.J239] +[.$C$15]*[.$J239]*[.J239]*[.$J239]) -273.15" office:value-type="float" office:value="11.8961086612355" calcext:value-type="float">
            <text:p>11.9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87.75" calcext:value-type="float">
            <text:p>18087.7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4" calcext:value-type="float">
            <text:p>-4.74</text:p>
          </table:table-cell>
          <table:table-cell/>
          <table:table-cell table:style-name="ce5" table:formula="of:=[.$J$16] * [.B240]/ ([.$J$3]+[.B240])" office:value-type="float" office:value="2637.71302436115" calcext:value-type="float">
            <text:p>2638</text:p>
          </table:table-cell>
          <table:table-cell table:formula="of:=LN([.B240]/[.$C$3])" office:value-type="float" office:value="0.592649820568107" calcext:value-type="float">
            <text:p>0.592649820568107</text:p>
          </table:table-cell>
          <table:table-cell table:formula="of:=1/([.$C$12]+[.$C$13]*[.J240]+[.$C$14]*[.J240]*[.J240]*[.J240])-273.15" office:value-type="float" office:value="12.027538701918" calcext:value-type="float">
            <text:p>12.03</text:p>
          </table:table-cell>
          <table:table-cell/>
          <table:table-cell table:formula="of:=1/([.$C$12]+[.$C$13]*[.J240]+[.$C$14]*[.J240]*[.J240] +[.$C$15]*[.$J240]*[.J240]*[.$J240]) -273.15" office:value-type="float" office:value="11.9961482420313" calcext:value-type="float">
            <text:p>12.00</text:p>
          </table:table-cell>
          <table:table-cell table:number-columns-repeated="2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8002.29" calcext:value-type="float">
            <text:p>18002.2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3" calcext:value-type="float">
            <text:p>-4.73</text:p>
          </table:table-cell>
          <table:table-cell/>
          <table:table-cell table:style-name="ce5" table:formula="of:=[.$J$16] * [.B241]/ ([.$J$3]+[.B241])" office:value-type="float" office:value="2633.26248817507" calcext:value-type="float">
            <text:p>2633</text:p>
          </table:table-cell>
          <table:table-cell table:formula="of:=LN([.B241]/[.$C$3])" office:value-type="float" office:value="0.587913879032281" calcext:value-type="float">
            <text:p>0.587913879032281</text:p>
          </table:table-cell>
          <table:table-cell table:formula="of:=1/([.$C$12]+[.$C$13]*[.J241]+[.$C$14]*[.J241]*[.J241]*[.J241])-273.15" office:value-type="float" office:value="12.1274245051542" calcext:value-type="float">
            <text:p>12.13</text:p>
          </table:table-cell>
          <table:table-cell/>
          <table:table-cell table:formula="of:=1/([.$C$12]+[.$C$13]*[.J241]+[.$C$14]*[.J241]*[.J241] +[.$C$15]*[.$J241]*[.J241]*[.$J241]) -273.15" office:value-type="float" office:value="12.0961733738986" calcext:value-type="float">
            <text:p>12.10</text:p>
          </table:table-cell>
          <table:table-cell table:number-columns-repeated="2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7917.28" calcext:value-type="float">
            <text:p>17917.2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3" calcext:value-type="float">
            <text:p>-4.73</text:p>
          </table:table-cell>
          <table:table-cell/>
          <table:table-cell table:style-name="ce5" table:formula="of:=[.$J$16] * [.B242]/ ([.$J$3]+[.B242])" office:value-type="float" office:value="2628.80835382244" calcext:value-type="float">
            <text:p>2629</text:p>
          </table:table-cell>
          <table:table-cell table:formula="of:=LN([.B242]/[.$C$3])" office:value-type="float" office:value="0.583180517317836" calcext:value-type="float">
            <text:p>0.583180517317836</text:p>
          </table:table-cell>
          <table:table-cell table:formula="of:=1/([.$C$12]+[.$C$13]*[.J242]+[.$C$14]*[.J242]*[.J242]*[.J242])-273.15" office:value-type="float" office:value="12.22730905866" calcext:value-type="float">
            <text:p>12.23</text:p>
          </table:table-cell>
          <table:table-cell/>
          <table:table-cell table:formula="of:=1/([.$C$12]+[.$C$13]*[.J242]+[.$C$14]*[.J242]*[.J242] +[.$C$15]*[.$J242]*[.J242]*[.$J242]) -273.15" office:value-type="float" office:value="12.1962042429595" calcext:value-type="float">
            <text:p>12.20</text:p>
          </table:table-cell>
          <table:table-cell table:number-columns-repeated="2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7832.72" calcext:value-type="float">
            <text:p>17832.7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3" calcext:value-type="float">
            <text:p>-4.73</text:p>
          </table:table-cell>
          <table:table-cell/>
          <table:table-cell table:style-name="ce5" table:formula="of:=[.$J$16] * [.B243]/ ([.$J$3]+[.B243])" office:value-type="float" office:value="2624.35080437701" calcext:value-type="float">
            <text:p>2624</text:p>
          </table:table-cell>
          <table:table-cell table:formula="of:=LN([.B243]/[.$C$3])" office:value-type="float" office:value="0.578449879125005" calcext:value-type="float">
            <text:p>0.578449879125005</text:p>
          </table:table-cell>
          <table:table-cell table:formula="of:=1/([.$C$12]+[.$C$13]*[.J243]+[.$C$14]*[.J243]*[.J243]*[.J243])-273.15" office:value-type="float" office:value="12.3271894139306" calcext:value-type="float">
            <text:p>12.33</text:p>
          </table:table-cell>
          <table:table-cell/>
          <table:table-cell table:formula="of:=1/([.$C$12]+[.$C$13]*[.J243]+[.$C$14]*[.J243]*[.J243] +[.$C$15]*[.$J243]*[.J243]*[.$J243]) -273.15" office:value-type="float" office:value="12.2962377673539" calcext:value-type="float">
            <text:p>12.30</text:p>
          </table:table-cell>
          <table:table-cell table:number-columns-repeated="2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7748.61" calcext:value-type="float">
            <text:p>17748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3" calcext:value-type="float">
            <text:p>-4.73</text:p>
          </table:table-cell>
          <table:table-cell/>
          <table:table-cell table:style-name="ce5" table:formula="of:=[.$J$16] * [.B244]/ ([.$J$3]+[.B244])" office:value-type="float" office:value="2619.89002548236" calcext:value-type="float">
            <text:p>2620</text:p>
          </table:table-cell>
          <table:table-cell table:formula="of:=LN([.B244]/[.$C$3])" office:value-type="float" office:value="0.573722110001847" calcext:value-type="float">
            <text:p>0.573722110001847</text:p>
          </table:table-cell>
          <table:table-cell table:formula="of:=1/([.$C$12]+[.$C$13]*[.J244]+[.$C$14]*[.J244]*[.J244]*[.J244])-273.15" office:value-type="float" office:value="12.4270625768093" calcext:value-type="float">
            <text:p>12.43</text:p>
          </table:table-cell>
          <table:table-cell/>
          <table:table-cell table:formula="of:=1/([.$C$12]+[.$C$13]*[.J244]+[.$C$14]*[.J244]*[.J244] +[.$C$15]*[.$J244]*[.J244]*[.$J244]) -273.15" office:value-type="float" office:value="12.3962708187327" calcext:value-type="float">
            <text:p>12.40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7664.94" calcext:value-type="float">
            <text:p>17664.9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2" calcext:value-type="float">
            <text:p>-4.72</text:p>
          </table:table-cell>
          <table:table-cell/>
          <table:table-cell table:style-name="ce5" table:formula="of:=[.$J$16] * [.B245]/ ([.$J$3]+[.B245])" office:value-type="float" office:value="2615.42567018038" calcext:value-type="float">
            <text:p>2615</text:p>
          </table:table-cell>
          <table:table-cell table:formula="of:=LN([.B245]/[.$C$3])" office:value-type="float" office:value="0.568996791264451" calcext:value-type="float">
            <text:p>0.568996791264451</text:p>
          </table:table-cell>
          <table:table-cell table:formula="of:=1/([.$C$12]+[.$C$13]*[.J245]+[.$C$14]*[.J245]*[.J245]*[.J245])-273.15" office:value-type="float" office:value="12.5269374752802" calcext:value-type="float">
            <text:p>12.53</text:p>
          </table:table-cell>
          <table:table-cell/>
          <table:table-cell table:formula="of:=1/([.$C$12]+[.$C$13]*[.J245]+[.$C$14]*[.J245]*[.J245] +[.$C$15]*[.$J245]*[.J245]*[.$J245]) -273.15" office:value-type="float" office:value="12.4963122104157" calcext:value-type="float">
            <text:p>12.50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7581.73" calcext:value-type="float">
            <text:p>17581.7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2" calcext:value-type="float">
            <text:p>-4.72</text:p>
          </table:table-cell>
          <table:table-cell/>
          <table:table-cell table:style-name="ce5" table:formula="of:=[.$J$16] * [.B246]/ ([.$J$3]+[.B246])" office:value-type="float" office:value="2610.95899640813" calcext:value-type="float">
            <text:p>2611</text:p>
          </table:table-cell>
          <table:table-cell table:formula="of:=LN([.B246]/[.$C$3])" office:value-type="float" office:value="0.564275201702308" calcext:value-type="float">
            <text:p>0.564275201702308</text:p>
          </table:table-cell>
          <table:table-cell table:formula="of:=1/([.$C$12]+[.$C$13]*[.J246]+[.$C$14]*[.J246]*[.J246]*[.J246])-273.15" office:value-type="float" office:value="12.626787149282" calcext:value-type="float">
            <text:p>12.63</text:p>
          </table:table-cell>
          <table:table-cell/>
          <table:table-cell table:formula="of:=1/([.$C$12]+[.$C$13]*[.J246]+[.$C$14]*[.J246]*[.J246] +[.$C$15]*[.$J246]*[.J246]*[.$J246]) -273.15" office:value-type="float" office:value="12.5963348067435" calcext:value-type="float">
            <text:p>12.60</text:p>
          </table:table-cell>
          <table:table-cell table:number-columns-repeated="2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7498.95" calcext:value-type="float">
            <text:p>17498.9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2" calcext:value-type="float">
            <text:p>-4.72</text:p>
          </table:table-cell>
          <table:table-cell/>
          <table:table-cell table:style-name="ce5" table:formula="of:=[.$J$16] * [.B247]/ ([.$J$3]+[.B247])" office:value-type="float" office:value="2606.48858229132" calcext:value-type="float">
            <text:p>2606</text:p>
          </table:table-cell>
          <table:table-cell table:formula="of:=LN([.B247]/[.$C$3])" office:value-type="float" office:value="0.559555786135351" calcext:value-type="float">
            <text:p>0.559555786135351</text:p>
          </table:table-cell>
          <table:table-cell table:formula="of:=1/([.$C$12]+[.$C$13]*[.J247]+[.$C$14]*[.J247]*[.J247]*[.J247])-273.15" office:value-type="float" office:value="12.7266445600715" calcext:value-type="float">
            <text:p>12.73</text:p>
          </table:table-cell>
          <table:table-cell/>
          <table:table-cell table:formula="of:=1/([.$C$12]+[.$C$13]*[.J247]+[.$C$14]*[.J247]*[.J247] +[.$C$15]*[.$J247]*[.J247]*[.$J247]) -273.15" office:value-type="float" office:value="12.6963714960577" calcext:value-type="float">
            <text:p>12.70</text:p>
          </table:table-cell>
          <table:table-cell table:number-columns-repeated="2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7416.61" calcext:value-type="float">
            <text:p>17416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1" calcext:value-type="float">
            <text:p>-4.71</text:p>
          </table:table-cell>
          <table:table-cell/>
          <table:table-cell table:style-name="ce5" table:formula="of:=[.$J$16] * [.B248]/ ([.$J$3]+[.B248])" office:value-type="float" office:value="2602.01514921064" calcext:value-type="float">
            <text:p>2602</text:p>
          </table:table-cell>
          <table:table-cell table:formula="of:=LN([.B248]/[.$C$3])" office:value-type="float" office:value="0.554839255588955" calcext:value-type="float">
            <text:p>0.554839255588955</text:p>
          </table:table-cell>
          <table:table-cell table:formula="of:=1/([.$C$12]+[.$C$13]*[.J248]+[.$C$14]*[.J248]*[.J248]*[.J248])-273.15" office:value-type="float" office:value="12.8264947505505" calcext:value-type="float">
            <text:p>12.83</text:p>
          </table:table-cell>
          <table:table-cell/>
          <table:table-cell table:formula="of:=1/([.$C$12]+[.$C$13]*[.J248]+[.$C$14]*[.J248]*[.J248] +[.$C$15]*[.$J248]*[.J248]*[.$J248]) -273.15" office:value-type="float" office:value="12.7964071661991" calcext:value-type="float">
            <text:p>12.80</text:p>
          </table:table-cell>
          <table:table-cell table:number-columns-repeated="2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7334.71" calcext:value-type="float">
            <text:p>17334.7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1" calcext:value-type="float">
            <text:p>-4.71</text:p>
          </table:table-cell>
          <table:table-cell/>
          <table:table-cell table:style-name="ce5" table:formula="of:=[.$J$16] * [.B249]/ ([.$J$3]+[.B249])" office:value-type="float" office:value="2597.53888590733" calcext:value-type="float">
            <text:p>2598</text:p>
          </table:table-cell>
          <table:table-cell table:formula="of:=LN([.B249]/[.$C$3])" office:value-type="float" office:value="0.550125756842349" calcext:value-type="float">
            <text:p>0.550125756842349</text:p>
          </table:table-cell>
          <table:table-cell table:formula="of:=1/([.$C$12]+[.$C$13]*[.J249]+[.$C$14]*[.J249]*[.J249]*[.J249])-273.15" office:value-type="float" office:value="12.926334685929" calcext:value-type="float">
            <text:p>12.93</text:p>
          </table:table-cell>
          <table:table-cell/>
          <table:table-cell table:formula="of:=1/([.$C$12]+[.$C$13]*[.J249]+[.$C$14]*[.J249]*[.J249] +[.$C$15]*[.$J249]*[.J249]*[.$J249]) -273.15" office:value-type="float" office:value="12.896438646904" calcext:value-type="float">
            <text:p>12.9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253.25" calcext:value-type="float">
            <text:p>17253.2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1" calcext:value-type="float">
            <text:p>-4.71</text:p>
          </table:table-cell>
          <table:table-cell/>
          <table:table-cell table:style-name="ce5" table:formula="of:=[.$J$16] * [.B250]/ ([.$J$3]+[.B250])" office:value-type="float" office:value="2593.05998367167" calcext:value-type="float">
            <text:p>2593</text:p>
          </table:table-cell>
          <table:table-cell table:formula="of:=LN([.B250]/[.$C$3])" office:value-type="float" office:value="0.545415438534281" calcext:value-type="float">
            <text:p>0.545415438534281</text:p>
          </table:table-cell>
          <table:table-cell table:formula="of:=1/([.$C$12]+[.$C$13]*[.J250]+[.$C$14]*[.J250]*[.J250]*[.J250])-273.15" office:value-type="float" office:value="13.0261612850879" calcext:value-type="float">
            <text:p>13.03</text:p>
          </table:table-cell>
          <table:table-cell/>
          <table:table-cell table:formula="of:=1/([.$C$12]+[.$C$13]*[.J250]+[.$C$14]*[.J250]*[.J250] +[.$C$15]*[.$J250]*[.J250]*[.$J250]) -273.15" office:value-type="float" office:value="12.9964627208511" calcext:value-type="float">
            <text:p>13.00</text:p>
          </table:table-cell>
          <table:table-cell table:number-columns-repeated="2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7172.21" calcext:value-type="float">
            <text:p>17172.2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1" calcext:value-type="float">
            <text:p>-4.71</text:p>
          </table:table-cell>
          <table:table-cell/>
          <table:table-cell table:style-name="ce5" table:formula="of:=[.$J$16] * [.B251]/ ([.$J$3]+[.B251])" office:value-type="float" office:value="2588.57752681876" calcext:value-type="float">
            <text:p>2589</text:p>
          </table:table-cell>
          <table:table-cell table:formula="of:=LN([.B251]/[.$C$3])" office:value-type="float" office:value="0.540707286503835" calcext:value-type="float">
            <text:p>0.540707286503835</text:p>
          </table:table-cell>
          <table:table-cell table:formula="of:=1/([.$C$12]+[.$C$13]*[.J251]+[.$C$14]*[.J251]*[.J251]*[.J251])-273.15" office:value-type="float" office:value="13.125996123357" calcext:value-type="float">
            <text:p>13.13</text:p>
          </table:table-cell>
          <table:table-cell/>
          <table:table-cell table:formula="of:=1/([.$C$12]+[.$C$13]*[.J251]+[.$C$14]*[.J251]*[.J251] +[.$C$15]*[.$J251]*[.J251]*[.$J251]) -273.15" office:value-type="float" office:value="13.0965008774855" calcext:value-type="float">
            <text:p>13.10</text:p>
          </table:table-cell>
          <table:table-cell table:number-columns-repeated="2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7091.6" calcext:value-type="float">
            <text:p>17091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" calcext:value-type="float">
            <text:p>-4.7</text:p>
          </table:table-cell>
          <table:table-cell/>
          <table:table-cell table:style-name="ce5" table:formula="of:=[.$J$16] * [.B252]/ ([.$J$3]+[.B252])" office:value-type="float" office:value="2584.09224999631" calcext:value-type="float">
            <text:p>2584</text:p>
          </table:table-cell>
          <table:table-cell table:formula="of:=LN([.B252]/[.$C$3])" office:value-type="float" office:value="0.536002021752358" calcext:value-type="float">
            <text:p>0.536002021752358</text:p>
          </table:table-cell>
          <table:table-cell table:formula="of:=1/([.$C$12]+[.$C$13]*[.J252]+[.$C$14]*[.J252]*[.J252]*[.J252])-273.15" office:value-type="float" office:value="13.2258239991" calcext:value-type="float">
            <text:p>13.23</text:p>
          </table:table-cell>
          <table:table-cell/>
          <table:table-cell table:formula="of:=1/([.$C$12]+[.$C$13]*[.J252]+[.$C$14]*[.J252]*[.J252] +[.$C$15]*[.$J252]*[.J252]*[.$J252]) -273.15" office:value-type="float" office:value="13.1965377562578" calcext:value-type="float">
            <text:p>13.20</text:p>
          </table:table-cell>
          <table:table-cell table:number-columns-repeated="2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7011.42" calcext:value-type="float">
            <text:p>17011.4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" calcext:value-type="float">
            <text:p>-4.7</text:p>
          </table:table-cell>
          <table:table-cell/>
          <table:table-cell table:style-name="ce5" table:formula="of:=[.$J$16] * [.B253]/ ([.$J$3]+[.B253])" office:value-type="float" office:value="2579.60434216343" calcext:value-type="float">
            <text:p>2580</text:p>
          </table:table-cell>
          <table:table-cell table:formula="of:=LN([.B253]/[.$C$3])" office:value-type="float" office:value="0.53129979023514" calcext:value-type="float">
            <text:p>0.53129979023514</text:p>
          </table:table-cell>
          <table:table-cell table:formula="of:=1/([.$C$12]+[.$C$13]*[.J253]+[.$C$14]*[.J253]*[.J253]*[.J253])-273.15" office:value-type="float" office:value="13.3256418875307" calcext:value-type="float">
            <text:p>13.33</text:p>
          </table:table-cell>
          <table:table-cell/>
          <table:table-cell table:formula="of:=1/([.$C$12]+[.$C$13]*[.J253]+[.$C$14]*[.J253]*[.J253] +[.$C$15]*[.$J253]*[.J253]*[.$J253]) -273.15" office:value-type="float" office:value="13.2965701965886" calcext:value-type="float">
            <text:p>13.30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6931.67" calcext:value-type="float">
            <text:p>16931.6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" calcext:value-type="float">
            <text:p>-4.7</text:p>
          </table:table-cell>
          <table:table-cell/>
          <table:table-cell table:style-name="ce5" table:formula="of:=[.$J$16] * [.B254]/ ([.$J$3]+[.B254])" office:value-type="float" office:value="2575.11399478755" calcext:value-type="float">
            <text:p>2575</text:p>
          </table:table-cell>
          <table:table-cell table:formula="of:=LN([.B254]/[.$C$3])" office:value-type="float" office:value="0.526600739751104" calcext:value-type="float">
            <text:p>0.526600739751104</text:p>
          </table:table-cell>
          <table:table-cell table:formula="of:=1/([.$C$12]+[.$C$13]*[.J254]+[.$C$14]*[.J254]*[.J254]*[.J254])-273.15" office:value-type="float" office:value="13.4254467177494" calcext:value-type="float">
            <text:p>13.43</text:p>
          </table:table-cell>
          <table:table-cell/>
          <table:table-cell table:formula="of:=1/([.$C$12]+[.$C$13]*[.J254]+[.$C$14]*[.J254]*[.J254] +[.$C$15]*[.$J254]*[.J254]*[.$J254]) -273.15" office:value-type="float" office:value="13.3965949911162" calcext:value-type="float">
            <text:p>13.40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6852.33" calcext:value-type="float">
            <text:p>16852.3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" calcext:value-type="float">
            <text:p>-4.7</text:p>
          </table:table-cell>
          <table:table-cell/>
          <table:table-cell table:style-name="ce5" table:formula="of:=[.$J$16] * [.B255]/ ([.$J$3]+[.B255])" office:value-type="float" office:value="2570.62026572741" calcext:value-type="float">
            <text:p>2571</text:p>
          </table:table-cell>
          <table:table-cell table:formula="of:=LN([.B255]/[.$C$3])" office:value-type="float" office:value="0.521903833176426" calcext:value-type="float">
            <text:p>0.521903833176426</text:p>
          </table:table-cell>
          <table:table-cell table:formula="of:=1/([.$C$12]+[.$C$13]*[.J255]+[.$C$14]*[.J255]*[.J255]*[.J255])-273.15" office:value-type="float" office:value="13.5252605994515" calcext:value-type="float">
            <text:p>13.53</text:p>
          </table:table-cell>
          <table:table-cell/>
          <table:table-cell table:formula="of:=1/([.$C$12]+[.$C$13]*[.J255]+[.$C$14]*[.J255]*[.J255] +[.$C$15]*[.$J255]*[.J255]*[.$J255]) -273.15" office:value-type="float" office:value="13.4966341700356" calcext:value-type="float">
            <text:p>13.50</text:p>
          </table:table-cell>
          <table:table-cell table:number-columns-repeated="2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6773.42" calcext:value-type="float">
            <text:p>16773.4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9" calcext:value-type="float">
            <text:p>-4.69</text:p>
          </table:table-cell>
          <table:table-cell/>
          <table:table-cell table:style-name="ce5" table:formula="of:=[.$J$16] * [.B256]/ ([.$J$3]+[.B256])" office:value-type="float" office:value="2566.12447419866" calcext:value-type="float">
            <text:p>2566</text:p>
          </table:table-cell>
          <table:table-cell table:formula="of:=LN([.B256]/[.$C$3])" office:value-type="float" office:value="0.517210397648319" calcext:value-type="float">
            <text:p>0.517210397648319</text:p>
          </table:table-cell>
          <table:table-cell table:formula="of:=1/([.$C$12]+[.$C$13]*[.J256]+[.$C$14]*[.J256]*[.J256]*[.J256])-273.15" office:value-type="float" office:value="13.6250554062916" calcext:value-type="float">
            <text:p>13.63</text:p>
          </table:table-cell>
          <table:table-cell/>
          <table:table-cell table:formula="of:=1/([.$C$12]+[.$C$13]*[.J256]+[.$C$14]*[.J256]*[.J256] +[.$C$15]*[.$J256]*[.J256]*[.$J256]) -273.15" office:value-type="float" office:value="13.5966594148886" calcext:value-type="float">
            <text:p>13.60</text:p>
          </table:table-cell>
          <table:table-cell table:number-columns-repeated="2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6694.92" calcext:value-type="float">
            <text:p>16694.9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9" calcext:value-type="float">
            <text:p>-4.69</text:p>
          </table:table-cell>
          <table:table-cell/>
          <table:table-cell table:style-name="ce5" table:formula="of:=[.$J$16] * [.B257]/ ([.$J$3]+[.B257])" office:value-type="float" office:value="2561.62566960306" calcext:value-type="float">
            <text:p>2562</text:p>
          </table:table-cell>
          <table:table-cell table:formula="of:=LN([.B257]/[.$C$3])" office:value-type="float" office:value="0.512519388536243" calcext:value-type="float">
            <text:p>0.512519388536243</text:p>
          </table:table-cell>
          <table:table-cell table:formula="of:=1/([.$C$12]+[.$C$13]*[.J257]+[.$C$14]*[.J257]*[.J257]*[.J257])-273.15" office:value-type="float" office:value="13.7248534214102" calcext:value-type="float">
            <text:p>13.72</text:p>
          </table:table-cell>
          <table:table-cell/>
          <table:table-cell table:formula="of:=1/([.$C$12]+[.$C$13]*[.J257]+[.$C$14]*[.J257]*[.J257] +[.$C$15]*[.$J257]*[.J257]*[.$J257]) -273.15" office:value-type="float" office:value="13.6966929312546" calcext:value-type="float">
            <text:p>13.70</text:p>
          </table:table-cell>
          <table:table-cell table:number-columns-repeated="2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6616.83" calcext:value-type="float">
            <text:p>16616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9" calcext:value-type="float">
            <text:p>-4.69</text:p>
          </table:table-cell>
          <table:table-cell/>
          <table:table-cell table:style-name="ce5" table:formula="of:=[.$J$16] * [.B258]/ ([.$J$3]+[.B258])" office:value-type="float" office:value="2557.1240331775" calcext:value-type="float">
            <text:p>2557</text:p>
          </table:table-cell>
          <table:table-cell table:formula="of:=LN([.B258]/[.$C$3])" office:value-type="float" office:value="0.507830944185848" calcext:value-type="float">
            <text:p>0.507830944185848</text:p>
          </table:table-cell>
          <table:table-cell table:formula="of:=1/([.$C$12]+[.$C$13]*[.J258]+[.$C$14]*[.J258]*[.J258]*[.J258])-273.15" office:value-type="float" office:value="13.8246517888681" calcext:value-type="float">
            <text:p>13.82</text:p>
          </table:table-cell>
          <table:table-cell/>
          <table:table-cell table:formula="of:=1/([.$C$12]+[.$C$13]*[.J258]+[.$C$14]*[.J258]*[.J258] +[.$C$15]*[.$J258]*[.J258]*[.$J258]) -273.15" office:value-type="float" office:value="13.7967317289878" calcext:value-type="float">
            <text:p>13.80</text:p>
          </table:table-cell>
          <table:table-cell table:number-columns-repeated="2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6539.16" calcext:value-type="float">
            <text:p>16539.1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8" calcext:value-type="float">
            <text:p>-4.68</text:p>
          </table:table-cell>
          <table:table-cell/>
          <table:table-cell table:style-name="ce5" table:formula="of:=[.$J$16] * [.B259]/ ([.$J$3]+[.B259])" office:value-type="float" office:value="2552.62033010841" calcext:value-type="float">
            <text:p>2553</text:p>
          </table:table-cell>
          <table:table-cell table:formula="of:=LN([.B259]/[.$C$3])" office:value-type="float" office:value="0.503145809338451" calcext:value-type="float">
            <text:p>0.503145809338451</text:p>
          </table:table-cell>
          <table:table-cell table:formula="of:=1/([.$C$12]+[.$C$13]*[.J259]+[.$C$14]*[.J259]*[.J259]*[.J259])-273.15" office:value-type="float" office:value="13.9244347276864" calcext:value-type="float">
            <text:p>13.92</text:p>
          </table:table-cell>
          <table:table-cell/>
          <table:table-cell table:formula="of:=1/([.$C$12]+[.$C$13]*[.J259]+[.$C$14]*[.J259]*[.J259] +[.$C$15]*[.$J259]*[.J259]*[.$J259]) -273.15" office:value-type="float" office:value="13.8967598603116" calcext:value-type="float">
            <text:p>13.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461.9" calcext:value-type="float">
            <text:p>16461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8" calcext:value-type="float">
            <text:p>-4.68</text:p>
          </table:table-cell>
          <table:table-cell/>
          <table:table-cell table:style-name="ce5" table:formula="of:=[.$J$16] * [.B260]/ ([.$J$3]+[.B260])" office:value-type="float" office:value="2548.11417169591" calcext:value-type="float">
            <text:p>2548</text:p>
          </table:table-cell>
          <table:table-cell table:formula="of:=LN([.B260]/[.$C$3])" office:value-type="float" office:value="0.498463526941917" calcext:value-type="float">
            <text:p>0.498463526941917</text:p>
          </table:table-cell>
          <table:table-cell table:formula="of:=1/([.$C$12]+[.$C$13]*[.J260]+[.$C$14]*[.J260]*[.J260]*[.J260])-273.15" office:value-type="float" office:value="14.0242120384153" calcext:value-type="float">
            <text:p>14.02</text:p>
          </table:table-cell>
          <table:table-cell/>
          <table:table-cell table:formula="of:=1/([.$C$12]+[.$C$13]*[.J260]+[.$C$14]*[.J260]*[.J260] +[.$C$15]*[.$J260]*[.J260]*[.$J260]) -273.15" office:value-type="float" office:value="13.9967870207485" calcext:value-type="float">
            <text:p>14.00</text:p>
          </table:table-cell>
          <table:table-cell table:number-columns-repeated="2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6385.04" calcext:value-type="float">
            <text:p>16385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8" calcext:value-type="float">
            <text:p>-4.68</text:p>
          </table:table-cell>
          <table:table-cell/>
          <table:table-cell table:style-name="ce5" table:formula="of:=[.$J$16] * [.B261]/ ([.$J$3]+[.B261])" office:value-type="float" office:value="2543.60515807442" calcext:value-type="float">
            <text:p>2544</text:p>
          </table:table-cell>
          <table:table-cell table:formula="of:=LN([.B261]/[.$C$3])" office:value-type="float" office:value="0.493783630411" calcext:value-type="float">
            <text:p>0.493783630411</text:p>
          </table:table-cell>
          <table:table-cell table:formula="of:=1/([.$C$12]+[.$C$13]*[.J261]+[.$C$14]*[.J261]*[.J261]*[.J261])-273.15" office:value-type="float" office:value="14.1239937462765" calcext:value-type="float">
            <text:p>14.12</text:p>
          </table:table-cell>
          <table:table-cell/>
          <table:table-cell table:formula="of:=1/([.$C$12]+[.$C$13]*[.J261]+[.$C$14]*[.J261]*[.J261] +[.$C$15]*[.$J261]*[.J261]*[.$J261]) -273.15" office:value-type="float" office:value="14.0968231329923" calcext:value-type="float">
            <text:p>14.10</text:p>
          </table:table-cell>
          <table:table-cell table:number-columns-repeated="2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6308.59" calcext:value-type="float">
            <text:p>16308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8" calcext:value-type="float">
            <text:p>-4.68</text:p>
          </table:table-cell>
          <table:table-cell/>
          <table:table-cell table:style-name="ce5" table:formula="of:=[.$J$16] * [.B262]/ ([.$J$3]+[.B262])" office:value-type="float" office:value="2539.09406167339" calcext:value-type="float">
            <text:p>2539</text:p>
          </table:table-cell>
          <table:table-cell table:formula="of:=LN([.B262]/[.$C$3])" office:value-type="float" office:value="0.489106869871202" calcext:value-type="float">
            <text:p>0.489106869871202</text:p>
          </table:table-cell>
          <table:table-cell table:formula="of:=1/([.$C$12]+[.$C$13]*[.J262]+[.$C$14]*[.J262]*[.J262]*[.J262])-273.15" office:value-type="float" office:value="14.2237639349127" calcext:value-type="float">
            <text:p>14.22</text:p>
          </table:table-cell>
          <table:table-cell/>
          <table:table-cell table:formula="of:=1/([.$C$12]+[.$C$13]*[.J262]+[.$C$14]*[.J262]*[.J262] +[.$C$15]*[.$J262]*[.J262]*[.$J262]) -273.15" office:value-type="float" office:value="14.1968521121439" calcext:value-type="float">
            <text:p>14.20</text:p>
          </table:table-cell>
          <table:table-cell table:number-columns-repeated="2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6232.54" calcext:value-type="float">
            <text:p>16232.5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7" calcext:value-type="float">
            <text:p>-4.67</text:p>
          </table:table-cell>
          <table:table-cell/>
          <table:table-cell table:style-name="ce5" table:formula="of:=[.$J$16] * [.B263]/ ([.$J$3]+[.B263])" office:value-type="float" office:value="2534.5804805787" calcext:value-type="float">
            <text:p>2535</text:p>
          </table:table-cell>
          <table:table-cell table:formula="of:=LN([.B263]/[.$C$3])" office:value-type="float" office:value="0.48443277659563" calcext:value-type="float">
            <text:p>0.48443277659563</text:p>
          </table:table-cell>
          <table:table-cell table:formula="of:=1/([.$C$12]+[.$C$13]*[.J263]+[.$C$14]*[.J263]*[.J263]*[.J263])-273.15" office:value-type="float" office:value="14.3235326759442" calcext:value-type="float">
            <text:p>14.32</text:p>
          </table:table-cell>
          <table:table-cell/>
          <table:table-cell table:formula="of:=1/([.$C$12]+[.$C$13]*[.J263]+[.$C$14]*[.J263]*[.J263] +[.$C$15]*[.$J263]*[.J263]*[.$J263]) -273.15" office:value-type="float" office:value="14.2968839276732" calcext:value-type="float">
            <text:p>14.30</text:p>
          </table:table-cell>
          <table:table-cell table:number-columns-repeated="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6156.89" calcext:value-type="float">
            <text:p>16156.8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7" calcext:value-type="float">
            <text:p>-4.67</text:p>
          </table:table-cell>
          <table:table-cell/>
          <table:table-cell table:style-name="ce5" table:formula="of:=[.$J$16] * [.B264]/ ([.$J$3]+[.B264])" office:value-type="float" office:value="2530.06460018756" calcext:value-type="float">
            <text:p>2530</text:p>
          </table:table-cell>
          <table:table-cell table:formula="of:=LN([.B264]/[.$C$3])" office:value-type="float" office:value="0.479761491082881" calcext:value-type="float">
            <text:p>0.479761491082881</text:p>
          </table:table-cell>
          <table:table-cell table:formula="of:=1/([.$C$12]+[.$C$13]*[.J264]+[.$C$14]*[.J264]*[.J264]*[.J264])-273.15" office:value-type="float" office:value="14.4232970482774" calcext:value-type="float">
            <text:p>14.42</text:p>
          </table:table-cell>
          <table:table-cell/>
          <table:table-cell table:formula="of:=1/([.$C$12]+[.$C$13]*[.J264]+[.$C$14]*[.J264]*[.J264] +[.$C$15]*[.$J264]*[.J264]*[.$J264]) -273.15" office:value-type="float" office:value="14.3969155230596" calcext:value-type="float">
            <text:p>14.40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6081.64" calcext:value-type="float">
            <text:p>16081.6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7" calcext:value-type="float">
            <text:p>-4.67</text:p>
          </table:table-cell>
          <table:table-cell/>
          <table:table-cell table:style-name="ce5" table:formula="of:=[.$J$16] * [.B265]/ ([.$J$3]+[.B265])" office:value-type="float" office:value="2525.54660826543" calcext:value-type="float">
            <text:p>2526</text:p>
          </table:table-cell>
          <table:table-cell table:formula="of:=LN([.B265]/[.$C$3])" office:value-type="float" office:value="0.475093155605894" calcext:value-type="float">
            <text:p>0.475093155605894</text:p>
          </table:table-cell>
          <table:table-cell table:formula="of:=1/([.$C$12]+[.$C$13]*[.J265]+[.$C$14]*[.J265]*[.J265]*[.J265])-273.15" office:value-type="float" office:value="14.5230540860456" calcext:value-type="float">
            <text:p>14.52</text:p>
          </table:table-cell>
          <table:table-cell/>
          <table:table-cell table:formula="of:=1/([.$C$12]+[.$C$13]*[.J265]+[.$C$14]*[.J265]*[.J265] +[.$C$15]*[.$J265]*[.J265]*[.$J265]) -273.15" office:value-type="float" office:value="14.4969437964844" calcext:value-type="float">
            <text:p>14.50</text:p>
          </table:table-cell>
          <table:table-cell table:number-columns-repeated="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6006.78" calcext:value-type="float">
            <text:p>16006.7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6" calcext:value-type="float">
            <text:p>-4.66</text:p>
          </table:table-cell>
          <table:table-cell/>
          <table:table-cell table:style-name="ce5" table:formula="of:=[.$J$16] * [.B266]/ ([.$J$3]+[.B266])" office:value-type="float" office:value="2521.02608935055" calcext:value-type="float">
            <text:p>2521</text:p>
          </table:table-cell>
          <table:table-cell table:formula="of:=LN([.B266]/[.$C$3])" office:value-type="float" office:value="0.47042728948906" calcext:value-type="float">
            <text:p>0.47042728948906</text:p>
          </table:table-cell>
          <table:table-cell table:formula="of:=1/([.$C$12]+[.$C$13]*[.J266]+[.$C$14]*[.J266]*[.J266]*[.J266])-273.15" office:value-type="float" office:value="14.6228141392904" calcext:value-type="float">
            <text:p>14.62</text:p>
          </table:table-cell>
          <table:table-cell/>
          <table:table-cell table:formula="of:=1/([.$C$12]+[.$C$13]*[.J266]+[.$C$14]*[.J266]*[.J266] +[.$C$15]*[.$J266]*[.J266]*[.$J266]) -273.15" office:value-type="float" office:value="14.5969789986466" calcext:value-type="float">
            <text:p>14.60</text:p>
          </table:table-cell>
          <table:table-cell table:number-columns-repeated="2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5932.31" calcext:value-type="float">
            <text:p>15932.3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6" calcext:value-type="float">
            <text:p>-4.66</text:p>
          </table:table-cell>
          <table:table-cell/>
          <table:table-cell table:style-name="ce5" table:formula="of:=[.$J$16] * [.B267]/ ([.$J$3]+[.B267])" office:value-type="float" office:value="2516.50322551288" calcext:value-type="float">
            <text:p>2517</text:p>
          </table:table-cell>
          <table:table-cell table:formula="of:=LN([.B267]/[.$C$3])" office:value-type="float" office:value="0.465764029831258" calcext:value-type="float">
            <text:p>0.465764029831258</text:p>
          </table:table-cell>
          <table:table-cell table:formula="of:=1/([.$C$12]+[.$C$13]*[.J267]+[.$C$14]*[.J267]*[.J267]*[.J267])-273.15" office:value-type="float" office:value="14.7225743612991" calcext:value-type="float">
            <text:p>14.72</text:p>
          </table:table-cell>
          <table:table-cell/>
          <table:table-cell table:formula="of:=1/([.$C$12]+[.$C$13]*[.J267]+[.$C$14]*[.J267]*[.J267] +[.$C$15]*[.$J267]*[.J267]*[.$J267]) -273.15" office:value-type="float" office:value="14.6970181480002" calcext:value-type="float">
            <text:p>14.70</text:p>
          </table:table-cell>
          <table:table-cell table:number-columns-repeated="2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5858.24" calcext:value-type="float">
            <text:p>15858.2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6" calcext:value-type="float">
            <text:p>-4.66</text:p>
          </table:table-cell>
          <table:table-cell/>
          <table:table-cell table:style-name="ce5" table:formula="of:=[.$J$16] * [.B268]/ ([.$J$3]+[.B268])" office:value-type="float" office:value="2511.97881371663" calcext:value-type="float">
            <text:p>2512</text:p>
          </table:table-cell>
          <table:table-cell table:formula="of:=LN([.B268]/[.$C$3])" office:value-type="float" office:value="0.461104146058703" calcext:value-type="float">
            <text:p>0.461104146058703</text:p>
          </table:table-cell>
          <table:table-cell table:formula="of:=1/([.$C$12]+[.$C$13]*[.J268]+[.$C$14]*[.J268]*[.J268]*[.J268])-273.15" office:value-type="float" office:value="14.8223183599968" calcext:value-type="float">
            <text:p>14.82</text:p>
          </table:table-cell>
          <table:table-cell/>
          <table:table-cell table:formula="of:=1/([.$C$12]+[.$C$13]*[.J268]+[.$C$14]*[.J268]*[.J268] +[.$C$15]*[.$J268]*[.J268]*[.$J268]) -273.15" office:value-type="float" office:value="14.7970446786492" calcext:value-type="float">
            <text:p>14.80</text:p>
          </table:table-cell>
          <table:table-cell table:number-columns-repeated="2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5784.55" calcext:value-type="float">
            <text:p>15784.5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6" calcext:value-type="float">
            <text:p>-4.66</text:p>
          </table:table-cell>
          <table:table-cell/>
          <table:table-cell table:style-name="ce5" table:formula="of:=[.$J$16] * [.B269]/ ([.$J$3]+[.B269])" office:value-type="float" office:value="2507.45181901565" calcext:value-type="float">
            <text:p>2507</text:p>
          </table:table-cell>
          <table:table-cell table:formula="of:=LN([.B269]/[.$C$3])" office:value-type="float" office:value="0.456446520532258" calcext:value-type="float">
            <text:p>0.456446520532258</text:p>
          </table:table-cell>
          <table:table-cell table:formula="of:=1/([.$C$12]+[.$C$13]*[.J269]+[.$C$14]*[.J269]*[.J269]*[.J269])-273.15" office:value-type="float" office:value="14.922070132482" calcext:value-type="float">
            <text:p>14.92</text:p>
          </table:table-cell>
          <table:table-cell/>
          <table:table-cell table:formula="of:=1/([.$C$12]+[.$C$13]*[.J269]+[.$C$14]*[.J269]*[.J269] +[.$C$15]*[.$J269]*[.J269]*[.$J269]) -273.15" office:value-type="float" office:value="14.8970825281805" calcext:value-type="float">
            <text:p>14.9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711.26" calcext:value-type="float">
            <text:p>15711.2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5" calcext:value-type="float">
            <text:p>-4.65</text:p>
          </table:table-cell>
          <table:table-cell/>
          <table:table-cell table:style-name="ce5" table:formula="of:=[.$J$16] * [.B270]/ ([.$J$3]+[.B270])" office:value-type="float" office:value="2502.92365912834" calcext:value-type="float">
            <text:p>2503</text:p>
          </table:table-cell>
          <table:table-cell table:formula="of:=LN([.B270]/[.$C$3])" office:value-type="float" office:value="0.451792559749256" calcext:value-type="float">
            <text:p>0.451792559749256</text:p>
          </table:table-cell>
          <table:table-cell table:formula="of:=1/([.$C$12]+[.$C$13]*[.J270]+[.$C$14]*[.J270]*[.J270]*[.J270])-273.15" office:value-type="float" office:value="15.021799624782" calcext:value-type="float">
            <text:p>15.02</text:p>
          </table:table-cell>
          <table:table-cell/>
          <table:table-cell table:formula="of:=1/([.$C$12]+[.$C$13]*[.J270]+[.$C$14]*[.J270]*[.J270] +[.$C$15]*[.$J270]*[.J270]*[.$J270]) -273.15" office:value-type="float" office:value="14.9971014287491" calcext:value-type="float">
            <text:p>15.00</text:p>
          </table:table-cell>
          <table:table-cell table:number-columns-repeated="2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5638.34" calcext:value-type="float">
            <text:p>15638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5" calcext:value-type="float">
            <text:p>-4.65</text:p>
          </table:table-cell>
          <table:table-cell/>
          <table:table-cell table:style-name="ce5" table:formula="of:=[.$J$16] * [.B271]/ ([.$J$3]+[.B271])" office:value-type="float" office:value="2498.3926666079" calcext:value-type="float">
            <text:p>2498</text:p>
          </table:table-cell>
          <table:table-cell table:formula="of:=LN([.B271]/[.$C$3])" office:value-type="float" office:value="0.447140498382655" calcext:value-type="float">
            <text:p>0.447140498382655</text:p>
          </table:table-cell>
          <table:table-cell table:formula="of:=1/([.$C$12]+[.$C$13]*[.J271]+[.$C$14]*[.J271]*[.J271]*[.J271])-273.15" office:value-type="float" office:value="15.1215447411603" calcext:value-type="float">
            <text:p>15.12</text:p>
          </table:table-cell>
          <table:table-cell/>
          <table:table-cell table:formula="of:=1/([.$C$12]+[.$C$13]*[.J271]+[.$C$14]*[.J271]*[.J271] +[.$C$15]*[.$J271]*[.J271]*[.$J271]) -273.15" office:value-type="float" office:value="15.0971392674057" calcext:value-type="float">
            <text:p>15.10</text:p>
          </table:table-cell>
          <table:table-cell table:number-columns-repeated="2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5565.81" calcext:value-type="float">
            <text:p>15565.8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5" calcext:value-type="float">
            <text:p>-4.65</text:p>
          </table:table-cell>
          <table:table-cell/>
          <table:table-cell table:style-name="ce5" table:formula="of:=[.$J$16] * [.B272]/ ([.$J$3]+[.B272])" office:value-type="float" office:value="2493.86026728666" calcext:value-type="float">
            <text:p>2494</text:p>
          </table:table-cell>
          <table:table-cell table:formula="of:=LN([.B272]/[.$C$3])" office:value-type="float" office:value="0.442491749378459" calcext:value-type="float">
            <text:p>0.442491749378459</text:p>
          </table:table-cell>
          <table:table-cell table:formula="of:=1/([.$C$12]+[.$C$13]*[.J272]+[.$C$14]*[.J272]*[.J272]*[.J272])-273.15" office:value-type="float" office:value="15.2212752679392" calcext:value-type="float">
            <text:p>15.22</text:p>
          </table:table-cell>
          <table:table-cell/>
          <table:table-cell table:formula="of:=1/([.$C$12]+[.$C$13]*[.J272]+[.$C$14]*[.J272]*[.J272] +[.$C$15]*[.$J272]*[.J272]*[.$J272]) -273.15" office:value-type="float" office:value="15.1971656150754" calcext:value-type="float">
            <text:p>15.20</text:p>
          </table:table-cell>
          <table:table-cell table:number-columns-repeated="2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5493.65" calcext:value-type="float">
            <text:p>15493.6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4" calcext:value-type="float">
            <text:p>-4.64</text:p>
          </table:table-cell>
          <table:table-cell/>
          <table:table-cell table:style-name="ce5" table:formula="of:=[.$J$16] * [.B273]/ ([.$J$3]+[.B273])" office:value-type="float" office:value="2489.32539671644" calcext:value-type="float">
            <text:p>2489</text:p>
          </table:table-cell>
          <table:table-cell table:formula="of:=LN([.B273]/[.$C$3])" office:value-type="float" office:value="0.43784516957108" calcext:value-type="float">
            <text:p>0.43784516957108</text:p>
          </table:table-cell>
          <table:table-cell table:formula="of:=1/([.$C$12]+[.$C$13]*[.J273]+[.$C$14]*[.J273]*[.J273]*[.J273])-273.15" office:value-type="float" office:value="15.3210158060281" calcext:value-type="float">
            <text:p>15.32</text:p>
          </table:table-cell>
          <table:table-cell/>
          <table:table-cell table:formula="of:=1/([.$C$12]+[.$C$13]*[.J273]+[.$C$14]*[.J273]*[.J273] +[.$C$15]*[.$J273]*[.J273]*[.$J273]) -273.15" office:value-type="float" office:value="15.2972050186912" calcext:value-type="float">
            <text:p>15.30</text:p>
          </table:table-cell>
          <table:table-cell table:number-columns-repeated="2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5421.87" calcext:value-type="float">
            <text:p>15421.8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4" calcext:value-type="float">
            <text:p>-4.64</text:p>
          </table:table-cell>
          <table:table-cell/>
          <table:table-cell table:style-name="ce5" table:formula="of:=[.$J$16] * [.B274]/ ([.$J$3]+[.B274])" office:value-type="float" office:value="2484.78886564993" calcext:value-type="float">
            <text:p>2485</text:p>
          </table:table-cell>
          <table:table-cell table:formula="of:=LN([.B274]/[.$C$3])" office:value-type="float" office:value="0.433201538864919" calcext:value-type="float">
            <text:p>0.433201538864919</text:p>
          </table:table-cell>
          <table:table-cell table:formula="of:=1/([.$C$12]+[.$C$13]*[.J274]+[.$C$14]*[.J274]*[.J274]*[.J274])-273.15" office:value-type="float" office:value="15.4207496973181" calcext:value-type="float">
            <text:p>15.42</text:p>
          </table:table-cell>
          <table:table-cell/>
          <table:table-cell table:formula="of:=1/([.$C$12]+[.$C$13]*[.J274]+[.$C$14]*[.J274]*[.J274] +[.$C$15]*[.$J274]*[.J274]*[.$J274]) -273.15" office:value-type="float" office:value="15.3972406437265" calcext:value-type="float">
            <text:p>15.40</text:p>
          </table:table-cell>
          <table:table-cell table:number-columns-repeated="2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5350.47" calcext:value-type="float">
            <text:p>15350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4" calcext:value-type="float">
            <text:p>-4.64</text:p>
          </table:table-cell>
          <table:table-cell/>
          <table:table-cell table:style-name="ce5" table:formula="of:=[.$J$16] * [.B275]/ ([.$J$3]+[.B275])" office:value-type="float" office:value="2480.25086398793" calcext:value-type="float">
            <text:p>2480</text:p>
          </table:table-cell>
          <table:table-cell table:formula="of:=LN([.B275]/[.$C$3])" office:value-type="float" office:value="0.42856099946292" calcext:value-type="float">
            <text:p>0.42856099946292</text:p>
          </table:table-cell>
          <table:table-cell table:formula="of:=1/([.$C$12]+[.$C$13]*[.J275]+[.$C$14]*[.J275]*[.J275]*[.J275])-273.15" office:value-type="float" office:value="15.5204739534279" calcext:value-type="float">
            <text:p>15.52</text:p>
          </table:table-cell>
          <table:table-cell/>
          <table:table-cell table:formula="of:=1/([.$C$12]+[.$C$13]*[.J275]+[.$C$14]*[.J275]*[.J275] +[.$C$15]*[.$J275]*[.J275]*[.$J275]) -273.15" office:value-type="float" office:value="15.4972693654885" calcext:value-type="float">
            <text:p>15.50</text:p>
          </table:table-cell>
          <table:table-cell table:number-columns-repeated="2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5279.44" calcext:value-type="float">
            <text:p>15279.4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4" calcext:value-type="float">
            <text:p>-4.64</text:p>
          </table:table-cell>
          <table:table-cell/>
          <table:table-cell table:style-name="ce5" table:formula="of:=[.$J$16] * [.B276]/ ([.$J$3]+[.B276])" office:value-type="float" office:value="2475.71094296393" calcext:value-type="float">
            <text:p>2476</text:p>
          </table:table-cell>
          <table:table-cell table:formula="of:=LN([.B276]/[.$C$3])" office:value-type="float" office:value="0.42392304085807" calcext:value-type="float">
            <text:p>0.42392304085807</text:p>
          </table:table-cell>
          <table:table-cell table:formula="of:=1/([.$C$12]+[.$C$13]*[.J276]+[.$C$14]*[.J276]*[.J276]*[.J276])-273.15" office:value-type="float" office:value="15.6201996174159" calcext:value-type="float">
            <text:p>15.62</text:p>
          </table:table-cell>
          <table:table-cell/>
          <table:table-cell table:formula="of:=1/([.$C$12]+[.$C$13]*[.J276]+[.$C$14]*[.J276]*[.J276] +[.$C$15]*[.$J276]*[.J276]*[.$J276]) -273.15" office:value-type="float" office:value="15.5973021339231" calcext:value-type="float">
            <text:p>15.60</text:p>
          </table:table-cell>
          <table:table-cell table:number-columns-repeated="2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5208.79" calcext:value-type="float">
            <text:p>15208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3" calcext:value-type="float">
            <text:p>-4.63</text:p>
          </table:table-cell>
          <table:table-cell/>
          <table:table-cell table:style-name="ce5" table:formula="of:=[.$J$16] * [.B277]/ ([.$J$3]+[.B277])" office:value-type="float" office:value="2471.16993080588" calcext:value-type="float">
            <text:p>2471</text:p>
          </table:table-cell>
          <table:table-cell table:formula="of:=LN([.B277]/[.$C$3])" office:value-type="float" office:value="0.419288457186947" calcext:value-type="float">
            <text:p>0.419288457186947</text:p>
          </table:table-cell>
          <table:table-cell table:formula="of:=1/([.$C$12]+[.$C$13]*[.J277]+[.$C$14]*[.J277]*[.J277]*[.J277])-273.15" office:value-type="float" office:value="15.7199096806576" calcext:value-type="float">
            <text:p>15.72</text:p>
          </table:table-cell>
          <table:table-cell/>
          <table:table-cell table:formula="of:=1/([.$C$12]+[.$C$13]*[.J277]+[.$C$14]*[.J277]*[.J277] +[.$C$15]*[.$J277]*[.J277]*[.$J277]) -273.15" office:value-type="float" office:value="15.6973217610878" calcext:value-type="float">
            <text:p>15.70</text:p>
          </table:table-cell>
          <table:table-cell table:number-columns-repeated="2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5138.5" calcext:value-type="float">
            <text:p>15138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3" calcext:value-type="float">
            <text:p>-4.63</text:p>
          </table:table-cell>
          <table:table-cell/>
          <table:table-cell table:style-name="ce5" table:formula="of:=[.$J$16] * [.B278]/ ([.$J$3]+[.B278])" office:value-type="float" office:value="2466.62672792728" calcext:value-type="float">
            <text:p>2467</text:p>
          </table:table-cell>
          <table:table-cell table:formula="of:=LN([.B278]/[.$C$3])" office:value-type="float" office:value="0.41465607480975" calcext:value-type="float">
            <text:p>0.41465607480975</text:p>
          </table:table-cell>
          <table:table-cell table:formula="of:=1/([.$C$12]+[.$C$13]*[.J278]+[.$C$14]*[.J278]*[.J278]*[.J278])-273.15" office:value-type="float" office:value="15.819629467035" calcext:value-type="float">
            <text:p>15.82</text:p>
          </table:table-cell>
          <table:table-cell/>
          <table:table-cell table:formula="of:=1/([.$C$12]+[.$C$13]*[.J278]+[.$C$14]*[.J278]*[.J278] +[.$C$15]*[.$J278]*[.J278]*[.$J278]) -273.15" office:value-type="float" office:value="15.7973535229519" calcext:value-type="float">
            <text:p>15.80</text:p>
          </table:table-cell>
          <table:table-cell table:number-columns-repeated="2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5068.57" calcext:value-type="float">
            <text:p>15068.5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3" calcext:value-type="float">
            <text:p>-4.63</text:p>
          </table:table-cell>
          <table:table-cell/>
          <table:table-cell table:style-name="ce5" table:formula="of:=[.$J$16] * [.B279]/ ([.$J$3]+[.B279])" office:value-type="float" office:value="2462.0815116299" calcext:value-type="float">
            <text:p>2462</text:p>
          </table:table-cell>
          <table:table-cell table:formula="of:=LN([.B279]/[.$C$3])" office:value-type="float" office:value="0.41002602463102" calcext:value-type="float">
            <text:p>0.41002602463102</text:p>
          </table:table-cell>
          <table:table-cell table:formula="of:=1/([.$C$12]+[.$C$13]*[.J279]+[.$C$14]*[.J279]*[.J279]*[.J279])-273.15" office:value-type="float" office:value="15.9193562515331" calcext:value-type="float">
            <text:p>15.92</text:p>
          </table:table-cell>
          <table:table-cell/>
          <table:table-cell table:formula="of:=1/([.$C$12]+[.$C$13]*[.J279]+[.$C$14]*[.J279]*[.J279] +[.$C$15]*[.$J279]*[.J279]*[.$J279]) -273.15" office:value-type="float" office:value="15.8973945603138" calcext:value-type="float">
            <text:p>15.9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99.01" calcext:value-type="float">
            <text:p>14999.0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3" calcext:value-type="float">
            <text:p>-4.63</text:p>
          </table:table-cell>
          <table:table-cell/>
          <table:table-cell table:style-name="ce5" table:formula="of:=[.$J$16] * [.B280]/ ([.$J$3]+[.B280])" office:value-type="float" office:value="2457.53511679062" calcext:value-type="float">
            <text:p>2458</text:p>
          </table:table-cell>
          <table:table-cell table:formula="of:=LN([.B280]/[.$C$3])" office:value-type="float" office:value="0.405399105930069" calcext:value-type="float">
            <text:p>0.405399105930069</text:p>
          </table:table-cell>
          <table:table-cell table:formula="of:=1/([.$C$12]+[.$C$13]*[.J280]+[.$C$14]*[.J280]*[.J280]*[.J280])-273.15" office:value-type="float" office:value="16.0190728940179" calcext:value-type="float">
            <text:p>16.02</text:p>
          </table:table-cell>
          <table:table-cell/>
          <table:table-cell table:formula="of:=1/([.$C$12]+[.$C$13]*[.J280]+[.$C$14]*[.J280]*[.J280] +[.$C$15]*[.$J280]*[.J280]*[.$J280]) -273.15" office:value-type="float" office:value="15.9974275527482" calcext:value-type="float">
            <text:p>16.00</text:p>
          </table:table-cell>
          <table:table-cell table:number-columns-repeated="2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4929.82" calcext:value-type="float">
            <text:p>14929.8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2" calcext:value-type="float">
            <text:p>-4.62</text:p>
          </table:table-cell>
          <table:table-cell/>
          <table:table-cell table:style-name="ce5" table:formula="of:=[.$J$16] * [.B281]/ ([.$J$3]+[.B281])" office:value-type="float" office:value="2452.98773597242" calcext:value-type="float">
            <text:p>2453</text:p>
          </table:table-cell>
          <table:table-cell table:formula="of:=LN([.B281]/[.$C$3])" office:value-type="float" office:value="0.400775462221817" calcext:value-type="float">
            <text:p>0.400775462221817</text:p>
          </table:table-cell>
          <table:table-cell table:formula="of:=1/([.$C$12]+[.$C$13]*[.J281]+[.$C$14]*[.J281]*[.J281]*[.J281])-273.15" office:value-type="float" office:value="16.118776359397" calcext:value-type="float">
            <text:p>16.12</text:p>
          </table:table-cell>
          <table:table-cell/>
          <table:table-cell table:formula="of:=1/([.$C$12]+[.$C$13]*[.J281]+[.$C$14]*[.J281]*[.J281] +[.$C$15]*[.$J281]*[.J281]*[.$J281]) -273.15" office:value-type="float" office:value="16.0974493287276" calcext:value-type="float">
            <text:p>16.10</text:p>
          </table:table-cell>
          <table:table-cell table:number-columns-repeated="2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4860.98" calcext:value-type="float">
            <text:p>14860.9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2" calcext:value-type="float">
            <text:p>-4.62</text:p>
          </table:table-cell>
          <table:table-cell/>
          <table:table-cell table:style-name="ce5" table:formula="of:=[.$J$16] * [.B282]/ ([.$J$3]+[.B282])" office:value-type="float" office:value="2448.43823855697" calcext:value-type="float">
            <text:p>2448</text:p>
          </table:table-cell>
          <table:table-cell table:formula="of:=LN([.B282]/[.$C$3])" office:value-type="float" office:value="0.396153892977026" calcext:value-type="float">
            <text:p>0.396153892977026</text:p>
          </table:table-cell>
          <table:table-cell table:formula="of:=1/([.$C$12]+[.$C$13]*[.J282]+[.$C$14]*[.J282]*[.J282]*[.J282])-273.15" office:value-type="float" office:value="16.2184926130394" calcext:value-type="float">
            <text:p>16.22</text:p>
          </table:table-cell>
          <table:table-cell/>
          <table:table-cell table:formula="of:=1/([.$C$12]+[.$C$13]*[.J282]+[.$C$14]*[.J282]*[.J282] +[.$C$15]*[.$J282]*[.J282]*[.$J282]) -273.15" office:value-type="float" office:value="16.1974858105122" calcext:value-type="float">
            <text:p>16.20</text:p>
          </table:table-cell>
          <table:table-cell table:number-columns-repeated="2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4792.5" calcext:value-type="float">
            <text:p>14792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2" calcext:value-type="float">
            <text:p>-4.62</text:p>
          </table:table-cell>
          <table:table-cell/>
          <table:table-cell table:style-name="ce5" table:formula="of:=[.$J$16] * [.B283]/ ([.$J$3]+[.B283])" office:value-type="float" office:value="2443.88746596753" calcext:value-type="float">
            <text:p>2444</text:p>
          </table:table-cell>
          <table:table-cell table:formula="of:=LN([.B283]/[.$C$3])" office:value-type="float" office:value="0.391535202574666" calcext:value-type="float">
            <text:p>0.391535202574666</text:p>
          </table:table-cell>
          <table:table-cell table:formula="of:=1/([.$C$12]+[.$C$13]*[.J283]+[.$C$14]*[.J283]*[.J283]*[.J283])-273.15" office:value-type="float" office:value="16.3182043840475" calcext:value-type="float">
            <text:p>16.32</text:p>
          </table:table-cell>
          <table:table-cell/>
          <table:table-cell table:formula="of:=1/([.$C$12]+[.$C$13]*[.J283]+[.$C$14]*[.J283]*[.J283] +[.$C$15]*[.$J283]*[.J283]*[.$J283]) -273.15" office:value-type="float" office:value="16.2975195460633" calcext:value-type="float">
            <text:p>16.30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4724.38" calcext:value-type="float">
            <text:p>14724.3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1" calcext:value-type="float">
            <text:p>-4.61</text:p>
          </table:table-cell>
          <table:table-cell/>
          <table:table-cell table:style-name="ce5" table:formula="of:=[.$J$16] * [.B284]/ ([.$J$3]+[.B284])" office:value-type="float" office:value="2439.33560639337" calcext:value-type="float">
            <text:p>2439</text:p>
          </table:table-cell>
          <table:table-cell table:formula="of:=LN([.B284]/[.$C$3])" office:value-type="float" office:value="0.386919530393995" calcext:value-type="float">
            <text:p>0.386919530393995</text:p>
          </table:table-cell>
          <table:table-cell table:formula="of:=1/([.$C$12]+[.$C$13]*[.J284]+[.$C$14]*[.J284]*[.J284]*[.J284])-273.15" office:value-type="float" office:value="16.4179087301899" calcext:value-type="float">
            <text:p>16.42</text:p>
          </table:table-cell>
          <table:table-cell/>
          <table:table-cell table:formula="of:=1/([.$C$12]+[.$C$13]*[.J284]+[.$C$14]*[.J284]*[.J284] +[.$C$15]*[.$J284]*[.J284]*[.$J284]) -273.15" office:value-type="float" office:value="16.3975474575206" calcext:value-type="float">
            <text:p>16.40</text:p>
          </table:table-cell>
          <table:table-cell table:number-columns-repeated="2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4656.61" calcext:value-type="float">
            <text:p>14656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1" calcext:value-type="float">
            <text:p>-4.61</text:p>
          </table:table-cell>
          <table:table-cell/>
          <table:table-cell table:style-name="ce5" table:formula="of:=[.$J$16] * [.B285]/ ([.$J$3]+[.B285])" office:value-type="float" office:value="2434.78217646303" calcext:value-type="float">
            <text:p>2435</text:p>
          </table:table-cell>
          <table:table-cell table:formula="of:=LN([.B285]/[.$C$3])" office:value-type="float" office:value="0.382306335250631" calcext:value-type="float">
            <text:p>0.382306335250631</text:p>
          </table:table-cell>
          <table:table-cell table:formula="of:=1/([.$C$12]+[.$C$13]*[.J285]+[.$C$14]*[.J285]*[.J285]*[.J285])-273.15" office:value-type="float" office:value="16.5176174158904" calcext:value-type="float">
            <text:p>16.52</text:p>
          </table:table-cell>
          <table:table-cell/>
          <table:table-cell table:formula="of:=1/([.$C$12]+[.$C$13]*[.J285]+[.$C$14]*[.J285]*[.J285] +[.$C$15]*[.$J285]*[.J285]*[.$J285]) -273.15" office:value-type="float" office:value="16.4975812216779" calcext:value-type="float">
            <text:p>16.50</text:p>
          </table:table-cell>
          <table:table-cell table:number-columns-repeated="2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4589.2" calcext:value-type="float">
            <text:p>14589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1" calcext:value-type="float">
            <text:p>-4.61</text:p>
          </table:table-cell>
          <table:table-cell/>
          <table:table-cell table:style-name="ce5" table:formula="of:=[.$J$16] * [.B286]/ ([.$J$3]+[.B286])" office:value-type="float" office:value="2430.22803507231" calcext:value-type="float">
            <text:p>2430</text:p>
          </table:table-cell>
          <table:table-cell table:formula="of:=LN([.B286]/[.$C$3])" office:value-type="float" office:value="0.37769643596055" calcext:value-type="float">
            <text:p>0.37769643596055</text:p>
          </table:table-cell>
          <table:table-cell table:formula="of:=1/([.$C$12]+[.$C$13]*[.J286]+[.$C$14]*[.J286]*[.J286]*[.J286])-273.15" office:value-type="float" office:value="16.6173128121673" calcext:value-type="float">
            <text:p>16.62</text:p>
          </table:table-cell>
          <table:table-cell/>
          <table:table-cell table:formula="of:=1/([.$C$12]+[.$C$13]*[.J286]+[.$C$14]*[.J286]*[.J286] +[.$C$15]*[.$J286]*[.J286]*[.$J286]) -273.15" office:value-type="float" office:value="16.5976030262563" calcext:value-type="float">
            <text:p>16.60</text:p>
          </table:table-cell>
          <table:table-cell table:number-columns-repeated="2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4522.13" calcext:value-type="float">
            <text:p>14522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1" calcext:value-type="float">
            <text:p>-4.61</text:p>
          </table:table-cell>
          <table:table-cell/>
          <table:table-cell table:style-name="ce5" table:formula="of:=[.$J$16] * [.B287]/ ([.$J$3]+[.B287])" office:value-type="float" office:value="2425.67201462516" calcext:value-type="float">
            <text:p>2426</text:p>
          </table:table-cell>
          <table:table-cell table:formula="of:=LN([.B287]/[.$C$3])" office:value-type="float" office:value="0.373088599858936" calcext:value-type="float">
            <text:p>0.373088599858936</text:p>
          </table:table-cell>
          <table:table-cell table:formula="of:=1/([.$C$12]+[.$C$13]*[.J287]+[.$C$14]*[.J287]*[.J287]*[.J287])-273.15" office:value-type="float" office:value="16.7170216534882" calcext:value-type="float">
            <text:p>16.72</text:p>
          </table:table-cell>
          <table:table-cell/>
          <table:table-cell table:formula="of:=1/([.$C$12]+[.$C$13]*[.J287]+[.$C$14]*[.J287]*[.J287] +[.$C$15]*[.$J287]*[.J287]*[.$J287]) -273.15" office:value-type="float" office:value="16.6976395677027" calcext:value-type="float">
            <text:p>16.70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4455.41" calcext:value-type="float">
            <text:p>14455.4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" calcext:value-type="float">
            <text:p>-4.6</text:p>
          </table:table-cell>
          <table:table-cell/>
          <table:table-cell table:style-name="ce5" table:formula="of:=[.$J$16] * [.B288]/ ([.$J$3]+[.B288])" office:value-type="float" office:value="2421.11497455982" calcext:value-type="float">
            <text:p>2421</text:p>
          </table:table-cell>
          <table:table-cell table:formula="of:=LN([.B288]/[.$C$3])" office:value-type="float" office:value="0.368483645959944" calcext:value-type="float">
            <text:p>0.368483645959944</text:p>
          </table:table-cell>
          <table:table-cell table:formula="of:=1/([.$C$12]+[.$C$13]*[.J288]+[.$C$14]*[.J288]*[.J288]*[.J288])-273.15" office:value-type="float" office:value="16.8167263012913" calcext:value-type="float">
            <text:p>16.82</text:p>
          </table:table-cell>
          <table:table-cell/>
          <table:table-cell table:formula="of:=1/([.$C$12]+[.$C$13]*[.J288]+[.$C$14]*[.J288]*[.J288] +[.$C$15]*[.$J288]*[.J288]*[.$J288]) -273.15" office:value-type="float" office:value="16.7976730241929" calcext:value-type="float">
            <text:p>16.80</text:p>
          </table:table-cell>
          <table:table-cell table:number-columns-repeated="2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4389.04" calcext:value-type="float">
            <text:p>14389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" calcext:value-type="float">
            <text:p>-4.6</text:p>
          </table:table-cell>
          <table:table-cell/>
          <table:table-cell table:style-name="ce5" table:formula="of:=[.$J$16] * [.B289]/ ([.$J$3]+[.B289])" office:value-type="float" office:value="2416.55710269859" calcext:value-type="float">
            <text:p>2417</text:p>
          </table:table-cell>
          <table:table-cell table:formula="of:=LN([.B289]/[.$C$3])" office:value-type="float" office:value="0.363881712684685" calcext:value-type="float">
            <text:p>0.363881712684685</text:p>
          </table:table-cell>
          <table:table-cell table:formula="of:=1/([.$C$12]+[.$C$13]*[.J289]+[.$C$14]*[.J289]*[.J289]*[.J289])-273.15" office:value-type="float" office:value="16.9164238243069" calcext:value-type="float">
            <text:p>16.92</text:p>
          </table:table-cell>
          <table:table-cell/>
          <table:table-cell table:formula="of:=1/([.$C$12]+[.$C$13]*[.J289]+[.$C$14]*[.J289]*[.J289] +[.$C$15]*[.$J289]*[.J289]*[.$J289]) -273.15" office:value-type="float" office:value="16.897700329237" calcext:value-type="float">
            <text:p>16.9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323.01" calcext:value-type="float">
            <text:p>14323.0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" calcext:value-type="float">
            <text:p>-4.6</text:p>
          </table:table-cell>
          <table:table-cell/>
          <table:table-cell table:style-name="ce5" table:formula="of:=[.$J$16] * [.B290]/ ([.$J$3]+[.B290])" office:value-type="float" office:value="2411.9978966419" calcext:value-type="float">
            <text:p>2412</text:p>
          </table:table-cell>
          <table:table-cell table:formula="of:=LN([.B290]/[.$C$3])" office:value-type="float" office:value="0.359282241981195" calcext:value-type="float">
            <text:p>0.359282241981195</text:p>
          </table:table-cell>
          <table:table-cell table:formula="of:=1/([.$C$12]+[.$C$13]*[.J290]+[.$C$14]*[.J290]*[.J290]*[.J290])-273.15" office:value-type="float" office:value="17.016126385888" calcext:value-type="float">
            <text:p>17.02</text:p>
          </table:table-cell>
          <table:table-cell/>
          <table:table-cell table:formula="of:=1/([.$C$12]+[.$C$13]*[.J290]+[.$C$14]*[.J290]*[.J290] +[.$C$15]*[.$J290]*[.J290]*[.$J290]) -273.15" office:value-type="float" office:value="16.9977335611158" calcext:value-type="float">
            <text:p>17.00</text:p>
          </table:table-cell>
          <table:table-cell table:number-columns-repeated="2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4257.33" calcext:value-type="float">
            <text:p>14257.3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" calcext:value-type="float">
            <text:p>-4.6</text:p>
          </table:table-cell>
          <table:table-cell/>
          <table:table-cell table:style-name="ce5" table:formula="of:=[.$J$16] * [.B291]/ ([.$J$3]+[.B291])" office:value-type="float" office:value="2407.43823330927" calcext:value-type="float">
            <text:p>2407</text:p>
          </table:table-cell>
          <table:table-cell table:formula="of:=LN([.B291]/[.$C$3])" office:value-type="float" office:value="0.354686067434416" calcext:value-type="float">
            <text:p>0.354686067434416</text:p>
          </table:table-cell>
          <table:table-cell table:formula="of:=1/([.$C$12]+[.$C$13]*[.J291]+[.$C$14]*[.J291]*[.J291]*[.J291])-273.15" office:value-type="float" office:value="17.1158159845677" calcext:value-type="float">
            <text:p>17.12</text:p>
          </table:table-cell>
          <table:table-cell/>
          <table:table-cell table:formula="of:=1/([.$C$12]+[.$C$13]*[.J291]+[.$C$14]*[.J291]*[.J291] +[.$C$15]*[.$J291]*[.J291]*[.$J291]) -273.15" office:value-type="float" office:value="17.0977545333996" calcext:value-type="float">
            <text:p>17.10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4191.98" calcext:value-type="float">
            <text:p>14191.9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9" calcext:value-type="float">
            <text:p>-4.59</text:p>
          </table:table-cell>
          <table:table-cell/>
          <table:table-cell table:style-name="ce5" table:formula="of:=[.$J$16] * [.B292]/ ([.$J$3]+[.B292])" office:value-type="float" office:value="2402.8769071403" calcext:value-type="float">
            <text:p>2403</text:p>
          </table:table-cell>
          <table:table-cell table:formula="of:=LN([.B292]/[.$C$3])" office:value-type="float" office:value="0.35009192332754" calcext:value-type="float">
            <text:p>0.35009192332754</text:p>
          </table:table-cell>
          <table:table-cell table:formula="of:=1/([.$C$12]+[.$C$13]*[.J292]+[.$C$14]*[.J292]*[.J292]*[.J292])-273.15" office:value-type="float" office:value="17.2155201495754" calcext:value-type="float">
            <text:p>17.22</text:p>
          </table:table-cell>
          <table:table-cell/>
          <table:table-cell table:formula="of:=1/([.$C$12]+[.$C$13]*[.J292]+[.$C$14]*[.J292]*[.J292] +[.$C$15]*[.$J292]*[.J292]*[.$J292]) -273.15" office:value-type="float" office:value="17.1977907417589" calcext:value-type="float">
            <text:p>17.20</text:p>
          </table:table-cell>
          <table:table-cell table:number-columns-repeated="2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4126.97" calcext:value-type="float">
            <text:p>14126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9" calcext:value-type="float">
            <text:p>-4.59</text:p>
          </table:table-cell>
          <table:table-cell/>
          <table:table-cell table:style-name="ce5" table:formula="of:=[.$J$16] * [.B293]/ ([.$J$3]+[.B293])" office:value-type="float" office:value="2398.31479543432" calcext:value-type="float">
            <text:p>2398</text:p>
          </table:table-cell>
          <table:table-cell table:formula="of:=LN([.B293]/[.$C$3])" office:value-type="float" office:value="0.345500643340107" calcext:value-type="float">
            <text:p>0.345500643340107</text:p>
          </table:table-cell>
          <table:table-cell table:formula="of:=1/([.$C$12]+[.$C$13]*[.J293]+[.$C$14]*[.J293]*[.J293]*[.J293])-273.15" office:value-type="float" office:value="17.3152208723627" calcext:value-type="float">
            <text:p>17.32</text:p>
          </table:table-cell>
          <table:table-cell/>
          <table:table-cell table:formula="of:=1/([.$C$12]+[.$C$13]*[.J293]+[.$C$14]*[.J293]*[.J293] +[.$C$15]*[.$J293]*[.J293]*[.$J293]) -273.15" office:value-type="float" office:value="17.2978239927833" calcext:value-type="float">
            <text:p>17.30</text:p>
          </table:table-cell>
          <table:table-cell table:number-columns-repeated="2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4062.3" calcext:value-type="float">
            <text:p>14062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9" calcext:value-type="float">
            <text:p>-4.59</text:p>
          </table:table-cell>
          <table:table-cell/>
          <table:table-cell table:style-name="ce5" table:formula="of:=[.$J$16] * [.B294]/ ([.$J$3]+[.B294])" office:value-type="float" office:value="2393.75208521214" calcext:value-type="float">
            <text:p>2394</text:p>
          </table:table-cell>
          <table:table-cell table:formula="of:=LN([.B294]/[.$C$3])" office:value-type="float" office:value="0.340912364647234" calcext:value-type="float">
            <text:p>0.340912364647234</text:p>
          </table:table-cell>
          <table:table-cell table:formula="of:=1/([.$C$12]+[.$C$13]*[.J294]+[.$C$14]*[.J294]*[.J294]*[.J294])-273.15" office:value-type="float" office:value="17.4149152397038" calcext:value-type="float">
            <text:p>17.41</text:p>
          </table:table-cell>
          <table:table-cell/>
          <table:table-cell table:formula="of:=1/([.$C$12]+[.$C$13]*[.J294]+[.$C$14]*[.J294]*[.J294] +[.$C$15]*[.$J294]*[.J294]*[.$J294]) -273.15" office:value-type="float" office:value="17.3978512385724" calcext:value-type="float">
            <text:p>17.40</text:p>
          </table:table-cell>
          <table:table-cell table:number-columns-repeated="2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3997.96" calcext:value-type="float">
            <text:p>13997.9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8" calcext:value-type="float">
            <text:p>-4.58</text:p>
          </table:table-cell>
          <table:table-cell/>
          <table:table-cell table:style-name="ce5" table:formula="of:=[.$J$16] * [.B295]/ ([.$J$3]+[.B295])" office:value-type="float" office:value="2389.18825433495" calcext:value-type="float">
            <text:p>2389</text:p>
          </table:table-cell>
          <table:table-cell table:formula="of:=LN([.B295]/[.$C$3])" office:value-type="float" office:value="0.336326511718141" calcext:value-type="float">
            <text:p>0.336326511718141</text:p>
          </table:table-cell>
          <table:table-cell table:formula="of:=1/([.$C$12]+[.$C$13]*[.J295]+[.$C$14]*[.J295]*[.J295]*[.J295])-273.15" office:value-type="float" office:value="17.5146158305809" calcext:value-type="float">
            <text:p>17.51</text:p>
          </table:table-cell>
          <table:table-cell/>
          <table:table-cell table:formula="of:=1/([.$C$12]+[.$C$13]*[.J295]+[.$C$14]*[.J295]*[.J295] +[.$C$15]*[.$J295]*[.J295]*[.$J295]) -273.15" office:value-type="float" office:value="17.4978849753154" calcext:value-type="float">
            <text:p>17.50</text:p>
          </table:table-cell>
          <table:table-cell table:number-columns-repeated="2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3933.95" calcext:value-type="float">
            <text:p>13933.9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8" calcext:value-type="float">
            <text:p>-4.58</text:p>
          </table:table-cell>
          <table:table-cell/>
          <table:table-cell table:style-name="ce5" table:formula="of:=[.$J$16] * [.B296]/ ([.$J$3]+[.B296])" office:value-type="float" office:value="2384.62348254258" calcext:value-type="float">
            <text:p>2385</text:p>
          </table:table-cell>
          <table:table-cell table:formula="of:=LN([.B296]/[.$C$3])" office:value-type="float" office:value="0.331743215262388" calcext:value-type="float">
            <text:p>0.331743215262388</text:p>
          </table:table-cell>
          <table:table-cell table:formula="of:=1/([.$C$12]+[.$C$13]*[.J296]+[.$C$14]*[.J296]*[.J296]*[.J296])-273.15" office:value-type="float" office:value="17.6143198854926" calcext:value-type="float">
            <text:p>17.61</text:p>
          </table:table-cell>
          <table:table-cell/>
          <table:table-cell table:formula="of:=1/([.$C$12]+[.$C$13]*[.J296]+[.$C$14]*[.J296]*[.J296] +[.$C$15]*[.$J296]*[.J296]*[.$J296]) -273.15" office:value-type="float" office:value="17.5979223096194" calcext:value-type="float">
            <text:p>17.60</text:p>
          </table:table-cell>
          <table:table-cell table:number-columns-repeated="2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3870.28" calcext:value-type="float">
            <text:p>13870.2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8" calcext:value-type="float">
            <text:p>-4.58</text:p>
          </table:table-cell>
          <table:table-cell/>
          <table:table-cell table:style-name="ce5" table:formula="of:=[.$J$16] * [.B297]/ ([.$J$3]+[.B297])" office:value-type="float" office:value="2380.0586704471" calcext:value-type="float">
            <text:p>2380</text:p>
          </table:table-cell>
          <table:table-cell table:formula="of:=LN([.B297]/[.$C$3])" office:value-type="float" office:value="0.327163328583869" calcext:value-type="float">
            <text:p>0.327163328583869</text:p>
          </table:table-cell>
          <table:table-cell table:formula="of:=1/([.$C$12]+[.$C$13]*[.J297]+[.$C$14]*[.J297]*[.J297]*[.J297])-273.15" office:value-type="float" office:value="17.7140089049005" calcext:value-type="float">
            <text:p>17.71</text:p>
          </table:table-cell>
          <table:table-cell/>
          <table:table-cell table:formula="of:=1/([.$C$12]+[.$C$13]*[.J297]+[.$C$14]*[.J297]*[.J297] +[.$C$15]*[.$J297]*[.J297]*[.$J297]) -273.15" office:value-type="float" office:value="17.6979445555089" calcext:value-type="float">
            <text:p>17.70</text:p>
          </table:table-cell>
          <table:table-cell table:number-columns-repeated="2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3806.93" calcext:value-type="float">
            <text:p>13806.9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8" calcext:value-type="float">
            <text:p>-4.58</text:p>
          </table:table-cell>
          <table:table-cell/>
          <table:table-cell table:style-name="ce5" table:formula="of:=[.$J$16] * [.B298]/ ([.$J$3]+[.B298])" office:value-type="float" office:value="2375.49256792035" calcext:value-type="float">
            <text:p>2375</text:p>
          </table:table-cell>
          <table:table-cell table:formula="of:=LN([.B298]/[.$C$3])" office:value-type="float" office:value="0.322585547035034" calcext:value-type="float">
            <text:p>0.322585547035034</text:p>
          </table:table-cell>
          <table:table-cell table:formula="of:=1/([.$C$12]+[.$C$13]*[.J298]+[.$C$14]*[.J298]*[.J298]*[.J298])-273.15" office:value-type="float" office:value="17.8137113583019" calcext:value-type="float">
            <text:p>17.81</text:p>
          </table:table-cell>
          <table:table-cell/>
          <table:table-cell table:formula="of:=1/([.$C$12]+[.$C$13]*[.J298]+[.$C$14]*[.J298]*[.J298] +[.$C$15]*[.$J298]*[.J298]*[.$J298]) -273.15" office:value-type="float" office:value="17.7979801531525" calcext:value-type="float">
            <text:p>17.80</text:p>
          </table:table-cell>
          <table:table-cell table:number-columns-repeated="2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3743.91" calcext:value-type="float">
            <text:p>13743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7" calcext:value-type="float">
            <text:p>-4.57</text:p>
          </table:table-cell>
          <table:table-cell/>
          <table:table-cell table:style-name="ce5" table:formula="of:=[.$J$16] * [.B299]/ ([.$J$3]+[.B299])" office:value-type="float" office:value="2370.92607578112" calcext:value-type="float">
            <text:p>2371</text:p>
          </table:table-cell>
          <table:table-cell table:formula="of:=LN([.B299]/[.$C$3])" office:value-type="float" office:value="0.318010723914423" calcext:value-type="float">
            <text:p>0.318010723914423</text:p>
          </table:table-cell>
          <table:table-cell table:formula="of:=1/([.$C$12]+[.$C$13]*[.J299]+[.$C$14]*[.J299]*[.J299]*[.J299])-273.15" office:value-type="float" office:value="17.9134087413715" calcext:value-type="float">
            <text:p>17.91</text:p>
          </table:table-cell>
          <table:table-cell/>
          <table:table-cell table:formula="of:=1/([.$C$12]+[.$C$13]*[.J299]+[.$C$14]*[.J299]*[.J299] +[.$C$15]*[.$J299]*[.J299]*[.$J299]) -273.15" office:value-type="float" office:value="17.8980104119936" calcext:value-type="float">
            <text:p>17.9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681.22" calcext:value-type="float">
            <text:p>13681.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7" calcext:value-type="float">
            <text:p>-4.57</text:p>
          </table:table-cell>
          <table:table-cell/>
          <table:table-cell table:style-name="ce5" table:formula="of:=[.$J$16] * [.B300]/ ([.$J$3]+[.B300])" office:value-type="float" office:value="2366.35938182239" calcext:value-type="float">
            <text:p>2366</text:p>
          </table:table-cell>
          <table:table-cell table:formula="of:=LN([.B300]/[.$C$3])" office:value-type="float" office:value="0.313438996510494" calcext:value-type="float">
            <text:p>0.313438996510494</text:p>
          </table:table-cell>
          <table:table-cell table:formula="of:=1/([.$C$12]+[.$C$13]*[.J300]+[.$C$14]*[.J300]*[.J300]*[.J300])-273.15" office:value-type="float" office:value="18.0130981229974" calcext:value-type="float">
            <text:p>18.01</text:p>
          </table:table-cell>
          <table:table-cell/>
          <table:table-cell table:formula="of:=1/([.$C$12]+[.$C$13]*[.J300]+[.$C$14]*[.J300]*[.J300] +[.$C$15]*[.$J300]*[.J300]*[.$J300]) -273.15" office:value-type="float" office:value="17.9980322669206" calcext:value-type="float">
            <text:p>18.00</text:p>
          </table:table-cell>
          <table:table-cell table:number-columns-repeated="2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3618.85" calcext:value-type="float">
            <text:p>13618.8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7" calcext:value-type="float">
            <text:p>-4.57</text:p>
          </table:table-cell>
          <table:table-cell/>
          <table:table-cell table:style-name="ce5" table:formula="of:=[.$J$16] * [.B301]/ ([.$J$3]+[.B301])" office:value-type="float" office:value="2361.79194160596" calcext:value-type="float">
            <text:p>2362</text:p>
          </table:table-cell>
          <table:table-cell table:formula="of:=LN([.B301]/[.$C$3])" office:value-type="float" office:value="0.308869769507595" calcext:value-type="float">
            <text:p>0.308869769507595</text:p>
          </table:table-cell>
          <table:table-cell table:formula="of:=1/([.$C$12]+[.$C$13]*[.J301]+[.$C$14]*[.J301]*[.J301]*[.J301])-273.15" office:value-type="float" office:value="18.1127925539151" calcext:value-type="float">
            <text:p>18.11</text:p>
          </table:table-cell>
          <table:table-cell/>
          <table:table-cell table:formula="of:=1/([.$C$12]+[.$C$13]*[.J301]+[.$C$14]*[.J301]*[.J301] +[.$C$15]*[.$J301]*[.J301]*[.$J301]) -273.15" office:value-type="float" office:value="18.0980586880537" calcext:value-type="float">
            <text:p>18.10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3556.79" calcext:value-type="float">
            <text:p>13556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7" calcext:value-type="float">
            <text:p>-4.57</text:p>
          </table:table-cell>
          <table:table-cell/>
          <table:table-cell table:style-name="ce5" table:formula="of:=[.$J$16] * [.B302]/ ([.$J$3]+[.B302])" office:value-type="float" office:value="2357.2231972183" calcext:value-type="float">
            <text:p>2357</text:p>
          </table:table-cell>
          <table:table-cell table:formula="of:=LN([.B302]/[.$C$3])" office:value-type="float" office:value="0.304302435830544" calcext:value-type="float">
            <text:p>0.304302435830544</text:p>
          </table:table-cell>
          <table:table-cell table:formula="of:=1/([.$C$12]+[.$C$13]*[.J302]+[.$C$14]*[.J302]*[.J302]*[.J302])-273.15" office:value-type="float" office:value="18.2125053725894" calcext:value-type="float">
            <text:p>18.21</text:p>
          </table:table-cell>
          <table:table-cell/>
          <table:table-cell table:formula="of:=1/([.$C$12]+[.$C$13]*[.J302]+[.$C$14]*[.J302]*[.J302] +[.$C$15]*[.$J302]*[.J302]*[.$J302]) -273.15" office:value-type="float" office:value="18.198102934006" calcext:value-type="float">
            <text:p>18.20</text:p>
          </table:table-cell>
          <table:table-cell table:number-columns-repeated="2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3495.06" calcext:value-type="float">
            <text:p>13495.0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6" calcext:value-type="float">
            <text:p>-4.56</text:p>
          </table:table-cell>
          <table:table-cell/>
          <table:table-cell table:style-name="ce5" table:formula="of:=[.$J$16] * [.B303]/ ([.$J$3]+[.B303])" office:value-type="float" office:value="2352.6548031799" calcext:value-type="float">
            <text:p>2353</text:p>
          </table:table-cell>
          <table:table-cell table:formula="of:=LN([.B303]/[.$C$3])" office:value-type="float" office:value="0.299738599557183" calcext:value-type="float">
            <text:p>0.299738599557183</text:p>
          </table:table-cell>
          <table:table-cell table:formula="of:=1/([.$C$12]+[.$C$13]*[.J303]+[.$C$14]*[.J303]*[.J303]*[.J303])-273.15" office:value-type="float" office:value="18.3122016324253" calcext:value-type="float">
            <text:p>18.31</text:p>
          </table:table-cell>
          <table:table-cell/>
          <table:table-cell table:formula="of:=1/([.$C$12]+[.$C$13]*[.J303]+[.$C$14]*[.J303]*[.J303] +[.$C$15]*[.$J303]*[.J303]*[.$J303]) -273.15" office:value-type="float" office:value="18.2981298180417" calcext:value-type="float">
            <text:p>18.30</text:p>
          </table:table-cell>
          <table:table-cell table:number-columns-repeated="2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3433.65" calcext:value-type="float">
            <text:p>13433.6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6" calcext:value-type="float">
            <text:p>-4.56</text:p>
          </table:table-cell>
          <table:table-cell/>
          <table:table-cell table:style-name="ce5" table:formula="of:=[.$J$16] * [.B304]/ ([.$J$3]+[.B304])" office:value-type="float" office:value="2348.08620936132" calcext:value-type="float">
            <text:p>2348</text:p>
          </table:table-cell>
          <table:table-cell table:formula="of:=LN([.B304]/[.$C$3])" office:value-type="float" office:value="0.295177660213631" calcext:value-type="float">
            <text:p>0.295177660213631</text:p>
          </table:table-cell>
          <table:table-cell table:formula="of:=1/([.$C$12]+[.$C$13]*[.J304]+[.$C$14]*[.J304]*[.J304]*[.J304])-273.15" office:value-type="float" office:value="18.4118945039746" calcext:value-type="float">
            <text:p>18.41</text:p>
          </table:table-cell>
          <table:table-cell/>
          <table:table-cell table:formula="of:=1/([.$C$12]+[.$C$13]*[.J304]+[.$C$14]*[.J304]*[.J304] +[.$C$15]*[.$J304]*[.J304]*[.$J304]) -273.15" office:value-type="float" office:value="18.3981524307748" calcext:value-type="float">
            <text:p>18.40</text:p>
          </table:table-cell>
          <table:table-cell table:number-columns-repeated="2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3372.55" calcext:value-type="float">
            <text:p>13372.5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6" calcext:value-type="float">
            <text:p>-4.56</text:p>
          </table:table-cell>
          <table:table-cell/>
          <table:table-cell table:style-name="ce5" table:formula="of:=[.$J$16] * [.B305]/ ([.$J$3]+[.B305])" office:value-type="float" office:value="2343.51685203369" calcext:value-type="float">
            <text:p>2344</text:p>
          </table:table-cell>
          <table:table-cell table:formula="of:=LN([.B305]/[.$C$3])" office:value-type="float" office:value="0.290619005438871" calcext:value-type="float">
            <text:p>0.290619005438871</text:p>
          </table:table-cell>
          <table:table-cell table:formula="of:=1/([.$C$12]+[.$C$13]*[.J305]+[.$C$14]*[.J305]*[.J305]*[.J305])-273.15" office:value-type="float" office:value="18.5115974491928" calcext:value-type="float">
            <text:p>18.51</text:p>
          </table:table-cell>
          <table:table-cell/>
          <table:table-cell table:formula="of:=1/([.$C$12]+[.$C$13]*[.J305]+[.$C$14]*[.J305]*[.J305] +[.$C$15]*[.$J305]*[.J305]*[.$J305]) -273.15" office:value-type="float" office:value="18.4981841548595" calcext:value-type="float">
            <text:p>18.50</text:p>
          </table:table-cell>
          <table:table-cell table:number-columns-repeated="2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3311.76" calcext:value-type="float">
            <text:p>13311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5" calcext:value-type="float">
            <text:p>-4.55</text:p>
          </table:table-cell>
          <table:table-cell/>
          <table:table-cell table:style-name="ce5" table:formula="of:=[.$J$16] * [.B306]/ ([.$J$3]+[.B306])" office:value-type="float" office:value="2338.9469074836" calcext:value-type="float">
            <text:p>2339</text:p>
          </table:table-cell>
          <table:table-cell table:formula="of:=LN([.B306]/[.$C$3])" office:value-type="float" office:value="0.286062762076132" calcext:value-type="float">
            <text:p>0.286062762076132</text:p>
          </table:table-cell>
          <table:table-cell table:formula="of:=1/([.$C$12]+[.$C$13]*[.J306]+[.$C$14]*[.J306]*[.J306]*[.J306])-273.15" office:value-type="float" office:value="18.611307780319" calcext:value-type="float">
            <text:p>18.61</text:p>
          </table:table-cell>
          <table:table-cell/>
          <table:table-cell table:formula="of:=1/([.$C$12]+[.$C$13]*[.J306]+[.$C$14]*[.J306]*[.J306] +[.$C$15]*[.$J306]*[.J306]*[.$J306]) -273.15" office:value-type="float" office:value="18.5982221697576" calcext:value-type="float">
            <text:p>18.60</text:p>
          </table:table-cell>
          <table:table-cell table:number-columns-repeated="2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3251.29" calcext:value-type="float">
            <text:p>13251.2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5" calcext:value-type="float">
            <text:p>-4.55</text:p>
          </table:table-cell>
          <table:table-cell/>
          <table:table-cell table:style-name="ce5" table:formula="of:=[.$J$16] * [.B307]/ ([.$J$3]+[.B307])" office:value-type="float" office:value="2334.37731153841" calcext:value-type="float">
            <text:p>2334</text:p>
          </table:table-cell>
          <table:table-cell table:formula="of:=LN([.B307]/[.$C$3])" office:value-type="float" office:value="0.281509813189721" calcext:value-type="float">
            <text:p>0.281509813189721</text:p>
          </table:table-cell>
          <table:table-cell table:formula="of:=1/([.$C$12]+[.$C$13]*[.J307]+[.$C$14]*[.J307]*[.J307]*[.J307])-273.15" office:value-type="float" office:value="18.7110062383803" calcext:value-type="float">
            <text:p>18.71</text:p>
          </table:table-cell>
          <table:table-cell/>
          <table:table-cell table:formula="of:=1/([.$C$12]+[.$C$13]*[.J307]+[.$C$14]*[.J307]*[.J307] +[.$C$15]*[.$J307]*[.J307]*[.$J307]) -273.15" office:value-type="float" office:value="18.6982470297579" calcext:value-type="float">
            <text:p>18.70</text:p>
          </table:table-cell>
          <table:table-cell table:number-columns-repeated="2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3191.13" calcext:value-type="float">
            <text:p>13191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5" calcext:value-type="float">
            <text:p>-4.55</text:p>
          </table:table-cell>
          <table:table-cell/>
          <table:table-cell table:style-name="ce5" table:formula="of:=[.$J$16] * [.B308]/ ([.$J$3]+[.B308])" office:value-type="float" office:value="2329.80749450329" calcext:value-type="float">
            <text:p>2330</text:p>
          </table:table-cell>
          <table:table-cell table:formula="of:=LN([.B308]/[.$C$3])" office:value-type="float" office:value="0.276959541028481" calcext:value-type="float">
            <text:p>0.276959541028481</text:p>
          </table:table-cell>
          <table:table-cell table:formula="of:=1/([.$C$12]+[.$C$13]*[.J308]+[.$C$14]*[.J308]*[.J308]*[.J308])-273.15" office:value-type="float" office:value="18.81070641146" calcext:value-type="float">
            <text:p>18.81</text:p>
          </table:table-cell>
          <table:table-cell/>
          <table:table-cell table:formula="of:=1/([.$C$12]+[.$C$13]*[.J308]+[.$C$14]*[.J308]*[.J308] +[.$C$15]*[.$J308]*[.J308]*[.$J308]) -273.15" office:value-type="float" office:value="18.7982722442187" calcext:value-type="float">
            <text:p>18.80</text:p>
          </table:table-cell>
          <table:table-cell table:number-columns-repeated="2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3131.27" calcext:value-type="float">
            <text:p>13131.2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5" calcext:value-type="float">
            <text:p>-4.55</text:p>
          </table:table-cell>
          <table:table-cell/>
          <table:table-cell table:style-name="ce5" table:formula="of:=[.$J$16] * [.B309]/ ([.$J$3]+[.B309])" office:value-type="float" office:value="2325.23687285653" calcext:value-type="float">
            <text:p>2325</text:p>
          </table:table-cell>
          <table:table-cell table:formula="of:=LN([.B309]/[.$C$3])" office:value-type="float" office:value="0.272411315700214" calcext:value-type="float">
            <text:p>0.272411315700214</text:p>
          </table:table-cell>
          <table:table-cell table:formula="of:=1/([.$C$12]+[.$C$13]*[.J309]+[.$C$14]*[.J309]*[.J309]*[.J309])-273.15" office:value-type="float" office:value="18.9104221865022" calcext:value-type="float">
            <text:p>18.91</text:p>
          </table:table-cell>
          <table:table-cell/>
          <table:table-cell table:formula="of:=1/([.$C$12]+[.$C$13]*[.J309]+[.$C$14]*[.J309]*[.J309] +[.$C$15]*[.$J309]*[.J309]*[.$J309]) -273.15" office:value-type="float" office:value="18.8983116216875" calcext:value-type="float">
            <text:p>18.9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71.73" calcext:value-type="float">
            <text:p>13071.7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4" calcext:value-type="float">
            <text:p>-4.54</text:p>
          </table:table-cell>
          <table:table-cell/>
          <table:table-cell table:style-name="ce5" table:formula="of:=[.$J$16] * [.B310]/ ([.$J$3]+[.B310])" office:value-type="float" office:value="2320.66715759937" calcext:value-type="float">
            <text:p>2321</text:p>
          </table:table-cell>
          <table:table-cell table:formula="of:=LN([.B310]/[.$C$3])" office:value-type="float" office:value="0.267866790075526" calcext:value-type="float">
            <text:p>0.267866790075526</text:p>
          </table:table-cell>
          <table:table-cell table:formula="of:=1/([.$C$12]+[.$C$13]*[.J310]+[.$C$14]*[.J310]*[.J310]*[.J310])-273.15" office:value-type="float" office:value="19.0101173907166" calcext:value-type="float">
            <text:p>19.01</text:p>
          </table:table-cell>
          <table:table-cell/>
          <table:table-cell table:formula="of:=1/([.$C$12]+[.$C$13]*[.J310]+[.$C$14]*[.J310]*[.J310] +[.$C$15]*[.$J310]*[.J310]*[.$J310]) -273.15" office:value-type="float" office:value="18.99832874893" calcext:value-type="float">
            <text:p>19.00</text:p>
          </table:table-cell>
          <table:table-cell table:number-columns-repeated="2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3012.48" calcext:value-type="float">
            <text:p>13012.4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4" calcext:value-type="float">
            <text:p>-4.54</text:p>
          </table:table-cell>
          <table:table-cell/>
          <table:table-cell table:style-name="ce5" table:formula="of:=[.$J$16] * [.B311]/ ([.$J$3]+[.B311])" office:value-type="float" office:value="2316.09622604778" calcext:value-type="float">
            <text:p>2316</text:p>
          </table:table-cell>
          <table:table-cell table:formula="of:=LN([.B311]/[.$C$3])" office:value-type="float" office:value="0.263323803962191" calcext:value-type="float">
            <text:p>0.263323803962191</text:p>
          </table:table-cell>
          <table:table-cell table:formula="of:=1/([.$C$12]+[.$C$13]*[.J311]+[.$C$14]*[.J311]*[.J311]*[.J311])-273.15" office:value-type="float" office:value="19.1098394880884" calcext:value-type="float">
            <text:p>19.11</text:p>
          </table:table-cell>
          <table:table-cell/>
          <table:table-cell table:formula="of:=1/([.$C$12]+[.$C$13]*[.J311]+[.$C$14]*[.J311]*[.J311] +[.$C$15]*[.$J311]*[.J311]*[.$J311]) -273.15" office:value-type="float" office:value="19.0983711199513" calcext:value-type="float">
            <text:p>19.10</text:p>
          </table:table-cell>
          <table:table-cell table:number-columns-repeated="2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2953.54" calcext:value-type="float">
            <text:p>12953.5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4" calcext:value-type="float">
            <text:p>-4.54</text:p>
          </table:table-cell>
          <table:table-cell/>
          <table:table-cell table:style-name="ce5" table:formula="of:=[.$J$16] * [.B312]/ ([.$J$3]+[.B312])" office:value-type="float" office:value="2311.52579689233" calcext:value-type="float">
            <text:p>2312</text:p>
          </table:table-cell>
          <table:table-cell table:formula="of:=LN([.B312]/[.$C$3])" office:value-type="float" office:value="0.258784016869076" calcext:value-type="float">
            <text:p>0.258784016869076</text:p>
          </table:table-cell>
          <table:table-cell table:formula="of:=1/([.$C$12]+[.$C$13]*[.J312]+[.$C$14]*[.J312]*[.J312]*[.J312])-273.15" office:value-type="float" office:value="19.2095521358791" calcext:value-type="float">
            <text:p>19.21</text:p>
          </table:table-cell>
          <table:table-cell/>
          <table:table-cell table:formula="of:=1/([.$C$12]+[.$C$13]*[.J312]+[.$C$14]*[.J312]*[.J312] +[.$C$15]*[.$J312]*[.J312]*[.$J312]) -273.15" office:value-type="float" office:value="19.1984021518703" calcext:value-type="float">
            <text:p>19.20</text:p>
          </table:table-cell>
          <table:table-cell table:number-columns-repeated="2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2894.91" calcext:value-type="float">
            <text:p>12894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4" calcext:value-type="float">
            <text:p>-4.54</text:p>
          </table:table-cell>
          <table:table-cell/>
          <table:table-cell table:style-name="ce5" table:formula="of:=[.$J$16] * [.B313]/ ([.$J$3]+[.B313])" office:value-type="float" office:value="2306.95605966566" calcext:value-type="float">
            <text:p>2307</text:p>
          </table:table-cell>
          <table:table-cell table:formula="of:=LN([.B313]/[.$C$3])" office:value-type="float" office:value="0.254247566865507" calcext:value-type="float">
            <text:p>0.254247566865507</text:p>
          </table:table-cell>
          <table:table-cell table:formula="of:=1/([.$C$12]+[.$C$13]*[.J313]+[.$C$14]*[.J313]*[.J313]*[.J313])-273.15" office:value-type="float" office:value="19.3092523500221" calcext:value-type="float">
            <text:p>19.31</text:p>
          </table:table-cell>
          <table:table-cell/>
          <table:table-cell table:formula="of:=1/([.$C$12]+[.$C$13]*[.J313]+[.$C$14]*[.J313]*[.J313] +[.$C$15]*[.$J313]*[.J313]*[.$J313]) -273.15" office:value-type="float" office:value="19.2984187288872" calcext:value-type="float">
            <text:p>19.30</text:p>
          </table:table-cell>
          <table:table-cell table:number-columns-repeated="2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2836.57" calcext:value-type="float">
            <text:p>12836.5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3" calcext:value-type="float">
            <text:p>-4.53</text:p>
          </table:table-cell>
          <table:table-cell/>
          <table:table-cell table:style-name="ce5" table:formula="of:=[.$J$16] * [.B314]/ ([.$J$3]+[.B314])" office:value-type="float" office:value="2302.38563497058" calcext:value-type="float">
            <text:p>2302</text:p>
          </table:table-cell>
          <table:table-cell table:formula="of:=LN([.B314]/[.$C$3])" office:value-type="float" office:value="0.249713035624752" calcext:value-type="float">
            <text:p>0.249713035624752</text:p>
          </table:table-cell>
          <table:table-cell table:formula="of:=1/([.$C$12]+[.$C$13]*[.J314]+[.$C$14]*[.J314]*[.J314]*[.J314])-273.15" office:value-type="float" office:value="19.4089713759902" calcext:value-type="float">
            <text:p>19.41</text:p>
          </table:table-cell>
          <table:table-cell/>
          <table:table-cell table:formula="of:=1/([.$C$12]+[.$C$13]*[.J314]+[.$C$14]*[.J314]*[.J314] +[.$C$15]*[.$J314]*[.J314]*[.$J314]) -273.15" office:value-type="float" office:value="19.3984520727138" calcext:value-type="float">
            <text:p>19.40</text:p>
          </table:table-cell>
          <table:table-cell table:number-columns-repeated="2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2778.53" calcext:value-type="float">
            <text:p>12778.5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3" calcext:value-type="float">
            <text:p>-4.53</text:p>
          </table:table-cell>
          <table:table-cell/>
          <table:table-cell table:style-name="ce5" table:formula="of:=[.$J$16] * [.B315]/ ([.$J$3]+[.B315])" office:value-type="float" office:value="2297.81548150825" calcext:value-type="float">
            <text:p>2298</text:p>
          </table:table-cell>
          <table:table-cell table:formula="of:=LN([.B315]/[.$C$3])" office:value-type="float" office:value="0.245181325865458" calcext:value-type="float">
            <text:p>0.245181325865458</text:p>
          </table:table-cell>
          <table:table-cell table:formula="of:=1/([.$C$12]+[.$C$13]*[.J315]+[.$C$14]*[.J315]*[.J315]*[.J315])-273.15" office:value-type="float" office:value="19.508689446387" calcext:value-type="float">
            <text:p>19.51</text:p>
          </table:table-cell>
          <table:table-cell/>
          <table:table-cell table:formula="of:=1/([.$C$12]+[.$C$13]*[.J315]+[.$C$14]*[.J315]*[.J315] +[.$C$15]*[.$J315]*[.J315]*[.$J315]) -273.15" office:value-type="float" office:value="19.4984822304776" calcext:value-type="float">
            <text:p>19.50</text:p>
          </table:table-cell>
          <table:table-cell table:number-columns-repeated="2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2720.79" calcext:value-type="float">
            <text:p>12720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3" calcext:value-type="float">
            <text:p>-4.53</text:p>
          </table:table-cell>
          <table:table-cell/>
          <table:table-cell table:style-name="ce5" table:formula="of:=[.$J$16] * [.B316]/ ([.$J$3]+[.B316])" office:value-type="float" office:value="2293.24578238697" calcext:value-type="float">
            <text:p>2293</text:p>
          </table:table-cell>
          <table:table-cell table:formula="of:=LN([.B316]/[.$C$3])" office:value-type="float" office:value="0.240652569907615" calcext:value-type="float">
            <text:p>0.240652569907615</text:p>
          </table:table-cell>
          <table:table-cell table:formula="of:=1/([.$C$12]+[.$C$13]*[.J316]+[.$C$14]*[.J316]*[.J316]*[.J316])-273.15" office:value-type="float" office:value="19.6084037128159" calcext:value-type="float">
            <text:p>19.61</text:p>
          </table:table-cell>
          <table:table-cell/>
          <table:table-cell table:formula="of:=1/([.$C$12]+[.$C$13]*[.J316]+[.$C$14]*[.J316]*[.J316] +[.$C$15]*[.$J316]*[.J316]*[.$J316]) -273.15" office:value-type="float" office:value="19.5985062225533" calcext:value-type="float">
            <text:p>19.60</text:p>
          </table:table-cell>
          <table:table-cell table:number-columns-repeated="2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2663.34" calcext:value-type="float">
            <text:p>12663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2" calcext:value-type="float">
            <text:p>-4.52</text:p>
          </table:table-cell>
          <table:table-cell/>
          <table:table-cell table:style-name="ce5" table:formula="of:=[.$J$16] * [.B317]/ ([.$J$3]+[.B317])" office:value-type="float" office:value="2288.6759250843" calcext:value-type="float">
            <text:p>2289</text:p>
          </table:table-cell>
          <table:table-cell table:formula="of:=LN([.B317]/[.$C$3])" office:value-type="float" office:value="0.23612611199157" calcext:value-type="float">
            <text:p>0.23612611199157</text:p>
          </table:table-cell>
          <table:table-cell table:formula="of:=1/([.$C$12]+[.$C$13]*[.J317]+[.$C$14]*[.J317]*[.J317]*[.J317])-273.15" office:value-type="float" office:value="19.7081286874856" calcext:value-type="float">
            <text:p>19.71</text:p>
          </table:table-cell>
          <table:table-cell/>
          <table:table-cell table:formula="of:=1/([.$C$12]+[.$C$13]*[.J317]+[.$C$14]*[.J317]*[.J317] +[.$C$15]*[.$J317]*[.J317]*[.$J317]) -273.15" office:value-type="float" office:value="19.6985384836183" calcext:value-type="float">
            <text:p>19.70</text:p>
          </table:table-cell>
          <table:table-cell table:number-columns-repeated="2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2606.18" calcext:value-type="float">
            <text:p>12606.1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2" calcext:value-type="float">
            <text:p>-4.52</text:p>
          </table:table-cell>
          <table:table-cell/>
          <table:table-cell table:style-name="ce5" table:formula="of:=[.$J$16] * [.B318]/ ([.$J$3]+[.B318])" office:value-type="float" office:value="2284.10608426545" calcext:value-type="float">
            <text:p>2284</text:p>
          </table:table-cell>
          <table:table-cell table:formula="of:=LN([.B318]/[.$C$3])" office:value-type="float" office:value="0.231602076909732" calcext:value-type="float">
            <text:p>0.231602076909732</text:p>
          </table:table-cell>
          <table:table-cell table:formula="of:=1/([.$C$12]+[.$C$13]*[.J318]+[.$C$14]*[.J318]*[.J318]*[.J318])-273.15" office:value-type="float" office:value="19.8078617053444" calcext:value-type="float">
            <text:p>19.81</text:p>
          </table:table-cell>
          <table:table-cell/>
          <table:table-cell table:formula="of:=1/([.$C$12]+[.$C$13]*[.J318]+[.$C$14]*[.J318]*[.J318] +[.$C$15]*[.$J318]*[.J318]*[.$J318]) -273.15" office:value-type="float" office:value="19.7985762174502" calcext:value-type="float">
            <text:p>19.80</text:p>
          </table:table-cell>
          <table:table-cell table:number-columns-repeated="2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2549.32" calcext:value-type="float">
            <text:p>12549.3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2" calcext:value-type="float">
            <text:p>-4.52</text:p>
          </table:table-cell>
          <table:table-cell/>
          <table:table-cell table:style-name="ce5" table:formula="of:=[.$J$16] * [.B319]/ ([.$J$3]+[.B319])" office:value-type="float" office:value="2279.53724192126" calcext:value-type="float">
            <text:p>2280</text:p>
          </table:table-cell>
          <table:table-cell table:formula="of:=LN([.B319]/[.$C$3])" office:value-type="float" office:value="0.227081387848849" calcext:value-type="float">
            <text:p>0.227081387848849</text:p>
          </table:table-cell>
          <table:table-cell table:formula="of:=1/([.$C$12]+[.$C$13]*[.J319]+[.$C$14]*[.J319]*[.J319]*[.J319])-273.15" office:value-type="float" office:value="19.9075824774168" calcext:value-type="float">
            <text:p>19.91</text:p>
          </table:table-cell>
          <table:table-cell/>
          <table:table-cell table:formula="of:=1/([.$C$12]+[.$C$13]*[.J319]+[.$C$14]*[.J319]*[.J319] +[.$C$15]*[.$J319]*[.J319]*[.$J319]) -273.15" office:value-type="float" office:value="19.898598951134" calcext:value-type="float">
            <text:p>19.9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2.75" calcext:value-type="float">
            <text:p>12492.7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2" calcext:value-type="float">
            <text:p>-4.52</text:p>
          </table:table-cell>
          <table:table-cell/>
          <table:table-cell table:style-name="ce5" table:formula="of:=[.$J$16] * [.B320]/ ([.$J$3]+[.B320])" office:value-type="float" office:value="2274.96877882873" calcext:value-type="float">
            <text:p>2275</text:p>
          </table:table-cell>
          <table:table-cell table:formula="of:=LN([.B320]/[.$C$3])" office:value-type="float" office:value="0.222563383049144" calcext:value-type="float">
            <text:p>0.222563383049144</text:p>
          </table:table-cell>
          <table:table-cell table:formula="of:=1/([.$C$12]+[.$C$13]*[.J320]+[.$C$14]*[.J320]*[.J320]*[.J320])-273.15" office:value-type="float" office:value="20.0073056585717" calcext:value-type="float">
            <text:p>20.01</text:p>
          </table:table-cell>
          <table:table-cell/>
          <table:table-cell table:formula="of:=1/([.$C$12]+[.$C$13]*[.J320]+[.$C$14]*[.J320]*[.J320] +[.$C$15]*[.$J320]*[.J320]*[.$J320]) -273.15" office:value-type="float" office:value="19.9986212623392" calcext:value-type="float">
            <text:p>20.00</text:p>
          </table:table-cell>
          <table:table-cell table:number-columns-repeated="2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12436.46" calcext:value-type="float">
            <text:p>12436.4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1" calcext:value-type="float">
            <text:p>-4.51</text:p>
          </table:table-cell>
          <table:table-cell/>
          <table:table-cell table:style-name="ce5" table:formula="of:=[.$J$16] * [.B321]/ ([.$J$3]+[.B321])" office:value-type="float" office:value="2270.40006132875" calcext:value-type="float">
            <text:p>2270</text:p>
          </table:table-cell>
          <table:table-cell table:formula="of:=LN([.B321]/[.$C$3])" office:value-type="float" office:value="0.218047387904026" calcext:value-type="float">
            <text:p>0.218047387904026</text:p>
          </table:table-cell>
          <table:table-cell table:formula="of:=1/([.$C$12]+[.$C$13]*[.J321]+[.$C$14]*[.J321]*[.J321]*[.J321])-273.15" office:value-type="float" office:value="20.1070462234342" calcext:value-type="float">
            <text:p>20.11</text:p>
          </table:table-cell>
          <table:table-cell/>
          <table:table-cell table:formula="of:=1/([.$C$12]+[.$C$13]*[.J321]+[.$C$14]*[.J321]*[.J321] +[.$C$15]*[.$J321]*[.J321]*[.$J321]) -273.15" office:value-type="float" office:value="20.0986580478844" calcext:value-type="float">
            <text:p>20.10</text:p>
          </table:table-cell>
          <table:table-cell table:number-columns-repeated="2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2380.46" calcext:value-type="float">
            <text:p>12380.4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1" calcext:value-type="float">
            <text:p>-4.51</text:p>
          </table:table-cell>
          <table:table-cell/>
          <table:table-cell table:style-name="ce5" table:formula="of:=[.$J$16] * [.B322]/ ([.$J$3]+[.B322])" office:value-type="float" office:value="2265.83207673122" calcext:value-type="float">
            <text:p>2266</text:p>
          </table:table-cell>
          <table:table-cell table:formula="of:=LN([.B322]/[.$C$3])" office:value-type="float" office:value="0.213534330276473" calcext:value-type="float">
            <text:p>0.213534330276473</text:p>
          </table:table-cell>
          <table:table-cell table:formula="of:=1/([.$C$12]+[.$C$13]*[.J322]+[.$C$14]*[.J322]*[.J322]*[.J322])-273.15" office:value-type="float" office:value="20.2067837582732" calcext:value-type="float">
            <text:p>20.21</text:p>
          </table:table-cell>
          <table:table-cell/>
          <table:table-cell table:formula="of:=1/([.$C$12]+[.$C$13]*[.J322]+[.$C$14]*[.J322]*[.J322] +[.$C$15]*[.$J322]*[.J322]*[.$J322]) -273.15" office:value-type="float" office:value="20.1986887110175" calcext:value-type="float">
            <text:p>20.20</text:p>
          </table:table-cell>
          <table:table-cell table:number-columns-repeated="2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2324.75" calcext:value-type="float">
            <text:p>12324.7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1" calcext:value-type="float">
            <text:p>-4.51</text:p>
          </table:table-cell>
          <table:table-cell/>
          <table:table-cell table:style-name="ce5" table:formula="of:=[.$J$16] * [.B323]/ ([.$J$3]+[.B323])" office:value-type="float" office:value="2261.26500856673" calcext:value-type="float">
            <text:p>2261</text:p>
          </table:table-cell>
          <table:table-cell table:formula="of:=LN([.B323]/[.$C$3])" office:value-type="float" office:value="0.209024342753326" calcext:value-type="float">
            <text:p>0.209024342753326</text:p>
          </table:table-cell>
          <table:table-cell table:formula="of:=1/([.$C$12]+[.$C$13]*[.J323]+[.$C$14]*[.J323]*[.J323]*[.J323])-273.15" office:value-type="float" office:value="20.3065153900895" calcext:value-type="float">
            <text:p>20.31</text:p>
          </table:table-cell>
          <table:table-cell/>
          <table:table-cell table:formula="of:=1/([.$C$12]+[.$C$13]*[.J323]+[.$C$14]*[.J323]*[.J323] +[.$C$15]*[.$J323]*[.J323]*[.$J323]) -273.15" office:value-type="float" office:value="20.2987102491011" calcext:value-type="float">
            <text:p>20.30</text:p>
          </table:table-cell>
          <table:table-cell table:number-columns-repeated="2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2269.32" calcext:value-type="float">
            <text:p>12269.3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1" calcext:value-type="float">
            <text:p>-4.51</text:p>
          </table:table-cell>
          <table:table-cell/>
          <table:table-cell table:style-name="ce5" table:formula="of:=[.$J$16] * [.B324]/ ([.$J$3]+[.B324])" office:value-type="float" office:value="2256.69821620058" calcext:value-type="float">
            <text:p>2257</text:p>
          </table:table-cell>
          <table:table-cell table:formula="of:=LN([.B324]/[.$C$3])" office:value-type="float" office:value="0.204516744470143" calcext:value-type="float">
            <text:p>0.204516744470143</text:p>
          </table:table-cell>
          <table:table-cell table:formula="of:=1/([.$C$12]+[.$C$13]*[.J324]+[.$C$14]*[.J324]*[.J324]*[.J324])-273.15" office:value-type="float" office:value="20.4062562434195" calcext:value-type="float">
            <text:p>20.41</text:p>
          </table:table-cell>
          <table:table-cell/>
          <table:table-cell table:formula="of:=1/([.$C$12]+[.$C$13]*[.J324]+[.$C$14]*[.J324]*[.J324] +[.$C$15]*[.$J324]*[.J324]*[.$J324]) -273.15" office:value-type="float" office:value="20.3987377089935" calcext:value-type="float">
            <text:p>20.40</text:p>
          </table:table-cell>
          <table:table-cell table:number-columns-repeated="2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2214.17" calcext:value-type="float">
            <text:p>12214.1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" calcext:value-type="float">
            <text:p>-4.5</text:p>
          </table:table-cell>
          <table:table-cell/>
          <table:table-cell table:style-name="ce5" table:formula="of:=[.$J$16] * [.B325]/ ([.$J$3]+[.B325])" office:value-type="float" office:value="2252.13187438468" calcext:value-type="float">
            <text:p>2252</text:p>
          </table:table-cell>
          <table:table-cell table:formula="of:=LN([.B325]/[.$C$3])" office:value-type="float" office:value="0.200011660164269" calcext:value-type="float">
            <text:p>0.200011660164269</text:p>
          </table:table-cell>
          <table:table-cell table:formula="of:=1/([.$C$12]+[.$C$13]*[.J325]+[.$C$14]*[.J325]*[.J325]*[.J325])-273.15" office:value-type="float" office:value="20.5060036377226" calcext:value-type="float">
            <text:p>20.51</text:p>
          </table:table-cell>
          <table:table-cell/>
          <table:table-cell table:formula="of:=1/([.$C$12]+[.$C$13]*[.J325]+[.$C$14]*[.J325]*[.J325] +[.$C$15]*[.$J325]*[.J325]*[.$J325]) -273.15" office:value-type="float" office:value="20.4987682802982" calcext:value-type="float">
            <text:p>20.50</text:p>
          </table:table-cell>
          <table:table-cell table:number-columns-repeated="2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2159.3" calcext:value-type="float">
            <text:p>12159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" calcext:value-type="float">
            <text:p>-4.5</text:p>
          </table:table-cell>
          <table:table-cell/>
          <table:table-cell table:style-name="ce5" table:formula="of:=[.$J$16] * [.B326]/ ([.$J$3]+[.B326])" office:value-type="float" office:value="2247.56615958085" calcext:value-type="float">
            <text:p>2248</text:p>
          </table:table-cell>
          <table:table-cell table:formula="of:=LN([.B326]/[.$C$3])" office:value-type="float" office:value="0.195509216097528" calcext:value-type="float">
            <text:p>0.195509216097528</text:p>
          </table:table-cell>
          <table:table-cell table:formula="of:=1/([.$C$12]+[.$C$13]*[.J326]+[.$C$14]*[.J326]*[.J326]*[.J326])-273.15" office:value-type="float" office:value="20.6057548516467" calcext:value-type="float">
            <text:p>20.61</text:p>
          </table:table-cell>
          <table:table-cell/>
          <table:table-cell table:formula="of:=1/([.$C$12]+[.$C$13]*[.J326]+[.$C$14]*[.J326]*[.J326] +[.$C$15]*[.$J326]*[.J326]*[.$J326]) -273.15" office:value-type="float" office:value="20.5987991121579" calcext:value-type="float">
            <text:p>20.60</text:p>
          </table:table-cell>
          <table:table-cell table:number-columns-repeated="2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2104.71" calcext:value-type="float">
            <text:p>12104.7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" calcext:value-type="float">
            <text:p>-4.5</text:p>
          </table:table-cell>
          <table:table-cell/>
          <table:table-cell table:style-name="ce5" table:formula="of:=[.$J$16] * [.B327]/ ([.$J$3]+[.B327])" office:value-type="float" office:value="2243.00124995985" calcext:value-type="float">
            <text:p>2243</text:p>
          </table:table-cell>
          <table:table-cell table:formula="of:=LN([.B327]/[.$C$3])" office:value-type="float" office:value="0.191009540066457" calcext:value-type="float">
            <text:p>0.191009540066457</text:p>
          </table:table-cell>
          <table:table-cell table:formula="of:=1/([.$C$12]+[.$C$13]*[.J327]+[.$C$14]*[.J327]*[.J327]*[.J327])-273.15" office:value-type="float" office:value="20.705507122654" calcext:value-type="float">
            <text:p>20.71</text:p>
          </table:table-cell>
          <table:table-cell/>
          <table:table-cell table:formula="of:=1/([.$C$12]+[.$C$13]*[.J327]+[.$C$14]*[.J327]*[.J327] +[.$C$15]*[.$J327]*[.J327]*[.$J327]) -273.15" office:value-type="float" office:value="20.6988273129211" calcext:value-type="float">
            <text:p>20.70</text:p>
          </table:table-cell>
          <table:table-cell table:number-columns-repeated="2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2050.4" calcext:value-type="float">
            <text:p>12050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" calcext:value-type="float">
            <text:p>-4.5</text:p>
          </table:table-cell>
          <table:table-cell/>
          <table:table-cell table:style-name="ce5" table:formula="of:=[.$J$16] * [.B328]/ ([.$J$3]+[.B328])" office:value-type="float" office:value="2238.43732539999" calcext:value-type="float">
            <text:p>2238</text:p>
          </table:table-cell>
          <table:table-cell table:formula="of:=LN([.B328]/[.$C$3])" office:value-type="float" office:value="0.186512761412423" calcext:value-type="float">
            <text:p>0.186512761412423</text:p>
          </table:table-cell>
          <table:table-cell table:formula="of:=1/([.$C$12]+[.$C$13]*[.J328]+[.$C$14]*[.J328]*[.J328]*[.J328])-273.15" office:value-type="float" office:value="20.8052576466497" calcext:value-type="float">
            <text:p>20.81</text:p>
          </table:table-cell>
          <table:table-cell/>
          <table:table-cell table:formula="of:=1/([.$C$12]+[.$C$13]*[.J328]+[.$C$14]*[.J328]*[.J328] +[.$C$15]*[.$J328]*[.J328]*[.$J328]) -273.15" office:value-type="float" office:value="20.7988499498115" calcext:value-type="float">
            <text:p>20.80</text:p>
          </table:table-cell>
          <table:table-cell table:number-columns-repeated="2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11996.36" calcext:value-type="float">
            <text:p>11996.3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9" calcext:value-type="float">
            <text:p>-4.49</text:p>
          </table:table-cell>
          <table:table-cell/>
          <table:table-cell table:style-name="ce5" table:formula="of:=[.$J$16] * [.B329]/ ([.$J$3]+[.B329])" office:value-type="float" office:value="2233.87372092473" calcext:value-type="float">
            <text:p>2234</text:p>
          </table:table-cell>
          <table:table-cell table:formula="of:=LN([.B329]/[.$C$3])" office:value-type="float" office:value="0.18201817744576" calcext:value-type="float">
            <text:p>0.18201817744576</text:p>
          </table:table-cell>
          <table:table-cell table:formula="of:=1/([.$C$12]+[.$C$13]*[.J329]+[.$C$14]*[.J329]*[.J329]*[.J329])-273.15" office:value-type="float" office:value="20.9050220861883" calcext:value-type="float">
            <text:p>20.91</text:p>
          </table:table-cell>
          <table:table-cell/>
          <table:table-cell table:formula="of:=1/([.$C$12]+[.$C$13]*[.J329]+[.$C$14]*[.J329]*[.J329] +[.$C$15]*[.$J329]*[.J329]*[.$J329]) -273.15" office:value-type="float" office:value="20.8988826065653" calcext:value-type="float">
            <text:p>20.9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942.59" calcext:value-type="float">
            <text:p>11942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9" calcext:value-type="float">
            <text:p>-4.49</text:p>
          </table:table-cell>
          <table:table-cell/>
          <table:table-cell table:style-name="ce5" table:formula="of:=[.$J$16] * [.B330]/ ([.$J$3]+[.B330])" office:value-type="float" office:value="2229.31060736221" calcext:value-type="float">
            <text:p>2229</text:p>
          </table:table-cell>
          <table:table-cell table:formula="of:=LN([.B330]/[.$C$3])" office:value-type="float" office:value="0.177525909370067" calcext:value-type="float">
            <text:p>0.177525909370067</text:p>
          </table:table-cell>
          <table:table-cell table:formula="of:=1/([.$C$12]+[.$C$13]*[.J330]+[.$C$14]*[.J330]*[.J330]*[.J330])-273.15" office:value-type="float" office:value="21.0047978380081" calcext:value-type="float">
            <text:p>21.00</text:p>
          </table:table-cell>
          <table:table-cell/>
          <table:table-cell table:formula="of:=1/([.$C$12]+[.$C$13]*[.J330]+[.$C$14]*[.J330]*[.J330] +[.$C$15]*[.$J330]*[.J330]*[.$J330]) -273.15" office:value-type="float" office:value="20.9989225506907" calcext:value-type="float">
            <text:p>21.00</text:p>
          </table:table-cell>
          <table:table-cell table:number-columns-repeated="2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1889.1" calcext:value-type="float">
            <text:p>11889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9" calcext:value-type="float">
            <text:p>-4.49</text:p>
          </table:table-cell>
          <table:table-cell/>
          <table:table-cell table:style-name="ce5" table:formula="of:=[.$J$16] * [.B331]/ ([.$J$3]+[.B331])" office:value-type="float" office:value="2224.74901206537" calcext:value-type="float">
            <text:p>2225</text:p>
          </table:table-cell>
          <table:table-cell table:formula="of:=LN([.B331]/[.$C$3])" office:value-type="float" office:value="0.173036920983333" calcext:value-type="float">
            <text:p>0.173036920983333</text:p>
          </table:table-cell>
          <table:table-cell table:formula="of:=1/([.$C$12]+[.$C$13]*[.J331]+[.$C$14]*[.J331]*[.J331]*[.J331])-273.15" office:value-type="float" office:value="21.1045635597917" calcext:value-type="float">
            <text:p>21.10</text:p>
          </table:table-cell>
          <table:table-cell/>
          <table:table-cell table:formula="of:=1/([.$C$12]+[.$C$13]*[.J331]+[.$C$14]*[.J331]*[.J331] +[.$C$15]*[.$J331]*[.J331]*[.$J331]) -273.15" office:value-type="float" office:value="21.0989482626952" calcext:value-type="float">
            <text:p>21.10</text:p>
          </table:table-cell>
          <table:table-cell table:number-columns-repeated="2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1835.88" calcext:value-type="float">
            <text:p>11835.8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9" calcext:value-type="float">
            <text:p>-4.49</text:p>
          </table:table-cell>
          <table:table-cell/>
          <table:table-cell table:style-name="ce5" table:formula="of:=[.$J$16] * [.B332]/ ([.$J$3]+[.B332])" office:value-type="float" office:value="2220.18826262097" calcext:value-type="float">
            <text:p>2220</text:p>
          </table:table-cell>
          <table:table-cell table:formula="of:=LN([.B332]/[.$C$3])" office:value-type="float" office:value="0.168550502932197" calcext:value-type="float">
            <text:p>0.168550502932197</text:p>
          </table:table-cell>
          <table:table-cell table:formula="of:=1/([.$C$12]+[.$C$13]*[.J332]+[.$C$14]*[.J332]*[.J332]*[.J332])-273.15" office:value-type="float" office:value="21.2043350752295" calcext:value-type="float">
            <text:p>21.20</text:p>
          </table:table-cell>
          <table:table-cell/>
          <table:table-cell table:formula="of:=1/([.$C$12]+[.$C$13]*[.J332]+[.$C$14]*[.J332]*[.J332] +[.$C$15]*[.$J332]*[.J332]*[.$J332]) -273.15" office:value-type="float" office:value="21.1989754873277" calcext:value-type="float">
            <text:p>21.20</text:p>
          </table:table-cell>
          <table:table-cell table:number-columns-repeated="2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1782.93" calcext:value-type="float">
            <text:p>11782.9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8" calcext:value-type="float">
            <text:p>-4.48</text:p>
          </table:table-cell>
          <table:table-cell/>
          <table:table-cell table:style-name="ce5" table:formula="of:=[.$J$16] * [.B333]/ ([.$J$3]+[.B333])" office:value-type="float" office:value="2215.62853482061" calcext:value-type="float">
            <text:p>2216</text:p>
          </table:table-cell>
          <table:table-cell table:formula="of:=LN([.B333]/[.$C$3])" office:value-type="float" office:value="0.164066780957397" calcext:value-type="float">
            <text:p>0.164066780957397</text:p>
          </table:table-cell>
          <table:table-cell table:formula="of:=1/([.$C$12]+[.$C$13]*[.J333]+[.$C$14]*[.J333]*[.J333]*[.J333])-273.15" office:value-type="float" office:value="21.304109658734" calcext:value-type="float">
            <text:p>21.30</text:p>
          </table:table-cell>
          <table:table-cell/>
          <table:table-cell table:formula="of:=1/([.$C$12]+[.$C$13]*[.J333]+[.$C$14]*[.J333]*[.J333] +[.$C$15]*[.$J333]*[.J333]*[.$J333]) -273.15" office:value-type="float" office:value="21.2990013711415" calcext:value-type="float">
            <text:p>21.30</text:p>
          </table:table-cell>
          <table:table-cell table:number-columns-repeated="2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1730.25" calcext:value-type="float">
            <text:p>11730.2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8" calcext:value-type="float">
            <text:p>-4.48</text:p>
          </table:table-cell>
          <table:table-cell/>
          <table:table-cell table:style-name="ce5" table:formula="of:=[.$J$16] * [.B334]/ ([.$J$3]+[.B334])" office:value-type="float" office:value="2211.07000609749" calcext:value-type="float">
            <text:p>2211</text:p>
          </table:table-cell>
          <table:table-cell table:formula="of:=LN([.B334]/[.$C$3])" office:value-type="float" office:value="0.159585882317198" calcext:value-type="float">
            <text:p>0.159585882317198</text:p>
          </table:table-cell>
          <table:table-cell table:formula="of:=1/([.$C$12]+[.$C$13]*[.J334]+[.$C$14]*[.J334]*[.J334]*[.J334])-273.15" office:value-type="float" office:value="21.4038845436662" calcext:value-type="float">
            <text:p>21.40</text:p>
          </table:table-cell>
          <table:table-cell/>
          <table:table-cell table:formula="of:=1/([.$C$12]+[.$C$13]*[.J334]+[.$C$14]*[.J334]*[.J334] +[.$C$15]*[.$J334]*[.J334]*[.$J334]) -273.15" office:value-type="float" office:value="21.3990230201495" calcext:value-type="float">
            <text:p>21.40</text:p>
          </table:table-cell>
          <table:table-cell table:number-columns-repeated="2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1677.83" calcext:value-type="float">
            <text:p>11677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8" calcext:value-type="float">
            <text:p>-4.48</text:p>
          </table:table-cell>
          <table:table-cell/>
          <table:table-cell table:style-name="ce5" table:formula="of:=[.$J$16] * [.B335]/ ([.$J$3]+[.B335])" office:value-type="float" office:value="2206.51198390245" calcext:value-type="float">
            <text:p>2207</text:p>
          </table:table-cell>
          <table:table-cell table:formula="of:=LN([.B335]/[.$C$3])" office:value-type="float" office:value="0.155107079474135" calcext:value-type="float">
            <text:p>0.155107079474135</text:p>
          </table:table-cell>
          <table:table-cell table:formula="of:=1/([.$C$12]+[.$C$13]*[.J335]+[.$C$14]*[.J335]*[.J335]*[.J335])-273.15" office:value-type="float" office:value="21.5036760076165" calcext:value-type="float">
            <text:p>21.50</text:p>
          </table:table-cell>
          <table:table-cell/>
          <table:table-cell table:formula="of:=1/([.$C$12]+[.$C$13]*[.J335]+[.$C$14]*[.J335]*[.J335] +[.$C$15]*[.$J335]*[.J335]*[.$J335]) -273.15" office:value-type="float" office:value="21.4990566310078" calcext:value-type="float">
            <text:p>21.50</text:p>
          </table:table-cell>
          <table:table-cell table:number-columns-repeated="2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1625.68" calcext:value-type="float">
            <text:p>11625.6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7" calcext:value-type="float">
            <text:p>-4.47</text:p>
          </table:table-cell>
          <table:table-cell/>
          <table:table-cell table:style-name="ce5" table:formula="of:=[.$J$16] * [.B336]/ ([.$J$3]+[.B336])" office:value-type="float" office:value="2201.95551215037" calcext:value-type="float">
            <text:p>2202</text:p>
          </table:table-cell>
          <table:table-cell table:formula="of:=LN([.B336]/[.$C$3])" office:value-type="float" office:value="0.150631351392287" calcext:value-type="float">
            <text:p>0.150631351392287</text:p>
          </table:table-cell>
          <table:table-cell table:formula="of:=1/([.$C$12]+[.$C$13]*[.J336]+[.$C$14]*[.J336]*[.J336]*[.J336])-273.15" office:value-type="float" office:value="21.6034623106774" calcext:value-type="float">
            <text:p>21.60</text:p>
          </table:table-cell>
          <table:table-cell/>
          <table:table-cell table:formula="of:=1/([.$C$12]+[.$C$13]*[.J336]+[.$C$14]*[.J336]*[.J336] +[.$C$15]*[.$J336]*[.J336]*[.$J336]) -273.15" office:value-type="float" office:value="21.5990802903654" calcext:value-type="float">
            <text:p>21.60</text:p>
          </table:table-cell>
          <table:table-cell table:number-columns-repeated="2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11573.79" calcext:value-type="float">
            <text:p>11573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7" calcext:value-type="float">
            <text:p>-4.47</text:p>
          </table:table-cell>
          <table:table-cell/>
          <table:table-cell table:style-name="ce5" table:formula="of:=[.$J$16] * [.B337]/ ([.$J$3]+[.B337])" office:value-type="float" office:value="2197.39989311104" calcext:value-type="float">
            <text:p>2197</text:p>
          </table:table-cell>
          <table:table-cell table:formula="of:=LN([.B337]/[.$C$3])" office:value-type="float" office:value="0.146157965876873" calcext:value-type="float">
            <text:p>0.146157965876873</text:p>
          </table:table-cell>
          <table:table-cell table:formula="of:=1/([.$C$12]+[.$C$13]*[.J337]+[.$C$14]*[.J337]*[.J337]*[.J337])-273.15" office:value-type="float" office:value="21.7032598439593" calcext:value-type="float">
            <text:p>21.70</text:p>
          </table:table-cell>
          <table:table-cell/>
          <table:table-cell table:formula="of:=1/([.$C$12]+[.$C$13]*[.J337]+[.$C$14]*[.J337]*[.J337] +[.$C$15]*[.$J337]*[.J337]*[.$J337]) -273.15" office:value-type="float" office:value="21.6991103081232" calcext:value-type="float">
            <text:p>21.70</text:p>
          </table:table-cell>
          <table:table-cell table:number-columns-repeated="2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1522.16" calcext:value-type="float">
            <text:p>11522.1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7" calcext:value-type="float">
            <text:p>-4.47</text:p>
          </table:table-cell>
          <table:table-cell/>
          <table:table-cell table:style-name="ce5" table:formula="of:=[.$J$16] * [.B338]/ ([.$J$3]+[.B338])" office:value-type="float" office:value="2192.84529805559" calcext:value-type="float">
            <text:p>2193</text:p>
          </table:table-cell>
          <table:table-cell table:formula="of:=LN([.B338]/[.$C$3])" office:value-type="float" office:value="0.141687044697771" calcext:value-type="float">
            <text:p>0.141687044697771</text:p>
          </table:table-cell>
          <table:table-cell table:formula="of:=1/([.$C$12]+[.$C$13]*[.J338]+[.$C$14]*[.J338]*[.J338]*[.J338])-273.15" office:value-type="float" office:value="21.8030659705373" calcext:value-type="float">
            <text:p>21.80</text:p>
          </table:table-cell>
          <table:table-cell/>
          <table:table-cell table:formula="of:=1/([.$C$12]+[.$C$13]*[.J338]+[.$C$14]*[.J338]*[.J338] +[.$C$15]*[.$J338]*[.J338]*[.$J338]) -273.15" office:value-type="float" office:value="21.7991439201207" calcext:value-type="float">
            <text:p>21.80</text:p>
          </table:table-cell>
          <table:table-cell table:number-columns-repeated="2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1470.79" calcext:value-type="float">
            <text:p>11470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7" calcext:value-type="float">
            <text:p>-4.47</text:p>
          </table:table-cell>
          <table:table-cell/>
          <table:table-cell table:style-name="ce5" table:formula="of:=[.$J$16] * [.B339]/ ([.$J$3]+[.B339])" office:value-type="float" office:value="2188.29189983228" calcext:value-type="float">
            <text:p>2188</text:p>
          </table:table-cell>
          <table:table-cell table:formula="of:=LN([.B339]/[.$C$3])" office:value-type="float" office:value="0.137218711102377" calcext:value-type="float">
            <text:p>0.137218711102377</text:p>
          </table:table-cell>
          <table:table-cell table:formula="of:=1/([.$C$12]+[.$C$13]*[.J339]+[.$C$14]*[.J339]*[.J339]*[.J339])-273.15" office:value-type="float" office:value="21.9028780134079" calcext:value-type="float">
            <text:p>21.90</text:p>
          </table:table-cell>
          <table:table-cell/>
          <table:table-cell table:formula="of:=1/([.$C$12]+[.$C$13]*[.J339]+[.$C$14]*[.J339]*[.J339] +[.$C$15]*[.$J339]*[.J339]*[.$J339]) -273.15" office:value-type="float" office:value="21.8991783226576" calcext:value-type="float">
            <text:p>21.9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19.69" calcext:value-type="float">
            <text:p>11419.6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6" calcext:value-type="float">
            <text:p>-4.46</text:p>
          </table:table-cell>
          <table:table-cell/>
          <table:table-cell table:style-name="ce5" table:formula="of:=[.$J$16] * [.B340]/ ([.$J$3]+[.B340])" office:value-type="float" office:value="2183.74076562266" calcext:value-type="float">
            <text:p>2184</text:p>
          </table:table-cell>
          <table:table-cell table:formula="of:=LN([.B340]/[.$C$3])" office:value-type="float" office:value="0.132753965506357" calcext:value-type="float">
            <text:p>0.132753965506357</text:p>
          </table:table-cell>
          <table:table-cell table:formula="of:=1/([.$C$12]+[.$C$13]*[.J340]+[.$C$14]*[.J340]*[.J340]*[.J340])-273.15" office:value-type="float" office:value="22.0026736757043" calcext:value-type="float">
            <text:p>22.00</text:p>
          </table:table-cell>
          <table:table-cell/>
          <table:table-cell table:formula="of:=1/([.$C$12]+[.$C$13]*[.J340]+[.$C$14]*[.J340]*[.J340] +[.$C$15]*[.$J340]*[.J340]*[.$J340]) -273.15" office:value-type="float" office:value="21.9991910506878" calcext:value-type="float">
            <text:p>22.00</text:p>
          </table:table-cell>
          <table:table-cell table:number-columns-repeated="2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1368.84" calcext:value-type="float">
            <text:p>11368.8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6" calcext:value-type="float">
            <text:p>-4.46</text:p>
          </table:table-cell>
          <table:table-cell/>
          <table:table-cell table:style-name="ce5" table:formula="of:=[.$J$16] * [.B341]/ ([.$J$3]+[.B341])" office:value-type="float" office:value="2179.19029016081" calcext:value-type="float">
            <text:p>2179</text:p>
          </table:table-cell>
          <table:table-cell table:formula="of:=LN([.B341]/[.$C$3])" office:value-type="float" office:value="0.128291186696518" calcext:value-type="float">
            <text:p>0.128291186696518</text:p>
          </table:table-cell>
          <table:table-cell table:formula="of:=1/([.$C$12]+[.$C$13]*[.J341]+[.$C$14]*[.J341]*[.J341]*[.J341])-273.15" office:value-type="float" office:value="22.102489257825" calcext:value-type="float">
            <text:p>22.10</text:p>
          </table:table-cell>
          <table:table-cell/>
          <table:table-cell table:formula="of:=1/([.$C$12]+[.$C$13]*[.J341]+[.$C$14]*[.J341]*[.J341] +[.$C$15]*[.$J341]*[.J341]*[.$J341]) -273.15" office:value-type="float" office:value="22.0992183641039" calcext:value-type="float">
            <text:p>22.10</text:p>
          </table:table-cell>
          <table:table-cell table:number-columns-repeated="2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1318.24" calcext:value-type="float">
            <text:p>11318.2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6" calcext:value-type="float">
            <text:p>-4.46</text:p>
          </table:table-cell>
          <table:table-cell/>
          <table:table-cell table:style-name="ce5" table:formula="of:=[.$J$16] * [.B342]/ ([.$J$3]+[.B342])" office:value-type="float" office:value="2174.64063825156" calcext:value-type="float">
            <text:p>2175</text:p>
          </table:table-cell>
          <table:table-cell table:formula="of:=LN([.B342]/[.$C$3])" office:value-type="float" office:value="0.123830490661382" calcext:value-type="float">
            <text:p>0.123830490661382</text:p>
          </table:table-cell>
          <table:table-cell table:formula="of:=1/([.$C$12]+[.$C$13]*[.J342]+[.$C$14]*[.J342]*[.J342]*[.J342])-273.15" office:value-type="float" office:value="22.2023222608781" calcext:value-type="float">
            <text:p>22.20</text:p>
          </table:table-cell>
          <table:table-cell/>
          <table:table-cell table:formula="of:=1/([.$C$12]+[.$C$13]*[.J342]+[.$C$14]*[.J342]*[.J342] +[.$C$15]*[.$J342]*[.J342]*[.$J342]) -273.15" office:value-type="float" office:value="22.1992576366223" calcext:value-type="float">
            <text:p>22.20</text:p>
          </table:table-cell>
          <table:table-cell table:number-columns-repeated="2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1267.9" calcext:value-type="float">
            <text:p>11267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6" calcext:value-type="float">
            <text:p>-4.46</text:p>
          </table:table-cell>
          <table:table-cell/>
          <table:table-cell table:style-name="ce5" table:formula="of:=[.$J$16] * [.B343]/ ([.$J$3]+[.B343])" office:value-type="float" office:value="2170.09288176078" calcext:value-type="float">
            <text:p>2170</text:p>
          </table:table-cell>
          <table:table-cell table:formula="of:=LN([.B343]/[.$C$3])" office:value-type="float" office:value="0.119372882291314" calcext:value-type="float">
            <text:p>0.119372882291314</text:p>
          </table:table-cell>
          <table:table-cell table:formula="of:=1/([.$C$12]+[.$C$13]*[.J343]+[.$C$14]*[.J343]*[.J343]*[.J343])-273.15" office:value-type="float" office:value="22.3021502659185" calcext:value-type="float">
            <text:p>22.30</text:p>
          </table:table-cell>
          <table:table-cell/>
          <table:table-cell table:formula="of:=1/([.$C$12]+[.$C$13]*[.J343]+[.$C$14]*[.J343]*[.J343] +[.$C$15]*[.$J343]*[.J343]*[.$J343]) -273.15" office:value-type="float" office:value="22.299286283027" calcext:value-type="float">
            <text:p>22.30</text:p>
          </table:table-cell>
          <table:table-cell table:number-columns-repeated="2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1217.82" calcext:value-type="float">
            <text:p>11217.8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5" calcext:value-type="float">
            <text:p>-4.45</text:p>
          </table:table-cell>
          <table:table-cell/>
          <table:table-cell table:style-name="ce5" table:formula="of:=[.$J$16] * [.B344]/ ([.$J$3]+[.B344])" office:value-type="float" office:value="2165.54720136187" calcext:value-type="float">
            <text:p>2166</text:p>
          </table:table-cell>
          <table:table-cell table:formula="of:=LN([.B344]/[.$C$3])" office:value-type="float" office:value="0.114918492322433" calcext:value-type="float">
            <text:p>0.114918492322433</text:p>
          </table:table-cell>
          <table:table-cell table:formula="of:=1/([.$C$12]+[.$C$13]*[.J344]+[.$C$14]*[.J344]*[.J344]*[.J344])-273.15" office:value-type="float" office:value="22.4019703915016" calcext:value-type="float">
            <text:p>22.40</text:p>
          </table:table-cell>
          <table:table-cell/>
          <table:table-cell table:formula="of:=1/([.$C$12]+[.$C$13]*[.J344]+[.$C$14]*[.J344]*[.J344] +[.$C$15]*[.$J344]*[.J344]*[.$J344]) -273.15" office:value-type="float" office:value="22.3993012984251" calcext:value-type="float">
            <text:p>22.40</text:p>
          </table:table-cell>
          <table:table-cell table:number-columns-repeated="2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1167.98" calcext:value-type="float">
            <text:p>11167.9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5" calcext:value-type="float">
            <text:p>-4.45</text:p>
          </table:table-cell>
          <table:table-cell/>
          <table:table-cell table:style-name="ce5" table:formula="of:=[.$J$16] * [.B345]/ ([.$J$3]+[.B345])" office:value-type="float" office:value="2161.00195106004" calcext:value-type="float">
            <text:p>2161</text:p>
          </table:table-cell>
          <table:table-cell table:formula="of:=LN([.B345]/[.$C$3])" office:value-type="float" office:value="0.110465662193422" calcext:value-type="float">
            <text:p>0.110465662193422</text:p>
          </table:table-cell>
          <table:table-cell table:formula="of:=1/([.$C$12]+[.$C$13]*[.J345]+[.$C$14]*[.J345]*[.J345]*[.J345])-273.15" office:value-type="float" office:value="22.5018198841981" calcext:value-type="float">
            <text:p>22.50</text:p>
          </table:table-cell>
          <table:table-cell/>
          <table:table-cell table:formula="of:=1/([.$C$12]+[.$C$13]*[.J345]+[.$C$14]*[.J345]*[.J345] +[.$C$15]*[.$J345]*[.J345]*[.$J345]) -273.15" office:value-type="float" office:value="22.4993398816233" calcext:value-type="float">
            <text:p>22.50</text:p>
          </table:table-cell>
          <table:table-cell table:number-columns-repeated="2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1118.4" calcext:value-type="float">
            <text:p>11118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5" calcext:value-type="float">
            <text:p>-4.45</text:p>
          </table:table-cell>
          <table:table-cell/>
          <table:table-cell table:style-name="ce5" table:formula="of:=[.$J$16] * [.B346]/ ([.$J$3]+[.B346])" office:value-type="float" office:value="2156.45912569134" calcext:value-type="float">
            <text:p>2156</text:p>
          </table:table-cell>
          <table:table-cell table:formula="of:=LN([.B346]/[.$C$3])" office:value-type="float" office:value="0.10601630058388" calcext:value-type="float">
            <text:p>0.10601630058388</text:p>
          </table:table-cell>
          <table:table-cell table:formula="of:=1/([.$C$12]+[.$C$13]*[.J346]+[.$C$14]*[.J346]*[.J346]*[.J346])-273.15" office:value-type="float" office:value="22.6016560177432" calcext:value-type="float">
            <text:p>22.60</text:p>
          </table:table-cell>
          <table:table-cell/>
          <table:table-cell table:formula="of:=1/([.$C$12]+[.$C$13]*[.J346]+[.$C$14]*[.J346]*[.J346] +[.$C$15]*[.$J346]*[.J346]*[.$J346]) -273.15" office:value-type="float" office:value="22.5993591055731" calcext:value-type="float">
            <text:p>22.60</text:p>
          </table:table-cell>
          <table:table-cell table:number-columns-repeated="2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1069.06" calcext:value-type="float">
            <text:p>11069.0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5" calcext:value-type="float">
            <text:p>-4.45</text:p>
          </table:table-cell>
          <table:table-cell/>
          <table:table-cell table:style-name="ce5" table:formula="of:=[.$J$16] * [.B347]/ ([.$J$3]+[.B347])" office:value-type="float" office:value="2151.91706511824" calcext:value-type="float">
            <text:p>2152</text:p>
          </table:table-cell>
          <table:table-cell table:formula="of:=LN([.B347]/[.$C$3])" office:value-type="float" office:value="0.101568735938611" calcext:value-type="float">
            <text:p>0.101568735938611</text:p>
          </table:table-cell>
          <table:table-cell table:formula="of:=1/([.$C$12]+[.$C$13]*[.J347]+[.$C$14]*[.J347]*[.J347]*[.J347])-273.15" office:value-type="float" office:value="22.7015163673674" calcext:value-type="float">
            <text:p>22.70</text:p>
          </table:table-cell>
          <table:table-cell/>
          <table:table-cell table:formula="of:=1/([.$C$12]+[.$C$13]*[.J347]+[.$C$14]*[.J347]*[.J347] +[.$C$15]*[.$J347]*[.J347]*[.$J347]) -273.15" office:value-type="float" office:value="22.6993964950947" calcext:value-type="float">
            <text:p>22.70</text:p>
          </table:table-cell>
          <table:table-cell table:number-columns-repeated="2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1019.98" calcext:value-type="float">
            <text:p>11019.9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4" calcext:value-type="float">
            <text:p>-4.44</text:p>
          </table:table-cell>
          <table:table-cell/>
          <table:table-cell table:style-name="ce5" table:formula="of:=[.$J$16] * [.B348]/ ([.$J$3]+[.B348])" office:value-type="float" office:value="2147.37778437468" calcext:value-type="float">
            <text:p>2147</text:p>
          </table:table-cell>
          <table:table-cell table:formula="of:=LN([.B348]/[.$C$3])" office:value-type="float" office:value="0.0971248958470432" calcext:value-type="float">
            <text:p>0.0971248958470432</text:p>
          </table:table-cell>
          <table:table-cell table:formula="of:=1/([.$C$12]+[.$C$13]*[.J348]+[.$C$14]*[.J348]*[.J348]*[.J348])-273.15" office:value-type="float" office:value="22.8013577158226" calcext:value-type="float">
            <text:p>22.80</text:p>
          </table:table-cell>
          <table:table-cell/>
          <table:table-cell table:formula="of:=1/([.$C$12]+[.$C$13]*[.J348]+[.$C$14]*[.J348]*[.J348] +[.$C$15]*[.$J348]*[.J348]*[.$J348]) -273.15" office:value-type="float" office:value="22.7994086376912" calcext:value-type="float">
            <text:p>22.80</text:p>
          </table:table-cell>
          <table:table-cell table:number-columns-repeated="2"/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0971.13" calcext:value-type="float">
            <text:p>10971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4" calcext:value-type="float">
            <text:p>-4.44</text:p>
          </table:table-cell>
          <table:table-cell/>
          <table:table-cell table:style-name="ce5" table:formula="of:=[.$J$16] * [.B349]/ ([.$J$3]+[.B349])" office:value-type="float" office:value="2142.83867774412" calcext:value-type="float">
            <text:p>2143</text:p>
          </table:table-cell>
          <table:table-cell table:formula="of:=LN([.B349]/[.$C$3])" office:value-type="float" office:value="0.0926821841923057" calcext:value-type="float">
            <text:p>0.0926821841923057</text:p>
          </table:table-cell>
          <table:table-cell table:formula="of:=1/([.$C$12]+[.$C$13]*[.J349]+[.$C$14]*[.J349]*[.J349]*[.J349])-273.15" office:value-type="float" office:value="22.9012384680271" calcext:value-type="float">
            <text:p>22.90</text:p>
          </table:table-cell>
          <table:table-cell/>
          <table:table-cell table:formula="of:=1/([.$C$12]+[.$C$13]*[.J349]+[.$C$14]*[.J349]*[.J349] +[.$C$15]*[.$J349]*[.J349]*[.$J349]) -273.15" office:value-type="float" office:value="22.8994539182286" calcext:value-type="float">
            <text:p>22.9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922.54" calcext:value-type="float">
            <text:p>10922.5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4" calcext:value-type="float">
            <text:p>-4.44</text:p>
          </table:table-cell>
          <table:table-cell/>
          <table:table-cell table:style-name="ce5" table:formula="of:=[.$J$16] * [.B350]/ ([.$J$3]+[.B350])" office:value-type="float" office:value="2138.30270320908" calcext:value-type="float">
            <text:p>2138</text:p>
          </table:table-cell>
          <table:table-cell table:formula="of:=LN([.B350]/[.$C$3])" office:value-type="float" office:value="0.0882434510079578" calcext:value-type="float">
            <text:p>0.0882434510079578</text:p>
          </table:table-cell>
          <table:table-cell table:formula="of:=1/([.$C$12]+[.$C$13]*[.J350]+[.$C$14]*[.J350]*[.J350]*[.J350])-273.15" office:value-type="float" office:value="23.0010946209795" calcext:value-type="float">
            <text:p>23.00</text:p>
          </table:table-cell>
          <table:table-cell/>
          <table:table-cell table:formula="of:=1/([.$C$12]+[.$C$13]*[.J350]+[.$C$14]*[.J350]*[.J350] +[.$C$15]*[.$J350]*[.J350]*[.$J350]) -273.15" office:value-type="float" office:value="22.999468109004" calcext:value-type="float">
            <text:p>23.00</text:p>
          </table:table-cell>
          <table:table-cell table:number-columns-repeated="2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0874.19" calcext:value-type="float">
            <text:p>10874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4" calcext:value-type="float">
            <text:p>-4.44</text:p>
          </table:table-cell>
          <table:table-cell/>
          <table:table-cell table:style-name="ce5" table:formula="of:=[.$J$16] * [.B351]/ ([.$J$3]+[.B351])" office:value-type="float" office:value="2133.76817208237" calcext:value-type="float">
            <text:p>2134</text:p>
          </table:table-cell>
          <table:table-cell table:formula="of:=LN([.B351]/[.$C$3])" office:value-type="float" office:value="0.0838069984481031" calcext:value-type="float">
            <text:p>0.0838069984481031</text:p>
          </table:table-cell>
          <table:table-cell table:formula="of:=1/([.$C$12]+[.$C$13]*[.J351]+[.$C$14]*[.J351]*[.J351]*[.J351])-273.15" office:value-type="float" office:value="23.1009644161963" calcext:value-type="float">
            <text:p>23.10</text:p>
          </table:table-cell>
          <table:table-cell/>
          <table:table-cell table:formula="of:=1/([.$C$12]+[.$C$13]*[.J351]+[.$C$14]*[.J351]*[.J351] +[.$C$15]*[.$J351]*[.J351]*[.$J351]) -273.15" office:value-type="float" office:value="23.0994893954066" calcext:value-type="float">
            <text:p>23.10</text:p>
          </table:table-cell>
          <table:table-cell table:number-columns-repeated="2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0826.07" calcext:value-type="float">
            <text:p>10826.0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3" calcext:value-type="float">
            <text:p>-4.43</text:p>
          </table:table-cell>
          <table:table-cell/>
          <table:table-cell table:style-name="ce5" table:formula="of:=[.$J$16] * [.B352]/ ([.$J$3]+[.B352])" office:value-type="float" office:value="2129.23430680873" calcext:value-type="float">
            <text:p>2129</text:p>
          </table:table-cell>
          <table:table-cell table:formula="of:=LN([.B352]/[.$C$3])" office:value-type="float" office:value="0.0793720212752253" calcext:value-type="float">
            <text:p>0.0793720212752253</text:p>
          </table:table-cell>
          <table:table-cell table:formula="of:=1/([.$C$12]+[.$C$13]*[.J352]+[.$C$14]*[.J352]*[.J352]*[.J352])-273.15" office:value-type="float" office:value="23.2008660811891" calcext:value-type="float">
            <text:p>23.20</text:p>
          </table:table-cell>
          <table:table-cell/>
          <table:table-cell table:formula="of:=1/([.$C$12]+[.$C$13]*[.J352]+[.$C$14]*[.J352]*[.J352] +[.$C$15]*[.$J352]*[.J352]*[.$J352]) -273.15" office:value-type="float" office:value="23.1995359104959" calcext:value-type="float">
            <text:p>23.20</text:p>
          </table:table-cell>
          <table:table-cell table:number-columns-repeated="2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0778.2" calcext:value-type="float">
            <text:p>10778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3" calcext:value-type="float">
            <text:p>-4.43</text:p>
          </table:table-cell>
          <table:table-cell/>
          <table:table-cell table:style-name="ce5" table:formula="of:=[.$J$16] * [.B353]/ ([.$J$3]+[.B353])" office:value-type="float" office:value="2124.70316004274" calcext:value-type="float">
            <text:p>2125</text:p>
          </table:table-cell>
          <table:table-cell table:formula="of:=LN([.B353]/[.$C$3])" office:value-type="float" office:value="0.0749404826635193" calcext:value-type="float">
            <text:p>0.0749404826635193</text:p>
          </table:table-cell>
          <table:table-cell table:formula="of:=1/([.$C$12]+[.$C$13]*[.J353]+[.$C$14]*[.J353]*[.J353]*[.J353])-273.15" office:value-type="float" office:value="23.3007554688313" calcext:value-type="float">
            <text:p>23.30</text:p>
          </table:table-cell>
          <table:table-cell/>
          <table:table-cell table:formula="of:=1/([.$C$12]+[.$C$13]*[.J353]+[.$C$14]*[.J353]*[.J353] +[.$C$15]*[.$J353]*[.J353]*[.$J353]) -273.15" office:value-type="float" office:value="23.2995633237221" calcext:value-type="float">
            <text:p>23.30</text:p>
          </table:table-cell>
          <table:table-cell table:number-columns-repeated="2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0730.57" calcext:value-type="float">
            <text:p>10730.5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3" calcext:value-type="float">
            <text:p>-4.43</text:p>
          </table:table-cell>
          <table:table-cell/>
          <table:table-cell table:style-name="ce5" table:formula="of:=[.$J$16] * [.B354]/ ([.$J$3]+[.B354])" office:value-type="float" office:value="2120.1739614492" calcext:value-type="float">
            <text:p>2120</text:p>
          </table:table-cell>
          <table:table-cell table:formula="of:=LN([.B354]/[.$C$3])" office:value-type="float" office:value="0.0705115843252381" calcext:value-type="float">
            <text:p>0.0705115843252381</text:p>
          </table:table-cell>
          <table:table-cell table:formula="of:=1/([.$C$12]+[.$C$13]*[.J354]+[.$C$14]*[.J354]*[.J354]*[.J354])-273.15" office:value-type="float" office:value="23.4006506221688" calcext:value-type="float">
            <text:p>23.40</text:p>
          </table:table-cell>
          <table:table-cell/>
          <table:table-cell table:formula="of:=1/([.$C$12]+[.$C$13]*[.J354]+[.$C$14]*[.J354]*[.J354] +[.$C$15]*[.$J354]*[.J354]*[.$J354]) -273.15" office:value-type="float" office:value="23.399589586447" calcext:value-type="float">
            <text:p>23.40</text:p>
          </table:table-cell>
          <table:table-cell table:number-columns-repeated="2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10683.18" calcext:value-type="float">
            <text:p>10683.1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3" calcext:value-type="float">
            <text:p>-4.43</text:p>
          </table:table-cell>
          <table:table-cell/>
          <table:table-cell table:style-name="ce5" table:formula="of:=[.$J$16] * [.B355]/ ([.$J$3]+[.B355])" office:value-type="float" office:value="2115.64688215255" calcext:value-type="float">
            <text:p>2116</text:p>
          </table:table-cell>
          <table:table-cell table:formula="of:=LN([.B355]/[.$C$3])" office:value-type="float" office:value="0.0660854490274216" calcext:value-type="float">
            <text:p>0.0660854490274216</text:p>
          </table:table-cell>
          <table:table-cell table:formula="of:=1/([.$C$12]+[.$C$13]*[.J355]+[.$C$14]*[.J355]*[.J355]*[.J355])-273.15" office:value-type="float" office:value="23.5005488360413" calcext:value-type="float">
            <text:p>23.50</text:p>
          </table:table-cell>
          <table:table-cell/>
          <table:table-cell table:formula="of:=1/([.$C$12]+[.$C$13]*[.J355]+[.$C$14]*[.J355]*[.J355] +[.$C$15]*[.$J355]*[.J355]*[.$J355]) -273.15" office:value-type="float" office:value="23.4996118719314" calcext:value-type="float">
            <text:p>23.50</text:p>
          </table:table-cell>
          <table:table-cell table:number-columns-repeated="2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0636.03" calcext:value-type="float">
            <text:p>10636.0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2" calcext:value-type="float">
            <text:p>-4.42</text:p>
          </table:table-cell>
          <table:table-cell/>
          <table:table-cell table:style-name="ce5" table:formula="of:=[.$J$16] * [.B356]/ ([.$J$3]+[.B356])" office:value-type="float" office:value="2111.12209470523" calcext:value-type="float">
            <text:p>2111</text:p>
          </table:table-cell>
          <table:table-cell table:formula="of:=LN([.B356]/[.$C$3])" office:value-type="float" office:value="0.0616622009920015" calcext:value-type="float">
            <text:p>0.0616622009920015</text:p>
          </table:table-cell>
          <table:table-cell table:formula="of:=1/([.$C$12]+[.$C$13]*[.J356]+[.$C$14]*[.J356]*[.J356]*[.J356])-273.15" office:value-type="float" office:value="23.6004473649603" calcext:value-type="float">
            <text:p>23.60</text:p>
          </table:table-cell>
          <table:table-cell/>
          <table:table-cell table:formula="of:=1/([.$C$12]+[.$C$13]*[.J356]+[.$C$14]*[.J356]*[.J356] +[.$C$15]*[.$J356]*[.J356]*[.$J356]) -273.15" office:value-type="float" office:value="23.599627313982" calcext:value-type="float">
            <text:p>23.60</text:p>
          </table:table-cell>
          <table:table-cell table:number-columns-repeated="2"/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10589.11" calcext:value-type="float">
            <text:p>10589.1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2" calcext:value-type="float">
            <text:p>-4.42</text:p>
          </table:table-cell>
          <table:table-cell/>
          <table:table-cell table:style-name="ce5" table:formula="of:=[.$J$16] * [.B357]/ ([.$J$3]+[.B357])" office:value-type="float" office:value="2106.59880684498" calcext:value-type="float">
            <text:p>2107</text:p>
          </table:table-cell>
          <table:table-cell table:formula="of:=LN([.B357]/[.$C$3])" office:value-type="float" office:value="0.05724102153895" calcext:value-type="float">
            <text:p>0.05724102153895</text:p>
          </table:table-cell>
          <table:table-cell table:formula="of:=1/([.$C$12]+[.$C$13]*[.J357]+[.$C$14]*[.J357]*[.J357]*[.J357])-273.15" office:value-type="float" office:value="23.7003647721747" calcext:value-type="float">
            <text:p>23.70</text:p>
          </table:table-cell>
          <table:table-cell/>
          <table:table-cell table:formula="of:=1/([.$C$12]+[.$C$13]*[.J357]+[.$C$14]*[.J357]*[.J357] +[.$C$15]*[.$J357]*[.J357]*[.$J357]) -273.15" office:value-type="float" office:value="23.6996543787098" calcext:value-type="float">
            <text:p>23.70</text:p>
          </table:table-cell>
          <table:table-cell table:number-columns-repeated="2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0542.42" calcext:value-type="float">
            <text:p>10542.4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2" calcext:value-type="float">
            <text:p>-4.42</text:p>
          </table:table-cell>
          <table:table-cell/>
          <table:table-cell table:style-name="ce5" table:formula="of:=[.$J$16] * [.B358]/ ([.$J$3]+[.B358])" office:value-type="float" office:value="2102.07718078006" calcext:value-type="float">
            <text:p>2102</text:p>
          </table:table-cell>
          <table:table-cell table:formula="of:=LN([.B358]/[.$C$3])" office:value-type="float" office:value="0.0528220252828024" calcext:value-type="float">
            <text:p>0.0528220252828024</text:p>
          </table:table-cell>
          <table:table-cell table:formula="of:=1/([.$C$12]+[.$C$13]*[.J358]+[.$C$14]*[.J358]*[.J358]*[.J358])-273.15" office:value-type="float" office:value="23.8002985564303" calcext:value-type="float">
            <text:p>23.80</text:p>
          </table:table-cell>
          <table:table-cell/>
          <table:table-cell table:formula="of:=1/([.$C$12]+[.$C$13]*[.J358]+[.$C$14]*[.J358]*[.J358] +[.$C$15]*[.$J358]*[.J358]*[.$J358]) -273.15" office:value-type="float" office:value="23.7996904415916" calcext:value-type="float">
            <text:p>23.80</text:p>
          </table:table-cell>
          <table:table-cell table:number-columns-repeated="2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10495.97" calcext:value-type="float">
            <text:p>10495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1" calcext:value-type="float">
            <text:p>-4.41</text:p>
          </table:table-cell>
          <table:table-cell/>
          <table:table-cell table:style-name="ce5" table:formula="of:=[.$J$16] * [.B359]/ ([.$J$3]+[.B359])" office:value-type="float" office:value="2097.5583551303" calcext:value-type="float">
            <text:p>2098</text:p>
          </table:table-cell>
          <table:table-cell table:formula="of:=LN([.B359]/[.$C$3])" office:value-type="float" office:value="0.0484062809718954" calcext:value-type="float">
            <text:p>0.0484062809718954</text:p>
          </table:table-cell>
          <table:table-cell table:formula="of:=1/([.$C$12]+[.$C$13]*[.J359]+[.$C$14]*[.J359]*[.J359]*[.J359])-273.15" office:value-type="float" office:value="23.900224610878" calcext:value-type="float">
            <text:p>23.90</text:p>
          </table:table-cell>
          <table:table-cell/>
          <table:table-cell table:formula="of:=1/([.$C$12]+[.$C$13]*[.J359]+[.$C$14]*[.J359]*[.J359] +[.$C$15]*[.$J359]*[.J359]*[.$J359]) -273.15" office:value-type="float" office:value="23.8997112536496" calcext:value-type="float">
            <text:p>23.9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49.75" calcext:value-type="float">
            <text:p>10449.7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1" calcext:value-type="float">
            <text:p>-4.41</text:p>
          </table:table-cell>
          <table:table-cell/>
          <table:table-cell table:style-name="ce5" table:formula="of:=[.$J$16] * [.B360]/ ([.$J$3]+[.B360])" office:value-type="float" office:value="2093.04152862504" calcext:value-type="float">
            <text:p>2093</text:p>
          </table:table-cell>
          <table:table-cell table:formula="of:=LN([.B360]/[.$C$3])" office:value-type="float" office:value="0.0439929616856281" calcext:value-type="float">
            <text:p>0.0439929616856281</text:p>
          </table:table-cell>
          <table:table-cell table:formula="of:=1/([.$C$12]+[.$C$13]*[.J360]+[.$C$14]*[.J360]*[.J360]*[.J360])-273.15" office:value-type="float" office:value="24.0001617051723" calcext:value-type="float">
            <text:p>24.00</text:p>
          </table:table-cell>
          <table:table-cell/>
          <table:table-cell table:formula="of:=1/([.$C$12]+[.$C$13]*[.J360]+[.$C$14]*[.J360]*[.J360] +[.$C$15]*[.$J360]*[.J360]*[.$J360]) -273.15" office:value-type="float" office:value="23.9997354856289" calcext:value-type="float">
            <text:p>24.00</text:p>
          </table:table-cell>
          <table:table-cell table:number-columns-repeated="2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0403.76" calcext:value-type="float">
            <text:p>10403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1" calcext:value-type="float">
            <text:p>-4.41</text:p>
          </table:table-cell>
          <table:table-cell/>
          <table:table-cell table:style-name="ce5" table:formula="of:=[.$J$16] * [.B361]/ ([.$J$3]+[.B361])" office:value-type="float" office:value="2088.52686759695" calcext:value-type="float">
            <text:p>2089</text:p>
          </table:table-cell>
          <table:table-cell table:formula="of:=LN([.B361]/[.$C$3])" office:value-type="float" office:value="0.0395821862755381" calcext:value-type="float">
            <text:p>0.0395821862755381</text:p>
          </table:table-cell>
          <table:table-cell table:formula="of:=1/([.$C$12]+[.$C$13]*[.J361]+[.$C$14]*[.J361]*[.J361]*[.J361])-273.15" office:value-type="float" office:value="24.1001072205136" calcext:value-type="float">
            <text:p>24.10</text:p>
          </table:table-cell>
          <table:table-cell/>
          <table:table-cell table:formula="of:=1/([.$C$12]+[.$C$13]*[.J361]+[.$C$14]*[.J361]*[.J361] +[.$C$15]*[.$J361]*[.J361]*[.$J361]) -273.15" office:value-type="float" office:value="24.0997603980421" calcext:value-type="float">
            <text:p>24.10</text:p>
          </table:table-cell>
          <table:table-cell table:number-columns-repeated="2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0358" calcext:value-type="float">
            <text:p>1035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1" calcext:value-type="float">
            <text:p>-4.41</text:p>
          </table:table-cell>
          <table:table-cell/>
          <table:table-cell table:style-name="ce5" table:formula="of:=[.$J$16] * [.B362]/ ([.$J$3]+[.B362])" office:value-type="float" office:value="2084.01453973868" calcext:value-type="float">
            <text:p>2084</text:p>
          </table:table-cell>
          <table:table-cell table:formula="of:=LN([.B362]/[.$C$3])" office:value-type="float" office:value="0.0351740750076541" calcext:value-type="float">
            <text:p>0.0351740750076541</text:p>
          </table:table-cell>
          <table:table-cell table:formula="of:=1/([.$C$12]+[.$C$13]*[.J362]+[.$C$14]*[.J362]*[.J362]*[.J362])-273.15" office:value-type="float" office:value="24.2000584987375" calcext:value-type="float">
            <text:p>24.20</text:p>
          </table:table-cell>
          <table:table-cell/>
          <table:table-cell table:formula="of:=1/([.$C$12]+[.$C$13]*[.J362]+[.$C$14]*[.J362]*[.J362] +[.$C$15]*[.$J362]*[.J362]*[.$J362]) -273.15" office:value-type="float" office:value="24.1997832129491" calcext:value-type="float">
            <text:p>24.20</text:p>
          </table:table-cell>
          <table:table-cell table:number-columns-repeated="2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10312.46" calcext:value-type="float">
            <text:p>10312.4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" calcext:value-type="float">
            <text:p>-4.4</text:p>
          </table:table-cell>
          <table:table-cell/>
          <table:table-cell table:style-name="ce5" table:formula="of:=[.$J$16] * [.B363]/ ([.$J$3]+[.B363])" office:value-type="float" office:value="2079.50372136117" calcext:value-type="float">
            <text:p>2080</text:p>
          </table:table-cell>
          <table:table-cell table:formula="of:=LN([.B363]/[.$C$3])" office:value-type="float" office:value="0.0307677798713523" calcext:value-type="float">
            <text:p>0.0307677798713523</text:p>
          </table:table-cell>
          <table:table-cell table:formula="of:=1/([.$C$12]+[.$C$13]*[.J363]+[.$C$14]*[.J363]*[.J363]*[.J363])-273.15" office:value-type="float" office:value="24.3000348512144" calcext:value-type="float">
            <text:p>24.30</text:p>
          </table:table-cell>
          <table:table-cell/>
          <table:table-cell table:formula="of:=1/([.$C$12]+[.$C$13]*[.J363]+[.$C$14]*[.J363]*[.J363] +[.$C$15]*[.$J363]*[.J363]*[.$J363]) -273.15" office:value-type="float" office:value="24.2998231360123" calcext:value-type="float">
            <text:p>24.30</text:p>
          </table:table-cell>
          <table:table-cell table:number-columns-repeated="2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0267.15" calcext:value-type="float">
            <text:p>10267.1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" calcext:value-type="float">
            <text:p>-4.4</text:p>
          </table:table-cell>
          <table:table-cell/>
          <table:table-cell table:style-name="ce5" table:formula="of:=[.$J$16] * [.B364]/ ([.$J$3]+[.B364])" office:value-type="float" office:value="2074.99556671757" calcext:value-type="float">
            <text:p>2075</text:p>
          </table:table-cell>
          <table:table-cell table:formula="of:=LN([.B364]/[.$C$3])" office:value-type="float" office:value="0.0263643851313208" calcext:value-type="float">
            <text:p>0.0263643851313208</text:p>
          </table:table-cell>
          <table:table-cell table:formula="of:=1/([.$C$12]+[.$C$13]*[.J364]+[.$C$14]*[.J364]*[.J364]*[.J364])-273.15" office:value-type="float" office:value="24.4000117543598" calcext:value-type="float">
            <text:p>24.40</text:p>
          </table:table-cell>
          <table:table-cell/>
          <table:table-cell table:formula="of:=1/([.$C$12]+[.$C$13]*[.J364]+[.$C$14]*[.J364]*[.J364] +[.$C$15]*[.$J364]*[.J364]*[.$J364]) -273.15" office:value-type="float" office:value="24.3998555092549" calcext:value-type="float">
            <text:p>24.40</text:p>
          </table:table-cell>
          <table:table-cell table:number-columns-repeated="2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0222.07" calcext:value-type="float">
            <text:p>10222.0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" calcext:value-type="float">
            <text:p>-4.4</text:p>
          </table:table-cell>
          <table:table-cell/>
          <table:table-cell table:style-name="ce5" table:formula="of:=[.$J$16] * [.B365]/ ([.$J$3]+[.B365])" office:value-type="float" office:value="2070.49024753648" calcext:value-type="float">
            <text:p>2070</text:p>
          </table:table-cell>
          <table:table-cell table:formula="of:=LN([.B365]/[.$C$3])" office:value-type="float" office:value="0.0219640153035507" calcext:value-type="float">
            <text:p>0.0219640153035507</text:p>
          </table:table-cell>
          <table:table-cell table:formula="of:=1/([.$C$12]+[.$C$13]*[.J365]+[.$C$14]*[.J365]*[.J365]*[.J365])-273.15" office:value-type="float" office:value="24.4999864313675" calcext:value-type="float">
            <text:p>24.50</text:p>
          </table:table-cell>
          <table:table-cell/>
          <table:table-cell table:formula="of:=1/([.$C$12]+[.$C$13]*[.J365]+[.$C$14]*[.J365]*[.J365] +[.$C$15]*[.$J365]*[.J365]*[.$J365]) -273.15" office:value-type="float" office:value="24.4998774389891" calcext:value-type="float">
            <text:p>24.50</text:p>
          </table:table-cell>
          <table:table-cell table:number-columns-repeated="2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0177.22" calcext:value-type="float">
            <text:p>10177.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" calcext:value-type="float">
            <text:p>-4.4</text:p>
          </table:table-cell>
          <table:table-cell/>
          <table:table-cell table:style-name="ce5" table:formula="of:=[.$J$16] * [.B366]/ ([.$J$3]+[.B366])" office:value-type="float" office:value="2065.98793689121" calcext:value-type="float">
            <text:p>2066</text:p>
          </table:table-cell>
          <table:table-cell table:formula="of:=LN([.B366]/[.$C$3])" office:value-type="float" office:value="0.0175667963546034" calcext:value-type="float">
            <text:p>0.0175667963546034</text:p>
          </table:table-cell>
          <table:table-cell table:formula="of:=1/([.$C$12]+[.$C$13]*[.J366]+[.$C$14]*[.J366]*[.J366]*[.J366])-273.15" office:value-type="float" office:value="24.5999560646602" calcext:value-type="float">
            <text:p>24.60</text:p>
          </table:table-cell>
          <table:table-cell/>
          <table:table-cell table:formula="of:=1/([.$C$12]+[.$C$13]*[.J366]+[.$C$14]*[.J366]*[.J366] +[.$C$15]*[.$J366]*[.J366]*[.$J366]) -273.15" office:value-type="float" office:value="24.5998859918599" calcext:value-type="float">
            <text:p>24.60</text:p>
          </table:table-cell>
          <table:table-cell table:number-columns-repeated="2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10132.58" calcext:value-type="float">
            <text:p>10132.5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39" calcext:value-type="float">
            <text:p>-4.39</text:p>
          </table:table-cell>
          <table:table-cell/>
          <table:table-cell table:style-name="ce5" table:formula="of:=[.$J$16] * [.B367]/ ([.$J$3]+[.B367])" office:value-type="float" office:value="2061.48678808181" calcext:value-type="float">
            <text:p>2061</text:p>
          </table:table-cell>
          <table:table-cell table:formula="of:=LN([.B367]/[.$C$3])" office:value-type="float" office:value="0.0131708818812462" calcext:value-type="float">
            <text:p>0.0131708818812462</text:p>
          </table:table-cell>
          <table:table-cell table:formula="of:=1/([.$C$12]+[.$C$13]*[.J367]+[.$C$14]*[.J367]*[.J367]*[.J367])-273.15" office:value-type="float" office:value="24.6999627149589" calcext:value-type="float">
            <text:p>24.70</text:p>
          </table:table-cell>
          <table:table-cell/>
          <table:table-cell table:formula="of:=1/([.$C$12]+[.$C$13]*[.J367]+[.$C$14]*[.J367]*[.J367] +[.$C$15]*[.$J367]*[.J367]*[.$J367]) -273.15" office:value-type="float" office:value="24.6999231257433" calcext:value-type="float">
            <text:p>24.70</text:p>
          </table:table-cell>
          <table:table-cell table:number-columns-repeated="2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0088.17" calcext:value-type="float">
            <text:p>10088.1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39" calcext:value-type="float">
            <text:p>-4.39</text:p>
          </table:table-cell>
          <table:table-cell/>
          <table:table-cell table:style-name="ce5" table:formula="of:=[.$J$16] * [.B368]/ ([.$J$3]+[.B368])" office:value-type="float" office:value="2056.98898008131" calcext:value-type="float">
            <text:p>2057</text:p>
          </table:table-cell>
          <table:table-cell table:formula="of:=LN([.B368]/[.$C$3])" office:value-type="float" office:value="0.00877835723158047" calcext:value-type="float">
            <text:p>0.00877835723158047</text:p>
          </table:table-cell>
          <table:table-cell table:formula="of:=1/([.$C$12]+[.$C$13]*[.J368]+[.$C$14]*[.J368]*[.J368]*[.J368])-273.15" office:value-type="float" office:value="24.7999590184083" calcext:value-type="float">
            <text:p>24.80</text:p>
          </table:table-cell>
          <table:table-cell/>
          <table:table-cell table:formula="of:=1/([.$C$12]+[.$C$13]*[.J368]+[.$C$14]*[.J368]*[.J368] +[.$C$15]*[.$J368]*[.J368]*[.$J368]) -273.15" office:value-type="float" office:value="24.7999413439242" calcext:value-type="float">
            <text:p>24.80</text:p>
          </table:table-cell>
          <table:table-cell table:number-columns-repeated="2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10043.97" calcext:value-type="float">
            <text:p>10043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39" calcext:value-type="float">
            <text:p>-4.39</text:p>
          </table:table-cell>
          <table:table-cell/>
          <table:table-cell table:style-name="ce5" table:formula="of:=[.$J$16] * [.B369]/ ([.$J$3]+[.B369])" office:value-type="float" office:value="2052.49265090698" calcext:value-type="float">
            <text:p>2052</text:p>
          </table:table-cell>
          <table:table-cell table:formula="of:=LN([.B369]/[.$C$3])" office:value-type="float" office:value="0.00438736143900664" calcext:value-type="float">
            <text:p>0.00438736143900664</text:p>
          </table:table-cell>
          <table:table-cell table:formula="of:=1/([.$C$12]+[.$C$13]*[.J369]+[.$C$14]*[.J369]*[.J369]*[.J369])-273.15" office:value-type="float" office:value="24.8999874125287" calcext:value-type="float">
            <text:p>24.90</text:p>
          </table:table-cell>
          <table:table-cell/>
          <table:table-cell table:formula="of:=1/([.$C$12]+[.$C$13]*[.J369]+[.$C$14]*[.J369]*[.J369] +[.$C$15]*[.$J369]*[.J369]*[.$J369]) -273.15" office:value-type="float" office:value="24.8999829755091" calcext:value-type="float">
            <text:p>24.9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780.5" calcext:value-type="float">
            <text:p>9780.5</text:p>
          </table:table-cell>
          <table:table-cell office:value-type="float" office:value="10219.5" calcext:value-type="float">
            <text:p>10219.5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9" calcext:value-type="float">
            <text:p>-4.39</text:p>
          </table:table-cell>
          <table:table-cell/>
          <table:table-cell table:style-name="ce5" table:formula="of:=[.$J$16] * [.B370]/ ([.$J$3]+[.B370])" office:value-type="float" office:value="2048" calcext:value-type="float">
            <text:p>2048</text:p>
          </table:table-cell>
          <table:table-cell table:formula="of:=LN([.B370]/[.$C$3])" office:value-type="float" office:value="0" calcext:value-type="float">
            <text:p>0</text:p>
          </table:table-cell>
          <table:table-cell table:formula="of:=1/([.$C$12]+[.$C$13]*[.J370]+[.$C$14]*[.J370]*[.J370]*[.J370])-273.15" office:value-type="float" office:value="25" calcext:value-type="float">
            <text:p>25.00</text:p>
          </table:table-cell>
          <table:table-cell/>
          <table:table-cell table:formula="of:=1/([.$C$12]+[.$C$13]*[.J370]+[.$C$14]*[.J370]*[.J370] +[.$C$15]*[.$J370]*[.J370]*[.$J370]) -273.15" office:value-type="float" office:value="25" calcext:value-type="float">
            <text:p>25.00</text:p>
          </table:table-cell>
          <table:table-cell table:number-columns-repeated="2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9956.24" calcext:value-type="float">
            <text:p>9956.24</text:p>
          </table:table-cell>
          <table:table-cell office:value-type="float" office:value="9738.2" calcext:value-type="float">
            <text:p>9738.2</text:p>
          </table:table-cell>
          <table:table-cell office:value-type="float" office:value="10174.3" calcext:value-type="float">
            <text:p>10174.3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8" calcext:value-type="float">
            <text:p>-4.38</text:p>
          </table:table-cell>
          <table:table-cell/>
          <table:table-cell table:style-name="ce5" table:formula="of:=[.$J$16] * [.B371]/ ([.$J$3]+[.B371])" office:value-type="float" office:value="2043.50915002024" calcext:value-type="float">
            <text:p>2044</text:p>
          </table:table-cell>
          <table:table-cell table:formula="of:=LN([.B371]/[.$C$3])" office:value-type="float" office:value="-0.00438560271255327" calcext:value-type="float">
            <text:p>-0.00438560271255327</text:p>
          </table:table-cell>
          <table:table-cell table:formula="of:=1/([.$C$12]+[.$C$13]*[.J371]+[.$C$14]*[.J371]*[.J371]*[.J371])-273.15" office:value-type="float" office:value="25.1000395980967" calcext:value-type="float">
            <text:p>25.10</text:p>
          </table:table-cell>
          <table:table-cell/>
          <table:table-cell table:formula="of:=1/([.$C$12]+[.$C$13]*[.J371]+[.$C$14]*[.J371]*[.J371] +[.$C$15]*[.$J371]*[.J371]*[.$J371]) -273.15" office:value-type="float" office:value="25.1000351205158" calcext:value-type="float">
            <text:p>25.10</text:p>
          </table:table-cell>
          <table:table-cell table:number-columns-repeated="2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9912.71" calcext:value-type="float">
            <text:p>9912.71</text:p>
          </table:table-cell>
          <table:table-cell office:value-type="float" office:value="9695.6" calcext:value-type="float">
            <text:p>9695.6</text:p>
          </table:table-cell>
          <table:table-cell office:value-type="float" office:value="10129.8" calcext:value-type="float">
            <text:p>10129.8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8" calcext:value-type="float">
            <text:p>-4.38</text:p>
          </table:table-cell>
          <table:table-cell/>
          <table:table-cell table:style-name="ce5" table:formula="of:=[.$J$16] * [.B372]/ ([.$J$3]+[.B372])" office:value-type="float" office:value="2039.02232091965" calcext:value-type="float">
            <text:p>2039</text:p>
          </table:table-cell>
          <table:table-cell table:formula="of:=LN([.B372]/[.$C$3])" office:value-type="float" office:value="-0.00876732088548119" calcext:value-type="float">
            <text:p>-0.00876732088548119</text:p>
          </table:table-cell>
          <table:table-cell table:formula="of:=1/([.$C$12]+[.$C$13]*[.J372]+[.$C$14]*[.J372]*[.J372]*[.J372])-273.15" office:value-type="float" office:value="25.2000577702877" calcext:value-type="float">
            <text:p>25.20</text:p>
          </table:table-cell>
          <table:table-cell/>
          <table:table-cell table:formula="of:=1/([.$C$12]+[.$C$13]*[.J372]+[.$C$14]*[.J372]*[.J372] +[.$C$15]*[.$J372]*[.J372]*[.$J372]) -273.15" office:value-type="float" office:value="25.2000397875925" calcext:value-type="float">
            <text:p>25.20</text:p>
          </table:table-cell>
          <table:table-cell table:number-columns-repeated="2"/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9869.38" calcext:value-type="float">
            <text:p>9869.38</text:p>
          </table:table-cell>
          <table:table-cell office:value-type="float" office:value="9653.2" calcext:value-type="float">
            <text:p>9653.2</text:p>
          </table:table-cell>
          <table:table-cell office:value-type="float" office:value="10085.5" calcext:value-type="float">
            <text:p>10085.5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8" calcext:value-type="float">
            <text:p>-4.38</text:p>
          </table:table-cell>
          <table:table-cell/>
          <table:table-cell table:style-name="ce5" table:formula="of:=[.$J$16] * [.B373]/ ([.$J$3]+[.B373])" office:value-type="float" office:value="2034.53658241978" calcext:value-type="float">
            <text:p>2035</text:p>
          </table:table-cell>
          <table:table-cell table:formula="of:=LN([.B373]/[.$C$3])" office:value-type="float" office:value="-0.01314805813771" calcext:value-type="float">
            <text:p>-0.01314805813771</text:p>
          </table:table-cell>
          <table:table-cell table:formula="of:=1/([.$C$12]+[.$C$13]*[.J373]+[.$C$14]*[.J373]*[.J373]*[.J373])-273.15" office:value-type="float" office:value="25.3001208682577" calcext:value-type="float">
            <text:p>25.30</text:p>
          </table:table-cell>
          <table:table-cell/>
          <table:table-cell table:formula="of:=1/([.$C$12]+[.$C$13]*[.J373]+[.$C$14]*[.J373]*[.J373] +[.$C$15]*[.$J373]*[.J373]*[.$J373]) -273.15" office:value-type="float" office:value="25.3000802265328" calcext:value-type="float">
            <text:p>25.30</text:p>
          </table:table-cell>
          <table:table-cell table:number-columns-repeated="2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9826.27" calcext:value-type="float">
            <text:p>9826.27</text:p>
          </table:table-cell>
          <table:table-cell office:value-type="float" office:value="9611.1" calcext:value-type="float">
            <text:p>9611.1</text:p>
          </table:table-cell>
          <table:table-cell office:value-type="float" office:value="10041.5" calcext:value-type="float">
            <text:p>10041.5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8" calcext:value-type="float">
            <text:p>-4.38</text:p>
          </table:table-cell>
          <table:table-cell/>
          <table:table-cell table:style-name="ce5" table:formula="of:=[.$J$16] * [.B374]/ ([.$J$3]+[.B374])" office:value-type="float" office:value="2030.05416147364" calcext:value-type="float">
            <text:p>2030</text:p>
          </table:table-cell>
          <table:table-cell table:formula="of:=LN([.B374]/[.$C$3])" office:value-type="float" office:value="-0.0175256815058304" calcext:value-type="float">
            <text:p>-0.0175256815058304</text:p>
          </table:table-cell>
          <table:table-cell table:formula="of:=1/([.$C$12]+[.$C$13]*[.J374]+[.$C$14]*[.J374]*[.J374]*[.J374])-273.15" office:value-type="float" office:value="25.4001802622469" calcext:value-type="float">
            <text:p>25.40</text:p>
          </table:table-cell>
          <table:table-cell/>
          <table:table-cell table:formula="of:=1/([.$C$12]+[.$C$13]*[.J374]+[.$C$14]*[.J374]*[.J374] +[.$C$15]*[.$J374]*[.J374]*[.$J374]) -273.15" office:value-type="float" office:value="25.400107698868" calcext:value-type="float">
            <text:p>25.40</text:p>
          </table:table-cell>
          <table:table-cell table:number-columns-repeated="2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9783.38" calcext:value-type="float">
            <text:p>9783.38</text:p>
          </table:table-cell>
          <table:table-cell office:value-type="float" office:value="9569.6" calcext:value-type="float">
            <text:p>9569.6</text:p>
          </table:table-cell>
          <table:table-cell office:value-type="float" office:value="9997.1" calcext:value-type="float">
            <text:p>9997.1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7" calcext:value-type="float">
            <text:p>-4.37</text:p>
          </table:table-cell>
          <table:table-cell/>
          <table:table-cell table:style-name="ce5" table:formula="of:=[.$J$16] * [.B375]/ ([.$J$3]+[.B375])" office:value-type="float" office:value="2025.57522930864" calcext:value-type="float">
            <text:p>2026</text:p>
          </table:table-cell>
          <table:table-cell table:formula="of:=LN([.B375]/[.$C$3])" office:value-type="float" office:value="-0.0219000653823907" calcext:value-type="float">
            <text:p>-0.0219000653823907</text:p>
          </table:table-cell>
          <table:table-cell table:formula="of:=1/([.$C$12]+[.$C$13]*[.J375]+[.$C$14]*[.J375]*[.J375]*[.J375])-273.15" office:value-type="float" office:value="25.5002331194705" calcext:value-type="float">
            <text:p>25.50</text:p>
          </table:table-cell>
          <table:table-cell/>
          <table:table-cell table:formula="of:=1/([.$C$12]+[.$C$13]*[.J375]+[.$C$14]*[.J375]*[.J375] +[.$C$15]*[.$J375]*[.J375]*[.$J375]) -273.15" office:value-type="float" office:value="25.5001192602718" calcext:value-type="float">
            <text:p>25.50</text:p>
          </table:table-cell>
          <table:table-cell table:number-columns-repeated="2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9740.69" calcext:value-type="float">
            <text:p>9740.69</text:p>
          </table:table-cell>
          <table:table-cell office:value-type="float" office:value="9527.9" calcext:value-type="float">
            <text:p>9527.9</text:p>
          </table:table-cell>
          <table:table-cell office:value-type="float" office:value="9953.5" calcext:value-type="float">
            <text:p>9953.5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7" calcext:value-type="float">
            <text:p>-4.37</text:p>
          </table:table-cell>
          <table:table-cell/>
          <table:table-cell table:style-name="ce5" table:formula="of:=[.$J$16] * [.B376]/ ([.$J$3]+[.B376])" office:value-type="float" office:value="2021.09785625528" calcext:value-type="float">
            <text:p>2021</text:p>
          </table:table-cell>
          <table:table-cell table:formula="of:=LN([.B376]/[.$C$3])" office:value-type="float" office:value="-0.026273135959653" calcext:value-type="float">
            <text:p>-0.026273135959653</text:p>
          </table:table-cell>
          <table:table-cell table:formula="of:=1/([.$C$12]+[.$C$13]*[.J376]+[.$C$14]*[.J376]*[.J376]*[.J376])-273.15" office:value-type="float" office:value="25.6003235763832" calcext:value-type="float">
            <text:p>25.60</text:p>
          </table:table-cell>
          <table:table-cell/>
          <table:table-cell table:formula="of:=1/([.$C$12]+[.$C$13]*[.J376]+[.$C$14]*[.J376]*[.J376] +[.$C$15]*[.$J376]*[.J376]*[.$J376]) -273.15" office:value-type="float" office:value="25.6001589108778" calcext:value-type="float">
            <text:p>25.60</text:p>
          </table:table-cell>
          <table:table-cell table:number-columns-repeated="2"/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9698.22" calcext:value-type="float">
            <text:p>9698.22</text:p>
          </table:table-cell>
          <table:table-cell office:value-type="float" office:value="9486.3" calcext:value-type="float">
            <text:p>9486.3</text:p>
          </table:table-cell>
          <table:table-cell office:value-type="float" office:value="9910.1" calcext:value-type="float">
            <text:p>9910.1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7" calcext:value-type="float">
            <text:p>-4.37</text:p>
          </table:table-cell>
          <table:table-cell/>
          <table:table-cell table:style-name="ce5" table:formula="of:=[.$J$16] * [.B377]/ ([.$J$3]+[.B377])" office:value-type="float" office:value="2016.62430006366" calcext:value-type="float">
            <text:p>2017</text:p>
          </table:table-cell>
          <table:table-cell table:formula="of:=LN([.B377]/[.$C$3])" office:value-type="float" office:value="-0.0306427294784787" calcext:value-type="float">
            <text:p>-0.0306427294784787</text:p>
          </table:table-cell>
          <table:table-cell table:formula="of:=1/([.$C$12]+[.$C$13]*[.J377]+[.$C$14]*[.J377]*[.J377]*[.J377])-273.15" office:value-type="float" office:value="25.7004021830908" calcext:value-type="float">
            <text:p>25.70</text:p>
          </table:table-cell>
          <table:table-cell/>
          <table:table-cell table:formula="of:=1/([.$C$12]+[.$C$13]*[.J377]+[.$C$14]*[.J377]*[.J377] +[.$C$15]*[.$J377]*[.J377]*[.$J377]) -273.15" office:value-type="float" office:value="25.7001771086857" calcext:value-type="float">
            <text:p>25.70</text:p>
          </table:table-cell>
          <table:table-cell table:number-columns-repeated="2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9655.96" calcext:value-type="float">
            <text:p>9655.96</text:p>
          </table:table-cell>
          <table:table-cell office:value-type="float" office:value="9445" calcext:value-type="float">
            <text:p>9445</text:p>
          </table:table-cell>
          <table:table-cell office:value-type="float" office:value="9866.9" calcext:value-type="float">
            <text:p>9866.9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7" calcext:value-type="float">
            <text:p>-4.37</text:p>
          </table:table-cell>
          <table:table-cell/>
          <table:table-cell table:style-name="ce5" table:formula="of:=[.$J$16] * [.B378]/ ([.$J$3]+[.B378])" office:value-type="float" office:value="2012.15367552641" calcext:value-type="float">
            <text:p>2012</text:p>
          </table:table-cell>
          <table:table-cell table:formula="of:=LN([.B378]/[.$C$3])" office:value-type="float" office:value="-0.0350097517094668" calcext:value-type="float">
            <text:p>-0.0350097517094668</text:p>
          </table:table-cell>
          <table:table-cell table:formula="of:=1/([.$C$12]+[.$C$13]*[.J378]+[.$C$14]*[.J378]*[.J378]*[.J378])-273.15" office:value-type="float" office:value="25.8004897294492" calcext:value-type="float">
            <text:p>25.80</text:p>
          </table:table-cell>
          <table:table-cell/>
          <table:table-cell table:formula="of:=1/([.$C$12]+[.$C$13]*[.J378]+[.$C$14]*[.J378]*[.J378] +[.$C$15]*[.$J378]*[.J378]*[.$J378]) -273.15" office:value-type="float" office:value="25.8001945180602" calcext:value-type="float">
            <text:p>25.80</text:p>
          </table:table-cell>
          <table:table-cell table:number-columns-repeated="2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9613.9" calcext:value-type="float">
            <text:p>9613.9</text:p>
          </table:table-cell>
          <table:table-cell office:value-type="float" office:value="9404.3" calcext:value-type="float">
            <text:p>9404.3</text:p>
          </table:table-cell>
          <table:table-cell office:value-type="float" office:value="9823.5" calcext:value-type="float">
            <text:p>9823.5</text:p>
          </table:table-cell>
          <table:table-cell office:value-type="float" office:value="2.18" calcext:value-type="float">
            <text:p>2.18</text:p>
          </table:table-cell>
          <table:table-cell office:value-type="float" office:value="0.5" calcext:value-type="float">
            <text:p>0.5</text:p>
          </table:table-cell>
          <table:table-cell office:value-type="float" office:value="-4.36" calcext:value-type="float">
            <text:p>-4.36</text:p>
          </table:table-cell>
          <table:table-cell/>
          <table:table-cell table:style-name="ce5" table:formula="of:=[.$J$16] * [.B379]/ ([.$J$3]+[.B379])" office:value-type="float" office:value="2007.68508047864" calcext:value-type="float">
            <text:p>2008</text:p>
          </table:table-cell>
          <table:table-cell table:formula="of:=LN([.B379]/[.$C$3])" office:value-type="float" office:value="-0.0393751250741884" calcext:value-type="float">
            <text:p>-0.0393751250741884</text:p>
          </table:table-cell>
          <table:table-cell table:formula="of:=1/([.$C$12]+[.$C$13]*[.J379]+[.$C$14]*[.J379]*[.J379]*[.J379])-273.15" office:value-type="float" office:value="25.9006074434259" calcext:value-type="float">
            <text:p>25.90</text:p>
          </table:table-cell>
          <table:table-cell/>
          <table:table-cell table:formula="of:=1/([.$C$12]+[.$C$13]*[.J379]+[.$C$14]*[.J379]*[.J379] +[.$C$15]*[.$J379]*[.J379]*[.$J379]) -273.15" office:value-type="float" office:value="25.9002322331709" calcext:value-type="float">
            <text:p>25.9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572.05" calcext:value-type="float">
            <text:p>9572.05</text:p>
          </table:table-cell>
          <table:table-cell office:value-type="float" office:value="9363.4" calcext:value-type="float">
            <text:p>9363.4</text:p>
          </table:table-cell>
          <table:table-cell office:value-type="float" office:value="9780.7" calcext:value-type="float">
            <text:p>9780.7</text:p>
          </table:table-cell>
          <table:table-cell office:value-type="float" office:value="2.18" calcext:value-type="float">
            <text:p>2.18</text:p>
          </table:table-cell>
          <table:table-cell office:value-type="float" office:value="0.5" calcext:value-type="float">
            <text:p>0.5</text:p>
          </table:table-cell>
          <table:table-cell office:value-type="float" office:value="-4.36" calcext:value-type="float">
            <text:p>-4.36</text:p>
          </table:table-cell>
          <table:table-cell/>
          <table:table-cell table:style-name="ce5" table:formula="of:=[.$J$16] * [.B380]/ ([.$J$3]+[.B380])" office:value-type="float" office:value="2003.21973426391" calcext:value-type="float">
            <text:p>2003</text:p>
          </table:table-cell>
          <table:table-cell table:formula="of:=LN([.B380]/[.$C$3])" office:value-type="float" office:value="-0.0437376993928195" calcext:value-type="float">
            <text:p>-0.0437376993928195</text:p>
          </table:table-cell>
          <table:table-cell table:formula="of:=1/([.$C$12]+[.$C$13]*[.J380]+[.$C$14]*[.J380]*[.J380]*[.J380])-273.15" office:value-type="float" office:value="26.0007290278032" calcext:value-type="float">
            <text:p>26.00</text:p>
          </table:table-cell>
          <table:table-cell/>
          <table:table-cell table:formula="of:=1/([.$C$12]+[.$C$13]*[.J380]+[.$C$14]*[.J380]*[.J380] +[.$C$15]*[.$J380]*[.J380]*[.$J380]) -273.15" office:value-type="float" office:value="26.0002638597364" calcext:value-type="float">
            <text:p>26.00</text:p>
          </table:table-cell>
          <table:table-cell table:number-columns-repeated="2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9530.41" calcext:value-type="float">
            <text:p>9530.41</text:p>
          </table:table-cell>
          <table:table-cell office:value-type="float" office:value="9322.6" calcext:value-type="float">
            <text:p>9322.6</text:p>
          </table:table-cell>
          <table:table-cell office:value-type="float" office:value="9738.2" calcext:value-type="float">
            <text:p>9738.2</text:p>
          </table:table-cell>
          <table:table-cell office:value-type="float" office:value="2.18" calcext:value-type="float">
            <text:p>2.18</text:p>
          </table:table-cell>
          <table:table-cell office:value-type="float" office:value="0.5" calcext:value-type="float">
            <text:p>0.5</text:p>
          </table:table-cell>
          <table:table-cell office:value-type="float" office:value="-4.36" calcext:value-type="float">
            <text:p>-4.36</text:p>
          </table:table-cell>
          <table:table-cell/>
          <table:table-cell table:style-name="ce5" table:formula="of:=[.$J$16] * [.B381]/ ([.$J$3]+[.B381])" office:value-type="float" office:value="1998.75780180754" calcext:value-type="float">
            <text:p>1999</text:p>
          </table:table-cell>
          <table:table-cell table:formula="of:=LN([.B381]/[.$C$3])" office:value-type="float" office:value="-0.0480973542176793" calcext:value-type="float">
            <text:p>-0.0480973542176793</text:p>
          </table:table-cell>
          <table:table-cell table:formula="of:=1/([.$C$12]+[.$C$13]*[.J381]+[.$C$14]*[.J381]*[.J381]*[.J381])-273.15" office:value-type="float" office:value="26.1008517699931" calcext:value-type="float">
            <text:p>26.10</text:p>
          </table:table-cell>
          <table:table-cell/>
          <table:table-cell table:formula="of:=1/([.$C$12]+[.$C$13]*[.J381]+[.$C$14]*[.J381]*[.J381] +[.$C$15]*[.$J381]*[.J381]*[.$J381]) -273.15" office:value-type="float" office:value="26.1002865739876" calcext:value-type="float">
            <text:p>26.10</text:p>
          </table:table-cell>
          <table:table-cell table:number-columns-repeated="2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9488.98" calcext:value-type="float">
            <text:p>9488.98</text:p>
          </table:table-cell>
          <table:table-cell office:value-type="float" office:value="9282.1" calcext:value-type="float">
            <text:p>9282.1</text:p>
          </table:table-cell>
          <table:table-cell office:value-type="float" office:value="9695.8" calcext:value-type="float">
            <text:p>9695.8</text:p>
          </table:table-cell>
          <table:table-cell office:value-type="float" office:value="2.18" calcext:value-type="float">
            <text:p>2.18</text:p>
          </table:table-cell>
          <table:table-cell office:value-type="float" office:value="0.5" calcext:value-type="float">
            <text:p>0.5</text:p>
          </table:table-cell>
          <table:table-cell office:value-type="float" office:value="-4.36" calcext:value-type="float">
            <text:p>-4.36</text:p>
          </table:table-cell>
          <table:table-cell/>
          <table:table-cell table:style-name="ce5" table:formula="of:=[.$J$16] * [.B382]/ ([.$J$3]+[.B382])" office:value-type="float" office:value="1994.2994492272" calcext:value-type="float">
            <text:p>1994</text:p>
          </table:table-cell>
          <table:table-cell table:formula="of:=LN([.B382]/[.$C$3])" office:value-type="float" office:value="-0.0524539677083024" calcext:value-type="float">
            <text:p>-0.0524539677083024</text:p>
          </table:table-cell>
          <table:table-cell table:formula="of:=1/([.$C$12]+[.$C$13]*[.J382]+[.$C$14]*[.J382]*[.J382]*[.J382])-273.15" office:value-type="float" office:value="26.2009729176076" calcext:value-type="float">
            <text:p>26.20</text:p>
          </table:table-cell>
          <table:table-cell/>
          <table:table-cell table:formula="of:=1/([.$C$12]+[.$C$13]*[.J382]+[.$C$14]*[.J382]*[.J382] +[.$C$15]*[.$J382]*[.J382]*[.$J382]) -273.15" office:value-type="float" office:value="26.2002975136919" calcext:value-type="float">
            <text:p>26.20</text:p>
          </table:table-cell>
          <table:table-cell table:number-columns-repeated="2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9447.75" calcext:value-type="float">
            <text:p>9447.75</text:p>
          </table:table-cell>
          <table:table-cell office:value-type="float" office:value="9242.3" calcext:value-type="float">
            <text:p>9242.3</text:p>
          </table:table-cell>
          <table:table-cell office:value-type="float" office:value="9653.2" calcext:value-type="float">
            <text:p>9653.2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5" calcext:value-type="float">
            <text:p>-4.35</text:p>
          </table:table-cell>
          <table:table-cell/>
          <table:table-cell table:style-name="ce5" table:formula="of:=[.$J$16] * [.B383]/ ([.$J$3]+[.B383])" office:value-type="float" office:value="1989.84376084637" calcext:value-type="float">
            <text:p>1990</text:p>
          </table:table-cell>
          <table:table-cell table:formula="of:=LN([.B383]/[.$C$3])" office:value-type="float" office:value="-0.0568084750756607" calcext:value-type="float">
            <text:p>-0.0568084750756607</text:p>
          </table:table-cell>
          <table:table-cell table:formula="of:=1/([.$C$12]+[.$C$13]*[.J383]+[.$C$14]*[.J383]*[.J383]*[.J383])-273.15" office:value-type="float" office:value="26.3011140277938" calcext:value-type="float">
            <text:p>26.30</text:p>
          </table:table-cell>
          <table:table-cell/>
          <table:table-cell table:formula="of:=1/([.$C$12]+[.$C$13]*[.J383]+[.$C$14]*[.J383]*[.J383] +[.$C$15]*[.$J383]*[.J383]*[.$J383]) -273.15" office:value-type="float" office:value="26.300318096974" calcext:value-type="float">
            <text:p>26.30</text:p>
          </table:table-cell>
          <table:table-cell table:number-columns-repeated="2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9406.72" calcext:value-type="float">
            <text:p>9406.72</text:p>
          </table:table-cell>
          <table:table-cell office:value-type="float" office:value="9202.1" calcext:value-type="float">
            <text:p>9202.1</text:p>
          </table:table-cell>
          <table:table-cell office:value-type="float" office:value="9611.3" calcext:value-type="float">
            <text:p>9611.3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5" calcext:value-type="float">
            <text:p>-4.35</text:p>
          </table:table-cell>
          <table:table-cell/>
          <table:table-cell table:style-name="ce5" table:formula="of:=[.$J$16] * [.B384]/ ([.$J$3]+[.B384])" office:value-type="float" office:value="1985.39089140257" calcext:value-type="float">
            <text:p>1985</text:p>
          </table:table-cell>
          <table:table-cell table:formula="of:=LN([.B384]/[.$C$3])" office:value-type="float" office:value="-0.0611607655157858" calcext:value-type="float">
            <text:p>-0.0611607655157858</text:p>
          </table:table-cell>
          <table:table-cell table:formula="of:=1/([.$C$12]+[.$C$13]*[.J384]+[.$C$14]*[.J384]*[.J384]*[.J384])-273.15" office:value-type="float" office:value="26.4012726363173" calcext:value-type="float">
            <text:p>26.40</text:p>
          </table:table-cell>
          <table:table-cell/>
          <table:table-cell table:formula="of:=1/([.$C$12]+[.$C$13]*[.J384]+[.$C$14]*[.J384]*[.J384] +[.$C$15]*[.$J384]*[.J384]*[.$J384]) -273.15" office:value-type="float" office:value="26.4003457444506" calcext:value-type="float">
            <text:p>26.40</text:p>
          </table:table-cell>
          <table:table-cell table:number-columns-repeated="2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9365.89" calcext:value-type="float">
            <text:p>9365.89</text:p>
          </table:table-cell>
          <table:table-cell office:value-type="float" office:value="9162.2" calcext:value-type="float">
            <text:p>9162.2</text:p>
          </table:table-cell>
          <table:table-cell office:value-type="float" office:value="9569.6" calcext:value-type="float">
            <text:p>9569.6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5" calcext:value-type="float">
            <text:p>-4.35</text:p>
          </table:table-cell>
          <table:table-cell/>
          <table:table-cell table:style-name="ce5" table:formula="of:=[.$J$16] * [.B385]/ ([.$J$3]+[.B385])" office:value-type="float" office:value="1980.94099677319" calcext:value-type="float">
            <text:p>1981</text:p>
          </table:table-cell>
          <table:table-cell table:formula="of:=LN([.B385]/[.$C$3])" office:value-type="float" office:value="-0.0655107269098214" calcext:value-type="float">
            <text:p>-0.0655107269098214</text:p>
          </table:table-cell>
          <table:table-cell table:formula="of:=1/([.$C$12]+[.$C$13]*[.J385]+[.$C$14]*[.J385]*[.J385]*[.J385])-273.15" office:value-type="float" office:value="26.5014462415701" calcext:value-type="float">
            <text:p>26.50</text:p>
          </table:table-cell>
          <table:table-cell/>
          <table:table-cell table:formula="of:=1/([.$C$12]+[.$C$13]*[.J385]+[.$C$14]*[.J385]*[.J385] +[.$C$15]*[.$J385]*[.J385]*[.$J385]) -273.15" office:value-type="float" office:value="26.5003778405367" calcext:value-type="float">
            <text:p>26.50</text:p>
          </table:table-cell>
          <table:table-cell table:number-columns-repeated="2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9325.26" calcext:value-type="float">
            <text:p>9325.26</text:p>
          </table:table-cell>
          <table:table-cell office:value-type="float" office:value="9122.4" calcext:value-type="float">
            <text:p>9122.4</text:p>
          </table:table-cell>
          <table:table-cell office:value-type="float" office:value="9528.1" calcext:value-type="float">
            <text:p>9528.1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5" calcext:value-type="float">
            <text:p>-4.35</text:p>
          </table:table-cell>
          <table:table-cell/>
          <table:table-cell table:style-name="ce5" table:formula="of:=[.$J$16] * [.B386]/ ([.$J$3]+[.B386])" office:value-type="float" office:value="1976.4942339715" calcext:value-type="float">
            <text:p>1976</text:p>
          </table:table-cell>
          <table:table-cell table:formula="of:=LN([.B386]/[.$C$3])" office:value-type="float" office:value="-0.0698582458153296" calcext:value-type="float">
            <text:p>-0.0698582458153296</text:p>
          </table:table-cell>
          <table:table-cell table:formula="of:=1/([.$C$12]+[.$C$13]*[.J386]+[.$C$14]*[.J386]*[.J386]*[.J386])-273.15" office:value-type="float" office:value="26.6016323042277" calcext:value-type="float">
            <text:p>26.60</text:p>
          </table:table-cell>
          <table:table-cell/>
          <table:table-cell table:formula="of:=1/([.$C$12]+[.$C$13]*[.J386]+[.$C$14]*[.J386]*[.J386] +[.$C$15]*[.$J386]*[.J386]*[.$J386]) -273.15" office:value-type="float" office:value="26.6004117331518" calcext:value-type="float">
            <text:p>26.60</text:p>
          </table:table-cell>
          <table:table-cell table:number-columns-repeated="2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9284.84" calcext:value-type="float">
            <text:p>9284.84</text:p>
          </table:table-cell>
          <table:table-cell office:value-type="float" office:value="9083.4" calcext:value-type="float">
            <text:p>9083.4</text:p>
          </table:table-cell>
          <table:table-cell office:value-type="float" office:value="9486.3" calcext:value-type="float">
            <text:p>9486.3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4" calcext:value-type="float">
            <text:p>-4.34</text:p>
          </table:table-cell>
          <table:table-cell/>
          <table:table-cell table:style-name="ce5" table:formula="of:=[.$J$16] * [.B387]/ ([.$J$3]+[.B387])" office:value-type="float" office:value="1972.05186249925" calcext:value-type="float">
            <text:p>1972</text:p>
          </table:table-cell>
          <table:table-cell table:formula="of:=LN([.B387]/[.$C$3])" office:value-type="float" office:value="-0.0742021304326274" calcext:value-type="float">
            <text:p>-0.0742021304326274</text:p>
          </table:table-cell>
          <table:table-cell table:formula="of:=1/([.$C$12]+[.$C$13]*[.J387]+[.$C$14]*[.J387]*[.J387]*[.J387])-273.15" office:value-type="float" office:value="26.7018034018907" calcext:value-type="float">
            <text:p>26.70</text:p>
          </table:table-cell>
          <table:table-cell/>
          <table:table-cell table:formula="of:=1/([.$C$12]+[.$C$13]*[.J387]+[.$C$14]*[.J387]*[.J387] +[.$C$15]*[.$J387]*[.J387]*[.$J387]) -273.15" office:value-type="float" office:value="26.7004199301586" calcext:value-type="float">
            <text:p>26.70</text:p>
          </table:table-cell>
          <table:table-cell table:number-columns-repeated="2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9244.61" calcext:value-type="float">
            <text:p>9244.61</text:p>
          </table:table-cell>
          <table:table-cell office:value-type="float" office:value="9044" calcext:value-type="float">
            <text:p>9044</text:p>
          </table:table-cell>
          <table:table-cell office:value-type="float" office:value="9445.2" calcext:value-type="float">
            <text:p>9445.2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4" calcext:value-type="float">
            <text:p>-4.34</text:p>
          </table:table-cell>
          <table:table-cell/>
          <table:table-cell table:style-name="ce5" table:formula="of:=[.$J$16] * [.B388]/ ([.$J$3]+[.B388])" office:value-type="float" office:value="1967.61184352398" calcext:value-type="float">
            <text:p>1968</text:p>
          </table:table-cell>
          <table:table-cell table:formula="of:=LN([.B388]/[.$C$3])" office:value-type="float" office:value="-0.0785444140096139" calcext:value-type="float">
            <text:p>-0.0785444140096139</text:p>
          </table:table-cell>
          <table:table-cell table:formula="of:=1/([.$C$12]+[.$C$13]*[.J388]+[.$C$14]*[.J388]*[.J388]*[.J388])-273.15" office:value-type="float" office:value="26.8020064835063" calcext:value-type="float">
            <text:p>26.80</text:p>
          </table:table-cell>
          <table:table-cell/>
          <table:table-cell table:formula="of:=1/([.$C$12]+[.$C$13]*[.J388]+[.$C$14]*[.J388]*[.J388] +[.$C$15]*[.$J388]*[.J388]*[.$J388]) -273.15" office:value-type="float" office:value="26.800449189783" calcext:value-type="float">
            <text:p>26.80</text:p>
          </table:table-cell>
          <table:table-cell table:number-columns-repeated="2"/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9204.58" calcext:value-type="float">
            <text:p>9204.58</text:p>
          </table:table-cell>
          <table:table-cell office:value-type="float" office:value="9004.8" calcext:value-type="float">
            <text:p>9004.8</text:p>
          </table:table-cell>
          <table:table-cell office:value-type="float" office:value="9404.3" calcext:value-type="float">
            <text:p>9404.3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4" calcext:value-type="float">
            <text:p>-4.34</text:p>
          </table:table-cell>
          <table:table-cell/>
          <table:table-cell table:style-name="ce5" table:formula="of:=[.$J$16] * [.B389]/ ([.$J$3]+[.B389])" office:value-type="float" office:value="1963.1754341933" calcext:value-type="float">
            <text:p>1963</text:p>
          </table:table-cell>
          <table:table-cell table:formula="of:=LN([.B389]/[.$C$3])" office:value-type="float" office:value="-0.0828839067263908" calcext:value-type="float">
            <text:p>-0.0828839067263908</text:p>
          </table:table-cell>
          <table:table-cell table:formula="of:=1/([.$C$12]+[.$C$13]*[.J389]+[.$C$14]*[.J389]*[.J389]*[.J389])-273.15" office:value-type="float" office:value="26.9022141742548" calcext:value-type="float">
            <text:p>26.90</text:p>
          </table:table-cell>
          <table:table-cell/>
          <table:table-cell table:formula="of:=1/([.$C$12]+[.$C$13]*[.J389]+[.$C$14]*[.J389]*[.J389] +[.$C$15]*[.$J389]*[.J389]*[.$J389]) -273.15" office:value-type="float" office:value="26.9004720672882" calcext:value-type="float">
            <text:p>26.9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164.74" calcext:value-type="float">
            <text:p>9164.74</text:p>
          </table:table-cell>
          <table:table-cell office:value-type="float" office:value="8965.9" calcext:value-type="float">
            <text:p>8965.9</text:p>
          </table:table-cell>
          <table:table-cell office:value-type="float" office:value="9363.6" calcext:value-type="float">
            <text:p>9363.6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4" calcext:value-type="float">
            <text:p>-4.34</text:p>
          </table:table-cell>
          <table:table-cell/>
          <table:table-cell table:style-name="ce5" table:formula="of:=[.$J$16] * [.B390]/ ([.$J$3]+[.B390])" office:value-type="float" office:value="1958.74168081592" calcext:value-type="float">
            <text:p>1959</text:p>
          </table:table-cell>
          <table:table-cell table:formula="of:=LN([.B390]/[.$C$3])" office:value-type="float" office:value="-0.0872215808991054" calcext:value-type="float">
            <text:p>-0.0872215808991054</text:p>
          </table:table-cell>
          <table:table-cell table:formula="of:=1/([.$C$12]+[.$C$13]*[.J390]+[.$C$14]*[.J390]*[.J390]*[.J390])-273.15" office:value-type="float" office:value="27.0024490032225" calcext:value-type="float">
            <text:p>27.00</text:p>
          </table:table-cell>
          <table:table-cell/>
          <table:table-cell table:formula="of:=1/([.$C$12]+[.$C$13]*[.J390]+[.$C$14]*[.J390]*[.J390] +[.$C$15]*[.$J390]*[.J390]*[.$J390]) -273.15" office:value-type="float" office:value="27.0005109336841" calcext:value-type="float">
            <text:p>27.00</text:p>
          </table:table-cell>
          <table:table-cell table:number-columns-repeated="2"/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9125.11" calcext:value-type="float">
            <text:p>9125.11</text:p>
          </table:table-cell>
          <table:table-cell office:value-type="float" office:value="8927.6" calcext:value-type="float">
            <text:p>8927.6</text:p>
          </table:table-cell>
          <table:table-cell office:value-type="float" office:value="9322.7" calcext:value-type="float">
            <text:p>9322.7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3" calcext:value-type="float">
            <text:p>-4.33</text:p>
          </table:table-cell>
          <table:table-cell/>
          <table:table-cell table:style-name="ce5" table:formula="of:=[.$J$16] * [.B391]/ ([.$J$3]+[.B391])" office:value-type="float" office:value="1954.31297179467" calcext:value-type="float">
            <text:p>1954</text:p>
          </table:table-cell>
          <table:table-cell table:formula="of:=LN([.B391]/[.$C$3])" office:value-type="float" office:value="-0.0915551388036283" calcext:value-type="float">
            <text:p>-0.0915551388036283</text:p>
          </table:table-cell>
          <table:table-cell table:formula="of:=1/([.$C$12]+[.$C$13]*[.J391]+[.$C$14]*[.J391]*[.J391]*[.J391])-273.15" office:value-type="float" office:value="27.1026579190909" calcext:value-type="float">
            <text:p>27.10</text:p>
          </table:table-cell>
          <table:table-cell/>
          <table:table-cell table:formula="of:=1/([.$C$12]+[.$C$13]*[.J391]+[.$C$14]*[.J391]*[.J391] +[.$C$15]*[.$J391]*[.J391]*[.$J391]) -273.15" office:value-type="float" office:value="27.1005127301025" calcext:value-type="float">
            <text:p>27.10</text:p>
          </table:table-cell>
          <table:table-cell table:number-columns-repeated="2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9085.66" calcext:value-type="float">
            <text:p>9085.66</text:p>
          </table:table-cell>
          <table:table-cell office:value-type="float" office:value="8889" calcext:value-type="float">
            <text:p>8889</text:p>
          </table:table-cell>
          <table:table-cell office:value-type="float" office:value="9282.4" calcext:value-type="float">
            <text:p>9282.4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3" calcext:value-type="float">
            <text:p>-4.33</text:p>
          </table:table-cell>
          <table:table-cell/>
          <table:table-cell table:style-name="ce5" table:formula="of:=[.$J$16] * [.B392]/ ([.$J$3]+[.B392])" office:value-type="float" office:value="1949.88611135271" calcext:value-type="float">
            <text:p>1950</text:p>
          </table:table-cell>
          <table:table-cell table:formula="of:=LN([.B392]/[.$C$3])" office:value-type="float" office:value="-0.0958877465638993" calcext:value-type="float">
            <text:p>-0.0958877465638993</text:p>
          </table:table-cell>
          <table:table-cell table:formula="of:=1/([.$C$12]+[.$C$13]*[.J392]+[.$C$14]*[.J392]*[.J392]*[.J392])-273.15" office:value-type="float" office:value="27.2029142001676" calcext:value-type="float">
            <text:p>27.20</text:p>
          </table:table-cell>
          <table:table-cell/>
          <table:table-cell table:formula="of:=1/([.$C$12]+[.$C$13]*[.J392]+[.$C$14]*[.J392]*[.J392] +[.$C$15]*[.$J392]*[.J392]*[.$J392]) -273.15" office:value-type="float" office:value="27.2005504688664" calcext:value-type="float">
            <text:p>27.20</text:p>
          </table:table-cell>
          <table:table-cell table:number-columns-repeated="2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9046.41" calcext:value-type="float">
            <text:p>9046.41</text:p>
          </table:table-cell>
          <table:table-cell office:value-type="float" office:value="8850.6" calcext:value-type="float">
            <text:p>8850.6</text:p>
          </table:table-cell>
          <table:table-cell office:value-type="float" office:value="9242.3" calcext:value-type="float">
            <text:p>9242.3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3" calcext:value-type="float">
            <text:p>-4.33</text:p>
          </table:table-cell>
          <table:table-cell/>
          <table:table-cell table:style-name="ce5" table:formula="of:=[.$J$16] * [.B393]/ ([.$J$3]+[.B393])" office:value-type="float" office:value="1945.46349469533" calcext:value-type="float">
            <text:p>1945</text:p>
          </table:table-cell>
          <table:table-cell table:formula="of:=LN([.B393]/[.$C$3])" office:value-type="float" office:value="-0.100217099065425" calcext:value-type="float">
            <text:p>-0.100217099065425</text:p>
          </table:table-cell>
          <table:table-cell table:formula="of:=1/([.$C$12]+[.$C$13]*[.J393]+[.$C$14]*[.J393]*[.J393]*[.J393])-273.15" office:value-type="float" office:value="27.3031645917717" calcext:value-type="float">
            <text:p>27.30</text:p>
          </table:table-cell>
          <table:table-cell/>
          <table:table-cell table:formula="of:=1/([.$C$12]+[.$C$13]*[.J393]+[.$C$14]*[.J393]*[.J393] +[.$C$15]*[.$J393]*[.J393]*[.$J393]) -273.15" office:value-type="float" office:value="27.3005708936216" calcext:value-type="float">
            <text:p>27.30</text:p>
          </table:table-cell>
          <table:table-cell table:number-columns-repeated="2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9007.35" calcext:value-type="float">
            <text:p>9007.35</text:p>
          </table:table-cell>
          <table:table-cell office:value-type="float" office:value="8812.3" calcext:value-type="float">
            <text:p>8812.3</text:p>
          </table:table-cell>
          <table:table-cell office:value-type="float" office:value="9202.4" calcext:value-type="float">
            <text:p>9202.4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3" calcext:value-type="float">
            <text:p>-4.33</text:p>
          </table:table-cell>
          <table:table-cell/>
          <table:table-cell table:style-name="ce5" table:formula="of:=[.$J$16] * [.B394]/ ([.$J$3]+[.B394])" office:value-type="float" office:value="1941.04415397202" calcext:value-type="float">
            <text:p>1941</text:p>
          </table:table-cell>
          <table:table-cell table:formula="of:=LN([.B394]/[.$C$3])" office:value-type="float" office:value="-0.104544182281936" calcext:value-type="float">
            <text:p>-0.104544182281936</text:p>
          </table:table-cell>
          <table:table-cell table:formula="of:=1/([.$C$12]+[.$C$13]*[.J394]+[.$C$14]*[.J394]*[.J394]*[.J394])-273.15" office:value-type="float" office:value="27.4034319787662" calcext:value-type="float">
            <text:p>27.40</text:p>
          </table:table-cell>
          <table:table-cell/>
          <table:table-cell table:formula="of:=1/([.$C$12]+[.$C$13]*[.J394]+[.$C$14]*[.J394]*[.J394] +[.$C$15]*[.$J394]*[.J394]*[.$J394]) -273.15" office:value-type="float" office:value="27.4005967242753" calcext:value-type="float">
            <text:p>27.40</text:p>
          </table:table-cell>
          <table:table-cell table:number-columns-repeated="2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8968.48" calcext:value-type="float">
            <text:p>8968.48</text:p>
          </table:table-cell>
          <table:table-cell office:value-type="float" office:value="8774.8" calcext:value-type="float">
            <text:p>8774.8</text:p>
          </table:table-cell>
          <table:table-cell office:value-type="float" office:value="9162.2" calcext:value-type="float">
            <text:p>9162.2</text:p>
          </table:table-cell>
          <table:table-cell office:value-type="float" office:value="2.16" calcext:value-type="float">
            <text:p>2.16</text:p>
          </table:table-cell>
          <table:table-cell office:value-type="float" office:value="0.5" calcext:value-type="float">
            <text:p>0.5</text:p>
          </table:table-cell>
          <table:table-cell office:value-type="float" office:value="-4.32" calcext:value-type="float">
            <text:p>-4.32</text:p>
          </table:table-cell>
          <table:table-cell/>
          <table:table-cell table:style-name="ce5" table:formula="of:=[.$J$16] * [.B395]/ ([.$J$3]+[.B395])" office:value-type="float" office:value="1936.62824222078" calcext:value-type="float">
            <text:p>1937</text:p>
          </table:table-cell>
          <table:table-cell table:formula="of:=LN([.B395]/[.$C$3])" office:value-type="float" office:value="-0.108868885016918" calcext:value-type="float">
            <text:p>-0.108868885016918</text:p>
          </table:table-cell>
          <table:table-cell table:formula="of:=1/([.$C$12]+[.$C$13]*[.J395]+[.$C$14]*[.J395]*[.J395]*[.J395])-273.15" office:value-type="float" office:value="27.5037138590723" calcext:value-type="float">
            <text:p>27.50</text:p>
          </table:table-cell>
          <table:table-cell/>
          <table:table-cell table:formula="of:=1/([.$C$12]+[.$C$13]*[.J395]+[.$C$14]*[.J395]*[.J395] +[.$C$15]*[.$J395]*[.J395]*[.$J395]) -273.15" office:value-type="float" office:value="27.500625348954" calcext:value-type="float">
            <text:p>27.50</text:p>
          </table:table-cell>
          <table:table-cell table:number-columns-repeated="2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8929.8" calcext:value-type="float">
            <text:p>8929.8</text:p>
          </table:table-cell>
          <table:table-cell office:value-type="float" office:value="8736.9" calcext:value-type="float">
            <text:p>8736.9</text:p>
          </table:table-cell>
          <table:table-cell office:value-type="float" office:value="9122.7" calcext:value-type="float">
            <text:p>9122.7</text:p>
          </table:table-cell>
          <table:table-cell office:value-type="float" office:value="2.16" calcext:value-type="float">
            <text:p>2.16</text:p>
          </table:table-cell>
          <table:table-cell office:value-type="float" office:value="0.5" calcext:value-type="float">
            <text:p>0.5</text:p>
          </table:table-cell>
          <table:table-cell office:value-type="float" office:value="-4.32" calcext:value-type="float">
            <text:p>-4.32</text:p>
          </table:table-cell>
          <table:table-cell/>
          <table:table-cell table:style-name="ce5" table:formula="of:=[.$J$16] * [.B396]/ ([.$J$3]+[.B396])" office:value-type="float" office:value="1932.21591353316" calcext:value-type="float">
            <text:p>1932</text:p>
          </table:table-cell>
          <table:table-cell table:formula="of:=LN([.B396]/[.$C$3])" office:value-type="float" office:value="-0.113191094773015" calcext:value-type="float">
            <text:p>-0.113191094773015</text:p>
          </table:table-cell>
          <table:table-cell table:formula="of:=1/([.$C$12]+[.$C$13]*[.J396]+[.$C$14]*[.J396]*[.J396]*[.J396])-273.15" office:value-type="float" office:value="27.6040076931038" calcext:value-type="float">
            <text:p>27.60</text:p>
          </table:table-cell>
          <table:table-cell/>
          <table:table-cell table:formula="of:=1/([.$C$12]+[.$C$13]*[.J396]+[.$C$14]*[.J396]*[.J396] +[.$C$15]*[.$J396]*[.J396]*[.$J396]) -273.15" office:value-type="float" office:value="27.6006541196673" calcext:value-type="float">
            <text:p>27.60</text:p>
          </table:table-cell>
          <table:table-cell table:number-columns-repeated="2"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8891.32" calcext:value-type="float">
            <text:p>8891.32</text:p>
          </table:table-cell>
          <table:table-cell office:value-type="float" office:value="8699.3" calcext:value-type="float">
            <text:p>8699.3</text:p>
          </table:table-cell>
          <table:table-cell office:value-type="float" office:value="9083.4" calcext:value-type="float">
            <text:p>9083.4</text:p>
          </table:table-cell>
          <table:table-cell office:value-type="float" office:value="2.16" calcext:value-type="float">
            <text:p>2.16</text:p>
          </table:table-cell>
          <table:table-cell office:value-type="float" office:value="0.5" calcext:value-type="float">
            <text:p>0.5</text:p>
          </table:table-cell>
          <table:table-cell office:value-type="float" office:value="-4.32" calcext:value-type="float">
            <text:p>-4.32</text:p>
          </table:table-cell>
          <table:table-cell/>
          <table:table-cell table:style-name="ce5" table:formula="of:=[.$J$16] * [.B397]/ ([.$J$3]+[.B397])" office:value-type="float" office:value="1927.80847076859" calcext:value-type="float">
            <text:p>1928</text:p>
          </table:table-cell>
          <table:table-cell table:formula="of:=LN([.B397]/[.$C$3])" office:value-type="float" office:value="-0.11750957305069" calcext:value-type="float">
            <text:p>-0.11750957305069</text:p>
          </table:table-cell>
          <table:table-cell table:formula="of:=1/([.$C$12]+[.$C$13]*[.J397]+[.$C$14]*[.J397]*[.J397]*[.J397])-273.15" office:value-type="float" office:value="27.7042847784239" calcext:value-type="float">
            <text:p>27.70</text:p>
          </table:table-cell>
          <table:table-cell/>
          <table:table-cell table:formula="of:=1/([.$C$12]+[.$C$13]*[.J397]+[.$C$14]*[.J397]*[.J397] +[.$C$15]*[.$J397]*[.J397]*[.$J397]) -273.15" office:value-type="float" office:value="27.7006543007157" calcext:value-type="float">
            <text:p>27.70</text:p>
          </table:table-cell>
          <table:table-cell table:number-columns-repeated="2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8853.01" calcext:value-type="float">
            <text:p>8853.01</text:p>
          </table:table-cell>
          <table:table-cell office:value-type="float" office:value="8661.8" calcext:value-type="float">
            <text:p>8661.8</text:p>
          </table:table-cell>
          <table:table-cell office:value-type="float" office:value="9044.2" calcext:value-type="float">
            <text:p>9044.2</text:p>
          </table:table-cell>
          <table:table-cell office:value-type="float" office:value="2.16" calcext:value-type="float">
            <text:p>2.16</text:p>
          </table:table-cell>
          <table:table-cell office:value-type="float" office:value="0.5" calcext:value-type="float">
            <text:p>0.5</text:p>
          </table:table-cell>
          <table:table-cell office:value-type="float" office:value="-4.32" calcext:value-type="float">
            <text:p>-4.32</text:p>
          </table:table-cell>
          <table:table-cell/>
          <table:table-cell table:style-name="ce5" table:formula="of:=[.$J$16] * [.B398]/ ([.$J$3]+[.B398])" office:value-type="float" office:value="1923.40262695453" calcext:value-type="float">
            <text:p>1923</text:p>
          </table:table-cell>
          <table:table-cell table:formula="of:=LN([.B398]/[.$C$3])" office:value-type="float" office:value="-0.121827578805171" calcext:value-type="float">
            <text:p>-0.121827578805171</text:p>
          </table:table-cell>
          <table:table-cell table:formula="of:=1/([.$C$12]+[.$C$13]*[.J398]+[.$C$14]*[.J398]*[.J398]*[.J398])-273.15" office:value-type="float" office:value="27.8046208744444" calcext:value-type="float">
            <text:p>27.80</text:p>
          </table:table-cell>
          <table:table-cell/>
          <table:table-cell table:formula="of:=1/([.$C$12]+[.$C$13]*[.J398]+[.$C$14]*[.J398]*[.J398] +[.$C$15]*[.$J398]*[.J398]*[.$J398]) -273.15" office:value-type="float" office:value="27.800701324947" calcext:value-type="float">
            <text:p>27.80</text:p>
          </table:table-cell>
          <table:table-cell table:number-columns-repeated="2"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8814.9" calcext:value-type="float">
            <text:p>8814.9</text:p>
          </table:table-cell>
          <table:table-cell office:value-type="float" office:value="8624.9" calcext:value-type="float">
            <text:p>8624.9</text:p>
          </table:table-cell>
          <table:table-cell office:value-type="float" office:value="9004.9" calcext:value-type="float">
            <text:p>9004.9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1" calcext:value-type="float">
            <text:p>-4.31</text:p>
          </table:table-cell>
          <table:table-cell/>
          <table:table-cell table:style-name="ce5" table:formula="of:=[.$J$16] * [.B399]/ ([.$J$3]+[.B399])" office:value-type="float" office:value="1919.00198247134" calcext:value-type="float">
            <text:p>1919</text:p>
          </table:table-cell>
          <table:table-cell table:formula="of:=LN([.B399]/[.$C$3])" office:value-type="float" office:value="-0.126141621508049" calcext:value-type="float">
            <text:p>-0.126141621508049</text:p>
          </table:table-cell>
          <table:table-cell table:formula="of:=1/([.$C$12]+[.$C$13]*[.J399]+[.$C$14]*[.J399]*[.J399]*[.J399])-273.15" office:value-type="float" office:value="27.9049349520221" calcext:value-type="float">
            <text:p>27.90</text:p>
          </table:table-cell>
          <table:table-cell/>
          <table:table-cell table:formula="of:=1/([.$C$12]+[.$C$13]*[.J399]+[.$C$14]*[.J399]*[.J399] +[.$C$15]*[.$J399]*[.J399]*[.$J399]) -273.15" office:value-type="float" office:value="27.9007142803991" calcext:value-type="float">
            <text:p>27.9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76.97" calcext:value-type="float">
            <text:p>8776.97</text:p>
          </table:table-cell>
          <table:table-cell office:value-type="float" office:value="8587.8" calcext:value-type="float">
            <text:p>8587.8</text:p>
          </table:table-cell>
          <table:table-cell office:value-type="float" office:value="8966.1" calcext:value-type="float">
            <text:p>8966.1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1" calcext:value-type="float">
            <text:p>-4.31</text:p>
          </table:table-cell>
          <table:table-cell/>
          <table:table-cell table:style-name="ce5" table:formula="of:=[.$J$16] * [.B400]/ ([.$J$3]+[.B400])" office:value-type="float" office:value="1914.60438611767" calcext:value-type="float">
            <text:p>1915</text:p>
          </table:table-cell>
          <table:table-cell table:formula="of:=LN([.B400]/[.$C$3])" office:value-type="float" office:value="-0.130453847414289" calcext:value-type="float">
            <text:p>-0.130453847414289</text:p>
          </table:table-cell>
          <table:table-cell table:formula="of:=1/([.$C$12]+[.$C$13]*[.J400]+[.$C$14]*[.J400]*[.J400]*[.J400])-273.15" office:value-type="float" office:value="28.0052769641102" calcext:value-type="float">
            <text:p>28.01</text:p>
          </table:table-cell>
          <table:table-cell/>
          <table:table-cell table:formula="of:=1/([.$C$12]+[.$C$13]*[.J400]+[.$C$14]*[.J400]*[.J400] +[.$C$15]*[.$J400]*[.J400]*[.$J400]) -273.15" office:value-type="float" office:value="28.0007428595457" calcext:value-type="float">
            <text:p>28.00</text:p>
          </table:table-cell>
          <table:table-cell table:number-columns-repeated="2"/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8739.23" calcext:value-type="float">
            <text:p>8739.23</text:p>
          </table:table-cell>
          <table:table-cell office:value-type="float" office:value="8550.9" calcext:value-type="float">
            <text:p>8550.9</text:p>
          </table:table-cell>
          <table:table-cell office:value-type="float" office:value="8927.6" calcext:value-type="float">
            <text:p>8927.6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1" calcext:value-type="float">
            <text:p>-4.31</text:p>
          </table:table-cell>
          <table:table-cell/>
          <table:table-cell table:style-name="ce5" table:formula="of:=[.$J$16] * [.B401]/ ([.$J$3]+[.B401])" office:value-type="float" office:value="1910.21114955097" calcext:value-type="float">
            <text:p>1910</text:p>
          </table:table-cell>
          <table:table-cell table:formula="of:=LN([.B401]/[.$C$3])" office:value-type="float" office:value="-0.134763007894194" calcext:value-type="float">
            <text:p>-0.134763007894194</text:p>
          </table:table-cell>
          <table:table-cell table:formula="of:=1/([.$C$12]+[.$C$13]*[.J401]+[.$C$14]*[.J401]*[.J401]*[.J401])-273.15" office:value-type="float" office:value="28.1056179240343" calcext:value-type="float">
            <text:p>28.11</text:p>
          </table:table-cell>
          <table:table-cell/>
          <table:table-cell table:formula="of:=1/([.$C$12]+[.$C$13]*[.J401]+[.$C$14]*[.J401]*[.J401] +[.$C$15]*[.$J401]*[.J401]*[.$J401]) -273.15" office:value-type="float" office:value="28.1007580520932" calcext:value-type="float">
            <text:p>28.10</text:p>
          </table:table-cell>
          <table:table-cell table:number-columns-repeated="2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8701.67" calcext:value-type="float">
            <text:p>8701.67</text:p>
          </table:table-cell>
          <table:table-cell office:value-type="float" office:value="8514.1" calcext:value-type="float">
            <text:p>8514.1</text:p>
          </table:table-cell>
          <table:table-cell office:value-type="float" office:value="8889.2" calcext:value-type="float">
            <text:p>8889.2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1" calcext:value-type="float">
            <text:p>-4.31</text:p>
          </table:table-cell>
          <table:table-cell/>
          <table:table-cell table:style-name="ce5" table:formula="of:=[.$J$16] * [.B402]/ ([.$J$3]+[.B402])" office:value-type="float" office:value="1905.82126195147" calcext:value-type="float">
            <text:p>1906</text:p>
          </table:table-cell>
          <table:table-cell table:formula="of:=LN([.B402]/[.$C$3])" office:value-type="float" office:value="-0.139070131731335" calcext:value-type="float">
            <text:p>-0.139070131731335</text:p>
          </table:table-cell>
          <table:table-cell table:formula="of:=1/([.$C$12]+[.$C$13]*[.J402]+[.$C$14]*[.J402]*[.J402]*[.J402])-273.15" office:value-type="float" office:value="28.2059818499396" calcext:value-type="float">
            <text:p>28.21</text:p>
          </table:table-cell>
          <table:table-cell/>
          <table:table-cell table:formula="of:=1/([.$C$12]+[.$C$13]*[.J402]+[.$C$14]*[.J402]*[.J402] +[.$C$15]*[.$J402]*[.J402]*[.$J402]) -273.15" office:value-type="float" office:value="28.2007836850906" calcext:value-type="float">
            <text:p>28.20</text:p>
          </table:table-cell>
          <table:table-cell table:number-columns-repeated="2"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8664.29" calcext:value-type="float">
            <text:p>8664.29</text:p>
          </table:table-cell>
          <table:table-cell office:value-type="float" office:value="8478" calcext:value-type="float">
            <text:p>8478</text:p>
          </table:table-cell>
          <table:table-cell office:value-type="float" office:value="8850.6" calcext:value-type="float">
            <text:p>8850.6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" calcext:value-type="float">
            <text:p>-4.3</text:p>
          </table:table-cell>
          <table:table-cell/>
          <table:table-cell table:style-name="ce5" table:formula="of:=[.$J$16] * [.B403]/ ([.$J$3]+[.B403])" office:value-type="float" office:value="1901.43487054691" calcext:value-type="float">
            <text:p>1901</text:p>
          </table:table-cell>
          <table:table-cell table:formula="of:=LN([.B403]/[.$C$3])" office:value-type="float" office:value="-0.143375112018037" calcext:value-type="float">
            <text:p>-0.143375112018037</text:p>
          </table:table-cell>
          <table:table-cell table:formula="of:=1/([.$C$12]+[.$C$13]*[.J403]+[.$C$14]*[.J403]*[.J403]*[.J403])-273.15" office:value-type="float" office:value="28.3063663355326" calcext:value-type="float">
            <text:p>28.31</text:p>
          </table:table-cell>
          <table:table-cell/>
          <table:table-cell table:formula="of:=1/([.$C$12]+[.$C$13]*[.J403]+[.$C$14]*[.J403]*[.J403] +[.$C$15]*[.$J403]*[.J403]*[.$J403]) -273.15" office:value-type="float" office:value="28.3008172433437" calcext:value-type="float">
            <text:p>28.30</text:p>
          </table:table-cell>
          <table:table-cell table:number-columns-repeated="2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8627.1" calcext:value-type="float">
            <text:p>8627.1</text:p>
          </table:table-cell>
          <table:table-cell office:value-type="float" office:value="8441.6" calcext:value-type="float">
            <text:p>8441.6</text:p>
          </table:table-cell>
          <table:table-cell office:value-type="float" office:value="8812.6" calcext:value-type="float">
            <text:p>8812.6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" calcext:value-type="float">
            <text:p>-4.3</text:p>
          </table:table-cell>
          <table:table-cell/>
          <table:table-cell table:style-name="ce5" table:formula="of:=[.$J$16] * [.B404]/ ([.$J$3]+[.B404])" office:value-type="float" office:value="1897.05330405699" calcext:value-type="float">
            <text:p>1897</text:p>
          </table:table-cell>
          <table:table-cell table:formula="of:=LN([.B404]/[.$C$3])" office:value-type="float" office:value="-0.147676681451774" calcext:value-type="float">
            <text:p>-0.147676681451774</text:p>
          </table:table-cell>
          <table:table-cell table:formula="of:=1/([.$C$12]+[.$C$13]*[.J404]+[.$C$14]*[.J404]*[.J404]*[.J404])-273.15" office:value-type="float" office:value="28.4067418804882" calcext:value-type="float">
            <text:p>28.41</text:p>
          </table:table-cell>
          <table:table-cell/>
          <table:table-cell table:formula="of:=1/([.$C$12]+[.$C$13]*[.J404]+[.$C$14]*[.J404]*[.J404] +[.$C$15]*[.$J404]*[.J404]*[.$J404]) -273.15" office:value-type="float" office:value="28.400829218783" calcext:value-type="float">
            <text:p>28.40</text:p>
          </table:table-cell>
          <table:table-cell table:number-columns-repeated="2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8590.09" calcext:value-type="float">
            <text:p>8590.09</text:p>
          </table:table-cell>
          <table:table-cell office:value-type="float" office:value="8405.4" calcext:value-type="float">
            <text:p>8405.4</text:p>
          </table:table-cell>
          <table:table-cell office:value-type="float" office:value="8774.8" calcext:value-type="float">
            <text:p>8774.8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" calcext:value-type="float">
            <text:p>-4.3</text:p>
          </table:table-cell>
          <table:table-cell/>
          <table:table-cell table:style-name="ce5" table:formula="of:=[.$J$16] * [.B405]/ ([.$J$3]+[.B405])" office:value-type="float" office:value="1892.67554057027" calcext:value-type="float">
            <text:p>1893</text:p>
          </table:table-cell>
          <table:table-cell table:formula="of:=LN([.B405]/[.$C$3])" office:value-type="float" office:value="-0.151975879753583" calcext:value-type="float">
            <text:p>-0.151975879753583</text:p>
          </table:table-cell>
          <table:table-cell table:formula="of:=1/([.$C$12]+[.$C$13]*[.J405]+[.$C$14]*[.J405]*[.J405]*[.J405])-273.15" office:value-type="float" office:value="28.5071327914137" calcext:value-type="float">
            <text:p>28.51</text:p>
          </table:table-cell>
          <table:table-cell/>
          <table:table-cell table:formula="of:=1/([.$C$12]+[.$C$13]*[.J405]+[.$C$14]*[.J405]*[.J405] +[.$C$15]*[.$J405]*[.J405]*[.$J405]) -273.15" office:value-type="float" office:value="28.5008437202669" calcext:value-type="float">
            <text:p>28.50</text:p>
          </table:table-cell>
          <table:table-cell table:number-columns-repeated="2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8553.25" calcext:value-type="float">
            <text:p>8553.25</text:p>
          </table:table-cell>
          <table:table-cell office:value-type="float" office:value="8369.4" calcext:value-type="float">
            <text:p>8369.4</text:p>
          </table:table-cell>
          <table:table-cell office:value-type="float" office:value="8737.1" calcext:value-type="float">
            <text:p>8737.1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" calcext:value-type="float">
            <text:p>-4.3</text:p>
          </table:table-cell>
          <table:table-cell/>
          <table:table-cell table:style-name="ce5" table:formula="of:=[.$J$16] * [.B406]/ ([.$J$3]+[.B406])" office:value-type="float" office:value="1888.3005403366" calcext:value-type="float">
            <text:p>1888</text:p>
          </table:table-cell>
          <table:table-cell table:formula="of:=LN([.B406]/[.$C$3])" office:value-type="float" office:value="-0.156273765312461" calcext:value-type="float">
            <text:p>-0.156273765312461</text:p>
          </table:table-cell>
          <table:table-cell table:formula="of:=1/([.$C$12]+[.$C$13]*[.J406]+[.$C$14]*[.J406]*[.J406]*[.J406])-273.15" office:value-type="float" office:value="28.6075638795374" calcext:value-type="float">
            <text:p>28.61</text:p>
          </table:table-cell>
          <table:table-cell/>
          <table:table-cell table:formula="of:=1/([.$C$12]+[.$C$13]*[.J406]+[.$C$14]*[.J406]*[.J406] +[.$C$15]*[.$J406]*[.J406]*[.$J406]) -273.15" office:value-type="float" office:value="28.6008853470327" calcext:value-type="float">
            <text:p>28.60</text:p>
          </table:table-cell>
          <table:table-cell table:number-columns-repeated="2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8516.6" calcext:value-type="float">
            <text:p>8516.6</text:p>
          </table:table-cell>
          <table:table-cell office:value-type="float" office:value="8333.9" calcext:value-type="float">
            <text:p>8333.9</text:p>
          </table:table-cell>
          <table:table-cell office:value-type="float" office:value="8699.3" calcext:value-type="float">
            <text:p>8699.3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29" calcext:value-type="float">
            <text:p>-4.29</text:p>
          </table:table-cell>
          <table:table-cell/>
          <table:table-cell table:style-name="ce5" table:formula="of:=[.$J$16] * [.B407]/ ([.$J$3]+[.B407])" office:value-type="float" office:value="1883.93082963395" calcext:value-type="float">
            <text:p>1884</text:p>
          </table:table-cell>
          <table:table-cell table:formula="of:=LN([.B407]/[.$C$3])" office:value-type="float" office:value="-0.160567892831729" calcext:value-type="float">
            <text:p>-0.160567892831729</text:p>
          </table:table-cell>
          <table:table-cell table:formula="of:=1/([.$C$12]+[.$C$13]*[.J407]+[.$C$14]*[.J407]*[.J407]*[.J407])-273.15" office:value-type="float" office:value="28.7079780665138" calcext:value-type="float">
            <text:p>28.71</text:p>
          </table:table-cell>
          <table:table-cell/>
          <table:table-cell table:formula="of:=1/([.$C$12]+[.$C$13]*[.J407]+[.$C$14]*[.J407]*[.J407] +[.$C$15]*[.$J407]*[.J407]*[.$J407]) -273.15" office:value-type="float" office:value="28.7008971294659" calcext:value-type="float">
            <text:p>28.70</text:p>
          </table:table-cell>
          <table:table-cell table:number-columns-repeated="2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8480.12" calcext:value-type="float">
            <text:p>8480.12</text:p>
          </table:table-cell>
          <table:table-cell office:value-type="float" office:value="8298.2" calcext:value-type="float">
            <text:p>8298.2</text:p>
          </table:table-cell>
          <table:table-cell office:value-type="float" office:value="8662" calcext:value-type="float">
            <text:p>8662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29" calcext:value-type="float">
            <text:p>-4.29</text:p>
          </table:table-cell>
          <table:table-cell/>
          <table:table-cell table:style-name="ce5" table:formula="of:=[.$J$16] * [.B408]/ ([.$J$3]+[.B408])" office:value-type="float" office:value="1879.5641759902" calcext:value-type="float">
            <text:p>1880</text:p>
          </table:table-cell>
          <table:table-cell table:formula="of:=LN([.B408]/[.$C$3])" office:value-type="float" office:value="-0.164860492346961" calcext:value-type="float">
            <text:p>-0.164860492346961</text:p>
          </table:table-cell>
          <table:table-cell table:formula="of:=1/([.$C$12]+[.$C$13]*[.J408]+[.$C$14]*[.J408]*[.J408]*[.J408])-273.15" office:value-type="float" office:value="28.808427556449" calcext:value-type="float">
            <text:p>28.81</text:p>
          </table:table-cell>
          <table:table-cell/>
          <table:table-cell table:formula="of:=1/([.$C$12]+[.$C$13]*[.J408]+[.$C$14]*[.J408]*[.J408] +[.$C$15]*[.$J408]*[.J408]*[.$J408]) -273.15" office:value-type="float" office:value="28.8009309509269" calcext:value-type="float">
            <text:p>28.80</text:p>
          </table:table-cell>
          <table:table-cell table:number-columns-repeated="2"/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8443.83" calcext:value-type="float">
            <text:p>8443.83</text:p>
          </table:table-cell>
          <table:table-cell office:value-type="float" office:value="8262.7" calcext:value-type="float">
            <text:p>8262.7</text:p>
          </table:table-cell>
          <table:table-cell office:value-type="float" office:value="8625" calcext:value-type="float">
            <text:p>8625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29" calcext:value-type="float">
            <text:p>-4.29</text:p>
          </table:table-cell>
          <table:table-cell/>
          <table:table-cell table:style-name="ce5" table:formula="of:=[.$J$16] * [.B409]/ ([.$J$3]+[.B409])" office:value-type="float" office:value="1875.2031264656" calcext:value-type="float">
            <text:p>1875</text:p>
          </table:table-cell>
          <table:table-cell table:formula="of:=LN([.B409]/[.$C$3])" office:value-type="float" office:value="-0.169149095849196" calcext:value-type="float">
            <text:p>-0.169149095849196</text:p>
          </table:table-cell>
          <table:table-cell table:formula="of:=1/([.$C$12]+[.$C$13]*[.J409]+[.$C$14]*[.J409]*[.J409]*[.J409])-273.15" office:value-type="float" office:value="28.9088546470151" calcext:value-type="float">
            <text:p>28.91</text:p>
          </table:table-cell>
          <table:table-cell/>
          <table:table-cell table:formula="of:=1/([.$C$12]+[.$C$13]*[.J409]+[.$C$14]*[.J409]*[.J409] +[.$C$15]*[.$J409]*[.J409]*[.$J409]) -273.15" office:value-type="float" office:value="28.900929237623" calcext:value-type="float">
            <text:p>28.9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07.7" calcext:value-type="float">
            <text:p>8407.7</text:p>
          </table:table-cell>
          <table:table-cell office:value-type="float" office:value="8227.4" calcext:value-type="float">
            <text:p>8227.4</text:p>
          </table:table-cell>
          <table:table-cell office:value-type="float" office:value="8588" calcext:value-type="float">
            <text:p>8588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29" calcext:value-type="float">
            <text:p>-4.29</text:p>
          </table:table-cell>
          <table:table-cell/>
          <table:table-cell table:style-name="ce5" table:formula="of:=[.$J$16] * [.B410]/ ([.$J$3]+[.B410])" office:value-type="float" office:value="1870.84422279807" calcext:value-type="float">
            <text:p>1871</text:p>
          </table:table-cell>
          <table:table-cell table:formula="of:=LN([.B410]/[.$C$3])" office:value-type="float" office:value="-0.173437140360425" calcext:value-type="float">
            <text:p>-0.173437140360425</text:p>
          </table:table-cell>
          <table:table-cell table:formula="of:=1/([.$C$12]+[.$C$13]*[.J410]+[.$C$14]*[.J410]*[.J410]*[.J410])-273.15" office:value-type="float" office:value="29.0093398982497" calcext:value-type="float">
            <text:p>29.01</text:p>
          </table:table-cell>
          <table:table-cell/>
          <table:table-cell table:formula="of:=1/([.$C$12]+[.$C$13]*[.J410]+[.$C$14]*[.J410]*[.J410] +[.$C$15]*[.$J410]*[.J410]*[.$J410]) -273.15" office:value-type="float" office:value="29.0009720909638" calcext:value-type="float">
            <text:p>29.00</text:p>
          </table:table-cell>
          <table:table-cell table:number-columns-repeated="2"/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8371.75" calcext:value-type="float">
            <text:p>8371.75</text:p>
          </table:table-cell>
          <table:table-cell office:value-type="float" office:value="8192.6" calcext:value-type="float">
            <text:p>8192.6</text:p>
          </table:table-cell>
          <table:table-cell office:value-type="float" office:value="8550.9" calcext:value-type="float">
            <text:p>8550.9</text:p>
          </table:table-cell>
          <table:table-cell office:value-type="float" office:value="2.14" calcext:value-type="float">
            <text:p>2.14</text:p>
          </table:table-cell>
          <table:table-cell office:value-type="float" office:value="0.5" calcext:value-type="float">
            <text:p>0.5</text:p>
          </table:table-cell>
          <table:table-cell office:value-type="float" office:value="-4.28" calcext:value-type="float">
            <text:p>-4.28</text:p>
          </table:table-cell>
          <table:table-cell/>
          <table:table-cell table:style-name="ce5" table:formula="of:=[.$J$16] * [.B411]/ ([.$J$3]+[.B411])" office:value-type="float" office:value="1866.49001864275" calcext:value-type="float">
            <text:p>1866</text:p>
          </table:table-cell>
          <table:table-cell table:formula="of:=LN([.B411]/[.$C$3])" office:value-type="float" office:value="-0.177722150299059" calcext:value-type="float">
            <text:p>-0.177722150299059</text:p>
          </table:table-cell>
          <table:table-cell table:formula="of:=1/([.$C$12]+[.$C$13]*[.J411]+[.$C$14]*[.J411]*[.J411]*[.J411])-273.15" office:value-type="float" office:value="29.109825396237" calcext:value-type="float">
            <text:p>29.11</text:p>
          </table:table-cell>
          <table:table-cell/>
          <table:table-cell table:formula="of:=1/([.$C$12]+[.$C$13]*[.J411]+[.$C$14]*[.J411]*[.J411] +[.$C$15]*[.$J411]*[.J411]*[.$J411]) -273.15" office:value-type="float" office:value="29.1010017329739" calcext:value-type="float">
            <text:p>29.10</text:p>
          </table:table-cell>
          <table:table-cell table:number-columns-repeated="2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8335.98" calcext:value-type="float">
            <text:p>8335.98</text:p>
          </table:table-cell>
          <table:table-cell office:value-type="float" office:value="8157.6" calcext:value-type="float">
            <text:p>8157.6</text:p>
          </table:table-cell>
          <table:table-cell office:value-type="float" office:value="8514.4" calcext:value-type="float">
            <text:p>8514.4</text:p>
          </table:table-cell>
          <table:table-cell office:value-type="float" office:value="2.14" calcext:value-type="float">
            <text:p>2.14</text:p>
          </table:table-cell>
          <table:table-cell office:value-type="float" office:value="0.5" calcext:value-type="float">
            <text:p>0.5</text:p>
          </table:table-cell>
          <table:table-cell office:value-type="float" office:value="-4.28" calcext:value-type="float">
            <text:p>-4.28</text:p>
          </table:table-cell>
          <table:table-cell/>
          <table:table-cell table:style-name="ce5" table:formula="of:=[.$J$16] * [.B412]/ ([.$J$3]+[.B412])" office:value-type="float" office:value="1862.1406698742" calcext:value-type="float">
            <text:p>1862</text:p>
          </table:table-cell>
          <table:table-cell table:formula="of:=LN([.B412]/[.$C$3])" office:value-type="float" office:value="-0.182004007218159" calcext:value-type="float">
            <text:p>-0.182004007218159</text:p>
          </table:table-cell>
          <table:table-cell table:formula="of:=1/([.$C$12]+[.$C$13]*[.J412]+[.$C$14]*[.J412]*[.J412]*[.J412])-273.15" office:value-type="float" office:value="29.2103083968206" calcext:value-type="float">
            <text:p>29.21</text:p>
          </table:table-cell>
          <table:table-cell/>
          <table:table-cell table:formula="of:=1/([.$C$12]+[.$C$13]*[.J412]+[.$C$14]*[.J412]*[.J412] +[.$C$15]*[.$J412]*[.J412]*[.$J412]) -273.15" office:value-type="float" office:value="29.2010153252223" calcext:value-type="float">
            <text:p>29.20</text:p>
          </table:table-cell>
          <table:table-cell table:number-columns-repeated="2"/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8300.38" calcext:value-type="float">
            <text:p>8300.38</text:p>
          </table:table-cell>
          <table:table-cell office:value-type="float" office:value="8122.8" calcext:value-type="float">
            <text:p>8122.8</text:p>
          </table:table-cell>
          <table:table-cell office:value-type="float" office:value="8478" calcext:value-type="float">
            <text:p>8478</text:p>
          </table:table-cell>
          <table:table-cell office:value-type="float" office:value="2.14" calcext:value-type="float">
            <text:p>2.14</text:p>
          </table:table-cell>
          <table:table-cell office:value-type="float" office:value="0.5" calcext:value-type="float">
            <text:p>0.5</text:p>
          </table:table-cell>
          <table:table-cell office:value-type="float" office:value="-4.28" calcext:value-type="float">
            <text:p>-4.28</text:p>
          </table:table-cell>
          <table:table-cell/>
          <table:table-cell table:style-name="ce5" table:formula="of:=[.$J$16] * [.B413]/ ([.$J$3]+[.B413])" office:value-type="float" office:value="1857.79511026547" calcext:value-type="float">
            <text:p>1858</text:p>
          </table:table-cell>
          <table:table-cell table:formula="of:=LN([.B413]/[.$C$3])" office:value-type="float" office:value="-0.186283796106979" calcext:value-type="float">
            <text:p>-0.186283796106979</text:p>
          </table:table-cell>
          <table:table-cell table:formula="of:=1/([.$C$12]+[.$C$13]*[.J413]+[.$C$14]*[.J413]*[.J413]*[.J413])-273.15" office:value-type="float" office:value="29.3108144190461" calcext:value-type="float">
            <text:p>29.31</text:p>
          </table:table-cell>
          <table:table-cell/>
          <table:table-cell table:formula="of:=1/([.$C$12]+[.$C$13]*[.J413]+[.$C$14]*[.J413]*[.J413] +[.$C$15]*[.$J413]*[.J413]*[.$J413]) -273.15" office:value-type="float" office:value="29.3010381564039" calcext:value-type="float">
            <text:p>29.30</text:p>
          </table:table-cell>
          <table:table-cell table:number-columns-repeated="2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8264.95" calcext:value-type="float">
            <text:p>8264.95</text:p>
          </table:table-cell>
          <table:table-cell office:value-type="float" office:value="8088.1" calcext:value-type="float">
            <text:p>8088.1</text:p>
          </table:table-cell>
          <table:table-cell office:value-type="float" office:value="8441.8" calcext:value-type="float">
            <text:p>8441.8</text:p>
          </table:table-cell>
          <table:table-cell office:value-type="float" office:value="2.14" calcext:value-type="float">
            <text:p>2.14</text:p>
          </table:table-cell>
          <table:table-cell office:value-type="float" office:value="0.5" calcext:value-type="float">
            <text:p>0.5</text:p>
          </table:table-cell>
          <table:table-cell office:value-type="float" office:value="-4.28" calcext:value-type="float">
            <text:p>-4.28</text:p>
          </table:table-cell>
          <table:table-cell/>
          <table:table-cell table:style-name="ce5" table:formula="of:=[.$J$16] * [.B414]/ ([.$J$3]+[.B414])" office:value-type="float" office:value="1853.45348331093" calcext:value-type="float">
            <text:p>1853</text:p>
          </table:table-cell>
          <table:table-cell table:formula="of:=LN([.B414]/[.$C$3])" office:value-type="float" office:value="-0.190561411346133" calcext:value-type="float">
            <text:p>-0.190561411346133</text:p>
          </table:table-cell>
          <table:table-cell table:formula="of:=1/([.$C$12]+[.$C$13]*[.J414]+[.$C$14]*[.J414]*[.J414]*[.J414])-273.15" office:value-type="float" office:value="29.4113410643905" calcext:value-type="float">
            <text:p>29.41</text:p>
          </table:table-cell>
          <table:table-cell/>
          <table:table-cell table:formula="of:=1/([.$C$12]+[.$C$13]*[.J414]+[.$C$14]*[.J414]*[.J414] +[.$C$15]*[.$J414]*[.J414]*[.$J414]) -273.15" office:value-type="float" office:value="29.4010677238137" calcext:value-type="float">
            <text:p>29.40</text:p>
          </table:table-cell>
          <table:table-cell table:number-columns-repeated="2"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8229.7" calcext:value-type="float">
            <text:p>8229.7</text:p>
          </table:table-cell>
          <table:table-cell office:value-type="float" office:value="8054" calcext:value-type="float">
            <text:p>8054</text:p>
          </table:table-cell>
          <table:table-cell office:value-type="float" office:value="8405.4" calcext:value-type="float">
            <text:p>8405.4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7" calcext:value-type="float">
            <text:p>-4.27</text:p>
          </table:table-cell>
          <table:table-cell/>
          <table:table-cell table:style-name="ce5" table:formula="of:=[.$J$16] * [.B415]/ ([.$J$3]+[.B415])" office:value-type="float" office:value="1849.11716594349" calcext:value-type="float">
            <text:p>1849</text:p>
          </table:table-cell>
          <table:table-cell table:formula="of:=LN([.B415]/[.$C$3])" office:value-type="float" office:value="-0.194835530974318" calcext:value-type="float">
            <text:p>-0.194835530974318</text:p>
          </table:table-cell>
          <table:table-cell table:formula="of:=1/([.$C$12]+[.$C$13]*[.J415]+[.$C$14]*[.J415]*[.J415]*[.J415])-273.15" office:value-type="float" office:value="29.5118573116952" calcext:value-type="float">
            <text:p>29.51</text:p>
          </table:table-cell>
          <table:table-cell/>
          <table:table-cell table:formula="of:=1/([.$C$12]+[.$C$13]*[.J415]+[.$C$14]*[.J415]*[.J415] +[.$C$15]*[.$J415]*[.J415]*[.$J415]) -273.15" office:value-type="float" office:value="29.5010730510088" calcext:value-type="float">
            <text:p>29.50</text:p>
          </table:table-cell>
          <table:table-cell table:number-columns-repeated="2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8194.61" calcext:value-type="float">
            <text:p>8194.61</text:p>
          </table:table-cell>
          <table:table-cell office:value-type="float" office:value="8019.7" calcext:value-type="float">
            <text:p>8019.7</text:p>
          </table:table-cell>
          <table:table-cell office:value-type="float" office:value="8369.6" calcext:value-type="float">
            <text:p>8369.6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7" calcext:value-type="float">
            <text:p>-4.27</text:p>
          </table:table-cell>
          <table:table-cell/>
          <table:table-cell table:style-name="ce5" table:formula="of:=[.$J$16] * [.B416]/ ([.$J$3]+[.B416])" office:value-type="float" office:value="1844.78384312717" calcext:value-type="float">
            <text:p>1845</text:p>
          </table:table-cell>
          <table:table-cell table:formula="of:=LN([.B416]/[.$C$3])" office:value-type="float" office:value="-0.199108471924591" calcext:value-type="float">
            <text:p>-0.199108471924591</text:p>
          </table:table-cell>
          <table:table-cell table:formula="of:=1/([.$C$12]+[.$C$13]*[.J416]+[.$C$14]*[.J416]*[.J416]*[.J416])-273.15" office:value-type="float" office:value="29.6124177199012" calcext:value-type="float">
            <text:p>29.61</text:p>
          </table:table-cell>
          <table:table-cell/>
          <table:table-cell table:formula="of:=1/([.$C$12]+[.$C$13]*[.J416]+[.$C$14]*[.J416]*[.J416] +[.$C$15]*[.$J416]*[.J416]*[.$J416]) -273.15" office:value-type="float" office:value="29.601108306191" calcext:value-type="float">
            <text:p>29.60</text:p>
          </table:table-cell>
          <table:table-cell table:number-columns-repeated="2"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8159.7" calcext:value-type="float">
            <text:p>8159.7</text:p>
          </table:table-cell>
          <table:table-cell office:value-type="float" office:value="7985.5" calcext:value-type="float">
            <text:p>7985.5</text:p>
          </table:table-cell>
          <table:table-cell office:value-type="float" office:value="8333.9" calcext:value-type="float">
            <text:p>8333.9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7" calcext:value-type="float">
            <text:p>-4.27</text:p>
          </table:table-cell>
          <table:table-cell/>
          <table:table-cell table:style-name="ce5" table:formula="of:=[.$J$16] * [.B417]/ ([.$J$3]+[.B417])" office:value-type="float" office:value="1840.45613088322" calcext:value-type="float">
            <text:p>1840</text:p>
          </table:table-cell>
          <table:table-cell table:formula="of:=LN([.B417]/[.$C$3])" office:value-type="float" office:value="-0.203377689399751" calcext:value-type="float">
            <text:p>-0.203377689399751</text:p>
          </table:table-cell>
          <table:table-cell table:formula="of:=1/([.$C$12]+[.$C$13]*[.J417]+[.$C$14]*[.J417]*[.J417]*[.J417])-273.15" office:value-type="float" office:value="29.7129624638403" calcext:value-type="float">
            <text:p>29.71</text:p>
          </table:table-cell>
          <table:table-cell/>
          <table:table-cell table:formula="of:=1/([.$C$12]+[.$C$13]*[.J417]+[.$C$14]*[.J417]*[.J417] +[.$C$15]*[.$J417]*[.J417]*[.$J417]) -273.15" office:value-type="float" office:value="29.7011138644777" calcext:value-type="float">
            <text:p>29.70</text:p>
          </table:table-cell>
          <table:table-cell table:number-columns-repeated="2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8124.95" calcext:value-type="float">
            <text:p>8124.95</text:p>
          </table:table-cell>
          <table:table-cell office:value-type="float" office:value="7951.5" calcext:value-type="float">
            <text:p>7951.5</text:p>
          </table:table-cell>
          <table:table-cell office:value-type="float" office:value="8298.4" calcext:value-type="float">
            <text:p>8298.4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7" calcext:value-type="float">
            <text:p>-4.27</text:p>
          </table:table-cell>
          <table:table-cell/>
          <table:table-cell table:style-name="ce5" table:formula="of:=[.$J$16] * [.B418]/ ([.$J$3]+[.B418])" office:value-type="float" office:value="1836.13169691503" calcext:value-type="float">
            <text:p>1836</text:p>
          </table:table-cell>
          <table:table-cell table:formula="of:=LN([.B418]/[.$C$3])" office:value-type="float" office:value="-0.207645518643333" calcext:value-type="float">
            <text:p>-0.207645518643333</text:p>
          </table:table-cell>
          <table:table-cell table:formula="of:=1/([.$C$12]+[.$C$13]*[.J418]+[.$C$14]*[.J418]*[.J418]*[.J418])-273.15" office:value-type="float" office:value="29.8135466003259" calcext:value-type="float">
            <text:p>29.81</text:p>
          </table:table-cell>
          <table:table-cell/>
          <table:table-cell table:formula="of:=1/([.$C$12]+[.$C$13]*[.J418]+[.$C$14]*[.J418]*[.J418] +[.$C$15]*[.$J418]*[.J418]*[.$J418]) -273.15" office:value-type="float" office:value="29.8011443764165" calcext:value-type="float">
            <text:p>29.80</text:p>
          </table:table-cell>
          <table:table-cell table:number-columns-repeated="2"/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8090.37" calcext:value-type="float">
            <text:p>8090.37</text:p>
          </table:table-cell>
          <table:table-cell office:value-type="float" office:value="7918" calcext:value-type="float">
            <text:p>7918</text:p>
          </table:table-cell>
          <table:table-cell office:value-type="float" office:value="8262.7" calcext:value-type="float">
            <text:p>8262.7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6" calcext:value-type="float">
            <text:p>-4.26</text:p>
          </table:table-cell>
          <table:table-cell/>
          <table:table-cell table:style-name="ce5" table:formula="of:=[.$J$16] * [.B419]/ ([.$J$3]+[.B419])" office:value-type="float" office:value="1831.8119264559" calcext:value-type="float">
            <text:p>1832</text:p>
          </table:table-cell>
          <table:table-cell table:formula="of:=LN([.B419]/[.$C$3])" office:value-type="float" office:value="-0.211910627493584" calcext:value-type="float">
            <text:p>-0.211910627493584</text:p>
          </table:table-cell>
          <table:table-cell table:formula="of:=1/([.$C$12]+[.$C$13]*[.J419]+[.$C$14]*[.J419]*[.J419]*[.J419])-273.15" office:value-type="float" office:value="29.91413881749" calcext:value-type="float">
            <text:p>29.91</text:p>
          </table:table-cell>
          <table:table-cell/>
          <table:table-cell table:formula="of:=1/([.$C$12]+[.$C$13]*[.J419]+[.$C$14]*[.J419]*[.J419] +[.$C$15]*[.$J419]*[.J419]*[.$J419]) -273.15" office:value-type="float" office:value="29.901168586586" calcext:value-type="float">
            <text:p>29.9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55.96" calcext:value-type="float">
            <text:p>8055.96</text:p>
          </table:table-cell>
          <table:table-cell office:value-type="float" office:value="7884.4" calcext:value-type="float">
            <text:p>7884.4</text:p>
          </table:table-cell>
          <table:table-cell office:value-type="float" office:value="8227.6" calcext:value-type="float">
            <text:p>8227.6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6" calcext:value-type="float">
            <text:p>-4.26</text:p>
          </table:table-cell>
          <table:table-cell/>
          <table:table-cell table:style-name="ce5" table:formula="of:=[.$J$16] * [.B420]/ ([.$J$3]+[.B420])" office:value-type="float" office:value="1827.49696831406" calcext:value-type="float">
            <text:p>1827</text:p>
          </table:table-cell>
          <table:table-cell table:formula="of:=LN([.B420]/[.$C$3])" office:value-type="float" office:value="-0.216172902833408" calcext:value-type="float">
            <text:p>-0.216172902833408</text:p>
          </table:table-cell>
          <table:table-cell table:formula="of:=1/([.$C$12]+[.$C$13]*[.J420]+[.$C$14]*[.J420]*[.J420]*[.J420])-273.15" office:value-type="float" office:value="30.0147364951318" calcext:value-type="float">
            <text:p>30.01</text:p>
          </table:table-cell>
          <table:table-cell/>
          <table:table-cell table:formula="of:=1/([.$C$12]+[.$C$13]*[.J420]+[.$C$14]*[.J420]*[.J420] +[.$C$15]*[.$J420]*[.J420]*[.$J420]) -273.15" office:value-type="float" office:value="30.001183781074" calcext:value-type="float">
            <text:p>30.00</text:p>
          </table:table-cell>
          <table:table-cell table:number-columns-repeated="2"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8021.71" calcext:value-type="float">
            <text:p>8021.71</text:p>
          </table:table-cell>
          <table:table-cell office:value-type="float" office:value="7850.8" calcext:value-type="float">
            <text:p>7850.8</text:p>
          </table:table-cell>
          <table:table-cell office:value-type="float" office:value="8192.6" calcext:value-type="float">
            <text:p>8192.6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6" calcext:value-type="float">
            <text:p>-4.26</text:p>
          </table:table-cell>
          <table:table-cell/>
          <table:table-cell table:style-name="ce5" table:formula="of:=[.$J$16] * [.B421]/ ([.$J$3]+[.B421])" office:value-type="float" office:value="1823.18571101189" calcext:value-type="float">
            <text:p>1823</text:p>
          </table:table-cell>
          <table:table-cell table:formula="of:=LN([.B421]/[.$C$3])" office:value-type="float" office:value="-0.220433476885522" calcext:value-type="float">
            <text:p>-0.220433476885522</text:p>
          </table:table-cell>
          <table:table-cell table:formula="of:=1/([.$C$12]+[.$C$13]*[.J421]+[.$C$14]*[.J421]*[.J421]*[.J421])-273.15" office:value-type="float" office:value="30.1153664292376" calcext:value-type="float">
            <text:p>30.12</text:p>
          </table:table-cell>
          <table:table-cell/>
          <table:table-cell table:formula="of:=1/([.$C$12]+[.$C$13]*[.J421]+[.$C$14]*[.J421]*[.J421] +[.$C$15]*[.$J421]*[.J421]*[.$J421]) -273.15" office:value-type="float" office:value="30.1012164871487" calcext:value-type="float">
            <text:p>30.10</text:p>
          </table:table-cell>
          <table:table-cell table:number-columns-repeated="2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7987.63" calcext:value-type="float">
            <text:p>7987.63</text:p>
          </table:table-cell>
          <table:table-cell office:value-type="float" office:value="7817.5" calcext:value-type="float">
            <text:p>7817.5</text:p>
          </table:table-cell>
          <table:table-cell office:value-type="float" office:value="8157.8" calcext:value-type="float">
            <text:p>8157.8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6" calcext:value-type="float">
            <text:p>-4.26</text:p>
          </table:table-cell>
          <table:table-cell/>
          <table:table-cell table:style-name="ce5" table:formula="of:=[.$J$16] * [.B422]/ ([.$J$3]+[.B422])" office:value-type="float" office:value="1818.87955667311" calcext:value-type="float">
            <text:p>1819</text:p>
          </table:table-cell>
          <table:table-cell table:formula="of:=LN([.B422]/[.$C$3])" office:value-type="float" office:value="-0.224690997992476" calcext:value-type="float">
            <text:p>-0.224690997992476</text:p>
          </table:table-cell>
          <table:table-cell table:formula="of:=1/([.$C$12]+[.$C$13]*[.J422]+[.$C$14]*[.J422]*[.J422]*[.J422])-273.15" office:value-type="float" office:value="30.215996762828" calcext:value-type="float">
            <text:p>30.22</text:p>
          </table:table-cell>
          <table:table-cell/>
          <table:table-cell table:formula="of:=1/([.$C$12]+[.$C$13]*[.J422]+[.$C$14]*[.J422]*[.J422] +[.$C$15]*[.$J422]*[.J422]*[.$J422]) -273.15" office:value-type="float" office:value="30.2012349245869" calcext:value-type="float">
            <text:p>30.20</text:p>
          </table:table-cell>
          <table:table-cell table:number-columns-repeated="2"/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7953.71" calcext:value-type="float">
            <text:p>7953.71</text:p>
          </table:table-cell>
          <table:table-cell office:value-type="float" office:value="7784.7" calcext:value-type="float">
            <text:p>7784.7</text:p>
          </table:table-cell>
          <table:table-cell office:value-type="float" office:value="8122.7" calcext:value-type="float">
            <text:p>8122.7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5" calcext:value-type="float">
            <text:p>-4.25</text:p>
          </table:table-cell>
          <table:table-cell/>
          <table:table-cell table:style-name="ce5" table:formula="of:=[.$J$16] * [.B423]/ ([.$J$3]+[.B423])" office:value-type="float" office:value="1814.57738595533" calcext:value-type="float">
            <text:p>1815</text:p>
          </table:table-cell>
          <table:table-cell table:formula="of:=LN([.B423]/[.$C$3])" office:value-type="float" office:value="-0.228946606516163" calcext:value-type="float">
            <text:p>-0.228946606516163</text:p>
          </table:table-cell>
          <table:table-cell table:formula="of:=1/([.$C$12]+[.$C$13]*[.J423]+[.$C$14]*[.J423]*[.J423]*[.J423])-273.15" office:value-type="float" office:value="30.3166545114827" calcext:value-type="float">
            <text:p>30.32</text:p>
          </table:table-cell>
          <table:table-cell/>
          <table:table-cell table:formula="of:=1/([.$C$12]+[.$C$13]*[.J423]+[.$C$14]*[.J423]*[.J423] +[.$C$15]*[.$J423]*[.J423]*[.$J423]) -273.15" office:value-type="float" office:value="30.3012658335707" calcext:value-type="float">
            <text:p>30.30</text:p>
          </table:table-cell>
          <table:table-cell table:number-columns-repeated="2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7919.96" calcext:value-type="float">
            <text:p>7919.96</text:p>
          </table:table-cell>
          <table:table-cell office:value-type="float" office:value="7751.7" calcext:value-type="float">
            <text:p>7751.7</text:p>
          </table:table-cell>
          <table:table-cell office:value-type="float" office:value="8088.3" calcext:value-type="float">
            <text:p>8088.3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5" calcext:value-type="float">
            <text:p>-4.25</text:p>
          </table:table-cell>
          <table:table-cell/>
          <table:table-cell table:style-name="ce5" table:formula="of:=[.$J$16] * [.B424]/ ([.$J$3]+[.B424])" office:value-type="float" office:value="1810.28061223351" calcext:value-type="float">
            <text:p>1810</text:p>
          </table:table-cell>
          <table:table-cell table:formula="of:=LN([.B424]/[.$C$3])" office:value-type="float" office:value="-0.233198937685516" calcext:value-type="float">
            <text:p>-0.233198937685516</text:p>
          </table:table-cell>
          <table:table-cell table:formula="of:=1/([.$C$12]+[.$C$13]*[.J424]+[.$C$14]*[.J424]*[.J424]*[.J424])-273.15" office:value-type="float" office:value="30.4173074504579" calcext:value-type="float">
            <text:p>30.42</text:p>
          </table:table-cell>
          <table:table-cell/>
          <table:table-cell table:formula="of:=1/([.$C$12]+[.$C$13]*[.J424]+[.$C$14]*[.J424]*[.J424] +[.$C$15]*[.$J424]*[.J424]*[.$J424]) -273.15" office:value-type="float" office:value="30.401277080242" calcext:value-type="float">
            <text:p>30.40</text:p>
          </table:table-cell>
          <table:table-cell table:number-columns-repeated="2"/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7886.37" calcext:value-type="float">
            <text:p>7886.37</text:p>
          </table:table-cell>
          <table:table-cell office:value-type="float" office:value="7718.8" calcext:value-type="float">
            <text:p>7718.8</text:p>
          </table:table-cell>
          <table:table-cell office:value-type="float" office:value="8054" calcext:value-type="float">
            <text:p>8054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5" calcext:value-type="float">
            <text:p>-4.25</text:p>
          </table:table-cell>
          <table:table-cell/>
          <table:table-cell table:style-name="ce5" table:formula="of:=[.$J$16] * [.B425]/ ([.$J$3]+[.B425])" office:value-type="float" office:value="1805.98810826344" calcext:value-type="float">
            <text:p>1806</text:p>
          </table:table-cell>
          <table:table-cell table:formula="of:=LN([.B425]/[.$C$3])" office:value-type="float" office:value="-0.237449140049347" calcext:value-type="float">
            <text:p>-0.237449140049347</text:p>
          </table:table-cell>
          <table:table-cell table:formula="of:=1/([.$C$12]+[.$C$13]*[.J425]+[.$C$14]*[.J425]*[.J425]*[.J425])-273.15" office:value-type="float" office:value="30.5179828163786" calcext:value-type="float">
            <text:p>30.52</text:p>
          </table:table-cell>
          <table:table-cell/>
          <table:table-cell table:formula="of:=1/([.$C$12]+[.$C$13]*[.J425]+[.$C$14]*[.J425]*[.J425] +[.$C$15]*[.$J425]*[.J425]*[.$J425]) -273.15" office:value-type="float" office:value="30.5012956190614" calcext:value-type="float">
            <text:p>30.50</text:p>
          </table:table-cell>
          <table:table-cell table:number-columns-repeated="2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7852.94" calcext:value-type="float">
            <text:p>7852.94</text:p>
          </table:table-cell>
          <table:table-cell office:value-type="float" office:value="7686.1" calcext:value-type="float">
            <text:p>7686.1</text:p>
          </table:table-cell>
          <table:table-cell office:value-type="float" office:value="8019.8" calcext:value-type="float">
            <text:p>8019.8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5" calcext:value-type="float">
            <text:p>-4.25</text:p>
          </table:table-cell>
          <table:table-cell/>
          <table:table-cell table:style-name="ce5" table:formula="of:=[.$J$16] * [.B426]/ ([.$J$3]+[.B426])" office:value-type="float" office:value="1801.70001355519" calcext:value-type="float">
            <text:p>1802</text:p>
          </table:table-cell>
          <table:table-cell table:formula="of:=LN([.B426]/[.$C$3])" office:value-type="float" office:value="-0.241697109022703" calcext:value-type="float">
            <text:p>-0.241697109022703</text:p>
          </table:table-cell>
          <table:table-cell table:formula="of:=1/([.$C$12]+[.$C$13]*[.J426]+[.$C$14]*[.J426]*[.J426]*[.J426])-273.15" office:value-type="float" office:value="30.6186782089657" calcext:value-type="float">
            <text:p>30.62</text:p>
          </table:table-cell>
          <table:table-cell/>
          <table:table-cell table:formula="of:=1/([.$C$12]+[.$C$13]*[.J426]+[.$C$14]*[.J426]*[.J426] +[.$C$15]*[.$J426]*[.J426]*[.$J426]) -273.15" office:value-type="float" office:value="30.6013189515013" calcext:value-type="float">
            <text:p>30.60</text:p>
          </table:table-cell>
          <table:table-cell table:number-columns-repeated="2"/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7819.67" calcext:value-type="float">
            <text:p>7819.67</text:p>
          </table:table-cell>
          <table:table-cell office:value-type="float" office:value="7653.9" calcext:value-type="float">
            <text:p>7653.9</text:p>
          </table:table-cell>
          <table:table-cell office:value-type="float" office:value="7985.4" calcext:value-type="float">
            <text:p>7985.4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4" calcext:value-type="float">
            <text:p>-4.24</text:p>
          </table:table-cell>
          <table:table-cell/>
          <table:table-cell table:style-name="ce5" table:formula="of:=[.$J$16] * [.B427]/ ([.$J$3]+[.B427])" office:value-type="float" office:value="1797.41646843067" calcext:value-type="float">
            <text:p>1797</text:p>
          </table:table-cell>
          <table:table-cell table:formula="of:=LN([.B427]/[.$C$3])" office:value-type="float" office:value="-0.245942738815741" calcext:value-type="float">
            <text:p>-0.245942738815741</text:p>
          </table:table-cell>
          <table:table-cell table:formula="of:=1/([.$C$12]+[.$C$13]*[.J427]+[.$C$14]*[.J427]*[.J427]*[.J427])-273.15" office:value-type="float" office:value="30.7193911920356" calcext:value-type="float">
            <text:p>30.72</text:p>
          </table:table-cell>
          <table:table-cell/>
          <table:table-cell table:formula="of:=1/([.$C$12]+[.$C$13]*[.J427]+[.$C$14]*[.J427]*[.J427] +[.$C$15]*[.$J427]*[.J427]*[.$J427]) -273.15" office:value-type="float" office:value="30.7013445449392" calcext:value-type="float">
            <text:p>30.70</text:p>
          </table:table-cell>
          <table:table-cell table:number-columns-repeated="2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7786.56" calcext:value-type="float">
            <text:p>7786.56</text:p>
          </table:table-cell>
          <table:table-cell office:value-type="float" office:value="7621.5" calcext:value-type="float">
            <text:p>7621.5</text:p>
          </table:table-cell>
          <table:table-cell office:value-type="float" office:value="7951.6" calcext:value-type="float">
            <text:p>7951.6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4" calcext:value-type="float">
            <text:p>-4.24</text:p>
          </table:table-cell>
          <table:table-cell/>
          <table:table-cell table:style-name="ce5" table:formula="of:=[.$J$16] * [.B428]/ ([.$J$3]+[.B428])" office:value-type="float" office:value="1793.13761401867" calcext:value-type="float">
            <text:p>1793</text:p>
          </table:table-cell>
          <table:table-cell table:formula="of:=LN([.B428]/[.$C$3])" office:value-type="float" office:value="-0.250185922426093" calcext:value-type="float">
            <text:p>-0.250185922426093</text:p>
          </table:table-cell>
          <table:table-cell table:formula="of:=1/([.$C$12]+[.$C$13]*[.J428]+[.$C$14]*[.J428]*[.J428]*[.J428])-273.15" office:value-type="float" office:value="30.8201192931784" calcext:value-type="float">
            <text:p>30.82</text:p>
          </table:table-cell>
          <table:table-cell/>
          <table:table-cell table:formula="of:=1/([.$C$12]+[.$C$13]*[.J428]+[.$C$14]*[.J428]*[.J428] +[.$C$15]*[.$J428]*[.J428]*[.$J428]) -273.15" office:value-type="float" office:value="30.8013698323915" calcext:value-type="float">
            <text:p>30.80</text:p>
          </table:table-cell>
          <table:table-cell table:number-columns-repeated="2"/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7753.61" calcext:value-type="float">
            <text:p>7753.61</text:p>
          </table:table-cell>
          <table:table-cell office:value-type="float" office:value="7589.2" calcext:value-type="float">
            <text:p>7589.2</text:p>
          </table:table-cell>
          <table:table-cell office:value-type="float" office:value="7918" calcext:value-type="float">
            <text:p>7918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4" calcext:value-type="float">
            <text:p>-4.24</text:p>
          </table:table-cell>
          <table:table-cell/>
          <table:table-cell table:style-name="ce5" table:formula="of:=[.$J$16] * [.B429]/ ([.$J$3]+[.B429])" office:value-type="float" office:value="1788.86359224969" calcext:value-type="float">
            <text:p>1789</text:p>
          </table:table-cell>
          <table:table-cell table:formula="of:=LN([.B429]/[.$C$3])" office:value-type="float" office:value="-0.254426551631325" calcext:value-type="float">
            <text:p>-0.254426551631325</text:p>
          </table:table-cell>
          <table:table-cell table:formula="of:=1/([.$C$12]+[.$C$13]*[.J429]+[.$C$14]*[.J429]*[.J429]*[.J429])-273.15" office:value-type="float" office:value="30.9208600034356" calcext:value-type="float">
            <text:p>30.92</text:p>
          </table:table-cell>
          <table:table-cell/>
          <table:table-cell table:formula="of:=1/([.$C$12]+[.$C$13]*[.J429]+[.$C$14]*[.J429]*[.J429] +[.$C$15]*[.$J429]*[.J429]*[.$J429]) -273.15" office:value-type="float" office:value="30.9013922122483" calcext:value-type="float">
            <text:p>30.9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720.82" calcext:value-type="float">
            <text:p>7720.82</text:p>
          </table:table-cell>
          <table:table-cell office:value-type="float" office:value="7557.1" calcext:value-type="float">
            <text:p>7557.1</text:p>
          </table:table-cell>
          <table:table-cell office:value-type="float" office:value="7884.5" calcext:value-type="float">
            <text:p>7884.5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4" calcext:value-type="float">
            <text:p>-4.24</text:p>
          </table:table-cell>
          <table:table-cell/>
          <table:table-cell table:style-name="ce5" table:formula="of:=[.$J$16] * [.B430]/ ([.$J$3]+[.B430])" office:value-type="float" office:value="1784.59454585059" calcext:value-type="float">
            <text:p>1785</text:p>
          </table:table-cell>
          <table:table-cell table:formula="of:=LN([.B430]/[.$C$3])" office:value-type="float" office:value="-0.258664516981472" calcext:value-type="float">
            <text:p>-0.258664516981472</text:p>
          </table:table-cell>
          <table:table-cell table:formula="of:=1/([.$C$12]+[.$C$13]*[.J430]+[.$C$14]*[.J430]*[.J430]*[.J430])-273.15" office:value-type="float" office:value="31.0216107769799" calcext:value-type="float">
            <text:p>31.02</text:p>
          </table:table-cell>
          <table:table-cell/>
          <table:table-cell table:formula="of:=1/([.$C$12]+[.$C$13]*[.J430]+[.$C$14]*[.J430]*[.J430] +[.$C$15]*[.$J430]*[.J430]*[.$J430]) -273.15" office:value-type="float" office:value="31.0014090480111" calcext:value-type="float">
            <text:p>31.00</text:p>
          </table:table-cell>
          <table:table-cell table:number-columns-repeated="2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7688.19" calcext:value-type="float">
            <text:p>7688.19</text:p>
          </table:table-cell>
          <table:table-cell office:value-type="float" office:value="7525.6" calcext:value-type="float">
            <text:p>7525.6</text:p>
          </table:table-cell>
          <table:table-cell office:value-type="float" office:value="7850.8" calcext:value-type="float">
            <text:p>7850.8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3" calcext:value-type="float">
            <text:p>-4.23</text:p>
          </table:table-cell>
          <table:table-cell/>
          <table:table-cell table:style-name="ce5" table:formula="of:=[.$J$16] * [.B431]/ ([.$J$3]+[.B431])" office:value-type="float" office:value="1780.33061833913" calcext:value-type="float">
            <text:p>1780</text:p>
          </table:table-cell>
          <table:table-cell table:formula="of:=LN([.B431]/[.$C$3])" office:value-type="float" office:value="-0.262899707791686" calcext:value-type="float">
            <text:p>-0.262899707791686</text:p>
          </table:table-cell>
          <table:table-cell table:formula="of:=1/([.$C$12]+[.$C$13]*[.J431]+[.$C$14]*[.J431]*[.J431]*[.J431])-273.15" office:value-type="float" office:value="31.1223690307966" calcext:value-type="float">
            <text:p>31.12</text:p>
          </table:table-cell>
          <table:table-cell/>
          <table:table-cell table:formula="of:=1/([.$C$12]+[.$C$13]*[.J431]+[.$C$14]*[.J431]*[.J431] +[.$C$15]*[.$J431]*[.J431]*[.$J431]) -273.15" office:value-type="float" office:value="31.101417668032" calcext:value-type="float">
            <text:p>31.10</text:p>
          </table:table-cell>
          <table:table-cell table:number-columns-repeated="2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7655.71" calcext:value-type="float">
            <text:p>7655.71</text:p>
          </table:table-cell>
          <table:table-cell office:value-type="float" office:value="7493.8" calcext:value-type="float">
            <text:p>7493.8</text:p>
          </table:table-cell>
          <table:table-cell office:value-type="float" office:value="7817.6" calcext:value-type="float">
            <text:p>7817.6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3" calcext:value-type="float">
            <text:p>-4.23</text:p>
          </table:table-cell>
          <table:table-cell/>
          <table:table-cell table:style-name="ce5" table:formula="of:=[.$J$16] * [.B432]/ ([.$J$3]+[.B432])" office:value-type="float" office:value="1776.07064003657" calcext:value-type="float">
            <text:p>1776</text:p>
          </table:table-cell>
          <table:table-cell table:formula="of:=LN([.B432]/[.$C$3])" office:value-type="float" office:value="-0.267133318348691" calcext:value-type="float">
            <text:p>-0.267133318348691</text:p>
          </table:table-cell>
          <table:table-cell table:formula="of:=1/([.$C$12]+[.$C$13]*[.J432]+[.$C$14]*[.J432]*[.J432]*[.J432])-273.15" office:value-type="float" office:value="31.223163254195" calcext:value-type="float">
            <text:p>31.22</text:p>
          </table:table-cell>
          <table:table-cell/>
          <table:table-cell table:formula="of:=1/([.$C$12]+[.$C$13]*[.J432]+[.$C$14]*[.J432]*[.J432] +[.$C$15]*[.$J432]*[.J432]*[.$J432]) -273.15" office:value-type="float" office:value="31.2014462363251" calcext:value-type="float">
            <text:p>31.20</text:p>
          </table:table-cell>
          <table:table-cell table:number-columns-repeated="2"/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7623.39" calcext:value-type="float">
            <text:p>7623.39</text:p>
          </table:table-cell>
          <table:table-cell office:value-type="float" office:value="7462.2" calcext:value-type="float">
            <text:p>7462.2</text:p>
          </table:table-cell>
          <table:table-cell office:value-type="float" office:value="7784.6" calcext:value-type="float">
            <text:p>7784.6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3" calcext:value-type="float">
            <text:p>-4.23</text:p>
          </table:table-cell>
          <table:table-cell/>
          <table:table-cell table:style-name="ce5" table:formula="of:=[.$J$16] * [.B433]/ ([.$J$3]+[.B433])" office:value-type="float" office:value="1771.81606036069" calcext:value-type="float">
            <text:p>1772</text:p>
          </table:table-cell>
          <table:table-cell table:formula="of:=LN([.B433]/[.$C$3])" office:value-type="float" office:value="-0.271363940336334" calcext:value-type="float">
            <text:p>-0.271363940336334</text:p>
          </table:table-cell>
          <table:table-cell table:formula="of:=1/([.$C$12]+[.$C$13]*[.J433]+[.$C$14]*[.J433]*[.J433]*[.J433])-273.15" office:value-type="float" office:value="31.3239599884643" calcext:value-type="float">
            <text:p>31.32</text:p>
          </table:table-cell>
          <table:table-cell/>
          <table:table-cell table:formula="of:=1/([.$C$12]+[.$C$13]*[.J433]+[.$C$14]*[.J433]*[.J433] +[.$C$15]*[.$J433]*[.J433]*[.$J433]) -273.15" office:value-type="float" office:value="31.3014614363139" calcext:value-type="float">
            <text:p>31.30</text:p>
          </table:table-cell>
          <table:table-cell table:number-columns-repeated="2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7591.22" calcext:value-type="float">
            <text:p>7591.22</text:p>
          </table:table-cell>
          <table:table-cell office:value-type="float" office:value="7430.7" calcext:value-type="float">
            <text:p>7430.7</text:p>
          </table:table-cell>
          <table:table-cell office:value-type="float" office:value="7751.8" calcext:value-type="float">
            <text:p>7751.8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3" calcext:value-type="float">
            <text:p>-4.23</text:p>
          </table:table-cell>
          <table:table-cell/>
          <table:table-cell table:style-name="ce5" table:formula="of:=[.$J$16] * [.B434]/ ([.$J$3]+[.B434])" office:value-type="float" office:value="1767.5657015261" calcext:value-type="float">
            <text:p>1768</text:p>
          </table:table-cell>
          <table:table-cell table:formula="of:=LN([.B434]/[.$C$3])" office:value-type="float" office:value="-0.275592776690533" calcext:value-type="float">
            <text:p>-0.275592776690533</text:p>
          </table:table-cell>
          <table:table-cell table:formula="of:=1/([.$C$12]+[.$C$13]*[.J434]+[.$C$14]*[.J434]*[.J434]*[.J434])-273.15" office:value-type="float" office:value="31.4247879593033" calcext:value-type="float">
            <text:p>31.42</text:p>
          </table:table-cell>
          <table:table-cell/>
          <table:table-cell table:formula="of:=1/([.$C$12]+[.$C$13]*[.J434]+[.$C$14]*[.J434]*[.J434] +[.$C$15]*[.$J434]*[.J434]*[.$J434]) -273.15" office:value-type="float" office:value="31.4014916601817" calcext:value-type="float">
            <text:p>31.40</text:p>
          </table:table-cell>
          <table:table-cell table:number-columns-repeated="2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7559.21" calcext:value-type="float">
            <text:p>7559.21</text:p>
          </table:table-cell>
          <table:table-cell office:value-type="float" office:value="7399.7" calcext:value-type="float">
            <text:p>7399.7</text:p>
          </table:table-cell>
          <table:table-cell office:value-type="float" office:value="7718.7" calcext:value-type="float">
            <text:p>7718.7</text:p>
          </table:table-cell>
          <table:table-cell office:value-type="float" office:value="2.11" calcext:value-type="float">
            <text:p>2.11</text:p>
          </table:table-cell>
          <table:table-cell office:value-type="float" office:value="0.5" calcext:value-type="float">
            <text:p>0.5</text:p>
          </table:table-cell>
          <table:table-cell office:value-type="float" office:value="-4.22" calcext:value-type="float">
            <text:p>-4.22</text:p>
          </table:table-cell>
          <table:table-cell/>
          <table:table-cell table:style-name="ce5" table:formula="of:=[.$J$16] * [.B435]/ ([.$J$3]+[.B435])" office:value-type="float" office:value="1763.32102412352" calcext:value-type="float">
            <text:p>1763</text:p>
          </table:table-cell>
          <table:table-cell table:formula="of:=LN([.B435]/[.$C$3])" office:value-type="float" office:value="-0.27981840561733" calcext:value-type="float">
            <text:p>-0.27981840561733</text:p>
          </table:table-cell>
          <table:table-cell table:formula="of:=1/([.$C$12]+[.$C$13]*[.J435]+[.$C$14]*[.J435]*[.J435]*[.J435])-273.15" office:value-type="float" office:value="31.5256133261352" calcext:value-type="float">
            <text:p>31.53</text:p>
          </table:table-cell>
          <table:table-cell/>
          <table:table-cell table:formula="of:=1/([.$C$12]+[.$C$13]*[.J435]+[.$C$14]*[.J435]*[.J435] +[.$C$15]*[.$J435]*[.J435]*[.$J435]) -273.15" office:value-type="float" office:value="31.5015032257019" calcext:value-type="float">
            <text:p>31.50</text:p>
          </table:table-cell>
          <table:table-cell table:number-columns-repeated="2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7527.35" calcext:value-type="float">
            <text:p>7527.35</text:p>
          </table:table-cell>
          <table:table-cell office:value-type="float" office:value="7368.5" calcext:value-type="float">
            <text:p>7368.5</text:p>
          </table:table-cell>
          <table:table-cell office:value-type="float" office:value="7686.2" calcext:value-type="float">
            <text:p>7686.2</text:p>
          </table:table-cell>
          <table:table-cell office:value-type="float" office:value="2.11" calcext:value-type="float">
            <text:p>2.11</text:p>
          </table:table-cell>
          <table:table-cell office:value-type="float" office:value="0.5" calcext:value-type="float">
            <text:p>0.5</text:p>
          </table:table-cell>
          <table:table-cell office:value-type="float" office:value="-4.22" calcext:value-type="float">
            <text:p>-4.22</text:p>
          </table:table-cell>
          <table:table-cell/>
          <table:table-cell table:style-name="ce5" table:formula="of:=[.$J$16] * [.B436]/ ([.$J$3]+[.B436])" office:value-type="float" office:value="1759.08084222658" calcext:value-type="float">
            <text:p>1759</text:p>
          </table:table-cell>
          <table:table-cell table:formula="of:=LN([.B436]/[.$C$3])" office:value-type="float" office:value="-0.284042038753411" calcext:value-type="float">
            <text:p>-0.284042038753411</text:p>
          </table:table-cell>
          <table:table-cell table:formula="of:=1/([.$C$12]+[.$C$13]*[.J436]+[.$C$14]*[.J436]*[.J436]*[.J436])-273.15" office:value-type="float" office:value="31.6264650526642" calcext:value-type="float">
            <text:p>31.63</text:p>
          </table:table-cell>
          <table:table-cell/>
          <table:table-cell table:formula="of:=1/([.$C$12]+[.$C$13]*[.J436]+[.$C$14]*[.J436]*[.J436] +[.$C$15]*[.$J436]*[.J436]*[.$J436]) -273.15" office:value-type="float" office:value="31.6015247547248" calcext:value-type="float">
            <text:p>31.60</text:p>
          </table:table-cell>
          <table:table-cell table:number-columns-repeated="2"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7495.64" calcext:value-type="float">
            <text:p>7495.64</text:p>
          </table:table-cell>
          <table:table-cell office:value-type="float" office:value="7337.5" calcext:value-type="float">
            <text:p>7337.5</text:p>
          </table:table-cell>
          <table:table-cell office:value-type="float" office:value="7653.8" calcext:value-type="float">
            <text:p>7653.8</text:p>
          </table:table-cell>
          <table:table-cell office:value-type="float" office:value="2.11" calcext:value-type="float">
            <text:p>2.11</text:p>
          </table:table-cell>
          <table:table-cell office:value-type="float" office:value="0.5" calcext:value-type="float">
            <text:p>0.5</text:p>
          </table:table-cell>
          <table:table-cell office:value-type="float" office:value="-4.22" calcext:value-type="float">
            <text:p>-4.22</text:p>
          </table:table-cell>
          <table:table-cell/>
          <table:table-cell table:style-name="ce5" table:formula="of:=[.$J$16] * [.B437]/ ([.$J$3]+[.B437])" office:value-type="float" office:value="1754.84528945497" calcext:value-type="float">
            <text:p>1755</text:p>
          </table:table-cell>
          <table:table-cell table:formula="of:=LN([.B437]/[.$C$3])" office:value-type="float" office:value="-0.288263574824852" calcext:value-type="float">
            <text:p>-0.288263574824852</text:p>
          </table:table-cell>
          <table:table-cell table:formula="of:=1/([.$C$12]+[.$C$13]*[.J437]+[.$C$14]*[.J437]*[.J437]*[.J437])-273.15" office:value-type="float" office:value="31.7273408032007" calcext:value-type="float">
            <text:p>31.73</text:p>
          </table:table-cell>
          <table:table-cell/>
          <table:table-cell table:formula="of:=1/([.$C$12]+[.$C$13]*[.J437]+[.$C$14]*[.J437]*[.J437] +[.$C$15]*[.$J437]*[.J437]*[.$J437]) -273.15" office:value-type="float" office:value="31.7015538164533" calcext:value-type="float">
            <text:p>31.70</text:p>
          </table:table-cell>
          <table:table-cell table:number-columns-repeated="2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7464.09" calcext:value-type="float">
            <text:p>7464.09</text:p>
          </table:table-cell>
          <table:table-cell office:value-type="float" office:value="7306.6" calcext:value-type="float">
            <text:p>7306.6</text:p>
          </table:table-cell>
          <table:table-cell office:value-type="float" office:value="7621.6" calcext:value-type="float">
            <text:p>7621.6</text:p>
          </table:table-cell>
          <table:table-cell office:value-type="float" office:value="2.11" calcext:value-type="float">
            <text:p>2.11</text:p>
          </table:table-cell>
          <table:table-cell office:value-type="float" office:value="0.5" calcext:value-type="float">
            <text:p>0.5</text:p>
          </table:table-cell>
          <table:table-cell office:value-type="float" office:value="-4.22" calcext:value-type="float">
            <text:p>-4.22</text:p>
          </table:table-cell>
          <table:table-cell/>
          <table:table-cell table:style-name="ce5" table:formula="of:=[.$J$16] * [.B438]/ ([.$J$3]+[.B438])" office:value-type="float" office:value="1750.61584313869" calcext:value-type="float">
            <text:p>1751</text:p>
          </table:table-cell>
          <table:table-cell table:formula="of:=LN([.B438]/[.$C$3])" office:value-type="float" office:value="-0.292481571643885" calcext:value-type="float">
            <text:p>-0.292481571643885</text:p>
          </table:table-cell>
          <table:table-cell table:formula="of:=1/([.$C$12]+[.$C$13]*[.J438]+[.$C$14]*[.J438]*[.J438]*[.J438])-273.15" office:value-type="float" office:value="31.8282061576315" calcext:value-type="float">
            <text:p>31.83</text:p>
          </table:table-cell>
          <table:table-cell/>
          <table:table-cell table:formula="of:=1/([.$C$12]+[.$C$13]*[.J438]+[.$C$14]*[.J438]*[.J438] +[.$C$15]*[.$J438]*[.J438]*[.$J438]) -273.15" office:value-type="float" office:value="31.8015561744137" calcext:value-type="float">
            <text:p>31.80</text:p>
          </table:table-cell>
          <table:table-cell table:number-columns-repeated="2"/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7432.68" calcext:value-type="float">
            <text:p>7432.68</text:p>
          </table:table-cell>
          <table:table-cell office:value-type="float" office:value="7275.9" calcext:value-type="float">
            <text:p>7275.9</text:p>
          </table:table-cell>
          <table:table-cell office:value-type="float" office:value="7589.5" calcext:value-type="float">
            <text:p>7589.5</text:p>
          </table:table-cell>
          <table:table-cell office:value-type="float" office:value="2.11" calcext:value-type="float">
            <text:p>2.11</text:p>
          </table:table-cell>
          <table:table-cell office:value-type="float" office:value="0.5" calcext:value-type="float">
            <text:p>0.5</text:p>
          </table:table-cell>
          <table:table-cell office:value-type="float" office:value="-4.22" calcext:value-type="float">
            <text:p>-4.22</text:p>
          </table:table-cell>
          <table:table-cell/>
          <table:table-cell table:style-name="ce5" table:formula="of:=[.$J$16] * [.B439]/ ([.$J$3]+[.B439])" office:value-type="float" office:value="1746.3899572527" calcext:value-type="float">
            <text:p>1746</text:p>
          </table:table-cell>
          <table:table-cell table:formula="of:=LN([.B439]/[.$C$3])" office:value-type="float" office:value="-0.296698599435525" calcext:value-type="float">
            <text:p>-0.296698599435525</text:p>
          </table:table-cell>
          <table:table-cell table:formula="of:=1/([.$C$12]+[.$C$13]*[.J439]+[.$C$14]*[.J439]*[.J439]*[.J439])-273.15" office:value-type="float" office:value="31.9291226492943" calcext:value-type="float">
            <text:p>31.93</text:p>
          </table:table-cell>
          <table:table-cell/>
          <table:table-cell table:formula="of:=1/([.$C$12]+[.$C$13]*[.J439]+[.$C$14]*[.J439]*[.J439] +[.$C$15]*[.$J439]*[.J439]*[.$J439]) -273.15" office:value-type="float" office:value="31.9015927237373" calcext:value-type="float">
            <text:p>31.9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01.43" calcext:value-type="float">
            <text:p>7401.43</text:p>
          </table:table-cell>
          <table:table-cell office:value-type="float" office:value="7245.6" calcext:value-type="float">
            <text:p>7245.6</text:p>
          </table:table-cell>
          <table:table-cell office:value-type="float" office:value="7557.2" calcext:value-type="float">
            <text:p>7557.2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1" calcext:value-type="float">
            <text:p>-4.21</text:p>
          </table:table-cell>
          <table:table-cell/>
          <table:table-cell table:style-name="ce5" table:formula="of:=[.$J$16] * [.B440]/ ([.$J$3]+[.B440])" office:value-type="float" office:value="1742.17045840486" calcext:value-type="float">
            <text:p>1742</text:p>
          </table:table-cell>
          <table:table-cell table:formula="of:=LN([.B440]/[.$C$3])" office:value-type="float" office:value="-0.300911868209749" calcext:value-type="float">
            <text:p>-0.300911868209749</text:p>
          </table:table-cell>
          <table:table-cell table:formula="of:=1/([.$C$12]+[.$C$13]*[.J440]+[.$C$14]*[.J440]*[.J440]*[.J440])-273.15" office:value-type="float" office:value="32.0300235770097" calcext:value-type="float">
            <text:p>32.03</text:p>
          </table:table-cell>
          <table:table-cell/>
          <table:table-cell table:formula="of:=1/([.$C$12]+[.$C$13]*[.J440]+[.$C$14]*[.J440]*[.J440] +[.$C$15]*[.$J440]*[.J440]*[.$J440]) -273.15" office:value-type="float" office:value="32.0015972345666" calcext:value-type="float">
            <text:p>32.00</text:p>
          </table:table-cell>
          <table:table-cell table:number-columns-repeated="2"/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7370.32" calcext:value-type="float">
            <text:p>7370.32</text:p>
          </table:table-cell>
          <table:table-cell office:value-type="float" office:value="7215.2" calcext:value-type="float">
            <text:p>7215.2</text:p>
          </table:table-cell>
          <table:table-cell office:value-type="float" office:value="7525.5" calcext:value-type="float">
            <text:p>7525.5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1" calcext:value-type="float">
            <text:p>-4.21</text:p>
          </table:table-cell>
          <table:table-cell/>
          <table:table-cell table:style-name="ce5" table:formula="of:=[.$J$16] * [.B441]/ ([.$J$3]+[.B441])" office:value-type="float" office:value="1737.95478264073" calcext:value-type="float">
            <text:p>1738</text:p>
          </table:table-cell>
          <table:table-cell table:formula="of:=LN([.B441]/[.$C$3])" office:value-type="float" office:value="-0.30512396846809" calcext:value-type="float">
            <text:p>-0.30512396846809</text:p>
          </table:table-cell>
          <table:table-cell table:formula="of:=1/([.$C$12]+[.$C$13]*[.J441]+[.$C$14]*[.J441]*[.J441]*[.J441])-273.15" office:value-type="float" office:value="32.1309710389597" calcext:value-type="float">
            <text:p>32.13</text:p>
          </table:table-cell>
          <table:table-cell/>
          <table:table-cell table:formula="of:=1/([.$C$12]+[.$C$13]*[.J441]+[.$C$14]*[.J441]*[.J441] +[.$C$15]*[.$J441]*[.J441]*[.$J441]) -273.15" office:value-type="float" office:value="32.1016311443647" calcext:value-type="float">
            <text:p>32.10</text:p>
          </table:table-cell>
          <table:table-cell table:number-columns-repeated="2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7339.37" calcext:value-type="float">
            <text:p>7339.37</text:p>
          </table:table-cell>
          <table:table-cell office:value-type="float" office:value="7184.9" calcext:value-type="float">
            <text:p>7184.9</text:p>
          </table:table-cell>
          <table:table-cell office:value-type="float" office:value="7493.9" calcext:value-type="float">
            <text:p>749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1" calcext:value-type="float">
            <text:p>-4.21</text:p>
          </table:table-cell>
          <table:table-cell/>
          <table:table-cell table:style-name="ce5" table:formula="of:=[.$J$16] * [.B442]/ ([.$J$3]+[.B442])" office:value-type="float" office:value="1733.74577738407" calcext:value-type="float">
            <text:p>1734</text:p>
          </table:table-cell>
          <table:table-cell table:formula="of:=LN([.B442]/[.$C$3])" office:value-type="float" office:value="-0.309332085113988" calcext:value-type="float">
            <text:p>-0.309332085113988</text:p>
          </table:table-cell>
          <table:table-cell table:formula="of:=1/([.$C$12]+[.$C$13]*[.J442]+[.$C$14]*[.J442]*[.J442]*[.J442])-273.15" office:value-type="float" office:value="32.2318976220259" calcext:value-type="float">
            <text:p>32.23</text:p>
          </table:table-cell>
          <table:table-cell/>
          <table:table-cell table:formula="of:=1/([.$C$12]+[.$C$13]*[.J442]+[.$C$14]*[.J442]*[.J442] +[.$C$15]*[.$J442]*[.J442]*[.$J442]) -273.15" office:value-type="float" office:value="32.201627542593" calcext:value-type="float">
            <text:p>32.20</text:p>
          </table:table-cell>
          <table:table-cell table:number-columns-repeated="2"/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7308.56" calcext:value-type="float">
            <text:p>7308.56</text:p>
          </table:table-cell>
          <table:table-cell office:value-type="float" office:value="7154.7" calcext:value-type="float">
            <text:p>7154.7</text:p>
          </table:table-cell>
          <table:table-cell office:value-type="float" office:value="7462.4" calcext:value-type="float">
            <text:p>7462.4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1" calcext:value-type="float">
            <text:p>-4.21</text:p>
          </table:table-cell>
          <table:table-cell/>
          <table:table-cell table:style-name="ce5" table:formula="of:=[.$J$16] * [.B443]/ ([.$J$3]+[.B443])" office:value-type="float" office:value="1729.54086070707" calcext:value-type="float">
            <text:p>1730</text:p>
          </table:table-cell>
          <table:table-cell table:formula="of:=LN([.B443]/[.$C$3])" office:value-type="float" office:value="-0.313538829061597" calcext:value-type="float">
            <text:p>-0.313538829061597</text:p>
          </table:table-cell>
          <table:table-cell table:formula="of:=1/([.$C$12]+[.$C$13]*[.J443]+[.$C$14]*[.J443]*[.J443]*[.J443])-273.15" office:value-type="float" office:value="32.3328659939065" calcext:value-type="float">
            <text:p>32.33</text:p>
          </table:table-cell>
          <table:table-cell/>
          <table:table-cell table:formula="of:=1/([.$C$12]+[.$C$13]*[.J443]+[.$C$14]*[.J443]*[.J443] +[.$C$15]*[.$J443]*[.J443]*[.$J443]) -273.15" office:value-type="float" office:value="32.3016484132135" calcext:value-type="float">
            <text:p>32.30</text:p>
          </table:table-cell>
          <table:table-cell table:number-columns-repeated="2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7277.89" calcext:value-type="float">
            <text:p>7277.89</text:p>
          </table:table-cell>
          <table:table-cell office:value-type="float" office:value="7125.1" calcext:value-type="float">
            <text:p>7125.1</text:p>
          </table:table-cell>
          <table:table-cell office:value-type="float" office:value="7430.7" calcext:value-type="float">
            <text:p>7430.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" calcext:value-type="float">
            <text:p>-4.2</text:p>
          </table:table-cell>
          <table:table-cell/>
          <table:table-cell table:style-name="ce5" table:formula="of:=[.$J$16] * [.B444]/ ([.$J$3]+[.B444])" office:value-type="float" office:value="1725.34015669737" calcext:value-type="float">
            <text:p>1725</text:p>
          </table:table-cell>
          <table:table-cell table:formula="of:=LN([.B444]/[.$C$3])" office:value-type="float" office:value="-0.317744107960615" calcext:value-type="float">
            <text:p>-0.317744107960615</text:p>
          </table:table-cell>
          <table:table-cell table:formula="of:=1/([.$C$12]+[.$C$13]*[.J444]+[.$C$14]*[.J444]*[.J444]*[.J444])-273.15" office:value-type="float" office:value="32.4338740531039" calcext:value-type="float">
            <text:p>32.43</text:p>
          </table:table-cell>
          <table:table-cell/>
          <table:table-cell table:formula="of:=1/([.$C$12]+[.$C$13]*[.J444]+[.$C$14]*[.J444]*[.J444] +[.$C$15]*[.$J444]*[.J444]*[.$J444]) -273.15" office:value-type="float" office:value="32.4016915531763" calcext:value-type="float">
            <text:p>32.40</text:p>
          </table:table-cell>
          <table:table-cell table:number-columns-repeated="2"/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7247.38" calcext:value-type="float">
            <text:p>7247.38</text:p>
          </table:table-cell>
          <table:table-cell office:value-type="float" office:value="7095.2" calcext:value-type="float">
            <text:p>7095.2</text:p>
          </table:table-cell>
          <table:table-cell office:value-type="float" office:value="7399.6" calcext:value-type="float">
            <text:p>7399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" calcext:value-type="float">
            <text:p>-4.2</text:p>
          </table:table-cell>
          <table:table-cell/>
          <table:table-cell table:style-name="ce5" table:formula="of:=[.$J$16] * [.B445]/ ([.$J$3]+[.B445])" office:value-type="float" office:value="1721.14654399683" calcext:value-type="float">
            <text:p>1721</text:p>
          </table:table-cell>
          <table:table-cell table:formula="of:=LN([.B445]/[.$C$3])" office:value-type="float" office:value="-0.321945068751046" calcext:value-type="float">
            <text:p>-0.321945068751046</text:p>
          </table:table-cell>
          <table:table-cell table:formula="of:=1/([.$C$12]+[.$C$13]*[.J445]+[.$C$14]*[.J445]*[.J445]*[.J445])-273.15" office:value-type="float" office:value="32.5348533072436" calcext:value-type="float">
            <text:p>32.53</text:p>
          </table:table-cell>
          <table:table-cell/>
          <table:table-cell table:formula="of:=1/([.$C$12]+[.$C$13]*[.J445]+[.$C$14]*[.J445]*[.J445] +[.$C$15]*[.$J445]*[.J445]*[.$J445]) -273.15" office:value-type="float" office:value="32.5016890211439" calcext:value-type="float">
            <text:p>32.50</text:p>
          </table:table-cell>
          <table:table-cell table:number-columns-repeated="2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7217" calcext:value-type="float">
            <text:p>7217</text:p>
          </table:table-cell>
          <table:table-cell office:value-type="float" office:value="7065.4" calcext:value-type="float">
            <text:p>7065.4</text:p>
          </table:table-cell>
          <table:table-cell office:value-type="float" office:value="7368.6" calcext:value-type="float">
            <text:p>7368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" calcext:value-type="float">
            <text:p>-4.2</text:p>
          </table:table-cell>
          <table:table-cell/>
          <table:table-cell table:style-name="ce5" table:formula="of:=[.$J$16] * [.B446]/ ([.$J$3]+[.B446])" office:value-type="float" office:value="1716.95603182901" calcext:value-type="float">
            <text:p>1717</text:p>
          </table:table-cell>
          <table:table-cell table:formula="of:=LN([.B446]/[.$C$3])" office:value-type="float" office:value="-0.32614573890391" calcext:value-type="float">
            <text:p>-0.32614573890391</text:p>
          </table:table-cell>
          <table:table-cell table:formula="of:=1/([.$C$12]+[.$C$13]*[.J446]+[.$C$14]*[.J446]*[.J446]*[.J446])-273.15" office:value-type="float" office:value="32.635900632928" calcext:value-type="float">
            <text:p>32.64</text:p>
          </table:table-cell>
          <table:table-cell/>
          <table:table-cell table:formula="of:=1/([.$C$12]+[.$C$13]*[.J446]+[.$C$14]*[.J446]*[.J446] +[.$C$15]*[.$J446]*[.J446]*[.$J446]) -273.15" office:value-type="float" office:value="32.6017366414609" calcext:value-type="float">
            <text:p>32.60</text:p>
          </table:table-cell>
          <table:table-cell table:number-columns-repeated="2"/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7186.78" calcext:value-type="float">
            <text:p>7186.78</text:p>
          </table:table-cell>
          <table:table-cell office:value-type="float" office:value="7035.9" calcext:value-type="float">
            <text:p>7035.9</text:p>
          </table:table-cell>
          <table:table-cell office:value-type="float" office:value="7337.7" calcext:value-type="float">
            <text:p>7337.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" calcext:value-type="float">
            <text:p>-4.2</text:p>
          </table:table-cell>
          <table:table-cell/>
          <table:table-cell table:style-name="ce5" table:formula="of:=[.$J$16] * [.B447]/ ([.$J$3]+[.B447])" office:value-type="float" office:value="1712.77289172259" calcext:value-type="float">
            <text:p>1713</text:p>
          </table:table-cell>
          <table:table-cell table:formula="of:=LN([.B447]/[.$C$3])" office:value-type="float" office:value="-0.330341865801362" calcext:value-type="float">
            <text:p>-0.330341865801362</text:p>
          </table:table-cell>
          <table:table-cell table:formula="of:=1/([.$C$12]+[.$C$13]*[.J447]+[.$C$14]*[.J447]*[.J447]*[.J447])-273.15" office:value-type="float" office:value="32.7369137944773" calcext:value-type="float">
            <text:p>32.74</text:p>
          </table:table-cell>
          <table:table-cell/>
          <table:table-cell table:formula="of:=1/([.$C$12]+[.$C$13]*[.J447]+[.$C$14]*[.J447]*[.J447] +[.$C$15]*[.$J447]*[.J447]*[.$J447]) -273.15" office:value-type="float" office:value="32.7017330811402" calcext:value-type="float">
            <text:p>32.70</text:p>
          </table:table-cell>
          <table:table-cell table:number-columns-repeated="2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7156.69" calcext:value-type="float">
            <text:p>7156.69</text:p>
          </table:table-cell>
          <table:table-cell office:value-type="float" office:value="7006.8" calcext:value-type="float">
            <text:p>7006.8</text:p>
          </table:table-cell>
          <table:table-cell office:value-type="float" office:value="7306.6" calcext:value-type="float">
            <text:p>7306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19" calcext:value-type="float">
            <text:p>-4.19</text:p>
          </table:table-cell>
          <table:table-cell/>
          <table:table-cell table:style-name="ce5" table:formula="of:=[.$J$16] * [.B448]/ ([.$J$3]+[.B448])" office:value-type="float" office:value="1708.59310508029" calcext:value-type="float">
            <text:p>1709</text:p>
          </table:table-cell>
          <table:table-cell table:formula="of:=LN([.B448]/[.$C$3])" office:value-type="float" office:value="-0.334537509413483" calcext:value-type="float">
            <text:p>-0.334537509413483</text:p>
          </table:table-cell>
          <table:table-cell table:formula="of:=1/([.$C$12]+[.$C$13]*[.J448]+[.$C$14]*[.J448]*[.J448]*[.J448])-273.15" office:value-type="float" office:value="32.8379905833494" calcext:value-type="float">
            <text:p>32.84</text:p>
          </table:table-cell>
          <table:table-cell/>
          <table:table-cell table:formula="of:=1/([.$C$12]+[.$C$13]*[.J448]+[.$C$14]*[.J448]*[.J448] +[.$C$15]*[.$J448]*[.J448]*[.$J448]) -273.15" office:value-type="float" office:value="32.8017750398209" calcext:value-type="float">
            <text:p>32.80</text:p>
          </table:table-cell>
          <table:table-cell table:number-columns-repeated="2"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7126.75" calcext:value-type="float">
            <text:p>7126.75</text:p>
          </table:table-cell>
          <table:table-cell office:value-type="float" office:value="6977.4" calcext:value-type="float">
            <text:p>6977.4</text:p>
          </table:table-cell>
          <table:table-cell office:value-type="float" office:value="7276.1" calcext:value-type="float">
            <text:p>7276.1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19" calcext:value-type="float">
            <text:p>-4.19</text:p>
          </table:table-cell>
          <table:table-cell/>
          <table:table-cell table:style-name="ce5" table:formula="of:=[.$J$16] * [.B449]/ ([.$J$3]+[.B449])" office:value-type="float" office:value="1704.41957756142" calcext:value-type="float">
            <text:p>1704</text:p>
          </table:table-cell>
          <table:table-cell table:formula="of:=LN([.B449]/[.$C$3])" office:value-type="float" office:value="-0.338729782962433" calcext:value-type="float">
            <text:p>-0.338729782962433</text:p>
          </table:table-cell>
          <table:table-cell table:formula="of:=1/([.$C$12]+[.$C$13]*[.J449]+[.$C$14]*[.J449]*[.J449]*[.J449])-273.15" office:value-type="float" office:value="32.9390615418338" calcext:value-type="float">
            <text:p>32.94</text:p>
          </table:table-cell>
          <table:table-cell/>
          <table:table-cell table:formula="of:=1/([.$C$12]+[.$C$13]*[.J449]+[.$C$14]*[.J449]*[.J449] +[.$C$15]*[.$J449]*[.J449]*[.$J449]) -273.15" office:value-type="float" office:value="32.9017936562241" calcext:value-type="float">
            <text:p>32.9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96.96" calcext:value-type="float">
            <text:p>7096.96</text:p>
          </table:table-cell>
          <table:table-cell office:value-type="float" office:value="6948.3" calcext:value-type="float">
            <text:p>6948.3</text:p>
          </table:table-cell>
          <table:table-cell office:value-type="float" office:value="7245.6" calcext:value-type="float">
            <text:p>7245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19" calcext:value-type="float">
            <text:p>-4.19</text:p>
          </table:table-cell>
          <table:table-cell/>
          <table:table-cell table:style-name="ce5" table:formula="of:=[.$J$16] * [.B450]/ ([.$J$3]+[.B450])" office:value-type="float" office:value="1700.25245189788" calcext:value-type="float">
            <text:p>1700</text:p>
          </table:table-cell>
          <table:table-cell table:formula="of:=LN([.B450]/[.$C$3])" office:value-type="float" office:value="-0.342918569651386" calcext:value-type="float">
            <text:p>-0.342918569651386</text:p>
          </table:table-cell>
          <table:table-cell table:formula="of:=1/([.$C$12]+[.$C$13]*[.J450]+[.$C$14]*[.J450]*[.J450]*[.J450])-273.15" office:value-type="float" office:value="33.0401238602552" calcext:value-type="float">
            <text:p>33.04</text:p>
          </table:table-cell>
          <table:table-cell/>
          <table:table-cell table:formula="of:=1/([.$C$12]+[.$C$13]*[.J450]+[.$C$14]*[.J450]*[.J450] +[.$C$15]*[.$J450]*[.J450]*[.$J450]) -273.15" office:value-type="float" office:value="33.0017860542681" calcext:value-type="float">
            <text:p>33.00</text:p>
          </table:table-cell>
          <table:table-cell table:number-columns-repeated="2"/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7067.3" calcext:value-type="float">
            <text:p>7067.3</text:p>
          </table:table-cell>
          <table:table-cell office:value-type="float" office:value="6919.2" calcext:value-type="float">
            <text:p>6919.2</text:p>
          </table:table-cell>
          <table:table-cell office:value-type="float" office:value="7215.4" calcext:value-type="float">
            <text:p>7215.4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19" calcext:value-type="float">
            <text:p>-4.19</text:p>
          </table:table-cell>
          <table:table-cell/>
          <table:table-cell table:style-name="ce5" table:formula="of:=[.$J$16] * [.B451]/ ([.$J$3]+[.B451])" office:value-type="float" office:value="1696.08905919507" calcext:value-type="float">
            <text:p>1696</text:p>
          </table:table-cell>
          <table:table-cell table:formula="of:=LN([.B451]/[.$C$3])" office:value-type="float" office:value="-0.347106581358548" calcext:value-type="float">
            <text:p>-0.347106581358548</text:p>
          </table:table-cell>
          <table:table-cell table:formula="of:=1/([.$C$12]+[.$C$13]*[.J451]+[.$C$14]*[.J451]*[.J451]*[.J451])-273.15" office:value-type="float" office:value="33.1412430437935" calcext:value-type="float">
            <text:p>33.14</text:p>
          </table:table-cell>
          <table:table-cell/>
          <table:table-cell table:formula="of:=1/([.$C$12]+[.$C$13]*[.J451]+[.$C$14]*[.J451]*[.J451] +[.$C$15]*[.$J451]*[.J451]*[.$J451]) -273.15" office:value-type="float" office:value="33.1018169337353" calcext:value-type="float">
            <text:p>33.10</text:p>
          </table:table-cell>
          <table:table-cell table:number-columns-repeated="2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7037.78" calcext:value-type="float">
            <text:p>7037.78</text:p>
          </table:table-cell>
          <table:table-cell office:value-type="float" office:value="6890.7" calcext:value-type="float">
            <text:p>6890.7</text:p>
          </table:table-cell>
          <table:table-cell office:value-type="float" office:value="7184.9" calcext:value-type="float">
            <text:p>7184.9</text:p>
          </table:table-cell>
          <table:table-cell office:value-type="float" office:value="2.09" calcext:value-type="float">
            <text:p>2.09</text:p>
          </table:table-cell>
          <table:table-cell office:value-type="float" office:value="0.5" calcext:value-type="float">
            <text:p>0.5</text:p>
          </table:table-cell>
          <table:table-cell office:value-type="float" office:value="-4.18" calcext:value-type="float">
            <text:p>-4.18</text:p>
          </table:table-cell>
          <table:table-cell/>
          <table:table-cell table:style-name="ce5" table:formula="of:=[.$J$16] * [.B452]/ ([.$J$3]+[.B452])" office:value-type="float" office:value="1691.93092527313" calcext:value-type="float">
            <text:p>1692</text:p>
          </table:table-cell>
          <table:table-cell table:formula="of:=LN([.B452]/[.$C$3])" office:value-type="float" office:value="-0.351292313463585" calcext:value-type="float">
            <text:p>-0.351292313463585</text:p>
          </table:table-cell>
          <table:table-cell table:formula="of:=1/([.$C$12]+[.$C$13]*[.J452]+[.$C$14]*[.J452]*[.J452]*[.J452])-273.15" office:value-type="float" office:value="33.2423828721318" calcext:value-type="float">
            <text:p>33.24</text:p>
          </table:table-cell>
          <table:table-cell/>
          <table:table-cell table:formula="of:=1/([.$C$12]+[.$C$13]*[.J452]+[.$C$14]*[.J452]*[.J452] +[.$C$15]*[.$J452]*[.J452]*[.$J452]) -273.15" office:value-type="float" office:value="33.2018503446069" calcext:value-type="float">
            <text:p>33.20</text:p>
          </table:table-cell>
          <table:table-cell table:number-columns-repeated="2"/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7008.41" calcext:value-type="float">
            <text:p>7008.41</text:p>
          </table:table-cell>
          <table:table-cell office:value-type="float" office:value="6861.9" calcext:value-type="float">
            <text:p>6861.9</text:p>
          </table:table-cell>
          <table:table-cell office:value-type="float" office:value="7154.9" calcext:value-type="float">
            <text:p>7154.9</text:p>
          </table:table-cell>
          <table:table-cell office:value-type="float" office:value="2.09" calcext:value-type="float">
            <text:p>2.09</text:p>
          </table:table-cell>
          <table:table-cell office:value-type="float" office:value="0.5" calcext:value-type="float">
            <text:p>0.5</text:p>
          </table:table-cell>
          <table:table-cell office:value-type="float" office:value="-4.18" calcext:value-type="float">
            <text:p>-4.18</text:p>
          </table:table-cell>
          <table:table-cell/>
          <table:table-cell table:style-name="ce5" table:formula="of:=[.$J$16] * [.B453]/ ([.$J$3]+[.B453])" office:value-type="float" office:value="1687.77959609393" calcext:value-type="float">
            <text:p>1688</text:p>
          </table:table-cell>
          <table:table-cell table:formula="of:=LN([.B453]/[.$C$3])" office:value-type="float" office:value="-0.355474236505071" calcext:value-type="float">
            <text:p>-0.355474236505071</text:p>
          </table:table-cell>
          <table:table-cell table:formula="of:=1/([.$C$12]+[.$C$13]*[.J453]+[.$C$14]*[.J453]*[.J453]*[.J453])-273.15" office:value-type="float" office:value="33.3435064150773" calcext:value-type="float">
            <text:p>33.34</text:p>
          </table:table-cell>
          <table:table-cell/>
          <table:table-cell table:formula="of:=1/([.$C$12]+[.$C$13]*[.J453]+[.$C$14]*[.J453]*[.J453] +[.$C$15]*[.$J453]*[.J453]*[.$J453]) -273.15" office:value-type="float" office:value="33.301849660712" calcext:value-type="float">
            <text:p>33.30</text:p>
          </table:table-cell>
          <table:table-cell table:number-columns-repeated="2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6979.17" calcext:value-type="float">
            <text:p>6979.17</text:p>
          </table:table-cell>
          <table:table-cell office:value-type="float" office:value="6833.3" calcext:value-type="float">
            <text:p>6833.3</text:p>
          </table:table-cell>
          <table:table-cell office:value-type="float" office:value="7125" calcext:value-type="float">
            <text:p>7125</text:p>
          </table:table-cell>
          <table:table-cell office:value-type="float" office:value="2.09" calcext:value-type="float">
            <text:p>2.09</text:p>
          </table:table-cell>
          <table:table-cell office:value-type="float" office:value="0.5" calcext:value-type="float">
            <text:p>0.5</text:p>
          </table:table-cell>
          <table:table-cell office:value-type="float" office:value="-4.18" calcext:value-type="float">
            <text:p>-4.18</text:p>
          </table:table-cell>
          <table:table-cell/>
          <table:table-cell table:style-name="ce5" table:formula="of:=[.$J$16] * [.B454]/ ([.$J$3]+[.B454])" office:value-type="float" office:value="1683.63237543414" calcext:value-type="float">
            <text:p>1684</text:p>
          </table:table-cell>
          <table:table-cell table:formula="of:=LN([.B454]/[.$C$3])" office:value-type="float" office:value="-0.359655094465044" calcext:value-type="float">
            <text:p>-0.359655094465044</text:p>
          </table:table-cell>
          <table:table-cell table:formula="of:=1/([.$C$12]+[.$C$13]*[.J454]+[.$C$14]*[.J454]*[.J454]*[.J454])-273.15" office:value-type="float" office:value="33.4446800841484" calcext:value-type="float">
            <text:p>33.44</text:p>
          </table:table-cell>
          <table:table-cell/>
          <table:table-cell table:formula="of:=1/([.$C$12]+[.$C$13]*[.J454]+[.$C$14]*[.J454]*[.J454] +[.$C$15]*[.$J454]*[.J454]*[.$J454]) -273.15" office:value-type="float" office:value="33.4018804475826" calcext:value-type="float">
            <text:p>33.40</text:p>
          </table:table-cell>
          <table:table-cell table:number-columns-repeated="2"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6950.07" calcext:value-type="float">
            <text:p>6950.07</text:p>
          </table:table-cell>
          <table:table-cell office:value-type="float" office:value="6804.8" calcext:value-type="float">
            <text:p>6804.8</text:p>
          </table:table-cell>
          <table:table-cell office:value-type="float" office:value="7095.3" calcext:value-type="float">
            <text:p>7095.3</text:p>
          </table:table-cell>
          <table:table-cell office:value-type="float" office:value="2.09" calcext:value-type="float">
            <text:p>2.09</text:p>
          </table:table-cell>
          <table:table-cell office:value-type="float" office:value="0.5" calcext:value-type="float">
            <text:p>0.5</text:p>
          </table:table-cell>
          <table:table-cell office:value-type="float" office:value="-4.18" calcext:value-type="float">
            <text:p>-4.18</text:p>
          </table:table-cell>
          <table:table-cell/>
          <table:table-cell table:style-name="ce5" table:formula="of:=[.$J$16] * [.B455]/ ([.$J$3]+[.B455])" office:value-type="float" office:value="1679.49080564269" calcext:value-type="float">
            <text:p>1679</text:p>
          </table:table-cell>
          <table:table-cell table:formula="of:=LN([.B455]/[.$C$3])" office:value-type="float" office:value="-0.363833361525621" calcext:value-type="float">
            <text:p>-0.363833361525621</text:p>
          </table:table-cell>
          <table:table-cell table:formula="of:=1/([.$C$12]+[.$C$13]*[.J455]+[.$C$14]*[.J455]*[.J455]*[.J455])-273.15" office:value-type="float" office:value="33.545867047658" calcext:value-type="float">
            <text:p>33.55</text:p>
          </table:table-cell>
          <table:table-cell/>
          <table:table-cell table:formula="of:=1/([.$C$12]+[.$C$13]*[.J455]+[.$C$14]*[.J455]*[.J455] +[.$C$15]*[.$J455]*[.J455]*[.$J455]) -273.15" office:value-type="float" office:value="33.5019061741447" calcext:value-type="float">
            <text:p>33.50</text:p>
          </table:table-cell>
          <table:table-cell table:number-columns-repeated="2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6921.11" calcext:value-type="float">
            <text:p>6921.11</text:p>
          </table:table-cell>
          <table:table-cell office:value-type="float" office:value="6776.8" calcext:value-type="float">
            <text:p>6776.8</text:p>
          </table:table-cell>
          <table:table-cell office:value-type="float" office:value="7065.4" calcext:value-type="float">
            <text:p>7065.4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7" calcext:value-type="float">
            <text:p>-4.17</text:p>
          </table:table-cell>
          <table:table-cell/>
          <table:table-cell table:style-name="ce5" table:formula="of:=[.$J$16] * [.B456]/ ([.$J$3]+[.B456])" office:value-type="float" office:value="1675.35501867194" calcext:value-type="float">
            <text:p>1675</text:p>
          </table:table-cell>
          <table:table-cell table:formula="of:=LN([.B456]/[.$C$3])" office:value-type="float" office:value="-0.368008931603636" calcext:value-type="float">
            <text:p>-0.368008931603636</text:p>
          </table:table-cell>
          <table:table-cell table:formula="of:=1/([.$C$12]+[.$C$13]*[.J456]+[.$C$14]*[.J456]*[.J456]*[.J456])-273.15" office:value-type="float" office:value="33.6470647838785" calcext:value-type="float">
            <text:p>33.65</text:p>
          </table:table-cell>
          <table:table-cell/>
          <table:table-cell table:formula="of:=1/([.$C$12]+[.$C$13]*[.J456]+[.$C$14]*[.J456]*[.J456] +[.$C$15]*[.$J456]*[.J456]*[.$J456]) -273.15" office:value-type="float" office:value="33.6019242429098" calcext:value-type="float">
            <text:p>33.60</text:p>
          </table:table-cell>
          <table:table-cell table:number-columns-repeated="2"/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6892.29" calcext:value-type="float">
            <text:p>6892.29</text:p>
          </table:table-cell>
          <table:table-cell office:value-type="float" office:value="6748.6" calcext:value-type="float">
            <text:p>6748.6</text:p>
          </table:table-cell>
          <table:table-cell office:value-type="float" office:value="7036" calcext:value-type="float">
            <text:p>7036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7" calcext:value-type="float">
            <text:p>-4.17</text:p>
          </table:table-cell>
          <table:table-cell/>
          <table:table-cell table:style-name="ce5" table:formula="of:=[.$J$16] * [.B457]/ ([.$J$3]+[.B457])" office:value-type="float" office:value="1671.22514709373" calcext:value-type="float">
            <text:p>1671</text:p>
          </table:table-cell>
          <table:table-cell table:formula="of:=LN([.B457]/[.$C$3])" office:value-type="float" office:value="-0.372181697442278" calcext:value-type="float">
            <text:p>-0.372181697442278</text:p>
          </table:table-cell>
          <table:table-cell table:formula="of:=1/([.$C$12]+[.$C$13]*[.J457]+[.$C$14]*[.J457]*[.J457]*[.J457])-273.15" office:value-type="float" office:value="33.7482707346347" calcext:value-type="float">
            <text:p>33.75</text:p>
          </table:table-cell>
          <table:table-cell/>
          <table:table-cell table:formula="of:=1/([.$C$12]+[.$C$13]*[.J457]+[.$C$14]*[.J457]*[.J457] +[.$C$15]*[.$J457]*[.J457]*[.$J457]) -273.15" office:value-type="float" office:value="33.7019320224063" calcext:value-type="float">
            <text:p>33.70</text:p>
          </table:table-cell>
          <table:table-cell table:number-columns-repeated="2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6863.6" calcext:value-type="float">
            <text:p>6863.6</text:p>
          </table:table-cell>
          <table:table-cell office:value-type="float" office:value="6720.5" calcext:value-type="float">
            <text:p>6720.5</text:p>
          </table:table-cell>
          <table:table-cell office:value-type="float" office:value="7006.7" calcext:value-type="float">
            <text:p>7006.7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7" calcext:value-type="float">
            <text:p>-4.17</text:p>
          </table:table-cell>
          <table:table-cell/>
          <table:table-cell table:style-name="ce5" table:formula="of:=[.$J$16] * [.B458]/ ([.$J$3]+[.B458])" office:value-type="float" office:value="1667.09988377333" calcext:value-type="float">
            <text:p>1667</text:p>
          </table:table-cell>
          <table:table-cell table:formula="of:=LN([.B458]/[.$C$3])" office:value-type="float" office:value="-0.376353007564717" calcext:value-type="float">
            <text:p>-0.376353007564717</text:p>
          </table:table-cell>
          <table:table-cell table:formula="of:=1/([.$C$12]+[.$C$13]*[.J458]+[.$C$14]*[.J458]*[.J458]*[.J458])-273.15" office:value-type="float" office:value="33.8495176819965" calcext:value-type="float">
            <text:p>33.85</text:p>
          </table:table-cell>
          <table:table-cell/>
          <table:table-cell table:formula="of:=1/([.$C$12]+[.$C$13]*[.J458]+[.$C$14]*[.J458]*[.J458] +[.$C$15]*[.$J458]*[.J458]*[.$J458]) -273.15" office:value-type="float" office:value="33.8019617953919" calcext:value-type="float">
            <text:p>33.80</text:p>
          </table:table-cell>
          <table:table-cell table:number-columns-repeated="2"/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6835.05" calcext:value-type="float">
            <text:p>6835.05</text:p>
          </table:table-cell>
          <table:table-cell office:value-type="float" office:value="6692.5" calcext:value-type="float">
            <text:p>6692.5</text:p>
          </table:table-cell>
          <table:table-cell office:value-type="float" office:value="6977.6" calcext:value-type="float">
            <text:p>6977.6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7" calcext:value-type="float">
            <text:p>-4.17</text:p>
          </table:table-cell>
          <table:table-cell/>
          <table:table-cell table:style-name="ce5" table:formula="of:=[.$J$16] * [.B459]/ ([.$J$3]+[.B459])" office:value-type="float" office:value="1662.98079304784" calcext:value-type="float">
            <text:p>1663</text:p>
          </table:table-cell>
          <table:table-cell table:formula="of:=LN([.B459]/[.$C$3])" office:value-type="float" office:value="-0.380521307555935" calcext:value-type="float">
            <text:p>-0.380521307555935</text:p>
          </table:table-cell>
          <table:table-cell table:formula="of:=1/([.$C$12]+[.$C$13]*[.J459]+[.$C$14]*[.J459]*[.J459]*[.J459])-273.15" office:value-type="float" office:value="33.9507679661362" calcext:value-type="float">
            <text:p>33.95</text:p>
          </table:table-cell>
          <table:table-cell/>
          <table:table-cell table:formula="of:=1/([.$C$12]+[.$C$13]*[.J459]+[.$C$14]*[.J459]*[.J459] +[.$C$15]*[.$J459]*[.J459]*[.$J459]) -273.15" office:value-type="float" office:value="33.9019762450649" calcext:value-type="float">
            <text:p>33.9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06.64" calcext:value-type="float">
            <text:p>6806.64</text:p>
          </table:table-cell>
          <table:table-cell office:value-type="float" office:value="6665.1" calcext:value-type="float">
            <text:p>6665.1</text:p>
          </table:table-cell>
          <table:table-cell office:value-type="float" office:value="6948.2" calcext:value-type="float">
            <text:p>6948.2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6" calcext:value-type="float">
            <text:p>-4.16</text:p>
          </table:table-cell>
          <table:table-cell/>
          <table:table-cell table:style-name="ce5" table:formula="of:=[.$J$16] * [.B460]/ ([.$J$3]+[.B460])" office:value-type="float" office:value="1658.86800931061" calcext:value-type="float">
            <text:p>1659</text:p>
          </table:table-cell>
          <table:table-cell table:formula="of:=LN([.B460]/[.$C$3])" office:value-type="float" office:value="-0.384686486661028" calcext:value-type="float">
            <text:p>-0.384686486661028</text:p>
          </table:table-cell>
          <table:table-cell table:formula="of:=1/([.$C$12]+[.$C$13]*[.J460]+[.$C$14]*[.J460]*[.J460]*[.J460])-273.15" office:value-type="float" office:value="34.0520189200384" calcext:value-type="float">
            <text:p>34.05</text:p>
          </table:table-cell>
          <table:table-cell/>
          <table:table-cell table:formula="of:=1/([.$C$12]+[.$C$13]*[.J460]+[.$C$14]*[.J460]*[.J460] +[.$C$15]*[.$J460]*[.J460]*[.$J460]) -273.15" office:value-type="float" office:value="34.0019726385601" calcext:value-type="float">
            <text:p>34.00</text:p>
          </table:table-cell>
          <table:table-cell table:number-columns-repeated="2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6778.35" calcext:value-type="float">
            <text:p>6778.35</text:p>
          </table:table-cell>
          <table:table-cell office:value-type="float" office:value="6637.4" calcext:value-type="float">
            <text:p>6637.4</text:p>
          </table:table-cell>
          <table:table-cell office:value-type="float" office:value="6919.3" calcext:value-type="float">
            <text:p>6919.3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6" calcext:value-type="float">
            <text:p>-4.16</text:p>
          </table:table-cell>
          <table:table-cell/>
          <table:table-cell table:style-name="ce5" table:formula="of:=[.$J$16] * [.B461]/ ([.$J$3]+[.B461])" office:value-type="float" office:value="1654.75875756555" calcext:value-type="float">
            <text:p>1655</text:p>
          </table:table-cell>
          <table:table-cell table:formula="of:=LN([.B461]/[.$C$3])" office:value-type="float" office:value="-0.388851383491139" calcext:value-type="float">
            <text:p>-0.388851383491139</text:p>
          </table:table-cell>
          <table:table-cell table:formula="of:=1/([.$C$12]+[.$C$13]*[.J461]+[.$C$14]*[.J461]*[.J461]*[.J461])-273.15" office:value-type="float" office:value="34.1533396455213" calcext:value-type="float">
            <text:p>34.15</text:p>
          </table:table-cell>
          <table:table-cell/>
          <table:table-cell table:formula="of:=1/([.$C$12]+[.$C$13]*[.J461]+[.$C$14]*[.J461]*[.J461] +[.$C$15]*[.$J461]*[.J461]*[.$J461]) -273.15" office:value-type="float" office:value="34.1020191047932" calcext:value-type="float">
            <text:p>34.10</text:p>
          </table:table-cell>
          <table:table-cell table:number-columns-repeated="2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6750.21" calcext:value-type="float">
            <text:p>6750.21</text:p>
          </table:table-cell>
          <table:table-cell office:value-type="float" office:value="6609.8" calcext:value-type="float">
            <text:p>6609.8</text:p>
          </table:table-cell>
          <table:table-cell office:value-type="float" office:value="6890.6" calcext:value-type="float">
            <text:p>6890.6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6" calcext:value-type="float">
            <text:p>-4.16</text:p>
          </table:table-cell>
          <table:table-cell/>
          <table:table-cell table:style-name="ce5" table:formula="of:=[.$J$16] * [.B462]/ ([.$J$3]+[.B462])" office:value-type="float" office:value="1650.65752369672" calcext:value-type="float">
            <text:p>1651</text:p>
          </table:table-cell>
          <table:table-cell table:formula="of:=LN([.B462]/[.$C$3])" office:value-type="float" office:value="-0.393011477482437" calcext:value-type="float">
            <text:p>-0.393011477482437</text:p>
          </table:table-cell>
          <table:table-cell table:formula="of:=1/([.$C$12]+[.$C$13]*[.J462]+[.$C$14]*[.J462]*[.J462]*[.J462])-273.15" office:value-type="float" office:value="34.2546202210879" calcext:value-type="float">
            <text:p>34.25</text:p>
          </table:table-cell>
          <table:table-cell/>
          <table:table-cell table:formula="of:=1/([.$C$12]+[.$C$13]*[.J462]+[.$C$14]*[.J462]*[.J462] +[.$C$15]*[.$J462]*[.J462]*[.$J462]) -273.15" office:value-type="float" office:value="34.2020069995692" calcext:value-type="float">
            <text:p>34.20</text:p>
          </table:table-cell>
          <table:table-cell table:number-columns-repeated="2"/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6722.19" calcext:value-type="float">
            <text:p>6722.19</text:p>
          </table:table-cell>
          <table:table-cell office:value-type="float" office:value="6582.4" calcext:value-type="float">
            <text:p>6582.4</text:p>
          </table:table-cell>
          <table:table-cell office:value-type="float" office:value="6862" calcext:value-type="float">
            <text:p>6862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6" calcext:value-type="float">
            <text:p>-4.16</text:p>
          </table:table-cell>
          <table:table-cell/>
          <table:table-cell table:style-name="ce5" table:formula="of:=[.$J$16] * [.B463]/ ([.$J$3]+[.B463])" office:value-type="float" office:value="1646.56006420212" calcext:value-type="float">
            <text:p>1647</text:p>
          </table:table-cell>
          <table:table-cell table:formula="of:=LN([.B463]/[.$C$3])" office:value-type="float" office:value="-0.397171098693387" calcext:value-type="float">
            <text:p>-0.397171098693387</text:p>
          </table:table-cell>
          <table:table-cell table:formula="of:=1/([.$C$12]+[.$C$13]*[.J463]+[.$C$14]*[.J463]*[.J463]*[.J463])-273.15" office:value-type="float" office:value="34.3559661114974" calcext:value-type="float">
            <text:p>34.36</text:p>
          </table:table-cell>
          <table:table-cell/>
          <table:table-cell table:formula="of:=1/([.$C$12]+[.$C$13]*[.J463]+[.$C$14]*[.J463]*[.J463] +[.$C$15]*[.$J463]*[.J463]*[.$J463]) -273.15" office:value-type="float" office:value="34.3020403378087" calcext:value-type="float">
            <text:p>34.30</text:p>
          </table:table-cell>
          <table:table-cell table:number-columns-repeated="2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6694.31" calcext:value-type="float">
            <text:p>6694.31</text:p>
          </table:table-cell>
          <table:table-cell office:value-type="float" office:value="6555.1" calcext:value-type="float">
            <text:p>6555.1</text:p>
          </table:table-cell>
          <table:table-cell office:value-type="float" office:value="6833.6" calcext:value-type="float">
            <text:p>6833.6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6" calcext:value-type="float">
            <text:p>-4.16</text:p>
          </table:table-cell>
          <table:table-cell/>
          <table:table-cell table:style-name="ce5" table:formula="of:=[.$J$16] * [.B464]/ ([.$J$3]+[.B464])" office:value-type="float" office:value="1642.46942581035" calcext:value-type="float">
            <text:p>1642</text:p>
          </table:table-cell>
          <table:table-cell table:formula="of:=LN([.B464]/[.$C$3])" office:value-type="float" office:value="-0.401327181148718" calcext:value-type="float">
            <text:p>-0.401327181148718</text:p>
          </table:table-cell>
          <table:table-cell table:formula="of:=1/([.$C$12]+[.$C$13]*[.J464]+[.$C$14]*[.J464]*[.J464]*[.J464])-273.15" office:value-type="float" office:value="34.4573026977162" calcext:value-type="float">
            <text:p>34.46</text:p>
          </table:table-cell>
          <table:table-cell/>
          <table:table-cell table:formula="of:=1/([.$C$12]+[.$C$13]*[.J464]+[.$C$14]*[.J464]*[.J464] +[.$C$15]*[.$J464]*[.J464]*[.$J464]) -273.15" office:value-type="float" office:value="34.4020453546526" calcext:value-type="float">
            <text:p>34.40</text:p>
          </table:table-cell>
          <table:table-cell table:number-columns-repeated="2"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6666.55" calcext:value-type="float">
            <text:p>6666.55</text:p>
          </table:table-cell>
          <table:table-cell office:value-type="float" office:value="6528.2" calcext:value-type="float">
            <text:p>6528.2</text:p>
          </table:table-cell>
          <table:table-cell office:value-type="float" office:value="6804.9" calcext:value-type="float">
            <text:p>6804.9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5" calcext:value-type="float">
            <text:p>-4.15</text:p>
          </table:table-cell>
          <table:table-cell/>
          <table:table-cell table:style-name="ce5" table:formula="of:=[.$J$16] * [.B465]/ ([.$J$3]+[.B465])" office:value-type="float" office:value="1638.38279667958" calcext:value-type="float">
            <text:p>1638</text:p>
          </table:table-cell>
          <table:table-cell table:formula="of:=LN([.B465]/[.$C$3])" office:value-type="float" office:value="-0.405482608261291" calcext:value-type="float">
            <text:p>-0.405482608261291</text:p>
          </table:table-cell>
          <table:table-cell table:formula="of:=1/([.$C$12]+[.$C$13]*[.J465]+[.$C$14]*[.J465]*[.J465]*[.J465])-273.15" office:value-type="float" office:value="34.5587003611284" calcext:value-type="float">
            <text:p>34.56</text:p>
          </table:table-cell>
          <table:table-cell/>
          <table:table-cell table:formula="of:=1/([.$C$12]+[.$C$13]*[.J465]+[.$C$14]*[.J465]*[.J465] +[.$C$15]*[.$J465]*[.J465]*[.$J465]) -273.15" office:value-type="float" office:value="34.5020913957044" calcext:value-type="float">
            <text:p>34.50</text:p>
          </table:table-cell>
          <table:table-cell table:number-columns-repeated="2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6638.93" calcext:value-type="float">
            <text:p>6638.93</text:p>
          </table:table-cell>
          <table:table-cell office:value-type="float" office:value="6501.2" calcext:value-type="float">
            <text:p>6501.2</text:p>
          </table:table-cell>
          <table:table-cell office:value-type="float" office:value="6776.7" calcext:value-type="float">
            <text:p>6776.7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5" calcext:value-type="float">
            <text:p>-4.15</text:p>
          </table:table-cell>
          <table:table-cell/>
          <table:table-cell table:style-name="ce5" table:formula="of:=[.$J$16] * [.B466]/ ([.$J$3]+[.B466])" office:value-type="float" office:value="1634.3032442591" calcext:value-type="float">
            <text:p>1634</text:p>
          </table:table-cell>
          <table:table-cell table:formula="of:=LN([.B466]/[.$C$3])" office:value-type="float" office:value="-0.409634287069199" calcext:value-type="float">
            <text:p>-0.409634287069199</text:p>
          </table:table-cell>
          <table:table-cell table:formula="of:=1/([.$C$12]+[.$C$13]*[.J466]+[.$C$14]*[.J466]*[.J466]*[.J466])-273.15" office:value-type="float" office:value="34.6600836994708" calcext:value-type="float">
            <text:p>34.66</text:p>
          </table:table-cell>
          <table:table-cell/>
          <table:table-cell table:formula="of:=1/([.$C$12]+[.$C$13]*[.J466]+[.$C$14]*[.J466]*[.J466] +[.$C$15]*[.$J466]*[.J466]*[.$J466]) -273.15" office:value-type="float" office:value="34.6021039544494" calcext:value-type="float">
            <text:p>34.60</text:p>
          </table:table-cell>
          <table:table-cell table:number-columns-repeated="2"/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6611.44" calcext:value-type="float">
            <text:p>6611.44</text:p>
          </table:table-cell>
          <table:table-cell office:value-type="float" office:value="6474.3" calcext:value-type="float">
            <text:p>6474.3</text:p>
          </table:table-cell>
          <table:table-cell office:value-type="float" office:value="6748.6" calcext:value-type="float">
            <text:p>6748.6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5" calcext:value-type="float">
            <text:p>-4.15</text:p>
          </table:table-cell>
          <table:table-cell/>
          <table:table-cell table:style-name="ce5" table:formula="of:=[.$J$16] * [.B467]/ ([.$J$3]+[.B467])" office:value-type="float" office:value="1630.22942261478" calcext:value-type="float">
            <text:p>1630</text:p>
          </table:table-cell>
          <table:table-cell table:formula="of:=LN([.B467]/[.$C$3])" office:value-type="float" office:value="-0.413783611116907" calcext:value-type="float">
            <text:p>-0.413783611116907</text:p>
          </table:table-cell>
          <table:table-cell table:formula="of:=1/([.$C$12]+[.$C$13]*[.J467]+[.$C$14]*[.J467]*[.J467]*[.J467])-273.15" office:value-type="float" office:value="34.7614867652546" calcext:value-type="float">
            <text:p>34.76</text:p>
          </table:table-cell>
          <table:table-cell/>
          <table:table-cell table:formula="of:=1/([.$C$12]+[.$C$13]*[.J467]+[.$C$14]*[.J467]*[.J467] +[.$C$15]*[.$J467]*[.J467]*[.$J467]) -273.15" office:value-type="float" office:value="34.7021165256261" calcext:value-type="float">
            <text:p>34.70</text:p>
          </table:table-cell>
          <table:table-cell table:number-columns-repeated="2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6584.08" calcext:value-type="float">
            <text:p>6584.08</text:p>
          </table:table-cell>
          <table:table-cell office:value-type="float" office:value="6447.5" calcext:value-type="float">
            <text:p>6447.5</text:p>
          </table:table-cell>
          <table:table-cell office:value-type="float" office:value="6720.7" calcext:value-type="float">
            <text:p>6720.7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5" calcext:value-type="float">
            <text:p>-4.15</text:p>
          </table:table-cell>
          <table:table-cell/>
          <table:table-cell table:style-name="ce5" table:formula="of:=[.$J$16] * [.B468]/ ([.$J$3]+[.B468])" office:value-type="float" office:value="1626.161456047" calcext:value-type="float">
            <text:p>1626</text:p>
          </table:table-cell>
          <table:table-cell table:formula="of:=LN([.B468]/[.$C$3])" office:value-type="float" office:value="-0.417930479024809" calcext:value-type="float">
            <text:p>-0.417930479024809</text:p>
          </table:table-cell>
          <table:table-cell table:formula="of:=1/([.$C$12]+[.$C$13]*[.J468]+[.$C$14]*[.J468]*[.J468]*[.J468])-273.15" office:value-type="float" office:value="34.8629071391044" calcext:value-type="float">
            <text:p>34.86</text:p>
          </table:table-cell>
          <table:table-cell/>
          <table:table-cell table:formula="of:=1/([.$C$12]+[.$C$13]*[.J468]+[.$C$14]*[.J468]*[.J468] +[.$C$15]*[.$J468]*[.J468]*[.$J468]) -273.15" office:value-type="float" office:value="34.8021266168019" calcext:value-type="float">
            <text:p>34.80</text:p>
          </table:table-cell>
          <table:table-cell table:number-columns-repeated="2"/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6556.85" calcext:value-type="float">
            <text:p>6556.85</text:p>
          </table:table-cell>
          <table:table-cell office:value-type="float" office:value="6421.1" calcext:value-type="float">
            <text:p>6421.1</text:p>
          </table:table-cell>
          <table:table-cell office:value-type="float" office:value="6692.6" calcext:value-type="float">
            <text:p>6692.6</text:p>
          </table:table-cell>
          <table:table-cell office:value-type="float" office:value="2.07" calcext:value-type="float">
            <text:p>2.07</text:p>
          </table:table-cell>
          <table:table-cell office:value-type="float" office:value="0.5" calcext:value-type="float">
            <text:p>0.5</text:p>
          </table:table-cell>
          <table:table-cell office:value-type="float" office:value="-4.14" calcext:value-type="float">
            <text:p>-4.14</text:p>
          </table:table-cell>
          <table:table-cell/>
          <table:table-cell table:style-name="ce5" table:formula="of:=[.$J$16] * [.B469]/ ([.$J$3]+[.B469])" office:value-type="float" office:value="1622.0994694039" calcext:value-type="float">
            <text:p>1622</text:p>
          </table:table-cell>
          <table:table-cell table:formula="of:=LN([.B469]/[.$C$3])" office:value-type="float" office:value="-0.422074788289618" calcext:value-type="float">
            <text:p>-0.422074788289618</text:p>
          </table:table-cell>
          <table:table-cell table:formula="of:=1/([.$C$12]+[.$C$13]*[.J469]+[.$C$14]*[.J469]*[.J469]*[.J469])-273.15" office:value-type="float" office:value="34.9643423663749" calcext:value-type="float">
            <text:p>34.96</text:p>
          </table:table-cell>
          <table:table-cell/>
          <table:table-cell table:formula="of:=1/([.$C$12]+[.$C$13]*[.J469]+[.$C$14]*[.J469]*[.J469] +[.$C$15]*[.$J469]*[.J469]*[.$J469]) -273.15" office:value-type="float" office:value="34.9021317028166" calcext:value-type="float">
            <text:p>34.9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29.74" calcext:value-type="float">
            <text:p>6529.74</text:p>
          </table:table-cell>
          <table:table-cell office:value-type="float" office:value="6394.6" calcext:value-type="float">
            <text:p>6394.6</text:p>
          </table:table-cell>
          <table:table-cell office:value-type="float" office:value="6664.9" calcext:value-type="float">
            <text:p>6664.9</text:p>
          </table:table-cell>
          <table:table-cell office:value-type="float" office:value="2.07" calcext:value-type="float">
            <text:p>2.07</text:p>
          </table:table-cell>
          <table:table-cell office:value-type="float" office:value="0.5" calcext:value-type="float">
            <text:p>0.5</text:p>
          </table:table-cell>
          <table:table-cell office:value-type="float" office:value="-4.14" calcext:value-type="float">
            <text:p>-4.14</text:p>
          </table:table-cell>
          <table:table-cell/>
          <table:table-cell table:style-name="ce5" table:formula="of:=[.$J$16] * [.B470]/ ([.$J$3]+[.B470])" office:value-type="float" office:value="1618.04208898628" calcext:value-type="float">
            <text:p>1618</text:p>
          </table:table-cell>
          <table:table-cell table:formula="of:=LN([.B470]/[.$C$3])" office:value-type="float" office:value="-0.426217966731165" calcext:value-type="float">
            <text:p>-0.426217966731165</text:p>
          </table:table-cell>
          <table:table-cell table:formula="of:=1/([.$C$12]+[.$C$13]*[.J470]+[.$C$14]*[.J470]*[.J470]*[.J470])-273.15" office:value-type="float" office:value="35.0658274833979" calcext:value-type="float">
            <text:p>35.07</text:p>
          </table:table-cell>
          <table:table-cell/>
          <table:table-cell table:formula="of:=1/([.$C$12]+[.$C$13]*[.J470]+[.$C$14]*[.J470]*[.J470] +[.$C$15]*[.$J470]*[.J470]*[.$J470]) -273.15" office:value-type="float" office:value="35.0021662120292" calcext:value-type="float">
            <text:p>35.00</text:p>
          </table:table-cell>
          <table:table-cell table:number-columns-repeated="2"/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6502.76" calcext:value-type="float">
            <text:p>6502.76</text:p>
          </table:table-cell>
          <table:table-cell office:value-type="float" office:value="6368.2" calcext:value-type="float">
            <text:p>6368.2</text:p>
          </table:table-cell>
          <table:table-cell office:value-type="float" office:value="6637.4" calcext:value-type="float">
            <text:p>6637.4</text:p>
          </table:table-cell>
          <table:table-cell office:value-type="float" office:value="2.07" calcext:value-type="float">
            <text:p>2.07</text:p>
          </table:table-cell>
          <table:table-cell office:value-type="float" office:value="0.5" calcext:value-type="float">
            <text:p>0.5</text:p>
          </table:table-cell>
          <table:table-cell office:value-type="float" office:value="-4.14" calcext:value-type="float">
            <text:p>-4.14</text:p>
          </table:table-cell>
          <table:table-cell/>
          <table:table-cell table:style-name="ce5" table:formula="of:=[.$J$16] * [.B471]/ ([.$J$3]+[.B471])" office:value-type="float" office:value="1613.99093000201" calcext:value-type="float">
            <text:p>1614</text:p>
          </table:table-cell>
          <table:table-cell table:formula="of:=LN([.B471]/[.$C$3])" office:value-type="float" office:value="-0.43035839083144" calcext:value-type="float">
            <text:p>-0.43035839083144</text:p>
          </table:table-cell>
          <table:table-cell table:formula="of:=1/([.$C$12]+[.$C$13]*[.J471]+[.$C$14]*[.J471]*[.J471]*[.J471])-273.15" office:value-type="float" office:value="35.1673228066101" calcext:value-type="float">
            <text:p>35.17</text:p>
          </table:table-cell>
          <table:table-cell/>
          <table:table-cell table:formula="of:=1/([.$C$12]+[.$C$13]*[.J471]+[.$C$14]*[.J471]*[.J471] +[.$C$15]*[.$J471]*[.J471]*[.$J471]) -273.15" office:value-type="float" office:value="35.1021909155892" calcext:value-type="float">
            <text:p>35.10</text:p>
          </table:table-cell>
          <table:table-cell table:number-columns-repeated="2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6475.91" calcext:value-type="float">
            <text:p>6475.91</text:p>
          </table:table-cell>
          <table:table-cell office:value-type="float" office:value="6341.9" calcext:value-type="float">
            <text:p>6341.9</text:p>
          </table:table-cell>
          <table:table-cell office:value-type="float" office:value="6610" calcext:value-type="float">
            <text:p>6610</text:p>
          </table:table-cell>
          <table:table-cell office:value-type="float" office:value="2.07" calcext:value-type="float">
            <text:p>2.07</text:p>
          </table:table-cell>
          <table:table-cell office:value-type="float" office:value="0.5" calcext:value-type="float">
            <text:p>0.5</text:p>
          </table:table-cell>
          <table:table-cell office:value-type="float" office:value="-4.14" calcext:value-type="float">
            <text:p>-4.14</text:p>
          </table:table-cell>
          <table:table-cell/>
          <table:table-cell table:style-name="ce5" table:formula="of:=[.$J$16] * [.B472]/ ([.$J$3]+[.B472])" office:value-type="float" office:value="1609.94611890937" calcext:value-type="float">
            <text:p>1610</text:p>
          </table:table-cell>
          <table:table-cell table:formula="of:=LN([.B472]/[.$C$3])" office:value-type="float" office:value="-0.4344959547428" calcext:value-type="float">
            <text:p>-0.4344959547428</text:p>
          </table:table-cell>
          <table:table-cell table:formula="of:=1/([.$C$12]+[.$C$13]*[.J472]+[.$C$14]*[.J472]*[.J472]*[.J472])-273.15" office:value-type="float" office:value="35.2688257762333" calcext:value-type="float">
            <text:p>35.27</text:p>
          </table:table-cell>
          <table:table-cell/>
          <table:table-cell table:formula="of:=1/([.$C$12]+[.$C$13]*[.J472]+[.$C$14]*[.J472]*[.J472] +[.$C$15]*[.$J472]*[.J472]*[.$J472]) -273.15" office:value-type="float" office:value="35.2022031908472" calcext:value-type="float">
            <text:p>35.20</text:p>
          </table:table-cell>
          <table:table-cell table:number-columns-repeated="2"/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6449.19" calcext:value-type="float">
            <text:p>6449.19</text:p>
          </table:table-cell>
          <table:table-cell office:value-type="float" office:value="6316" calcext:value-type="float">
            <text:p>6316</text:p>
          </table:table-cell>
          <table:table-cell office:value-type="float" office:value="6582.4" calcext:value-type="float">
            <text:p>6582.4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3" calcext:value-type="float">
            <text:p>-4.13</text:p>
          </table:table-cell>
          <table:table-cell/>
          <table:table-cell table:style-name="ce5" table:formula="of:=[.$J$16] * [.B473]/ ([.$J$3]+[.B473])" office:value-type="float" office:value="1605.90778269325" calcext:value-type="float">
            <text:p>1606</text:p>
          </table:table-cell>
          <table:table-cell table:formula="of:=LN([.B473]/[.$C$3])" office:value-type="float" office:value="-0.438630551467717" calcext:value-type="float">
            <text:p>-0.438630551467717</text:p>
          </table:table-cell>
          <table:table-cell table:formula="of:=1/([.$C$12]+[.$C$13]*[.J473]+[.$C$14]*[.J473]*[.J473]*[.J473])-273.15" office:value-type="float" office:value="35.3703337960115" calcext:value-type="float">
            <text:p>35.37</text:p>
          </table:table-cell>
          <table:table-cell/>
          <table:table-cell table:formula="of:=1/([.$C$12]+[.$C$13]*[.J473]+[.$C$14]*[.J473]*[.J473] +[.$C$15]*[.$J473]*[.J473]*[.$J473]) -273.15" office:value-type="float" office:value="35.3022003814709" calcext:value-type="float">
            <text:p>35.30</text:p>
          </table:table-cell>
          <table:table-cell table:number-columns-repeated="2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6422.59" calcext:value-type="float">
            <text:p>6422.59</text:p>
          </table:table-cell>
          <table:table-cell office:value-type="float" office:value="6290" calcext:value-type="float">
            <text:p>6290</text:p>
          </table:table-cell>
          <table:table-cell office:value-type="float" office:value="6555.2" calcext:value-type="float">
            <text:p>6555.2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3" calcext:value-type="float">
            <text:p>-4.13</text:p>
          </table:table-cell>
          <table:table-cell/>
          <table:table-cell table:style-name="ce5" table:formula="of:=[.$J$16] * [.B474]/ ([.$J$3]+[.B474])" office:value-type="float" office:value="1601.87453014415" calcext:value-type="float">
            <text:p>1602</text:p>
          </table:table-cell>
          <table:table-cell table:formula="of:=LN([.B474]/[.$C$3])" office:value-type="float" office:value="-0.442763629855607" calcext:value-type="float">
            <text:p>-0.442763629855607</text:p>
          </table:table-cell>
          <table:table-cell table:formula="of:=1/([.$C$12]+[.$C$13]*[.J474]+[.$C$14]*[.J474]*[.J474]*[.J474])-273.15" office:value-type="float" office:value="35.471882502792" calcext:value-type="float">
            <text:p>35.47</text:p>
          </table:table-cell>
          <table:table-cell/>
          <table:table-cell table:formula="of:=1/([.$C$12]+[.$C$13]*[.J474]+[.$C$14]*[.J474]*[.J474] +[.$C$15]*[.$J474]*[.J474]*[.$J474]) -273.15" office:value-type="float" office:value="35.4022174860759" calcext:value-type="float">
            <text:p>35.40</text:p>
          </table:table-cell>
          <table:table-cell table:number-columns-repeated="2"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6396.11" calcext:value-type="float">
            <text:p>6396.11</text:p>
          </table:table-cell>
          <table:table-cell office:value-type="float" office:value="6264" calcext:value-type="float">
            <text:p>6264</text:p>
          </table:table-cell>
          <table:table-cell office:value-type="float" office:value="6528.2" calcext:value-type="float">
            <text:p>6528.2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3" calcext:value-type="float">
            <text:p>-4.13</text:p>
          </table:table-cell>
          <table:table-cell/>
          <table:table-cell table:style-name="ce5" table:formula="of:=[.$J$16] * [.B475]/ ([.$J$3]+[.B475])" office:value-type="float" office:value="1597.84647456012" calcext:value-type="float">
            <text:p>1598</text:p>
          </table:table-cell>
          <table:table-cell table:formula="of:=LN([.B475]/[.$C$3])" office:value-type="float" office:value="-0.446895099921321" calcext:value-type="float">
            <text:p>-0.446895099921321</text:p>
          </table:table-cell>
          <table:table-cell table:formula="of:=1/([.$C$12]+[.$C$13]*[.J475]+[.$C$14]*[.J475]*[.J475]*[.J475])-273.15" office:value-type="float" office:value="35.5734697903264" calcext:value-type="float">
            <text:p>35.57</text:p>
          </table:table-cell>
          <table:table-cell/>
          <table:table-cell table:formula="of:=1/([.$C$12]+[.$C$13]*[.J475]+[.$C$14]*[.J475]*[.J475] +[.$C$15]*[.$J475]*[.J475]*[.$J475]) -273.15" office:value-type="float" office:value="35.502252312485" calcext:value-type="float">
            <text:p>35.50</text:p>
          </table:table-cell>
          <table:table-cell table:number-columns-repeated="2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6369.76" calcext:value-type="float">
            <text:p>6369.76</text:p>
          </table:table-cell>
          <table:table-cell office:value-type="float" office:value="6238.2" calcext:value-type="float">
            <text:p>6238.2</text:p>
          </table:table-cell>
          <table:table-cell office:value-type="float" office:value="6501.3" calcext:value-type="float">
            <text:p>6501.3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3" calcext:value-type="float">
            <text:p>-4.13</text:p>
          </table:table-cell>
          <table:table-cell/>
          <table:table-cell table:style-name="ce5" table:formula="of:=[.$J$16] * [.B476]/ ([.$J$3]+[.B476])" office:value-type="float" office:value="1593.82525828112" calcext:value-type="float">
            <text:p>1594</text:p>
          </table:table-cell>
          <table:table-cell table:formula="of:=LN([.B476]/[.$C$3])" office:value-type="float" office:value="-0.45102330072886" calcext:value-type="float">
            <text:p>-0.45102330072886</text:p>
          </table:table-cell>
          <table:table-cell table:formula="of:=1/([.$C$12]+[.$C$13]*[.J476]+[.$C$14]*[.J476]*[.J476]*[.J476])-273.15" office:value-type="float" office:value="35.675054873338" calcext:value-type="float">
            <text:p>35.68</text:p>
          </table:table-cell>
          <table:table-cell/>
          <table:table-cell table:formula="of:=1/([.$C$12]+[.$C$13]*[.J476]+[.$C$14]*[.J476]*[.J476] +[.$C$15]*[.$J476]*[.J476]*[.$J476]) -273.15" office:value-type="float" office:value="35.6022645939739" calcext:value-type="float">
            <text:p>35.60</text:p>
          </table:table-cell>
          <table:table-cell table:number-columns-repeated="2"/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6343.53" calcext:value-type="float">
            <text:p>6343.53</text:p>
          </table:table-cell>
          <table:table-cell office:value-type="float" office:value="6212.9" calcext:value-type="float">
            <text:p>6212.9</text:p>
          </table:table-cell>
          <table:table-cell office:value-type="float" office:value="6474.2" calcext:value-type="float">
            <text:p>6474.2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2" calcext:value-type="float">
            <text:p>-4.12</text:p>
          </table:table-cell>
          <table:table-cell/>
          <table:table-cell table:style-name="ce5" table:formula="of:=[.$J$16] * [.B477]/ ([.$J$3]+[.B477])" office:value-type="float" office:value="1589.80947690003" calcext:value-type="float">
            <text:p>1590</text:p>
          </table:table-cell>
          <table:table-cell table:formula="of:=LN([.B477]/[.$C$3])" office:value-type="float" office:value="-0.455149697156299" calcext:value-type="float">
            <text:p>-0.455149697156299</text:p>
          </table:table-cell>
          <table:table-cell table:formula="of:=1/([.$C$12]+[.$C$13]*[.J477]+[.$C$14]*[.J477]*[.J477]*[.J477])-273.15" office:value-type="float" office:value="35.7766738481194" calcext:value-type="float">
            <text:p>35.78</text:p>
          </table:table-cell>
          <table:table-cell/>
          <table:table-cell table:formula="of:=1/([.$C$12]+[.$C$13]*[.J477]+[.$C$14]*[.J477]*[.J477] +[.$C$15]*[.$J477]*[.J477]*[.$J477]) -273.15" office:value-type="float" office:value="35.7022897648107" calcext:value-type="float">
            <text:p>35.70</text:p>
          </table:table-cell>
          <table:table-cell table:number-columns-repeated="2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6317.43" calcext:value-type="float">
            <text:p>6317.43</text:p>
          </table:table-cell>
          <table:table-cell office:value-type="float" office:value="6187.3" calcext:value-type="float">
            <text:p>6187.3</text:p>
          </table:table-cell>
          <table:table-cell office:value-type="float" office:value="6447.6" calcext:value-type="float">
            <text:p>6447.6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2" calcext:value-type="float">
            <text:p>-4.12</text:p>
          </table:table-cell>
          <table:table-cell/>
          <table:table-cell table:style-name="ce5" table:formula="of:=[.$J$16] * [.B478]/ ([.$J$3]+[.B478])" office:value-type="float" office:value="1585.80078357928" calcext:value-type="float">
            <text:p>1586</text:p>
          </table:table-cell>
          <table:table-cell table:formula="of:=LN([.B478]/[.$C$3])" office:value-type="float" office:value="-0.459272613107631" calcext:value-type="float">
            <text:p>-0.459272613107631</text:p>
          </table:table-cell>
          <table:table-cell table:formula="of:=1/([.$C$12]+[.$C$13]*[.J478]+[.$C$14]*[.J478]*[.J478]*[.J478])-273.15" office:value-type="float" office:value="35.8782854810748" calcext:value-type="float">
            <text:p>35.88</text:p>
          </table:table-cell>
          <table:table-cell/>
          <table:table-cell table:formula="of:=1/([.$C$12]+[.$C$13]*[.J478]+[.$C$14]*[.J478]*[.J478] +[.$C$15]*[.$J478]*[.J478]*[.$J478]) -273.15" office:value-type="float" office:value="35.8022871367273" calcext:value-type="float">
            <text:p>35.80</text:p>
          </table:table-cell>
          <table:table-cell table:number-columns-repeated="2"/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6291.44" calcext:value-type="float">
            <text:p>6291.44</text:p>
          </table:table-cell>
          <table:table-cell office:value-type="float" office:value="6161.8" calcext:value-type="float">
            <text:p>6161.8</text:p>
          </table:table-cell>
          <table:table-cell office:value-type="float" office:value="6421" calcext:value-type="float">
            <text:p>6421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2" calcext:value-type="float">
            <text:p>-4.12</text:p>
          </table:table-cell>
          <table:table-cell/>
          <table:table-cell table:style-name="ce5" table:formula="of:=[.$J$16] * [.B479]/ ([.$J$3]+[.B479])" office:value-type="float" office:value="1581.79622181956" calcext:value-type="float">
            <text:p>1582</text:p>
          </table:table-cell>
          <table:table-cell table:formula="of:=LN([.B479]/[.$C$3])" office:value-type="float" office:value="-0.463395113666103" calcext:value-type="float">
            <text:p>-0.463395113666103</text:p>
          </table:table-cell>
          <table:table-cell table:formula="of:=1/([.$C$12]+[.$C$13]*[.J479]+[.$C$14]*[.J479]*[.J479]*[.J479])-273.15" office:value-type="float" office:value="35.9799653953399" calcext:value-type="float">
            <text:p>35.98</text:p>
          </table:table-cell>
          <table:table-cell/>
          <table:table-cell table:formula="of:=1/([.$C$12]+[.$C$13]*[.J479]+[.$C$14]*[.J479]*[.J479] +[.$C$15]*[.$J479]*[.J479]*[.$J479]) -273.15" office:value-type="float" office:value="35.9023310197572" calcext:value-type="float">
            <text:p>35.9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65.58" calcext:value-type="float">
            <text:p>6265.58</text:p>
          </table:table-cell>
          <table:table-cell office:value-type="float" office:value="6136.5" calcext:value-type="float">
            <text:p>6136.5</text:p>
          </table:table-cell>
          <table:table-cell office:value-type="float" office:value="6394.7" calcext:value-type="float">
            <text:p>6394.7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2" calcext:value-type="float">
            <text:p>-4.12</text:p>
          </table:table-cell>
          <table:table-cell/>
          <table:table-cell table:style-name="ce5" table:formula="of:=[.$J$16] * [.B480]/ ([.$J$3]+[.B480])" office:value-type="float" office:value="1577.79898903082" calcext:value-type="float">
            <text:p>1578</text:p>
          </table:table-cell>
          <table:table-cell table:formula="of:=LN([.B480]/[.$C$3])" office:value-type="float" office:value="-0.467513931117827" calcext:value-type="float">
            <text:p>-0.467513931117827</text:p>
          </table:table-cell>
          <table:table-cell table:formula="of:=1/([.$C$12]+[.$C$13]*[.J480]+[.$C$14]*[.J480]*[.J480]*[.J480])-273.15" office:value-type="float" office:value="36.0816330704164" calcext:value-type="float">
            <text:p>36.08</text:p>
          </table:table-cell>
          <table:table-cell/>
          <table:table-cell table:formula="of:=1/([.$C$12]+[.$C$13]*[.J480]+[.$C$14]*[.J480]*[.J480] +[.$C$15]*[.$J480]*[.J480]*[.$J480]) -273.15" office:value-type="float" office:value="36.0023420789282" calcext:value-type="float">
            <text:p>36.00</text:p>
          </table:table-cell>
          <table:table-cell table:number-columns-repeated="2"/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6239.84" calcext:value-type="float">
            <text:p>6239.84</text:p>
          </table:table-cell>
          <table:table-cell office:value-type="float" office:value="6111.3" calcext:value-type="float">
            <text:p>6111.3</text:p>
          </table:table-cell>
          <table:table-cell office:value-type="float" office:value="6368.4" calcext:value-type="float">
            <text:p>6368.4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2" calcext:value-type="float">
            <text:p>-4.12</text:p>
          </table:table-cell>
          <table:table-cell/>
          <table:table-cell table:style-name="ce5" table:formula="of:=[.$J$16] * [.B481]/ ([.$J$3]+[.B481])" office:value-type="float" office:value="1573.80766312969" calcext:value-type="float">
            <text:p>1574</text:p>
          </table:table-cell>
          <table:table-cell table:formula="of:=LN([.B481]/[.$C$3])" office:value-type="float" office:value="-0.471630551967087" calcext:value-type="float">
            <text:p>-0.471630551967087</text:p>
          </table:table-cell>
          <table:table-cell table:formula="of:=1/([.$C$12]+[.$C$13]*[.J481]+[.$C$14]*[.J481]*[.J481]*[.J481])-273.15" office:value-type="float" office:value="36.1833252240329" calcext:value-type="float">
            <text:p>36.18</text:p>
          </table:table-cell>
          <table:table-cell/>
          <table:table-cell table:formula="of:=1/([.$C$12]+[.$C$13]*[.J481]+[.$C$14]*[.J481]*[.J481] +[.$C$15]*[.$J481]*[.J481]*[.$J481]) -273.15" office:value-type="float" office:value="36.1023563372033" calcext:value-type="float">
            <text:p>36.10</text:p>
          </table:table-cell>
          <table:table-cell table:number-columns-repeated="2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6214.22" calcext:value-type="float">
            <text:p>6214.22</text:p>
          </table:table-cell>
          <table:table-cell office:value-type="float" office:value="6086.5" calcext:value-type="float">
            <text:p>6086.5</text:p>
          </table:table-cell>
          <table:table-cell office:value-type="float" office:value="6341.9" calcext:value-type="float">
            <text:p>6341.9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1" calcext:value-type="float">
            <text:p>-4.11</text:p>
          </table:table-cell>
          <table:table-cell/>
          <table:table-cell table:style-name="ce5" table:formula="of:=[.$J$16] * [.B482]/ ([.$J$3]+[.B482])" office:value-type="float" office:value="1569.82236086596" calcext:value-type="float">
            <text:p>1570</text:p>
          </table:table-cell>
          <table:table-cell table:formula="of:=LN([.B482]/[.$C$3])" office:value-type="float" office:value="-0.475744878723277" calcext:value-type="float">
            <text:p>-0.475744878723277</text:p>
          </table:table-cell>
          <table:table-cell table:formula="of:=1/([.$C$12]+[.$C$13]*[.J482]+[.$C$14]*[.J482]*[.J482]*[.J482])-273.15" office:value-type="float" office:value="36.285039512777" calcext:value-type="float">
            <text:p>36.29</text:p>
          </table:table-cell>
          <table:table-cell/>
          <table:table-cell table:formula="of:=1/([.$C$12]+[.$C$13]*[.J482]+[.$C$14]*[.J482]*[.J482] +[.$C$15]*[.$J482]*[.J482]*[.$J482]) -273.15" office:value-type="float" office:value="36.2023713829887" calcext:value-type="float">
            <text:p>36.20</text:p>
          </table:table-cell>
          <table:table-cell table:number-columns-repeated="2"/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6188.72" calcext:value-type="float">
            <text:p>6188.72</text:p>
          </table:table-cell>
          <table:table-cell office:value-type="float" office:value="6061.5" calcext:value-type="float">
            <text:p>6061.5</text:p>
          </table:table-cell>
          <table:table-cell office:value-type="float" office:value="6315.9" calcext:value-type="float">
            <text:p>6315.9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1" calcext:value-type="float">
            <text:p>-4.11</text:p>
          </table:table-cell>
          <table:table-cell/>
          <table:table-cell table:style-name="ce5" table:formula="of:=[.$J$16] * [.B483]/ ([.$J$3]+[.B483])" office:value-type="float" office:value="1565.84319946234" calcext:value-type="float">
            <text:p>1566</text:p>
          </table:table-cell>
          <table:table-cell table:formula="of:=LN([.B483]/[.$C$3])" office:value-type="float" office:value="-0.479856812817854" calcext:value-type="float">
            <text:p>-0.479856812817854</text:p>
          </table:table-cell>
          <table:table-cell table:formula="of:=1/([.$C$12]+[.$C$13]*[.J483]+[.$C$14]*[.J483]*[.J483]*[.J483])-273.15" office:value-type="float" office:value="36.3867735589229" calcext:value-type="float">
            <text:p>36.39</text:p>
          </table:table-cell>
          <table:table-cell/>
          <table:table-cell table:formula="of:=1/([.$C$12]+[.$C$13]*[.J483]+[.$C$14]*[.J483]*[.J483] +[.$C$15]*[.$J483]*[.J483]*[.$J483]) -273.15" office:value-type="float" office:value="36.3023847730535" calcext:value-type="float">
            <text:p>36.30</text:p>
          </table:table-cell>
          <table:table-cell table:number-columns-repeated="2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6163.34" calcext:value-type="float">
            <text:p>6163.34</text:p>
          </table:table-cell>
          <table:table-cell office:value-type="float" office:value="6036.7" calcext:value-type="float">
            <text:p>6036.7</text:p>
          </table:table-cell>
          <table:table-cell office:value-type="float" office:value="6290" calcext:value-type="float">
            <text:p>6290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1" calcext:value-type="float">
            <text:p>-4.11</text:p>
          </table:table-cell>
          <table:table-cell/>
          <table:table-cell table:style-name="ce5" table:formula="of:=[.$J$16] * [.B484]/ ([.$J$3]+[.B484])" office:value-type="float" office:value="1561.87029660949" calcext:value-type="float">
            <text:p>1562</text:p>
          </table:table-cell>
          <table:table-cell table:formula="of:=LN([.B484]/[.$C$3])" office:value-type="float" office:value="-0.483966254597942" calcext:value-type="float">
            <text:p>-0.483966254597942</text:p>
          </table:table-cell>
          <table:table-cell table:formula="of:=1/([.$C$12]+[.$C$13]*[.J484]+[.$C$14]*[.J484]*[.J484]*[.J484])-273.15" office:value-type="float" office:value="36.4885249501336" calcext:value-type="float">
            <text:p>36.49</text:p>
          </table:table-cell>
          <table:table-cell/>
          <table:table-cell table:formula="of:=1/([.$C$12]+[.$C$13]*[.J484]+[.$C$14]*[.J484]*[.J484] +[.$C$15]*[.$J484]*[.J484]*[.$J484]) -273.15" office:value-type="float" office:value="36.4023940322949" calcext:value-type="float">
            <text:p>36.40</text:p>
          </table:table-cell>
          <table:table-cell table:number-columns-repeated="2"/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6138.08" calcext:value-type="float">
            <text:p>6138.08</text:p>
          </table:table-cell>
          <table:table-cell office:value-type="float" office:value="6011.9" calcext:value-type="float">
            <text:p>6011.9</text:p>
          </table:table-cell>
          <table:table-cell office:value-type="float" office:value="6264.2" calcext:value-type="float">
            <text:p>6264.2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1" calcext:value-type="float">
            <text:p>-4.11</text:p>
          </table:table-cell>
          <table:table-cell/>
          <table:table-cell table:style-name="ce5" table:formula="of:=[.$J$16] * [.B485]/ ([.$J$3]+[.B485])" office:value-type="float" office:value="1557.90377046092" calcext:value-type="float">
            <text:p>1558</text:p>
          </table:table-cell>
          <table:table-cell table:formula="of:=LN([.B485]/[.$C$3])" office:value-type="float" office:value="-0.488073103320017" calcext:value-type="float">
            <text:p>-0.488073103320017</text:p>
          </table:table-cell>
          <table:table-cell table:formula="of:=1/([.$C$12]+[.$C$13]*[.J485]+[.$C$14]*[.J485]*[.J485]*[.J485])-273.15" office:value-type="float" office:value="36.5902912391639" calcext:value-type="float">
            <text:p>36.59</text:p>
          </table:table-cell>
          <table:table-cell/>
          <table:table-cell table:formula="of:=1/([.$C$12]+[.$C$13]*[.J485]+[.$C$14]*[.J485]*[.J485] +[.$C$15]*[.$J485]*[.J485]*[.$J485]) -273.15" office:value-type="float" office:value="36.502396653507" calcext:value-type="float">
            <text:p>36.50</text:p>
          </table:table-cell>
          <table:table-cell table:number-columns-repeated="2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6112.93" calcext:value-type="float">
            <text:p>6112.93</text:p>
          </table:table-cell>
          <table:table-cell office:value-type="float" office:value="5987.6" calcext:value-type="float">
            <text:p>5987.6</text:p>
          </table:table-cell>
          <table:table-cell office:value-type="float" office:value="6238.2" calcext:value-type="float">
            <text:p>6238.2</text:p>
          </table:table-cell>
          <table:table-cell office:value-type="float" office:value="2.05" calcext:value-type="float">
            <text:p>2.05</text:p>
          </table:table-cell>
          <table:table-cell office:value-type="float" office:value="0.5" calcext:value-type="float">
            <text:p>0.5</text:p>
          </table:table-cell>
          <table:table-cell office:value-type="float" office:value="-4.1" calcext:value-type="float">
            <text:p>-4.1</text:p>
          </table:table-cell>
          <table:table-cell/>
          <table:table-cell table:style-name="ce5" table:formula="of:=[.$J$16] * [.B486]/ ([.$J$3]+[.B486])" office:value-type="float" office:value="1553.94216197799" calcext:value-type="float">
            <text:p>1554</text:p>
          </table:table-cell>
          <table:table-cell table:formula="of:=LN([.B486]/[.$C$3])" office:value-type="float" office:value="-0.492178893019073" calcext:value-type="float">
            <text:p>-0.492178893019073</text:p>
          </table:table-cell>
          <table:table-cell table:formula="of:=1/([.$C$12]+[.$C$13]*[.J486]+[.$C$14]*[.J486]*[.J486]*[.J486])-273.15" office:value-type="float" office:value="36.6921105273665" calcext:value-type="float">
            <text:p>36.69</text:p>
          </table:table-cell>
          <table:table-cell/>
          <table:table-cell table:formula="of:=1/([.$C$12]+[.$C$13]*[.J486]+[.$C$14]*[.J486]*[.J486] +[.$C$15]*[.$J486]*[.J486]*[.$J486]) -273.15" office:value-type="float" office:value="36.6024299648103" calcext:value-type="float">
            <text:p>36.60</text:p>
          </table:table-cell>
          <table:table-cell table:number-columns-repeated="2"/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6087.9" calcext:value-type="float">
            <text:p>6087.9</text:p>
          </table:table-cell>
          <table:table-cell office:value-type="float" office:value="5963.1" calcext:value-type="float">
            <text:p>5963.1</text:p>
          </table:table-cell>
          <table:table-cell office:value-type="float" office:value="6212.7" calcext:value-type="float">
            <text:p>6212.7</text:p>
          </table:table-cell>
          <table:table-cell office:value-type="float" office:value="2.05" calcext:value-type="float">
            <text:p>2.05</text:p>
          </table:table-cell>
          <table:table-cell office:value-type="float" office:value="0.5" calcext:value-type="float">
            <text:p>0.5</text:p>
          </table:table-cell>
          <table:table-cell office:value-type="float" office:value="-4.1" calcext:value-type="float">
            <text:p>-4.1</text:p>
          </table:table-cell>
          <table:table-cell/>
          <table:table-cell table:style-name="ce5" table:formula="of:=[.$J$16] * [.B487]/ ([.$J$3]+[.B487])" office:value-type="float" office:value="1549.98715805046" calcext:value-type="float">
            <text:p>1550</text:p>
          </table:table-cell>
          <table:table-cell table:formula="of:=LN([.B487]/[.$C$3])" office:value-type="float" office:value="-0.49628189832515" calcext:value-type="float">
            <text:p>-0.49628189832515</text:p>
          </table:table-cell>
          <table:table-cell table:formula="of:=1/([.$C$12]+[.$C$13]*[.J487]+[.$C$14]*[.J487]*[.J487]*[.J487])-273.15" office:value-type="float" office:value="36.7939401102142" calcext:value-type="float">
            <text:p>36.79</text:p>
          </table:table-cell>
          <table:table-cell/>
          <table:table-cell table:formula="of:=1/([.$C$12]+[.$C$13]*[.J487]+[.$C$14]*[.J487]*[.J487] +[.$C$15]*[.$J487]*[.J487]*[.$J487]) -273.15" office:value-type="float" office:value="36.7024518994052" calcext:value-type="float">
            <text:p>36.70</text:p>
          </table:table-cell>
          <table:table-cell table:number-columns-repeated="2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6062.99" calcext:value-type="float">
            <text:p>6062.99</text:p>
          </table:table-cell>
          <table:table-cell office:value-type="float" office:value="5938.7" calcext:value-type="float">
            <text:p>5938.7</text:p>
          </table:table-cell>
          <table:table-cell office:value-type="float" office:value="6187.3" calcext:value-type="float">
            <text:p>6187.3</text:p>
          </table:table-cell>
          <table:table-cell office:value-type="float" office:value="2.05" calcext:value-type="float">
            <text:p>2.05</text:p>
          </table:table-cell>
          <table:table-cell office:value-type="float" office:value="0.5" calcext:value-type="float">
            <text:p>0.5</text:p>
          </table:table-cell>
          <table:table-cell office:value-type="float" office:value="-4.1" calcext:value-type="float">
            <text:p>-4.1</text:p>
          </table:table-cell>
          <table:table-cell/>
          <table:table-cell table:style-name="ce5" table:formula="of:=[.$J$16] * [.B488]/ ([.$J$3]+[.B488])" office:value-type="float" office:value="1546.03887819142" calcext:value-type="float">
            <text:p>1546</text:p>
          </table:table-cell>
          <table:table-cell table:formula="of:=LN([.B488]/[.$C$3])" office:value-type="float" office:value="-0.50038201525432" calcext:value-type="float">
            <text:p>-0.50038201525432</text:p>
          </table:table-cell>
          <table:table-cell table:formula="of:=1/([.$C$12]+[.$C$13]*[.J488]+[.$C$14]*[.J488]*[.J488]*[.J488])-273.15" office:value-type="float" office:value="36.8957774366216" calcext:value-type="float">
            <text:p>36.90</text:p>
          </table:table-cell>
          <table:table-cell/>
          <table:table-cell table:formula="of:=1/([.$C$12]+[.$C$13]*[.J488]+[.$C$14]*[.J488]*[.J488] +[.$C$15]*[.$J488]*[.J488]*[.$J488]) -273.15" office:value-type="float" office:value="36.8024598546402" calcext:value-type="float">
            <text:p>36.80</text:p>
          </table:table-cell>
          <table:table-cell table:number-columns-repeated="2"/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6038.19" calcext:value-type="float">
            <text:p>6038.19</text:p>
          </table:table-cell>
          <table:table-cell office:value-type="float" office:value="5914.4" calcext:value-type="float">
            <text:p>5914.4</text:p>
          </table:table-cell>
          <table:table-cell office:value-type="float" office:value="6162" calcext:value-type="float">
            <text:p>6162</text:p>
          </table:table-cell>
          <table:table-cell office:value-type="float" office:value="2.05" calcext:value-type="float">
            <text:p>2.05</text:p>
          </table:table-cell>
          <table:table-cell office:value-type="float" office:value="0.5" calcext:value-type="float">
            <text:p>0.5</text:p>
          </table:table-cell>
          <table:table-cell office:value-type="float" office:value="-4.1" calcext:value-type="float">
            <text:p>-4.1</text:p>
          </table:table-cell>
          <table:table-cell/>
          <table:table-cell table:style-name="ce5" table:formula="of:=[.$J$16] * [.B489]/ ([.$J$3]+[.B489])" office:value-type="float" office:value="1542.09584996811" calcext:value-type="float">
            <text:p>1542</text:p>
          </table:table-cell>
          <table:table-cell table:formula="of:=LN([.B489]/[.$C$3])" office:value-type="float" office:value="-0.504480794831184" calcext:value-type="float">
            <text:p>-0.504480794831184</text:p>
          </table:table-cell>
          <table:table-cell table:formula="of:=1/([.$C$12]+[.$C$13]*[.J489]+[.$C$14]*[.J489]*[.J489]*[.J489])-273.15" office:value-type="float" office:value="36.9976611019008" calcext:value-type="float">
            <text:p>37.00</text:p>
          </table:table-cell>
          <table:table-cell/>
          <table:table-cell table:formula="of:=1/([.$C$12]+[.$C$13]*[.J489]+[.$C$14]*[.J489]*[.J489] +[.$C$15]*[.$J489]*[.J489]*[.$J489]) -273.15" office:value-type="float" office:value="36.9024916243752" calcext:value-type="float">
            <text:p>36.9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13.51" calcext:value-type="float">
            <text:p>6013.51</text:p>
          </table:table-cell>
          <table:table-cell office:value-type="float" office:value="5890.5" calcext:value-type="float">
            <text:p>5890.5</text:p>
          </table:table-cell>
          <table:table-cell office:value-type="float" office:value="6136.5" calcext:value-type="float">
            <text:p>6136.5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9" calcext:value-type="float">
            <text:p>-4.09</text:p>
          </table:table-cell>
          <table:table-cell/>
          <table:table-cell table:style-name="ce5" table:formula="of:=[.$J$16] * [.B490]/ ([.$J$3]+[.B490])" office:value-type="float" office:value="1538.15977633885" calcext:value-type="float">
            <text:p>1538</text:p>
          </table:table-cell>
          <table:table-cell table:formula="of:=LN([.B490]/[.$C$3])" office:value-type="float" office:value="-0.508576488301809" calcext:value-type="float">
            <text:p>-0.508576488301809</text:p>
          </table:table-cell>
          <table:table-cell table:formula="of:=1/([.$C$12]+[.$C$13]*[.J490]+[.$C$14]*[.J490]*[.J490]*[.J490])-273.15" office:value-type="float" office:value="37.0995477026927" calcext:value-type="float">
            <text:p>37.10</text:p>
          </table:table-cell>
          <table:table-cell/>
          <table:table-cell table:formula="of:=1/([.$C$12]+[.$C$13]*[.J490]+[.$C$14]*[.J490]*[.J490] +[.$C$15]*[.$J490]*[.J490]*[.$J490]) -273.15" office:value-type="float" office:value="37.0025044877399" calcext:value-type="float">
            <text:p>37.00</text:p>
          </table:table-cell>
          <table:table-cell table:number-columns-repeated="2"/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5988.95" calcext:value-type="float">
            <text:p>5988.95</text:p>
          </table:table-cell>
          <table:table-cell office:value-type="float" office:value="5866.5" calcext:value-type="float">
            <text:p>5866.5</text:p>
          </table:table-cell>
          <table:table-cell office:value-type="float" office:value="6111.4" calcext:value-type="float">
            <text:p>6111.4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9" calcext:value-type="float">
            <text:p>-4.09</text:p>
          </table:table-cell>
          <table:table-cell/>
          <table:table-cell table:style-name="ce5" table:formula="of:=[.$J$16] * [.B491]/ ([.$J$3]+[.B491])" office:value-type="float" office:value="1534.23077813115" calcext:value-type="float">
            <text:p>1534</text:p>
          </table:table-cell>
          <table:table-cell table:formula="of:=LN([.B491]/[.$C$3])" office:value-type="float" office:value="-0.512668988385742" calcext:value-type="float">
            <text:p>-0.512668988385742</text:p>
          </table:table-cell>
          <table:table-cell table:formula="of:=1/([.$C$12]+[.$C$13]*[.J491]+[.$C$14]*[.J491]*[.J491]*[.J491])-273.15" office:value-type="float" office:value="37.2014345814147" calcext:value-type="float">
            <text:p>37.20</text:p>
          </table:table-cell>
          <table:table-cell/>
          <table:table-cell table:formula="of:=1/([.$C$12]+[.$C$13]*[.J491]+[.$C$14]*[.J491]*[.J491] +[.$C$15]*[.$J491]*[.J491]*[.$J491]) -273.15" office:value-type="float" office:value="37.1024957445665" calcext:value-type="float">
            <text:p>37.10</text:p>
          </table:table-cell>
          <table:table-cell table:number-columns-repeated="2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5964.5" calcext:value-type="float">
            <text:p>5964.5</text:p>
          </table:table-cell>
          <table:table-cell office:value-type="float" office:value="5842.5" calcext:value-type="float">
            <text:p>5842.5</text:p>
          </table:table-cell>
          <table:table-cell office:value-type="float" office:value="6086.5" calcext:value-type="float">
            <text:p>6086.5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9" calcext:value-type="float">
            <text:p>-4.09</text:p>
          </table:table-cell>
          <table:table-cell/>
          <table:table-cell table:style-name="ce5" table:formula="of:=[.$J$16] * [.B492]/ ([.$J$3]+[.B492])" office:value-type="float" office:value="1530.30736947602" calcext:value-type="float">
            <text:p>1530</text:p>
          </table:table-cell>
          <table:table-cell table:formula="of:=LN([.B492]/[.$C$3])" office:value-type="float" office:value="-0.516759863254182" calcext:value-type="float">
            <text:p>-0.516759863254182</text:p>
          </table:table-cell>
          <table:table-cell table:formula="of:=1/([.$C$12]+[.$C$13]*[.J492]+[.$C$14]*[.J492]*[.J492]*[.J492])-273.15" office:value-type="float" office:value="37.3033608328761" calcext:value-type="float">
            <text:p>37.30</text:p>
          </table:table-cell>
          <table:table-cell/>
          <table:table-cell table:formula="of:=1/([.$C$12]+[.$C$13]*[.J492]+[.$C$14]*[.J492]*[.J492] +[.$C$15]*[.$J492]*[.J492]*[.$J492]) -273.15" office:value-type="float" office:value="37.2025036593179" calcext:value-type="float">
            <text:p>37.20</text:p>
          </table:table-cell>
          <table:table-cell table:number-columns-repeated="2"/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5940.16" calcext:value-type="float">
            <text:p>5940.16</text:p>
          </table:table-cell>
          <table:table-cell office:value-type="float" office:value="5818.7" calcext:value-type="float">
            <text:p>5818.7</text:p>
          </table:table-cell>
          <table:table-cell office:value-type="float" office:value="6061.6" calcext:value-type="float">
            <text:p>6061.6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9" calcext:value-type="float">
            <text:p>-4.09</text:p>
          </table:table-cell>
          <table:table-cell/>
          <table:table-cell table:style-name="ce5" table:formula="of:=[.$J$16] * [.B493]/ ([.$J$3]+[.B493])" office:value-type="float" office:value="1526.38965731837" calcext:value-type="float">
            <text:p>1526</text:p>
          </table:table-cell>
          <table:table-cell table:formula="of:=LN([.B493]/[.$C$3])" office:value-type="float" office:value="-0.520849023955324" calcext:value-type="float">
            <text:p>-0.520849023955324</text:p>
          </table:table-cell>
          <table:table-cell table:formula="of:=1/([.$C$12]+[.$C$13]*[.J493]+[.$C$14]*[.J493]*[.J493]*[.J493])-273.15" office:value-type="float" office:value="37.4053243375872" calcext:value-type="float">
            <text:p>37.41</text:p>
          </table:table-cell>
          <table:table-cell/>
          <table:table-cell table:formula="of:=1/([.$C$12]+[.$C$13]*[.J493]+[.$C$14]*[.J493]*[.J493] +[.$C$15]*[.$J493]*[.J493]*[.$J493]) -273.15" office:value-type="float" office:value="37.3025260375912" calcext:value-type="float">
            <text:p>37.30</text:p>
          </table:table-cell>
          <table:table-cell table:number-columns-repeated="2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5915.93" calcext:value-type="float">
            <text:p>5915.93</text:p>
          </table:table-cell>
          <table:table-cell office:value-type="float" office:value="5794.9" calcext:value-type="float">
            <text:p>5794.9</text:p>
          </table:table-cell>
          <table:table-cell office:value-type="float" office:value="6036.9" calcext:value-type="float">
            <text:p>6036.9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9" calcext:value-type="float">
            <text:p>-4.09</text:p>
          </table:table-cell>
          <table:table-cell/>
          <table:table-cell table:style-name="ce5" table:formula="of:=[.$J$16] * [.B494]/ ([.$J$3]+[.B494])" office:value-type="float" office:value="1522.47774902252" calcext:value-type="float">
            <text:p>1522</text:p>
          </table:table-cell>
          <table:table-cell table:formula="of:=LN([.B494]/[.$C$3])" office:value-type="float" office:value="-0.524936380534629" calcext:value-type="float">
            <text:p>-0.524936380534629</text:p>
          </table:table-cell>
          <table:table-cell table:formula="of:=1/([.$C$12]+[.$C$13]*[.J494]+[.$C$14]*[.J494]*[.J494]*[.J494])-273.15" office:value-type="float" office:value="37.5073229440318" calcext:value-type="float">
            <text:p>37.51</text:p>
          </table:table-cell>
          <table:table-cell/>
          <table:table-cell table:formula="of:=1/([.$C$12]+[.$C$13]*[.J494]+[.$C$14]*[.J494]*[.J494] +[.$C$15]*[.$J494]*[.J494]*[.$J494]) -273.15" office:value-type="float" office:value="37.4025606554946" calcext:value-type="float">
            <text:p>37.40</text:p>
          </table:table-cell>
          <table:table-cell table:number-columns-repeated="2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5891.82" calcext:value-type="float">
            <text:p>5891.82</text:p>
          </table:table-cell>
          <table:table-cell office:value-type="float" office:value="5771.6" calcext:value-type="float">
            <text:p>5771.6</text:p>
          </table:table-cell>
          <table:table-cell office:value-type="float" office:value="6012" calcext:value-type="float">
            <text:p>6012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8" calcext:value-type="float">
            <text:p>-4.08</text:p>
          </table:table-cell>
          <table:table-cell/>
          <table:table-cell table:style-name="ce5" table:formula="of:=[.$J$16] * [.B495]/ ([.$J$3]+[.B495])" office:value-type="float" office:value="1518.57337422649" calcext:value-type="float">
            <text:p>1519</text:p>
          </table:table-cell>
          <table:table-cell table:formula="of:=LN([.B495]/[.$C$3])" office:value-type="float" office:value="-0.529020144758487" calcext:value-type="float">
            <text:p>-0.529020144758487</text:p>
          </table:table-cell>
          <table:table-cell table:formula="of:=1/([.$C$12]+[.$C$13]*[.J495]+[.$C$14]*[.J495]*[.J495]*[.J495])-273.15" office:value-type="float" office:value="37.6093120635745" calcext:value-type="float">
            <text:p>37.61</text:p>
          </table:table-cell>
          <table:table-cell/>
          <table:table-cell table:formula="of:=1/([.$C$12]+[.$C$13]*[.J495]+[.$C$14]*[.J495]*[.J495] +[.$C$15]*[.$J495]*[.J495]*[.$J495]) -273.15" office:value-type="float" office:value="37.5025636850354" calcext:value-type="float">
            <text:p>37.50</text:p>
          </table:table-cell>
          <table:table-cell table:number-columns-repeated="2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5867.82" calcext:value-type="float">
            <text:p>5867.82</text:p>
          </table:table-cell>
          <table:table-cell office:value-type="float" office:value="5748.1" calcext:value-type="float">
            <text:p>5748.1</text:p>
          </table:table-cell>
          <table:table-cell office:value-type="float" office:value="5987.5" calcext:value-type="float">
            <text:p>5987.5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8" calcext:value-type="float">
            <text:p>-4.08</text:p>
          </table:table-cell>
          <table:table-cell/>
          <table:table-cell table:style-name="ce5" table:formula="of:=[.$J$16] * [.B496]/ ([.$J$3]+[.B496])" office:value-type="float" office:value="1514.67502908402" calcext:value-type="float">
            <text:p>1515</text:p>
          </table:table-cell>
          <table:table-cell table:formula="of:=LN([.B496]/[.$C$3])" office:value-type="float" office:value="-0.533101908030419" calcext:value-type="float">
            <text:p>-0.533101908030419</text:p>
          </table:table-cell>
          <table:table-cell table:formula="of:=1/([.$C$12]+[.$C$13]*[.J496]+[.$C$14]*[.J496]*[.J496]*[.J496])-273.15" office:value-type="float" office:value="37.7113314705047" calcext:value-type="float">
            <text:p>37.71</text:p>
          </table:table-cell>
          <table:table-cell/>
          <table:table-cell table:formula="of:=1/([.$C$12]+[.$C$13]*[.J496]+[.$C$14]*[.J496]*[.J496] +[.$C$15]*[.$J496]*[.J496]*[.$J496]) -273.15" office:value-type="float" office:value="37.6025740298213" calcext:value-type="float">
            <text:p>37.60</text:p>
          </table:table-cell>
          <table:table-cell table:number-columns-repeated="2"/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5843.93" calcext:value-type="float">
            <text:p>5843.93</text:p>
          </table:table-cell>
          <table:table-cell office:value-type="float" office:value="5724.7" calcext:value-type="float">
            <text:p>5724.7</text:p>
          </table:table-cell>
          <table:table-cell office:value-type="float" office:value="5963.1" calcext:value-type="float">
            <text:p>5963.1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8" calcext:value-type="float">
            <text:p>-4.08</text:p>
          </table:table-cell>
          <table:table-cell/>
          <table:table-cell table:style-name="ce5" table:formula="of:=[.$J$16] * [.B497]/ ([.$J$3]+[.B497])" office:value-type="float" office:value="1510.78282219121" calcext:value-type="float">
            <text:p>1511</text:p>
          </table:table-cell>
          <table:table-cell table:formula="of:=LN([.B497]/[.$C$3])" office:value-type="float" office:value="-0.537181577274524" calcext:value-type="float">
            <text:p>-0.537181577274524</text:p>
          </table:table-cell>
          <table:table-cell table:formula="of:=1/([.$C$12]+[.$C$13]*[.J497]+[.$C$14]*[.J497]*[.J497]*[.J497])-273.15" office:value-type="float" office:value="37.8133789125762" calcext:value-type="float">
            <text:p>37.81</text:p>
          </table:table-cell>
          <table:table-cell/>
          <table:table-cell table:formula="of:=1/([.$C$12]+[.$C$13]*[.J497]+[.$C$14]*[.J497]*[.J497] +[.$C$15]*[.$J497]*[.J497]*[.$J497]) -273.15" office:value-type="float" office:value="37.7025893736698" calcext:value-type="float">
            <text:p>37.70</text:p>
          </table:table-cell>
          <table:table-cell table:number-columns-repeated="2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5820.15" calcext:value-type="float">
            <text:p>5820.15</text:p>
          </table:table-cell>
          <table:table-cell office:value-type="float" office:value="5701.4" calcext:value-type="float">
            <text:p>5701.4</text:p>
          </table:table-cell>
          <table:table-cell office:value-type="float" office:value="5938.9" calcext:value-type="float">
            <text:p>5938.9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8" calcext:value-type="float">
            <text:p>-4.08</text:p>
          </table:table-cell>
          <table:table-cell/>
          <table:table-cell table:style-name="ce5" table:formula="of:=[.$J$16] * [.B498]/ ([.$J$3]+[.B498])" office:value-type="float" office:value="1506.89686254555" calcext:value-type="float">
            <text:p>1507</text:p>
          </table:table-cell>
          <table:table-cell table:formula="of:=LN([.B498]/[.$C$3])" office:value-type="float" office:value="-0.541259058386946" calcext:value-type="float">
            <text:p>-0.541259058386946</text:p>
          </table:table-cell>
          <table:table-cell table:formula="of:=1/([.$C$12]+[.$C$13]*[.J498]+[.$C$14]*[.J498]*[.J498]*[.J498])-273.15" office:value-type="float" office:value="37.9154521043398" calcext:value-type="float">
            <text:p>37.92</text:p>
          </table:table-cell>
          <table:table-cell/>
          <table:table-cell table:formula="of:=1/([.$C$12]+[.$C$13]*[.J498]+[.$C$14]*[.J498]*[.J498] +[.$C$15]*[.$J498]*[.J498]*[.$J498]) -273.15" office:value-type="float" office:value="37.8026073699889" calcext:value-type="float">
            <text:p>37.80</text:p>
          </table:table-cell>
          <table:table-cell table:number-columns-repeated="2"/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5796.48" calcext:value-type="float">
            <text:p>5796.48</text:p>
          </table:table-cell>
          <table:table-cell office:value-type="float" office:value="5678.5" calcext:value-type="float">
            <text:p>5678.5</text:p>
          </table:table-cell>
          <table:table-cell office:value-type="float" office:value="5914.4" calcext:value-type="float">
            <text:p>5914.4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7" calcext:value-type="float">
            <text:p>-4.07</text:p>
          </table:table-cell>
          <table:table-cell/>
          <table:table-cell table:style-name="ce5" table:formula="of:=[.$J$16] * [.B499]/ ([.$J$3]+[.B499])" office:value-type="float" office:value="1503.01725954137" calcext:value-type="float">
            <text:p>1503</text:p>
          </table:table-cell>
          <table:table-cell table:formula="of:=LN([.B499]/[.$C$3])" office:value-type="float" office:value="-0.545334256229654" calcext:value-type="float">
            <text:p>-0.545334256229654</text:p>
          </table:table-cell>
          <table:table-cell table:formula="of:=1/([.$C$12]+[.$C$13]*[.J499]+[.$C$14]*[.J499]*[.J499]*[.J499])-273.15" office:value-type="float" office:value="38.0175487268499" calcext:value-type="float">
            <text:p>38.02</text:p>
          </table:table-cell>
          <table:table-cell/>
          <table:table-cell table:formula="of:=1/([.$C$12]+[.$C$13]*[.J499]+[.$C$14]*[.J499]*[.J499] +[.$C$15]*[.$J499]*[.J499]*[.$J499]) -273.15" office:value-type="float" office:value="37.9026256415493" calcext:value-type="float">
            <text:p>37.9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72.92" calcext:value-type="float">
            <text:p>5772.92</text:p>
          </table:table-cell>
          <table:table-cell office:value-type="float" office:value="5655.4" calcext:value-type="float">
            <text:p>5655.4</text:p>
          </table:table-cell>
          <table:table-cell office:value-type="float" office:value="5890.4" calcext:value-type="float">
            <text:p>5890.4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7" calcext:value-type="float">
            <text:p>-4.07</text:p>
          </table:table-cell>
          <table:table-cell/>
          <table:table-cell table:style-name="ce5" table:formula="of:=[.$J$16] * [.B500]/ ([.$J$3]+[.B500])" office:value-type="float" office:value="1499.14412296518" calcext:value-type="float">
            <text:p>1499</text:p>
          </table:table-cell>
          <table:table-cell table:formula="of:=LN([.B500]/[.$C$3])" office:value-type="float" office:value="-0.549407074624293" calcext:value-type="float">
            <text:p>-0.549407074624293</text:p>
          </table:table-cell>
          <table:table-cell table:formula="of:=1/([.$C$12]+[.$C$13]*[.J500]+[.$C$14]*[.J500]*[.J500]*[.J500])-273.15" office:value-type="float" office:value="38.1196664273729" calcext:value-type="float">
            <text:p>38.12</text:p>
          </table:table-cell>
          <table:table-cell/>
          <table:table-cell table:formula="of:=1/([.$C$12]+[.$C$13]*[.J500]+[.$C$14]*[.J500]*[.J500] +[.$C$15]*[.$J500]*[.J500]*[.$J500]) -273.15" office:value-type="float" office:value="38.0026417802565" calcext:value-type="float">
            <text:p>38.00</text:p>
          </table:table-cell>
          <table:table-cell table:number-columns-repeated="2"/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5749.47" calcext:value-type="float">
            <text:p>5749.47</text:p>
          </table:table-cell>
          <table:table-cell office:value-type="float" office:value="5632.5" calcext:value-type="float">
            <text:p>5632.5</text:p>
          </table:table-cell>
          <table:table-cell office:value-type="float" office:value="5866.5" calcext:value-type="float">
            <text:p>5866.5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7" calcext:value-type="float">
            <text:p>-4.07</text:p>
          </table:table-cell>
          <table:table-cell/>
          <table:table-cell table:style-name="ce5" table:formula="of:=[.$J$16] * [.B501]/ ([.$J$3]+[.B501])" office:value-type="float" office:value="1495.27756299101" calcext:value-type="float">
            <text:p>1495</text:p>
          </table:table-cell>
          <table:table-cell table:formula="of:=LN([.B501]/[.$C$3])" office:value-type="float" office:value="-0.553477416346106" calcext:value-type="float">
            <text:p>-0.553477416346106</text:p>
          </table:table-cell>
          <table:table-cell table:formula="of:=1/([.$C$12]+[.$C$13]*[.J501]+[.$C$14]*[.J501]*[.J501]*[.J501])-273.15" office:value-type="float" office:value="38.2218028190958" calcext:value-type="float">
            <text:p>38.22</text:p>
          </table:table-cell>
          <table:table-cell/>
          <table:table-cell table:formula="of:=1/([.$C$12]+[.$C$13]*[.J501]+[.$C$14]*[.J501]*[.J501] +[.$C$15]*[.$J501]*[.J501]*[.$J501]) -273.15" office:value-type="float" office:value="38.1026533469271" calcext:value-type="float">
            <text:p>38.10</text:p>
          </table:table-cell>
          <table:table-cell table:number-columns-repeated="2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5726.13" calcext:value-type="float">
            <text:p>5726.13</text:p>
          </table:table-cell>
          <table:table-cell office:value-type="float" office:value="5609.6" calcext:value-type="float">
            <text:p>5609.6</text:p>
          </table:table-cell>
          <table:table-cell office:value-type="float" office:value="5842.7" calcext:value-type="float">
            <text:p>5842.7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7" calcext:value-type="float">
            <text:p>-4.07</text:p>
          </table:table-cell>
          <table:table-cell/>
          <table:table-cell table:style-name="ce5" table:formula="of:=[.$J$16] * [.B502]/ ([.$J$3]+[.B502])" office:value-type="float" office:value="1491.41769017552" calcext:value-type="float">
            <text:p>1491</text:p>
          </table:table-cell>
          <table:table-cell table:formula="of:=LN([.B502]/[.$C$3])" office:value-type="float" office:value="-0.557545183117931" calcext:value-type="float">
            <text:p>-0.557545183117931</text:p>
          </table:table-cell>
          <table:table-cell table:formula="of:=1/([.$C$12]+[.$C$13]*[.J502]+[.$C$14]*[.J502]*[.J502]*[.J502])-273.15" office:value-type="float" office:value="38.3239554808362" calcext:value-type="float">
            <text:p>38.32</text:p>
          </table:table-cell>
          <table:table-cell/>
          <table:table-cell table:formula="of:=1/([.$C$12]+[.$C$13]*[.J502]+[.$C$14]*[.J502]*[.J502] +[.$C$15]*[.$J502]*[.J502]*[.$J502]) -273.15" office:value-type="float" office:value="38.202657871064" calcext:value-type="float">
            <text:p>38.20</text:p>
          </table:table-cell>
          <table:table-cell table:number-columns-repeated="2"/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5702.89" calcext:value-type="float">
            <text:p>5702.89</text:p>
          </table:table-cell>
          <table:table-cell office:value-type="float" office:value="5587.1" calcext:value-type="float">
            <text:p>5587.1</text:p>
          </table:table-cell>
          <table:table-cell office:value-type="float" office:value="5818.7" calcext:value-type="float">
            <text:p>5818.7</text:p>
          </table:table-cell>
          <table:table-cell office:value-type="float" office:value="2.03" calcext:value-type="float">
            <text:p>2.03</text:p>
          </table:table-cell>
          <table:table-cell office:value-type="float" office:value="0.5" calcext:value-type="float">
            <text:p>0.5</text:p>
          </table:table-cell>
          <table:table-cell office:value-type="float" office:value="-4.06" calcext:value-type="float">
            <text:p>-4.06</text:p>
          </table:table-cell>
          <table:table-cell/>
          <table:table-cell table:style-name="ce5" table:formula="of:=[.$J$16] * [.B503]/ ([.$J$3]+[.B503])" office:value-type="float" office:value="1487.56295433516" calcext:value-type="float">
            <text:p>1488</text:p>
          </table:table-cell>
          <table:table-cell table:formula="of:=LN([.B503]/[.$C$3])" office:value-type="float" office:value="-0.561612029099647" calcext:value-type="float">
            <text:p>-0.561612029099647</text:p>
          </table:table-cell>
          <table:table-cell table:formula="of:=1/([.$C$12]+[.$C$13]*[.J503]+[.$C$14]*[.J503]*[.J503]*[.J503])-273.15" office:value-type="float" office:value="38.4261660442022" calcext:value-type="float">
            <text:p>38.43</text:p>
          </table:table-cell>
          <table:table-cell/>
          <table:table-cell table:formula="of:=1/([.$C$12]+[.$C$13]*[.J503]+[.$C$14]*[.J503]*[.J503] +[.$C$15]*[.$J503]*[.J503]*[.$J503]) -273.15" office:value-type="float" office:value="38.3026959960351" calcext:value-type="float">
            <text:p>38.30</text:p>
          </table:table-cell>
          <table:table-cell table:number-columns-repeated="2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5679.76" calcext:value-type="float">
            <text:p>5679.76</text:p>
          </table:table-cell>
          <table:table-cell office:value-type="float" office:value="5564.5" calcext:value-type="float">
            <text:p>5564.5</text:p>
          </table:table-cell>
          <table:table-cell office:value-type="float" office:value="5795.1" calcext:value-type="float">
            <text:p>5795.1</text:p>
          </table:table-cell>
          <table:table-cell office:value-type="float" office:value="2.03" calcext:value-type="float">
            <text:p>2.03</text:p>
          </table:table-cell>
          <table:table-cell office:value-type="float" office:value="0.5" calcext:value-type="float">
            <text:p>0.5</text:p>
          </table:table-cell>
          <table:table-cell office:value-type="float" office:value="-4.06" calcext:value-type="float">
            <text:p>-4.06</text:p>
          </table:table-cell>
          <table:table-cell/>
          <table:table-cell table:style-name="ce5" table:formula="of:=[.$J$16] * [.B504]/ ([.$J$3]+[.B504])" office:value-type="float" office:value="1483.71511808854" calcext:value-type="float">
            <text:p>1484</text:p>
          </table:table-cell>
          <table:table-cell table:formula="of:=LN([.B504]/[.$C$3])" office:value-type="float" office:value="-0.565676114674818" calcext:value-type="float">
            <text:p>-0.565676114674818</text:p>
          </table:table-cell>
          <table:table-cell table:formula="of:=1/([.$C$12]+[.$C$13]*[.J504]+[.$C$14]*[.J504]*[.J504]*[.J504])-273.15" office:value-type="float" office:value="38.528388360298" calcext:value-type="float">
            <text:p>38.53</text:p>
          </table:table-cell>
          <table:table-cell/>
          <table:table-cell table:formula="of:=1/([.$C$12]+[.$C$13]*[.J504]+[.$C$14]*[.J504]*[.J504] +[.$C$15]*[.$J504]*[.J504]*[.$J504]) -273.15" office:value-type="float" office:value="38.4027224426913" calcext:value-type="float">
            <text:p>38.40</text:p>
          </table:table-cell>
          <table:table-cell table:number-columns-repeated="2"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5656.74" calcext:value-type="float">
            <text:p>5656.74</text:p>
          </table:table-cell>
          <table:table-cell office:value-type="float" office:value="5541.9" calcext:value-type="float">
            <text:p>5541.9</text:p>
          </table:table-cell>
          <table:table-cell office:value-type="float" office:value="5771.6" calcext:value-type="float">
            <text:p>5771.6</text:p>
          </table:table-cell>
          <table:table-cell office:value-type="float" office:value="2.03" calcext:value-type="float">
            <text:p>2.03</text:p>
          </table:table-cell>
          <table:table-cell office:value-type="float" office:value="0.5" calcext:value-type="float">
            <text:p>0.5</text:p>
          </table:table-cell>
          <table:table-cell office:value-type="float" office:value="-4.06" calcext:value-type="float">
            <text:p>-4.06</text:p>
          </table:table-cell>
          <table:table-cell/>
          <table:table-cell table:style-name="ce5" table:formula="of:=[.$J$16] * [.B505]/ ([.$J$3]+[.B505])" office:value-type="float" office:value="1479.87429311594" calcext:value-type="float">
            <text:p>1480</text:p>
          </table:table-cell>
          <table:table-cell table:formula="of:=LN([.B505]/[.$C$3])" office:value-type="float" office:value="-0.56973733844584" calcext:value-type="float">
            <text:p>-0.56973733844584</text:p>
          </table:table-cell>
          <table:table-cell table:formula="of:=1/([.$C$12]+[.$C$13]*[.J505]+[.$C$14]*[.J505]*[.J505]*[.J505])-273.15" office:value-type="float" office:value="38.6306199059539" calcext:value-type="float">
            <text:p>38.63</text:p>
          </table:table-cell>
          <table:table-cell/>
          <table:table-cell table:formula="of:=1/([.$C$12]+[.$C$13]*[.J505]+[.$C$14]*[.J505]*[.J505] +[.$C$15]*[.$J505]*[.J505]*[.$J505]) -273.15" office:value-type="float" office:value="38.5027346476495" calcext:value-type="float">
            <text:p>38.50</text:p>
          </table:table-cell>
          <table:table-cell table:number-columns-repeated="2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5633.83" calcext:value-type="float">
            <text:p>5633.83</text:p>
          </table:table-cell>
          <table:table-cell office:value-type="float" office:value="5519.5" calcext:value-type="float">
            <text:p>5519.5</text:p>
          </table:table-cell>
          <table:table-cell office:value-type="float" office:value="5748.2" calcext:value-type="float">
            <text:p>5748.2</text:p>
          </table:table-cell>
          <table:table-cell office:value-type="float" office:value="2.03" calcext:value-type="float">
            <text:p>2.03</text:p>
          </table:table-cell>
          <table:table-cell office:value-type="float" office:value="0.5" calcext:value-type="float">
            <text:p>0.5</text:p>
          </table:table-cell>
          <table:table-cell office:value-type="float" office:value="-4.06" calcext:value-type="float">
            <text:p>-4.06</text:p>
          </table:table-cell>
          <table:table-cell/>
          <table:table-cell table:style-name="ce5" table:formula="of:=[.$J$16] * [.B506]/ ([.$J$3]+[.B506])" office:value-type="float" office:value="1476.04059146095" calcext:value-type="float">
            <text:p>1476</text:p>
          </table:table-cell>
          <table:table-cell table:formula="of:=LN([.B506]/[.$C$3])" office:value-type="float" office:value="-0.57379559793902" calcext:value-type="float">
            <text:p>-0.57379559793902</text:p>
          </table:table-cell>
          <table:table-cell table:formula="of:=1/([.$C$12]+[.$C$13]*[.J506]+[.$C$14]*[.J506]*[.J506]*[.J506])-273.15" office:value-type="float" office:value="38.732858122475" calcext:value-type="float">
            <text:p>38.73</text:p>
          </table:table-cell>
          <table:table-cell/>
          <table:table-cell table:formula="of:=1/([.$C$12]+[.$C$13]*[.J506]+[.$C$14]*[.J506]*[.J506] +[.$C$15]*[.$J506]*[.J506]*[.$J506]) -273.15" office:value-type="float" office:value="38.602730015327" calcext:value-type="float">
            <text:p>38.60</text:p>
          </table:table-cell>
          <table:table-cell table:number-columns-repeated="2"/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5611.02" calcext:value-type="float">
            <text:p>5611.02</text:p>
          </table:table-cell>
          <table:table-cell office:value-type="float" office:value="5497.1" calcext:value-type="float">
            <text:p>5497.1</text:p>
          </table:table-cell>
          <table:table-cell office:value-type="float" office:value="5724.9" calcext:value-type="float">
            <text:p>5724.9</text:p>
          </table:table-cell>
          <table:table-cell office:value-type="float" office:value="2.03" calcext:value-type="float">
            <text:p>2.03</text:p>
          </table:table-cell>
          <table:table-cell office:value-type="float" office:value="0.5" calcext:value-type="float">
            <text:p>0.5</text:p>
          </table:table-cell>
          <table:table-cell office:value-type="float" office:value="-4.06" calcext:value-type="float">
            <text:p>-4.06</text:p>
          </table:table-cell>
          <table:table-cell/>
          <table:table-cell table:style-name="ce5" table:formula="of:=[.$J$16] * [.B507]/ ([.$J$3]+[.B507])" office:value-type="float" office:value="1472.21244479861" calcext:value-type="float">
            <text:p>1472</text:p>
          </table:table-cell>
          <table:table-cell table:formula="of:=LN([.B507]/[.$C$3])" office:value-type="float" office:value="-0.577852571804545" calcext:value-type="float">
            <text:p>-0.577852571804545</text:p>
          </table:table-cell>
          <table:table-cell table:formula="of:=1/([.$C$12]+[.$C$13]*[.J507]+[.$C$14]*[.J507]*[.J507]*[.J507])-273.15" office:value-type="float" office:value="38.8351453674649" calcext:value-type="float">
            <text:p>38.84</text:p>
          </table:table-cell>
          <table:table-cell/>
          <table:table-cell table:formula="of:=1/([.$C$12]+[.$C$13]*[.J507]+[.$C$14]*[.J507]*[.J507] +[.$C$15]*[.$J507]*[.J507]*[.$J507]) -273.15" office:value-type="float" office:value="38.7027498682152" calcext:value-type="float">
            <text:p>38.70</text:p>
          </table:table-cell>
          <table:table-cell table:number-columns-repeated="2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5588.32" calcext:value-type="float">
            <text:p>5588.32</text:p>
          </table:table-cell>
          <table:table-cell office:value-type="float" office:value="5475.2" calcext:value-type="float">
            <text:p>5475.2</text:p>
          </table:table-cell>
          <table:table-cell office:value-type="float" office:value="5701.5" calcext:value-type="float">
            <text:p>5701.5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5" calcext:value-type="float">
            <text:p>-4.05</text:p>
          </table:table-cell>
          <table:table-cell/>
          <table:table-cell table:style-name="ce5" table:formula="of:=[.$J$16] * [.B508]/ ([.$J$3]+[.B508])" office:value-type="float" office:value="1468.39163681526" calcext:value-type="float">
            <text:p>1468</text:p>
          </table:table-cell>
          <table:table-cell table:formula="of:=LN([.B508]/[.$C$3])" office:value-type="float" office:value="-0.581906387669864" calcext:value-type="float">
            <text:p>-0.581906387669864</text:p>
          </table:table-cell>
          <table:table-cell table:formula="of:=1/([.$C$12]+[.$C$13]*[.J508]+[.$C$14]*[.J508]*[.J508]*[.J508])-273.15" office:value-type="float" office:value="38.9374344953354" calcext:value-type="float">
            <text:p>38.94</text:p>
          </table:table-cell>
          <table:table-cell/>
          <table:table-cell table:formula="of:=1/([.$C$12]+[.$C$13]*[.J508]+[.$C$14]*[.J508]*[.J508] +[.$C$15]*[.$J508]*[.J508]*[.$J508]) -273.15" office:value-type="float" office:value="38.8027480017315" calcext:value-type="float">
            <text:p>38.80</text:p>
          </table:table-cell>
          <table:table-cell table:number-columns-repeated="2"/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5565.72" calcext:value-type="float">
            <text:p>5565.72</text:p>
          </table:table-cell>
          <table:table-cell office:value-type="float" office:value="5453" calcext:value-type="float">
            <text:p>5453</text:p>
          </table:table-cell>
          <table:table-cell office:value-type="float" office:value="5678.4" calcext:value-type="float">
            <text:p>5678.4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5" calcext:value-type="float">
            <text:p>-4.05</text:p>
          </table:table-cell>
          <table:table-cell/>
          <table:table-cell table:style-name="ce5" table:formula="of:=[.$J$16] * [.B509]/ ([.$J$3]+[.B509])" office:value-type="float" office:value="1464.5765900967" calcext:value-type="float">
            <text:p>1465</text:p>
          </table:table-cell>
          <table:table-cell table:formula="of:=LN([.B509]/[.$C$3])" office:value-type="float" office:value="-0.585958736581506" calcext:value-type="float">
            <text:p>-0.585958736581506</text:p>
          </table:table-cell>
          <table:table-cell table:formula="of:=1/([.$C$12]+[.$C$13]*[.J509]+[.$C$14]*[.J509]*[.J509]*[.J509])-273.15" office:value-type="float" office:value="39.0397682323077" calcext:value-type="float">
            <text:p>39.04</text:p>
          </table:table-cell>
          <table:table-cell/>
          <table:table-cell table:formula="of:=1/([.$C$12]+[.$C$13]*[.J509]+[.$C$14]*[.J509]*[.J509] +[.$C$15]*[.$J509]*[.J509]*[.$J509]) -273.15" office:value-type="float" office:value="38.9027660827457" calcext:value-type="float">
            <text:p>38.9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43.22" calcext:value-type="float">
            <text:p>5543.22</text:p>
          </table:table-cell>
          <table:table-cell office:value-type="float" office:value="5431" calcext:value-type="float">
            <text:p>5431</text:p>
          </table:table-cell>
          <table:table-cell office:value-type="float" office:value="5655.5" calcext:value-type="float">
            <text:p>5655.5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5" calcext:value-type="float">
            <text:p>-4.05</text:p>
          </table:table-cell>
          <table:table-cell/>
          <table:table-cell table:style-name="ce5" table:formula="of:=[.$J$16] * [.B510]/ ([.$J$3]+[.B510])" office:value-type="float" office:value="1460.76740340805" calcext:value-type="float">
            <text:p>1461</text:p>
          </table:table-cell>
          <table:table-cell table:formula="of:=LN([.B510]/[.$C$3])" office:value-type="float" office:value="-0.590009533645274" calcext:value-type="float">
            <text:p>-0.590009533645274</text:p>
          </table:table-cell>
          <table:table-cell table:formula="of:=1/([.$C$12]+[.$C$13]*[.J510]+[.$C$14]*[.J510]*[.J510]*[.J510])-273.15" office:value-type="float" office:value="39.1421445393538" calcext:value-type="float">
            <text:p>39.14</text:p>
          </table:table-cell>
          <table:table-cell/>
          <table:table-cell table:formula="of:=1/([.$C$12]+[.$C$13]*[.J510]+[.$C$14]*[.J510]*[.J510] +[.$C$15]*[.$J510]*[.J510]*[.$J510]) -273.15" office:value-type="float" office:value="39.0028020019851" calcext:value-type="float">
            <text:p>39.00</text:p>
          </table:table-cell>
          <table:table-cell table:number-columns-repeated="2"/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5520.83" calcext:value-type="float">
            <text:p>5520.83</text:p>
          </table:table-cell>
          <table:table-cell office:value-type="float" office:value="5409" calcext:value-type="float">
            <text:p>5409</text:p>
          </table:table-cell>
          <table:table-cell office:value-type="float" office:value="5632.6" calcext:value-type="float">
            <text:p>5632.6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5" calcext:value-type="float">
            <text:p>-4.05</text:p>
          </table:table-cell>
          <table:table-cell/>
          <table:table-cell table:style-name="ce5" table:formula="of:=[.$J$16] * [.B511]/ ([.$J$3]+[.B511])" office:value-type="float" office:value="1456.96587618059" calcext:value-type="float">
            <text:p>1457</text:p>
          </table:table-cell>
          <table:table-cell table:formula="of:=LN([.B511]/[.$C$3])" office:value-type="float" office:value="-0.594056881689482" calcext:value-type="float">
            <text:p>-0.594056881689482</text:p>
          </table:table-cell>
          <table:table-cell table:formula="of:=1/([.$C$12]+[.$C$13]*[.J511]+[.$C$14]*[.J511]*[.J511]*[.J511])-273.15" office:value-type="float" office:value="39.244515513678" calcext:value-type="float">
            <text:p>39.24</text:p>
          </table:table-cell>
          <table:table-cell/>
          <table:table-cell table:formula="of:=1/([.$C$12]+[.$C$13]*[.J511]+[.$C$14]*[.J511]*[.J511] +[.$C$15]*[.$J511]*[.J511]*[.$J511]) -273.15" office:value-type="float" office:value="39.1028088528918" calcext:value-type="float">
            <text:p>39.10</text:p>
          </table:table-cell>
          <table:table-cell table:number-columns-repeated="2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5498.54" calcext:value-type="float">
            <text:p>5498.54</text:p>
          </table:table-cell>
          <table:table-cell office:value-type="float" office:value="5387.5" calcext:value-type="float">
            <text:p>5387.5</text:p>
          </table:table-cell>
          <table:table-cell office:value-type="float" office:value="5609.6" calcext:value-type="float">
            <text:p>5609.6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4" calcext:value-type="float">
            <text:p>-4.04</text:p>
          </table:table-cell>
          <table:table-cell/>
          <table:table-cell table:style-name="ce5" table:formula="of:=[.$J$16] * [.B512]/ ([.$J$3]+[.B512])" office:value-type="float" office:value="1453.17041734254" calcext:value-type="float">
            <text:p>1453</text:p>
          </table:table-cell>
          <table:table-cell table:formula="of:=LN([.B512]/[.$C$3])" office:value-type="float" office:value="-0.598102490540369" calcext:value-type="float">
            <text:p>-0.598102490540369</text:p>
          </table:table-cell>
          <table:table-cell table:formula="of:=1/([.$C$12]+[.$C$13]*[.J512]+[.$C$14]*[.J512]*[.J512]*[.J512])-273.15" office:value-type="float" office:value="39.3469244413056" calcext:value-type="float">
            <text:p>39.35</text:p>
          </table:table-cell>
          <table:table-cell/>
          <table:table-cell table:formula="of:=1/([.$C$12]+[.$C$13]*[.J512]+[.$C$14]*[.J512]*[.J512] +[.$C$15]*[.$J512]*[.J512]*[.$J512]) -273.15" office:value-type="float" office:value="39.2028288247977" calcext:value-type="float">
            <text:p>39.20</text:p>
          </table:table-cell>
          <table:table-cell table:number-columns-repeated="2"/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5476.36" calcext:value-type="float">
            <text:p>5476.36</text:p>
          </table:table-cell>
          <table:table-cell office:value-type="float" office:value="5365.7" calcext:value-type="float">
            <text:p>5365.7</text:p>
          </table:table-cell>
          <table:table-cell office:value-type="float" office:value="5587" calcext:value-type="float">
            <text:p>5587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4" calcext:value-type="float">
            <text:p>-4.04</text:p>
          </table:table-cell>
          <table:table-cell/>
          <table:table-cell table:style-name="ce5" table:formula="of:=[.$J$16] * [.B513]/ ([.$J$3]+[.B513])" office:value-type="float" office:value="1449.38283679108" calcext:value-type="float">
            <text:p>1449</text:p>
          </table:table-cell>
          <table:table-cell table:formula="of:=LN([.B513]/[.$C$3])" office:value-type="float" office:value="-0.602144446311623" calcext:value-type="float">
            <text:p>-0.602144446311623</text:p>
          </table:table-cell>
          <table:table-cell table:formula="of:=1/([.$C$12]+[.$C$13]*[.J513]+[.$C$14]*[.J513]*[.J513]*[.J513])-273.15" office:value-type="float" office:value="39.4493229071833" calcext:value-type="float">
            <text:p>39.45</text:p>
          </table:table-cell>
          <table:table-cell/>
          <table:table-cell table:formula="of:=1/([.$C$12]+[.$C$13]*[.J513]+[.$C$14]*[.J513]*[.J513] +[.$C$15]*[.$J513]*[.J513]*[.$J513]) -273.15" office:value-type="float" office:value="39.3028145370402" calcext:value-type="float">
            <text:p>39.30</text:p>
          </table:table-cell>
          <table:table-cell table:number-columns-repeated="2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5454.27" calcext:value-type="float">
            <text:p>5454.27</text:p>
          </table:table-cell>
          <table:table-cell office:value-type="float" office:value="5344.1" calcext:value-type="float">
            <text:p>5344.1</text:p>
          </table:table-cell>
          <table:table-cell office:value-type="float" office:value="5564.4" calcext:value-type="float">
            <text:p>5564.4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4" calcext:value-type="float">
            <text:p>-4.04</text:p>
          </table:table-cell>
          <table:table-cell/>
          <table:table-cell table:style-name="ce5" table:formula="of:=[.$J$16] * [.B514]/ ([.$J$3]+[.B514])" office:value-type="float" office:value="1445.59981933796" calcext:value-type="float">
            <text:p>1446</text:p>
          </table:table-cell>
          <table:table-cell table:formula="of:=LN([.B514]/[.$C$3])" office:value-type="float" office:value="-0.606186304845484" calcext:value-type="float">
            <text:p>-0.606186304845484</text:p>
          </table:table-cell>
          <table:table-cell table:formula="of:=1/([.$C$12]+[.$C$13]*[.J514]+[.$C$14]*[.J514]*[.J514]*[.J514])-273.15" office:value-type="float" office:value="39.5518010768058" calcext:value-type="float">
            <text:p>39.55</text:p>
          </table:table-cell>
          <table:table-cell/>
          <table:table-cell table:formula="of:=1/([.$C$12]+[.$C$13]*[.J514]+[.$C$14]*[.J514]*[.J514] +[.$C$15]*[.$J514]*[.J514]*[.$J514]) -273.15" office:value-type="float" office:value="39.4028539210059" calcext:value-type="float">
            <text:p>39.40</text:p>
          </table:table-cell>
          <table:table-cell table:number-columns-repeated="2"/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5432.29" calcext:value-type="float">
            <text:p>5432.29</text:p>
          </table:table-cell>
          <table:table-cell office:value-type="float" office:value="5322.6" calcext:value-type="float">
            <text:p>5322.6</text:p>
          </table:table-cell>
          <table:table-cell office:value-type="float" office:value="5542" calcext:value-type="float">
            <text:p>5542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4" calcext:value-type="float">
            <text:p>-4.04</text:p>
          </table:table-cell>
          <table:table-cell/>
          <table:table-cell table:style-name="ce5" table:formula="of:=[.$J$16] * [.B515]/ ([.$J$3]+[.B515])" office:value-type="float" office:value="1441.82489053796" calcext:value-type="float">
            <text:p>1442</text:p>
          </table:table-cell>
          <table:table-cell table:formula="of:=LN([.B515]/[.$C$3])" office:value-type="float" office:value="-0.610224316828389" calcext:value-type="float">
            <text:p>-0.610224316828389</text:p>
          </table:table-cell>
          <table:table-cell table:formula="of:=1/([.$C$12]+[.$C$13]*[.J515]+[.$C$14]*[.J515]*[.J515]*[.J515])-273.15" office:value-type="float" office:value="39.654263965337" calcext:value-type="float">
            <text:p>39.65</text:p>
          </table:table-cell>
          <table:table-cell/>
          <table:table-cell table:formula="of:=1/([.$C$12]+[.$C$13]*[.J515]+[.$C$14]*[.J515]*[.J515] +[.$C$15]*[.$J515]*[.J515]*[.$J515]) -273.15" office:value-type="float" office:value="39.5028541446033" calcext:value-type="float">
            <text:p>39.50</text:p>
          </table:table-cell>
          <table:table-cell table:number-columns-repeated="2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5410.41" calcext:value-type="float">
            <text:p>5410.41</text:p>
          </table:table-cell>
          <table:table-cell office:value-type="float" office:value="5301.1" calcext:value-type="float">
            <text:p>5301.1</text:p>
          </table:table-cell>
          <table:table-cell office:value-type="float" office:value="5519.7" calcext:value-type="float">
            <text:p>5519.7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4" calcext:value-type="float">
            <text:p>-4.04</text:p>
          </table:table-cell>
          <table:table-cell/>
          <table:table-cell table:style-name="ce5" table:formula="of:=[.$J$16] * [.B516]/ ([.$J$3]+[.B516])" office:value-type="float" office:value="1438.05644106808" calcext:value-type="float">
            <text:p>1438</text:p>
          </table:table-cell>
          <table:table-cell table:formula="of:=LN([.B516]/[.$C$3])" office:value-type="float" office:value="-0.614260217424983" calcext:value-type="float">
            <text:p>-0.614260217424983</text:p>
          </table:table-cell>
          <table:table-cell table:formula="of:=1/([.$C$12]+[.$C$13]*[.J516]+[.$C$14]*[.J516]*[.J516]*[.J516])-273.15" office:value-type="float" office:value="39.7567556162731" calcext:value-type="float">
            <text:p>39.76</text:p>
          </table:table-cell>
          <table:table-cell/>
          <table:table-cell table:formula="of:=1/([.$C$12]+[.$C$13]*[.J516]+[.$C$14]*[.J516]*[.J516] +[.$C$15]*[.$J516]*[.J516]*[.$J516]) -273.15" office:value-type="float" office:value="39.6028581032752" calcext:value-type="float">
            <text:p>39.60</text:p>
          </table:table-cell>
          <table:table-cell table:number-columns-repeated="2"/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5388.63" calcext:value-type="float">
            <text:p>5388.63</text:p>
          </table:table-cell>
          <table:table-cell office:value-type="float" office:value="5280" calcext:value-type="float">
            <text:p>5280</text:p>
          </table:table-cell>
          <table:table-cell office:value-type="float" office:value="5497.2" calcext:value-type="float">
            <text:p>5497.2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3" calcext:value-type="float">
            <text:p>-4.03</text:p>
          </table:table-cell>
          <table:table-cell/>
          <table:table-cell table:style-name="ce5" table:formula="of:=[.$J$16] * [.B517]/ ([.$J$3]+[.B517])" office:value-type="float" office:value="1434.29457203143" calcext:value-type="float">
            <text:p>1434</text:p>
          </table:table-cell>
          <table:table-cell table:formula="of:=LN([.B517]/[.$C$3])" office:value-type="float" office:value="-0.618293914777958" calcext:value-type="float">
            <text:p>-0.618293914777958</text:p>
          </table:table-cell>
          <table:table-cell table:formula="of:=1/([.$C$12]+[.$C$13]*[.J517]+[.$C$14]*[.J517]*[.J517]*[.J517])-273.15" office:value-type="float" office:value="39.8592737613395" calcext:value-type="float">
            <text:p>39.86</text:p>
          </table:table-cell>
          <table:table-cell/>
          <table:table-cell table:formula="of:=1/([.$C$12]+[.$C$13]*[.J517]+[.$C$14]*[.J517]*[.J517] +[.$C$15]*[.$J517]*[.J517]*[.$J517]) -273.15" office:value-type="float" office:value="39.7028634796628" calcext:value-type="float">
            <text:p>39.70</text:p>
          </table:table-cell>
          <table:table-cell table:number-columns-repeated="2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5366.94" calcext:value-type="float">
            <text:p>5366.94</text:p>
          </table:table-cell>
          <table:table-cell office:value-type="float" office:value="5258.8" calcext:value-type="float">
            <text:p>5258.8</text:p>
          </table:table-cell>
          <table:table-cell office:value-type="float" office:value="5475.1" calcext:value-type="float">
            <text:p>5475.1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3" calcext:value-type="float">
            <text:p>-4.03</text:p>
          </table:table-cell>
          <table:table-cell/>
          <table:table-cell table:style-name="ce5" table:formula="of:=[.$J$16] * [.B518]/ ([.$J$3]+[.B518])" office:value-type="float" office:value="1430.53765030644" calcext:value-type="float">
            <text:p>1431</text:p>
          </table:table-cell>
          <table:table-cell table:formula="of:=LN([.B518]/[.$C$3])" office:value-type="float" office:value="-0.622327179291693" calcext:value-type="float">
            <text:p>-0.622327179291693</text:p>
          </table:table-cell>
          <table:table-cell table:formula="of:=1/([.$C$12]+[.$C$13]*[.J518]+[.$C$14]*[.J518]*[.J518]*[.J518])-273.15" office:value-type="float" office:value="39.9618635120052" calcext:value-type="float">
            <text:p>39.96</text:p>
          </table:table-cell>
          <table:table-cell/>
          <table:table-cell table:formula="of:=1/([.$C$12]+[.$C$13]*[.J518]+[.$C$14]*[.J518]*[.J518] +[.$C$15]*[.$J518]*[.J518]*[.$J518]) -273.15" office:value-type="float" office:value="39.802914160156" calcext:value-type="float">
            <text:p>39.80</text:p>
          </table:table-cell>
          <table:table-cell table:number-columns-repeated="2"/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5345.36" calcext:value-type="float">
            <text:p>5345.36</text:p>
          </table:table-cell>
          <table:table-cell office:value-type="float" office:value="5237.7" calcext:value-type="float">
            <text:p>5237.7</text:p>
          </table:table-cell>
          <table:table-cell office:value-type="float" office:value="5453.1" calcext:value-type="float">
            <text:p>5453.1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3" calcext:value-type="float">
            <text:p>-4.03</text:p>
          </table:table-cell>
          <table:table-cell/>
          <table:table-cell table:style-name="ce5" table:formula="of:=[.$J$16] * [.B519]/ ([.$J$3]+[.B519])" office:value-type="float" office:value="1426.78924182945" calcext:value-type="float">
            <text:p>1427</text:p>
          </table:table-cell>
          <table:table-cell table:formula="of:=LN([.B519]/[.$C$3])" office:value-type="float" office:value="-0.626356198119083" calcext:value-type="float">
            <text:p>-0.626356198119083</text:p>
          </table:table-cell>
          <table:table-cell table:formula="of:=1/([.$C$12]+[.$C$13]*[.J519]+[.$C$14]*[.J519]*[.J519]*[.J519])-273.15" office:value-type="float" office:value="40.0644279380303" calcext:value-type="float">
            <text:p>40.06</text:p>
          </table:table-cell>
          <table:table-cell/>
          <table:table-cell table:formula="of:=1/([.$C$12]+[.$C$13]*[.J519]+[.$C$14]*[.J519]*[.J519] +[.$C$15]*[.$J519]*[.J519]*[.$J519]) -273.15" office:value-type="float" office:value="39.9029155128845" calcext:value-type="float">
            <text:p>39.9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23.88" calcext:value-type="float">
            <text:p>5323.88</text:p>
          </table:table-cell>
          <table:table-cell office:value-type="float" office:value="5216.6" calcext:value-type="float">
            <text:p>5216.6</text:p>
          </table:table-cell>
          <table:table-cell office:value-type="float" office:value="5431.2" calcext:value-type="float">
            <text:p>5431.2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3" calcext:value-type="float">
            <text:p>-4.03</text:p>
          </table:table-cell>
          <table:table-cell/>
          <table:table-cell table:style-name="ce5" table:formula="of:=[.$J$16] * [.B520]/ ([.$J$3]+[.B520])" office:value-type="float" office:value="1423.04771898501" calcext:value-type="float">
            <text:p>1423</text:p>
          </table:table-cell>
          <table:table-cell table:formula="of:=LN([.B520]/[.$C$3])" office:value-type="float" office:value="-0.630382732159225" calcext:value-type="float">
            <text:p>-0.630382732159225</text:p>
          </table:table-cell>
          <table:table-cell table:formula="of:=1/([.$C$12]+[.$C$13]*[.J520]+[.$C$14]*[.J520]*[.J520]*[.J520])-273.15" office:value-type="float" office:value="40.1670118552329" calcext:value-type="float">
            <text:p>40.17</text:p>
          </table:table-cell>
          <table:table-cell/>
          <table:table-cell table:formula="of:=1/([.$C$12]+[.$C$13]*[.J520]+[.$C$14]*[.J520]*[.J520] +[.$C$15]*[.$J520]*[.J520]*[.$J520]) -273.15" office:value-type="float" office:value="40.0029111520718" calcext:value-type="float">
            <text:p>40.00</text:p>
          </table:table-cell>
          <table:table-cell table:number-columns-repeated="2"/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5302.49" calcext:value-type="float">
            <text:p>5302.49</text:p>
          </table:table-cell>
          <table:table-cell office:value-type="float" office:value="5195.9" calcext:value-type="float">
            <text:p>5195.9</text:p>
          </table:table-cell>
          <table:table-cell office:value-type="float" office:value="5409.1" calcext:value-type="float">
            <text:p>5409.1</text:p>
          </table:table-cell>
          <table:table-cell office:value-type="float" office:value="2.01" calcext:value-type="float">
            <text:p>2.01</text:p>
          </table:table-cell>
          <table:table-cell office:value-type="float" office:value="0.5" calcext:value-type="float">
            <text:p>0.5</text:p>
          </table:table-cell>
          <table:table-cell office:value-type="float" office:value="-4.02" calcext:value-type="float">
            <text:p>-4.02</text:p>
          </table:table-cell>
          <table:table-cell/>
          <table:table-cell table:style-name="ce5" table:formula="of:=[.$J$16] * [.B521]/ ([.$J$3]+[.B521])" office:value-type="float" office:value="1419.31143493641" calcext:value-type="float">
            <text:p>1419</text:p>
          </table:table-cell>
          <table:table-cell table:formula="of:=LN([.B521]/[.$C$3])" office:value-type="float" office:value="-0.634408571442" calcext:value-type="float">
            <text:p>-0.634408571442</text:p>
          </table:table-cell>
          <table:table-cell table:formula="of:=1/([.$C$12]+[.$C$13]*[.J521]+[.$C$14]*[.J521]*[.J521]*[.J521])-273.15" office:value-type="float" office:value="40.2696609670371" calcext:value-type="float">
            <text:p>40.27</text:p>
          </table:table-cell>
          <table:table-cell/>
          <table:table-cell table:formula="of:=1/([.$C$12]+[.$C$13]*[.J521]+[.$C$14]*[.J521]*[.J521] +[.$C$15]*[.$J521]*[.J521]*[.$J521]) -273.15" office:value-type="float" office:value="40.1029455138297" calcext:value-type="float">
            <text:p>40.10</text:p>
          </table:table-cell>
          <table:table-cell table:number-columns-repeated="2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5281.21" calcext:value-type="float">
            <text:p>5281.21</text:p>
          </table:table-cell>
          <table:table-cell office:value-type="float" office:value="5175.1" calcext:value-type="float">
            <text:p>5175.1</text:p>
          </table:table-cell>
          <table:table-cell office:value-type="float" office:value="5387.4" calcext:value-type="float">
            <text:p>5387.4</text:p>
          </table:table-cell>
          <table:table-cell office:value-type="float" office:value="2.01" calcext:value-type="float">
            <text:p>2.01</text:p>
          </table:table-cell>
          <table:table-cell office:value-type="float" office:value="0.5" calcext:value-type="float">
            <text:p>0.5</text:p>
          </table:table-cell>
          <table:table-cell office:value-type="float" office:value="-4.02" calcext:value-type="float">
            <text:p>-4.02</text:p>
          </table:table-cell>
          <table:table-cell/>
          <table:table-cell table:style-name="ce5" table:formula="of:=[.$J$16] * [.B522]/ ([.$J$3]+[.B522])" office:value-type="float" office:value="1415.58398582311" calcext:value-type="float">
            <text:p>1416</text:p>
          </table:table-cell>
          <table:table-cell table:formula="of:=LN([.B522]/[.$C$3])" office:value-type="float" office:value="-0.638429854863879" calcext:value-type="float">
            <text:p>-0.638429854863879</text:p>
          </table:table-cell>
          <table:table-cell table:formula="of:=1/([.$C$12]+[.$C$13]*[.J522]+[.$C$14]*[.J522]*[.J522]*[.J522])-273.15" office:value-type="float" office:value="40.3722768593897" calcext:value-type="float">
            <text:p>40.37</text:p>
          </table:table-cell>
          <table:table-cell/>
          <table:table-cell table:formula="of:=1/([.$C$12]+[.$C$13]*[.J522]+[.$C$14]*[.J522]*[.J522] +[.$C$15]*[.$J522]*[.J522]*[.$J522]) -273.15" office:value-type="float" office:value="40.2029225961111" calcext:value-type="float">
            <text:p>40.20</text:p>
          </table:table-cell>
          <table:table-cell table:number-columns-repeated="2"/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5260.02" calcext:value-type="float">
            <text:p>5260.02</text:p>
          </table:table-cell>
          <table:table-cell office:value-type="float" office:value="5154.3" calcext:value-type="float">
            <text:p>5154.3</text:p>
          </table:table-cell>
          <table:table-cell office:value-type="float" office:value="5365.7" calcext:value-type="float">
            <text:p>5365.7</text:p>
          </table:table-cell>
          <table:table-cell office:value-type="float" office:value="2.01" calcext:value-type="float">
            <text:p>2.01</text:p>
          </table:table-cell>
          <table:table-cell office:value-type="float" office:value="0.5" calcext:value-type="float">
            <text:p>0.5</text:p>
          </table:table-cell>
          <table:table-cell office:value-type="float" office:value="-4.02" calcext:value-type="float">
            <text:p>-4.02</text:p>
          </table:table-cell>
          <table:table-cell/>
          <table:table-cell table:style-name="ce5" table:formula="of:=[.$J$16] * [.B523]/ ([.$J$3]+[.B523])" office:value-type="float" office:value="1411.86197134735" calcext:value-type="float">
            <text:p>1412</text:p>
          </table:table-cell>
          <table:table-cell table:formula="of:=LN([.B523]/[.$C$3])" office:value-type="float" office:value="-0.642450263970287" calcext:value-type="float">
            <text:p>-0.642450263970287</text:p>
          </table:table-cell>
          <table:table-cell table:formula="of:=1/([.$C$12]+[.$C$13]*[.J523]+[.$C$14]*[.J523]*[.J523]*[.J523])-273.15" office:value-type="float" office:value="40.4749535076612" calcext:value-type="float">
            <text:p>40.47</text:p>
          </table:table-cell>
          <table:table-cell/>
          <table:table-cell table:formula="of:=1/([.$C$12]+[.$C$13]*[.J523]+[.$C$14]*[.J523]*[.J523] +[.$C$15]*[.$J523]*[.J523]*[.$J523]) -273.15" office:value-type="float" office:value="40.3029338645907" calcext:value-type="float">
            <text:p>40.30</text:p>
          </table:table-cell>
          <table:table-cell table:number-columns-repeated="2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5238.92" calcext:value-type="float">
            <text:p>5238.92</text:p>
          </table:table-cell>
          <table:table-cell office:value-type="float" office:value="5133.6" calcext:value-type="float">
            <text:p>5133.6</text:p>
          </table:table-cell>
          <table:table-cell office:value-type="float" office:value="5344.2" calcext:value-type="float">
            <text:p>5344.2</text:p>
          </table:table-cell>
          <table:table-cell office:value-type="float" office:value="2.01" calcext:value-type="float">
            <text:p>2.01</text:p>
          </table:table-cell>
          <table:table-cell office:value-type="float" office:value="0.5" calcext:value-type="float">
            <text:p>0.5</text:p>
          </table:table-cell>
          <table:table-cell office:value-type="float" office:value="-4.02" calcext:value-type="float">
            <text:p>-4.02</text:p>
          </table:table-cell>
          <table:table-cell/>
          <table:table-cell table:style-name="ce5" table:formula="of:=[.$J$16] * [.B524]/ ([.$J$3]+[.B524])" office:value-type="float" office:value="1408.14548012589" calcext:value-type="float">
            <text:p>1408</text:p>
          </table:table-cell>
          <table:table-cell table:formula="of:=LN([.B524]/[.$C$3])" office:value-type="float" office:value="-0.646469722774264" calcext:value-type="float">
            <text:p>-0.646469722774264</text:p>
          </table:table-cell>
          <table:table-cell table:formula="of:=1/([.$C$12]+[.$C$13]*[.J524]+[.$C$14]*[.J524]*[.J524]*[.J524])-273.15" office:value-type="float" office:value="40.5776891118495" calcext:value-type="float">
            <text:p>40.58</text:p>
          </table:table-cell>
          <table:table-cell/>
          <table:table-cell table:formula="of:=1/([.$C$12]+[.$C$13]*[.J524]+[.$C$14]*[.J524]*[.J524] +[.$C$15]*[.$J524]*[.J524]*[.$J524]) -273.15" office:value-type="float" office:value="40.4029774393688" calcext:value-type="float">
            <text:p>40.40</text:p>
          </table:table-cell>
          <table:table-cell table:number-columns-repeated="2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5217.92" calcext:value-type="float">
            <text:p>5217.92</text:p>
          </table:table-cell>
          <table:table-cell office:value-type="float" office:value="5113.3" calcext:value-type="float">
            <text:p>5113.3</text:p>
          </table:table-cell>
          <table:table-cell office:value-type="float" office:value="5322.5" calcext:value-type="float">
            <text:p>5322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.01" calcext:value-type="float">
            <text:p>-4.01</text:p>
          </table:table-cell>
          <table:table-cell/>
          <table:table-cell table:style-name="ce5" table:formula="of:=[.$J$16] * [.B525]/ ([.$J$3]+[.B525])" office:value-type="float" office:value="1404.43636975355" calcext:value-type="float">
            <text:p>1404</text:p>
          </table:table-cell>
          <table:table-cell table:formula="of:=LN([.B525]/[.$C$3])" office:value-type="float" office:value="-0.650486237941691" calcext:value-type="float">
            <text:p>-0.650486237941691</text:p>
          </table:table-cell>
          <table:table-cell table:formula="of:=1/([.$C$12]+[.$C$13]*[.J525]+[.$C$14]*[.J525]*[.J525]*[.J525])-273.15" office:value-type="float" office:value="40.6804327995591" calcext:value-type="float">
            <text:p>40.68</text:p>
          </table:table-cell>
          <table:table-cell/>
          <table:table-cell table:formula="of:=1/([.$C$12]+[.$C$13]*[.J525]+[.$C$14]*[.J525]*[.J525] +[.$C$15]*[.$J525]*[.J525]*[.$J525]) -273.15" office:value-type="float" office:value="40.5030036738463" calcext:value-type="float">
            <text:p>40.50</text:p>
          </table:table-cell>
          <table:table-cell table:number-columns-repeated="2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5197.02" calcext:value-type="float">
            <text:p>5197.02</text:p>
          </table:table-cell>
          <table:table-cell office:value-type="float" office:value="5092.8" calcext:value-type="float">
            <text:p>5092.8</text:p>
          </table:table-cell>
          <table:table-cell office:value-type="float" office:value="5301.2" calcext:value-type="float">
            <text:p>5301.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.01" calcext:value-type="float">
            <text:p>-4.01</text:p>
          </table:table-cell>
          <table:table-cell/>
          <table:table-cell table:style-name="ce5" table:formula="of:=[.$J$16] * [.B526]/ ([.$J$3]+[.B526])" office:value-type="float" office:value="1400.7347440485" calcext:value-type="float">
            <text:p>1401</text:p>
          </table:table-cell>
          <table:table-cell table:formula="of:=LN([.B526]/[.$C$3])" office:value-type="float" office:value="-0.654499708601084" calcext:value-type="float">
            <text:p>-0.654499708601084</text:p>
          </table:table-cell>
          <table:table-cell table:formula="of:=1/([.$C$12]+[.$C$13]*[.J526]+[.$C$14]*[.J526]*[.J526]*[.J526])-273.15" office:value-type="float" office:value="40.7831820014629" calcext:value-type="float">
            <text:p>40.78</text:p>
          </table:table-cell>
          <table:table-cell/>
          <table:table-cell table:formula="of:=1/([.$C$12]+[.$C$13]*[.J526]+[.$C$14]*[.J526]*[.J526] +[.$C$15]*[.$J526]*[.J526]*[.$J526]) -273.15" office:value-type="float" office:value="40.6030099792679" calcext:value-type="float">
            <text:p>40.60</text:p>
          </table:table-cell>
          <table:table-cell table:number-columns-repeated="2"/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5176.22" calcext:value-type="float">
            <text:p>5176.22</text:p>
          </table:table-cell>
          <table:table-cell office:value-type="float" office:value="5072.4" calcext:value-type="float">
            <text:p>5072.4</text:p>
          </table:table-cell>
          <table:table-cell office:value-type="float" office:value="5280" calcext:value-type="float">
            <text:p>528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.01" calcext:value-type="float">
            <text:p>-4.01</text:p>
          </table:table-cell>
          <table:table-cell/>
          <table:table-cell table:style-name="ce5" table:formula="of:=[.$J$16] * [.B527]/ ([.$J$3]+[.B527])" office:value-type="float" office:value="1397.04070710625" calcext:value-type="float">
            <text:p>1397</text:p>
          </table:table-cell>
          <table:table-cell table:formula="of:=LN([.B527]/[.$C$3])" office:value-type="float" office:value="-0.658510032834722" calcext:value-type="float">
            <text:p>-0.658510032834722</text:p>
          </table:table-cell>
          <table:table-cell table:formula="of:=1/([.$C$12]+[.$C$13]*[.J527]+[.$C$14]*[.J527]*[.J527]*[.J527])-273.15" office:value-type="float" office:value="40.8859341126931" calcext:value-type="float">
            <text:p>40.89</text:p>
          </table:table-cell>
          <table:table-cell/>
          <table:table-cell table:formula="of:=1/([.$C$12]+[.$C$13]*[.J527]+[.$C$14]*[.J527]*[.J527] +[.$C$15]*[.$J527]*[.J527]*[.$J527]) -273.15" office:value-type="float" office:value="40.7029937351011" calcext:value-type="float">
            <text:p>40.70</text:p>
          </table:table-cell>
          <table:table-cell table:number-columns-repeated="2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5155.51" calcext:value-type="float">
            <text:p>5155.51</text:p>
          </table:table-cell>
          <table:table-cell office:value-type="float" office:value="5052.1" calcext:value-type="float">
            <text:p>5052.1</text:p>
          </table:table-cell>
          <table:table-cell office:value-type="float" office:value="5258.9" calcext:value-type="float">
            <text:p>5258.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.01" calcext:value-type="float">
            <text:p>-4.01</text:p>
          </table:table-cell>
          <table:table-cell/>
          <table:table-cell table:style-name="ce5" table:formula="of:=[.$J$16] * [.B528]/ ([.$J$3]+[.B528])" office:value-type="float" office:value="1393.35258001875" calcext:value-type="float">
            <text:p>1393</text:p>
          </table:table-cell>
          <table:table-cell table:formula="of:=LN([.B528]/[.$C$3])" office:value-type="float" office:value="-0.662519047343992" calcext:value-type="float">
            <text:p>-0.662519047343992</text:p>
          </table:table-cell>
          <table:table-cell table:formula="of:=1/([.$C$12]+[.$C$13]*[.J528]+[.$C$14]*[.J528]*[.J528]*[.J528])-273.15" office:value-type="float" office:value="40.9887362512817" calcext:value-type="float">
            <text:p>40.99</text:p>
          </table:table-cell>
          <table:table-cell/>
          <table:table-cell table:formula="of:=1/([.$C$12]+[.$C$13]*[.J528]+[.$C$14]*[.J528]*[.J528] +[.$C$15]*[.$J528]*[.J528]*[.$J528]) -273.15" office:value-type="float" office:value="40.8030006884325" calcext:value-type="float">
            <text:p>40.80</text:p>
          </table:table-cell>
          <table:table-cell table:number-columns-repeated="2"/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5134.89" calcext:value-type="float">
            <text:p>5134.89</text:p>
          </table:table-cell>
          <table:table-cell office:value-type="float" office:value="5031.9" calcext:value-type="float">
            <text:p>5031.9</text:p>
          </table:table-cell>
          <table:table-cell office:value-type="float" office:value="5237.8" calcext:value-type="float">
            <text:p>5237.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.01" calcext:value-type="float">
            <text:p>-4.01</text:p>
          </table:table-cell>
          <table:table-cell/>
          <table:table-cell table:style-name="ce5" table:formula="of:=[.$J$16] * [.B529]/ ([.$J$3]+[.B529])" office:value-type="float" office:value="1389.67045284108" calcext:value-type="float">
            <text:p>1390</text:p>
          </table:table-cell>
          <table:table-cell table:formula="of:=LN([.B529]/[.$C$3])" office:value-type="float" office:value="-0.666526671459328" calcext:value-type="float">
            <text:p>-0.666526671459328</text:p>
          </table:table-cell>
          <table:table-cell table:formula="of:=1/([.$C$12]+[.$C$13]*[.J529]+[.$C$14]*[.J529]*[.J529]*[.J529])-273.15" office:value-type="float" office:value="41.0915864617301" calcext:value-type="float">
            <text:p>41.09</text:p>
          </table:table-cell>
          <table:table-cell/>
          <table:table-cell table:formula="of:=1/([.$C$12]+[.$C$13]*[.J529]+[.$C$14]*[.J529]*[.J529] +[.$C$15]*[.$J529]*[.J529]*[.$J529]) -273.15" office:value-type="float" office:value="40.9030288187748" calcext:value-type="float">
            <text:p>40.9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14.37" calcext:value-type="float">
            <text:p>5114.37</text:p>
          </table:table-cell>
          <table:table-cell office:value-type="float" office:value="5012.1" calcext:value-type="float">
            <text:p>5012.1</text:p>
          </table:table-cell>
          <table:table-cell office:value-type="float" office:value="5216.7" calcext:value-type="float">
            <text:p>5216.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5" table:formula="of:=[.$J$16] * [.B530]/ ([.$J$3]+[.B530])" office:value-type="float" office:value="1385.99620890583" calcext:value-type="float">
            <text:p>1386</text:p>
          </table:table-cell>
          <table:table-cell table:formula="of:=LN([.B530]/[.$C$3])" office:value-type="float" office:value="-0.670530868331578" calcext:value-type="float">
            <text:p>-0.670530868331578</text:p>
          </table:table-cell>
          <table:table-cell table:formula="of:=1/([.$C$12]+[.$C$13]*[.J530]+[.$C$14]*[.J530]*[.J530]*[.J530])-273.15" office:value-type="float" office:value="41.1944325177071" calcext:value-type="float">
            <text:p>41.19</text:p>
          </table:table-cell>
          <table:table-cell/>
          <table:table-cell table:formula="of:=1/([.$C$12]+[.$C$13]*[.J530]+[.$C$14]*[.J530]*[.J530] +[.$C$15]*[.$J530]*[.J530]*[.$J530]) -273.15" office:value-type="float" office:value="41.0030272350147" calcext:value-type="float">
            <text:p>41.00</text:p>
          </table:table-cell>
          <table:table-cell table:number-columns-repeated="2"/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5093.94" calcext:value-type="float">
            <text:p>5093.94</text:p>
          </table:table-cell>
          <table:table-cell office:value-type="float" office:value="4992.1" calcext:value-type="float">
            <text:p>4992.1</text:p>
          </table:table-cell>
          <table:table-cell office:value-type="float" office:value="5195.8" calcext:value-type="float">
            <text:p>5195.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5" table:formula="of:=[.$J$16] * [.B531]/ ([.$J$3]+[.B531])" office:value-type="float" office:value="1382.32815553792" calcext:value-type="float">
            <text:p>1382</text:p>
          </table:table-cell>
          <table:table-cell table:formula="of:=LN([.B531]/[.$C$3])" office:value-type="float" office:value="-0.674533495069164" calcext:value-type="float">
            <text:p>-0.674533495069164</text:p>
          </table:table-cell>
          <table:table-cell table:formula="of:=1/([.$C$12]+[.$C$13]*[.J531]+[.$C$14]*[.J531]*[.J531]*[.J531])-273.15" office:value-type="float" office:value="41.2973221590532" calcext:value-type="float">
            <text:p>41.30</text:p>
          </table:table-cell>
          <table:table-cell/>
          <table:table-cell table:formula="of:=1/([.$C$12]+[.$C$13]*[.J531]+[.$C$14]*[.J531]*[.J531] +[.$C$15]*[.$J531]*[.J531]*[.$J531]) -273.15" office:value-type="float" office:value="41.1030422591967" calcext:value-type="float">
            <text:p>41.10</text:p>
          </table:table-cell>
          <table:table-cell table:number-columns-repeated="2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5073.6" calcext:value-type="float">
            <text:p>5073.6</text:p>
          </table:table-cell>
          <table:table-cell office:value-type="float" office:value="4972.1" calcext:value-type="float">
            <text:p>4972.1</text:p>
          </table:table-cell>
          <table:table-cell office:value-type="float" office:value="5175.1" calcext:value-type="float">
            <text:p>5175.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5" table:formula="of:=[.$J$16] * [.B532]/ ([.$J$3]+[.B532])" office:value-type="float" office:value="1378.66638361108" calcext:value-type="float">
            <text:p>1379</text:p>
          </table:table-cell>
          <table:table-cell table:formula="of:=LN([.B532]/[.$C$3])" office:value-type="float" office:value="-0.6785344681921" calcext:value-type="float">
            <text:p>-0.6785344681921</text:p>
          </table:table-cell>
          <table:table-cell table:formula="of:=1/([.$C$12]+[.$C$13]*[.J532]+[.$C$14]*[.J532]*[.J532]*[.J532])-273.15" office:value-type="float" office:value="41.4002533363138" calcext:value-type="float">
            <text:p>41.40</text:p>
          </table:table-cell>
          <table:table-cell/>
          <table:table-cell table:formula="of:=1/([.$C$12]+[.$C$13]*[.J532]+[.$C$14]*[.J532]*[.J532] +[.$C$15]*[.$J532]*[.J532]*[.$J532]) -273.15" office:value-type="float" office:value="41.2030717861592" calcext:value-type="float">
            <text:p>41.20</text:p>
          </table:table-cell>
          <table:table-cell table:number-columns-repeated="2"/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5053.36" calcext:value-type="float">
            <text:p>5053.36</text:p>
          </table:table-cell>
          <table:table-cell office:value-type="float" office:value="4952.3" calcext:value-type="float">
            <text:p>4952.3</text:p>
          </table:table-cell>
          <table:table-cell office:value-type="float" office:value="5154.4" calcext:value-type="float">
            <text:p>5154.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5" table:formula="of:=[.$J$16] * [.B533]/ ([.$J$3]+[.B533])" office:value-type="float" office:value="1375.01279182854" calcext:value-type="float">
            <text:p>1375</text:p>
          </table:table-cell>
          <table:table-cell table:formula="of:=LN([.B533]/[.$C$3])" office:value-type="float" office:value="-0.682531724416998" calcext:value-type="float">
            <text:p>-0.682531724416998</text:p>
          </table:table-cell>
          <table:table-cell table:formula="of:=1/([.$C$12]+[.$C$13]*[.J533]+[.$C$14]*[.J533]*[.J533]*[.J533])-273.15" office:value-type="float" office:value="41.5031729969868" calcext:value-type="float">
            <text:p>41.50</text:p>
          </table:table-cell>
          <table:table-cell/>
          <table:table-cell table:formula="of:=1/([.$C$12]+[.$C$13]*[.J533]+[.$C$14]*[.J533]*[.J533] +[.$C$15]*[.$J533]*[.J533]*[.$J533]) -273.15" office:value-type="float" office:value="41.3030641669393" calcext:value-type="float">
            <text:p>41.30</text:p>
          </table:table-cell>
          <table:table-cell table:number-columns-repeated="2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5033.21" calcext:value-type="float">
            <text:p>5033.21</text:p>
          </table:table-cell>
          <table:table-cell office:value-type="float" office:value="4932.8" calcext:value-type="float">
            <text:p>4932.8</text:p>
          </table:table-cell>
          <table:table-cell office:value-type="float" office:value="5133.6" calcext:value-type="float">
            <text:p>5133.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3.99" calcext:value-type="float">
            <text:p>-3.99</text:p>
          </table:table-cell>
          <table:table-cell/>
          <table:table-cell table:style-name="ce5" table:formula="of:=[.$J$16] * [.B534]/ ([.$J$3]+[.B534])" office:value-type="float" office:value="1371.36567373169" calcext:value-type="float">
            <text:p>1371</text:p>
          </table:table-cell>
          <table:table-cell table:formula="of:=LN([.B534]/[.$C$3])" office:value-type="float" office:value="-0.686527141452746" calcext:value-type="float">
            <text:p>-0.686527141452746</text:p>
          </table:table-cell>
          <table:table-cell table:formula="of:=1/([.$C$12]+[.$C$13]*[.J534]+[.$C$14]*[.J534]*[.J534]*[.J534])-273.15" office:value-type="float" office:value="41.6061295100722" calcext:value-type="float">
            <text:p>41.61</text:p>
          </table:table-cell>
          <table:table-cell/>
          <table:table-cell table:formula="of:=1/([.$C$12]+[.$C$13]*[.J534]+[.$C$14]*[.J534]*[.J534] +[.$C$15]*[.$J534]*[.J534]*[.$J534]) -273.15" office:value-type="float" office:value="41.4030663047635" calcext:value-type="float">
            <text:p>41.40</text:p>
          </table:table-cell>
          <table:table-cell table:number-columns-repeated="2"/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5013.15" calcext:value-type="float">
            <text:p>5013.15</text:p>
          </table:table-cell>
          <table:table-cell office:value-type="float" office:value="4913.1" calcext:value-type="float">
            <text:p>4913.1</text:p>
          </table:table-cell>
          <table:table-cell office:value-type="float" office:value="5113.2" calcext:value-type="float">
            <text:p>5113.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3.99" calcext:value-type="float">
            <text:p>-3.99</text:p>
          </table:table-cell>
          <table:table-cell/>
          <table:table-cell table:style-name="ce5" table:formula="of:=[.$J$16] * [.B535]/ ([.$J$3]+[.B535])" office:value-type="float" office:value="1367.72512097728" calcext:value-type="float">
            <text:p>1368</text:p>
          </table:table-cell>
          <table:table-cell table:formula="of:=LN([.B535]/[.$C$3])" office:value-type="float" office:value="-0.690520632958066" calcext:value-type="float">
            <text:p>-0.690520632958066</text:p>
          </table:table-cell>
          <table:table-cell table:formula="of:=1/([.$C$12]+[.$C$13]*[.J535]+[.$C$14]*[.J535]*[.J535]*[.J535])-273.15" office:value-type="float" office:value="41.7091207296371" calcext:value-type="float">
            <text:p>41.71</text:p>
          </table:table-cell>
          <table:table-cell/>
          <table:table-cell table:formula="of:=1/([.$C$12]+[.$C$13]*[.J535]+[.$C$14]*[.J535]*[.J535] +[.$C$15]*[.$J535]*[.J535]*[.$J535]) -273.15" office:value-type="float" office:value="41.5030760078861" calcext:value-type="float">
            <text:p>41.50</text:p>
          </table:table-cell>
          <table:table-cell table:number-columns-repeated="2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4993.18" calcext:value-type="float">
            <text:p>4993.18</text:p>
          </table:table-cell>
          <table:table-cell office:value-type="float" office:value="4893.6" calcext:value-type="float">
            <text:p>4893.6</text:p>
          </table:table-cell>
          <table:table-cell office:value-type="float" office:value="5092.8" calcext:value-type="float">
            <text:p>5092.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3.99" calcext:value-type="float">
            <text:p>-3.99</text:p>
          </table:table-cell>
          <table:table-cell/>
          <table:table-cell table:style-name="ce5" table:formula="of:=[.$J$16] * [.B536]/ ([.$J$3]+[.B536])" office:value-type="float" office:value="1364.09122547718" calcext:value-type="float">
            <text:p>1364</text:p>
          </table:table-cell>
          <table:table-cell table:formula="of:=LN([.B536]/[.$C$3])" office:value-type="float" office:value="-0.694512111654717" calcext:value-type="float">
            <text:p>-0.694512111654717</text:p>
          </table:table-cell>
          <table:table-cell table:formula="of:=1/([.$C$12]+[.$C$13]*[.J536]+[.$C$14]*[.J536]*[.J536]*[.J536])-273.15" office:value-type="float" office:value="41.8121444781638" calcext:value-type="float">
            <text:p>41.81</text:p>
          </table:table-cell>
          <table:table-cell/>
          <table:table-cell table:formula="of:=1/([.$C$12]+[.$C$13]*[.J536]+[.$C$14]*[.J536]*[.J536] +[.$C$15]*[.$J536]*[.J536]*[.$J536]) -273.15" office:value-type="float" office:value="41.6030910562108" calcext:value-type="float">
            <text:p>41.60</text:p>
          </table:table-cell>
          <table:table-cell table:number-columns-repeated="2"/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4973.3" calcext:value-type="float">
            <text:p>4973.3</text:p>
          </table:table-cell>
          <table:table-cell office:value-type="float" office:value="4874.1" calcext:value-type="float">
            <text:p>4874.1</text:p>
          </table:table-cell>
          <table:table-cell office:value-type="float" office:value="5072.5" calcext:value-type="float">
            <text:p>5072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3.99" calcext:value-type="float">
            <text:p>-3.99</text:p>
          </table:table-cell>
          <table:table-cell/>
          <table:table-cell table:style-name="ce5" table:formula="of:=[.$J$16] * [.B537]/ ([.$J$3]+[.B537])" office:value-type="float" office:value="1360.46407939466" calcext:value-type="float">
            <text:p>1360</text:p>
          </table:table-cell>
          <table:table-cell table:formula="of:=LN([.B537]/[.$C$3])" office:value-type="float" office:value="-0.698501489321871" calcext:value-type="float">
            <text:p>-0.698501489321871</text:p>
          </table:table-cell>
          <table:table-cell table:formula="of:=1/([.$C$12]+[.$C$13]*[.J537]+[.$C$14]*[.J537]*[.J537]*[.J537])-273.15" office:value-type="float" office:value="41.9151985462704" calcext:value-type="float">
            <text:p>41.92</text:p>
          </table:table-cell>
          <table:table-cell/>
          <table:table-cell table:formula="of:=1/([.$C$12]+[.$C$13]*[.J537]+[.$C$14]*[.J537]*[.J537] +[.$C$15]*[.$J537]*[.J537]*[.$J537]) -273.15" office:value-type="float" office:value="41.7031092010793" calcext:value-type="float">
            <text:p>41.70</text:p>
          </table:table-cell>
          <table:table-cell table:number-columns-repeated="2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4953.51" calcext:value-type="float">
            <text:p>4953.51</text:p>
          </table:table-cell>
          <table:table-cell office:value-type="float" office:value="4854.7" calcext:value-type="float">
            <text:p>4854.7</text:p>
          </table:table-cell>
          <table:table-cell office:value-type="float" office:value="5052.3" calcext:value-type="float">
            <text:p>5052.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3.99" calcext:value-type="float">
            <text:p>-3.99</text:p>
          </table:table-cell>
          <table:table-cell/>
          <table:table-cell table:style-name="ce5" table:formula="of:=[.$J$16] * [.B538]/ ([.$J$3]+[.B538])" office:value-type="float" office:value="1356.84377514042" calcext:value-type="float">
            <text:p>1357</text:p>
          </table:table-cell>
          <table:table-cell table:formula="of:=LN([.B538]/[.$C$3])" office:value-type="float" office:value="-0.702488676790532" calcext:value-type="float">
            <text:p>-0.702488676790532</text:p>
          </table:table-cell>
          <table:table-cell table:formula="of:=1/([.$C$12]+[.$C$13]*[.J538]+[.$C$14]*[.J538]*[.J538]*[.J538])-273.15" office:value-type="float" office:value="42.0182806924331" calcext:value-type="float">
            <text:p>42.02</text:p>
          </table:table-cell>
          <table:table-cell/>
          <table:table-cell table:formula="of:=1/([.$C$12]+[.$C$13]*[.J538]+[.$C$14]*[.J538]*[.J538] +[.$C$15]*[.$J538]*[.J538]*[.$J538]) -273.15" office:value-type="float" office:value="41.8031281650614" calcext:value-type="float">
            <text:p>41.80</text:p>
          </table:table-cell>
          <table:table-cell table:number-columns-repeated="2"/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4933.81" calcext:value-type="float">
            <text:p>4933.81</text:p>
          </table:table-cell>
          <table:table-cell office:value-type="float" office:value="4835.6" calcext:value-type="float">
            <text:p>4835.6</text:p>
          </table:table-cell>
          <table:table-cell office:value-type="float" office:value="5032" calcext:value-type="float">
            <text:p>5032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8" calcext:value-type="float">
            <text:p>-3.98</text:p>
          </table:table-cell>
          <table:table-cell/>
          <table:table-cell table:style-name="ce5" table:formula="of:=[.$J$16] * [.B539]/ ([.$J$3]+[.B539])" office:value-type="float" office:value="1353.23040536876" calcext:value-type="float">
            <text:p>1353</text:p>
          </table:table-cell>
          <table:table-cell table:formula="of:=LN([.B539]/[.$C$3])" office:value-type="float" office:value="-0.706473583938033" calcext:value-type="float">
            <text:p>-0.706473583938033</text:p>
          </table:table-cell>
          <table:table-cell table:formula="of:=1/([.$C$12]+[.$C$13]*[.J539]+[.$C$14]*[.J539]*[.J539]*[.J539])-273.15" office:value-type="float" office:value="42.1213886427079" calcext:value-type="float">
            <text:p>42.12</text:p>
          </table:table-cell>
          <table:table-cell/>
          <table:table-cell table:formula="of:=1/([.$C$12]+[.$C$13]*[.J539]+[.$C$14]*[.J539]*[.J539] +[.$C$15]*[.$J539]*[.J539]*[.$J539]) -273.15" office:value-type="float" office:value="41.9031456417467" calcext:value-type="float">
            <text:p>41.9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14.2" calcext:value-type="float">
            <text:p>4914.2</text:p>
          </table:table-cell>
          <table:table-cell office:value-type="float" office:value="4816.4" calcext:value-type="float">
            <text:p>4816.4</text:p>
          </table:table-cell>
          <table:table-cell office:value-type="float" office:value="5012" calcext:value-type="float">
            <text:p>5012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8" calcext:value-type="float">
            <text:p>-3.98</text:p>
          </table:table-cell>
          <table:table-cell/>
          <table:table-cell table:style-name="ce5" table:formula="of:=[.$J$16] * [.B540]/ ([.$J$3]+[.B540])" office:value-type="float" office:value="1349.62406297354" calcext:value-type="float">
            <text:p>1350</text:p>
          </table:table-cell>
          <table:table-cell table:formula="of:=LN([.B540]/[.$C$3])" office:value-type="float" office:value="-0.710456119682583" calcext:value-type="float">
            <text:p>-0.710456119682583</text:p>
          </table:table-cell>
          <table:table-cell table:formula="of:=1/([.$C$12]+[.$C$13]*[.J540]+[.$C$14]*[.J540]*[.J540]*[.J540])-273.15" office:value-type="float" office:value="42.224520090454" calcext:value-type="float">
            <text:p>42.22</text:p>
          </table:table-cell>
          <table:table-cell/>
          <table:table-cell table:formula="of:=1/([.$C$12]+[.$C$13]*[.J540]+[.$C$14]*[.J540]*[.J540] +[.$C$15]*[.$J540]*[.J540]*[.$J540]) -273.15" office:value-type="float" office:value="42.0031592955369" calcext:value-type="float">
            <text:p>42.00</text:p>
          </table:table-cell>
          <table:table-cell table:number-columns-repeated="2"/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4894.68" calcext:value-type="float">
            <text:p>4894.68</text:p>
          </table:table-cell>
          <table:table-cell office:value-type="float" office:value="4797.3" calcext:value-type="float">
            <text:p>4797.3</text:p>
          </table:table-cell>
          <table:table-cell office:value-type="float" office:value="4992.1" calcext:value-type="float">
            <text:p>4992.1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8" calcext:value-type="float">
            <text:p>-3.98</text:p>
          </table:table-cell>
          <table:table-cell/>
          <table:table-cell table:style-name="ce5" table:formula="of:=[.$J$16] * [.B541]/ ([.$J$3]+[.B541])" office:value-type="float" office:value="1346.0248410842" calcext:value-type="float">
            <text:p>1346</text:p>
          </table:table-cell>
          <table:table-cell table:formula="of:=LN([.B541]/[.$C$3])" office:value-type="float" office:value="-0.714436191977886" calcext:value-type="float">
            <text:p>-0.714436191977886</text:p>
          </table:table-cell>
          <table:table-cell table:formula="of:=1/([.$C$12]+[.$C$13]*[.J541]+[.$C$14]*[.J541]*[.J541]*[.J541])-273.15" office:value-type="float" office:value="42.3276726960572" calcext:value-type="float">
            <text:p>42.33</text:p>
          </table:table-cell>
          <table:table-cell/>
          <table:table-cell table:formula="of:=1/([.$C$12]+[.$C$13]*[.J541]+[.$C$14]*[.J541]*[.J541] +[.$C$15]*[.$J541]*[.J541]*[.$J541]) -273.15" office:value-type="float" office:value="42.1031667614399" calcext:value-type="float">
            <text:p>42.10</text:p>
          </table:table-cell>
          <table:table-cell table:number-columns-repeated="2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4875.25" calcext:value-type="float">
            <text:p>4875.25</text:p>
          </table:table-cell>
          <table:table-cell office:value-type="float" office:value="4778.2" calcext:value-type="float">
            <text:p>4778.2</text:p>
          </table:table-cell>
          <table:table-cell office:value-type="float" office:value="4972.3" calcext:value-type="float">
            <text:p>4972.3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8" calcext:value-type="float">
            <text:p>-3.98</text:p>
          </table:table-cell>
          <table:table-cell/>
          <table:table-cell table:style-name="ce5" table:formula="of:=[.$J$16] * [.B542]/ ([.$J$3]+[.B542])" office:value-type="float" office:value="1342.43283306163" calcext:value-type="float">
            <text:p>1342</text:p>
          </table:table-cell>
          <table:table-cell table:formula="of:=LN([.B542]/[.$C$3])" office:value-type="float" office:value="-0.718413707807833" calcext:value-type="float">
            <text:p>-0.718413707807833</text:p>
          </table:table-cell>
          <table:table-cell table:formula="of:=1/([.$C$12]+[.$C$13]*[.J542]+[.$C$14]*[.J542]*[.J542]*[.J542])-273.15" office:value-type="float" office:value="42.4308440866555" calcext:value-type="float">
            <text:p>42.43</text:p>
          </table:table-cell>
          <table:table-cell/>
          <table:table-cell table:formula="of:=1/([.$C$12]+[.$C$13]*[.J542]+[.$C$14]*[.J542]*[.J542] +[.$C$15]*[.$J542]*[.J542]*[.$J542]) -273.15" office:value-type="float" office:value="42.2031656448658" calcext:value-type="float">
            <text:p>42.20</text:p>
          </table:table-cell>
          <table:table-cell table:number-columns-repeated="2"/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4855.9" calcext:value-type="float">
            <text:p>4855.9</text:p>
          </table:table-cell>
          <table:table-cell office:value-type="float" office:value="4759.5" calcext:value-type="float">
            <text:p>4759.5</text:p>
          </table:table-cell>
          <table:table-cell office:value-type="float" office:value="4952.3" calcext:value-type="float">
            <text:p>4952.3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7" calcext:value-type="float">
            <text:p>-3.97</text:p>
          </table:table-cell>
          <table:table-cell/>
          <table:table-cell table:style-name="ce5" table:formula="of:=[.$J$16] * [.B543]/ ([.$J$3]+[.B543])" office:value-type="float" office:value="1338.84627656352" calcext:value-type="float">
            <text:p>1339</text:p>
          </table:table-cell>
          <table:table-cell table:formula="of:=LN([.B543]/[.$C$3])" office:value-type="float" office:value="-0.722390632529614" calcext:value-type="float">
            <text:p>-0.722390632529614</text:p>
          </table:table-cell>
          <table:table-cell table:formula="of:=1/([.$C$12]+[.$C$13]*[.J543]+[.$C$14]*[.J543]*[.J543]*[.J543])-273.15" office:value-type="float" office:value="42.5340853387757" calcext:value-type="float">
            <text:p>42.53</text:p>
          </table:table-cell>
          <table:table-cell/>
          <table:table-cell table:formula="of:=1/([.$C$12]+[.$C$13]*[.J543]+[.$C$14]*[.J543]*[.J543] +[.$C$15]*[.$J543]*[.J543]*[.$J543]) -273.15" office:value-type="float" office:value="42.3032053388249" calcext:value-type="float">
            <text:p>42.30</text:p>
          </table:table-cell>
          <table:table-cell table:number-columns-repeated="2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4836.65" calcext:value-type="float">
            <text:p>4836.65</text:p>
          </table:table-cell>
          <table:table-cell office:value-type="float" office:value="4740.6" calcext:value-type="float">
            <text:p>4740.6</text:p>
          </table:table-cell>
          <table:table-cell office:value-type="float" office:value="4932.7" calcext:value-type="float">
            <text:p>4932.7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7" calcext:value-type="float">
            <text:p>-3.97</text:p>
          </table:table-cell>
          <table:table-cell/>
          <table:table-cell table:style-name="ce5" table:formula="of:=[.$J$16] * [.B544]/ ([.$J$3]+[.B544])" office:value-type="float" office:value="1335.26897244324" calcext:value-type="float">
            <text:p>1335</text:p>
          </table:table-cell>
          <table:table-cell table:formula="of:=LN([.B544]/[.$C$3])" office:value-type="float" office:value="-0.726362760671376" calcext:value-type="float">
            <text:p>-0.726362760671376</text:p>
          </table:table-cell>
          <table:table-cell table:formula="of:=1/([.$C$12]+[.$C$13]*[.J544]+[.$C$14]*[.J544]*[.J544]*[.J544])-273.15" office:value-type="float" office:value="42.63728730367" calcext:value-type="float">
            <text:p>42.64</text:p>
          </table:table-cell>
          <table:table-cell/>
          <table:table-cell table:formula="of:=1/([.$C$12]+[.$C$13]*[.J544]+[.$C$14]*[.J544]*[.J544] +[.$C$15]*[.$J544]*[.J544]*[.$J544]) -273.15" office:value-type="float" office:value="42.4031799893007" calcext:value-type="float">
            <text:p>42.40</text:p>
          </table:table-cell>
          <table:table-cell table:number-columns-repeated="2"/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4817.48" calcext:value-type="float">
            <text:p>4817.48</text:p>
          </table:table-cell>
          <table:table-cell office:value-type="float" office:value="4721.9" calcext:value-type="float">
            <text:p>4721.9</text:p>
          </table:table-cell>
          <table:table-cell office:value-type="float" office:value="4913.1" calcext:value-type="float">
            <text:p>4913.1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7" calcext:value-type="float">
            <text:p>-3.97</text:p>
          </table:table-cell>
          <table:table-cell/>
          <table:table-cell table:style-name="ce5" table:formula="of:=[.$J$16] * [.B545]/ ([.$J$3]+[.B545])" office:value-type="float" office:value="1331.69729805608" calcext:value-type="float">
            <text:p>1332</text:p>
          </table:table-cell>
          <table:table-cell table:formula="of:=LN([.B545]/[.$C$3])" office:value-type="float" office:value="-0.730334123227156" calcext:value-type="float">
            <text:p>-0.730334123227156</text:p>
          </table:table-cell>
          <table:table-cell table:formula="of:=1/([.$C$12]+[.$C$13]*[.J545]+[.$C$14]*[.J545]*[.J545]*[.J545])-273.15" office:value-type="float" office:value="42.7405547325411" calcext:value-type="float">
            <text:p>42.74</text:p>
          </table:table-cell>
          <table:table-cell/>
          <table:table-cell table:formula="of:=1/([.$C$12]+[.$C$13]*[.J545]+[.$C$14]*[.J545]*[.J545] +[.$C$15]*[.$J545]*[.J545]*[.$J545]) -273.15" office:value-type="float" office:value="42.5031909836173" calcext:value-type="float">
            <text:p>42.50</text:p>
          </table:table-cell>
          <table:table-cell table:number-columns-repeated="2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4798.39" calcext:value-type="float">
            <text:p>4798.39</text:p>
          </table:table-cell>
          <table:table-cell office:value-type="float" office:value="4703.1" calcext:value-type="float">
            <text:p>4703.1</text:p>
          </table:table-cell>
          <table:table-cell office:value-type="float" office:value="4893.6" calcext:value-type="float">
            <text:p>4893.6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7" calcext:value-type="float">
            <text:p>-3.97</text:p>
          </table:table-cell>
          <table:table-cell/>
          <table:table-cell table:style-name="ce5" table:formula="of:=[.$J$16] * [.B546]/ ([.$J$3]+[.B546])" office:value-type="float" office:value="1328.13133320584" calcext:value-type="float">
            <text:p>1328</text:p>
          </table:table-cell>
          <table:table-cell table:formula="of:=LN([.B546]/[.$C$3])" office:value-type="float" office:value="-0.734304648011619" calcext:value-type="float">
            <text:p>-0.734304648011619</text:p>
          </table:table-cell>
          <table:table-cell table:formula="of:=1/([.$C$12]+[.$C$13]*[.J546]+[.$C$14]*[.J546]*[.J546]*[.J546])-273.15" office:value-type="float" office:value="42.8438858956853" calcext:value-type="float">
            <text:p>42.84</text:p>
          </table:table-cell>
          <table:table-cell/>
          <table:table-cell table:formula="of:=1/([.$C$12]+[.$C$13]*[.J546]+[.$C$14]*[.J546]*[.J546] +[.$C$15]*[.$J546]*[.J546]*[.$J546]) -273.15" office:value-type="float" office:value="42.6032365181228" calcext:value-type="float">
            <text:p>42.60</text:p>
          </table:table-cell>
          <table:table-cell table:number-columns-repeated="2"/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4779.4" calcext:value-type="float">
            <text:p>4779.4</text:p>
          </table:table-cell>
          <table:table-cell office:value-type="float" office:value="4684.5" calcext:value-type="float">
            <text:p>4684.5</text:p>
          </table:table-cell>
          <table:table-cell office:value-type="float" office:value="4874.3" calcext:value-type="float">
            <text:p>4874.3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7" calcext:value-type="float">
            <text:p>-3.97</text:p>
          </table:table-cell>
          <table:table-cell/>
          <table:table-cell table:style-name="ce5" table:formula="of:=[.$J$16] * [.B547]/ ([.$J$3]+[.B547])" office:value-type="float" office:value="1324.57490831834" calcext:value-type="float">
            <text:p>1325</text:p>
          </table:table-cell>
          <table:table-cell table:formula="of:=LN([.B547]/[.$C$3])" office:value-type="float" office:value="-0.738270077381906" calcext:value-type="float">
            <text:p>-0.738270077381906</text:p>
          </table:table-cell>
          <table:table-cell table:formula="of:=1/([.$C$12]+[.$C$13]*[.J547]+[.$C$14]*[.J547]*[.J547]*[.J547])-273.15" office:value-type="float" office:value="42.9471699971384" calcext:value-type="float">
            <text:p>42.95</text:p>
          </table:table-cell>
          <table:table-cell/>
          <table:table-cell table:formula="of:=1/([.$C$12]+[.$C$13]*[.J547]+[.$C$14]*[.J547]*[.J547] +[.$C$15]*[.$J547]*[.J547]*[.$J547]) -273.15" office:value-type="float" office:value="42.7032092359015" calcext:value-type="float">
            <text:p>42.70</text:p>
          </table:table-cell>
          <table:table-cell table:number-columns-repeated="2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4760.48" calcext:value-type="float">
            <text:p>4760.48</text:p>
          </table:table-cell>
          <table:table-cell office:value-type="float" office:value="4666.2" calcext:value-type="float">
            <text:p>4666.2</text:p>
          </table:table-cell>
          <table:table-cell office:value-type="float" office:value="4854.7" calcext:value-type="float">
            <text:p>4854.7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6" calcext:value-type="float">
            <text:p>-3.96</text:p>
          </table:table-cell>
          <table:table-cell/>
          <table:table-cell table:style-name="ce5" table:formula="of:=[.$J$16] * [.B548]/ ([.$J$3]+[.B548])" office:value-type="float" office:value="1321.02249249347" calcext:value-type="float">
            <text:p>1321</text:p>
          </table:table-cell>
          <table:table-cell table:formula="of:=LN([.B548]/[.$C$3])" office:value-type="float" office:value="-0.742236589498628" calcext:value-type="float">
            <text:p>-0.742236589498628</text:p>
          </table:table-cell>
          <table:table-cell table:formula="of:=1/([.$C$12]+[.$C$13]*[.J548]+[.$C$14]*[.J548]*[.J548]*[.J548])-273.15" office:value-type="float" office:value="43.0505680234745" calcext:value-type="float">
            <text:p>43.05</text:p>
          </table:table-cell>
          <table:table-cell/>
          <table:table-cell table:formula="of:=1/([.$C$12]+[.$C$13]*[.J548]+[.$C$14]*[.J548]*[.J548] +[.$C$15]*[.$J548]*[.J548]*[.$J548]) -273.15" office:value-type="float" office:value="42.8032648584783" calcext:value-type="float">
            <text:p>42.80</text:p>
          </table:table-cell>
          <table:table-cell table:number-columns-repeated="2"/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4741.66" calcext:value-type="float">
            <text:p>4741.66</text:p>
          </table:table-cell>
          <table:table-cell office:value-type="float" office:value="4647.8" calcext:value-type="float">
            <text:p>4647.8</text:p>
          </table:table-cell>
          <table:table-cell office:value-type="float" office:value="4835.5" calcext:value-type="float">
            <text:p>4835.5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6" calcext:value-type="float">
            <text:p>-3.96</text:p>
          </table:table-cell>
          <table:table-cell/>
          <table:table-cell table:style-name="ce5" table:formula="of:=[.$J$16] * [.B549]/ ([.$J$3]+[.B549])" office:value-type="float" office:value="1317.47980620907" calcext:value-type="float">
            <text:p>1317</text:p>
          </table:table-cell>
          <table:table-cell table:formula="of:=LN([.B549]/[.$C$3])" office:value-type="float" office:value="-0.746197807626145" calcext:value-type="float">
            <text:p>-0.746197807626145</text:p>
          </table:table-cell>
          <table:table-cell table:formula="of:=1/([.$C$12]+[.$C$13]*[.J549]+[.$C$14]*[.J549]*[.J549]*[.J549])-273.15" office:value-type="float" office:value="43.1539138102094" calcext:value-type="float">
            <text:p>43.15</text:p>
          </table:table-cell>
          <table:table-cell/>
          <table:table-cell table:formula="of:=1/([.$C$12]+[.$C$13]*[.J549]+[.$C$14]*[.J549]*[.J549] +[.$C$15]*[.$J549]*[.J549]*[.$J549]) -273.15" office:value-type="float" office:value="42.903242491359" calcext:value-type="float">
            <text:p>42.9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22.92" calcext:value-type="float">
            <text:p>4722.92</text:p>
          </table:table-cell>
          <table:table-cell office:value-type="float" office:value="4629.4" calcext:value-type="float">
            <text:p>4629.4</text:p>
          </table:table-cell>
          <table:table-cell office:value-type="float" office:value="4816.4" calcext:value-type="float">
            <text:p>4816.4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6" calcext:value-type="float">
            <text:p>-3.96</text:p>
          </table:table-cell>
          <table:table-cell/>
          <table:table-cell table:style-name="ce5" table:formula="of:=[.$J$16] * [.B550]/ ([.$J$3]+[.B550])" office:value-type="float" office:value="1313.94317974967" calcext:value-type="float">
            <text:p>1314</text:p>
          </table:table-cell>
          <table:table-cell table:formula="of:=LN([.B550]/[.$C$3])" office:value-type="float" office:value="-0.750157840610141" calcext:value-type="float">
            <text:p>-0.750157840610141</text:p>
          </table:table-cell>
          <table:table-cell table:formula="of:=1/([.$C$12]+[.$C$13]*[.J550]+[.$C$14]*[.J550]*[.J550]*[.J550])-273.15" office:value-type="float" office:value="43.2573145434986" calcext:value-type="float">
            <text:p>43.26</text:p>
          </table:table-cell>
          <table:table-cell/>
          <table:table-cell table:formula="of:=1/([.$C$12]+[.$C$13]*[.J550]+[.$C$14]*[.J550]*[.J550] +[.$C$15]*[.$J550]*[.J550]*[.$J550]) -273.15" office:value-type="float" office:value="43.0032457496507" calcext:value-type="float">
            <text:p>43.00</text:p>
          </table:table-cell>
          <table:table-cell table:number-columns-repeated="2"/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4704.26" calcext:value-type="float">
            <text:p>4704.26</text:p>
          </table:table-cell>
          <table:table-cell office:value-type="float" office:value="4611.1" calcext:value-type="float">
            <text:p>4611.1</text:p>
          </table:table-cell>
          <table:table-cell office:value-type="float" office:value="4797.4" calcext:value-type="float">
            <text:p>4797.4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6" calcext:value-type="float">
            <text:p>-3.96</text:p>
          </table:table-cell>
          <table:table-cell/>
          <table:table-cell table:style-name="ce5" table:formula="of:=[.$J$16] * [.B551]/ ([.$J$3]+[.B551])" office:value-type="float" office:value="1310.4126940084" calcext:value-type="float">
            <text:p>1310</text:p>
          </table:table-cell>
          <table:table-cell table:formula="of:=LN([.B551]/[.$C$3])" office:value-type="float" office:value="-0.754116611816323" calcext:value-type="float">
            <text:p>-0.754116611816323</text:p>
          </table:table-cell>
          <table:table-cell table:formula="of:=1/([.$C$12]+[.$C$13]*[.J551]+[.$C$14]*[.J551]*[.J551]*[.J551])-273.15" office:value-type="float" office:value="43.3607683421307" calcext:value-type="float">
            <text:p>43.36</text:p>
          </table:table-cell>
          <table:table-cell/>
          <table:table-cell table:formula="of:=1/([.$C$12]+[.$C$13]*[.J551]+[.$C$14]*[.J551]*[.J551] +[.$C$15]*[.$J551]*[.J551]*[.$J551]) -273.15" office:value-type="float" office:value="43.1032726943592" calcext:value-type="float">
            <text:p>43.10</text:p>
          </table:table-cell>
          <table:table-cell table:number-columns-repeated="2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4685.69" calcext:value-type="float">
            <text:p>4685.69</text:p>
          </table:table-cell>
          <table:table-cell office:value-type="float" office:value="4593.1" calcext:value-type="float">
            <text:p>4593.1</text:p>
          </table:table-cell>
          <table:table-cell office:value-type="float" office:value="4778.2" calcext:value-type="float">
            <text:p>4778.2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5" calcext:value-type="float">
            <text:p>-3.95</text:p>
          </table:table-cell>
          <table:table-cell/>
          <table:table-cell table:style-name="ce5" table:formula="of:=[.$J$16] * [.B552]/ ([.$J$3]+[.B552])" office:value-type="float" office:value="1306.89032929335" calcext:value-type="float">
            <text:p>1307</text:p>
          </table:table-cell>
          <table:table-cell table:formula="of:=LN([.B552]/[.$C$3])" office:value-type="float" office:value="-0.758071909599522" calcext:value-type="float">
            <text:p>-0.758071909599522</text:p>
          </table:table-cell>
          <table:table-cell table:formula="of:=1/([.$C$12]+[.$C$13]*[.J552]+[.$C$14]*[.J552]*[.J552]*[.J552])-273.15" office:value-type="float" office:value="43.4642174547332" calcext:value-type="float">
            <text:p>43.46</text:p>
          </table:table-cell>
          <table:table-cell/>
          <table:table-cell table:formula="of:=1/([.$C$12]+[.$C$13]*[.J552]+[.$C$14]*[.J552]*[.J552] +[.$C$15]*[.$J552]*[.J552]*[.$J552]) -273.15" office:value-type="float" office:value="43.2032673915271" calcext:value-type="float">
            <text:p>43.20</text:p>
          </table:table-cell>
          <table:table-cell table:number-columns-repeated="2"/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4667.2" calcext:value-type="float">
            <text:p>4667.2</text:p>
          </table:table-cell>
          <table:table-cell office:value-type="float" office:value="4575" calcext:value-type="float">
            <text:p>4575</text:p>
          </table:table-cell>
          <table:table-cell office:value-type="float" office:value="4759.4" calcext:value-type="float">
            <text:p>4759.4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5" calcext:value-type="float">
            <text:p>-3.95</text:p>
          </table:table-cell>
          <table:table-cell/>
          <table:table-cell table:style-name="ce5" table:formula="of:=[.$J$16] * [.B553]/ ([.$J$3]+[.B553])" office:value-type="float" office:value="1303.37427729901" calcext:value-type="float">
            <text:p>1303</text:p>
          </table:table-cell>
          <table:table-cell table:formula="of:=LN([.B553]/[.$C$3])" office:value-type="float" office:value="-0.762025772862726" calcext:value-type="float">
            <text:p>-0.762025772862726</text:p>
          </table:table-cell>
          <table:table-cell table:formula="of:=1/([.$C$12]+[.$C$13]*[.J553]+[.$C$14]*[.J553]*[.J553]*[.J553])-273.15" office:value-type="float" office:value="43.5677152472605" calcext:value-type="float">
            <text:p>43.57</text:p>
          </table:table-cell>
          <table:table-cell/>
          <table:table-cell table:formula="of:=1/([.$C$12]+[.$C$13]*[.J553]+[.$C$14]*[.J553]*[.J553] +[.$C$15]*[.$J553]*[.J553]*[.$J553]) -273.15" office:value-type="float" office:value="43.3032813314513" calcext:value-type="float">
            <text:p>43.30</text:p>
          </table:table-cell>
          <table:table-cell table:number-columns-repeated="2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4648.79" calcext:value-type="float">
            <text:p>4648.79</text:p>
          </table:table-cell>
          <table:table-cell office:value-type="float" office:value="4557" calcext:value-type="float">
            <text:p>4557</text:p>
          </table:table-cell>
          <table:table-cell office:value-type="float" office:value="4740.6" calcext:value-type="float">
            <text:p>4740.6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5" calcext:value-type="float">
            <text:p>-3.95</text:p>
          </table:table-cell>
          <table:table-cell/>
          <table:table-cell table:style-name="ce5" table:formula="of:=[.$J$16] * [.B554]/ ([.$J$3]+[.B554])" office:value-type="float" office:value="1299.86461953513" calcext:value-type="float">
            <text:p>1300</text:p>
          </table:table-cell>
          <table:table-cell table:formula="of:=LN([.B554]/[.$C$3])" office:value-type="float" office:value="-0.765978122310356" calcext:value-type="float">
            <text:p>-0.765978122310356</text:p>
          </table:table-cell>
          <table:table-cell table:formula="of:=1/([.$C$12]+[.$C$13]*[.J554]+[.$C$14]*[.J554]*[.J554]*[.J554])-273.15" office:value-type="float" office:value="43.6712597473105" calcext:value-type="float">
            <text:p>43.67</text:p>
          </table:table-cell>
          <table:table-cell/>
          <table:table-cell table:formula="of:=1/([.$C$12]+[.$C$13]*[.J554]+[.$C$14]*[.J554]*[.J554] +[.$C$15]*[.$J554]*[.J554]*[.$J554]) -273.15" office:value-type="float" office:value="43.4033124939209" calcext:value-type="float">
            <text:p>43.40</text:p>
          </table:table-cell>
          <table:table-cell table:number-columns-repeated="2"/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630.47" calcext:value-type="float">
            <text:p>4630.47</text:p>
          </table:table-cell>
          <table:table-cell office:value-type="float" office:value="4539" calcext:value-type="float">
            <text:p>4539</text:p>
          </table:table-cell>
          <table:table-cell office:value-type="float" office:value="4721.9" calcext:value-type="float">
            <text:p>4721.9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5" calcext:value-type="float">
            <text:p>-3.95</text:p>
          </table:table-cell>
          <table:table-cell/>
          <table:table-cell table:style-name="ce5" table:formula="of:=[.$J$16] * [.B555]/ ([.$J$3]+[.B555])" office:value-type="float" office:value="1296.3633512799" calcext:value-type="float">
            <text:p>1296</text:p>
          </table:table-cell>
          <table:table-cell table:formula="of:=LN([.B555]/[.$C$3])" office:value-type="float" office:value="-0.769926718168835" calcext:value-type="float">
            <text:p>-0.769926718168835</text:p>
          </table:table-cell>
          <table:table-cell table:formula="of:=1/([.$C$12]+[.$C$13]*[.J555]+[.$C$14]*[.J555]*[.J555]*[.J555])-273.15" office:value-type="float" office:value="43.7747923039397" calcext:value-type="float">
            <text:p>43.77</text:p>
          </table:table-cell>
          <table:table-cell/>
          <table:table-cell table:formula="of:=1/([.$C$12]+[.$C$13]*[.J555]+[.$C$14]*[.J555]*[.J555] +[.$C$15]*[.$J555]*[.J555]*[.$J555]) -273.15" office:value-type="float" office:value="43.5033041285361" calcext:value-type="float">
            <text:p>43.50</text:p>
          </table:table-cell>
          <table:table-cell table:number-columns-repeated="2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4612.23" calcext:value-type="float">
            <text:p>4612.23</text:p>
          </table:table-cell>
          <table:table-cell office:value-type="float" office:value="4521.1" calcext:value-type="float">
            <text:p>4521.1</text:p>
          </table:table-cell>
          <table:table-cell office:value-type="float" office:value="4703.3" calcext:value-type="float">
            <text:p>4703.3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5" calcext:value-type="float">
            <text:p>-3.95</text:p>
          </table:table-cell>
          <table:table-cell/>
          <table:table-cell table:style-name="ce5" table:formula="of:=[.$J$16] * [.B556]/ ([.$J$3]+[.B556])" office:value-type="float" office:value="1292.86865043871" calcext:value-type="float">
            <text:p>1293</text:p>
          </table:table-cell>
          <table:table-cell table:formula="of:=LN([.B556]/[.$C$3])" office:value-type="float" office:value="-0.773873621926099" calcext:value-type="float">
            <text:p>-0.773873621926099</text:p>
          </table:table-cell>
          <table:table-cell table:formula="of:=1/([.$C$12]+[.$C$13]*[.J556]+[.$C$14]*[.J556]*[.J556]*[.J556])-273.15" office:value-type="float" office:value="43.878366990612" calcext:value-type="float">
            <text:p>43.88</text:p>
          </table:table-cell>
          <table:table-cell/>
          <table:table-cell table:formula="of:=1/([.$C$12]+[.$C$13]*[.J556]+[.$C$14]*[.J556]*[.J556] +[.$C$15]*[.$J556]*[.J556]*[.$J556]) -273.15" office:value-type="float" office:value="43.6033083719255" calcext:value-type="float">
            <text:p>43.60</text:p>
          </table:table-cell>
          <table:table-cell table:number-columns-repeated="2"/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4594.07" calcext:value-type="float">
            <text:p>4594.07</text:p>
          </table:table-cell>
          <table:table-cell office:value-type="float" office:value="4503.6" calcext:value-type="float">
            <text:p>4503.6</text:p>
          </table:table-cell>
          <table:table-cell office:value-type="float" office:value="4684.6" calcext:value-type="float">
            <text:p>4684.6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/>
          <table:table-cell table:style-name="ce5" table:formula="of:=[.$J$16] * [.B557]/ ([.$J$3]+[.B557])" office:value-type="float" office:value="1289.38059910635" calcext:value-type="float">
            <text:p>1289</text:p>
          </table:table-cell>
          <table:table-cell table:formula="of:=LN([.B557]/[.$C$3])" office:value-type="float" office:value="-0.777818751577226" calcext:value-type="float">
            <text:p>-0.777818751577226</text:p>
          </table:table-cell>
          <table:table-cell table:formula="of:=1/([.$C$12]+[.$C$13]*[.J557]+[.$C$14]*[.J557]*[.J557]*[.J557])-273.15" office:value-type="float" office:value="43.9819817412804" calcext:value-type="float">
            <text:p>43.98</text:p>
          </table:table-cell>
          <table:table-cell/>
          <table:table-cell table:formula="of:=1/([.$C$12]+[.$C$13]*[.J557]+[.$C$14]*[.J557]*[.J557] +[.$C$15]*[.$J557]*[.J557]*[.$J557]) -273.15" office:value-type="float" office:value="43.7033231208342" calcext:value-type="float">
            <text:p>43.70</text:p>
          </table:table-cell>
          <table:table-cell table:number-columns-repeated="2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4575.99" calcext:value-type="float">
            <text:p>4575.99</text:p>
          </table:table-cell>
          <table:table-cell office:value-type="float" office:value="4485.8" calcext:value-type="float">
            <text:p>4485.8</text:p>
          </table:table-cell>
          <table:table-cell office:value-type="float" office:value="4666.1" calcext:value-type="float">
            <text:p>4666.1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/>
          <table:table-cell table:style-name="ce5" table:formula="of:=[.$J$16] * [.B558]/ ([.$J$3]+[.B558])" office:value-type="float" office:value="1285.89927956866" calcext:value-type="float">
            <text:p>1286</text:p>
          </table:table-cell>
          <table:table-cell table:formula="of:=LN([.B558]/[.$C$3])" office:value-type="float" office:value="-0.781762024233622" calcext:value-type="float">
            <text:p>-0.781762024233622</text:p>
          </table:table-cell>
          <table:table-cell table:formula="of:=1/([.$C$12]+[.$C$13]*[.J558]+[.$C$14]*[.J558]*[.J558]*[.J558])-273.15" office:value-type="float" office:value="44.0856344593893" calcext:value-type="float">
            <text:p>44.09</text:p>
          </table:table-cell>
          <table:table-cell/>
          <table:table-cell table:formula="of:=1/([.$C$12]+[.$C$13]*[.J558]+[.$C$14]*[.J558]*[.J558] +[.$C$15]*[.$J558]*[.J558]*[.$J558]) -273.15" office:value-type="float" office:value="43.8033462449357" calcext:value-type="float">
            <text:p>43.80</text:p>
          </table:table-cell>
          <table:table-cell table:number-columns-repeated="2"/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4557.99" calcext:value-type="float">
            <text:p>4557.99</text:p>
          </table:table-cell>
          <table:table-cell office:value-type="float" office:value="4468.2" calcext:value-type="float">
            <text:p>4468.2</text:p>
          </table:table-cell>
          <table:table-cell office:value-type="float" office:value="4647.8" calcext:value-type="float">
            <text:p>4647.8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/>
          <table:table-cell table:style-name="ce5" table:formula="of:=[.$J$16] * [.B559]/ ([.$J$3]+[.B559])" office:value-type="float" office:value="1282.4247742992" calcext:value-type="float">
            <text:p>1282</text:p>
          </table:table-cell>
          <table:table-cell table:formula="of:=LN([.B559]/[.$C$3])" office:value-type="float" office:value="-0.785703356117673" calcext:value-type="float">
            <text:p>-0.785703356117673</text:p>
          </table:table-cell>
          <table:table-cell table:formula="of:=1/([.$C$12]+[.$C$13]*[.J559]+[.$C$14]*[.J559]*[.J559]*[.J559])-273.15" office:value-type="float" office:value="44.1893230176032" calcext:value-type="float">
            <text:p>44.19</text:p>
          </table:table-cell>
          <table:table-cell/>
          <table:table-cell table:formula="of:=1/([.$C$12]+[.$C$13]*[.J559]+[.$C$14]*[.J559]*[.J559] +[.$C$15]*[.$J559]*[.J559]*[.$J559]) -273.15" office:value-type="float" office:value="43.9033755866291" calcext:value-type="float">
            <text:p>43.9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40.08" calcext:value-type="float">
            <text:p>4540.08</text:p>
          </table:table-cell>
          <table:table-cell office:value-type="float" office:value="4450.6" calcext:value-type="float">
            <text:p>4450.6</text:p>
          </table:table-cell>
          <table:table-cell office:value-type="float" office:value="4629.5" calcext:value-type="float">
            <text:p>4629.5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/>
          <table:table-cell table:style-name="ce5" table:formula="of:=[.$J$16] * [.B560]/ ([.$J$3]+[.B560])" office:value-type="float" office:value="1278.9591033887" calcext:value-type="float">
            <text:p>1279</text:p>
          </table:table-cell>
          <table:table-cell table:formula="of:=LN([.B560]/[.$C$3])" office:value-type="float" office:value="-0.789640459950665" calcext:value-type="float">
            <text:p>-0.789640459950665</text:p>
          </table:table-cell>
          <table:table-cell table:formula="of:=1/([.$C$12]+[.$C$13]*[.J560]+[.$C$14]*[.J560]*[.J560]*[.J560])-273.15" office:value-type="float" office:value="44.2929872383994" calcext:value-type="float">
            <text:p>44.29</text:p>
          </table:table-cell>
          <table:table-cell/>
          <table:table-cell table:formula="of:=1/([.$C$12]+[.$C$13]*[.J560]+[.$C$14]*[.J560]*[.J560] +[.$C$15]*[.$J560]*[.J560]*[.$J560]) -273.15" office:value-type="float" office:value="44.0033530131146" calcext:value-type="float">
            <text:p>44.00</text:p>
          </table:table-cell>
          <table:table-cell table:number-columns-repeated="2"/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4522.24" calcext:value-type="float">
            <text:p>4522.24</text:p>
          </table:table-cell>
          <table:table-cell office:value-type="float" office:value="4433.2" calcext:value-type="float">
            <text:p>4433.2</text:p>
          </table:table-cell>
          <table:table-cell office:value-type="float" office:value="4611.3" calcext:value-type="float">
            <text:p>4611.3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/>
          <table:table-cell table:style-name="ce5" table:formula="of:=[.$J$16] * [.B561]/ ([.$J$3]+[.B561])" office:value-type="float" office:value="1275.4984795734" calcext:value-type="float">
            <text:p>1275</text:p>
          </table:table-cell>
          <table:table-cell table:formula="of:=LN([.B561]/[.$C$3])" office:value-type="float" office:value="-0.793577646685512" calcext:value-type="float">
            <text:p>-0.793577646685512</text:p>
          </table:table-cell>
          <table:table-cell table:formula="of:=1/([.$C$12]+[.$C$13]*[.J561]+[.$C$14]*[.J561]*[.J561]*[.J561])-273.15" office:value-type="float" office:value="44.3967406925099" calcext:value-type="float">
            <text:p>44.40</text:p>
          </table:table-cell>
          <table:table-cell/>
          <table:table-cell table:formula="of:=1/([.$C$12]+[.$C$13]*[.J561]+[.$C$14]*[.J561]*[.J561] +[.$C$15]*[.$J561]*[.J561]*[.$J561]) -273.15" office:value-type="float" office:value="44.1033879552408" calcext:value-type="float">
            <text:p>44.10</text:p>
          </table:table-cell>
          <table:table-cell table:number-columns-repeated="2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4504.49" calcext:value-type="float">
            <text:p>4504.49</text:p>
          </table:table-cell>
          <table:table-cell office:value-type="float" office:value="4416" calcext:value-type="float">
            <text:p>4416</text:p>
          </table:table-cell>
          <table:table-cell office:value-type="float" office:value="4593" calcext:value-type="float">
            <text:p>4593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3" calcext:value-type="float">
            <text:p>-3.93</text:p>
          </table:table-cell>
          <table:table-cell/>
          <table:table-cell table:style-name="ce5" table:formula="of:=[.$J$16] * [.B562]/ ([.$J$3]+[.B562])" office:value-type="float" office:value="1272.04686548786" calcext:value-type="float">
            <text:p>1272</text:p>
          </table:table-cell>
          <table:table-cell table:formula="of:=LN([.B562]/[.$C$3])" office:value-type="float" office:value="-0.797510415889372" calcext:value-type="float">
            <text:p>-0.797510415889372</text:p>
          </table:table-cell>
          <table:table-cell table:formula="of:=1/([.$C$12]+[.$C$13]*[.J562]+[.$C$14]*[.J562]*[.J562]*[.J562])-273.15" office:value-type="float" office:value="44.5004648401967" calcext:value-type="float">
            <text:p>44.50</text:p>
          </table:table-cell>
          <table:table-cell/>
          <table:table-cell table:formula="of:=1/([.$C$12]+[.$C$13]*[.J562]+[.$C$14]*[.J562]*[.J562] +[.$C$15]*[.$J562]*[.J562]*[.$J562]) -273.15" office:value-type="float" office:value="44.2033660232269" calcext:value-type="float">
            <text:p>44.20</text:p>
          </table:table-cell>
          <table:table-cell table:number-columns-repeated="2"/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4486.81" calcext:value-type="float">
            <text:p>4486.81</text:p>
          </table:table-cell>
          <table:table-cell office:value-type="float" office:value="4398.6" calcext:value-type="float">
            <text:p>4398.6</text:p>
          </table:table-cell>
          <table:table-cell office:value-type="float" office:value="4575" calcext:value-type="float">
            <text:p>4575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3" calcext:value-type="float">
            <text:p>-3.93</text:p>
          </table:table-cell>
          <table:table-cell/>
          <table:table-cell table:style-name="ce5" table:formula="of:=[.$J$16] * [.B563]/ ([.$J$3]+[.B563])" office:value-type="float" office:value="1268.60045517267" calcext:value-type="float">
            <text:p>1269</text:p>
          </table:table-cell>
          <table:table-cell table:formula="of:=LN([.B563]/[.$C$3])" office:value-type="float" office:value="-0.80144311144768" calcext:value-type="float">
            <text:p>-0.80144311144768</text:p>
          </table:table-cell>
          <table:table-cell table:formula="of:=1/([.$C$12]+[.$C$13]*[.J563]+[.$C$14]*[.J563]*[.J563]*[.J563])-273.15" office:value-type="float" office:value="44.6042742997502" calcext:value-type="float">
            <text:p>44.60</text:p>
          </table:table-cell>
          <table:table-cell/>
          <table:table-cell table:formula="of:=1/([.$C$12]+[.$C$13]*[.J563]+[.$C$14]*[.J563]*[.J563] +[.$C$15]*[.$J563]*[.J563]*[.$J563]) -273.15" office:value-type="float" office:value="44.3033975990759" calcext:value-type="float">
            <text:p>44.30</text:p>
          </table:table-cell>
          <table:table-cell table:number-columns-repeated="2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4469.22" calcext:value-type="float">
            <text:p>4469.22</text:p>
          </table:table-cell>
          <table:table-cell office:value-type="float" office:value="4381.4" calcext:value-type="float">
            <text:p>4381.4</text:p>
          </table:table-cell>
          <table:table-cell office:value-type="float" office:value="4557" calcext:value-type="float">
            <text:p>4557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3" calcext:value-type="float">
            <text:p>-3.93</text:p>
          </table:table-cell>
          <table:table-cell/>
          <table:table-cell table:style-name="ce5" table:formula="of:=[.$J$16] * [.B564]/ ([.$J$3]+[.B564])" office:value-type="float" office:value="1265.16323063717" calcext:value-type="float">
            <text:p>1265</text:p>
          </table:table-cell>
          <table:table-cell table:formula="of:=LN([.B564]/[.$C$3])" office:value-type="float" office:value="-0.805371196239174" calcext:value-type="float">
            <text:p>-0.805371196239174</text:p>
          </table:table-cell>
          <table:table-cell table:formula="of:=1/([.$C$12]+[.$C$13]*[.J564]+[.$C$14]*[.J564]*[.J564]*[.J564])-273.15" office:value-type="float" office:value="44.7080493514596" calcext:value-type="float">
            <text:p>44.71</text:p>
          </table:table-cell>
          <table:table-cell/>
          <table:table-cell table:formula="of:=1/([.$C$12]+[.$C$13]*[.J564]+[.$C$14]*[.J564]*[.J564] +[.$C$15]*[.$J564]*[.J564]*[.$J564]) -273.15" office:value-type="float" office:value="44.4033672255789" calcext:value-type="float">
            <text:p>44.40</text:p>
          </table:table-cell>
          <table:table-cell table:number-columns-repeated="2"/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4451.7" calcext:value-type="float">
            <text:p>4451.7</text:p>
          </table:table-cell>
          <table:table-cell office:value-type="float" office:value="4364.2" calcext:value-type="float">
            <text:p>4364.2</text:p>
          </table:table-cell>
          <table:table-cell office:value-type="float" office:value="4539.2" calcext:value-type="float">
            <text:p>4539.2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3" calcext:value-type="float">
            <text:p>-3.93</text:p>
          </table:table-cell>
          <table:table-cell/>
          <table:table-cell table:style-name="ce5" table:formula="of:=[.$J$16] * [.B565]/ ([.$J$3]+[.B565])" office:value-type="float" office:value="1261.73136724399" calcext:value-type="float">
            <text:p>1262</text:p>
          </table:table-cell>
          <table:table-cell table:formula="of:=LN([.B565]/[.$C$3])" office:value-type="float" office:value="-0.809299047295992" calcext:value-type="float">
            <text:p>-0.809299047295992</text:p>
          </table:table-cell>
          <table:table-cell table:formula="of:=1/([.$C$12]+[.$C$13]*[.J565]+[.$C$14]*[.J565]*[.J565]*[.J565])-273.15" office:value-type="float" office:value="44.8119056700527" calcext:value-type="float">
            <text:p>44.81</text:p>
          </table:table-cell>
          <table:table-cell/>
          <table:table-cell table:formula="of:=1/([.$C$12]+[.$C$13]*[.J565]+[.$C$14]*[.J565]*[.J565] +[.$C$15]*[.$J565]*[.J565]*[.$J565]) -273.15" office:value-type="float" office:value="44.5033862431018" calcext:value-type="float">
            <text:p>44.50</text:p>
          </table:table-cell>
          <table:table-cell table:number-columns-repeated="2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4434.26" calcext:value-type="float">
            <text:p>4434.26</text:p>
          </table:table-cell>
          <table:table-cell office:value-type="float" office:value="4347.3" calcext:value-type="float">
            <text:p>4347.3</text:p>
          </table:table-cell>
          <table:table-cell office:value-type="float" office:value="4521.2" calcext:value-type="float">
            <text:p>4521.2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2" calcext:value-type="float">
            <text:p>-3.92</text:p>
          </table:table-cell>
          <table:table-cell/>
          <table:table-cell table:style-name="ce5" table:formula="of:=[.$J$16] * [.B566]/ ([.$J$3]+[.B566])" office:value-type="float" office:value="1258.30690038838" calcext:value-type="float">
            <text:p>1258</text:p>
          </table:table-cell>
          <table:table-cell table:formula="of:=LN([.B566]/[.$C$3])" office:value-type="float" office:value="-0.813224345720227" calcext:value-type="float">
            <text:p>-0.813224345720227</text:p>
          </table:table-cell>
          <table:table-cell table:formula="of:=1/([.$C$12]+[.$C$13]*[.J566]+[.$C$14]*[.J566]*[.J566]*[.J566])-273.15" office:value-type="float" office:value="44.9157820491316" calcext:value-type="float">
            <text:p>44.92</text:p>
          </table:table-cell>
          <table:table-cell/>
          <table:table-cell table:formula="of:=1/([.$C$12]+[.$C$13]*[.J566]+[.$C$14]*[.J566]*[.J566] +[.$C$15]*[.$J566]*[.J566]*[.$J566]) -273.15" office:value-type="float" office:value="44.6033955915837" calcext:value-type="float">
            <text:p>44.60</text:p>
          </table:table-cell>
          <table:table-cell table:number-columns-repeated="2"/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4416.9" calcext:value-type="float">
            <text:p>4416.9</text:p>
          </table:table-cell>
          <table:table-cell office:value-type="float" office:value="4330.3" calcext:value-type="float">
            <text:p>4330.3</text:p>
          </table:table-cell>
          <table:table-cell office:value-type="float" office:value="4503.5" calcext:value-type="float">
            <text:p>4503.5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2" calcext:value-type="float">
            <text:p>-3.92</text:p>
          </table:table-cell>
          <table:table-cell/>
          <table:table-cell table:style-name="ce5" table:formula="of:=[.$J$16] * [.B567]/ ([.$J$3]+[.B567])" office:value-type="float" office:value="1254.88991392047" calcext:value-type="float">
            <text:p>1255</text:p>
          </table:table-cell>
          <table:table-cell table:formula="of:=LN([.B567]/[.$C$3])" office:value-type="float" office:value="-0.81714700043671" calcext:value-type="float">
            <text:p>-0.81714700043671</text:p>
          </table:table-cell>
          <table:table-cell table:formula="of:=1/([.$C$12]+[.$C$13]*[.J567]+[.$C$14]*[.J567]*[.J567]*[.J567])-273.15" office:value-type="float" office:value="45.0196761054159" calcext:value-type="float">
            <text:p>45.02</text:p>
          </table:table-cell>
          <table:table-cell/>
          <table:table-cell table:formula="of:=1/([.$C$12]+[.$C$13]*[.J567]+[.$C$14]*[.J567]*[.J567] +[.$C$15]*[.$J567]*[.J567]*[.$J567]) -273.15" office:value-type="float" office:value="44.7033928880886" calcext:value-type="float">
            <text:p>44.70</text:p>
          </table:table-cell>
          <table:table-cell table:number-columns-repeated="2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4399.61" calcext:value-type="float">
            <text:p>4399.61</text:p>
          </table:table-cell>
          <table:table-cell office:value-type="float" office:value="4313.4" calcext:value-type="float">
            <text:p>4313.4</text:p>
          </table:table-cell>
          <table:table-cell office:value-type="float" office:value="4485.8" calcext:value-type="float">
            <text:p>4485.8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2" calcext:value-type="float">
            <text:p>-3.92</text:p>
          </table:table-cell>
          <table:table-cell/>
          <table:table-cell table:style-name="ce5" table:formula="of:=[.$J$16] * [.B568]/ ([.$J$3]+[.B568])" office:value-type="float" office:value="1251.47851643204" calcext:value-type="float">
            <text:p>1251</text:p>
          </table:table-cell>
          <table:table-cell table:formula="of:=LN([.B568]/[.$C$3])" office:value-type="float" office:value="-0.821069192361901" calcext:value-type="float">
            <text:p>-0.821069192361901</text:p>
          </table:table-cell>
          <table:table-cell table:formula="of:=1/([.$C$12]+[.$C$13]*[.J568]+[.$C$14]*[.J568]*[.J568]*[.J568])-273.15" office:value-type="float" office:value="45.1236456986933" calcext:value-type="float">
            <text:p>45.12</text:p>
          </table:table-cell>
          <table:table-cell/>
          <table:table-cell table:formula="of:=1/([.$C$12]+[.$C$13]*[.J568]+[.$C$14]*[.J568]*[.J568] +[.$C$15]*[.$J568]*[.J568]*[.$J568]) -273.15" office:value-type="float" office:value="44.8034337107316" calcext:value-type="float">
            <text:p>44.80</text:p>
          </table:table-cell>
          <table:table-cell table:number-columns-repeated="2"/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4382.4" calcext:value-type="float">
            <text:p>4382.4</text:p>
          </table:table-cell>
          <table:table-cell office:value-type="float" office:value="4296.5" calcext:value-type="float">
            <text:p>4296.5</text:p>
          </table:table-cell>
          <table:table-cell office:value-type="float" office:value="4468.3" calcext:value-type="float">
            <text:p>4468.3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2" calcext:value-type="float">
            <text:p>-3.92</text:p>
          </table:table-cell>
          <table:table-cell/>
          <table:table-cell table:style-name="ce5" table:formula="of:=[.$J$16] * [.B569]/ ([.$J$3]+[.B569])" office:value-type="float" office:value="1248.0747580376" calcext:value-type="float">
            <text:p>1248</text:p>
          </table:table-cell>
          <table:table-cell table:formula="of:=LN([.B569]/[.$C$3])" office:value-type="float" office:value="-0.824988573467369" calcext:value-type="float">
            <text:p>-0.824988573467369</text:p>
          </table:table-cell>
          <table:table-cell table:formula="of:=1/([.$C$12]+[.$C$13]*[.J569]+[.$C$14]*[.J569]*[.J569]*[.J569])-273.15" office:value-type="float" office:value="45.2276286784438" calcext:value-type="float">
            <text:p>45.23</text:p>
          </table:table-cell>
          <table:table-cell/>
          <table:table-cell table:formula="of:=1/([.$C$12]+[.$C$13]*[.J569]+[.$C$14]*[.J569]*[.J569] +[.$C$15]*[.$J569]*[.J569]*[.$J569]) -273.15" office:value-type="float" office:value="44.9034581479298" calcext:value-type="float">
            <text:p>44.9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65.27" calcext:value-type="float">
            <text:p>4365.27</text:p>
          </table:table-cell>
          <table:table-cell office:value-type="float" office:value="4279.7" calcext:value-type="float">
            <text:p>4279.7</text:p>
          </table:table-cell>
          <table:table-cell office:value-type="float" office:value="4450.8" calcext:value-type="float">
            <text:p>4450.8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2" calcext:value-type="float">
            <text:p>-3.92</text:p>
          </table:table-cell>
          <table:table-cell/>
          <table:table-cell table:style-name="ce5" table:formula="of:=[.$J$16] * [.B570]/ ([.$J$3]+[.B570])" office:value-type="float" office:value="1244.67872305916" calcext:value-type="float">
            <text:p>1245</text:p>
          </table:table-cell>
          <table:table-cell table:formula="of:=LN([.B570]/[.$C$3])" office:value-type="float" office:value="-0.82890504994536" calcext:value-type="float">
            <text:p>-0.82890504994536</text:p>
          </table:table-cell>
          <table:table-cell table:formula="of:=1/([.$C$12]+[.$C$13]*[.J570]+[.$C$14]*[.J570]*[.J570]*[.J570])-273.15" office:value-type="float" office:value="45.3316225647142" calcext:value-type="float">
            <text:p>45.33</text:p>
          </table:table-cell>
          <table:table-cell/>
          <table:table-cell table:formula="of:=1/([.$C$12]+[.$C$13]*[.J570]+[.$C$14]*[.J570]*[.J570] +[.$C$15]*[.$J570]*[.J570]*[.$J570]) -273.15" office:value-type="float" office:value="45.0034637320006" calcext:value-type="float">
            <text:p>45.00</text:p>
          </table:table-cell>
          <table:table-cell table:number-columns-repeated="2"/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4348.22" calcext:value-type="float">
            <text:p>4348.22</text:p>
          </table:table-cell>
          <table:table-cell office:value-type="float" office:value="4263.2" calcext:value-type="float">
            <text:p>4263.2</text:p>
          </table:table-cell>
          <table:table-cell office:value-type="float" office:value="4433.2" calcext:value-type="float">
            <text:p>4433.2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1" calcext:value-type="float">
            <text:p>-3.91</text:p>
          </table:table-cell>
          <table:table-cell/>
          <table:table-cell table:style-name="ce5" table:formula="of:=[.$J$16] * [.B571]/ ([.$J$3]+[.B571])" office:value-type="float" office:value="1241.29049596396" calcext:value-type="float">
            <text:p>1241</text:p>
          </table:table-cell>
          <table:table-cell table:formula="of:=LN([.B571]/[.$C$3])" office:value-type="float" office:value="-0.832818527039036" calcext:value-type="float">
            <text:p>-0.832818527039036</text:p>
          </table:table-cell>
          <table:table-cell table:formula="of:=1/([.$C$12]+[.$C$13]*[.J571]+[.$C$14]*[.J571]*[.J571]*[.J571])-273.15" office:value-type="float" office:value="45.4356248435615" calcext:value-type="float">
            <text:p>45.44</text:p>
          </table:table-cell>
          <table:table-cell/>
          <table:table-cell table:formula="of:=1/([.$C$12]+[.$C$13]*[.J571]+[.$C$14]*[.J571]*[.J571] +[.$C$15]*[.$J571]*[.J571]*[.$J571]) -273.15" office:value-type="float" office:value="45.103447965646" calcext:value-type="float">
            <text:p>45.10</text:p>
          </table:table-cell>
          <table:table-cell table:number-columns-repeated="2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4331.24" calcext:value-type="float">
            <text:p>4331.24</text:p>
          </table:table-cell>
          <table:table-cell office:value-type="float" office:value="4246.6" calcext:value-type="float">
            <text:p>4246.6</text:p>
          </table:table-cell>
          <table:table-cell office:value-type="float" office:value="4415.9" calcext:value-type="float">
            <text:p>4415.9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1" calcext:value-type="float">
            <text:p>-3.91</text:p>
          </table:table-cell>
          <table:table-cell/>
          <table:table-cell table:style-name="ce5" table:formula="of:=[.$J$16] * [.B572]/ ([.$J$3]+[.B572])" office:value-type="float" office:value="1237.90816705323" calcext:value-type="float">
            <text:p>1238</text:p>
          </table:table-cell>
          <table:table-cell table:formula="of:=LN([.B572]/[.$C$3])" office:value-type="float" office:value="-0.836731217842944" calcext:value-type="float">
            <text:p>-0.836731217842944</text:p>
          </table:table-cell>
          <table:table-cell table:formula="of:=1/([.$C$12]+[.$C$13]*[.J572]+[.$C$14]*[.J572]*[.J572]*[.J572])-273.15" office:value-type="float" office:value="45.5396944023117" calcext:value-type="float">
            <text:p>45.54</text:p>
          </table:table-cell>
          <table:table-cell/>
          <table:table-cell table:formula="of:=1/([.$C$12]+[.$C$13]*[.J572]+[.$C$14]*[.J572]*[.J572] +[.$C$15]*[.$J572]*[.J572]*[.$J572]) -273.15" office:value-type="float" office:value="45.2034673576227" calcext:value-type="float">
            <text:p>45.20</text:p>
          </table:table-cell>
          <table:table-cell table:number-columns-repeated="2"/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4314.34" calcext:value-type="float">
            <text:p>4314.34</text:p>
          </table:table-cell>
          <table:table-cell office:value-type="float" office:value="4230" calcext:value-type="float">
            <text:p>4230</text:p>
          </table:table-cell>
          <table:table-cell office:value-type="float" office:value="4398.7" calcext:value-type="float">
            <text:p>4398.7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1" calcext:value-type="float">
            <text:p>-3.91</text:p>
          </table:table-cell>
          <table:table-cell/>
          <table:table-cell table:style-name="ce5" table:formula="of:=[.$J$16] * [.B573]/ ([.$J$3]+[.B573])" office:value-type="float" office:value="1234.53380595962" calcext:value-type="float">
            <text:p>1235</text:p>
          </table:table-cell>
          <table:table-cell table:formula="of:=LN([.B573]/[.$C$3])" office:value-type="float" office:value="-0.840640734966241" calcext:value-type="float">
            <text:p>-0.840640734966241</text:p>
          </table:table-cell>
          <table:table-cell table:formula="of:=1/([.$C$12]+[.$C$13]*[.J573]+[.$C$14]*[.J573]*[.J573]*[.J573])-273.15" office:value-type="float" office:value="45.6437678086091" calcext:value-type="float">
            <text:p>45.64</text:p>
          </table:table-cell>
          <table:table-cell/>
          <table:table-cell table:formula="of:=1/([.$C$12]+[.$C$13]*[.J573]+[.$C$14]*[.J573]*[.J573] +[.$C$15]*[.$J573]*[.J573]*[.$J573]) -273.15" office:value-type="float" office:value="45.3034608428311" calcext:value-type="float">
            <text:p>45.30</text:p>
          </table:table-cell>
          <table:table-cell table:number-columns-repeated="2"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4297.51" calcext:value-type="float">
            <text:p>4297.51</text:p>
          </table:table-cell>
          <table:table-cell office:value-type="float" office:value="4213.5" calcext:value-type="float">
            <text:p>4213.5</text:p>
          </table:table-cell>
          <table:table-cell office:value-type="float" office:value="4381.5" calcext:value-type="float">
            <text:p>4381.5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1" calcext:value-type="float">
            <text:p>-3.91</text:p>
          </table:table-cell>
          <table:table-cell/>
          <table:table-cell table:style-name="ce5" table:formula="of:=[.$J$16] * [.B574]/ ([.$J$3]+[.B574])" office:value-type="float" office:value="1231.16549385173" calcext:value-type="float">
            <text:p>1231</text:p>
          </table:table-cell>
          <table:table-cell table:formula="of:=LN([.B574]/[.$C$3])" office:value-type="float" office:value="-0.844549307787622" calcext:value-type="float">
            <text:p>-0.844549307787622</text:p>
          </table:table-cell>
          <table:table-cell table:formula="of:=1/([.$C$12]+[.$C$13]*[.J574]+[.$C$14]*[.J574]*[.J574]*[.J574])-273.15" office:value-type="float" office:value="45.7479044716216" calcext:value-type="float">
            <text:p>45.75</text:p>
          </table:table-cell>
          <table:table-cell/>
          <table:table-cell table:formula="of:=1/([.$C$12]+[.$C$13]*[.J574]+[.$C$14]*[.J574]*[.J574] +[.$C$15]*[.$J574]*[.J574]*[.$J574]) -273.15" office:value-type="float" office:value="45.4034854019024" calcext:value-type="float">
            <text:p>45.40</text:p>
          </table:table-cell>
          <table:table-cell table:number-columns-repeated="2"/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4280.76" calcext:value-type="float">
            <text:p>4280.76</text:p>
          </table:table-cell>
          <table:table-cell office:value-type="float" office:value="4197.3" calcext:value-type="float">
            <text:p>4197.3</text:p>
          </table:table-cell>
          <table:table-cell office:value-type="float" office:value="4364.2" calcext:value-type="float">
            <text:p>4364.2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9" calcext:value-type="float">
            <text:p>-3.9</text:p>
          </table:table-cell>
          <table:table-cell/>
          <table:table-cell table:style-name="ce5" table:formula="of:=[.$J$16] * [.B575]/ ([.$J$3]+[.B575])" office:value-type="float" office:value="1227.80531008154" calcext:value-type="float">
            <text:p>1228</text:p>
          </table:table-cell>
          <table:table-cell table:formula="of:=LN([.B575]/[.$C$3])" office:value-type="float" office:value="-0.848454529070585" calcext:value-type="float">
            <text:p>-0.848454529070585</text:p>
          </table:table-cell>
          <table:table-cell table:formula="of:=1/([.$C$12]+[.$C$13]*[.J575]+[.$C$14]*[.J575]*[.J575]*[.J575])-273.15" office:value-type="float" office:value="45.8520403106838" calcext:value-type="float">
            <text:p>45.85</text:p>
          </table:table-cell>
          <table:table-cell/>
          <table:table-cell table:formula="of:=1/([.$C$12]+[.$C$13]*[.J575]+[.$C$14]*[.J575]*[.J575] +[.$C$15]*[.$J575]*[.J575]*[.$J575]) -273.15" office:value-type="float" office:value="45.5034793871959" calcext:value-type="float">
            <text:p>45.50</text:p>
          </table:table-cell>
          <table:table-cell table:number-columns-repeated="2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4264.08" calcext:value-type="float">
            <text:p>4264.08</text:p>
          </table:table-cell>
          <table:table-cell office:value-type="float" office:value="4180.9" calcext:value-type="float">
            <text:p>4180.9</text:p>
          </table:table-cell>
          <table:table-cell office:value-type="float" office:value="4347.2" calcext:value-type="float">
            <text:p>4347.2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9" calcext:value-type="float">
            <text:p>-3.9</text:p>
          </table:table-cell>
          <table:table-cell/>
          <table:table-cell table:style-name="ce5" table:formula="of:=[.$J$16] * [.B576]/ ([.$J$3]+[.B576])" office:value-type="float" office:value="1224.45132668914" calcext:value-type="float">
            <text:p>1224</text:p>
          </table:table-cell>
          <table:table-cell table:formula="of:=LN([.B576]/[.$C$3])" office:value-type="float" office:value="-0.852358644580422" calcext:value-type="float">
            <text:p>-0.852358644580422</text:p>
          </table:table-cell>
          <table:table-cell table:formula="of:=1/([.$C$12]+[.$C$13]*[.J576]+[.$C$14]*[.J576]*[.J576]*[.J576])-273.15" office:value-type="float" office:value="45.9562352610031" calcext:value-type="float">
            <text:p>45.96</text:p>
          </table:table-cell>
          <table:table-cell/>
          <table:table-cell table:formula="of:=1/([.$C$12]+[.$C$13]*[.J576]+[.$C$14]*[.J576]*[.J576] +[.$C$15]*[.$J576]*[.J576]*[.$J576]) -273.15" office:value-type="float" office:value="45.6035002546391" calcext:value-type="float">
            <text:p>45.60</text:p>
          </table:table-cell>
          <table:table-cell table:number-columns-repeated="2"/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4247.48" calcext:value-type="float">
            <text:p>4247.48</text:p>
          </table:table-cell>
          <table:table-cell office:value-type="float" office:value="4164.7" calcext:value-type="float">
            <text:p>4164.7</text:p>
          </table:table-cell>
          <table:table-cell office:value-type="float" office:value="4330.3" calcext:value-type="float">
            <text:p>4330.3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9" calcext:value-type="float">
            <text:p>-3.9</text:p>
          </table:table-cell>
          <table:table-cell/>
          <table:table-cell table:style-name="ce5" table:formula="of:=[.$J$16] * [.B577]/ ([.$J$3]+[.B577])" office:value-type="float" office:value="1221.1056327154" calcext:value-type="float">
            <text:p>1221</text:p>
          </table:table-cell>
          <table:table-cell table:formula="of:=LN([.B577]/[.$C$3])" office:value-type="float" office:value="-0.85625922709333" calcext:value-type="float">
            <text:p>-0.85625922709333</text:p>
          </table:table-cell>
          <table:table-cell table:formula="of:=1/([.$C$12]+[.$C$13]*[.J577]+[.$C$14]*[.J577]*[.J577]*[.J577])-273.15" office:value-type="float" office:value="46.0604245872903" calcext:value-type="float">
            <text:p>46.06</text:p>
          </table:table-cell>
          <table:table-cell/>
          <table:table-cell table:formula="of:=1/([.$C$12]+[.$C$13]*[.J577]+[.$C$14]*[.J577]*[.J577] +[.$C$15]*[.$J577]*[.J577]*[.$J577]) -273.15" office:value-type="float" office:value="45.7034857690957" calcext:value-type="float">
            <text:p>45.70</text:p>
          </table:table-cell>
          <table:table-cell table:number-columns-repeated="2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4230.95" calcext:value-type="float">
            <text:p>4230.95</text:p>
          </table:table-cell>
          <table:table-cell office:value-type="float" office:value="4148.4" calcext:value-type="float">
            <text:p>4148.4</text:p>
          </table:table-cell>
          <table:table-cell office:value-type="float" office:value="4313.5" calcext:value-type="float">
            <text:p>4313.5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9" calcext:value-type="float">
            <text:p>-3.9</text:p>
          </table:table-cell>
          <table:table-cell/>
          <table:table-cell table:style-name="ce5" table:formula="of:=[.$J$16] * [.B578]/ ([.$J$3]+[.B578])" office:value-type="float" office:value="1217.76629107684" calcext:value-type="float">
            <text:p>1218</text:p>
          </table:table-cell>
          <table:table-cell table:formula="of:=LN([.B578]/[.$C$3])" office:value-type="float" office:value="-0.860158538863168" calcext:value-type="float">
            <text:p>-0.860158538863168</text:p>
          </table:table-cell>
          <table:table-cell table:formula="of:=1/([.$C$12]+[.$C$13]*[.J578]+[.$C$14]*[.J578]*[.J578]*[.J578])-273.15" office:value-type="float" office:value="46.1646687549877" calcext:value-type="float">
            <text:p>46.16</text:p>
          </table:table-cell>
          <table:table-cell/>
          <table:table-cell table:formula="of:=1/([.$C$12]+[.$C$13]*[.J578]+[.$C$14]*[.J578]*[.J578] +[.$C$15]*[.$J578]*[.J578]*[.$J578]) -273.15" office:value-type="float" office:value="45.8034938652026" calcext:value-type="float">
            <text:p>45.80</text:p>
          </table:table-cell>
          <table:table-cell table:number-columns-repeated="2"/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4214.49" calcext:value-type="float">
            <text:p>4214.49</text:p>
          </table:table-cell>
          <table:table-cell office:value-type="float" office:value="4132.3" calcext:value-type="float">
            <text:p>4132.3</text:p>
          </table:table-cell>
          <table:table-cell office:value-type="float" office:value="4296.7" calcext:value-type="float">
            <text:p>4296.7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9" calcext:value-type="float">
            <text:p>-3.9</text:p>
          </table:table-cell>
          <table:table-cell/>
          <table:table-cell table:style-name="ce5" table:formula="of:=[.$J$16] * [.B579]/ ([.$J$3]+[.B579])" office:value-type="float" office:value="1214.43337326911" calcext:value-type="float">
            <text:p>1214</text:p>
          </table:table-cell>
          <table:table-cell table:formula="of:=LN([.B579]/[.$C$3])" office:value-type="float" office:value="-0.864056505302168" calcext:value-type="float">
            <text:p>-0.864056505302168</text:p>
          </table:table-cell>
          <table:table-cell table:formula="of:=1/([.$C$12]+[.$C$13]*[.J579]+[.$C$14]*[.J579]*[.J579]*[.J579])-273.15" office:value-type="float" office:value="46.2689658825396" calcext:value-type="float">
            <text:p>46.27</text:p>
          </table:table-cell>
          <table:table-cell/>
          <table:table-cell table:formula="of:=1/([.$C$12]+[.$C$13]*[.J579]+[.$C$14]*[.J579]*[.J579] +[.$C$15]*[.$J579]*[.J579]*[.$J579]) -273.15" office:value-type="float" office:value="45.9035226215248" calcext:value-type="float">
            <text:p>45.9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98.11" calcext:value-type="float">
            <text:p>4198.11</text:p>
          </table:table-cell>
          <table:table-cell office:value-type="float" office:value="4116.5" calcext:value-type="float">
            <text:p>4116.5</text:p>
          </table:table-cell>
          <table:table-cell office:value-type="float" office:value="4279.8" calcext:value-type="float">
            <text:p>4279.8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89" calcext:value-type="float">
            <text:p>-3.89</text:p>
          </table:table-cell>
          <table:table-cell/>
          <table:table-cell table:style-name="ce5" table:formula="of:=[.$J$16] * [.B580]/ ([.$J$3]+[.B580])" office:value-type="float" office:value="1211.10898281532" calcext:value-type="float">
            <text:p>1211</text:p>
          </table:table-cell>
          <table:table-cell table:formula="of:=LN([.B580]/[.$C$3])" office:value-type="float" office:value="-0.867950668985108" calcext:value-type="float">
            <text:p>-0.867950668985108</text:p>
          </table:table-cell>
          <table:table-cell table:formula="of:=1/([.$C$12]+[.$C$13]*[.J580]+[.$C$14]*[.J580]*[.J580]*[.J580])-273.15" office:value-type="float" office:value="46.3732502427861" calcext:value-type="float">
            <text:p>46.37</text:p>
          </table:table-cell>
          <table:table-cell/>
          <table:table-cell table:formula="of:=1/([.$C$12]+[.$C$13]*[.J580]+[.$C$14]*[.J580]*[.J580] +[.$C$15]*[.$J580]*[.J580]*[.$J580]) -273.15" office:value-type="float" office:value="46.0035089139262" calcext:value-type="float">
            <text:p>46.00</text:p>
          </table:table-cell>
          <table:table-cell table:number-columns-repeated="2"/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4181.8" calcext:value-type="float">
            <text:p>4181.8</text:p>
          </table:table-cell>
          <table:table-cell office:value-type="float" office:value="4100.5" calcext:value-type="float">
            <text:p>4100.5</text:p>
          </table:table-cell>
          <table:table-cell office:value-type="float" office:value="4263.1" calcext:value-type="float">
            <text:p>4263.1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89" calcext:value-type="float">
            <text:p>-3.89</text:p>
          </table:table-cell>
          <table:table-cell/>
          <table:table-cell table:style-name="ce5" table:formula="of:=[.$J$16] * [.B581]/ ([.$J$3]+[.B581])" office:value-type="float" office:value="1207.79116896304" calcext:value-type="float">
            <text:p>1208</text:p>
          </table:table-cell>
          <table:table-cell table:formula="of:=LN([.B581]/[.$C$3])" office:value-type="float" office:value="-0.87184331713886" calcext:value-type="float">
            <text:p>-0.87184331713886</text:p>
          </table:table-cell>
          <table:table-cell table:formula="of:=1/([.$C$12]+[.$C$13]*[.J581]+[.$C$14]*[.J581]*[.J581]*[.J581])-273.15" office:value-type="float" office:value="46.4775831065196" calcext:value-type="float">
            <text:p>46.48</text:p>
          </table:table-cell>
          <table:table-cell/>
          <table:table-cell table:formula="of:=1/([.$C$12]+[.$C$13]*[.J581]+[.$C$14]*[.J581]*[.J581] +[.$C$15]*[.$J581]*[.J581]*[.$J581]) -273.15" office:value-type="float" office:value="46.1035114031965" calcext:value-type="float">
            <text:p>46.10</text:p>
          </table:table-cell>
          <table:table-cell table:number-columns-repeated="2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4165.56" calcext:value-type="float">
            <text:p>4165.56</text:p>
          </table:table-cell>
          <table:table-cell office:value-type="float" office:value="4084.5" calcext:value-type="float">
            <text:p>4084.5</text:p>
          </table:table-cell>
          <table:table-cell office:value-type="float" office:value="4246.6" calcext:value-type="float">
            <text:p>4246.6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89" calcext:value-type="float">
            <text:p>-3.89</text:p>
          </table:table-cell>
          <table:table-cell/>
          <table:table-cell table:style-name="ce5" table:formula="of:=[.$J$16] * [.B582]/ ([.$J$3]+[.B582])" office:value-type="float" office:value="1204.4800036144" calcext:value-type="float">
            <text:p>1204</text:p>
          </table:table-cell>
          <table:table-cell table:formula="of:=LN([.B582]/[.$C$3])" office:value-type="float" office:value="-0.875734372631827" calcext:value-type="float">
            <text:p>-0.875734372631827</text:p>
          </table:table-cell>
          <table:table-cell table:formula="of:=1/([.$C$12]+[.$C$13]*[.J582]+[.$C$14]*[.J582]*[.J582]*[.J582])-273.15" office:value-type="float" office:value="46.5819625017526" calcext:value-type="float">
            <text:p>46.58</text:p>
          </table:table-cell>
          <table:table-cell/>
          <table:table-cell table:formula="of:=1/([.$C$12]+[.$C$13]*[.J582]+[.$C$14]*[.J582]*[.J582] +[.$C$15]*[.$J582]*[.J582]*[.$J582]) -273.15" office:value-type="float" office:value="46.2035280888027" calcext:value-type="float">
            <text:p>46.20</text:p>
          </table:table-cell>
          <table:table-cell table:number-columns-repeated="2"/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4149.39" calcext:value-type="float">
            <text:p>4149.39</text:p>
          </table:table-cell>
          <table:table-cell office:value-type="float" office:value="4068.7" calcext:value-type="float">
            <text:p>4068.7</text:p>
          </table:table-cell>
          <table:table-cell office:value-type="float" office:value="4230.1" calcext:value-type="float">
            <text:p>4230.1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89" calcext:value-type="float">
            <text:p>-3.89</text:p>
          </table:table-cell>
          <table:table-cell/>
          <table:table-cell table:style-name="ce5" table:formula="of:=[.$J$16] * [.B583]/ ([.$J$3]+[.B583])" office:value-type="float" office:value="1201.17555880501" calcext:value-type="float">
            <text:p>1201</text:p>
          </table:table-cell>
          <table:table-cell table:formula="of:=LN([.B583]/[.$C$3])" office:value-type="float" office:value="-0.879623757507034" calcext:value-type="float">
            <text:p>-0.879623757507034</text:p>
          </table:table-cell>
          <table:table-cell table:formula="of:=1/([.$C$12]+[.$C$13]*[.J583]+[.$C$14]*[.J583]*[.J583]*[.J583])-273.15" office:value-type="float" office:value="46.6863864272248" calcext:value-type="float">
            <text:p>46.69</text:p>
          </table:table-cell>
          <table:table-cell/>
          <table:table-cell table:formula="of:=1/([.$C$12]+[.$C$13]*[.J583]+[.$C$14]*[.J583]*[.J583] +[.$C$15]*[.$J583]*[.J583]*[.$J583]) -273.15" office:value-type="float" office:value="46.3035569445748" calcext:value-type="float">
            <text:p>46.30</text:p>
          </table:table-cell>
          <table:table-cell table:number-columns-repeated="2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4133.3" calcext:value-type="float">
            <text:p>4133.3</text:p>
          </table:table-cell>
          <table:table-cell office:value-type="float" office:value="4052.9" calcext:value-type="float">
            <text:p>4052.9</text:p>
          </table:table-cell>
          <table:table-cell office:value-type="float" office:value="4213.7" calcext:value-type="float">
            <text:p>4213.7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89" calcext:value-type="float">
            <text:p>-3.89</text:p>
          </table:table-cell>
          <table:table-cell/>
          <table:table-cell table:style-name="ce5" table:formula="of:=[.$J$16] * [.B584]/ ([.$J$3]+[.B584])" office:value-type="float" office:value="1197.87995726405" calcext:value-type="float">
            <text:p>1198</text:p>
          </table:table-cell>
          <table:table-cell table:formula="of:=LN([.B584]/[.$C$3])" office:value-type="float" office:value="-0.883508973599812" calcext:value-type="float">
            <text:p>-0.883508973599812</text:p>
          </table:table-cell>
          <table:table-cell table:formula="of:=1/([.$C$12]+[.$C$13]*[.J584]+[.$C$14]*[.J584]*[.J584]*[.J584])-273.15" office:value-type="float" office:value="46.7907878120918" calcext:value-type="float">
            <text:p>46.79</text:p>
          </table:table-cell>
          <table:table-cell/>
          <table:table-cell table:formula="of:=1/([.$C$12]+[.$C$13]*[.J584]+[.$C$14]*[.J584]*[.J584] +[.$C$15]*[.$J584]*[.J584]*[.$J584]) -273.15" office:value-type="float" office:value="46.4035336444983" calcext:value-type="float">
            <text:p>46.40</text:p>
          </table:table-cell>
          <table:table-cell table:number-columns-repeated="2"/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117.27" calcext:value-type="float">
            <text:p>4117.27</text:p>
          </table:table-cell>
          <table:table-cell office:value-type="float" office:value="4037.4" calcext:value-type="float">
            <text:p>4037.4</text:p>
          </table:table-cell>
          <table:table-cell office:value-type="float" office:value="4197.1" calcext:value-type="float">
            <text:p>4197.1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8" calcext:value-type="float">
            <text:p>-3.88</text:p>
          </table:table-cell>
          <table:table-cell/>
          <table:table-cell table:style-name="ce5" table:formula="of:=[.$J$16] * [.B585]/ ([.$J$3]+[.B585])" office:value-type="float" office:value="1194.58917481921" calcext:value-type="float">
            <text:p>1195</text:p>
          </table:table-cell>
          <table:table-cell table:formula="of:=LN([.B585]/[.$C$3])" office:value-type="float" office:value="-0.887394770622393" calcext:value-type="float">
            <text:p>-0.887394770622393</text:p>
          </table:table-cell>
          <table:table-cell table:formula="of:=1/([.$C$12]+[.$C$13]*[.J585]+[.$C$14]*[.J585]*[.J585]*[.J585])-273.15" office:value-type="float" office:value="46.8952943665811" calcext:value-type="float">
            <text:p>46.90</text:p>
          </table:table-cell>
          <table:table-cell/>
          <table:table-cell table:formula="of:=1/([.$C$12]+[.$C$13]*[.J585]+[.$C$14]*[.J585]*[.J585] +[.$C$15]*[.$J585]*[.J585]*[.$J585]) -273.15" office:value-type="float" office:value="46.5035803816751" calcext:value-type="float">
            <text:p>46.50</text:p>
          </table:table-cell>
          <table:table-cell table:number-columns-repeated="2"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4101.32" calcext:value-type="float">
            <text:p>4101.32</text:p>
          </table:table-cell>
          <table:table-cell office:value-type="float" office:value="4021.8" calcext:value-type="float">
            <text:p>4021.8</text:p>
          </table:table-cell>
          <table:table-cell office:value-type="float" office:value="4180.9" calcext:value-type="float">
            <text:p>4180.9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8" calcext:value-type="float">
            <text:p>-3.88</text:p>
          </table:table-cell>
          <table:table-cell/>
          <table:table-cell table:style-name="ce5" table:formula="of:=[.$J$16] * [.B586]/ ([.$J$3]+[.B586])" office:value-type="float" office:value="1191.30738966281" calcext:value-type="float">
            <text:p>1191</text:p>
          </table:table-cell>
          <table:table-cell table:formula="of:=LN([.B586]/[.$C$3])" office:value-type="float" office:value="-0.891276219879444" calcext:value-type="float">
            <text:p>-0.891276219879444</text:p>
          </table:table-cell>
          <table:table-cell table:formula="of:=1/([.$C$12]+[.$C$13]*[.J586]+[.$C$14]*[.J586]*[.J586]*[.J586])-273.15" office:value-type="float" office:value="46.9997736080704" calcext:value-type="float">
            <text:p>47.00</text:p>
          </table:table-cell>
          <table:table-cell/>
          <table:table-cell table:formula="of:=1/([.$C$12]+[.$C$13]*[.J586]+[.$C$14]*[.J586]*[.J586] +[.$C$15]*[.$J586]*[.J586]*[.$J586]) -273.15" office:value-type="float" office:value="46.6035702249008" calcext:value-type="float">
            <text:p>46.60</text:p>
          </table:table-cell>
          <table:table-cell table:number-columns-repeated="2"/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4085.44" calcext:value-type="float">
            <text:p>4085.44</text:p>
          </table:table-cell>
          <table:table-cell office:value-type="float" office:value="4006.2" calcext:value-type="float">
            <text:p>4006.2</text:p>
          </table:table-cell>
          <table:table-cell office:value-type="float" office:value="4164.7" calcext:value-type="float">
            <text:p>4164.7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8" calcext:value-type="float">
            <text:p>-3.88</text:p>
          </table:table-cell>
          <table:table-cell/>
          <table:table-cell table:style-name="ce5" table:formula="of:=[.$J$16] * [.B587]/ ([.$J$3]+[.B587])" office:value-type="float" office:value="1188.032623759" calcext:value-type="float">
            <text:p>1188</text:p>
          </table:table-cell>
          <table:table-cell table:formula="of:=LN([.B587]/[.$C$3])" office:value-type="float" office:value="-0.895155659344197" calcext:value-type="float">
            <text:p>-0.895155659344197</text:p>
          </table:table-cell>
          <table:table-cell table:formula="of:=1/([.$C$12]+[.$C$13]*[.J587]+[.$C$14]*[.J587]*[.J587]*[.J587])-273.15" office:value-type="float" office:value="47.1042884514403" calcext:value-type="float">
            <text:p>47.10</text:p>
          </table:table-cell>
          <table:table-cell/>
          <table:table-cell table:formula="of:=1/([.$C$12]+[.$C$13]*[.J587]+[.$C$14]*[.J587]*[.J587] +[.$C$15]*[.$J587]*[.J587]*[.$J587]) -273.15" office:value-type="float" office:value="46.7035633142469" calcext:value-type="float">
            <text:p>46.70</text:p>
          </table:table-cell>
          <table:table-cell table:number-columns-repeated="2"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4069.63" calcext:value-type="float">
            <text:p>4069.63</text:p>
          </table:table-cell>
          <table:table-cell office:value-type="float" office:value="3990.7" calcext:value-type="float">
            <text:p>3990.7</text:p>
          </table:table-cell>
          <table:table-cell office:value-type="float" office:value="4148.6" calcext:value-type="float">
            <text:p>4148.6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8" calcext:value-type="float">
            <text:p>-3.88</text:p>
          </table:table-cell>
          <table:table-cell/>
          <table:table-cell table:style-name="ce5" table:formula="of:=[.$J$16] * [.B588]/ ([.$J$3]+[.B588])" office:value-type="float" office:value="1184.76494975348" calcext:value-type="float">
            <text:p>1185</text:p>
          </table:table-cell>
          <table:table-cell table:formula="of:=LN([.B588]/[.$C$3])" office:value-type="float" office:value="-0.899033006762933" calcext:value-type="float">
            <text:p>-0.899033006762933</text:p>
          </table:table-cell>
          <table:table-cell table:formula="of:=1/([.$C$12]+[.$C$13]*[.J588]+[.$C$14]*[.J588]*[.J588]*[.J588])-273.15" office:value-type="float" office:value="47.2088367409403" calcext:value-type="float">
            <text:p>47.21</text:p>
          </table:table-cell>
          <table:table-cell/>
          <table:table-cell table:formula="of:=1/([.$C$12]+[.$C$13]*[.J588]+[.$C$14]*[.J588]*[.J588] +[.$C$15]*[.$J588]*[.J588]*[.$J588]) -273.15" office:value-type="float" office:value="46.8035574891863" calcext:value-type="float">
            <text:p>46.80</text:p>
          </table:table-cell>
          <table:table-cell table:number-columns-repeated="2"/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4053.88" calcext:value-type="float">
            <text:p>4053.88</text:p>
          </table:table-cell>
          <table:table-cell office:value-type="float" office:value="3975.4" calcext:value-type="float">
            <text:p>3975.4</text:p>
          </table:table-cell>
          <table:table-cell office:value-type="float" office:value="4132.3" calcext:value-type="float">
            <text:p>4132.3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7" calcext:value-type="float">
            <text:p>-3.87</text:p>
          </table:table-cell>
          <table:table-cell/>
          <table:table-cell table:style-name="ce5" table:formula="of:=[.$J$16] * [.B589]/ ([.$J$3]+[.B589])" office:value-type="float" office:value="1181.50236660623" calcext:value-type="float">
            <text:p>1182</text:p>
          </table:table-cell>
          <table:table-cell table:formula="of:=LN([.B589]/[.$C$3])" office:value-type="float" office:value="-0.90291064579701" calcext:value-type="float">
            <text:p>-0.90291064579701</text:p>
          </table:table-cell>
          <table:table-cell table:formula="of:=1/([.$C$12]+[.$C$13]*[.J589]+[.$C$14]*[.J589]*[.J589]*[.J589])-273.15" office:value-type="float" office:value="47.3134828895298" calcext:value-type="float">
            <text:p>47.31</text:p>
          </table:table-cell>
          <table:table-cell/>
          <table:table-cell table:formula="of:=1/([.$C$12]+[.$C$13]*[.J589]+[.$C$14]*[.J589]*[.J589] +[.$C$15]*[.$J589]*[.J589]*[.$J589]) -273.15" office:value-type="float" office:value="46.9036142312694" calcext:value-type="float">
            <text:p>46.9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38.21" calcext:value-type="float">
            <text:p>4038.21</text:p>
          </table:table-cell>
          <table:table-cell office:value-type="float" office:value="3960.1" calcext:value-type="float">
            <text:p>3960.1</text:p>
          </table:table-cell>
          <table:table-cell office:value-type="float" office:value="4116.3" calcext:value-type="float">
            <text:p>4116.3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7" calcext:value-type="float">
            <text:p>-3.87</text:p>
          </table:table-cell>
          <table:table-cell/>
          <table:table-cell table:style-name="ce5" table:formula="of:=[.$J$16] * [.B590]/ ([.$J$3]+[.B590])" office:value-type="float" office:value="1178.24909016178" calcext:value-type="float">
            <text:p>1178</text:p>
          </table:table-cell>
          <table:table-cell table:formula="of:=LN([.B590]/[.$C$3])" office:value-type="float" office:value="-0.906783568512126" calcext:value-type="float">
            <text:p>-0.906783568512126</text:p>
          </table:table-cell>
          <table:table-cell table:formula="of:=1/([.$C$12]+[.$C$13]*[.J590]+[.$C$14]*[.J590]*[.J590]*[.J590])-273.15" office:value-type="float" office:value="47.4180917964362" calcext:value-type="float">
            <text:p>47.42</text:p>
          </table:table-cell>
          <table:table-cell/>
          <table:table-cell table:formula="of:=1/([.$C$12]+[.$C$13]*[.J590]+[.$C$14]*[.J590]*[.J590] +[.$C$15]*[.$J590]*[.J590]*[.$J590]) -273.15" office:value-type="float" office:value="47.0036042707608" calcext:value-type="float">
            <text:p>47.00</text:p>
          </table:table-cell>
          <table:table-cell table:number-columns-repeated="2"/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4022.61" calcext:value-type="float">
            <text:p>4022.61</text:p>
          </table:table-cell>
          <table:table-cell office:value-type="float" office:value="3944.8" calcext:value-type="float">
            <text:p>3944.8</text:p>
          </table:table-cell>
          <table:table-cell office:value-type="float" office:value="4100.4" calcext:value-type="float">
            <text:p>4100.4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7" calcext:value-type="float">
            <text:p>-3.87</text:p>
          </table:table-cell>
          <table:table-cell/>
          <table:table-cell table:style-name="ce5" table:formula="of:=[.$J$16] * [.B591]/ ([.$J$3]+[.B591])" office:value-type="float" office:value="1175.00312424007" calcext:value-type="float">
            <text:p>1175</text:p>
          </table:table-cell>
          <table:table-cell table:formula="of:=LN([.B591]/[.$C$3])" office:value-type="float" office:value="-0.910654147305794" calcext:value-type="float">
            <text:p>-0.910654147305794</text:p>
          </table:table-cell>
          <table:table-cell table:formula="of:=1/([.$C$12]+[.$C$13]*[.J591]+[.$C$14]*[.J591]*[.J591]*[.J591])-273.15" office:value-type="float" office:value="47.522727497504" calcext:value-type="float">
            <text:p>47.52</text:p>
          </table:table-cell>
          <table:table-cell/>
          <table:table-cell table:formula="of:=1/([.$C$12]+[.$C$13]*[.J591]+[.$C$14]*[.J591]*[.J591] +[.$C$15]*[.$J591]*[.J591]*[.$J591]) -273.15" office:value-type="float" office:value="47.1035887539799" calcext:value-type="float">
            <text:p>47.10</text:p>
          </table:table-cell>
          <table:table-cell table:number-columns-repeated="2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4007.07" calcext:value-type="float">
            <text:p>4007.07</text:p>
          </table:table-cell>
          <table:table-cell office:value-type="float" office:value="3929.5" calcext:value-type="float">
            <text:p>3929.5</text:p>
          </table:table-cell>
          <table:table-cell office:value-type="float" office:value="4084.6" calcext:value-type="float">
            <text:p>4084.6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7" calcext:value-type="float">
            <text:p>-3.87</text:p>
          </table:table-cell>
          <table:table-cell/>
          <table:table-cell table:style-name="ce5" table:formula="of:=[.$J$16] * [.B592]/ ([.$J$3]+[.B592])" office:value-type="float" office:value="1171.76245424632" calcext:value-type="float">
            <text:p>1172</text:p>
          </table:table-cell>
          <table:table-cell table:formula="of:=LN([.B592]/[.$C$3])" office:value-type="float" office:value="-0.914524792064127" calcext:value-type="float">
            <text:p>-0.914524792064127</text:p>
          </table:table-cell>
          <table:table-cell table:formula="of:=1/([.$C$12]+[.$C$13]*[.J592]+[.$C$14]*[.J592]*[.J592]*[.J592])-273.15" office:value-type="float" office:value="47.6274552640727" calcext:value-type="float">
            <text:p>47.63</text:p>
          </table:table-cell>
          <table:table-cell/>
          <table:table-cell table:formula="of:=1/([.$C$12]+[.$C$13]*[.J592]+[.$C$14]*[.J592]*[.J592] +[.$C$15]*[.$J592]*[.J592]*[.$J592]) -273.15" office:value-type="float" office:value="47.203629931155" calcext:value-type="float">
            <text:p>47.20</text:p>
          </table:table-cell>
          <table:table-cell table:number-columns-repeated="2"/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3991.61" calcext:value-type="float">
            <text:p>3991.61</text:p>
          </table:table-cell>
          <table:table-cell office:value-type="float" office:value="3914.4" calcext:value-type="float">
            <text:p>3914.4</text:p>
          </table:table-cell>
          <table:table-cell office:value-type="float" office:value="4068.8" calcext:value-type="float">
            <text:p>4068.8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7" calcext:value-type="float">
            <text:p>-3.87</text:p>
          </table:table-cell>
          <table:table-cell/>
          <table:table-cell table:style-name="ce5" table:formula="of:=[.$J$16] * [.B593]/ ([.$J$3]+[.B593])" office:value-type="float" office:value="1168.53132412925" calcext:value-type="float">
            <text:p>1169</text:p>
          </table:table-cell>
          <table:table-cell table:formula="of:=LN([.B593]/[.$C$3])" office:value-type="float" office:value="-0.918390434708115" calcext:value-type="float">
            <text:p>-0.918390434708115</text:p>
          </table:table-cell>
          <table:table-cell table:formula="of:=1/([.$C$12]+[.$C$13]*[.J593]+[.$C$14]*[.J593]*[.J593]*[.J593])-273.15" office:value-type="float" office:value="47.7321379997205" calcext:value-type="float">
            <text:p>47.73</text:p>
          </table:table-cell>
          <table:table-cell/>
          <table:table-cell table:formula="of:=1/([.$C$12]+[.$C$13]*[.J593]+[.$C$14]*[.J593]*[.J593] +[.$C$15]*[.$J593]*[.J593]*[.$J593]) -273.15" office:value-type="float" office:value="47.3035967536138" calcext:value-type="float">
            <text:p>47.30</text:p>
          </table:table-cell>
          <table:table-cell table:number-columns-repeated="2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3976.21" calcext:value-type="float">
            <text:p>3976.21</text:p>
          </table:table-cell>
          <table:table-cell office:value-type="float" office:value="3899.5" calcext:value-type="float">
            <text:p>3899.5</text:p>
          </table:table-cell>
          <table:table-cell office:value-type="float" office:value="4053" calcext:value-type="float">
            <text:p>4053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6" calcext:value-type="float">
            <text:p>-3.86</text:p>
          </table:table-cell>
          <table:table-cell/>
          <table:table-cell table:style-name="ce5" table:formula="of:=[.$J$16] * [.B594]/ ([.$J$3]+[.B594])" office:value-type="float" office:value="1165.30562720509" calcext:value-type="float">
            <text:p>1165</text:p>
          </table:table-cell>
          <table:table-cell table:formula="of:=LN([.B594]/[.$C$3])" office:value-type="float" office:value="-0.922255988693073" calcext:value-type="float">
            <text:p>-0.922255988693073</text:p>
          </table:table-cell>
          <table:table-cell table:formula="of:=1/([.$C$12]+[.$C$13]*[.J594]+[.$C$14]*[.J594]*[.J594]*[.J594])-273.15" office:value-type="float" office:value="47.836908786964" calcext:value-type="float">
            <text:p>47.84</text:p>
          </table:table-cell>
          <table:table-cell/>
          <table:table-cell table:formula="of:=1/([.$C$12]+[.$C$13]*[.J594]+[.$C$14]*[.J594]*[.J594] +[.$C$15]*[.$J594]*[.J594]*[.$J594]) -273.15" office:value-type="float" office:value="47.4036162231725" calcext:value-type="float">
            <text:p>47.40</text:p>
          </table:table-cell>
          <table:table-cell table:number-columns-repeated="2"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3960.88" calcext:value-type="float">
            <text:p>3960.88</text:p>
          </table:table-cell>
          <table:table-cell office:value-type="float" office:value="3884.4" calcext:value-type="float">
            <text:p>3884.4</text:p>
          </table:table-cell>
          <table:table-cell office:value-type="float" office:value="4037.3" calcext:value-type="float">
            <text:p>4037.3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6" calcext:value-type="float">
            <text:p>-3.86</text:p>
          </table:table-cell>
          <table:table-cell/>
          <table:table-cell table:style-name="ce5" table:formula="of:=[.$J$16] * [.B595]/ ([.$J$3]+[.B595])" office:value-type="float" office:value="1162.08752456865" calcext:value-type="float">
            <text:p>1162</text:p>
          </table:table-cell>
          <table:table-cell table:formula="of:=LN([.B595]/[.$C$3])" office:value-type="float" office:value="-0.926118870193135" calcext:value-type="float">
            <text:p>-0.926118870193135</text:p>
          </table:table-cell>
          <table:table-cell table:formula="of:=1/([.$C$12]+[.$C$13]*[.J595]+[.$C$14]*[.J595]*[.J595]*[.J595])-273.15" office:value-type="float" office:value="47.9416977008303" calcext:value-type="float">
            <text:p>47.94</text:p>
          </table:table-cell>
          <table:table-cell/>
          <table:table-cell table:formula="of:=1/([.$C$12]+[.$C$13]*[.J595]+[.$C$14]*[.J595]*[.J595] +[.$C$15]*[.$J595]*[.J595]*[.$J595]) -273.15" office:value-type="float" office:value="47.5036214723121" calcext:value-type="float">
            <text:p>47.50</text:p>
          </table:table-cell>
          <table:table-cell table:number-columns-repeated="2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3945.62" calcext:value-type="float">
            <text:p>3945.62</text:p>
          </table:table-cell>
          <table:table-cell office:value-type="float" office:value="3869.5" calcext:value-type="float">
            <text:p>3869.5</text:p>
          </table:table-cell>
          <table:table-cell office:value-type="float" office:value="4021.8" calcext:value-type="float">
            <text:p>4021.8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6" calcext:value-type="float">
            <text:p>-3.86</text:p>
          </table:table-cell>
          <table:table-cell/>
          <table:table-cell table:style-name="ce5" table:formula="of:=[.$J$16] * [.B596]/ ([.$J$3]+[.B596])" office:value-type="float" office:value="1158.87708972423" calcext:value-type="float">
            <text:p>1159</text:p>
          </table:table-cell>
          <table:table-cell table:formula="of:=LN([.B596]/[.$C$3])" office:value-type="float" office:value="-0.929978990081454" calcext:value-type="float">
            <text:p>-0.929978990081454</text:p>
          </table:table-cell>
          <table:table-cell table:formula="of:=1/([.$C$12]+[.$C$13]*[.J596]+[.$C$14]*[.J596]*[.J596]*[.J596])-273.15" office:value-type="float" office:value="48.0465023357169" calcext:value-type="float">
            <text:p>48.05</text:p>
          </table:table-cell>
          <table:table-cell/>
          <table:table-cell table:formula="of:=1/([.$C$12]+[.$C$13]*[.J596]+[.$C$14]*[.J596]*[.J596] +[.$C$15]*[.$J596]*[.J596]*[.$J596]) -273.15" office:value-type="float" office:value="47.6036101244112" calcext:value-type="float">
            <text:p>47.60</text:p>
          </table:table-cell>
          <table:table-cell table:number-columns-repeated="2"/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3930.42" calcext:value-type="float">
            <text:p>3930.42</text:p>
          </table:table-cell>
          <table:table-cell office:value-type="float" office:value="3854.6" calcext:value-type="float">
            <text:p>3854.6</text:p>
          </table:table-cell>
          <table:table-cell office:value-type="float" office:value="4006.3" calcext:value-type="float">
            <text:p>4006.3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6" calcext:value-type="float">
            <text:p>-3.86</text:p>
          </table:table-cell>
          <table:table-cell/>
          <table:table-cell table:style-name="ce5" table:formula="of:=[.$J$16] * [.B597]/ ([.$J$3]+[.B597])" office:value-type="float" office:value="1155.67228554487" calcext:value-type="float">
            <text:p>1156</text:p>
          </table:table-cell>
          <table:table-cell table:formula="of:=LN([.B597]/[.$C$3])" office:value-type="float" office:value="-0.933838802594084" calcext:value-type="float">
            <text:p>-0.933838802594084</text:p>
          </table:table-cell>
          <table:table-cell table:formula="of:=1/([.$C$12]+[.$C$13]*[.J597]+[.$C$14]*[.J597]*[.J597]*[.J597])-273.15" office:value-type="float" office:value="48.1513894209785" calcext:value-type="float">
            <text:p>48.15</text:p>
          </table:table-cell>
          <table:table-cell/>
          <table:table-cell table:formula="of:=1/([.$C$12]+[.$C$13]*[.J597]+[.$C$14]*[.J597]*[.J597] +[.$C$15]*[.$J597]*[.J597]*[.$J597]) -273.15" office:value-type="float" office:value="47.7036457327012" calcext:value-type="float">
            <text:p>47.70</text:p>
          </table:table-cell>
          <table:table-cell table:number-columns-repeated="2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3915.29" calcext:value-type="float">
            <text:p>3915.29</text:p>
          </table:table-cell>
          <table:table-cell office:value-type="float" office:value="3839.7" calcext:value-type="float">
            <text:p>3839.7</text:p>
          </table:table-cell>
          <table:table-cell office:value-type="float" office:value="3990.9" calcext:value-type="float">
            <text:p>3990.9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6" calcext:value-type="float">
            <text:p>-3.86</text:p>
          </table:table-cell>
          <table:table-cell/>
          <table:table-cell table:style-name="ce5" table:formula="of:=[.$J$16] * [.B598]/ ([.$J$3]+[.B598])" office:value-type="float" office:value="1152.47528725596" calcext:value-type="float">
            <text:p>1152</text:p>
          </table:table-cell>
          <table:table-cell table:formula="of:=LN([.B598]/[.$C$3])" office:value-type="float" office:value="-0.937695692220554" calcext:value-type="float">
            <text:p>-0.937695692220554</text:p>
          </table:table-cell>
          <table:table-cell table:formula="of:=1/([.$C$12]+[.$C$13]*[.J598]+[.$C$14]*[.J598]*[.J598]*[.J598])-273.15" office:value-type="float" office:value="48.256287971905" calcext:value-type="float">
            <text:p>48.26</text:p>
          </table:table-cell>
          <table:table-cell/>
          <table:table-cell table:formula="of:=1/([.$C$12]+[.$C$13]*[.J598]+[.$C$14]*[.J598]*[.J598] +[.$C$15]*[.$J598]*[.J598]*[.$J598]) -273.15" office:value-type="float" office:value="47.8036604881108" calcext:value-type="float">
            <text:p>47.80</text:p>
          </table:table-cell>
          <table:table-cell table:number-columns-repeated="2"/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3900.23" calcext:value-type="float">
            <text:p>3900.23</text:p>
          </table:table-cell>
          <table:table-cell office:value-type="float" office:value="3825.2" calcext:value-type="float">
            <text:p>3825.2</text:p>
          </table:table-cell>
          <table:table-cell office:value-type="float" office:value="3975.3" calcext:value-type="float">
            <text:p>3975.3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5" calcext:value-type="float">
            <text:p>-3.85</text:p>
          </table:table-cell>
          <table:table-cell/>
          <table:table-cell table:style-name="ce5" table:formula="of:=[.$J$16] * [.B599]/ ([.$J$3]+[.B599])" office:value-type="float" office:value="1149.28616864613" calcext:value-type="float">
            <text:p>1149</text:p>
          </table:table-cell>
          <table:table-cell table:formula="of:=LN([.B599]/[.$C$3])" office:value-type="float" office:value="-0.94154956723839" calcext:value-type="float">
            <text:p>-0.94154956723839</text:p>
          </table:table-cell>
          <table:table-cell table:formula="of:=1/([.$C$12]+[.$C$13]*[.J599]+[.$C$14]*[.J599]*[.J599]*[.J599])-273.15" office:value-type="float" office:value="48.3611954875354" calcext:value-type="float">
            <text:p>48.36</text:p>
          </table:table-cell>
          <table:table-cell/>
          <table:table-cell table:formula="of:=1/([.$C$12]+[.$C$13]*[.J599]+[.$C$14]*[.J599]*[.J599] +[.$C$15]*[.$J599]*[.J599]*[.$J599]) -273.15" office:value-type="float" office:value="47.9036519319843" calcext:value-type="float">
            <text:p>47.9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85.23" calcext:value-type="float">
            <text:p>3885.23</text:p>
          </table:table-cell>
          <table:table-cell office:value-type="float" office:value="3810.4" calcext:value-type="float">
            <text:p>3810.4</text:p>
          </table:table-cell>
          <table:table-cell office:value-type="float" office:value="3960" calcext:value-type="float">
            <text:p>3960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5" calcext:value-type="float">
            <text:p>-3.85</text:p>
          </table:table-cell>
          <table:table-cell/>
          <table:table-cell table:style-name="ce5" table:formula="of:=[.$J$16] * [.B600]/ ([.$J$3]+[.B600])" office:value-type="float" office:value="1146.10287910247" calcext:value-type="float">
            <text:p>1146</text:p>
          </table:table-cell>
          <table:table-cell table:formula="of:=LN([.B600]/[.$C$3])" office:value-type="float" office:value="-0.945402908867606" calcext:value-type="float">
            <text:p>-0.945402908867606</text:p>
          </table:table-cell>
          <table:table-cell table:formula="of:=1/([.$C$12]+[.$C$13]*[.J600]+[.$C$14]*[.J600]*[.J600]*[.J600])-273.15" office:value-type="float" office:value="48.4661795880147" calcext:value-type="float">
            <text:p>48.47</text:p>
          </table:table-cell>
          <table:table-cell/>
          <table:table-cell table:formula="of:=1/([.$C$12]+[.$C$13]*[.J600]+[.$C$14]*[.J600]*[.J600] +[.$C$15]*[.$J600]*[.J600]*[.$J600]) -273.15" office:value-type="float" office:value="48.0036844121033" calcext:value-type="float">
            <text:p>48.00</text:p>
          </table:table-cell>
          <table:table-cell table:number-columns-repeated="2"/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3870.3" calcext:value-type="float">
            <text:p>3870.3</text:p>
          </table:table-cell>
          <table:table-cell office:value-type="float" office:value="3795.8" calcext:value-type="float">
            <text:p>3795.8</text:p>
          </table:table-cell>
          <table:table-cell office:value-type="float" office:value="3944.8" calcext:value-type="float">
            <text:p>3944.8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5" calcext:value-type="float">
            <text:p>-3.85</text:p>
          </table:table-cell>
          <table:table-cell/>
          <table:table-cell table:style-name="ce5" table:formula="of:=[.$J$16] * [.B601]/ ([.$J$3]+[.B601])" office:value-type="float" office:value="1142.92760791043" calcext:value-type="float">
            <text:p>1143</text:p>
          </table:table-cell>
          <table:table-cell table:formula="of:=LN([.B601]/[.$C$3])" office:value-type="float" office:value="-0.949253069576982" calcext:value-type="float">
            <text:p>-0.949253069576982</text:p>
          </table:table-cell>
          <table:table-cell table:formula="of:=1/([.$C$12]+[.$C$13]*[.J601]+[.$C$14]*[.J601]*[.J601]*[.J601])-273.15" office:value-type="float" office:value="48.5711682135156" calcext:value-type="float">
            <text:p>48.57</text:p>
          </table:table-cell>
          <table:table-cell/>
          <table:table-cell table:formula="of:=1/([.$C$12]+[.$C$13]*[.J601]+[.$C$14]*[.J601]*[.J601] +[.$C$15]*[.$J601]*[.J601]*[.$J601]) -273.15" office:value-type="float" office:value="48.1036891659537" calcext:value-type="float">
            <text:p>48.10</text:p>
          </table:table-cell>
          <table:table-cell table:number-columns-repeated="2"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3855.44" calcext:value-type="float">
            <text:p>3855.44</text:p>
          </table:table-cell>
          <table:table-cell office:value-type="float" office:value="3781.2" calcext:value-type="float">
            <text:p>3781.2</text:p>
          </table:table-cell>
          <table:table-cell office:value-type="float" office:value="3929.7" calcext:value-type="float">
            <text:p>3929.7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5" calcext:value-type="float">
            <text:p>-3.85</text:p>
          </table:table-cell>
          <table:table-cell/>
          <table:table-cell table:style-name="ce5" table:formula="of:=[.$J$16] * [.B602]/ ([.$J$3]+[.B602])" office:value-type="float" office:value="1139.76042911665" calcext:value-type="float">
            <text:p>1140</text:p>
          </table:table-cell>
          <table:table-cell table:formula="of:=LN([.B602]/[.$C$3])" office:value-type="float" office:value="-0.953099955008153" calcext:value-type="float">
            <text:p>-0.953099955008153</text:p>
          </table:table-cell>
          <table:table-cell table:formula="of:=1/([.$C$12]+[.$C$13]*[.J602]+[.$C$14]*[.J602]*[.J602]*[.J602])-273.15" office:value-type="float" office:value="48.676158765416" calcext:value-type="float">
            <text:p>48.68</text:p>
          </table:table-cell>
          <table:table-cell/>
          <table:table-cell table:formula="of:=1/([.$C$12]+[.$C$13]*[.J602]+[.$C$14]*[.J602]*[.J602] +[.$C$15]*[.$J602]*[.J602]*[.$J602]) -273.15" office:value-type="float" office:value="48.2036636512253" calcext:value-type="float">
            <text:p>48.20</text:p>
          </table:table-cell>
          <table:table-cell table:number-columns-repeated="2"/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3840.64" calcext:value-type="float">
            <text:p>3840.64</text:p>
          </table:table-cell>
          <table:table-cell office:value-type="float" office:value="3766.9" calcext:value-type="float">
            <text:p>3766.9</text:p>
          </table:table-cell>
          <table:table-cell office:value-type="float" office:value="3914.4" calcext:value-type="float">
            <text:p>3914.4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4" calcext:value-type="float">
            <text:p>-3.84</text:p>
          </table:table-cell>
          <table:table-cell/>
          <table:table-cell table:style-name="ce5" table:formula="of:=[.$J$16] * [.B603]/ ([.$J$3]+[.B603])" office:value-type="float" office:value="1136.59927864607" calcext:value-type="float">
            <text:p>1137</text:p>
          </table:table-cell>
          <table:table-cell table:formula="of:=LN([.B603]/[.$C$3])" office:value-type="float" office:value="-0.95694607361509" calcext:value-type="float">
            <text:p>-0.95694607361509</text:p>
          </table:table-cell>
          <table:table-cell table:formula="of:=1/([.$C$12]+[.$C$13]*[.J603]+[.$C$14]*[.J603]*[.J603]*[.J603])-273.15" office:value-type="float" office:value="48.7812197653745" calcext:value-type="float">
            <text:p>48.78</text:p>
          </table:table-cell>
          <table:table-cell/>
          <table:table-cell table:formula="of:=1/([.$C$12]+[.$C$13]*[.J603]+[.$C$14]*[.J603]*[.J603] +[.$C$15]*[.$J603]*[.J603]*[.$J603]) -273.15" office:value-type="float" office:value="48.3036730187889" calcext:value-type="float">
            <text:p>48.30</text:p>
          </table:table-cell>
          <table:table-cell table:number-columns-repeated="2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3825.91" calcext:value-type="float">
            <text:p>3825.91</text:p>
          </table:table-cell>
          <table:table-cell office:value-type="float" office:value="3752.5" calcext:value-type="float">
            <text:p>3752.5</text:p>
          </table:table-cell>
          <table:table-cell office:value-type="float" office:value="3899.4" calcext:value-type="float">
            <text:p>3899.4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4" calcext:value-type="float">
            <text:p>-3.84</text:p>
          </table:table-cell>
          <table:table-cell/>
          <table:table-cell table:style-name="ce5" table:formula="of:=[.$J$16] * [.B604]/ ([.$J$3]+[.B604])" office:value-type="float" office:value="1133.44635976945" calcext:value-type="float">
            <text:p>1133</text:p>
          </table:table-cell>
          <table:table-cell table:formula="of:=LN([.B604]/[.$C$3])" office:value-type="float" office:value="-0.960788745514553" calcext:value-type="float">
            <text:p>-0.960788745514553</text:p>
          </table:table-cell>
          <table:table-cell table:formula="of:=1/([.$C$12]+[.$C$13]*[.J604]+[.$C$14]*[.J604]*[.J604]*[.J604])-273.15" office:value-type="float" office:value="48.8862780631176" calcext:value-type="float">
            <text:p>48.89</text:p>
          </table:table-cell>
          <table:table-cell/>
          <table:table-cell table:formula="of:=1/([.$C$12]+[.$C$13]*[.J604]+[.$C$14]*[.J604]*[.J604] +[.$C$15]*[.$J604]*[.J604]*[.$J604]) -273.15" office:value-type="float" office:value="48.4036475408976" calcext:value-type="float">
            <text:p>48.40</text:p>
          </table:table-cell>
          <table:table-cell table:number-columns-repeated="2"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3811.24" calcext:value-type="float">
            <text:p>3811.24</text:p>
          </table:table-cell>
          <table:table-cell office:value-type="float" office:value="3738.1" calcext:value-type="float">
            <text:p>3738.1</text:p>
          </table:table-cell>
          <table:table-cell office:value-type="float" office:value="3884.4" calcext:value-type="float">
            <text:p>3884.4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4" calcext:value-type="float">
            <text:p>-3.84</text:p>
          </table:table-cell>
          <table:table-cell/>
          <table:table-cell table:style-name="ce5" table:formula="of:=[.$J$16] * [.B605]/ ([.$J$3]+[.B605])" office:value-type="float" office:value="1130.29959945667" calcext:value-type="float">
            <text:p>1130</text:p>
          </table:table-cell>
          <table:table-cell table:formula="of:=LN([.B605]/[.$C$3])" office:value-type="float" office:value="-0.964630497488246" calcext:value-type="float">
            <text:p>-0.964630497488246</text:p>
          </table:table-cell>
          <table:table-cell table:formula="of:=1/([.$C$12]+[.$C$13]*[.J605]+[.$C$14]*[.J605]*[.J605]*[.J605])-273.15" office:value-type="float" office:value="48.9914027887759" calcext:value-type="float">
            <text:p>48.99</text:p>
          </table:table-cell>
          <table:table-cell/>
          <table:table-cell table:formula="of:=1/([.$C$12]+[.$C$13]*[.J605]+[.$C$14]*[.J605]*[.J605] +[.$C$15]*[.$J605]*[.J605]*[.$J605]) -273.15" office:value-type="float" office:value="48.5036529097206" calcext:value-type="float">
            <text:p>48.50</text:p>
          </table:table-cell>
          <table:table-cell table:number-columns-repeated="2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3796.63" calcext:value-type="float">
            <text:p>3796.63</text:p>
          </table:table-cell>
          <table:table-cell office:value-type="float" office:value="3723.7" calcext:value-type="float">
            <text:p>3723.7</text:p>
          </table:table-cell>
          <table:table-cell office:value-type="float" office:value="3869.5" calcext:value-type="float">
            <text:p>3869.5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4" calcext:value-type="float">
            <text:p>-3.84</text:p>
          </table:table-cell>
          <table:table-cell/>
          <table:table-cell table:style-name="ce5" table:formula="of:=[.$J$16] * [.B606]/ ([.$J$3]+[.B606])" office:value-type="float" office:value="1127.15905840774" calcext:value-type="float">
            <text:p>1127</text:p>
          </table:table-cell>
          <table:table-cell table:formula="of:=LN([.B606]/[.$C$3])" office:value-type="float" office:value="-0.96847126184408" calcext:value-type="float">
            <text:p>-0.96847126184408</text:p>
          </table:table-cell>
          <table:table-cell table:formula="of:=1/([.$C$12]+[.$C$13]*[.J606]+[.$C$14]*[.J606]*[.J606]*[.J606])-273.15" office:value-type="float" office:value="49.0965922260602" calcext:value-type="float">
            <text:p>49.10</text:p>
          </table:table-cell>
          <table:table-cell/>
          <table:table-cell table:formula="of:=1/([.$C$12]+[.$C$13]*[.J606]+[.$C$14]*[.J606]*[.J606] +[.$C$15]*[.$J606]*[.J606]*[.$J606]) -273.15" office:value-type="float" office:value="48.6036873687836" calcext:value-type="float">
            <text:p>48.60</text:p>
          </table:table-cell>
          <table:table-cell table:number-columns-repeated="2"/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3782.09" calcext:value-type="float">
            <text:p>3782.09</text:p>
          </table:table-cell>
          <table:table-cell office:value-type="float" office:value="3709.5" calcext:value-type="float">
            <text:p>3709.5</text:p>
          </table:table-cell>
          <table:table-cell office:value-type="float" office:value="3854.7" calcext:value-type="float">
            <text:p>3854.7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4" calcext:value-type="float">
            <text:p>-3.84</text:p>
          </table:table-cell>
          <table:table-cell/>
          <table:table-cell table:style-name="ce5" table:formula="of:=[.$J$16] * [.B607]/ ([.$J$3]+[.B607])" office:value-type="float" office:value="1124.02695382195" calcext:value-type="float">
            <text:p>1124</text:p>
          </table:table-cell>
          <table:table-cell table:formula="of:=LN([.B607]/[.$C$3])" office:value-type="float" office:value="-0.972308326108083" calcext:value-type="float">
            <text:p>-0.972308326108083</text:p>
          </table:table-cell>
          <table:table-cell table:formula="of:=1/([.$C$12]+[.$C$13]*[.J607]+[.$C$14]*[.J607]*[.J607]*[.J607])-273.15" office:value-type="float" office:value="49.2017721230704" calcext:value-type="float">
            <text:p>49.20</text:p>
          </table:table-cell>
          <table:table-cell/>
          <table:table-cell table:formula="of:=1/([.$C$12]+[.$C$13]*[.J607]+[.$C$14]*[.J607]*[.J607] +[.$C$15]*[.$J607]*[.J607]*[.$J607]) -273.15" office:value-type="float" office:value="48.7036802165604" calcext:value-type="float">
            <text:p>48.70</text:p>
          </table:table-cell>
          <table:table-cell table:number-columns-repeated="2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3767.61" calcext:value-type="float">
            <text:p>3767.61</text:p>
          </table:table-cell>
          <table:table-cell office:value-type="float" office:value="3695.5" calcext:value-type="float">
            <text:p>3695.5</text:p>
          </table:table-cell>
          <table:table-cell office:value-type="float" office:value="3839.8" calcext:value-type="float">
            <text:p>3839.8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3" calcext:value-type="float">
            <text:p>-3.83</text:p>
          </table:table-cell>
          <table:table-cell/>
          <table:table-cell table:style-name="ce5" table:formula="of:=[.$J$16] * [.B608]/ ([.$J$3]+[.B608])" office:value-type="float" office:value="1120.90119926407" calcext:value-type="float">
            <text:p>1121</text:p>
          </table:table-cell>
          <table:table-cell table:formula="of:=LN([.B608]/[.$C$3])" office:value-type="float" office:value="-0.976144244821467" calcext:value-type="float">
            <text:p>-0.976144244821467</text:p>
          </table:table-cell>
          <table:table-cell table:formula="of:=1/([.$C$12]+[.$C$13]*[.J608]+[.$C$14]*[.J608]*[.J608]*[.J608])-273.15" office:value-type="float" office:value="49.3070125342667" calcext:value-type="float">
            <text:p>49.31</text:p>
          </table:table-cell>
          <table:table-cell/>
          <table:table-cell table:formula="of:=1/([.$C$12]+[.$C$13]*[.J608]+[.$C$14]*[.J608]*[.J608] +[.$C$15]*[.$J608]*[.J608]*[.$J608]) -273.15" office:value-type="float" office:value="48.8036979663656" calcext:value-type="float">
            <text:p>48.80</text:p>
          </table:table-cell>
          <table:table-cell table:number-columns-repeated="2"/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3753.2" calcext:value-type="float">
            <text:p>3753.2</text:p>
          </table:table-cell>
          <table:table-cell office:value-type="float" office:value="3681.3" calcext:value-type="float">
            <text:p>3681.3</text:p>
          </table:table-cell>
          <table:table-cell office:value-type="float" office:value="3825.1" calcext:value-type="float">
            <text:p>3825.1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3" calcext:value-type="float">
            <text:p>-3.83</text:p>
          </table:table-cell>
          <table:table-cell/>
          <table:table-cell table:style-name="ce5" table:formula="of:=[.$J$16] * [.B609]/ ([.$J$3]+[.B609])" office:value-type="float" office:value="1117.78402117325" calcext:value-type="float">
            <text:p>1118</text:p>
          </table:table-cell>
          <table:table-cell table:formula="of:=LN([.B609]/[.$C$3])" office:value-type="float" office:value="-0.979976283560288" calcext:value-type="float">
            <text:p>-0.979976283560288</text:p>
          </table:table-cell>
          <table:table-cell table:formula="of:=1/([.$C$12]+[.$C$13]*[.J609]+[.$C$14]*[.J609]*[.J609]*[.J609])-273.15" office:value-type="float" office:value="49.4122384630418" calcext:value-type="float">
            <text:p>49.41</text:p>
          </table:table-cell>
          <table:table-cell/>
          <table:table-cell table:formula="of:=1/([.$C$12]+[.$C$13]*[.J609]+[.$C$14]*[.J609]*[.J609] +[.$C$15]*[.$J609]*[.J609]*[.$J609]) -273.15" office:value-type="float" office:value="48.9036692595741" calcext:value-type="float">
            <text:p>48.9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38.84" calcext:value-type="float">
            <text:p>3738.84</text:p>
          </table:table-cell>
          <table:table-cell office:value-type="float" office:value="3667.2" calcext:value-type="float">
            <text:p>3667.2</text:p>
          </table:table-cell>
          <table:table-cell office:value-type="float" office:value="3810.4" calcext:value-type="float">
            <text:p>3810.4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3" calcext:value-type="float">
            <text:p>-3.83</text:p>
          </table:table-cell>
          <table:table-cell/>
          <table:table-cell table:style-name="ce5" table:formula="of:=[.$J$16] * [.B610]/ ([.$J$3]+[.B610])" office:value-type="float" office:value="1114.67115418769" calcext:value-type="float">
            <text:p>1115</text:p>
          </table:table-cell>
          <table:table-cell table:formula="of:=LN([.B610]/[.$C$3])" office:value-type="float" office:value="-0.983809690105106" calcext:value-type="float">
            <text:p>-0.983809690105106</text:p>
          </table:table-cell>
          <table:table-cell table:formula="of:=1/([.$C$12]+[.$C$13]*[.J610]+[.$C$14]*[.J610]*[.J610]*[.J610])-273.15" office:value-type="float" office:value="49.5175941251328" calcext:value-type="float">
            <text:p>49.52</text:p>
          </table:table-cell>
          <table:table-cell/>
          <table:table-cell table:formula="of:=1/([.$C$12]+[.$C$13]*[.J610]+[.$C$14]*[.J610]*[.J610] +[.$C$15]*[.$J610]*[.J610]*[.$J610]) -273.15" office:value-type="float" office:value="49.0037309942989" calcext:value-type="float">
            <text:p>49.00</text:p>
          </table:table-cell>
          <table:table-cell table:number-columns-repeated="2"/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3724.56" calcext:value-type="float">
            <text:p>3724.56</text:p>
          </table:table-cell>
          <table:table-cell office:value-type="float" office:value="3653.2" calcext:value-type="float">
            <text:p>3653.2</text:p>
          </table:table-cell>
          <table:table-cell office:value-type="float" office:value="3795.9" calcext:value-type="float">
            <text:p>3795.9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3" calcext:value-type="float">
            <text:p>-3.83</text:p>
          </table:table-cell>
          <table:table-cell/>
          <table:table-cell table:style-name="ce5" table:formula="of:=[.$J$16] * [.B611]/ ([.$J$3]+[.B611])" office:value-type="float" office:value="1111.56916943057" calcext:value-type="float">
            <text:p>1112</text:p>
          </table:table-cell>
          <table:table-cell table:formula="of:=LN([.B611]/[.$C$3])" office:value-type="float" office:value="-0.987636368944704" calcext:value-type="float">
            <text:p>-0.987636368944704</text:p>
          </table:table-cell>
          <table:table-cell table:formula="of:=1/([.$C$12]+[.$C$13]*[.J611]+[.$C$14]*[.J611]*[.J611]*[.J611])-273.15" office:value-type="float" office:value="49.6228570382631" calcext:value-type="float">
            <text:p>49.62</text:p>
          </table:table-cell>
          <table:table-cell/>
          <table:table-cell table:formula="of:=1/([.$C$12]+[.$C$13]*[.J611]+[.$C$14]*[.J611]*[.J611] +[.$C$15]*[.$J611]*[.J611]*[.$J611]) -273.15" office:value-type="float" office:value="49.1036717884185" calcext:value-type="float">
            <text:p>49.10</text:p>
          </table:table-cell>
          <table:table-cell table:number-columns-repeated="2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3710.33" calcext:value-type="float">
            <text:p>3710.33</text:p>
          </table:table-cell>
          <table:table-cell office:value-type="float" office:value="3639.3" calcext:value-type="float">
            <text:p>3639.3</text:p>
          </table:table-cell>
          <table:table-cell office:value-type="float" office:value="3781.4" calcext:value-type="float">
            <text:p>3781.4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3" calcext:value-type="float">
            <text:p>-3.83</text:p>
          </table:table-cell>
          <table:table-cell/>
          <table:table-cell table:style-name="ce5" table:formula="of:=[.$J$16] * [.B612]/ ([.$J$3]+[.B612])" office:value-type="float" office:value="1108.47161811568" calcext:value-type="float">
            <text:p>1108</text:p>
          </table:table-cell>
          <table:table-cell table:formula="of:=LN([.B612]/[.$C$3])" office:value-type="float" office:value="-0.991464271543349" calcext:value-type="float">
            <text:p>-0.991464271543349</text:p>
          </table:table-cell>
          <table:table-cell table:formula="of:=1/([.$C$12]+[.$C$13]*[.J612]+[.$C$14]*[.J612]*[.J612]*[.J612])-273.15" office:value-type="float" office:value="49.7282459343755" calcext:value-type="float">
            <text:p>49.73</text:p>
          </table:table-cell>
          <table:table-cell/>
          <table:table-cell table:formula="of:=1/([.$C$12]+[.$C$13]*[.J612]+[.$C$14]*[.J612]*[.J612] +[.$C$15]*[.$J612]*[.J612]*[.$J612]) -273.15" office:value-type="float" office:value="49.203699237469" calcext:value-type="float">
            <text:p>49.20</text:p>
          </table:table-cell>
          <table:table-cell table:number-columns-repeated="2"/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3696.16" calcext:value-type="float">
            <text:p>3696.16</text:p>
          </table:table-cell>
          <table:table-cell office:value-type="float" office:value="3625.6" calcext:value-type="float">
            <text:p>3625.6</text:p>
          </table:table-cell>
          <table:table-cell office:value-type="float" office:value="3766.8" calcext:value-type="float">
            <text:p>3766.8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2" calcext:value-type="float">
            <text:p>-3.82</text:p>
          </table:table-cell>
          <table:table-cell/>
          <table:table-cell table:style-name="ce5" table:formula="of:=[.$J$16] * [.B613]/ ([.$J$3]+[.B613])" office:value-type="float" office:value="1105.38073153351" calcext:value-type="float">
            <text:p>1105</text:p>
          </table:table-cell>
          <table:table-cell table:formula="of:=LN([.B613]/[.$C$3])" office:value-type="float" office:value="-0.995290650108305" calcext:value-type="float">
            <text:p>-0.995290650108305</text:p>
          </table:table-cell>
          <table:table-cell table:formula="of:=1/([.$C$12]+[.$C$13]*[.J613]+[.$C$14]*[.J613]*[.J613]*[.J613])-273.15" office:value-type="float" office:value="49.8336853559356" calcext:value-type="float">
            <text:p>49.83</text:p>
          </table:table-cell>
          <table:table-cell/>
          <table:table-cell table:formula="of:=1/([.$C$12]+[.$C$13]*[.J613]+[.$C$14]*[.J613]*[.J613] +[.$C$15]*[.$J613]*[.J613]*[.$J613]) -273.15" office:value-type="float" office:value="49.3037415783387" calcext:value-type="float">
            <text:p>49.30</text:p>
          </table:table-cell>
          <table:table-cell table:number-columns-repeated="2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682.06" calcext:value-type="float">
            <text:p>3682.06</text:p>
          </table:table-cell>
          <table:table-cell office:value-type="float" office:value="3611.7" calcext:value-type="float">
            <text:p>3611.7</text:p>
          </table:table-cell>
          <table:table-cell office:value-type="float" office:value="3752.4" calcext:value-type="float">
            <text:p>3752.4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2" calcext:value-type="float">
            <text:p>-3.82</text:p>
          </table:table-cell>
          <table:table-cell/>
          <table:table-cell table:style-name="ce5" table:formula="of:=[.$J$16] * [.B614]/ ([.$J$3]+[.B614])" office:value-type="float" office:value="1102.29875910499" calcext:value-type="float">
            <text:p>1102</text:p>
          </table:table-cell>
          <table:table-cell table:formula="of:=LN([.B614]/[.$C$3])" office:value-type="float" office:value="-0.999112714824349" calcext:value-type="float">
            <text:p>-0.999112714824349</text:p>
          </table:table-cell>
          <table:table-cell table:formula="of:=1/([.$C$12]+[.$C$13]*[.J614]+[.$C$14]*[.J614]*[.J614]*[.J614])-273.15" office:value-type="float" office:value="49.939098420283" calcext:value-type="float">
            <text:p>49.94</text:p>
          </table:table-cell>
          <table:table-cell/>
          <table:table-cell table:formula="of:=1/([.$C$12]+[.$C$13]*[.J614]+[.$C$14]*[.J614]*[.J614] +[.$C$15]*[.$J614]*[.J614]*[.$J614]) -273.15" office:value-type="float" office:value="49.4037257911427" calcext:value-type="float">
            <text:p>49.40</text:p>
          </table:table-cell>
          <table:table-cell table:number-columns-repeated="2"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3668.02" calcext:value-type="float">
            <text:p>3668.02</text:p>
          </table:table-cell>
          <table:table-cell office:value-type="float" office:value="3598" calcext:value-type="float">
            <text:p>3598</text:p>
          </table:table-cell>
          <table:table-cell office:value-type="float" office:value="3738.1" calcext:value-type="float">
            <text:p>3738.1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2" calcext:value-type="float">
            <text:p>-3.82</text:p>
          </table:table-cell>
          <table:table-cell/>
          <table:table-cell table:style-name="ce5" table:formula="of:=[.$J$16] * [.B615]/ ([.$J$3]+[.B615])" office:value-type="float" office:value="1099.22358322566" calcext:value-type="float">
            <text:p>1099</text:p>
          </table:table-cell>
          <table:table-cell table:formula="of:=LN([.B615]/[.$C$3])" office:value-type="float" office:value="-1.00293308605199" calcext:value-type="float">
            <text:p>-1.00293308605199</text:p>
          </table:table-cell>
          <table:table-cell table:formula="of:=1/([.$C$12]+[.$C$13]*[.J615]+[.$C$14]*[.J615]*[.J615]*[.J615])-273.15" office:value-type="float" office:value="50.0445573841702" calcext:value-type="float">
            <text:p>50.04</text:p>
          </table:table-cell>
          <table:table-cell/>
          <table:table-cell table:formula="of:=1/([.$C$12]+[.$C$13]*[.J615]+[.$C$14]*[.J615]*[.J615] +[.$C$15]*[.$J615]*[.J615]*[.$J615]) -273.15" office:value-type="float" office:value="49.5037203411882" calcext:value-type="float">
            <text:p>49.50</text:p>
          </table:table-cell>
          <table:table-cell table:number-columns-repeated="2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3654.04" calcext:value-type="float">
            <text:p>3654.04</text:p>
          </table:table-cell>
          <table:table-cell office:value-type="float" office:value="3584.2" calcext:value-type="float">
            <text:p>3584.2</text:p>
          </table:table-cell>
          <table:table-cell office:value-type="float" office:value="3723.8" calcext:value-type="float">
            <text:p>3723.8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2" calcext:value-type="float">
            <text:p>-3.82</text:p>
          </table:table-cell>
          <table:table-cell/>
          <table:table-cell table:style-name="ce5" table:formula="of:=[.$J$16] * [.B616]/ ([.$J$3]+[.B616])" office:value-type="float" office:value="1096.1552654013" calcext:value-type="float">
            <text:p>1096</text:p>
          </table:table-cell>
          <table:table-cell table:formula="of:=LN([.B616]/[.$C$3])" office:value-type="float" office:value="-1.00675168819065" calcext:value-type="float">
            <text:p>-1.00675168819065</text:p>
          </table:table-cell>
          <table:table-cell table:formula="of:=1/([.$C$12]+[.$C$13]*[.J616]+[.$C$14]*[.J616]*[.J616]*[.J616])-273.15" office:value-type="float" office:value="50.1500602398164" calcext:value-type="float">
            <text:p>50.15</text:p>
          </table:table-cell>
          <table:table-cell/>
          <table:table-cell table:formula="of:=1/([.$C$12]+[.$C$13]*[.J616]+[.$C$14]*[.J616]*[.J616] +[.$C$15]*[.$J616]*[.J616]*[.$J616]) -273.15" office:value-type="float" office:value="49.6037232216018" calcext:value-type="float">
            <text:p>49.60</text:p>
          </table:table-cell>
          <table:table-cell table:number-columns-repeated="2"/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3640.12" calcext:value-type="float">
            <text:p>3640.12</text:p>
          </table:table-cell>
          <table:table-cell office:value-type="float" office:value="3570.6" calcext:value-type="float">
            <text:p>3570.6</text:p>
          </table:table-cell>
          <table:table-cell office:value-type="float" office:value="3709.6" calcext:value-type="float">
            <text:p>3709.6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2" calcext:value-type="float">
            <text:p>-3.82</text:p>
          </table:table-cell>
          <table:table-cell/>
          <table:table-cell table:style-name="ce5" table:formula="of:=[.$J$16] * [.B617]/ ([.$J$3]+[.B617])" office:value-type="float" office:value="1093.09386720938" calcext:value-type="float">
            <text:p>1093</text:p>
          </table:table-cell>
          <table:table-cell table:formula="of:=LN([.B617]/[.$C$3])" office:value-type="float" office:value="-1.01056844485583" calcext:value-type="float">
            <text:p>-1.01056844485583</text:p>
          </table:table-cell>
          <table:table-cell table:formula="of:=1/([.$C$12]+[.$C$13]*[.J617]+[.$C$14]*[.J617]*[.J617]*[.J617])-273.15" office:value-type="float" office:value="50.2556049503274" calcext:value-type="float">
            <text:p>50.26</text:p>
          </table:table-cell>
          <table:table-cell/>
          <table:table-cell table:formula="of:=1/([.$C$12]+[.$C$13]*[.J617]+[.$C$14]*[.J617]*[.J617] +[.$C$15]*[.$J617]*[.J617]*[.$J617]) -273.15" office:value-type="float" office:value="49.7037324005963" calcext:value-type="float">
            <text:p>49.70</text:p>
          </table:table-cell>
          <table:table-cell table:number-columns-repeated="2"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3626.26" calcext:value-type="float">
            <text:p>3626.26</text:p>
          </table:table-cell>
          <table:table-cell office:value-type="float" office:value="3557.2" calcext:value-type="float">
            <text:p>3557.2</text:p>
          </table:table-cell>
          <table:table-cell office:value-type="float" office:value="3695.3" calcext:value-type="float">
            <text:p>3695.3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1" calcext:value-type="float">
            <text:p>-3.81</text:p>
          </table:table-cell>
          <table:table-cell/>
          <table:table-cell table:style-name="ce5" table:formula="of:=[.$J$16] * [.B618]/ ([.$J$3]+[.B618])" office:value-type="float" office:value="1090.03945029671" calcext:value-type="float">
            <text:p>1090</text:p>
          </table:table-cell>
          <table:table-cell table:formula="of:=LN([.B618]/[.$C$3])" office:value-type="float" office:value="-1.0143832788746" calcext:value-type="float">
            <text:p>-1.0143832788746</text:p>
          </table:table-cell>
          <table:table-cell table:formula="of:=1/([.$C$12]+[.$C$13]*[.J618]+[.$C$14]*[.J618]*[.J618]*[.J618])-273.15" office:value-type="float" office:value="50.361189449443" calcext:value-type="float">
            <text:p>50.36</text:p>
          </table:table-cell>
          <table:table-cell/>
          <table:table-cell table:formula="of:=1/([.$C$12]+[.$C$13]*[.J618]+[.$C$14]*[.J618]*[.J618] +[.$C$15]*[.$J618]*[.J618]*[.$J618]) -273.15" office:value-type="float" office:value="49.8037458212926" calcext:value-type="float">
            <text:p>49.80</text:p>
          </table:table-cell>
          <table:table-cell table:number-columns-repeated="2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612.46" calcext:value-type="float">
            <text:p>3612.46</text:p>
          </table:table-cell>
          <table:table-cell office:value-type="float" office:value="3543.6" calcext:value-type="float">
            <text:p>3543.6</text:p>
          </table:table-cell>
          <table:table-cell office:value-type="float" office:value="3681.3" calcext:value-type="float">
            <text:p>3681.3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1" calcext:value-type="float">
            <text:p>-3.81</text:p>
          </table:table-cell>
          <table:table-cell/>
          <table:table-cell table:style-name="ce5" table:formula="of:=[.$J$16] * [.B619]/ ([.$J$3]+[.B619])" office:value-type="float" office:value="1086.99207637708" calcext:value-type="float">
            <text:p>1087</text:p>
          </table:table-cell>
          <table:table-cell table:formula="of:=LN([.B619]/[.$C$3])" office:value-type="float" office:value="-1.01819611228116" calcext:value-type="float">
            <text:p>-1.01819611228116</text:p>
          </table:table-cell>
          <table:table-cell table:formula="of:=1/([.$C$12]+[.$C$13]*[.J619]+[.$C$14]*[.J619]*[.J619]*[.J619])-273.15" office:value-type="float" office:value="50.4668116412856" calcext:value-type="float">
            <text:p>50.47</text:p>
          </table:table-cell>
          <table:table-cell/>
          <table:table-cell table:formula="of:=1/([.$C$12]+[.$C$13]*[.J619]+[.$C$14]*[.J619]*[.J619] +[.$C$15]*[.$J619]*[.J619]*[.$J619]) -273.15" office:value-type="float" office:value="49.9037614015422" calcext:value-type="float">
            <text:p>49.9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98.72" calcext:value-type="float">
            <text:p>3598.72</text:p>
          </table:table-cell>
          <table:table-cell office:value-type="float" office:value="3530.2" calcext:value-type="float">
            <text:p>3530.2</text:p>
          </table:table-cell>
          <table:table-cell office:value-type="float" office:value="3667.3" calcext:value-type="float">
            <text:p>3667.3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1" calcext:value-type="float">
            <text:p>-3.81</text:p>
          </table:table-cell>
          <table:table-cell/>
          <table:table-cell table:style-name="ce5" table:formula="of:=[.$J$16] * [.B620]/ ([.$J$3]+[.B620])" office:value-type="float" office:value="1083.95180722892" calcext:value-type="float">
            <text:p>1084</text:p>
          </table:table-cell>
          <table:table-cell table:formula="of:=LN([.B620]/[.$C$3])" office:value-type="float" office:value="-1.0220068663124" calcext:value-type="float">
            <text:p>-1.0220068663124</text:p>
          </table:table-cell>
          <table:table-cell table:formula="of:=1/([.$C$12]+[.$C$13]*[.J620]+[.$C$14]*[.J620]*[.J620]*[.J620])-273.15" office:value-type="float" office:value="50.5724694001086" calcext:value-type="float">
            <text:p>50.57</text:p>
          </table:table-cell>
          <table:table-cell/>
          <table:table-cell table:formula="of:=1/([.$C$12]+[.$C$13]*[.J620]+[.$C$14]*[.J620]*[.J620] +[.$C$15]*[.$J620]*[.J620]*[.$J620]) -273.15" office:value-type="float" office:value="50.0037770337514" calcext:value-type="float">
            <text:p>50.00</text:p>
          </table:table-cell>
          <table:table-cell table:number-columns-repeated="2"/>
        </table:table-row>
        <table:table-row table:style-name="ro1" table:number-rows-repeated="104795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easuremens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16379" table:default-cell-style-name="Default"/>
        <table:table-row table:style-name="ro1">
          <table:table-cell office:value-type="string" calcext:value-type="string">
            <text:p>measured valu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easuring only reference resistor of </text:p>
          </table:table-cell>
          <table:table-cell table:number-columns-repeated="2"/>
          <table:table-cell office:value-type="string" calcext:value-type="string">
            <text:p>1071 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5" office:value-type="string" calcext:value-type="string">
            <text:p>Ref</text:p>
          </table:table-cell>
          <table:table-cell table:style-name="ce15" office:value-type="string" calcext:value-type="string">
            <text:p>ntc nr</text:p>
          </table:table-cell>
          <table:table-cell table:style-name="ce15" office:value-type="string" calcext:value-type="string">
            <text:p>timer</text:p>
          </table:table-cell>
          <table:table-cell table:style-name="ce15" office:value-type="string" calcext:value-type="string">
            <text:p>difference</text:p>
          </table:table-cell>
          <table:table-cell table:style-name="ce15" office:value-type="string" calcext:value-type="string">
            <text:p>calculated value</text:p>
          </table:table-cell>
          <table:table-cell table:style-name="ce15" office:value-type="string" calcext:value-type="string">
            <text:p>temperature</text:p>
          </table:table-cell>
          <table:table-cell table:style-name="ce15" table:number-columns-repeated="16378"/>
        </table:table-row>
        <table:table-row table:style-name="ro1">
          <table:table-cell table:style-name="ce16" office:value-type="string" calcext:value-type="string">
            <text:p>without Wifi,reference averaged 64 values , ntc not averag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6" calcext:value-type="float">
            <text:p>166606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0" calcext:value-type="float">
            <text:p>166640</text:p>
          </table:table-cell>
          <table:table-cell office:value-type="float" office:value="-23" calcext:value-type="float">
            <text:p>-2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0" calcext:value-type="float">
            <text:p>166630</text:p>
          </table:table-cell>
          <table:table-cell office:value-type="float" office:value="-13" calcext:value-type="float">
            <text:p>-1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9" calcext:value-type="float">
            <text:p>166639</text:p>
          </table:table-cell>
          <table:table-cell office:value-type="float" office:value="-22" calcext:value-type="float">
            <text:p>-2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6" calcext:value-type="float">
            <text:p>166606</text:p>
          </table:table-cell>
          <table:table-cell office:value-type="float" office:value="10" calcext:value-type="float">
            <text:p>10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8" calcext:value-type="float">
            <text:p>166598</text:p>
          </table:table-cell>
          <table:table-cell office:value-type="float" office:value="18" calcext:value-type="float">
            <text:p>18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6" calcext:value-type="float">
            <text:p>166636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0" calcext:value-type="float">
            <text:p>166600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94" calcext:value-type="float">
            <text:p>166594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2" calcext:value-type="float">
            <text:p>166602</text:p>
          </table:table-cell>
          <table:table-cell office:value-type="float" office:value="14" calcext:value-type="float">
            <text:p>1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5" calcext:value-type="float">
            <text:p>166645</text:p>
          </table:table-cell>
          <table:table-cell office:value-type="float" office:value="-29" calcext:value-type="float">
            <text:p>-2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0" calcext:value-type="float">
            <text:p>166600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29" calcext:value-type="float">
            <text:p>166629</text:p>
          </table:table-cell>
          <table:table-cell office:value-type="float" office:value="-13" calcext:value-type="float">
            <text:p>-1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4" calcext:value-type="float">
            <text:p>166604</text:p>
          </table:table-cell>
          <table:table-cell office:value-type="float" office:value="12" calcext:value-type="float">
            <text:p>1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8" calcext:value-type="float">
            <text:p>166598</text:p>
          </table:table-cell>
          <table:table-cell office:value-type="float" office:value="18" calcext:value-type="float">
            <text:p>18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28" calcext:value-type="float">
            <text:p>166628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94" calcext:value-type="float">
            <text:p>166594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27" calcext:value-type="float">
            <text:p>2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7" calcext:value-type="float">
            <text:p>166597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44" calcext:value-type="float">
            <text:p>166644</text:p>
          </table:table-cell>
          <table:table-cell office:value-type="float" office:value="-28" calcext:value-type="float">
            <text:p>-2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9" calcext:value-type="float">
            <text:p>166639</text:p>
          </table:table-cell>
          <table:table-cell office:value-type="float" office:value="-23" calcext:value-type="float">
            <text:p>-2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5" calcext:value-type="float">
            <text:p>166595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1" calcext:value-type="float">
            <text:p>166601</text:p>
          </table:table-cell>
          <table:table-cell office:value-type="float" office:value="15" calcext:value-type="float">
            <text:p>1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5" calcext:value-type="float">
            <text:p>166595</text:p>
          </table:table-cell>
          <table:table-cell office:value-type="float" office:value="21" calcext:value-type="float">
            <text:p>21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18" calcext:value-type="float">
            <text:p>18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6" calcext:value-type="float">
            <text:p>166636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95" calcext:value-type="float">
            <text:p>166595</text:p>
          </table:table-cell>
          <table:table-cell office:value-type="float" office:value="21" calcext:value-type="float">
            <text:p>21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24" calcext:value-type="float">
            <text:p>166624</text:p>
          </table:table-cell>
          <table:table-cell office:value-type="float" office:value="-7" calcext:value-type="float">
            <text:p>-7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27" calcext:value-type="float">
            <text:p>166627</text:p>
          </table:table-cell>
          <table:table-cell office:value-type="float" office:value="-10" calcext:value-type="float">
            <text:p>-1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25" calcext:value-type="float">
            <text:p>166625</text:p>
          </table:table-cell>
          <table:table-cell office:value-type="float" office:value="-8" calcext:value-type="float">
            <text:p>-8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5" calcext:value-type="float">
            <text:p>166605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39" calcext:value-type="float">
            <text:p>166639</text:p>
          </table:table-cell>
          <table:table-cell office:value-type="float" office:value="-23" calcext:value-type="float">
            <text:p>-2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7" calcext:value-type="float">
            <text:p>166597</text:p>
          </table:table-cell>
          <table:table-cell office:value-type="float" office:value="20" calcext:value-type="float">
            <text:p>20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7" calcext:value-type="float">
            <text:p>166607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6" calcext:value-type="float">
            <text:p>166596</text:p>
          </table:table-cell>
          <table:table-cell office:value-type="float" office:value="20" calcext:value-type="float">
            <text:p>20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90" calcext:value-type="float">
            <text:p>166590</text:p>
          </table:table-cell>
          <table:table-cell office:value-type="float" office:value="26" calcext:value-type="float">
            <text:p>26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8" calcext:value-type="float">
            <text:p>166638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29" calcext:value-type="float">
            <text:p>166629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2" calcext:value-type="float">
            <text:p>166602</text:p>
          </table:table-cell>
          <table:table-cell office:value-type="float" office:value="14" calcext:value-type="float">
            <text:p>1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272" calcext:value-type="float">
            <text:p>166272</text:p>
          </table:table-cell>
          <table:table-cell office:value-type="float" office:value="344" calcext:value-type="float">
            <text:p>344</text:p>
          </table:table-cell>
          <table:table-cell office:value-type="float" office:value="10050" calcext:value-type="float">
            <text:p>10050</text:p>
          </table:table-cell>
          <table:table-cell office:value-type="float" office:value="25.508" calcext:value-type="float">
            <text:p>25.508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0" calcext:value-type="float">
            <text:p>166630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6" calcext:value-type="float">
            <text:p>166636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5" calcext:value-type="float">
            <text:p>166615</text:p>
          </table:table-cell>
          <table:table-cell office:value-type="float" office:value="1" calcext:value-type="float">
            <text:p>1</text:p>
          </table:table-cell>
          <table:table-cell office:value-type="float" office:value="166603" calcext:value-type="float">
            <text:p>166603</text:p>
          </table:table-cell>
          <table:table-cell office:value-type="float" office:value="12" calcext:value-type="float">
            <text:p>1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8" calcext:value-type="float">
            <text:p>166598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2" calcext:value-type="float">
            <text:p>-2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2" calcext:value-type="float">
            <text:p>-2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4" calcext:value-type="float">
            <text:p>166604</text:p>
          </table:table-cell>
          <table:table-cell office:value-type="float" office:value="12" calcext:value-type="float">
            <text:p>1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36" calcext:value-type="float">
            <text:p>166636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93" calcext:value-type="float">
            <text:p>166593</text:p>
          </table:table-cell>
          <table:table-cell office:value-type="float" office:value="23" calcext:value-type="float">
            <text:p>23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6" calcext:value-type="float">
            <text:p>166636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6" calcext:value-type="float">
            <text:p>166636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8" calcext:value-type="float">
            <text:p>166608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8" calcext:value-type="float">
            <text:p>166648</text:p>
          </table:table-cell>
          <table:table-cell office:value-type="float" office:value="-32" calcext:value-type="float">
            <text:p>-3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27" calcext:value-type="float">
            <text:p>166627</text:p>
          </table:table-cell>
          <table:table-cell office:value-type="float" office:value="-11" calcext:value-type="float">
            <text:p>-1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4" calcext:value-type="float">
            <text:p>166594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0" calcext:value-type="float">
            <text:p>166600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7" calcext:value-type="float">
            <text:p>166597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92" calcext:value-type="float">
            <text:p>166592</text:p>
          </table:table-cell>
          <table:table-cell office:value-type="float" office:value="24" calcext:value-type="float">
            <text:p>24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7" calcext:value-type="float">
            <text:p>166597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3" calcext:value-type="float">
            <text:p>166603</text:p>
          </table:table-cell>
          <table:table-cell office:value-type="float" office:value="13" calcext:value-type="float">
            <text:p>1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9" calcext:value-type="float">
            <text:p>166649</text:p>
          </table:table-cell>
          <table:table-cell office:value-type="float" office:value="-33" calcext:value-type="float">
            <text:p>-3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9" calcext:value-type="float">
            <text:p>166639</text:p>
          </table:table-cell>
          <table:table-cell office:value-type="float" office:value="-23" calcext:value-type="float">
            <text:p>-2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00" calcext:value-type="float">
            <text:p>166600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0" calcext:value-type="float">
            <text:p>166630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27" calcext:value-type="float">
            <text:p>2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90" calcext:value-type="float">
            <text:p>166590</text:p>
          </table:table-cell>
          <table:table-cell office:value-type="float" office:value="26" calcext:value-type="float">
            <text:p>26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4" calcext:value-type="float">
            <text:p>166594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2" calcext:value-type="float">
            <text:p>166602</text:p>
          </table:table-cell>
          <table:table-cell office:value-type="float" office:value="14" calcext:value-type="float">
            <text:p>1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52" calcext:value-type="float">
            <text:p>166652</text:p>
          </table:table-cell>
          <table:table-cell office:value-type="float" office:value="-36" calcext:value-type="float">
            <text:p>-36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4" calcext:value-type="float">
            <text:p>25.454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42" calcext:value-type="float">
            <text:p>166642</text:p>
          </table:table-cell>
          <table:table-cell office:value-type="float" office:value="-26" calcext:value-type="float">
            <text:p>-26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0" calcext:value-type="float">
            <text:p>166630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0" calcext:value-type="float">
            <text:p>166630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10" calcext:value-type="float">
            <text:p>166610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5" calcext:value-type="float">
            <text:p>166605</text:p>
          </table:table-cell>
          <table:table-cell office:value-type="float" office:value="12" calcext:value-type="float">
            <text:p>1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0" calcext:value-type="float">
            <text:p>166630</text:p>
          </table:table-cell>
          <table:table-cell office:value-type="float" office:value="-13" calcext:value-type="float">
            <text:p>-1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92" calcext:value-type="float">
            <text:p>166592</text:p>
          </table:table-cell>
          <table:table-cell office:value-type="float" office:value="25" calcext:value-type="float">
            <text:p>25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3" calcext:value-type="float">
            <text:p>166603</text:p>
          </table:table-cell>
          <table:table-cell office:value-type="float" office:value="14" calcext:value-type="float">
            <text:p>1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7" calcext:value-type="float">
            <text:p>166647</text:p>
          </table:table-cell>
          <table:table-cell office:value-type="float" office:value="-30" calcext:value-type="float">
            <text:p>-3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5" calcext:value-type="float">
            <text:p>166595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8" calcext:value-type="float">
            <text:p>166638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8" calcext:value-type="float">
            <text:p>166608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8" calcext:value-type="float">
            <text:p>166638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3" calcext:value-type="float">
            <text:p>166603</text:p>
          </table:table-cell>
          <table:table-cell office:value-type="float" office:value="14" calcext:value-type="float">
            <text:p>1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29" calcext:value-type="float">
            <text:p>166629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95" calcext:value-type="float">
            <text:p>166595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0" calcext:value-type="float">
            <text:p>166600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6" calcext:value-type="float">
            <text:p>166606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0" calcext:value-type="float">
            <text:p>166640</text:p>
          </table:table-cell>
          <table:table-cell office:value-type="float" office:value="-23" calcext:value-type="float">
            <text:p>-2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0" calcext:value-type="float">
            <text:p>166630</text:p>
          </table:table-cell>
          <table:table-cell office:value-type="float" office:value="-13" calcext:value-type="float">
            <text:p>-1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6" calcext:value-type="float">
            <text:p>166636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1" calcext:value-type="float">
            <text:p>166601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5" calcext:value-type="float">
            <text:p>166595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6" calcext:value-type="float">
            <text:p>166636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29" calcext:value-type="float">
            <text:p>166629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5" calcext:value-type="float">
            <text:p>166595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01" calcext:value-type="float">
            <text:p>166601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1" calcext:value-type="float">
            <text:p>166601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36" calcext:value-type="float">
            <text:p>166636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<text:s/>Wifi ON ,reference averaged 64 values , ntc not averaged</text:p>
          </table:table-cell>
          <table:table-cell table:number-columns-repeated="16383"/>
        </table:table-row>
        <table:table-row table:style-name="ro1">
          <table:table-cell office:value-type="float" office:value="166589" calcext:value-type="float">
            <text:p>166589</text:p>
          </table:table-cell>
          <table:table-cell office:value-type="float" office:value="1" calcext:value-type="float">
            <text:p>1</text:p>
          </table:table-cell>
          <table:table-cell office:value-type="float" office:value="166583" calcext:value-type="float">
            <text:p>166583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585" calcext:value-type="float">
            <text:p>166585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07" calcext:value-type="float">
            <text:p>166607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89" calcext:value-type="float">
            <text:p>166589</text:p>
          </table:table-cell>
          <table:table-cell office:value-type="float" office:value="1" calcext:value-type="float">
            <text:p>1</text:p>
          </table:table-cell>
          <table:table-cell office:value-type="float" office:value="166555" calcext:value-type="float">
            <text:p>166555</text:p>
          </table:table-cell>
          <table:table-cell office:value-type="float" office:value="34" calcext:value-type="float">
            <text:p>34</text:p>
          </table:table-cell>
          <table:table-cell office:value-type="float" office:value="10068" calcext:value-type="float">
            <text:p>10068</text:p>
          </table:table-cell>
          <table:table-cell office:value-type="float" office:value="25.466" calcext:value-type="float">
            <text:p>25.466</text:p>
          </table:table-cell>
          <table:table-cell office:value-type="float" office:value="2" calcext:value-type="float">
            <text:p>2</text:p>
          </table:table-cell>
          <table:table-cell office:value-type="float" office:value="166615" calcext:value-type="float">
            <text:p>166615</text:p>
          </table:table-cell>
          <table:table-cell office:value-type="float" office:value="-26" calcext:value-type="float">
            <text:p>-26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585" calcext:value-type="float">
            <text:p>166585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592" calcext:value-type="float">
            <text:p>166592</text:p>
          </table:table-cell>
          <table:table-cell office:value-type="float" office:value="-3" calcext:value-type="float">
            <text:p>-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89" calcext:value-type="float">
            <text:p>166589</text:p>
          </table:table-cell>
          <table:table-cell office:value-type="float" office:value="1" calcext:value-type="float">
            <text:p>1</text:p>
          </table:table-cell>
          <table:table-cell office:value-type="float" office:value="166590" calcext:value-type="float">
            <text:p>166590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18" calcext:value-type="float">
            <text:p>166618</text:p>
          </table:table-cell>
          <table:table-cell office:value-type="float" office:value="-29" calcext:value-type="float">
            <text:p>-2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19" calcext:value-type="float">
            <text:p>166619</text:p>
          </table:table-cell>
          <table:table-cell office:value-type="float" office:value="-30" calcext:value-type="float">
            <text:p>-3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488" calcext:value-type="float">
            <text:p>166488</text:p>
          </table:table-cell>
          <table:table-cell office:value-type="float" office:value="101" calcext:value-type="float">
            <text:p>101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75" calcext:value-type="float">
            <text:p>25.475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36" calcext:value-type="float">
            <text:p>166536</text:p>
          </table:table-cell>
          <table:table-cell office:value-type="float" office:value="52" calcext:value-type="float">
            <text:p>52</text:p>
          </table:table-cell>
          <table:table-cell office:value-type="float" office:value="10067" calcext:value-type="float">
            <text:p>10067</text:p>
          </table:table-cell>
          <table:table-cell office:value-type="float" office:value="25.468" calcext:value-type="float">
            <text:p>25.468</text:p>
          </table:table-cell>
          <table:table-cell office:value-type="float" office:value="3" calcext:value-type="float">
            <text:p>3</text:p>
          </table:table-cell>
          <table:table-cell office:value-type="float" office:value="166584" calcext:value-type="float">
            <text:p>166584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41" calcext:value-type="float">
            <text:p>166641</text:p>
          </table:table-cell>
          <table:table-cell office:value-type="float" office:value="-53" calcext:value-type="float">
            <text:p>-53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2" calcext:value-type="float">
            <text:p>25.452</text:p>
          </table:table-cell>
          <table:table-cell table:number-columns-repeated="16363"/>
        </table:table-row>
        <table:table-row table:style-name="ro1">
          <table:table-cell office:value-type="float" office:value="166589" calcext:value-type="float">
            <text:p>166589</text:p>
          </table:table-cell>
          <table:table-cell office:value-type="float" office:value="1" calcext:value-type="float">
            <text:p>1</text:p>
          </table:table-cell>
          <table:table-cell office:value-type="float" office:value="166592" calcext:value-type="float">
            <text:p>166592</text:p>
          </table:table-cell>
          <table:table-cell office:value-type="float" office:value="-3" calcext:value-type="float">
            <text:p>-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80" calcext:value-type="float">
            <text:p>166580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590" calcext:value-type="float">
            <text:p>166590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05" calcext:value-type="float">
            <text:p>166605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6" calcext:value-type="float">
            <text:p>166586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82" calcext:value-type="float">
            <text:p>166582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580" calcext:value-type="float">
            <text:p>166580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02" calcext:value-type="float">
            <text:p>166602</text:p>
          </table:table-cell>
          <table:table-cell office:value-type="float" office:value="-11" calcext:value-type="float">
            <text:p>-1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66592" calcext:value-type="float">
            <text:p>166592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463" calcext:value-type="float">
            <text:p>166463</text:p>
          </table:table-cell>
          <table:table-cell office:value-type="float" office:value="129" calcext:value-type="float">
            <text:p>129</text:p>
          </table:table-cell>
          <table:table-cell office:value-type="float" office:value="10063" calcext:value-type="float">
            <text:p>10063</text:p>
          </table:table-cell>
          <table:table-cell office:value-type="float" office:value="25.478" calcext:value-type="float">
            <text:p>25.478</text:p>
          </table:table-cell>
          <table:table-cell office:value-type="float" office:value="3" calcext:value-type="float">
            <text:p>3</text:p>
          </table:table-cell>
          <table:table-cell office:value-type="float" office:value="166600" calcext:value-type="float">
            <text:p>166600</text:p>
          </table:table-cell>
          <table:table-cell office:value-type="float" office:value="-8" calcext:value-type="float">
            <text:p>-8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87" calcext:value-type="float">
            <text:p>166587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66583" calcext:value-type="float">
            <text:p>166583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7" calcext:value-type="float">
            <text:p>166647</text:p>
          </table:table-cell>
          <table:table-cell office:value-type="float" office:value="-55" calcext:value-type="float">
            <text:p>-55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2" calcext:value-type="float">
            <text:p>25.452</text:p>
          </table:table-cell>
          <table:table-cell office:value-type="float" office:value="3" calcext:value-type="float">
            <text:p>3</text:p>
          </table:table-cell>
          <table:table-cell office:value-type="float" office:value="166618" calcext:value-type="float">
            <text:p>166618</text:p>
          </table:table-cell>
          <table:table-cell office:value-type="float" office:value="-26" calcext:value-type="float">
            <text:p>-26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15" calcext:value-type="float">
            <text:p>166615</text:p>
          </table:table-cell>
          <table:table-cell office:value-type="float" office:value="-23" calcext:value-type="float">
            <text:p>-2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5" calcext:value-type="float">
            <text:p>166585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24" calcext:value-type="float">
            <text:p>166624</text:p>
          </table:table-cell>
          <table:table-cell office:value-type="float" office:value="-33" calcext:value-type="float">
            <text:p>-3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11" calcext:value-type="float">
            <text:p>166611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42" calcext:value-type="float">
            <text:p>-42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4" calcext:value-type="float">
            <text:p>25.454</text:p>
          </table:table-cell>
          <table:table-cell table:number-columns-repeated="16363"/>
        </table:table-row>
        <table:table-row table:style-name="ro1"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66584" calcext:value-type="float">
            <text:p>166584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89" calcext:value-type="float">
            <text:p>166589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589" calcext:value-type="float">
            <text:p>166589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41" calcext:value-type="float">
            <text:p>166641</text:p>
          </table:table-cell>
          <table:table-cell office:value-type="float" office:value="-49" calcext:value-type="float">
            <text:p>-49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4" calcext:value-type="float">
            <text:p>25.454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5" calcext:value-type="float">
            <text:p>166585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76" calcext:value-type="float">
            <text:p>166576</text:p>
          </table:table-cell>
          <table:table-cell office:value-type="float" office:value="15" calcext:value-type="float">
            <text:p>1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581" calcext:value-type="float">
            <text:p>166581</text:p>
          </table:table-cell>
          <table:table-cell office:value-type="float" office:value="10" calcext:value-type="float">
            <text:p>10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578" calcext:value-type="float">
            <text:p>166578</text:p>
          </table:table-cell>
          <table:table-cell office:value-type="float" office:value="13" calcext:value-type="float">
            <text:p>1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435" calcext:value-type="float">
            <text:p>166435</text:p>
          </table:table-cell>
          <table:table-cell office:value-type="float" office:value="156" calcext:value-type="float">
            <text:p>156</text:p>
          </table:table-cell>
          <table:table-cell office:value-type="float" office:value="10061" calcext:value-type="float">
            <text:p>10061</text:p>
          </table:table-cell>
          <table:table-cell office:value-type="float" office:value="25.482" calcext:value-type="float">
            <text:p>25.482</text:p>
          </table:table-cell>
          <table:table-cell office:value-type="float" office:value="2" calcext:value-type="float">
            <text:p>2</text:p>
          </table:table-cell>
          <table:table-cell office:value-type="float" office:value="166626" calcext:value-type="float">
            <text:p>166626</text:p>
          </table:table-cell>
          <table:table-cell office:value-type="float" office:value="-35" calcext:value-type="float">
            <text:p>-35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4" calcext:value-type="float">
            <text:p>25.454</text:p>
          </table:table-cell>
          <table:table-cell office:value-type="float" office:value="3" calcext:value-type="float">
            <text:p>3</text:p>
          </table:table-cell>
          <table:table-cell office:value-type="float" office:value="166586" calcext:value-type="float">
            <text:p>166586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585" calcext:value-type="float">
            <text:p>166585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92" calcext:value-type="float">
            <text:p>166592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07" calcext:value-type="float">
            <text:p>166507</text:p>
          </table:table-cell>
          <table:table-cell office:value-type="float" office:value="84" calcext:value-type="float">
            <text:p>84</text:p>
          </table:table-cell>
          <table:table-cell office:value-type="float" office:value="10065" calcext:value-type="float">
            <text:p>10065</text:p>
          </table:table-cell>
          <table:table-cell office:value-type="float" office:value="25.473" calcext:value-type="float">
            <text:p>25.473</text:p>
          </table:table-cell>
          <table:table-cell office:value-type="float" office:value="3" calcext:value-type="float">
            <text:p>3</text:p>
          </table:table-cell>
          <table:table-cell office:value-type="float" office:value="166594" calcext:value-type="float">
            <text:p>166594</text:p>
          </table:table-cell>
          <table:table-cell office:value-type="float" office:value="-3" calcext:value-type="float">
            <text:p>-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90" calcext:value-type="float">
            <text:p>166590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5" calcext:value-type="float">
            <text:p>166585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24" calcext:value-type="float">
            <text:p>166524</text:p>
          </table:table-cell>
          <table:table-cell office:value-type="float" office:value="67" calcext:value-type="float">
            <text:p>67</text:p>
          </table:table-cell>
          <table:table-cell office:value-type="float" office:value="10066" calcext:value-type="float">
            <text:p>10066</text:p>
          </table:table-cell>
          <table:table-cell office:value-type="float" office:value="25.471" calcext:value-type="float">
            <text:p>25.471</text:p>
          </table:table-cell>
          <table:table-cell office:value-type="float" office:value="3" calcext:value-type="float">
            <text:p>3</text:p>
          </table:table-cell>
          <table:table-cell office:value-type="float" office:value="166523" calcext:value-type="float">
            <text:p>166523</text:p>
          </table:table-cell>
          <table:table-cell office:value-type="float" office:value="68" calcext:value-type="float">
            <text:p>68</text:p>
          </table:table-cell>
          <table:table-cell office:value-type="float" office:value="10066" calcext:value-type="float">
            <text:p>10066</text:p>
          </table:table-cell>
          <table:table-cell office:value-type="float" office:value="25.471" calcext:value-type="float">
            <text:p>25.471</text:p>
          </table:table-cell>
          <table:table-cell office:value-type="float" office:value="4" calcext:value-type="float">
            <text:p>4</text:p>
          </table:table-cell>
          <table:table-cell office:value-type="float" office:value="166582" calcext:value-type="float">
            <text:p>166582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5" calcext:value-type="float">
            <text:p>166585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1" calcext:value-type="float">
            <text:p>166591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92" calcext:value-type="float">
            <text:p>166592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00" calcext:value-type="float">
            <text:p>166500</text:p>
          </table:table-cell>
          <table:table-cell office:value-type="float" office:value="91" calcext:value-type="float">
            <text:p>91</text:p>
          </table:table-cell>
          <table:table-cell office:value-type="float" office:value="10065" calcext:value-type="float">
            <text:p>10065</text:p>
          </table:table-cell>
          <table:table-cell office:value-type="float" office:value="25.473" calcext:value-type="float">
            <text:p>25.473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4" calcext:value-type="float">
            <text:p>166584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2" calcext:value-type="float">
            <text:p>166592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84" calcext:value-type="float">
            <text:p>166584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40" calcext:value-type="float">
            <text:p>166640</text:p>
          </table:table-cell>
          <table:table-cell office:value-type="float" office:value="-49" calcext:value-type="float">
            <text:p>-49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4" calcext:value-type="float">
            <text:p>25.454</text:p>
          </table:table-cell>
          <table:table-cell table:number-columns-repeated="16363"/>
        </table:table-row>
        <table:table-row table:style-name="ro1"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66579" calcext:value-type="float">
            <text:p>166579</text:p>
          </table:table-cell>
          <table:table-cell office:value-type="float" office:value="13" calcext:value-type="float">
            <text:p>1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23" calcext:value-type="float">
            <text:p>166623</text:p>
          </table:table-cell>
          <table:table-cell office:value-type="float" office:value="-31" calcext:value-type="float">
            <text:p>-3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593" calcext:value-type="float">
            <text:p>166593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76" calcext:value-type="float">
            <text:p>166576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5" calcext:value-type="float">
            <text:p>166585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0" calcext:value-type="float">
            <text:p>166590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574" calcext:value-type="float">
            <text:p>166574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4" calcext:value-type="float">
            <text:p>4</text:p>
          </table:table-cell>
          <table:table-cell office:value-type="float" office:value="166605" calcext:value-type="float">
            <text:p>166605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660" calcext:value-type="float">
            <text:p>166660</text:p>
          </table:table-cell>
          <table:table-cell office:value-type="float" office:value="-69" calcext:value-type="float">
            <text:p>-69</text:p>
          </table:table-cell>
          <table:table-cell office:value-type="float" office:value="10075" calcext:value-type="float">
            <text:p>10075</text:p>
          </table:table-cell>
          <table:table-cell office:value-type="float" office:value="25.45" calcext:value-type="float">
            <text:p>25.45</text:p>
          </table:table-cell>
          <table:table-cell office:value-type="float" office:value="2" calcext:value-type="float">
            <text:p>2</text:p>
          </table:table-cell>
          <table:table-cell office:value-type="float" office:value="166515" calcext:value-type="float">
            <text:p>166515</text:p>
          </table:table-cell>
          <table:table-cell office:value-type="float" office:value="76" calcext:value-type="float">
            <text:p>76</text:p>
          </table:table-cell>
          <table:table-cell office:value-type="float" office:value="10066" calcext:value-type="float">
            <text:p>10066</text:p>
          </table:table-cell>
          <table:table-cell office:value-type="float" office:value="25.471" calcext:value-type="float">
            <text:p>25.471</text:p>
          </table:table-cell>
          <table:table-cell office:value-type="float" office:value="3" calcext:value-type="float">
            <text:p>3</text:p>
          </table:table-cell>
          <table:table-cell office:value-type="float" office:value="166623" calcext:value-type="float">
            <text:p>166623</text:p>
          </table:table-cell>
          <table:table-cell office:value-type="float" office:value="-32" calcext:value-type="float">
            <text:p>-3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17" calcext:value-type="float">
            <text:p>166617</text:p>
          </table:table-cell>
          <table:table-cell office:value-type="float" office:value="-26" calcext:value-type="float">
            <text:p>-26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90" calcext:value-type="float">
            <text:p>166590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9" calcext:value-type="float">
            <text:p>166599</text:p>
          </table:table-cell>
          <table:table-cell office:value-type="float" office:value="-8" calcext:value-type="float">
            <text:p>-8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04" calcext:value-type="float">
            <text:p>166504</text:p>
          </table:table-cell>
          <table:table-cell office:value-type="float" office:value="87" calcext:value-type="float">
            <text:p>87</text:p>
          </table:table-cell>
          <table:table-cell office:value-type="float" office:value="10065" calcext:value-type="float">
            <text:p>10065</text:p>
          </table:table-cell>
          <table:table-cell office:value-type="float" office:value="25.473" calcext:value-type="float">
            <text:p>25.473</text:p>
          </table:table-cell>
          <table:table-cell office:value-type="float" office:value="4" calcext:value-type="float">
            <text:p>4</text:p>
          </table:table-cell>
          <table:table-cell office:value-type="float" office:value="166582" calcext:value-type="float">
            <text:p>166582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8" calcext:value-type="float">
            <text:p>166588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2" calcext:value-type="float">
            <text:p>166592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84" calcext:value-type="float">
            <text:p>166684</text:p>
          </table:table-cell>
          <table:table-cell office:value-type="float" office:value="-93" calcext:value-type="float">
            <text:p>-93</text:p>
          </table:table-cell>
          <table:table-cell office:value-type="float" office:value="10076" calcext:value-type="float">
            <text:p>10076</text:p>
          </table:table-cell>
          <table:table-cell office:value-type="float" office:value="25.447" calcext:value-type="float">
            <text:p>25.447</text:p>
          </table:table-cell>
          <table:table-cell office:value-type="float" office:value="4" calcext:value-type="float">
            <text:p>4</text:p>
          </table:table-cell>
          <table:table-cell office:value-type="float" office:value="166586" calcext:value-type="float">
            <text:p>166586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8" calcext:value-type="float">
            <text:p>166588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03" calcext:value-type="float">
            <text:p>166603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66" calcext:value-type="float">
            <text:p>166566</text:p>
          </table:table-cell>
          <table:table-cell office:value-type="float" office:value="25" calcext:value-type="float">
            <text:p>25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4" calcext:value-type="float">
            <text:p>4</text:p>
          </table:table-cell>
          <table:table-cell office:value-type="float" office:value="166583" calcext:value-type="float">
            <text:p>166583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8" calcext:value-type="float">
            <text:p>166588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19" calcext:value-type="float">
            <text:p>166619</text:p>
          </table:table-cell>
          <table:table-cell office:value-type="float" office:value="-28" calcext:value-type="float">
            <text:p>-2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02" calcext:value-type="float">
            <text:p>166602</text:p>
          </table:table-cell>
          <table:table-cell office:value-type="float" office:value="-11" calcext:value-type="float">
            <text:p>-1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08" calcext:value-type="float">
            <text:p>166608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608" calcext:value-type="float">
            <text:p>166608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2" calcext:value-type="float">
            <text:p>2</text:p>
          </table:table-cell>
          <table:table-cell office:value-type="float" office:value="166478" calcext:value-type="float">
            <text:p>166478</text:p>
          </table:table-cell>
          <table:table-cell office:value-type="float" office:value="113" calcext:value-type="float">
            <text:p>113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75" calcext:value-type="float">
            <text:p>25.475</text:p>
          </table:table-cell>
          <table:table-cell office:value-type="float" office:value="3" calcext:value-type="float">
            <text:p>3</text:p>
          </table:table-cell>
          <table:table-cell office:value-type="float" office:value="166619" calcext:value-type="float">
            <text:p>166619</text:p>
          </table:table-cell>
          <table:table-cell office:value-type="float" office:value="-28" calcext:value-type="float">
            <text:p>-2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87" calcext:value-type="float">
            <text:p>166587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644" calcext:value-type="float">
            <text:p>166644</text:p>
          </table:table-cell>
          <table:table-cell office:value-type="float" office:value="-53" calcext:value-type="float">
            <text:p>-53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2" calcext:value-type="float">
            <text:p>25.452</text:p>
          </table:table-cell>
          <table:table-cell office:value-type="float" office:value="2" calcext:value-type="float">
            <text:p>2</text:p>
          </table:table-cell>
          <table:table-cell office:value-type="float" office:value="166595" calcext:value-type="float">
            <text:p>166595</text:p>
          </table:table-cell>
          <table:table-cell office:value-type="float" office:value="-4" calcext:value-type="float">
            <text:p>-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74" calcext:value-type="float">
            <text:p>166574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4" calcext:value-type="float">
            <text:p>4</text:p>
          </table:table-cell>
          <table:table-cell office:value-type="float" office:value="166583" calcext:value-type="float">
            <text:p>166583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8" calcext:value-type="float">
            <text:p>166588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5" calcext:value-type="float">
            <text:p>166645</text:p>
          </table:table-cell>
          <table:table-cell office:value-type="float" office:value="-54" calcext:value-type="float">
            <text:p>-54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2" calcext:value-type="float">
            <text:p>25.452</text:p>
          </table:table-cell>
          <table:table-cell office:value-type="float" office:value="3" calcext:value-type="float">
            <text:p>3</text:p>
          </table:table-cell>
          <table:table-cell office:value-type="float" office:value="166643" calcext:value-type="float">
            <text:p>166643</text:p>
          </table:table-cell>
          <table:table-cell office:value-type="float" office:value="-52" calcext:value-type="float">
            <text:p>-52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2" calcext:value-type="float">
            <text:p>25.452</text:p>
          </table:table-cell>
          <table:table-cell office:value-type="float" office:value="4" calcext:value-type="float">
            <text:p>4</text:p>
          </table:table-cell>
          <table:table-cell office:value-type="float" office:value="166606" calcext:value-type="float">
            <text:p>166606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4" calcext:value-type="float">
            <text:p>166584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26" calcext:value-type="float">
            <text:p>166626</text:p>
          </table:table-cell>
          <table:table-cell office:value-type="float" office:value="-35" calcext:value-type="float">
            <text:p>-35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4" calcext:value-type="float">
            <text:p>25.454</text:p>
          </table:table-cell>
          <table:table-cell office:value-type="float" office:value="3" calcext:value-type="float">
            <text:p>3</text:p>
          </table:table-cell>
          <table:table-cell office:value-type="float" office:value="166591" calcext:value-type="float">
            <text:p>166591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90" calcext:value-type="float">
            <text:p>166590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66584" calcext:value-type="float">
            <text:p>166584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78" calcext:value-type="float">
            <text:p>166578</text:p>
          </table:table-cell>
          <table:table-cell office:value-type="float" office:value="14" calcext:value-type="float">
            <text:p>1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601" calcext:value-type="float">
            <text:p>166601</text:p>
          </table:table-cell>
          <table:table-cell office:value-type="float" office:value="-9" calcext:value-type="float">
            <text:p>-9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76" calcext:value-type="float">
            <text:p>166576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66590" calcext:value-type="float">
            <text:p>166590</text:p>
          </table:table-cell>
          <table:table-cell office:value-type="float" office:value="2" calcext:value-type="float">
            <text:p>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17" calcext:value-type="float">
            <text:p>166517</text:p>
          </table:table-cell>
          <table:table-cell office:value-type="float" office:value="75" calcext:value-type="float">
            <text:p>75</text:p>
          </table:table-cell>
          <table:table-cell office:value-type="float" office:value="10066" calcext:value-type="float">
            <text:p>10066</text:p>
          </table:table-cell>
          <table:table-cell office:value-type="float" office:value="25.471" calcext:value-type="float">
            <text:p>25.471</text:p>
          </table:table-cell>
          <table:table-cell office:value-type="float" office:value="3" calcext:value-type="float">
            <text:p>3</text:p>
          </table:table-cell>
          <table:table-cell office:value-type="float" office:value="166603" calcext:value-type="float">
            <text:p>166603</text:p>
          </table:table-cell>
          <table:table-cell office:value-type="float" office:value="-11" calcext:value-type="float">
            <text:p>-1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22" calcext:value-type="float">
            <text:p>166622</text:p>
          </table:table-cell>
          <table:table-cell office:value-type="float" office:value="-30" calcext:value-type="float">
            <text:p>-3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87" calcext:value-type="float">
            <text:p>166587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86" calcext:value-type="float">
            <text:p>166586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601" calcext:value-type="float">
            <text:p>166601</text:p>
          </table:table-cell>
          <table:table-cell office:value-type="float" office:value="-8" calcext:value-type="float">
            <text:p>-8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88" calcext:value-type="float">
            <text:p>166588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82" calcext:value-type="float">
            <text:p>166582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86" calcext:value-type="float">
            <text:p>166586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492" calcext:value-type="float">
            <text:p>166492</text:p>
          </table:table-cell>
          <table:table-cell office:value-type="float" office:value="101" calcext:value-type="float">
            <text:p>101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75" calcext:value-type="float">
            <text:p>25.475</text:p>
          </table:table-cell>
          <table:table-cell office:value-type="float" office:value="4" calcext:value-type="float">
            <text:p>4</text:p>
          </table:table-cell>
          <table:table-cell office:value-type="float" office:value="166580" calcext:value-type="float">
            <text:p>166580</text:p>
          </table:table-cell>
          <table:table-cell office:value-type="float" office:value="13" calcext:value-type="float">
            <text:p>1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89" calcext:value-type="float">
            <text:p>166589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672" calcext:value-type="float">
            <text:p>166672</text:p>
          </table:table-cell>
          <table:table-cell office:value-type="float" office:value="-79" calcext:value-type="float">
            <text:p>-79</text:p>
          </table:table-cell>
          <table:table-cell office:value-type="float" office:value="10075" calcext:value-type="float">
            <text:p>10075</text:p>
          </table:table-cell>
          <table:table-cell office:value-type="float" office:value="25.45" calcext:value-type="float">
            <text:p>25.45</text:p>
          </table:table-cell>
          <table:table-cell office:value-type="float" office:value="4" calcext:value-type="float">
            <text:p>4</text:p>
          </table:table-cell>
          <table:table-cell office:value-type="float" office:value="166488" calcext:value-type="float">
            <text:p>166488</text:p>
          </table:table-cell>
          <table:table-cell office:value-type="float" office:value="105" calcext:value-type="float">
            <text:p>105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75" calcext:value-type="float">
            <text:p>25.475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82" calcext:value-type="float">
            <text:p>166582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21" calcext:value-type="float">
            <text:p>166621</text:p>
          </table:table-cell>
          <table:table-cell office:value-type="float" office:value="-28" calcext:value-type="float">
            <text:p>-2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04" calcext:value-type="float">
            <text:p>166604</text:p>
          </table:table-cell>
          <table:table-cell office:value-type="float" office:value="-11" calcext:value-type="float">
            <text:p>-1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71" calcext:value-type="float">
            <text:p>166671</text:p>
          </table:table-cell>
          <table:table-cell office:value-type="float" office:value="-78" calcext:value-type="float">
            <text:p>-78</text:p>
          </table:table-cell>
          <table:table-cell office:value-type="float" office:value="10075" calcext:value-type="float">
            <text:p>10075</text:p>
          </table:table-cell>
          <table:table-cell office:value-type="float" office:value="25.45" calcext:value-type="float">
            <text:p>25.45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4" calcext:value-type="float">
            <text:p>166594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90" calcext:value-type="float">
            <text:p>166590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25" calcext:value-type="float">
            <text:p>166625</text:p>
          </table:table-cell>
          <table:table-cell office:value-type="float" office:value="-31" calcext:value-type="float">
            <text:p>-3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6" calcext:value-type="float">
            <text:p>166596</text:p>
          </table:table-cell>
          <table:table-cell office:value-type="float" office:value="1" calcext:value-type="float">
            <text:p>1</text:p>
          </table:table-cell>
          <table:table-cell office:value-type="float" office:value="166582" calcext:value-type="float">
            <text:p>166582</text:p>
          </table:table-cell>
          <table:table-cell office:value-type="float" office:value="14" calcext:value-type="float">
            <text:p>1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05" calcext:value-type="float">
            <text:p>166605</text:p>
          </table:table-cell>
          <table:table-cell office:value-type="float" office:value="-9" calcext:value-type="float">
            <text:p>-9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95" calcext:value-type="float">
            <text:p>166595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09" calcext:value-type="float">
            <text:p>166609</text:p>
          </table:table-cell>
          <table:table-cell office:value-type="float" office:value="-13" calcext:value-type="float">
            <text:p>-1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6" calcext:value-type="float">
            <text:p>166596</text:p>
          </table:table-cell>
          <table:table-cell office:value-type="float" office:value="1" calcext:value-type="float">
            <text:p>1</text:p>
          </table:table-cell>
          <table:table-cell office:value-type="float" office:value="166585" calcext:value-type="float">
            <text:p>166585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69" calcext:value-type="float">
            <text:p>166569</text:p>
          </table:table-cell>
          <table:table-cell office:value-type="float" office:value="27" calcext:value-type="float">
            <text:p>2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580" calcext:value-type="float">
            <text:p>166580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03" calcext:value-type="float">
            <text:p>166603</text:p>
          </table:table-cell>
          <table:table-cell office:value-type="float" office:value="-7" calcext:value-type="float">
            <text:p>-7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6" calcext:value-type="float">
            <text:p>166596</text:p>
          </table:table-cell>
          <table:table-cell office:value-type="float" office:value="1" calcext:value-type="float">
            <text:p>1</text:p>
          </table:table-cell>
          <table:table-cell office:value-type="float" office:value="166650" calcext:value-type="float">
            <text:p>166650</text:p>
          </table:table-cell>
          <table:table-cell office:value-type="float" office:value="-54" calcext:value-type="float">
            <text:p>-54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2" calcext:value-type="float">
            <text:p>25.452</text:p>
          </table:table-cell>
          <table:table-cell office:value-type="float" office:value="2" calcext:value-type="float">
            <text:p>2</text:p>
          </table:table-cell>
          <table:table-cell office:value-type="float" office:value="166249" calcext:value-type="float">
            <text:p>166249</text:p>
          </table:table-cell>
          <table:table-cell office:value-type="float" office:value="347" calcext:value-type="float">
            <text:p>347</text:p>
          </table:table-cell>
          <table:table-cell office:value-type="float" office:value="10050" calcext:value-type="float">
            <text:p>10050</text:p>
          </table:table-cell>
          <table:table-cell office:value-type="float" office:value="25.508" calcext:value-type="float">
            <text:p>25.508</text:p>
          </table:table-cell>
          <table:table-cell office:value-type="float" office:value="3" calcext:value-type="float">
            <text:p>3</text:p>
          </table:table-cell>
          <table:table-cell office:value-type="float" office:value="166254" calcext:value-type="float">
            <text:p>166254</text:p>
          </table:table-cell>
          <table:table-cell office:value-type="float" office:value="342" calcext:value-type="float">
            <text:p>342</text:p>
          </table:table-cell>
          <table:table-cell office:value-type="float" office:value="10050" calcext:value-type="float">
            <text:p>10050</text:p>
          </table:table-cell>
          <table:table-cell office:value-type="float" office:value="25.508" calcext:value-type="float">
            <text:p>25.508</text:p>
          </table:table-cell>
          <table:table-cell office:value-type="float" office:value="4" calcext:value-type="float">
            <text:p>4</text:p>
          </table:table-cell>
          <table:table-cell office:value-type="float" office:value="166589" calcext:value-type="float">
            <text:p>166589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6" calcext:value-type="float">
            <text:p>166596</text:p>
          </table:table-cell>
          <table:table-cell office:value-type="float" office:value="1" calcext:value-type="float">
            <text:p>1</text:p>
          </table:table-cell>
          <table:table-cell office:value-type="float" office:value="166590" calcext:value-type="float">
            <text:p>166590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71" calcext:value-type="float">
            <text:p>166671</text:p>
          </table:table-cell>
          <table:table-cell office:value-type="float" office:value="-75" calcext:value-type="float">
            <text:p>-75</text:p>
          </table:table-cell>
          <table:table-cell office:value-type="float" office:value="10075" calcext:value-type="float">
            <text:p>10075</text:p>
          </table:table-cell>
          <table:table-cell office:value-type="float" office:value="25.45" calcext:value-type="float">
            <text:p>25.45</text:p>
          </table:table-cell>
          <table:table-cell office:value-type="float" office:value="3" calcext:value-type="float">
            <text:p>3</text:p>
          </table:table-cell>
          <table:table-cell office:value-type="float" office:value="166586" calcext:value-type="float">
            <text:p>166586</text:p>
          </table:table-cell>
          <table:table-cell office:value-type="float" office:value="10" calcext:value-type="float">
            <text:p>10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581" calcext:value-type="float">
            <text:p>166581</text:p>
          </table:table-cell>
          <table:table-cell office:value-type="float" office:value="15" calcext:value-type="float">
            <text:p>1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5" calcext:value-type="float">
            <text:p>166595</text:p>
          </table:table-cell>
          <table:table-cell office:value-type="float" office:value="1" calcext:value-type="float">
            <text:p>1</text:p>
          </table:table-cell>
          <table:table-cell office:value-type="float" office:value="166574" calcext:value-type="float">
            <text:p>166574</text:p>
          </table:table-cell>
          <table:table-cell office:value-type="float" office:value="21" calcext:value-type="float">
            <text:p>21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592" calcext:value-type="float">
            <text:p>166592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627" calcext:value-type="float">
            <text:p>166627</text:p>
          </table:table-cell>
          <table:table-cell office:value-type="float" office:value="-32" calcext:value-type="float">
            <text:p>-3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92" calcext:value-type="float">
            <text:p>166592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6" office:value-type="string" calcext:value-type="string">
            <text:p><text:s/>Wifi ON ,reference averaged 64 values , ntc averaged over 4x5 values ( 2 orders)</text:p>
          </table:table-cell>
          <table:table-cell table:number-columns-repeated="1638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95" calcext:value-type="float">
            <text:p>166595</text:p>
          </table:table-cell>
          <table:table-cell office:value-type="float" office:value="-4" calcext:value-type="float">
            <text:p>-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483" calcext:value-type="float">
            <text:p>166483</text:p>
          </table:table-cell>
          <table:table-cell office:value-type="float" office:value="108" calcext:value-type="float">
            <text:p>108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582" calcext:value-type="float">
            <text:p>166582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26" calcext:value-type="float">
            <text:p>166626</text:p>
          </table:table-cell>
          <table:table-cell office:value-type="float" office:value="-35" calcext:value-type="float">
            <text:p>-35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5" calcext:value-type="float">
            <text:p>25.455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2" calcext:value-type="float">
            <text:p>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28" calcext:value-type="float">
            <text:p>166628</text:p>
          </table:table-cell>
          <table:table-cell office:value-type="float" office:value="-37" calcext:value-type="float">
            <text:p>-37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603" calcext:value-type="float">
            <text:p>166603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54" calcext:value-type="float">
            <text:p>166654</text:p>
          </table:table-cell>
          <table:table-cell office:value-type="float" office:value="-63" calcext:value-type="float">
            <text:p>-63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5" calcext:value-type="float">
            <text:p>25.455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599" calcext:value-type="float">
            <text:p>166599</text:p>
          </table:table-cell>
          <table:table-cell office:value-type="float" office:value="-6" calcext:value-type="float">
            <text:p>-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585" calcext:value-type="float">
            <text:p>166585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597" calcext:value-type="float">
            <text:p>166597</text:p>
          </table:table-cell>
          <table:table-cell office:value-type="float" office:value="-4" calcext:value-type="float">
            <text:p>-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5" calcext:value-type="float">
            <text:p>25.455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94" calcext:value-type="float">
            <text:p>166594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05" calcext:value-type="float">
            <text:p>166605</text:p>
          </table:table-cell>
          <table:table-cell office:value-type="float" office:value="-11" calcext:value-type="float">
            <text:p>-1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587" calcext:value-type="float">
            <text:p>166587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27" calcext:value-type="float">
            <text:p>166627</text:p>
          </table:table-cell>
          <table:table-cell office:value-type="float" office:value="-33" calcext:value-type="float">
            <text:p>-3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5" calcext:value-type="float">
            <text:p>25.455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92" calcext:value-type="float">
            <text:p>166592</text:p>
          </table:table-cell>
          <table:table-cell office:value-type="float" office:value="2" calcext:value-type="float">
            <text:p>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89" calcext:value-type="float">
            <text:p>166589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584" calcext:value-type="float">
            <text:p>166584</text:p>
          </table:table-cell>
          <table:table-cell office:value-type="float" office:value="10" calcext:value-type="float">
            <text:p>10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15" calcext:value-type="float">
            <text:p>166615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5" calcext:value-type="float">
            <text:p>25.455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" calcext:value-type="float">
            <text:p>25.46</text:p>
          </table:table-cell>
          <table:table-cell office:value-type="float" office:value="2" calcext:value-type="float">
            <text:p>2</text:p>
          </table:table-cell>
          <table:table-cell office:value-type="float" office:value="166587" calcext:value-type="float">
            <text:p>166587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37" calcext:value-type="float">
            <text:p>-37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6" calcext:value-type="float">
            <text:p>25.46</text:p>
          </table:table-cell>
          <table:table-cell office:value-type="float" office:value="4" calcext:value-type="float">
            <text:p>4</text:p>
          </table:table-cell>
          <table:table-cell office:value-type="float" office:value="166590" calcext:value-type="float">
            <text:p>166590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5" calcext:value-type="float">
            <text:p>25.455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94" calcext:value-type="float">
            <text:p>166594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6" calcext:value-type="float">
            <text:p>25.46</text:p>
          </table:table-cell>
          <table:table-cell office:value-type="float" office:value="2" calcext:value-type="float">
            <text:p>2</text:p>
          </table:table-cell>
          <table:table-cell office:value-type="float" office:value="166641" calcext:value-type="float">
            <text:p>166641</text:p>
          </table:table-cell>
          <table:table-cell office:value-type="float" office:value="-48" calcext:value-type="float">
            <text:p>-48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8" calcext:value-type="float">
            <text:p>25.458</text:p>
          </table:table-cell>
          <table:table-cell office:value-type="float" office:value="3" calcext:value-type="float">
            <text:p>3</text:p>
          </table:table-cell>
          <table:table-cell office:value-type="float" office:value="166659" calcext:value-type="float">
            <text:p>166659</text:p>
          </table:table-cell>
          <table:table-cell office:value-type="float" office:value="-66" calcext:value-type="float">
            <text:p>-66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6" calcext:value-type="float">
            <text:p>25.46</text:p>
          </table:table-cell>
          <table:table-cell office:value-type="float" office:value="4" calcext:value-type="float">
            <text:p>4</text:p>
          </table:table-cell>
          <table:table-cell office:value-type="float" office:value="166597" calcext:value-type="float">
            <text:p>166597</text:p>
          </table:table-cell>
          <table:table-cell office:value-type="float" office:value="-4" calcext:value-type="float">
            <text:p>-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97" calcext:value-type="float">
            <text:p>166597</text:p>
          </table:table-cell>
          <table:table-cell office:value-type="float" office:value="-3" calcext:value-type="float">
            <text:p>-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6" calcext:value-type="float">
            <text:p>25.46</text:p>
          </table:table-cell>
          <table:table-cell office:value-type="float" office:value="2" calcext:value-type="float">
            <text:p>2</text:p>
          </table:table-cell>
          <table:table-cell office:value-type="float" office:value="166586" calcext:value-type="float">
            <text:p>166586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22" calcext:value-type="float">
            <text:p>166622</text:p>
          </table:table-cell>
          <table:table-cell office:value-type="float" office:value="-28" calcext:value-type="float">
            <text:p>-2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6" calcext:value-type="float">
            <text:p>25.46</text:p>
          </table:table-cell>
          <table:table-cell office:value-type="float" office:value="4" calcext:value-type="float">
            <text:p>4</text:p>
          </table:table-cell>
          <table:table-cell office:value-type="float" office:value="166612" calcext:value-type="float">
            <text:p>166612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91" calcext:value-type="float">
            <text:p>166591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" calcext:value-type="float">
            <text:p>25.46</text:p>
          </table:table-cell>
          <table:table-cell office:value-type="float" office:value="2" calcext:value-type="float">
            <text:p>2</text:p>
          </table:table-cell>
          <table:table-cell office:value-type="float" office:value="166632" calcext:value-type="float">
            <text:p>166632</text:p>
          </table:table-cell>
          <table:table-cell office:value-type="float" office:value="-38" calcext:value-type="float">
            <text:p>-38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91" calcext:value-type="float">
            <text:p>166591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30" calcext:value-type="float">
            <text:p>166630</text:p>
          </table:table-cell>
          <table:table-cell office:value-type="float" office:value="-36" calcext:value-type="float">
            <text:p>-36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96" calcext:value-type="float">
            <text:p>166596</text:p>
          </table:table-cell>
          <table:table-cell office:value-type="float" office:value="-2" calcext:value-type="float">
            <text:p>-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20" calcext:value-type="float">
            <text:p>166620</text:p>
          </table:table-cell>
          <table:table-cell office:value-type="float" office:value="-26" calcext:value-type="float">
            <text:p>-26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8" calcext:value-type="float">
            <text:p>25.458</text:p>
          </table:table-cell>
          <table:table-cell office:value-type="float" office:value="3" calcext:value-type="float">
            <text:p>3</text:p>
          </table:table-cell>
          <table:table-cell office:value-type="float" office:value="166604" calcext:value-type="float">
            <text:p>166604</text:p>
          </table:table-cell>
          <table:table-cell office:value-type="float" office:value="-10" calcext:value-type="float">
            <text:p>-1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office:value-type="float" office:value="4" calcext:value-type="float">
            <text:p>4</text:p>
          </table:table-cell>
          <table:table-cell office:value-type="float" office:value="166583" calcext:value-type="float">
            <text:p>166583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86" calcext:value-type="float">
            <text:p>166586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78" calcext:value-type="float">
            <text:p>166578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3" calcext:value-type="float">
            <text:p>3</text:p>
          </table:table-cell>
          <table:table-cell office:value-type="float" office:value="166586" calcext:value-type="float">
            <text:p>166586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6" calcext:value-type="float">
            <text:p>25.456</text:p>
          </table:table-cell>
          <table:table-cell office:value-type="float" office:value="4" calcext:value-type="float">
            <text:p>4</text:p>
          </table:table-cell>
          <table:table-cell office:value-type="float" office:value="166630" calcext:value-type="float">
            <text:p>166630</text:p>
          </table:table-cell>
          <table:table-cell office:value-type="float" office:value="-36" calcext:value-type="float">
            <text:p>-36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5" calcext:value-type="float">
            <text:p>166595</text:p>
          </table:table-cell>
          <table:table-cell office:value-type="float" office:value="1" calcext:value-type="float">
            <text:p>1</text:p>
          </table:table-cell>
          <table:table-cell office:value-type="float" office:value="166593" calcext:value-type="float">
            <text:p>166593</text:p>
          </table:table-cell>
          <table:table-cell office:value-type="float" office:value="2" calcext:value-type="float">
            <text:p>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96" calcext:value-type="float">
            <text:p>166596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03" calcext:value-type="float">
            <text:p>166603</text:p>
          </table:table-cell>
          <table:table-cell office:value-type="float" office:value="-8" calcext:value-type="float">
            <text:p>-8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91" calcext:value-type="float">
            <text:p>166591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-4" calcext:value-type="float">
            <text:p>-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36" calcext:value-type="float">
            <text:p>166636</text:p>
          </table:table-cell>
          <table:table-cell office:value-type="float" office:value="-42" calcext:value-type="float">
            <text:p>-42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25" calcext:value-type="float">
            <text:p>166625</text:p>
          </table:table-cell>
          <table:table-cell office:value-type="float" office:value="-31" calcext:value-type="float">
            <text:p>-3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17" calcext:value-type="float">
            <text:p>166617</text:p>
          </table:table-cell>
          <table:table-cell office:value-type="float" office:value="-23" calcext:value-type="float">
            <text:p>-2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66592" calcext:value-type="float">
            <text:p>166592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04" calcext:value-type="float">
            <text:p>166604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592" calcext:value-type="float">
            <text:p>166592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588" calcext:value-type="float">
            <text:p>166588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88" calcext:value-type="float">
            <text:p>166588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30" calcext:value-type="float">
            <text:p>166630</text:p>
          </table:table-cell>
          <table:table-cell office:value-type="float" office:value="-37" calcext:value-type="float">
            <text:p>-37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589" calcext:value-type="float">
            <text:p>166589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08" calcext:value-type="float">
            <text:p>166608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94" calcext:value-type="float">
            <text:p>166594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88" calcext:value-type="float">
            <text:p>166588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29" calcext:value-type="float">
            <text:p>166629</text:p>
          </table:table-cell>
          <table:table-cell office:value-type="float" office:value="-36" calcext:value-type="float">
            <text:p>-36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25" calcext:value-type="float">
            <text:p>166625</text:p>
          </table:table-cell>
          <table:table-cell office:value-type="float" office:value="-32" calcext:value-type="float">
            <text:p>-3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8" calcext:value-type="float">
            <text:p>25.458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90" calcext:value-type="float">
            <text:p>166590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33" calcext:value-type="float">
            <text:p>166633</text:p>
          </table:table-cell>
          <table:table-cell office:value-type="float" office:value="-40" calcext:value-type="float">
            <text:p>-40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600" calcext:value-type="float">
            <text:p>166600</text:p>
          </table:table-cell>
          <table:table-cell office:value-type="float" office:value="-7" calcext:value-type="float">
            <text:p>-7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591" calcext:value-type="float">
            <text:p>166591</text:p>
          </table:table-cell>
          <table:table-cell office:value-type="float" office:value="2" calcext:value-type="float">
            <text:p>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96" calcext:value-type="float">
            <text:p>166596</text:p>
          </table:table-cell>
          <table:table-cell office:value-type="float" office:value="-3" calcext:value-type="float">
            <text:p>-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33" calcext:value-type="float">
            <text:p>166633</text:p>
          </table:table-cell>
          <table:table-cell office:value-type="float" office:value="-40" calcext:value-type="float">
            <text:p>-40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678" calcext:value-type="float">
            <text:p>166678</text:p>
          </table:table-cell>
          <table:table-cell office:value-type="float" office:value="-85" calcext:value-type="float">
            <text:p>-85</text:p>
          </table:table-cell>
          <table:table-cell office:value-type="float" office:value="10076" calcext:value-type="float">
            <text:p>10076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481" calcext:value-type="float">
            <text:p>166481</text:p>
          </table:table-cell>
          <table:table-cell office:value-type="float" office:value="112" calcext:value-type="float">
            <text:p>112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85" calcext:value-type="float">
            <text:p>166585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591" calcext:value-type="float">
            <text:p>166591</text:p>
          </table:table-cell>
          <table:table-cell office:value-type="float" office:value="2" calcext:value-type="float">
            <text:p>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40" calcext:value-type="float">
            <text:p>-40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0" calcext:value-type="float">
            <text:p>166590</text:p>
          </table:table-cell>
          <table:table-cell office:value-type="float" office:value="1" calcext:value-type="float">
            <text:p>1</text:p>
          </table:table-cell>
          <table:table-cell office:value-type="float" office:value="166593" calcext:value-type="float">
            <text:p>166593</text:p>
          </table:table-cell>
          <table:table-cell office:value-type="float" office:value="-3" calcext:value-type="float">
            <text:p>-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34" calcext:value-type="float">
            <text:p>166634</text:p>
          </table:table-cell>
          <table:table-cell office:value-type="float" office:value="-44" calcext:value-type="float">
            <text:p>-44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607" calcext:value-type="float">
            <text:p>166607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38" calcext:value-type="float">
            <text:p>166538</text:p>
          </table:table-cell>
          <table:table-cell office:value-type="float" office:value="52" calcext:value-type="float">
            <text:p>52</text:p>
          </table:table-cell>
          <table:table-cell office:value-type="float" office:value="10067" calcext:value-type="float">
            <text:p>10067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588" calcext:value-type="float">
            <text:p>166588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93" calcext:value-type="float">
            <text:p>166593</text:p>
          </table:table-cell>
          <table:table-cell office:value-type="float" office:value="-5" calcext:value-type="float">
            <text:p>-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25" calcext:value-type="float">
            <text:p>166625</text:p>
          </table:table-cell>
          <table:table-cell office:value-type="float" office:value="-37" calcext:value-type="float">
            <text:p>-37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6" calcext:value-type="float">
            <text:p>25.46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592" calcext:value-type="float">
            <text:p>166592</text:p>
          </table:table-cell>
          <table:table-cell office:value-type="float" office:value="-4" calcext:value-type="float">
            <text:p>-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96" calcext:value-type="float">
            <text:p>166596</text:p>
          </table:table-cell>
          <table:table-cell office:value-type="float" office:value="-8" calcext:value-type="float">
            <text:p>-8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581" calcext:value-type="float">
            <text:p>166581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81" calcext:value-type="float">
            <text:p>166581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600" calcext:value-type="float">
            <text:p>166600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37" calcext:value-type="float">
            <text:p>166637</text:p>
          </table:table-cell>
          <table:table-cell office:value-type="float" office:value="-49" calcext:value-type="float">
            <text:p>-49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44" calcext:value-type="float">
            <text:p>-44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12" calcext:value-type="float">
            <text:p>166612</text:p>
          </table:table-cell>
          <table:table-cell office:value-type="float" office:value="-24" calcext:value-type="float">
            <text:p>-24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89" calcext:value-type="float">
            <text:p>166589</text:p>
          </table:table-cell>
          <table:table-cell office:value-type="float" office:value="1" calcext:value-type="float">
            <text:p>1</text:p>
          </table:table-cell>
          <table:table-cell office:value-type="float" office:value="166581" calcext:value-type="float">
            <text:p>166581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16" calcext:value-type="float">
            <text:p>166616</text:p>
          </table:table-cell>
          <table:table-cell office:value-type="float" office:value="-27" calcext:value-type="float">
            <text:p>-2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646" calcext:value-type="float">
            <text:p>166646</text:p>
          </table:table-cell>
          <table:table-cell office:value-type="float" office:value="-57" calcext:value-type="float">
            <text:p>-57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31" calcext:value-type="float">
            <text:p>166631</text:p>
          </table:table-cell>
          <table:table-cell office:value-type="float" office:value="-42" calcext:value-type="float">
            <text:p>-42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593" calcext:value-type="float">
            <text:p>166593</text:p>
          </table:table-cell>
          <table:table-cell office:value-type="float" office:value="-6" calcext:value-type="float">
            <text:p>-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34" calcext:value-type="float">
            <text:p>166634</text:p>
          </table:table-cell>
          <table:table-cell office:value-type="float" office:value="-47" calcext:value-type="float">
            <text:p>-47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614" calcext:value-type="float">
            <text:p>166614</text:p>
          </table:table-cell>
          <table:table-cell office:value-type="float" office:value="-27" calcext:value-type="float">
            <text:p>-2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586" calcext:value-type="float">
            <text:p>166586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583" calcext:value-type="float">
            <text:p>166583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596" calcext:value-type="float">
            <text:p>166596</text:p>
          </table:table-cell>
          <table:table-cell office:value-type="float" office:value="-9" calcext:value-type="float">
            <text:p>-9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589" calcext:value-type="float">
            <text:p>166589</text:p>
          </table:table-cell>
          <table:table-cell office:value-type="float" office:value="-2" calcext:value-type="float">
            <text:p>-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79" calcext:value-type="float">
            <text:p>166679</text:p>
          </table:table-cell>
          <table:table-cell office:value-type="float" office:value="-92" calcext:value-type="float">
            <text:p>-92</text:p>
          </table:table-cell>
          <table:table-cell office:value-type="float" office:value="10076" calcext:value-type="float">
            <text:p>10076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479" calcext:value-type="float">
            <text:p>166479</text:p>
          </table:table-cell>
          <table:table-cell office:value-type="float" office:value="108" calcext:value-type="float">
            <text:p>108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22" calcext:value-type="float">
            <text:p>166622</text:p>
          </table:table-cell>
          <table:table-cell office:value-type="float" office:value="-35" calcext:value-type="float">
            <text:p>-35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595" calcext:value-type="float">
            <text:p>166595</text:p>
          </table:table-cell>
          <table:table-cell office:value-type="float" office:value="-8" calcext:value-type="float">
            <text:p>-8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office:value-type="float" office:value="4" calcext:value-type="float">
            <text:p>4</text:p>
          </table:table-cell>
          <table:table-cell office:value-type="float" office:value="166587" calcext:value-type="float">
            <text:p>166587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604" calcext:value-type="float">
            <text:p>166604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37" calcext:value-type="float">
            <text:p>166637</text:p>
          </table:table-cell>
          <table:table-cell office:value-type="float" office:value="-49" calcext:value-type="float">
            <text:p>-49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629" calcext:value-type="float">
            <text:p>166629</text:p>
          </table:table-cell>
          <table:table-cell office:value-type="float" office:value="-41" calcext:value-type="float">
            <text:p>-41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office:value-type="float" office:value="4" calcext:value-type="float">
            <text:p>4</text:p>
          </table:table-cell>
          <table:table-cell office:value-type="float" office:value="166631" calcext:value-type="float">
            <text:p>166631</text:p>
          </table:table-cell>
          <table:table-cell office:value-type="float" office:value="-43" calcext:value-type="float">
            <text:p>-43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" calcext:value-type="float">
            <text:p>25.46</text:p>
          </table:table-cell>
          <table:table-cell office:value-type="float" office:value="2" calcext:value-type="float">
            <text:p>2</text:p>
          </table:table-cell>
          <table:table-cell office:value-type="float" office:value="166664" calcext:value-type="float">
            <text:p>166664</text:p>
          </table:table-cell>
          <table:table-cell office:value-type="float" office:value="-76" calcext:value-type="float">
            <text:p>-76</text:p>
          </table:table-cell>
          <table:table-cell office:value-type="float" office:value="10075" calcext:value-type="float">
            <text:p>10075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610" calcext:value-type="float">
            <text:p>166610</text:p>
          </table:table-cell>
          <table:table-cell office:value-type="float" office:value="-22" calcext:value-type="float">
            <text:p>-2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6" calcext:value-type="float">
            <text:p>25.456</text:p>
          </table:table-cell>
          <table:table-cell office:value-type="float" office:value="4" calcext:value-type="float">
            <text:p>4</text:p>
          </table:table-cell>
          <table:table-cell office:value-type="float" office:value="166604" calcext:value-type="float">
            <text:p>166604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6" calcext:value-type="float">
            <text:p>25.46</text:p>
          </table:table-cell>
          <table:table-cell office:value-type="float" office:value="2" calcext:value-type="float">
            <text:p>2</text:p>
          </table:table-cell>
          <table:table-cell office:value-type="float" office:value="166696" calcext:value-type="float">
            <text:p>166696</text:p>
          </table:table-cell>
          <table:table-cell office:value-type="float" office:value="-108" calcext:value-type="float">
            <text:p>-108</text:p>
          </table:table-cell>
          <table:table-cell office:value-type="float" office:value="10077" calcext:value-type="float">
            <text:p>10077</text:p>
          </table:table-cell>
          <table:table-cell office:value-type="float" office:value="25.454" calcext:value-type="float">
            <text:p>25.454</text:p>
          </table:table-cell>
          <table:table-cell office:value-type="float" office:value="3" calcext:value-type="float">
            <text:p>3</text:p>
          </table:table-cell>
          <table:table-cell office:value-type="float" office:value="166590" calcext:value-type="float">
            <text:p>166590</text:p>
          </table:table-cell>
          <table:table-cell office:value-type="float" office:value="-2" calcext:value-type="float">
            <text:p>-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20" calcext:value-type="float">
            <text:p>166620</text:p>
          </table:table-cell>
          <table:table-cell office:value-type="float" office:value="-32" calcext:value-type="float">
            <text:p>-3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590" calcext:value-type="float">
            <text:p>166590</text:p>
          </table:table-cell>
          <table:table-cell office:value-type="float" office:value="-2" calcext:value-type="float">
            <text:p>-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6" calcext:value-type="float">
            <text:p>25.46</text:p>
          </table:table-cell>
          <table:table-cell office:value-type="float" office:value="2" calcext:value-type="float">
            <text:p>2</text:p>
          </table:table-cell>
          <table:table-cell office:value-type="float" office:value="166599" calcext:value-type="float">
            <text:p>166599</text:p>
          </table:table-cell>
          <table:table-cell office:value-type="float" office:value="-11" calcext:value-type="float">
            <text:p>-1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3" calcext:value-type="float">
            <text:p>25.453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45" calcext:value-type="float">
            <text:p>-45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7" calcext:value-type="float">
            <text:p>166637</text:p>
          </table:table-cell>
          <table:table-cell office:value-type="float" office:value="-49" calcext:value-type="float">
            <text:p>-49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596" calcext:value-type="float">
            <text:p>166596</text:p>
          </table:table-cell>
          <table:table-cell office:value-type="float" office:value="-9" calcext:value-type="float">
            <text:p>-9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28" calcext:value-type="float">
            <text:p>166628</text:p>
          </table:table-cell>
          <table:table-cell office:value-type="float" office:value="-41" calcext:value-type="float">
            <text:p>-41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2" calcext:value-type="float">
            <text:p>25.452</text:p>
          </table:table-cell>
          <table:table-cell office:value-type="float" office:value="3" calcext:value-type="float">
            <text:p>3</text:p>
          </table:table-cell>
          <table:table-cell office:value-type="float" office:value="166607" calcext:value-type="float">
            <text:p>166607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89" calcext:value-type="float">
            <text:p>166589</text:p>
          </table:table-cell>
          <table:table-cell office:value-type="float" office:value="-2" calcext:value-type="float">
            <text:p>-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459" calcext:value-type="float">
            <text:p>166459</text:p>
          </table:table-cell>
          <table:table-cell office:value-type="float" office:value="128" calcext:value-type="float">
            <text:p>128</text:p>
          </table:table-cell>
          <table:table-cell office:value-type="float" office:value="10063" calcext:value-type="float">
            <text:p>10063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588" calcext:value-type="float">
            <text:p>166588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2" calcext:value-type="float">
            <text:p>25.452</text:p>
          </table:table-cell>
          <table:table-cell office:value-type="float" office:value="3" calcext:value-type="float">
            <text:p>3</text:p>
          </table:table-cell>
          <table:table-cell office:value-type="float" office:value="166628" calcext:value-type="float">
            <text:p>166628</text:p>
          </table:table-cell>
          <table:table-cell office:value-type="float" office:value="-41" calcext:value-type="float">
            <text:p>-41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office:value-type="float" office:value="4" calcext:value-type="float">
            <text:p>4</text:p>
          </table:table-cell>
          <table:table-cell office:value-type="float" office:value="166611" calcext:value-type="float">
            <text:p>166611</text:p>
          </table:table-cell>
          <table:table-cell office:value-type="float" office:value="-24" calcext:value-type="float">
            <text:p>-24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647" calcext:value-type="float">
            <text:p>166647</text:p>
          </table:table-cell>
          <table:table-cell office:value-type="float" office:value="-60" calcext:value-type="float">
            <text:p>-60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29" calcext:value-type="float">
            <text:p>166629</text:p>
          </table:table-cell>
          <table:table-cell office:value-type="float" office:value="-42" calcext:value-type="float">
            <text:p>-42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3" calcext:value-type="float">
            <text:p>25.453</text:p>
          </table:table-cell>
          <table:table-cell office:value-type="float" office:value="3" calcext:value-type="float">
            <text:p>3</text:p>
          </table:table-cell>
          <table:table-cell office:value-type="float" office:value="166596" calcext:value-type="float">
            <text:p>166596</text:p>
          </table:table-cell>
          <table:table-cell office:value-type="float" office:value="-9" calcext:value-type="float">
            <text:p>-9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5" calcext:value-type="float">
            <text:p>25.455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46" calcext:value-type="float">
            <text:p>-46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652" calcext:value-type="float">
            <text:p>166652</text:p>
          </table:table-cell>
          <table:table-cell office:value-type="float" office:value="-65" calcext:value-type="float">
            <text:p>-65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33" calcext:value-type="float">
            <text:p>166633</text:p>
          </table:table-cell>
          <table:table-cell office:value-type="float" office:value="-46" calcext:value-type="float">
            <text:p>-46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4" calcext:value-type="float">
            <text:p>25.454</text:p>
          </table:table-cell>
          <table:table-cell office:value-type="float" office:value="3" calcext:value-type="float">
            <text:p>3</text:p>
          </table:table-cell>
          <table:table-cell office:value-type="float" office:value="166611" calcext:value-type="float">
            <text:p>166611</text:p>
          </table:table-cell>
          <table:table-cell office:value-type="float" office:value="-24" calcext:value-type="float">
            <text:p>-24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5" calcext:value-type="float">
            <text:p>25.455</text:p>
          </table:table-cell>
          <table:table-cell office:value-type="float" office:value="4" calcext:value-type="float">
            <text:p>4</text:p>
          </table:table-cell>
          <table:table-cell office:value-type="float" office:value="166581" calcext:value-type="float">
            <text:p>166581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-2" calcext:value-type="float">
            <text:p>-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7" calcext:value-type="float">
            <text:p>25.457</text:p>
          </table:table-cell>
          <table:table-cell office:value-type="float" office:value="2" calcext:value-type="float">
            <text:p>2</text:p>
          </table:table-cell>
          <table:table-cell office:value-type="float" office:value="166597" calcext:value-type="float">
            <text:p>166597</text:p>
          </table:table-cell>
          <table:table-cell office:value-type="float" office:value="-10" calcext:value-type="float">
            <text:p>-1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594" calcext:value-type="float">
            <text:p>166594</text:p>
          </table:table-cell>
          <table:table-cell office:value-type="float" office:value="-7" calcext:value-type="float">
            <text:p>-7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office:value-type="float" office:value="4" calcext:value-type="float">
            <text:p>4</text:p>
          </table:table-cell>
          <table:table-cell office:value-type="float" office:value="166487" calcext:value-type="float">
            <text:p>166487</text:p>
          </table:table-cell>
          <table:table-cell office:value-type="float" office:value="100" calcext:value-type="float">
            <text:p>100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 style:data-style-name="N2" text:time-value="10:52:55.5766724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4:23:06.029148424</meta:creation-date>
    <meta:generator>LibreOffice/24.2.7.2$Linux_X86_64 LibreOffice_project/420$Build-2</meta:generator>
    <dc:date>2025-02-02T11:30:20.290319362</dc:date>
    <meta:editing-duration>PT11M15S</meta:editing-duration>
    <meta:editing-cycles>4</meta:editing-cycles>
    <meta:document-statistic meta:table-count="2" meta:cell-count="9276" meta:object-count="0"/>
  </office:meta>
</office:document-meta>
</file>